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false"/>
    </style:style>
    <style:style style:name="gr1" style:family="graphic">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969696"/>
    </style:style>
    <style:style style:name="gr2" style:family="graphic">
      <style:graphic-properties draw:stroke="none" draw:fill="solid" draw:fill-color="#ffff99" draw:textarea-horizontal-align="justify" draw:textarea-vertical-align="top" draw:auto-grow-height="true" fo:padding-top="0.13cm" fo:padding-bottom="0.13cm" fo:padding-left="0.25cm" fo:padding-right="0.25cm" fo:wrap-option="wrap" draw:shadow="visible" draw:shadow-offset-x="0.212cm" draw:shadow-offset-y="0.212cm" draw:shadow-color="#969696" draw:shadow-opacity="50%"/>
    </style:style>
    <style:style style:name="gr3" style:family="graphic">
      <style:graphic-properties draw:stroke="none" draw:fill="solid" draw:fill-color="#ffff99" draw:textarea-horizontal-align="justify" draw:textarea-vertical-align="top" draw:auto-grow-height="true" fo:padding-top="0.128cm" fo:padding-bottom="0.128cm" fo:padding-left="0.256cm" fo:padding-right="0.256cm" fo:wrap-option="wrap" draw:shadow="visible" draw:shadow-offset-x="0.212cm" draw:shadow-offset-y="0.212cm" draw:shadow-color="#969696" draw:shadow-opacity="50%"/>
    </style:style>
    <style:style style:name="gr4" style:family="graphic">
      <style:graphic-properties draw:stroke="none" draw:fill="none" draw:fill-color="#00cc99" draw:textarea-horizontal-align="justify" draw:textarea-vertical-align="top" draw:auto-grow-height="true" fo:padding-top="0.13cm" fo:padding-bottom="0.13cm" fo:padding-left="0.25cm" fo:padding-right="0.25cm" fo:wrap-option="wrap" draw:shadow="hidden" draw:shadow-color="#969696"/>
    </style:style>
    <style:style style:name="gr5" style:family="graphic">
      <style:graphic-properties draw:stroke="none" draw:fill="solid" draw:fill-color="#000000" draw:textarea-horizontal-align="left" draw:textarea-vertical-align="top" draw:auto-grow-height="false" fo:padding-top="0.13cm" fo:padding-bottom="0.13cm" fo:padding-left="0.25cm" fo:padding-right="0.25cm" fo:wrap-option="wrap" draw:shadow="hidden" draw:shadow-color="#969696"/>
    </style:style>
    <style:style style:name="gr6" style:family="graphic">
      <style:graphic-properties draw:stroke="solid" svg:stroke-width="0.071cm" svg:stroke-color="#ff0000" draw:stroke-linejoin="miter" draw:fill="solid" draw:fill-color="#ffcc99" draw:textarea-horizontal-align="left" draw:textarea-vertical-align="middle" draw:auto-grow-height="false" fo:padding-top="0.127cm" fo:padding-bottom="0.127cm" fo:padding-left="0.255cm" fo:padding-right="0.255cm" fo:wrap-option="no-wrap" draw:shadow="hidden" draw:shadow-color="#969696"/>
    </style:style>
    <style:style style:name="gr7" style:family="graphic">
      <style:graphic-properties draw:stroke="solid" svg:stroke-width="0.071cm" svg:stroke-color="#ff0000" draw:stroke-linejoin="miter" draw:fill="none" draw:fill-color="#00cc99" draw:textarea-horizontal-align="left" draw:textarea-vertical-align="middle" draw:auto-grow-height="false" fo:padding-top="0.127cm" fo:padding-bottom="0.127cm" fo:padding-left="0.255cm" fo:padding-right="0.255cm" fo:wrap-option="no-wrap" draw:shadow="hidden" draw:shadow-color="#969696"/>
    </style:style>
    <style:style style:name="gr8" style:family="graphic">
      <style:graphic-properties draw:stroke="solid" svg:stroke-width="0.071cm" svg:stroke-color="#ff0000" draw:marker-end="msArrowEnd_20_8" draw:marker-end-width="0.355cm" draw:marker-end-center="false"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gr9" style:family="graphic">
      <style:graphic-properties draw:stroke="none" draw:fill="solid" draw:fill-color="#999999" draw:textarea-horizontal-align="left" draw:textarea-vertical-align="top" draw:auto-grow-height="false" fo:padding-top="0.13cm" fo:padding-bottom="0.13cm" fo:padding-left="0.25cm" fo:padding-right="0.25cm" fo:wrap-option="wrap" draw:shadow="hidden"/>
    </style:style>
    <style:style style:name="gr10" style:family="graphic">
      <style:graphic-properties draw:stroke="solid" svg:stroke-width="0cm" svg:stroke-color="#0000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11" style:family="graphic">
      <style:graphic-properties draw:stroke="none" draw:fill="solid" draw:fill-color="#333333" draw:textarea-horizontal-align="left" draw:textarea-vertical-align="top" draw:auto-grow-height="false" fo:padding-top="0.13cm" fo:padding-bottom="0.13cm" fo:padding-left="0.25cm" fo:padding-right="0.25cm" fo:wrap-option="wrap" draw:shadow="hidden"/>
    </style:style>
    <style:style style:name="gr12" style:family="graphic">
      <style:graphic-properties draw:stroke="solid" svg:stroke-width="0cm" svg:stroke-color="#999999"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13" style:family="graphic">
      <style:graphic-properties draw:stroke="none" draw:fill="solid" draw:fill-color="#ffffff" draw:textarea-horizontal-align="left" draw:textarea-vertical-align="top" draw:auto-grow-height="false" fo:padding-top="0.13cm" fo:padding-bottom="0.13cm" fo:padding-left="0.25cm" fo:padding-right="0.25cm" fo:wrap-option="wrap" draw:shadow="hidden"/>
    </style:style>
    <style:style style:name="gr14" style:family="graphic">
      <style:graphic-properties draw:stroke="none" draw:fill="solid" draw:fill-color="#000000" draw:textarea-horizontal-align="left" draw:textarea-vertical-align="top" draw:auto-grow-height="false" fo:padding-top="0.13cm" fo:padding-bottom="0.13cm" fo:padding-left="0.25cm" fo:padding-right="0.25cm" fo:wrap-option="wrap" draw:shadow="hidden"/>
    </style:style>
    <style:style style:name="gr15" style:family="graphic">
      <style:graphic-properties draw:stroke="solid" svg:stroke-width="0.071cm" svg:stroke-color="#ff0000" draw:stroke-linejoin="miter" draw:fill="solid" draw:fill-color="#ffcc99" draw:textarea-horizontal-align="justify" draw:textarea-vertical-align="middle" draw:auto-grow-height="false" fo:padding-top="0.128cm" fo:padding-bottom="0.128cm" fo:padding-left="0.256cm" fo:padding-right="0.256cm" fo:wrap-option="no-wrap" draw:shadow="hidden" draw:shadow-color="#969696"/>
    </style:style>
    <style:style style:name="gr16" style:family="graphic">
      <style:graphic-properties draw:stroke="none" draw:fill="solid" draw:fill-color="#ffffff" draw:opacity="100%" draw:textarea-horizontal-align="left" draw:textarea-vertical-align="top" draw:auto-grow-height="false" fo:padding-top="0.13cm" fo:padding-bottom="0.13cm" fo:padding-left="0.25cm" fo:padding-right="0.25cm" fo:wrap-option="wrap" draw:shadow="hidden"/>
    </style:style>
    <style:style style:name="gr17" style:family="graphic">
      <style:graphic-properties draw:stroke="none" draw:fill="none" draw:fill-color="#ffffff" draw:textarea-horizontal-align="justify" draw:textarea-vertical-align="top" draw:auto-grow-height="true" fo:padding-top="0.123cm" fo:padding-bottom="0.123cm" fo:padding-left="0.251cm" fo:padding-right="0.251cm" fo:wrap-option="wrap" draw:shadow="hidden" draw:shadow-color="#969696"/>
    </style:style>
    <style:style style:name="gr18" style:family="graphic">
      <style:graphic-properties draw:stroke="solid" svg:stroke-width="0.106cm" svg:stroke-color="#000000" draw:stroke-linejoin="miter" draw:fill="solid" draw:fill-color="#ffffff" draw:textarea-horizontal-align="justify" draw:textarea-vertical-align="middle" draw:auto-grow-height="false" fo:padding-top="0.128cm" fo:padding-bottom="0.128cm" fo:padding-left="0.256cm" fo:padding-right="0.256cm" fo:wrap-option="no-wrap" draw:shadow="hidden" draw:shadow-color="#969696"/>
    </style:style>
    <style:style style:name="gr19" style:family="graphic">
      <style:graphic-properties draw:stroke="none" draw:fill="solid" draw:fill-color="#ffff99" draw:textarea-horizontal-align="justify" draw:textarea-vertical-align="middle" draw:auto-grow-height="false" fo:padding-top="0.128cm" fo:padding-bottom="0.128cm" fo:padding-left="0.256cm" fo:padding-right="0.256cm" fo:wrap-option="no-wrap" draw:shadow="hidden" draw:shadow-color="#969696"/>
    </style:style>
    <style:style style:name="gr20" style:family="graphic">
      <style:graphic-properties draw:stroke="none" draw:fill="solid" draw:fill-color="#ccffcc" draw:textarea-horizontal-align="justify" draw:textarea-vertical-align="middle" draw:auto-grow-height="false" fo:padding-top="0.128cm" fo:padding-bottom="0.128cm" fo:padding-left="0.256cm" fo:padding-right="0.256cm" fo:wrap-option="no-wrap" draw:shadow="hidden" draw:shadow-color="#969696"/>
    </style:style>
    <style:style style:name="gr21" style:family="graphic">
      <style:graphic-properties draw:stroke="none" draw:fill="solid" draw:fill-color="#ffcc99" draw:textarea-horizontal-align="justify" draw:textarea-vertical-align="middle" draw:auto-grow-height="false" fo:padding-top="0.128cm" fo:padding-bottom="0.128cm" fo:padding-left="0.256cm" fo:padding-right="0.256cm" fo:wrap-option="no-wrap" draw:shadow="hidden" draw:shadow-color="#969696"/>
    </style:style>
    <style:style style:name="gr22" style:family="graphic">
      <style:graphic-properties draw:stroke="none" draw:fill="solid" draw:fill-color="#cc99ff" draw:textarea-horizontal-align="justify" draw:textarea-vertical-align="middle" draw:auto-grow-height="false" fo:padding-top="0.128cm" fo:padding-bottom="0.128cm" fo:padding-left="0.256cm" fo:padding-right="0.256cm" fo:wrap-option="no-wrap" draw:shadow="hidden" draw:shadow-color="#969696"/>
    </style:style>
    <style:style style:name="gr23" style:family="graphic">
      <style:graphic-properties draw:stroke="solid" svg:stroke-width="0.071cm" svg:stroke-color="#ffffff" draw:marker-end="msArrowOpenEnd_20_8" draw:marker-end-width="0.426cm" draw:marker-end-center="false"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gr24" style:family="graphic">
      <style:graphic-properties draw:stroke="solid" svg:stroke-width="0.071cm" svg:stroke-color="#ffffff"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gr25" style:family="graphic">
      <style:graphic-properties draw:stroke="solid" svg:stroke-width="0.071cm" svg:stroke-color="#ff0000"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gr2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27" style:family="graphic">
      <style:graphic-properties draw:stroke="none" draw:fill="solid" draw:fill-color="#016734" draw:textarea-horizontal-align="left" draw:textarea-vertical-align="top" draw:auto-grow-height="false" fo:padding-top="0.13cm" fo:padding-bottom="0.13cm" fo:padding-left="0.25cm" fo:padding-right="0.25cm" fo:wrap-option="wrap" draw:shadow="hidden"/>
    </style:style>
    <style:style style:name="gr28" style:family="graphic">
      <style:graphic-properties draw:stroke="none" draw:fill="solid" draw:fill-color="#676767" draw:textarea-horizontal-align="left" draw:textarea-vertical-align="top" draw:auto-grow-height="false" fo:padding-top="0.13cm" fo:padding-bottom="0.13cm" fo:padding-left="0.25cm" fo:padding-right="0.25cm" fo:wrap-option="wrap" draw:shadow="hidden"/>
    </style:style>
    <style:style style:name="gr29" style:family="graphic">
      <style:graphic-properties draw:stroke="none" draw:fill="solid" draw:fill-color="#cccccc" draw:textarea-horizontal-align="left" draw:textarea-vertical-align="top" draw:auto-grow-height="false" fo:padding-top="0.13cm" fo:padding-bottom="0.13cm" fo:padding-left="0.25cm" fo:padding-right="0.25cm" fo:wrap-option="wrap" draw:shadow="hidden"/>
    </style:style>
    <style:style style:name="gr30" style:family="graphic">
      <style:graphic-properties draw:stroke="solid" svg:stroke-width="0cm" svg:stroke-color="#b3b3b3"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31" style:family="graphic">
      <style:graphic-properties draw:stroke="solid" svg:stroke-width="0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2" style:family="graphic">
      <style:graphic-properties draw:stroke="none" draw:fill="solid" draw:fill-color="#fffff8" draw:textarea-horizontal-align="left" draw:textarea-vertical-align="top" draw:auto-grow-height="false" fo:padding-top="0.13cm" fo:padding-bottom="0.13cm" fo:padding-left="0.25cm" fo:padding-right="0.25cm" fo:wrap-option="wrap" draw:shadow="hidden"/>
    </style:style>
    <style:style style:name="gr33" style:family="graphic">
      <style:graphic-properties draw:stroke="none" draw:fill="solid" draw:fill-color="#f3f3ec" draw:textarea-horizontal-align="left" draw:textarea-vertical-align="top" draw:auto-grow-height="false" fo:padding-top="0.13cm" fo:padding-bottom="0.13cm" fo:padding-left="0.25cm" fo:padding-right="0.25cm" fo:wrap-option="wrap" draw:shadow="hidden"/>
    </style:style>
    <style:style style:name="gr34" style:family="graphic">
      <style:graphic-properties draw:stroke="solid" svg:stroke-width="0.093cm" svg:stroke-color="#d2d9d9"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35" style:family="graphic">
      <style:graphic-properties draw:stroke="none" draw:fill="solid" draw:fill-color="#0000e7" draw:textarea-horizontal-align="left" draw:textarea-vertical-align="top" draw:auto-grow-height="false" fo:padding-top="0.13cm" fo:padding-bottom="0.13cm" fo:padding-left="0.25cm" fo:padding-right="0.25cm" fo:wrap-option="wrap" draw:shadow="hidden"/>
    </style:style>
    <style:style style:name="gr36" style:family="graphic">
      <style:graphic-properties draw:stroke="none" draw:fill="solid" draw:fill-color="#67ffcc" draw:textarea-horizontal-align="left" draw:textarea-vertical-align="top" draw:auto-grow-height="false" fo:padding-top="0.13cm" fo:padding-bottom="0.13cm" fo:padding-left="0.25cm" fo:padding-right="0.25cm" fo:wrap-option="wrap" draw:shadow="hidden"/>
    </style:style>
    <style:style style:name="gr37" style:family="graphic">
      <style:graphic-properties draw:stroke="none" draw:fill="solid" draw:fill-color="#5bf3c0" draw:textarea-horizontal-align="left" draw:textarea-vertical-align="top" draw:auto-grow-height="false" fo:padding-top="0.13cm" fo:padding-bottom="0.13cm" fo:padding-left="0.25cm" fo:padding-right="0.25cm" fo:wrap-option="wrap" draw:shadow="hidden"/>
    </style:style>
    <style:style style:name="gr38" style:family="graphic">
      <style:graphic-properties draw:stroke="solid" svg:stroke-width="0.009cm" svg:stroke-color="#34cc99"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39" style:family="graphic">
      <style:graphic-properties draw:stroke="none" draw:fill="solid" draw:fill-color="#f3c08d" draw:textarea-horizontal-align="left" draw:textarea-vertical-align="top" draw:auto-grow-height="false" fo:padding-top="0.13cm" fo:padding-bottom="0.13cm" fo:padding-left="0.25cm" fo:padding-right="0.25cm" fo:wrap-option="wrap" draw:shadow="hidden"/>
    </style:style>
    <style:style style:name="gr40" style:family="graphic">
      <style:graphic-properties draw:stroke="none" draw:fill="solid" draw:fill-color="#e6b380" draw:textarea-horizontal-align="left" draw:textarea-vertical-align="top" draw:auto-grow-height="false" fo:padding-top="0.13cm" fo:padding-bottom="0.13cm" fo:padding-left="0.25cm" fo:padding-right="0.25cm" fo:wrap-option="wrap" draw:shadow="hidden"/>
    </style:style>
    <style:style style:name="gr41" style:family="graphic">
      <style:graphic-properties draw:stroke="solid" svg:stroke-width="0cm" svg:stroke-color="#4d1a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42" style:family="graphic">
      <style:graphic-properties draw:stroke="none" draw:fill="solid" draw:fill-color="#f3c398" draw:textarea-horizontal-align="left" draw:textarea-vertical-align="top" draw:auto-grow-height="false" fo:padding-top="0.13cm" fo:padding-bottom="0.13cm" fo:padding-left="0.25cm" fo:padding-right="0.25cm" fo:wrap-option="wrap" draw:shadow="hidden"/>
    </style:style>
    <style:style style:name="gr43" style:family="graphic">
      <style:graphic-properties draw:stroke="solid" svg:stroke-width="0.049cm" svg:stroke-color="#4d1a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44" style:family="graphic">
      <style:graphic-properties draw:stroke="none" draw:fill="solid" draw:fill-color="#ffcc99" draw:textarea-horizontal-align="left" draw:textarea-vertical-align="top" draw:auto-grow-height="false" fo:padding-top="0.13cm" fo:padding-bottom="0.13cm" fo:padding-left="0.25cm" fo:padding-right="0.25cm" fo:wrap-option="wrap" draw:shadow="hidden"/>
    </style:style>
    <style:style style:name="gr45" style:family="graphic">
      <style:graphic-properties draw:stroke="none" draw:fill="solid" draw:fill-color="#4d1a00" draw:textarea-horizontal-align="left" draw:textarea-vertical-align="top" draw:auto-grow-height="false" fo:padding-top="0.13cm" fo:padding-bottom="0.13cm" fo:padding-left="0.25cm" fo:padding-right="0.25cm" fo:wrap-option="wrap" draw:shadow="hidden"/>
    </style:style>
    <style:style style:name="gr46" style:family="graphic">
      <style:graphic-properties draw:stroke="none" draw:fill="solid" draw:fill-color="#0000ff" draw:textarea-horizontal-align="left" draw:textarea-vertical-align="top" draw:auto-grow-height="false" fo:padding-top="0.13cm" fo:padding-bottom="0.13cm" fo:padding-left="0.25cm" fo:padding-right="0.25cm" fo:wrap-option="wrap" draw:shadow="hidden"/>
    </style:style>
    <style:style style:name="gr47" style:family="graphic">
      <style:graphic-properties draw:stroke="solid" svg:stroke-width="0.009cm" svg:stroke-color="#330199"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48" style:family="graphic">
      <style:graphic-properties draw:stroke="none" draw:fill="solid" draw:fill-color="#ffff00" draw:textarea-horizontal-align="left" draw:textarea-vertical-align="top" draw:auto-grow-height="false" fo:padding-top="0.13cm" fo:padding-bottom="0.13cm" fo:padding-left="0.25cm" fo:padding-right="0.25cm" fo:wrap-option="wrap" draw:shadow="hidden"/>
    </style:style>
    <style:style style:name="gr49" style:family="graphic">
      <style:graphic-properties draw:stroke="none" draw:fill="solid" draw:fill-color="#f3ee00" draw:textarea-horizontal-align="left" draw:textarea-vertical-align="top" draw:auto-grow-height="false" fo:padding-top="0.13cm" fo:padding-bottom="0.13cm" fo:padding-left="0.25cm" fo:padding-right="0.25cm" fo:wrap-option="wrap" draw:shadow="hidden"/>
    </style:style>
    <style:style style:name="gr50" style:family="graphic">
      <style:graphic-properties draw:stroke="none" draw:fill="solid" draw:fill-color="#ffcc99" draw:textarea-horizontal-align="justify" draw:textarea-vertical-align="top" draw:auto-grow-height="true" fo:padding-top="0.13cm" fo:padding-bottom="0.13cm" fo:padding-left="0.25cm" fo:padding-right="0.25cm" fo:wrap-option="wrap" draw:shadow="visible" draw:shadow-offset-x="0.212cm" draw:shadow-offset-y="0.212cm" draw:shadow-color="#969696" draw:shadow-opacity="50%"/>
    </style:style>
    <style:style style:name="gr51" style:family="graphic">
      <style:graphic-properties draw:stroke="none" draw:fill="none" draw:fill-color="#00cc99" draw:textarea-horizontal-align="justify" draw:textarea-vertical-align="top" draw:auto-grow-height="true" fo:padding-top="0.128cm" fo:padding-bottom="0.128cm" fo:padding-left="0.256cm" fo:padding-right="0.256cm" fo:wrap-option="no-wrap" draw:shadow="hidden" draw:shadow-color="#969696"/>
    </style:style>
    <style:style style:name="pr1" style:family="presentation" style:parent-style-name="Default-title">
      <style:graphic-properties draw:stroke="none" draw:fill="none" draw:fill-color="#00cc99" draw:textarea-horizontal-align="justify" draw:textarea-vertical-align="middle" draw:auto-grow-height="true" draw:auto-grow-width="false" fo:min-height="2.073cm" fo:min-width="0cm" fo:padding-top="0.128cm" fo:padding-bottom="0.128cm" fo:padding-left="0.256cm" fo:padding-right="0.256cm" fo:wrap-option="wrap" draw:shadow="hidden" draw:shadow-color="#969696"/>
    </style:style>
    <style:style style:name="pr2" style:family="presentation" style:parent-style-name="Default-notes">
      <style:graphic-properties draw:stroke="none" draw:fill="none" draw:fill-color="#ffffff" draw:textarea-horizontal-align="justify" draw:textarea-vertical-align="top" draw:auto-grow-height="true" draw:auto-grow-width="false" fo:min-height="10.982cm" fo:min-width="0cm" fo:padding-top="0.13cm" fo:padding-bottom="0.13cm" fo:padding-left="0.25cm" fo:padding-right="0.25cm" fo:wrap-option="wrap" draw:shadow="hidden"/>
    </style:style>
    <style:style style:name="pr3"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6.679cm" fo:min-width="0cm" fo:padding-top="0.128cm" fo:padding-bottom="0.128cm" fo:padding-left="0.256cm" fo:padding-right="0.256cm" fo:wrap-option="wrap" draw:shadow="hidden" draw:shadow-color="#969696"/>
    </style:style>
    <style:style style:name="pr4" style:family="presentation" style:parent-style-name="Default-notes">
      <style:graphic-properties draw:stroke="none" draw:fill="none" draw:fill-color="#00cc99" draw:textarea-horizontal-align="justify" draw:textarea-vertical-align="top" draw:auto-grow-height="true" draw:auto-grow-width="false" fo:min-height="10.986cm" fo:min-width="0cm" fo:padding-top="0.128cm" fo:padding-bottom="0.128cm" fo:padding-left="0.256cm" fo:padding-right="0.256cm" fo:wrap-option="wrap" draw:shadow="hidden" draw:shadow-color="#969696"/>
    </style:style>
    <style:style style:name="pr5" style:family="presentation" style:parent-style-name="Default-outline1">
      <style:graphic-properties draw:stroke="none" draw:fill="none" draw:fill-color="#00cc99" fo:min-height="16.935cm" draw:shadow="hidden" draw:shadow-color="#969696"/>
    </style:style>
    <style:style style:name="pr6" style:family="presentation" style:parent-style-name="Default-notes">
      <style:graphic-properties draw:stroke="none" draw:fill="none" draw:fill-color="#00cc99" draw:auto-grow-height="true" fo:min-height="11.243cm" draw:shadow="hidden" draw:shadow-color="#969696"/>
    </style:style>
    <style:style style:name="P1" style:family="paragraph">
      <style:paragraph-properties fo:margin-left="0cm" fo:margin-right="0cm" fo:line-height="100%" fo:text-align="center" fo:text-indent="0cm"/>
    </style:style>
    <style:style style:name="P2" style:family="paragraph">
      <style:paragraph-properties style:writing-mode="lr-tb" style:font-independent-line-spacing="true"/>
    </style:style>
    <style:style style:name="P3" style:family="paragraph">
      <style:paragraph-properties fo:margin-left="0cm" fo:margin-right="0cm" fo:text-indent="0cm"/>
    </style:style>
    <style:style style:name="P4" style:family="paragraph">
      <style:paragraph-properties fo:margin-left="0cm" fo:margin-right="0cm" fo:margin-top="0.246cm" fo:margin-bottom="0cm" fo:text-indent="0cm"/>
    </style:style>
    <style:style style:name="P5" style:family="paragraph">
      <style:paragraph-properties fo:margin-left="0cm" fo:margin-right="0cm" fo:line-height="100%" fo:text-indent="0cm"/>
    </style:style>
    <style:style style:name="P6" style:family="paragraph">
      <style:paragraph-properties fo:margin-left="0cm" fo:margin-right="0cm" fo:margin-top="0.158cm" fo:margin-bottom="0cm" fo:text-indent="0cm"/>
    </style:style>
    <style:style style:name="P7" style:family="paragraph">
      <style:paragraph-properties fo:margin-left="0cm" fo:margin-right="0cm" fo:margin-top="0.211cm" fo:margin-bottom="0cm" fo:text-indent="0cm"/>
    </style:style>
    <style:style style:name="P8" style:family="paragraph">
      <style:paragraph-properties fo:text-align="center" style:writing-mode="lr-tb"/>
      <style:text-properties fo:font-size="24pt"/>
    </style:style>
    <style:style style:name="P9" style:family="paragraph">
      <style:paragraph-properties fo:margin-left="0cm" fo:margin-right="0cm" fo:line-height="80%" fo:text-indent="0cm"/>
    </style:style>
    <style:style style:name="P10" style:family="paragraph">
      <style:paragraph-properties fo:margin-left="0cm" fo:margin-right="0cm" fo:text-align="center" fo:text-indent="0cm"/>
    </style:style>
    <style:style style:name="P11" style:family="paragraph">
      <style:paragraph-properties fo:margin-left="0cm" fo:margin-right="0cm" fo:margin-top="0.211cm" fo:margin-bottom="0cm" fo:text-indent="0cm">
        <style:tab-stops>
          <style:tab-stop style:position="1.058cm"/>
          <style:tab-stop style:position="3.175cm"/>
          <style:tab-stop style:position="5.291cm"/>
          <style:tab-stop style:position="7.408cm"/>
          <style:tab-stop style:position="9.525cm"/>
          <style:tab-stop style:position="11.641cm"/>
          <style:tab-stop style:position="13.758cm"/>
          <style:tab-stop style:position="15.875cm"/>
          <style:tab-stop style:position="17.991cm"/>
          <style:tab-stop style:position="20.108cm"/>
          <style:tab-stop style:position="22.225cm"/>
          <style:tab-stop style:position="24.341cm"/>
          <style:tab-stop style:position="26.458cm"/>
        </style:tab-stops>
      </style:paragraph-properties>
    </style:style>
    <style:style style:name="P12" style:family="paragraph">
      <style:paragraph-properties fo:margin-left="0cm" fo:margin-right="0cm" fo:margin-top="0.158cm" fo:margin-bottom="0cm" fo:line-height="100%" fo:text-indent="0cm">
        <style:tab-stops>
          <style:tab-stop style:position="0cm"/>
          <style:tab-stop style:position="2.09cm"/>
          <style:tab-stop style:position="4.18cm"/>
          <style:tab-stop style:position="6.27cm"/>
          <style:tab-stop style:position="8.36cm"/>
          <style:tab-stop style:position="10.451cm"/>
          <style:tab-stop style:position="12.541cm"/>
          <style:tab-stop style:position="14.631cm"/>
          <style:tab-stop style:position="16.721cm"/>
          <style:tab-stop style:position="18.811cm"/>
          <style:tab-stop style:position="20.902cm"/>
          <style:tab-stop style:position="22.992cm"/>
          <style:tab-stop style:position="25.082cm"/>
          <style:tab-stop style:position="27.172cm"/>
          <style:tab-stop style:position="29.262cm"/>
        </style:tab-stops>
      </style:paragraph-properties>
    </style:style>
    <style:style style:name="P13" style:family="paragraph">
      <style:paragraph-properties fo:margin-left="0cm" fo:margin-right="0cm" fo:margin-top="0.158cm" fo:margin-bottom="0cm" fo:line-height="100%" fo:text-indent="0cm"/>
    </style:style>
    <style:style style:name="P14" style:family="paragraph">
      <style:paragraph-properties fo:margin-left="0cm" fo:margin-right="0cm" fo:line-height="75%" fo:text-indent="0cm"/>
    </style:style>
    <style:style style:name="P15" style:family="paragraph">
      <style:paragraph-properties fo:margin-left="0.635cm" fo:margin-right="0cm" fo:margin-top="0.158cm" fo:margin-bottom="0cm" fo:text-indent="-0.635cm"/>
    </style:style>
    <style:style style:name="T1" style:family="text">
      <style:text-properties fo:color="#ffff00" fo:font-family="Arial" style:font-pitch="variable" fo:font-size="72pt" fo:text-shadow="1pt 1pt" fo:font-weight="bold" style:font-size-asian="72pt" style:font-weight-asian="bold" style:font-size-complex="72pt" style:font-weight-complex="bold"/>
    </style:style>
    <style:style style:name="T2" style:family="text">
      <style:text-properties fo:color="#000066" fo:font-family="Arial" style:font-pitch="variable" fo:font-size="28pt" fo:font-weight="bold" style:font-size-asian="28pt" style:font-weight-asian="bold" style:font-size-complex="28pt" style:font-weight-complex="bold"/>
    </style:style>
    <style:style style:name="T3" style:family="text">
      <style:text-properties fo:color="#000066" fo:font-family="Arial" style:font-pitch="variable" fo:font-size="28pt" fo:font-style="italic" style:text-underline-style="solid" style:text-underline-width="auto" style:text-underline-color="font-color" fo:font-weight="bold" style:font-size-asian="28pt" style:font-style-asian="italic" style:font-weight-asian="bold" style:font-size-complex="28pt" style:font-style-complex="italic" style:font-weight-complex="bold"/>
    </style:style>
    <style:style style:name="T4" style:family="text">
      <style:text-properties fo:language="en" fo:country="GB"/>
    </style:style>
    <style:style style:name="T5" style:family="text">
      <style:text-properties fo:color="#000066" fo:font-family="'Courier New'" style:font-family-generic="modern" style:font-pitch="fixed" fo:language="en" fo:country="GB" fo:font-weight="bold" style:font-weight-asian="bold" style:font-weight-complex="bold"/>
    </style:style>
    <style:style style:name="T6" style:family="text">
      <style:text-properties fo:color="#000000" fo:font-family="'Courier New'" style:font-family-generic="modern" style:font-pitch="fixed" fo:language="en" fo:country="GB" fo:font-weight="bold" style:font-weight-asian="bold" style:font-weight-complex="bold"/>
    </style:style>
    <style:style style:name="T7" style:family="text">
      <style:text-properties fo:color="#ffffff" fo:font-family="Arial" style:font-pitch="variable" fo:font-size="18pt" fo:language="en" fo:country="GB" fo:text-shadow="1pt 1pt" style:font-size-asian="18pt" style:font-size-complex="18pt"/>
    </style:style>
    <style:style style:name="T8" style:family="text">
      <style:text-properties fo:color="#000066" fo:font-family="'Courier New'" style:font-family-generic="modern" style:font-pitch="fixed" fo:font-size="18pt" fo:language="en" fo:country="GB" fo:font-weight="bold" style:font-size-asian="18pt" style:font-weight-asian="bold" style:font-size-complex="18pt" style:font-weight-complex="bold"/>
    </style:style>
    <style:style style:name="T9" style:family="text">
      <style:text-properties fo:color="#000000" fo:font-family="'Courier New'" style:font-family-generic="modern" style:font-pitch="fixed" fo:font-size="18pt" fo:language="en" fo:country="GB" fo:font-weight="bold" style:font-size-asian="18pt" style:font-weight-asian="bold" style:font-size-complex="18pt" style:font-weight-complex="bold"/>
    </style:style>
    <style:style style:name="T10" style:family="text">
      <style:text-properties fo:color="#ffffff" fo:font-family="Arial" style:font-pitch="variable" fo:font-size="18pt" fo:text-shadow="1pt 1pt" style:font-size-asian="18pt" style:font-size-complex="18pt"/>
    </style:style>
    <style:style style:name="T11" style:family="text">
      <style:text-properties fo:language="en" fo:country="GB" fo:font-style="italic" style:font-style-asian="italic" style:font-style-complex="italic"/>
    </style:style>
    <style:style style:name="T12" style:family="text">
      <style:text-properties fo:color="#000066" fo:font-family="'Courier New'" style:font-family-generic="modern" style:font-pitch="fixed" fo:font-size="20pt" fo:language="en" fo:country="GB" fo:font-weight="bold" style:font-size-asian="20pt" style:font-weight-asian="bold" style:font-size-complex="20pt" style:font-weight-complex="bold"/>
    </style:style>
    <style:style style:name="T13" style:family="text">
      <style:text-properties fo:color="#000000" fo:font-family="'Courier New'" style:font-family-generic="modern" style:font-pitch="fixed" fo:font-size="20pt" fo:language="en" fo:country="GB" fo:font-weight="bold" style:font-size-asian="20pt" style:font-weight-asian="bold" style:font-size-complex="20pt" style:font-weight-complex="bold"/>
    </style:style>
    <style:style style:name="T14" style:family="text">
      <style:text-properties fo:color="#ffffff" fo:font-family="Arial" style:font-pitch="variable" fo:language="en" fo:country="GB" fo:font-weight="bold" style:font-weight-asian="bold" style:font-weight-complex="bold"/>
    </style:style>
    <style:style style:name="T15" style:family="text">
      <style:text-properties fo:color="#000066" fo:font-family="Arial" style:font-pitch="variable" fo:font-size="20pt" fo:font-weight="bold" style:font-size-asian="20pt" style:font-weight-asian="bold" style:font-size-complex="20pt" style:font-weight-complex="bold"/>
    </style:style>
    <style:style style:name="T16" style:family="text">
      <style:text-properties fo:color="#ff0000" fo:font-family="Wingdings" style:font-pitch="variable" style:font-charset="x-symbol" fo:font-size="60pt" fo:language="en" fo:country="US" fo:text-shadow="1pt 1pt" style:font-size-asian="60pt" style:font-size-complex="60pt"/>
    </style:style>
    <style:style style:name="T17" style:family="text">
      <style:text-properties fo:color="#33cc33" fo:font-family="Wingdings" style:font-pitch="variable" style:font-charset="x-symbol" fo:font-size="60pt" fo:language="en" fo:country="US" fo:text-shadow="1pt 1pt" style:font-size-asian="60pt" style:font-size-complex="60pt"/>
    </style:style>
    <style:style style:name="T18" style:family="text">
      <style:text-properties fo:color="#000000" fo:font-size="20pt" fo:language="en" fo:country="GB" fo:font-weight="bold" style:font-size-asian="20pt" style:font-weight-asian="bold" style:font-size-complex="20pt" style:font-weight-complex="bold"/>
    </style:style>
    <style:style style:name="T19" style:family="text">
      <style:text-properties fo:color="#000000" fo:font-size="20pt" fo:language="en" fo:country="GB" style:font-size-asian="20pt" style:font-size-complex="20pt"/>
    </style:style>
    <style:style style:name="T20" style:family="text">
      <style:text-properties fo:color="#006600" fo:font-family="'Courier New'" style:font-family-generic="modern" style:font-pitch="fixed" fo:font-size="18pt" fo:language="en" fo:country="GB" fo:font-weight="bold" style:font-size-asian="18pt" style:font-weight-asian="bold" style:font-size-complex="18pt" style:font-weight-complex="bold"/>
    </style:style>
    <style:style style:name="T21" style:family="text">
      <style:text-properties fo:font-family="'Courier New'" style:font-family-generic="modern" style:font-pitch="fixed" fo:font-size="18pt" fo:language="en" fo:country="GB" fo:font-weight="bold" style:font-size-asian="18pt" style:font-weight-asian="bold" style:font-size-complex="18pt" style:font-weight-complex="bold"/>
    </style:style>
    <style:style style:name="T22" style:family="text">
      <style:text-properties fo:language="en" fo:country="GB" fo:font-style="italic" style:text-underline-style="solid" style:text-underline-width="auto" style:text-underline-color="font-color" style:font-style-asian="italic" style:font-style-complex="italic"/>
    </style:style>
    <style:style style:name="T23" style:family="text">
      <style:text-properties fo:color="#000000" fo:font-family="Arial" style:font-pitch="variable" fo:font-size="20pt" fo:font-weight="bold" style:font-size-asian="20pt" style:font-weight-asian="bold" style:font-size-complex="20pt" style:font-weight-complex="bold"/>
    </style:style>
    <style:style style:name="T24" style:family="text">
      <style:text-properties fo:color="#000000" fo:font-family="Arial" style:font-pitch="variable" fo:font-size="20pt" fo:language="en" fo:country="GB" fo:font-weight="bold" style:font-size-asian="20pt" style:font-weight-asian="bold" style:font-size-complex="20pt" style:font-weight-complex="bold"/>
    </style:style>
    <style:style style:name="T25" style:family="text">
      <style:text-properties fo:color="#000000" fo:font-family="Arial" style:font-pitch="variable" fo:font-size="20pt" fo:language="en" fo:country="GB"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T26" style:family="text">
      <style:text-properties fo:font-family="'Courier New'" style:font-family-generic="modern" style:font-pitch="fixed" fo:language="en" fo:country="GB"/>
    </style:style>
    <style:style style:name="T27" style:family="text">
      <style:text-properties fo:font-family="'Courier New'" style:font-family-generic="modern" style:font-pitch="fixed" fo:font-size="20pt" fo:language="en" fo:country="GB" fo:font-weight="bold" style:font-size-asian="20pt" style:font-weight-asian="bold" style:font-size-complex="20pt" style:font-weight-complex="bold"/>
    </style:style>
    <style:style style:name="T28" style:family="text">
      <style:text-properties fo:font-family="'Courier New'" style:font-family-generic="modern" style:font-pitch="fixed" fo:font-weight="bold" style:font-weight-asian="bold" style:font-weight-complex="bold"/>
    </style:style>
    <style:style style:name="T29" style:family="text">
      <style:text-properties fo:color="#f8f8f8" fo:font-size="24pt" style:font-size-asian="24pt" style:font-size-complex="24pt"/>
    </style:style>
    <style:style style:name="T30" style:family="text">
      <style:text-properties fo:color="#006600" fo:font-family="'Courier New'" style:font-family-generic="modern" style:font-pitch="fixed" fo:font-size="16pt" fo:language="en" fo:country="GB" fo:font-weight="bold" style:font-size-asian="16pt" style:font-weight-asian="bold" style:font-size-complex="16pt" style:font-weight-complex="bold"/>
    </style:style>
    <style:style style:name="T31" style:family="text">
      <style:text-properties fo:color="#000066" fo:font-family="'Courier New'" style:font-family-generic="modern" style:font-pitch="fixed" fo:font-size="16pt" fo:language="en" fo:country="GB" fo:font-weight="bold" style:font-size-asian="16pt" style:font-weight-asian="bold" style:font-size-complex="16pt" style:font-weight-complex="bold"/>
    </style:style>
    <style:style style:name="T32" style:family="text">
      <style:text-properties fo:font-family="'Courier New'" style:font-family-generic="modern" style:font-pitch="fixed" fo:font-size="16pt" fo:language="en" fo:country="GB" fo:font-weight="bold" style:font-size-asian="16pt" style:font-weight-asian="bold" style:font-size-complex="16pt" style:font-weight-complex="bold"/>
    </style:style>
    <style:style style:name="T33" style:family="text">
      <style:text-properties fo:color="#000066" fo:font-family="Arial" style:font-pitch="variable" fo:font-size="40pt" fo:font-weight="bold" style:font-size-asian="40pt" style:font-weight-asian="bold" style:font-size-complex="40pt" style:font-weight-complex="bold"/>
    </style:style>
    <style:style style:name="T34" style:family="text">
      <style:text-properties fo:color="#000066" fo:font-family="Arial" style:font-pitch="variable" fo:font-size="20pt" fo:language="en" fo:country="GB" fo:font-style="italic" fo:font-weight="bold" style:font-size-asian="20pt" style:font-style-asian="italic" style:font-weight-asian="bold" style:font-size-complex="20pt" style:font-style-complex="italic" style:font-weight-complex="bold"/>
    </style:style>
    <style:style style:name="T35" style:family="text">
      <style:text-properties fo:color="#000066" fo:font-family="Arial" style:font-pitch="variable" fo:font-size="20pt" fo:language="en" fo:country="GB" fo:font-weight="bold" style:font-size-asian="20pt" style:font-weight-asian="bold" style:font-size-complex="20pt" style:font-weight-complex="bold"/>
    </style:style>
    <style:style style:name="T36" style:family="text">
      <style:text-properties fo:color="#000066" fo:font-family="Arial" style:font-pitch="variable" fo:font-size="20pt" fo:language="en" fo:country="GB"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T37" style:family="text">
      <style:text-properties fo:color="#000066" fo:font-family="Arial" style:font-pitch="variable" fo:font-size="20pt" style:text-underline-style="solid" style:text-underline-width="auto" style:text-underline-color="font-color" fo:font-weight="bold" style:font-size-asian="20pt" style:font-weight-asian="bold" style:font-size-complex="20pt" style:font-weight-complex="bold"/>
    </style:style>
    <style:style style:name="T38" style:family="text">
      <style:text-properties fo:color="#000000" fo:font-family="Arial" style:font-pitch="variable" fo:font-size="20pt" fo:language="en" fo:country="GB" style:text-underline-style="solid" style:text-underline-width="auto" style:text-underline-color="font-color" fo:font-weight="bold" style:font-size-asian="20pt" style:font-weight-asian="bold" style:font-size-complex="20pt" style:font-weight-complex="bold"/>
    </style:style>
    <style:style style:name="T39" style:family="text">
      <style:text-properties fo:font-family="Arial" style:font-pitch="variable" fo:font-size="20pt" fo:language="en" fo:country="GB" fo:font-weight="bold" style:font-size-asian="20pt" style:font-weight-asian="bold" style:font-size-complex="20pt" style:font-weight-complex="bold"/>
    </style:style>
    <style:style style:name="T40" style:family="text">
      <style:text-properties fo:font-family="Wingdings" style:font-pitch="variable" style:font-charset="x-symbol" fo:font-size="20pt" fo:language="en" fo:country="GB" fo:font-weight="bold" style:font-size-asian="20pt" style:font-weight-asian="bold" style:font-size-complex="20pt" style:font-weight-complex="bold"/>
    </style:style>
    <style:style style:name="T41" style:family="text">
      <style:text-properties fo:color="#ffffff" fo:font-family="Arial" style:font-pitch="variable" fo:font-size="40pt" fo:language="en" fo:country="GB" fo:font-weight="bold" style:font-size-asian="40pt" style:font-weight-asian="bold" style:font-size-complex="40pt" style:font-weight-complex="bold"/>
    </style:style>
    <text:list-style style:name="L1">
      <text:list-level-style-bullet text:level="1" text:bullet-char="•">
        <style:list-level-properties/>
        <style:text-properties fo:font-family="Arial" style:font-family-generic="swiss" style:font-pitch="variable" fo:color="#ffff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list-level-properties/>
        <style:text-properties fo:font-family="Arial" style:font-family-generic="swiss" style:font-pitch="variable" fo:color="#ffff00" fo:font-size="100%"/>
      </text:list-level-style-bullet>
    </text:list-style>
    <text:list-style style:name="L3">
      <text:list-level-style-bullet text:level="1" text:bullet-char="">
        <style:list-level-properties text:min-label-width="0.952cm"/>
        <style:text-properties fo:font-family="Symbol" style:font-family-generic="roman" style:font-pitch="variable" style:font-charset="x-symbol" fo:color="#cc9900" fo:font-size="100%"/>
      </text:list-level-style-bullet>
      <text:list-level-style-bullet text:level="2" text:bullet-char="">
        <style:list-level-properties text:space-before="1.27cm" text:min-label-width="0.793cm"/>
        <style:text-properties fo:font-family="Wingdings" style:font-pitch="variable" style:font-charset="x-symbol" fo:color="#cc9900" fo:font-size="100%"/>
      </text:list-level-style-bullet>
      <text:list-level-style-bullet text:level="3" text:bullet-char="">
        <style:list-level-properties text:space-before="2.54cm" text:min-label-width="0.635cm"/>
        <style:text-properties fo:font-family="Wingdings" style:font-pitch="variable" style:font-charset="x-symbol" fo:color="#cc9900" fo:font-size="100%"/>
      </text:list-level-style-bullet>
      <text:list-level-style-bullet text:level="4" text:bullet-char="–">
        <style:list-level-properties text:space-before="3.81cm" text:min-label-width="0.635cm"/>
        <style:text-properties fo:font-family="Arial" style:font-family-generic="swiss" style:font-pitch="variable" fo:color="#cc9900" fo:font-size="100%"/>
      </text:list-level-style-bullet>
      <text:list-level-style-bullet text:level="5" text:bullet-char="•">
        <style:list-level-properties text:space-before="5.08cm" text:min-label-width="0.635cm"/>
        <style:text-properties fo:font-family="Arial" style:font-family-generic="swiss" style:font-pitch="variable" fo:color="#cc9900" fo:font-size="100%"/>
      </text:list-level-style-bullet>
      <text:list-level-style-bullet text:level="6" text:bullet-char="•">
        <style:list-level-properties text:space-before="5.08cm" text:min-label-width="0.635cm"/>
        <style:text-properties fo:font-family="Arial" style:font-family-generic="swiss" style:font-pitch="variable" fo:color="#cc9900" fo:font-size="100%"/>
      </text:list-level-style-bullet>
      <text:list-level-style-bullet text:level="7" text:bullet-char="•">
        <style:list-level-properties text:space-before="5.08cm" text:min-label-width="0.635cm"/>
        <style:text-properties fo:font-family="Arial" style:font-family-generic="swiss" style:font-pitch="variable" fo:color="#cc9900" fo:font-size="100%"/>
      </text:list-level-style-bullet>
      <text:list-level-style-bullet text:level="8" text:bullet-char="•">
        <style:list-level-properties text:space-before="5.08cm" text:min-label-width="0.635cm"/>
        <style:text-properties fo:font-family="Arial" style:font-family-generic="swiss" style:font-pitch="variable" fo:color="#cc9900" fo:font-size="100%"/>
      </text:list-level-style-bullet>
      <text:list-level-style-bullet text:level="9" text:bullet-char="•">
        <style:list-level-properties text:space-before="5.08cm" text:min-label-width="0.635cm"/>
        <style:text-properties fo:font-family="Arial" style:font-family-generic="swiss" style:font-pitch="variable" fo:color="#cc9900" fo:font-size="100%"/>
      </text:list-level-style-bullet>
      <text:list-level-style-bullet text:level="10" text:bullet-char="•">
        <style:list-level-properties text:space-before="5.08cm" text:min-label-width="0.635cm"/>
        <style:text-properties fo:font-family="Arial" style:font-family-generic="swiss" style:font-pitch="variable" fo:color="#cc9900" fo:font-size="100%"/>
      </text:list-level-style-bullet>
    </text:list-style>
    <text:list-style style:name="L4">
      <text:list-level-style-bullet text:level="1" text:bullet-char="•">
        <style:list-level-properties/>
        <style:text-properties fo:font-family="Arial" style:font-family-generic="swiss" style:font-pitch="variable" fo:color="#000066"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61cm"/>
        <style:text-properties fo:font-family="'Times New Roman'" style:font-family-generic="roman" style:font-pitch="variable" fo:color="#000000" fo:font-size="100%"/>
      </text:list-level-style-bullet>
      <text:list-level-style-bullet text:level="3" text:bullet-char="•">
        <style:list-level-properties text:space-before="2.526cm"/>
        <style:text-properties fo:font-family="'Times New Roman'" style:font-family-generic="roman" style:font-pitch="variable" fo:color="#000000" fo:font-size="100%"/>
      </text:list-level-style-bullet>
      <text:list-level-style-bullet text:level="4" text:bullet-char="•">
        <style:list-level-properties text:space-before="3.787cm"/>
        <style:text-properties fo:font-family="'Times New Roman'" style:font-family-generic="roman" style:font-pitch="variable" fo:color="#000000" fo:font-size="100%"/>
      </text:list-level-style-bullet>
      <text:list-level-style-bullet text:level="5" text:bullet-char="•">
        <style:list-level-properties text:space-before="5.049cm"/>
        <style:text-properties fo:font-family="'Times New Roman'" style:font-family-generic="roman" style:font-pitch="variable" fo:color="#000000" fo:font-size="100%"/>
      </text:list-level-style-bullet>
      <text:list-level-style-bullet text:level="6" text:bullet-char="•">
        <style:list-level-properties text:space-before="5.049cm"/>
        <style:text-properties fo:font-family="'Times New Roman'" style:font-family-generic="roman" style:font-pitch="variable" fo:color="#000000" fo:font-size="100%"/>
      </text:list-level-style-bullet>
      <text:list-level-style-bullet text:level="7" text:bullet-char="•">
        <style:list-level-properties text:space-before="5.049cm"/>
        <style:text-properties fo:font-family="'Times New Roman'" style:font-family-generic="roman" style:font-pitch="variable" fo:color="#000000" fo:font-size="100%"/>
      </text:list-level-style-bullet>
      <text:list-level-style-bullet text:level="8" text:bullet-char="•">
        <style:list-level-properties text:space-before="5.049cm"/>
        <style:text-properties fo:font-family="'Times New Roman'" style:font-family-generic="roman" style:font-pitch="variable" fo:color="#000000" fo:font-size="100%"/>
      </text:list-level-style-bullet>
      <text:list-level-style-bullet text:level="9" text:bullet-char="•">
        <style:list-level-properties text:space-before="5.049cm"/>
        <style:text-properties fo:font-family="'Times New Roman'" style:font-family-generic="roman" style:font-pitch="variable" fo:color="#000000" fo:font-size="100%"/>
      </text:list-level-style-bullet>
      <text:list-level-style-bullet text:level="10" text:bullet-char="•">
        <style:list-level-properties text:space-before="5.049cm"/>
        <style:text-properties fo:font-family="'Times New Roman'" style:font-family-generic="roman" style:font-pitch="variable" fo:color="#000000" fo:font-size="100%"/>
      </text:list-level-style-bullet>
    </text:list-style>
    <text:list-style style:name="L6">
      <text:list-level-style-bullet text:level="1" text:bullet-char="•">
        <style:list-level-properties/>
        <style:text-properties fo:font-family="'Courier New'" style:font-family-generic="modern" style:font-pitch="fixed" fo:color="#000066"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8">
      <text:list-level-style-bullet text:level="1" text:bullet-char="•">
        <style:list-level-properties/>
        <style:text-properties fo:font-family="'Courier New'" style:font-family-generic="modern" style:font-pitch="fixed"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9">
      <text:list-level-style-bullet text:level="1" text:bullet-char="•">
        <style:list-level-properties text:space-before="5.08cm" text:min-label-width="0.635cm"/>
        <style:text-properties fo:font-family="Arial" style:font-family-generic="swiss" style:font-pitch="variable" fo:color="#cc9900" fo:font-size="100%"/>
      </text:list-level-style-bullet>
      <text:list-level-style-bullet text:level="2" text:bullet-char="">
        <style:list-level-properties text:space-before="1.27cm" text:min-label-width="0.793cm"/>
        <style:text-properties fo:font-family="Wingdings" style:font-pitch="variable" style:font-charset="x-symbol" fo:color="#cc9900" fo:font-size="100%"/>
      </text:list-level-style-bullet>
      <text:list-level-style-bullet text:level="3" text:bullet-char="">
        <style:list-level-properties text:space-before="2.54cm" text:min-label-width="0.635cm"/>
        <style:text-properties fo:font-family="Wingdings" style:font-pitch="variable" style:font-charset="x-symbol" fo:color="#cc9900" fo:font-size="100%"/>
      </text:list-level-style-bullet>
      <text:list-level-style-bullet text:level="4" text:bullet-char="–">
        <style:list-level-properties text:space-before="3.81cm" text:min-label-width="0.635cm"/>
        <style:text-properties fo:font-family="Arial" style:font-family-generic="swiss" style:font-pitch="variable" fo:color="#cc9900" fo:font-size="100%"/>
      </text:list-level-style-bullet>
      <text:list-level-style-bullet text:level="5" text:bullet-char="•">
        <style:list-level-properties text:space-before="5.08cm" text:min-label-width="0.635cm"/>
        <style:text-properties fo:font-family="Arial" style:font-family-generic="swiss" style:font-pitch="variable" fo:color="#cc9900" fo:font-size="100%"/>
      </text:list-level-style-bullet>
      <text:list-level-style-bullet text:level="6" text:bullet-char="•">
        <style:list-level-properties text:space-before="5.08cm" text:min-label-width="0.635cm"/>
        <style:text-properties fo:font-family="Arial" style:font-family-generic="swiss" style:font-pitch="variable" fo:color="#cc9900" fo:font-size="100%"/>
      </text:list-level-style-bullet>
      <text:list-level-style-bullet text:level="7" text:bullet-char="•">
        <style:list-level-properties text:space-before="5.08cm" text:min-label-width="0.635cm"/>
        <style:text-properties fo:font-family="Arial" style:font-family-generic="swiss" style:font-pitch="variable" fo:color="#cc9900" fo:font-size="100%"/>
      </text:list-level-style-bullet>
      <text:list-level-style-bullet text:level="8" text:bullet-char="•">
        <style:list-level-properties text:space-before="5.08cm" text:min-label-width="0.635cm"/>
        <style:text-properties fo:font-family="Arial" style:font-family-generic="swiss" style:font-pitch="variable" fo:color="#cc9900" fo:font-size="100%"/>
      </text:list-level-style-bullet>
      <text:list-level-style-bullet text:level="9" text:bullet-char="•">
        <style:list-level-properties text:space-before="5.08cm" text:min-label-width="0.635cm"/>
        <style:text-properties fo:font-family="Arial" style:font-family-generic="swiss" style:font-pitch="variable" fo:color="#cc9900" fo:font-size="100%"/>
      </text:list-level-style-bullet>
      <text:list-level-style-bullet text:level="10" text:bullet-char="•">
        <style:list-level-properties text:space-before="5.08cm" text:min-label-width="0.635cm"/>
        <style:text-properties fo:font-family="Arial" style:font-family-generic="swiss" style:font-pitch="variable" fo:color="#cc9900" fo:font-size="100%"/>
      </text:list-level-style-bullet>
    </text:list-style>
    <text:list-style style:name="L10">
      <text:list-level-style-bullet text:level="1" text:bullet-char="">
        <style:list-level-properties/>
        <style:text-properties fo:font-family="Wingdings" style:font-pitch="variable" style:font-charset="x-symbol" fo:color="#ff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1">
      <text:list-level-style-bullet text:level="1" text:bullet-char="">
        <style:list-level-properties/>
        <style:text-properties fo:font-family="Wingdings" style:font-pitch="variable" style:font-charset="x-symbol" fo:color="#33cc33"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3">
      <text:list-level-style-bullet text:level="1" text:bullet-char="•">
        <style:list-level-properties/>
        <style:text-properties fo:font-family="'Courier New'" style:font-family-generic="modern" style:font-pitch="fixed" fo:color="#0066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4">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5">
      <text:list-level-style-bullet text:level="1" text:bullet-char="•">
        <style:list-level-properties/>
        <style:text-properties fo:font-family="'Courier New'" style:font-family-generic="modern" style:font-pitch="fixed" fo:color="#000000" fo:font-size="100%"/>
      </text:list-level-style-bullet>
      <text:list-level-style-bullet text:level="2" text:bullet-char="•">
        <style:list-level-properties text:space-before="1.261cm"/>
        <style:text-properties fo:font-family="'Times New Roman'" style:font-family-generic="roman" style:font-pitch="variable" fo:color="#000000" fo:font-size="100%"/>
      </text:list-level-style-bullet>
      <text:list-level-style-bullet text:level="3" text:bullet-char="•">
        <style:list-level-properties text:space-before="2.526cm"/>
        <style:text-properties fo:font-family="'Times New Roman'" style:font-family-generic="roman" style:font-pitch="variable" fo:color="#000000" fo:font-size="100%"/>
      </text:list-level-style-bullet>
      <text:list-level-style-bullet text:level="4" text:bullet-char="•">
        <style:list-level-properties text:space-before="3.787cm"/>
        <style:text-properties fo:font-family="'Times New Roman'" style:font-family-generic="roman" style:font-pitch="variable" fo:color="#000000" fo:font-size="100%"/>
      </text:list-level-style-bullet>
      <text:list-level-style-bullet text:level="5" text:bullet-char="•">
        <style:list-level-properties text:space-before="5.049cm"/>
        <style:text-properties fo:font-family="'Times New Roman'" style:font-family-generic="roman" style:font-pitch="variable" fo:color="#000000" fo:font-size="100%"/>
      </text:list-level-style-bullet>
      <text:list-level-style-bullet text:level="6" text:bullet-char="•">
        <style:list-level-properties text:space-before="5.049cm"/>
        <style:text-properties fo:font-family="'Times New Roman'" style:font-family-generic="roman" style:font-pitch="variable" fo:color="#000000" fo:font-size="100%"/>
      </text:list-level-style-bullet>
      <text:list-level-style-bullet text:level="7" text:bullet-char="•">
        <style:list-level-properties text:space-before="5.049cm"/>
        <style:text-properties fo:font-family="'Times New Roman'" style:font-family-generic="roman" style:font-pitch="variable" fo:color="#000000" fo:font-size="100%"/>
      </text:list-level-style-bullet>
      <text:list-level-style-bullet text:level="8" text:bullet-char="•">
        <style:list-level-properties text:space-before="5.049cm"/>
        <style:text-properties fo:font-family="'Times New Roman'" style:font-family-generic="roman" style:font-pitch="variable" fo:color="#000000" fo:font-size="100%"/>
      </text:list-level-style-bullet>
      <text:list-level-style-bullet text:level="9" text:bullet-char="•">
        <style:list-level-properties text:space-before="5.049cm"/>
        <style:text-properties fo:font-family="'Times New Roman'" style:font-family-generic="roman" style:font-pitch="variable" fo:color="#000000" fo:font-size="100%"/>
      </text:list-level-style-bullet>
      <text:list-level-style-bullet text:level="10" text:bullet-char="•">
        <style:list-level-properties text:space-before="5.049cm"/>
        <style:text-properties fo:font-family="'Times New Roman'" style:font-family-generic="roman" style:font-pitch="variable" fo:color="#000000" fo:font-size="100%"/>
      </text:list-level-style-bullet>
    </text:list-style>
    <text:list-style style:name="L16">
      <text:list-level-style-bullet text:level="1" text:bullet-char="•">
        <style:list-level-properties text:min-label-width="0.635cm"/>
        <style:text-properties fo:font-family="'Times New Roman'" style:font-family-generic="roman" style:font-pitch="variable" fo:color="#000000" fo:font-size="100%"/>
      </text:list-level-style-bullet>
      <text:list-level-style-bullet text:level="2" text:bullet-char="•">
        <style:list-level-properties text:space-before="1.261cm"/>
        <style:text-properties fo:font-family="'Times New Roman'" style:font-family-generic="roman" style:font-pitch="variable" fo:color="#000000" fo:font-size="100%"/>
      </text:list-level-style-bullet>
      <text:list-level-style-bullet text:level="3" text:bullet-char="•">
        <style:list-level-properties text:space-before="2.526cm"/>
        <style:text-properties fo:font-family="'Times New Roman'" style:font-family-generic="roman" style:font-pitch="variable" fo:color="#000000" fo:font-size="100%"/>
      </text:list-level-style-bullet>
      <text:list-level-style-bullet text:level="4" text:bullet-char="•">
        <style:list-level-properties text:space-before="3.787cm"/>
        <style:text-properties fo:font-family="'Times New Roman'" style:font-family-generic="roman" style:font-pitch="variable" fo:color="#000000" fo:font-size="100%"/>
      </text:list-level-style-bullet>
      <text:list-level-style-bullet text:level="5" text:bullet-char="•">
        <style:list-level-properties text:space-before="5.049cm"/>
        <style:text-properties fo:font-family="'Times New Roman'" style:font-family-generic="roman" style:font-pitch="variable" fo:color="#000000" fo:font-size="100%"/>
      </text:list-level-style-bullet>
      <text:list-level-style-bullet text:level="6" text:bullet-char="•">
        <style:list-level-properties text:space-before="5.049cm"/>
        <style:text-properties fo:font-family="'Times New Roman'" style:font-family-generic="roman" style:font-pitch="variable" fo:color="#000000" fo:font-size="100%"/>
      </text:list-level-style-bullet>
      <text:list-level-style-bullet text:level="7" text:bullet-char="•">
        <style:list-level-properties text:space-before="5.049cm"/>
        <style:text-properties fo:font-family="'Times New Roman'" style:font-family-generic="roman" style:font-pitch="variable" fo:color="#000000" fo:font-size="100%"/>
      </text:list-level-style-bullet>
      <text:list-level-style-bullet text:level="8" text:bullet-char="•">
        <style:list-level-properties text:space-before="5.049cm"/>
        <style:text-properties fo:font-family="'Times New Roman'" style:font-family-generic="roman" style:font-pitch="variable" fo:color="#000000" fo:font-size="100%"/>
      </text:list-level-style-bullet>
      <text:list-level-style-bullet text:level="9" text:bullet-char="•">
        <style:list-level-properties text:space-before="5.049cm"/>
        <style:text-properties fo:font-family="'Times New Roman'" style:font-family-generic="roman" style:font-pitch="variable" fo:color="#000000" fo:font-size="100%"/>
      </text:list-level-style-bullet>
      <text:list-level-style-bullet text:level="10" text:bullet-char="•">
        <style:list-level-properties text:space-before="5.049cm"/>
        <style:text-properties fo:font-family="'Times New Roman'" style:font-family-generic="roman" style:font-pitch="variable" fo:color="#000000" fo:font-size="100%"/>
      </text:list-level-style-bullet>
    </text:list-style>
    <text:list-style style:name="L17">
      <text:list-level-style-number text:level="1" style:num-suffix=")" style:num-format="a">
        <style:list-level-properties text:min-label-width="0.635cm"/>
        <style:text-properties fo:color="#000000" fo:font-size="100%"/>
      </text:list-level-style-number>
      <text:list-level-style-bullet text:level="2" text:bullet-char="•">
        <style:list-level-properties text:space-before="1.261cm"/>
        <style:text-properties fo:font-family="'Times New Roman'" style:font-family-generic="roman" style:font-pitch="variable" fo:color="#000000" fo:font-size="100%"/>
      </text:list-level-style-bullet>
      <text:list-level-style-bullet text:level="3" text:bullet-char="•">
        <style:list-level-properties text:space-before="2.526cm"/>
        <style:text-properties fo:font-family="'Times New Roman'" style:font-family-generic="roman" style:font-pitch="variable" fo:color="#000000" fo:font-size="100%"/>
      </text:list-level-style-bullet>
      <text:list-level-style-bullet text:level="4" text:bullet-char="•">
        <style:list-level-properties text:space-before="3.787cm"/>
        <style:text-properties fo:font-family="'Times New Roman'" style:font-family-generic="roman" style:font-pitch="variable" fo:color="#000000" fo:font-size="100%"/>
      </text:list-level-style-bullet>
      <text:list-level-style-bullet text:level="5" text:bullet-char="•">
        <style:list-level-properties text:space-before="5.049cm"/>
        <style:text-properties fo:font-family="'Times New Roman'" style:font-family-generic="roman" style:font-pitch="variable" fo:color="#000000" fo:font-size="100%"/>
      </text:list-level-style-bullet>
      <text:list-level-style-bullet text:level="6" text:bullet-char="•">
        <style:list-level-properties text:space-before="5.049cm"/>
        <style:text-properties fo:font-family="'Times New Roman'" style:font-family-generic="roman" style:font-pitch="variable" fo:color="#000000" fo:font-size="100%"/>
      </text:list-level-style-bullet>
      <text:list-level-style-bullet text:level="7" text:bullet-char="•">
        <style:list-level-properties text:space-before="5.049cm"/>
        <style:text-properties fo:font-family="'Times New Roman'" style:font-family-generic="roman" style:font-pitch="variable" fo:color="#000000" fo:font-size="100%"/>
      </text:list-level-style-bullet>
      <text:list-level-style-bullet text:level="8" text:bullet-char="•">
        <style:list-level-properties text:space-before="5.049cm"/>
        <style:text-properties fo:font-family="'Times New Roman'" style:font-family-generic="roman" style:font-pitch="variable" fo:color="#000000" fo:font-size="100%"/>
      </text:list-level-style-bullet>
      <text:list-level-style-bullet text:level="9" text:bullet-char="•">
        <style:list-level-properties text:space-before="5.049cm"/>
        <style:text-properties fo:font-family="'Times New Roman'" style:font-family-generic="roman" style:font-pitch="variable" fo:color="#000000" fo:font-size="100%"/>
      </text:list-level-style-bullet>
      <text:list-level-style-bullet text:level="10" text:bullet-char="•">
        <style:list-level-properties text:space-before="5.049cm"/>
        <style:text-properties fo:font-family="'Times New Roman'" style:font-family-generic="roman" style:font-pitch="variable" fo:color="#000000" fo:font-size="100%"/>
      </text:list-level-style-bullet>
    </text:list-style>
  </office:automatic-styles>
  <office:body>
    <office:presentation>
      <presentation:footer-decl presentation:name="ftr1">© { JSL }</presentation:footer-decl>
      <draw:page draw:name="C Foundation part 2" draw:style-name="dp1" draw:master-page-name="Default" presentation:use-footer-name="ftr1">
        <draw:custom-shape draw:style-name="gr1" draw:text-style-name="P2" draw:layer="layout" svg:width="9.818cm" svg:height="3.309cm" svg:x="9.96cm" svg:y="7.223cm">
          <text:p text:style-name="P1"><text:span text:style-name="T1">Objects</text:span></text:p>
          <draw:enhanced-geometry svg:viewBox="0 0 21600 21600" draw:type="mso-spt202" draw:enhanced-path="M 0 0 L 21600 0 21600 21600 0 21600 0 0 Z N"/>
        </draw:custom-shape>
        <draw:frame presentation:style-name="pr1" draw:text-style-name="P2" draw:layer="layout" svg:width="15.24cm" svg:height="2.329cm" draw:transform="rotate (1.5707963267946) translate (0.635cm 17.992cm)" presentation:class="title" presentation:user-transformed="true">
          <draw:text-box>
            <text:p text:style-name="P3">C Foundation part 2</text:p>
          </draw:text-box>
        </draw:frame>
        <presentation:notes draw:style-name="dp2">
          <draw:page-thumbnail draw:layer="layout" svg:width="13.472cm" svg:height="9.327cm" svg:x="3.126cm" svg:y="1.896cm" draw:page-number="1" presentation:class="page"/>
          <draw:frame presentation:style-name="pr2" draw:text-style-name="P2" draw:layer="layout" svg:width="14.394cm" svg:height="11.242cm" svg:x="2.963cm" svg:y="11.861cm" presentation:class="notes" presentation:user-transformed="true">
            <draw:text-box>
              <text:list text:style-name="L5">
                <text:list-header>
                  <text:p text:style-name="P6"/>
                </text:list-header>
              </text:list>
            </draw:text-box>
          </draw:frame>
        </presentation:notes>
      </draw:page>
      <draw:page draw:name="users"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users</text:p>
          </draw:text-box>
        </draw:frame>
        <draw:frame presentation:style-name="pr3" draw:text-style-name="P2" draw:layer="layout" svg:width="23.363cm" svg:height="16.934cm" svg:x="3.597cm" svg:y="1.058cm" presentation:class="outline" presentation:user-transformed="true">
          <draw:text-box>
            <text:list text:style-name="L3">
              <text:list-header>
                <text:p text:style-name="P4"/>
                <text:p text:style-name="P4"/>
              </text:list-header>
            </text:list>
          </draw:text-box>
        </draw:frame>
        <draw:custom-shape draw:style-name="gr2" draw:text-style-name="P2" draw:layer="layout" svg:width="18.6cm" svg:height="2.631cm" svg:x="5.958cm" svg:y="13.123cm">
          <text:p text:style-name="P5"><text:span text:style-name="T2">Users care about only what </text:span><text:span text:style-name="T3">they</text:span><text:span text:style-name="T2"> care about! This is called Selfishness.</text:span></text:p>
          <draw:enhanced-geometry svg:viewBox="0 0 21600 21600" draw:type="mso-spt202" draw:enhanced-path="M 0 0 L 21600 0 21600 21600 0 21600 0 0 Z N"/>
        </draw:custom-shape>
        <draw:custom-shape draw:style-name="gr2" draw:text-style-name="P2" draw:layer="layout" svg:width="18.6cm" svg:height="3.816cm" svg:x="5.958cm" svg:y="3.109cm">
          <text:p text:style-name="P5"><text:span text:style-name="T2">Users care about how easy <text:s/>objects are to </text:span><text:span text:style-name="T3">use</text:span><text:span text:style-name="T2"> and how hard objects are to </text:span><text:span text:style-name="T3">misuse</text:span><text:span text:style-name="T2">. This is called Affordance.</text:span></text:p>
          <draw:enhanced-geometry svg:viewBox="0 0 21600 21600" draw:type="mso-spt202" draw:enhanced-path="M 0 0 L 21600 0 21600 21600 0 21600 0 0 Z N"/>
        </draw:custom-shape>
        <draw:custom-shape draw:style-name="gr2" draw:text-style-name="P2" draw:layer="layout" svg:width="18.6cm" svg:height="3.816cm" svg:x="5.958cm" svg:y="8.123cm">
          <text:p text:style-name="P5"><text:span text:style-name="T2">Users don't want to know or care about how hard objects are to </text:span><text:span text:style-name="T3">make</text:span><text:span text:style-name="T2">*.</text:span></text:p>
          <text:p text:style-name="P5"><text:span text:style-name="T2">This is called Ignorance/Apathy.</text:span></text:p>
          <draw:enhanced-geometry svg:viewBox="0 0 21600 21600" draw:type="mso-spt202" draw:enhanced-path="M 0 0 L 21600 0 21600 21600 0 21600 0 0 Z N"/>
        </draw:custom-shape>
        <presentation:notes draw:style-name="dp2">
          <draw:page-thumbnail draw:layer="layout" svg:width="13.477cm" svg:height="9.327cm" svg:x="3.126cm" svg:y="1.896cm" draw:page-number="2" presentation:class="page"/>
          <draw:frame presentation:style-name="pr4" draw:text-style-name="P2" draw:layer="layout" svg:width="14.394cm" svg:height="11.242cm" svg:x="2.963cm" svg:y="11.861cm" presentation:class="notes" presentation:user-transformed="true">
            <draw:text-box>
              <text:p text:style-name="P6"><text:span text:style-name="T4">Is the only type that guarantees you the ability to read the object-representation of an object. Important when copying data from one location to another. Worth mentioning.</text:span></text:p>
              <text:p text:style-name="P6"><text:span text:style-name="T4">This could be mentioned on the &lt;limits.h&gt; slide.</text:span></text:p>
            </draw:text-box>
          </draw:frame>
        </presentation:notes>
      </draw:page>
      <draw:page draw:name="(in)consistency"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text:span text:style-name="T4">(in)consistency</text:span></text:p>
          </draw:text-box>
        </draw:frame>
        <draw:frame presentation:style-name="pr5" draw:layer="layout" svg:width="22.649cm" svg:height="17.185cm" svg:x="3.597cm" svg:y="1.058cm" presentation:class="outline" presentation:placeholder="true" presentation:user-transformed="true">
          <draw:text-box/>
        </draw:frame>
        <draw:custom-shape draw:style-name="gr3" draw:text-style-name="P2" draw:layer="layout" svg:width="17.198cm" svg:height="3.305cm" svg:x="5.159cm" svg:y="4.167cm">
          <text:p text:style-name="P5"><text:span text:style-name="T5">int </text:span><text:span text:style-name="T6">fsetpos(FILE *, ...);</text:span></text:p>
          <text:p text:style-name="P5"><text:span text:style-name="T5">int</text:span><text:span text:style-name="T6"> fprintf(FILE *, ...);</text:span></text:p>
          <text:p text:style-name="P5"><text:span text:style-name="T5">int</text:span><text:span text:style-name="T6"> fscanf(FILE *, ...);</text:span></text:p>
          <draw:enhanced-geometry svg:viewBox="0 0 21600 21600" draw:type="mso-spt202" draw:enhanced-path="M 0 0 L 21600 0 21600 21600 0 21600 0 0 Z N"/>
        </draw:custom-shape>
        <draw:custom-shape draw:style-name="gr4" draw:text-style-name="P2" draw:layer="layout" svg:width="7.201cm" svg:height="1.023cm" svg:x="5.159cm" svg:y="3.126cm">
          <text:p text:style-name="P5"><text:span text:style-name="T7">&lt;stdio.h&gt;</text:span></text:p>
          <draw:enhanced-geometry svg:viewBox="0 0 21600 21600" draw:type="mso-spt202" draw:enhanced-path="M 0 0 L 21600 0 21600 21600 0 21600 0 0 Z N"/>
        </draw:custom-shape>
        <draw:custom-shape draw:style-name="gr3" draw:text-style-name="P2" draw:layer="layout" svg:width="17cm" svg:height="1.019cm" svg:x="5.159cm" svg:y="12.506cm">
          <text:p text:style-name="P5"><text:span text:style-name="T8">int </text:span><text:span text:style-name="T9">main(int argc, char * argv[])...</text:span></text:p>
          <draw:enhanced-geometry svg:viewBox="0 0 21600 21600" draw:type="mso-spt202" draw:enhanced-path="M 0 0 L 21600 0 21600 21600 0 21600 0 0 Z N"/>
        </draw:custom-shape>
        <draw:custom-shape draw:style-name="gr3" draw:text-style-name="P2" draw:layer="layout" svg:width="17.198cm" svg:height="3.305cm" svg:x="5.159cm" svg:y="7.924cm">
          <text:p text:style-name="P5"><text:span text:style-name="T5">int</text:span><text:span text:style-name="T6"> fputc(..., FILE *);</text:span></text:p>
          <text:p text:style-name="P5"><text:span text:style-name="T5">int</text:span><text:span text:style-name="T6"> fputs(..., FILE *);</text:span></text:p>
          <text:p text:style-name="P5"><text:span text:style-name="T6">size_t fwrite(..., FILE *);</text:span></text:p>
          <draw:enhanced-geometry svg:viewBox="0 0 21600 21600" draw:type="mso-spt202" draw:enhanced-path="M 0 0 L 21600 0 21600 21600 0 21600 0 0 Z N"/>
        </draw:custom-shape>
        <draw:custom-shape draw:style-name="gr3" draw:text-style-name="P2" draw:layer="layout" svg:width="17cm" svg:height="1.019cm" svg:x="5.159cm" svg:y="13.908cm">
          <text:p text:style-name="P5"><text:span text:style-name="T8">char </text:span><text:span text:style-name="T9">* fgets(</text:span><text:span text:style-name="T8">char</text:span><text:span text:style-name="T9"> * s, </text:span><text:span text:style-name="T8">int</text:span><text:span text:style-name="T9"> n, FILE *);</text:span></text:p>
          <draw:enhanced-geometry svg:viewBox="0 0 21600 21600" draw:type="mso-spt202" draw:enhanced-path="M 0 0 L 21600 0 21600 21600 0 21600 0 0 Z N"/>
        </draw:custom-shape>
        <draw:g>
          <draw:custom-shape draw:style-name="gr5" draw:text-style-name="P2" draw:layer="layout" svg:width="0.865cm" svg:height="1.273cm" draw:transform="rotate (0.0984365698124616) translate (22.945cm 9.706cm)">
            <text:p/>
            <draw:enhanced-geometry svg:viewBox="0 0 207 230" draw:type="non-primitive" draw:enhanced-path="M 99 53 L 117 30 L 142 12 L 164 0 L 182 4 L 196 17 L 206 56 L 202 102 L 191 145 L 179 179 L 157 214 L 138 229 L 111 229 L 84 219 L 71 194 L 63 162 L 66 122 L 4 127 L 0 109 L 72 102 L 90 61 L 99 53 L"/>
          </draw:custom-shape>
          <draw:custom-shape draw:style-name="gr5" draw:text-style-name="P2" draw:layer="layout" svg:width="0.991cm" svg:height="2.033cm" draw:transform="rotate (0.0984365698124616) translate (23.484cm 9.33cm)">
            <text:p/>
            <draw:enhanced-geometry svg:viewBox="0 0 237 367" draw:type="non-primitive" draw:enhanced-path="M 98 8 L 68 0 L 45 1 L 27 14 L 14 35 L 19 57 L 36 57 L 31 39 L 45 23 L 58 17 L 80 23 L 71 41 L 68 57 L 71 70 L 94 76 L 117 71 L 122 61 L 147 89 L 162 120 L 183 159 L 196 194 L 202 228 L 197 246 L 174 268 L 125 287 L 98 295 L 71 300 L 31 316 L 1 326 L 0 347 L 14 362 L 32 366 L 59 353 L 122 321 L 174 299 L 210 274 L 233 252 L 236 225 L 223 190 L 196 137 L 171 94 L 139 48 L 116 21 L 86 8 L 98 8 L"/>
          </draw:custom-shape>
          <draw:custom-shape draw:style-name="gr5" draw:text-style-name="P2" draw:layer="layout" svg:width="0.522cm" svg:height="1.904cm" draw:transform="rotate (0.0984365698124616) translate (23.186cm 11.051cm)">
            <text:p/>
            <draw:enhanced-geometry svg:viewBox="0 0 125 344" draw:type="non-primitive" draw:enhanced-path="M 116 26 L 112 9 L 93 0 L 75 0 L 53 13 L 32 44 L 17 76 L 9 119 L 3 171 L 0 220 L 0 285 L 9 324 L 26 339 L 54 343 L 84 342 L 99 324 L 107 294 L 115 263 L 121 207 L 124 145 L 124 71 L 116 39 L 116 26 L"/>
          </draw:custom-shape>
          <draw:custom-shape draw:style-name="gr5" draw:text-style-name="P2" draw:layer="layout" svg:width="0.795cm" svg:height="1.466cm" draw:transform="rotate (0.0984365698124616) translate (22.684cm 11.152cm)">
            <text:p/>
            <draw:enhanced-geometry svg:viewBox="0 0 190 265" draw:type="non-primitive" draw:enhanced-path="M 179 0 L 140 4 L 100 12 L 58 35 L 29 53 L 9 78 L 0 92 L 18 135 L 47 161 L 81 180 L 99 192 L 130 198 L 131 209 L 107 220 L 73 229 L 41 246 L 54 259 L 67 264 L 87 245 L 116 233 L 140 224 L 140 207 L 136 188 L 121 180 L 73 161 L 47 132 L 27 101 L 32 86 L 47 69 L 82 44 L 125 35 L 154 34 L 179 34 L 189 18 L 179 0 L"/>
          </draw:custom-shape>
          <draw:custom-shape draw:style-name="gr5" draw:text-style-name="P2" draw:layer="layout" svg:width="0.966cm" svg:height="2.37cm" draw:transform="rotate (0.0984365698124616) translate (22.613cm 12.822cm)">
            <text:p/>
            <draw:enhanced-geometry svg:viewBox="0 0 231 428" draw:type="non-primitive" draw:enhanced-path="M 204 0 L 224 0 L 230 31 L 215 49 L 168 91 L 126 145 L 99 201 L 95 238 L 96 264 L 108 324 L 123 373 L 136 401 L 139 418 L 126 418 L 105 412 L 99 414 L 56 416 L 23 427 L 11 421 L 0 399 L 11 387 L 60 386 L 95 390 L 112 399 L 110 379 L 92 347 L 77 299 L 65 258 L 74 211 L 87 161 L 114 104 L 153 51 L 186 13 L 204 0 L"/>
          </draw:custom-shape>
          <draw:custom-shape draw:style-name="gr5" draw:text-style-name="P2" draw:layer="layout" svg:width="0.648cm" svg:height="2.413cm" draw:transform="rotate (0.0984365698124616) translate (23.529cm 12.726cm)">
            <text:p/>
            <draw:enhanced-geometry svg:viewBox="0 0 155 436" draw:type="non-primitive" draw:enhanced-path="M 47 0 L 67 41 L 80 101 L 96 167 L 111 235 L 111 259 L 96 303 L 76 327 L 56 356 L 43 378 L 49 388 L 83 393 L 138 401 L 154 415 L 141 426 L 110 435 L 74 417 L 47 406 L 13 401 L 0 397 L 4 382 L 43 344 L 65 305 L 85 278 L 88 252 L 79 208 L 58 163 L 35 85 L 16 40 L 18 13 L 35 0 L 47 0 L"/>
          </draw:custom-shape>
        </draw:g>
        <draw:g>
          <draw:custom-shape draw:style-name="gr5" draw:text-style-name="P2" draw:layer="layout" svg:width="0.357cm" svg:height="0.427cm" svg:x="24.045cm" svg:y="8.524cm">
            <text:p/>
            <draw:enhanced-geometry svg:viewBox="0 0 78 90" draw:type="non-primitive" draw:enhanced-path="M 9 4 L 30 0 L 50 1 L 68 10 L 77 26 L 77 39 L 68 57 L 53 67 L 30 67 L 17 76 L 12 89 L 0 85 L 5 67 L 21 57 L 48 54 L 59 44 L 62 27 L 50 13 L 32 13 L 12 17 L 5 13 L 9 4 L"/>
          </draw:custom-shape>
          <draw:custom-shape draw:style-name="gr5" draw:text-style-name="P2" draw:layer="layout" svg:width="0.114cm" svg:height="0.118cm" svg:x="23.962cm" svg:y="9.018cm">
            <text:p/>
            <draw:enhanced-geometry svg:viewBox="0 0 25 25" draw:type="non-primitive" draw:enhanced-path="M 24 1 L 12 0 L 4 9 L 0 23 L 12 24 L 22 18 L 24 1 L"/>
          </draw:custom-shape>
        </draw:g>
        <draw:g>
          <draw:custom-shape draw:style-name="gr5" draw:text-style-name="P2" draw:layer="layout" svg:width="0.865cm" svg:height="1.273cm" draw:transform="rotate (0.0984365698124616) translate (18.544cm 4.903cm)">
            <text:p/>
            <draw:enhanced-geometry svg:viewBox="0 0 207 230" draw:type="non-primitive" draw:enhanced-path="M 99 53 L 117 30 L 142 12 L 164 0 L 182 4 L 196 17 L 206 56 L 202 102 L 191 145 L 179 179 L 157 214 L 138 229 L 111 229 L 84 219 L 71 194 L 63 162 L 66 122 L 4 127 L 0 109 L 72 102 L 90 61 L 99 53 L"/>
          </draw:custom-shape>
          <draw:custom-shape draw:style-name="gr5" draw:text-style-name="P2" draw:layer="layout" svg:width="0.991cm" svg:height="2.033cm" draw:transform="rotate (0.0984365698124616) translate (19.083cm 4.527cm)">
            <text:p/>
            <draw:enhanced-geometry svg:viewBox="0 0 237 367" draw:type="non-primitive" draw:enhanced-path="M 98 8 L 68 0 L 45 1 L 27 14 L 14 35 L 19 57 L 36 57 L 31 39 L 45 23 L 58 17 L 80 23 L 71 41 L 68 57 L 71 70 L 94 76 L 117 71 L 122 61 L 147 89 L 162 120 L 183 159 L 196 194 L 202 228 L 197 246 L 174 268 L 125 287 L 98 295 L 71 300 L 31 316 L 1 326 L 0 347 L 14 362 L 32 366 L 59 353 L 122 321 L 174 299 L 210 274 L 233 252 L 236 225 L 223 190 L 196 137 L 171 94 L 139 48 L 116 21 L 86 8 L 98 8 L"/>
          </draw:custom-shape>
          <draw:custom-shape draw:style-name="gr5" draw:text-style-name="P2" draw:layer="layout" svg:width="0.522cm" svg:height="1.905cm" draw:transform="rotate (0.0984365698124616) translate (18.785cm 6.249cm)">
            <text:p/>
            <draw:enhanced-geometry svg:viewBox="0 0 125 344" draw:type="non-primitive" draw:enhanced-path="M 116 26 L 112 9 L 93 0 L 75 0 L 53 13 L 32 44 L 17 76 L 9 119 L 3 171 L 0 220 L 0 285 L 9 324 L 26 339 L 54 343 L 84 342 L 99 324 L 107 294 L 115 263 L 121 207 L 124 145 L 124 71 L 116 39 L 116 26 L"/>
          </draw:custom-shape>
          <draw:custom-shape draw:style-name="gr5" draw:text-style-name="P2" draw:layer="layout" svg:width="0.795cm" svg:height="1.466cm" draw:transform="rotate (0.0984365698124616) translate (18.283cm 6.349cm)">
            <text:p/>
            <draw:enhanced-geometry svg:viewBox="0 0 190 265" draw:type="non-primitive" draw:enhanced-path="M 179 0 L 140 4 L 100 12 L 58 35 L 29 53 L 9 78 L 0 92 L 18 135 L 47 161 L 81 180 L 99 192 L 130 198 L 131 209 L 107 220 L 73 229 L 41 246 L 54 259 L 67 264 L 87 245 L 116 233 L 140 224 L 140 207 L 136 188 L 121 180 L 73 161 L 47 132 L 27 101 L 32 86 L 47 69 L 82 44 L 125 35 L 154 34 L 179 34 L 189 18 L 179 0 L"/>
          </draw:custom-shape>
          <draw:custom-shape draw:style-name="gr5" draw:text-style-name="P2" draw:layer="layout" svg:width="0.966cm" svg:height="2.371cm" draw:transform="rotate (0.0984365698124616) translate (18.212cm 8.019cm)">
            <text:p/>
            <draw:enhanced-geometry svg:viewBox="0 0 231 428" draw:type="non-primitive" draw:enhanced-path="M 204 0 L 224 0 L 230 31 L 215 49 L 168 91 L 126 145 L 99 201 L 95 238 L 96 264 L 108 324 L 123 373 L 136 401 L 139 418 L 126 418 L 105 412 L 99 414 L 56 416 L 23 427 L 11 421 L 0 399 L 11 387 L 60 386 L 95 390 L 112 399 L 110 379 L 92 347 L 77 299 L 65 258 L 74 211 L 87 161 L 114 104 L 153 51 L 186 13 L 204 0 L"/>
          </draw:custom-shape>
          <draw:custom-shape draw:style-name="gr5" draw:text-style-name="P2" draw:layer="layout" svg:width="0.648cm" svg:height="2.413cm" draw:transform="rotate (0.0984365698124616) translate (19.128cm 7.923cm)">
            <text:p/>
            <draw:enhanced-geometry svg:viewBox="0 0 155 436" draw:type="non-primitive" draw:enhanced-path="M 47 0 L 67 41 L 80 101 L 96 167 L 111 235 L 111 259 L 96 303 L 76 327 L 56 356 L 43 378 L 49 388 L 83 393 L 138 401 L 154 415 L 141 426 L 110 435 L 74 417 L 47 406 L 13 401 L 0 397 L 4 382 L 43 344 L 65 305 L 85 278 L 88 252 L 79 208 L 58 163 L 35 85 L 16 40 L 18 13 L 35 0 L 47 0 L"/>
          </draw:custom-shape>
        </draw:g>
        <draw:g>
          <draw:custom-shape draw:style-name="gr5" draw:text-style-name="P2" draw:layer="layout" svg:width="0.357cm" svg:height="0.427cm" svg:x="19.645cm" svg:y="3.722cm">
            <text:p/>
            <draw:enhanced-geometry svg:viewBox="0 0 78 90" draw:type="non-primitive" draw:enhanced-path="M 9 4 L 30 0 L 50 1 L 68 10 L 77 26 L 77 39 L 68 57 L 53 67 L 30 67 L 17 76 L 12 89 L 0 85 L 5 67 L 21 57 L 48 54 L 59 44 L 62 27 L 50 13 L 32 13 L 12 17 L 5 13 L 9 4 L"/>
          </draw:custom-shape>
          <draw:custom-shape draw:style-name="gr5" draw:text-style-name="P2" draw:layer="layout" svg:width="0.114cm" svg:height="0.118cm" svg:x="19.562cm" svg:y="4.216cm">
            <text:p/>
            <draw:enhanced-geometry svg:viewBox="0 0 25 25" draw:type="non-primitive" draw:enhanced-path="M 24 1 L 12 0 L 4 9 L 0 23 L 12 24 L 22 18 L 24 1 L"/>
          </draw:custom-shape>
        </draw:g>
        <presentation:notes draw:style-name="dp2">
          <draw:page-thumbnail draw:layer="layout" svg:width="13.472cm" svg:height="9.327cm" svg:x="3.126cm" svg:y="1.896cm" draw:page-number="3" presentation:class="page"/>
          <draw:frame presentation:style-name="pr6" draw:layer="layout" svg:width="14.394cm" svg:height="11.499cm" svg:x="2.963cm" svg:y="11.861cm" presentation:class="notes" presentation:placeholder="true">
            <draw:text-box/>
          </draw:frame>
        </presentation:notes>
      </draw:page>
      <draw:page draw:name="bad design"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bad design</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4">7.14.1.1 The signal function</text:span></text:p>
                <text:list text:style-name="L9">
                  <text:list-item>
                    <text:p text:style-name="P7"><text:span text:style-name="T4">if the request can be honoured, the signal function returns the value of func for the most recent successful call to signal for the specified signal sig.</text:span></text:p>
                  </text:list-item>
                </text:list>
              </text:list-item>
            </text:list>
          </draw:text-box>
        </draw:frame>
        <draw:custom-shape draw:style-name="gr4" draw:text-style-name="P2" draw:layer="layout" svg:width="7.201cm" svg:height="1.023cm" svg:x="5.159cm" svg:y="7.893cm">
          <text:p text:style-name="P5"><text:span text:style-name="T7">&lt;signal.h&gt;</text:span></text:p>
          <draw:enhanced-geometry svg:viewBox="0 0 21600 21600" draw:type="mso-spt202" draw:enhanced-path="M 0 0 L 21600 0 21600 21600 0 21600 0 0 Z N"/>
        </draw:custom-shape>
        <draw:custom-shape draw:style-name="gr3" draw:text-style-name="P2" draw:layer="layout" svg:width="21.401cm" svg:height="1.019cm" svg:x="5.159cm" svg:y="9.093cm">
          <text:p text:style-name="P5"><text:span text:style-name="T8">void</text:span><text:span text:style-name="T9"> (* signal(</text:span><text:span text:style-name="T8">int</text:span><text:span text:style-name="T9"> sig, </text:span><text:span text:style-name="T8">void</text:span><text:span text:style-name="T9"> (*func)(</text:span><text:span text:style-name="T8">int</text:span><text:span text:style-name="T9">)))(</text:span><text:span text:style-name="T8">int</text:span><text:span text:style-name="T9">);</text:span></text:p>
          <draw:enhanced-geometry svg:viewBox="0 0 21600 21600" draw:type="mso-spt202" draw:enhanced-path="M 0 0 L 21600 0 21600 21600 0 21600 0 0 Z N"/>
        </draw:custom-shape>
        <draw:custom-shape draw:style-name="gr3" draw:text-style-name="P2" draw:layer="layout" svg:width="21.401cm" svg:height="2.543cm" svg:x="5.159cm" svg:y="12.907cm">
          <text:p text:style-name="P5"><text:span text:style-name="T8">typedef void</text:span><text:span text:style-name="T9"> (*signal_handler)(</text:span><text:span text:style-name="T8">int</text:span><text:span text:style-name="T9"> sig);</text:span></text:p>
          <text:p text:style-name="P5"><text:span text:style-name="T9"/></text:p>
          <text:p text:style-name="P5"><text:span text:style-name="T9">signal_handler signal(</text:span><text:span text:style-name="T8">int</text:span><text:span text:style-name="T9"> sig, signal_handler func);</text:span></text:p>
          <draw:enhanced-geometry svg:viewBox="0 0 21600 21600" draw:type="mso-spt202" draw:enhanced-path="M 0 0 L 21600 0 21600 21600 0 21600 0 0 Z N"/>
        </draw:custom-shape>
        <draw:g>
          <draw:custom-shape draw:style-name="gr5" draw:text-style-name="P2" draw:layer="layout" svg:width="0.864cm" svg:height="1.273cm" draw:transform="rotate (0.0984365698124616) translate (25.344cm 10.508cm)">
            <text:p/>
            <draw:enhanced-geometry svg:viewBox="0 0 207 230" draw:type="non-primitive" draw:enhanced-path="M 99 53 L 117 30 L 142 12 L 164 0 L 182 4 L 196 17 L 206 56 L 202 102 L 191 145 L 179 179 L 157 214 L 138 229 L 111 229 L 84 219 L 71 194 L 63 162 L 66 122 L 4 127 L 0 109 L 72 102 L 90 61 L 99 53 L"/>
          </draw:custom-shape>
          <draw:custom-shape draw:style-name="gr5" draw:text-style-name="P2" draw:layer="layout" svg:width="0.99cm" svg:height="2.033cm" draw:transform="rotate (0.0984365698124616) translate (25.883cm 10.132cm)">
            <text:p/>
            <draw:enhanced-geometry svg:viewBox="0 0 237 367" draw:type="non-primitive" draw:enhanced-path="M 98 8 L 68 0 L 45 1 L 27 14 L 14 35 L 19 57 L 36 57 L 31 39 L 45 23 L 58 17 L 80 23 L 71 41 L 68 57 L 71 70 L 94 76 L 117 71 L 122 61 L 147 89 L 162 120 L 183 159 L 196 194 L 202 228 L 197 246 L 174 268 L 125 287 L 98 295 L 71 300 L 31 316 L 1 326 L 0 347 L 14 362 L 32 366 L 59 353 L 122 321 L 174 299 L 210 274 L 233 252 L 236 225 L 223 190 L 196 137 L 171 94 L 139 48 L 116 21 L 86 8 L 98 8 L"/>
          </draw:custom-shape>
          <draw:custom-shape draw:style-name="gr5" draw:text-style-name="P2" draw:layer="layout" svg:width="0.522cm" svg:height="1.905cm" draw:transform="rotate (0.0984365698124616) translate (25.585cm 11.854cm)">
            <text:p/>
            <draw:enhanced-geometry svg:viewBox="0 0 125 344" draw:type="non-primitive" draw:enhanced-path="M 116 26 L 112 9 L 93 0 L 75 0 L 53 13 L 32 44 L 17 76 L 9 119 L 3 171 L 0 220 L 0 285 L 9 324 L 26 339 L 54 343 L 84 342 L 99 324 L 107 294 L 115 263 L 121 207 L 124 145 L 124 71 L 116 39 L 116 26 L"/>
          </draw:custom-shape>
          <draw:custom-shape draw:style-name="gr5" draw:text-style-name="P2" draw:layer="layout" svg:width="0.794cm" svg:height="1.466cm" draw:transform="rotate (0.0984365698124616) translate (25.083cm 11.954cm)">
            <text:p/>
            <draw:enhanced-geometry svg:viewBox="0 0 190 265" draw:type="non-primitive" draw:enhanced-path="M 179 0 L 140 4 L 100 12 L 58 35 L 29 53 L 9 78 L 0 92 L 18 135 L 47 161 L 81 180 L 99 192 L 130 198 L 131 209 L 107 220 L 73 229 L 41 246 L 54 259 L 67 264 L 87 245 L 116 233 L 140 224 L 140 207 L 136 188 L 121 180 L 73 161 L 47 132 L 27 101 L 32 86 L 47 69 L 82 44 L 125 35 L 154 34 L 179 34 L 189 18 L 179 0 L"/>
          </draw:custom-shape>
          <draw:custom-shape draw:style-name="gr5" draw:text-style-name="P2" draw:layer="layout" svg:width="0.966cm" svg:height="2.371cm" draw:transform="rotate (0.0984365698124616) translate (25.012cm 13.624cm)">
            <text:p/>
            <draw:enhanced-geometry svg:viewBox="0 0 231 428" draw:type="non-primitive" draw:enhanced-path="M 204 0 L 224 0 L 230 31 L 215 49 L 168 91 L 126 145 L 99 201 L 95 238 L 96 264 L 108 324 L 123 373 L 136 401 L 139 418 L 126 418 L 105 412 L 99 414 L 56 416 L 23 427 L 11 421 L 0 399 L 11 387 L 60 386 L 95 390 L 112 399 L 110 379 L 92 347 L 77 299 L 65 258 L 74 211 L 87 161 L 114 104 L 153 51 L 186 13 L 204 0 L"/>
          </draw:custom-shape>
          <draw:custom-shape draw:style-name="gr5" draw:text-style-name="P2" draw:layer="layout" svg:width="0.648cm" svg:height="2.413cm" draw:transform="rotate (0.0984365698124616) translate (25.927cm 13.528cm)">
            <text:p/>
            <draw:enhanced-geometry svg:viewBox="0 0 155 436" draw:type="non-primitive" draw:enhanced-path="M 47 0 L 67 41 L 80 101 L 96 167 L 111 235 L 111 259 L 96 303 L 76 327 L 56 356 L 43 378 L 49 388 L 83 393 L 138 401 L 154 415 L 141 426 L 110 435 L 74 417 L 47 406 L 13 401 L 0 397 L 4 382 L 43 344 L 65 305 L 85 278 L 88 252 L 79 208 L 58 163 L 35 85 L 16 40 L 18 13 L 35 0 L 47 0 L"/>
          </draw:custom-shape>
        </draw:g>
        <draw:g>
          <draw:custom-shape draw:style-name="gr5" draw:text-style-name="P2" draw:layer="layout" svg:width="0.357cm" svg:height="0.427cm" svg:x="26.003cm" svg:y="9.313cm">
            <text:p/>
            <draw:enhanced-geometry svg:viewBox="0 0 78 90" draw:type="non-primitive" draw:enhanced-path="M 9 4 L 30 0 L 50 1 L 68 10 L 77 26 L 77 39 L 68 57 L 53 67 L 30 67 L 17 76 L 12 89 L 0 85 L 5 67 L 21 57 L 48 54 L 59 44 L 62 27 L 50 13 L 32 13 L 12 17 L 5 13 L 9 4 L"/>
          </draw:custom-shape>
          <draw:custom-shape draw:style-name="gr5" draw:text-style-name="P2" draw:layer="layout" svg:width="0.114cm" svg:height="0.118cm" svg:x="25.92cm" svg:y="9.807cm">
            <text:p/>
            <draw:enhanced-geometry svg:viewBox="0 0 25 25" draw:type="non-primitive" draw:enhanced-path="M 24 1 L 12 0 L 4 9 L 0 23 L 12 24 L 22 18 L 24 1 L"/>
          </draw:custom-shape>
        </draw:g>
        <draw:custom-shape draw:style-name="gr6" draw:text-style-name="P2" draw:layer="layout" svg:width="1.601cm" svg:height="2.002cm" svg:x="9.556cm" svg:y="10.52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2" draw:layer="layout" svg:width="1.601cm" svg:height="2.002cm" svg:x="14.358cm" svg:y="10.5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2" draw:layer="layout" svg:width="1.6cm" svg:height="2.002cm" svg:x="18.561cm" svg:y="10.5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layer="layout" svg:width="13.472cm" svg:height="9.327cm" svg:x="3.126cm" svg:y="1.896cm" draw:page-number="4" presentation:class="page"/>
          <draw:frame presentation:style-name="pr6" draw:layer="layout" svg:width="14.394cm" svg:height="11.499cm" svg:x="2.963cm" svg:y="11.861cm" presentation:class="notes" presentation:placeholder="true">
            <draw:text-box/>
          </draw:frame>
        </presentation:notes>
      </draw:page>
      <draw:page draw:name="compound literals"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compound literals</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4">6.5.2.5 Compound literals</text:span></text:p>
                <text:list text:style-name="L9">
                  <text:list-item>
                    <text:p text:style-name="P7"><text:span text:style-name="T4">para 6 – if the compound literal occurs outside the body of a function, the object has static storage duration; ...</text:span></text:p>
                  </text:list-item>
                </text:list>
              </text:list-item>
            </text:list>
          </draw:text-box>
        </draw:frame>
        <draw:custom-shape draw:style-name="gr2" draw:text-style-name="P2" draw:layer="layout" svg:width="18cm" svg:height="1.277cm" svg:x="5.958cm" svg:y="8.727cm">
          <text:p text:style-name="P5"><text:span text:style-name="T6">int * p = (int[]){1,2,3,4};</text:span></text:p>
          <draw:enhanced-geometry svg:viewBox="0 0 21600 21600" draw:type="mso-spt202" draw:enhanced-path="M 0 0 L 21600 0 21600 21600 0 21600 0 0 Z N"/>
        </draw:custom-shape>
        <draw:custom-shape draw:style-name="gr2" draw:text-style-name="P2" draw:layer="layout" svg:width="18cm" svg:height="2.293cm" svg:x="5.958cm" svg:y="12.643cm">
          <text:p text:style-name="P5"><text:span text:style-name="T6">int $[] = { 1,2,3,4 };</text:span></text:p>
          <text:p text:style-name="P5"><text:span text:style-name="T6">int * p = $;</text:span></text:p>
          <draw:enhanced-geometry svg:viewBox="0 0 21600 21600" draw:type="mso-spt202" draw:enhanced-path="M 0 0 L 21600 0 21600 21600 0 21600 0 0 Z N"/>
        </draw:custom-shape>
        <draw:custom-shape draw:style-name="gr6" draw:text-style-name="P2" draw:layer="layout" svg:width="2.399cm" svg:height="4.004cm" svg:x="21.559cm" svg:y="9.32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2" draw:layer="layout" svg:width="2.399cm" svg:height="1.023cm" svg:x="20.161cm" svg:y="10.724cm">
          <text:p text:style-name="P5"><text:span text:style-name="T10">as-if</text:span></text:p>
          <draw:enhanced-geometry svg:viewBox="0 0 21600 21600" draw:type="mso-spt202" draw:enhanced-path="M 0 0 L 21600 0 21600 21600 0 21600 0 0 Z N"/>
        </draw:custom-shape>
        <presentation:notes draw:style-name="dp2">
          <draw:page-thumbnail draw:layer="layout" svg:width="13.472cm" svg:height="9.327cm" svg:x="3.126cm" svg:y="1.896cm" draw:page-number="5" presentation:class="page"/>
          <draw:frame presentation:style-name="pr6" draw:layer="layout" svg:width="14.394cm" svg:height="11.499cm" svg:x="2.963cm" svg:y="11.861cm" presentation:class="notes" presentation:placeholder="true">
            <draw:text-box/>
          </draw:frame>
        </presentation:notes>
      </draw:page>
      <draw:page draw:name="page6"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compound literals</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4">6.5.2.5 Compound literals</text:span></text:p>
                <text:list text:style-name="L9">
                  <text:list-item>
                    <text:p text:style-name="P7"><text:span text:style-name="T4">para 6 – if the compound literal occurs outside the body of a function, the object has static storage duration; </text:span><text:span text:style-name="T4"><text:line-break/></text:span><text:span text:style-name="T4">otherwise it has automatic storage duration associated with the enclosing </text:span><text:span text:style-name="T11">block</text:span><text:span text:style-name="T4">.</text:span></text:p>
                  </text:list-item>
                </text:list>
              </text:list-item>
            </text:list>
          </draw:text-box>
        </draw:frame>
        <draw:custom-shape draw:style-name="gr7" draw:text-style-name="P2" draw:layer="layout" svg:width="18.803cm" svg:height="2.201cm" svg:x="5.556cm" svg:y="5.525cm">
          <text:p/>
          <draw:enhanced-geometry svg:viewBox="0 0 21600 21600" draw:type="rectangle" draw:enhanced-path="M 0 0 L 21600 0 21600 21600 0 21600 0 0 Z N"/>
        </draw:custom-shape>
        <draw:custom-shape draw:style-name="gr2" draw:text-style-name="P2" draw:layer="layout" svg:width="15.601cm" svg:height="7.884cm" svg:x="6.756cm" svg:y="8.524cm">
          <text:p text:style-name="P5"><text:span text:style-name="T12">int</text:span><text:span text:style-name="T13"> eg(</text:span><text:span text:style-name="T12">int</text:span><text:span text:style-name="T13"> i, </text:span><text:span text:style-name="T12">int</text:span><text:span text:style-name="T13"> j)</text:span></text:p>
          <text:p text:style-name="P5"><text:span text:style-name="T13">{</text:span></text:p>
          <text:p text:style-name="P5"><text:span text:style-name="T13"><text:s text:c="4"/></text:span><text:span text:style-name="T12">int</text:span><text:span text:style-name="T13"> * p;</text:span></text:p>
          <text:p text:style-name="P5"><text:span text:style-name="T13"><text:s text:c="4"/></text:span><text:span text:style-name="T12">if</text:span><text:span text:style-name="T13"> (i == j)</text:span></text:p>
          <text:p text:style-name="P5"><text:span text:style-name="T13"><text:s text:c="8"/></text:span><text:span text:style-name="T13">p = (</text:span><text:span text:style-name="T12">int</text:span><text:span text:style-name="T13">[]){ i, i };</text:span></text:p>
          <text:p text:style-name="P5"><text:span text:style-name="T13"><text:s text:c="4"/></text:span><text:span text:style-name="T12">else</text:span></text:p>
          <text:p text:style-name="P5"><text:span text:style-name="T13"><text:s text:c="8"/></text:span><text:span text:style-name="T13">p = (</text:span><text:span text:style-name="T12">int</text:span><text:span text:style-name="T13">[]){ j, j };</text:span></text:p>
          <text:p text:style-name="P5"><text:span text:style-name="T13"><text:s text:c="4"/></text:span><text:span text:style-name="T12">return</text:span><text:span text:style-name="T13"> *p;</text:span></text:p>
          <text:p text:style-name="P5"><text:span text:style-name="T13">}</text:span></text:p>
          <draw:enhanced-geometry svg:viewBox="0 0 21600 21600" draw:type="mso-spt202" draw:enhanced-path="M 0 0 L 21600 0 21600 21600 0 21600 0 0 Z N"/>
        </draw:custom-shape>
        <draw:g>
          <draw:custom-shape draw:style-name="gr5" draw:text-style-name="P2" draw:layer="layout" svg:width="1.337cm" svg:height="1.494cm" draw:transform="rotate (0.0984365698124616) translate (22.448cm 9.784cm)">
            <text:p/>
            <draw:enhanced-geometry svg:viewBox="0 0 207 230" draw:type="non-primitive" draw:enhanced-path="M 99 53 L 117 30 L 142 12 L 164 0 L 182 4 L 196 17 L 206 56 L 202 102 L 191 145 L 179 179 L 157 214 L 138 229 L 111 229 L 84 219 L 71 194 L 63 162 L 66 122 L 4 127 L 0 109 L 72 102 L 90 61 L 99 53 L"/>
          </draw:custom-shape>
          <draw:custom-shape draw:style-name="gr5" draw:text-style-name="P2" draw:layer="layout" svg:width="1.533cm" svg:height="2.385cm" draw:transform="rotate (0.0984365698124616) translate (23.293cm 9.322cm)">
            <text:p/>
            <draw:enhanced-geometry svg:viewBox="0 0 237 367" draw:type="non-primitive" draw:enhanced-path="M 98 8 L 68 0 L 45 1 L 27 14 L 14 35 L 19 57 L 36 57 L 31 39 L 45 23 L 58 17 L 80 23 L 71 41 L 68 57 L 71 70 L 94 76 L 117 71 L 122 61 L 147 89 L 162 120 L 183 159 L 196 194 L 202 228 L 197 246 L 174 268 L 125 287 L 98 295 L 71 300 L 31 316 L 1 326 L 0 347 L 14 362 L 32 366 L 59 353 L 122 321 L 174 299 L 210 274 L 233 252 L 236 225 L 223 190 L 196 137 L 171 94 L 139 48 L 116 21 L 86 8 L 98 8 L"/>
          </draw:custom-shape>
          <draw:custom-shape draw:style-name="gr5" draw:text-style-name="P2" draw:layer="layout" svg:width="0.808cm" svg:height="2.235cm" draw:transform="rotate (0.0984365698124616) translate (22.772cm 11.359cm)">
            <text:p/>
            <draw:enhanced-geometry svg:viewBox="0 0 125 344" draw:type="non-primitive" draw:enhanced-path="M 116 26 L 112 9 L 93 0 L 75 0 L 53 13 L 32 44 L 17 76 L 9 119 L 3 171 L 0 220 L 0 285 L 9 324 L 26 339 L 54 343 L 84 342 L 99 324 L 107 294 L 115 263 L 121 207 L 124 145 L 124 71 L 116 39 L 116 26 L"/>
          </draw:custom-shape>
          <draw:custom-shape draw:style-name="gr5" draw:text-style-name="P2" draw:layer="layout" svg:width="1.229cm" svg:height="1.721cm" draw:transform="rotate (0.0984365698124616) translate (21.992cm 11.495cm)">
            <text:p/>
            <draw:enhanced-geometry svg:viewBox="0 0 190 265" draw:type="non-primitive" draw:enhanced-path="M 179 0 L 140 4 L 100 12 L 58 35 L 29 53 L 9 78 L 0 92 L 18 135 L 47 161 L 81 180 L 99 192 L 130 198 L 131 209 L 107 220 L 73 229 L 41 246 L 54 259 L 67 264 L 87 245 L 116 233 L 140 224 L 140 207 L 136 188 L 121 180 L 73 161 L 47 132 L 27 101 L 32 86 L 47 69 L 82 44 L 125 35 L 154 34 L 179 34 L 189 18 L 179 0 L"/>
          </draw:custom-shape>
          <draw:custom-shape draw:style-name="gr5" draw:text-style-name="P2" draw:layer="layout" svg:width="1.494cm" svg:height="2.782cm" draw:transform="rotate (0.0984365698124616) translate (21.823cm 13.463cm)">
            <text:p/>
            <draw:enhanced-geometry svg:viewBox="0 0 231 428" draw:type="non-primitive" draw:enhanced-path="M 204 0 L 224 0 L 230 31 L 215 49 L 168 91 L 126 145 L 99 201 L 95 238 L 96 264 L 108 324 L 123 373 L 136 401 L 139 418 L 126 418 L 105 412 L 99 414 L 56 416 L 23 427 L 11 421 L 0 399 L 11 387 L 60 386 L 95 390 L 112 399 L 110 379 L 92 347 L 77 299 L 65 258 L 74 211 L 87 161 L 114 104 L 153 51 L 186 13 L 204 0 L"/>
          </draw:custom-shape>
          <draw:custom-shape draw:style-name="gr5" draw:text-style-name="P2" draw:layer="layout" svg:width="1.003cm" svg:height="2.832cm" draw:transform="rotate (0.0984365698124616) translate (23.238cm 13.318cm)">
            <text:p/>
            <draw:enhanced-geometry svg:viewBox="0 0 155 436" draw:type="non-primitive" draw:enhanced-path="M 47 0 L 67 41 L 80 101 L 96 167 L 111 235 L 111 259 L 96 303 L 76 327 L 56 356 L 43 378 L 49 388 L 83 393 L 138 401 L 154 415 L 141 426 L 110 435 L 74 417 L 47 406 L 13 401 L 0 397 L 4 382 L 43 344 L 65 305 L 85 278 L 88 252 L 79 208 L 58 163 L 35 85 L 16 40 L 18 13 L 35 0 L 47 0 L"/>
          </draw:custom-shape>
        </draw:g>
        <draw:g>
          <draw:custom-shape draw:style-name="gr5" draw:text-style-name="P2" draw:layer="layout" svg:width="0.357cm" svg:height="0.427cm" svg:x="24.001cm" svg:y="8.524cm">
            <text:p/>
            <draw:enhanced-geometry svg:viewBox="0 0 78 90" draw:type="non-primitive" draw:enhanced-path="M 9 4 L 30 0 L 50 1 L 68 10 L 77 26 L 77 39 L 68 57 L 53 67 L 30 67 L 17 76 L 12 89 L 0 85 L 5 67 L 21 57 L 48 54 L 59 44 L 62 27 L 50 13 L 32 13 L 12 17 L 5 13 L 9 4 L"/>
          </draw:custom-shape>
          <draw:custom-shape draw:style-name="gr5" draw:text-style-name="P2" draw:layer="layout" svg:width="0.114cm" svg:height="0.118cm" svg:x="23.918cm" svg:y="9.018cm">
            <text:p/>
            <draw:enhanced-geometry svg:viewBox="0 0 25 25" draw:type="non-primitive" draw:enhanced-path="M 24 1 L 12 0 L 4 9 L 0 23 L 12 24 L 22 18 L 24 1 L"/>
          </draw:custom-shape>
        </draw:g>
        <draw:line draw:style-name="gr8" draw:text-style-name="P8" draw:layer="layout" svg:x1="26.361cm" svg:y1="6.324cm" svg:x2="24.359cm" svg:y2="6.324cm">
          <text:p/>
        </draw:line>
        <draw:g>
          <draw:custom-shape draw:style-name="gr9" draw:text-style-name="P2" draw:layer="layout" svg:width="0.528cm" svg:height="2.213cm" draw:transform="rotate (-2.3537510292403) translate (20.524cm 17.266cm)">
            <text:p/>
            <draw:enhanced-geometry svg:viewBox="0 0 1006 3662" draw:type="non-primitive" draw:enhanced-path="M 0 0  L 19 5  L 40 8  L 60 10  L 80 14  L 100 18  L 120 23  L 139 28  L 157 36  L 173 44  L 188 52  L 203 61  L 218 70  L 232 79  L 246 90  L 260 100  L 273 111  L 287 122  L 299 134  L 312 146  L 324 158  L 336 171  L 347 184  L 357 197  L 367 211  L 378 225  L 387 238  L 396 253  L 404 268  L 412 282  L 418 297  L 425 313  L 432 328  L 438 344  L 443 359  L 449 375  L 455 391  L 459 408  L 464 424  L 468 440  L 473 456  L 476 471  L 480 486  L 482 501  L 484 517  L 486 533  L 488 549  L 489 563  L 490 579  L 491 595  L 492 611  L 494 626  L 496 642  L 498 656  L 500 672  L 503 687  L 508 702  L 515 721  L 522 739  L 530 757  L 537 775  L 547 793  L 557 810  L 568 827  L 579 842  L 594 862  L 612 879  L 631 896  L 650 912  L 669 929  L 687 946  L 704 964  L 719 983  L 730 1001  L 742 1019  L 752 1037  L 761 1057  L 770 1076  L 779 1095  L 787 1114  L 795 1135  L 802 1154  L 809 1175  L 815 1195  L 821 1215  L 827 1236  L 832 1257  L 837 1278  L 841 1298  L 846 1317  L 849 1337  L 854 1357  L 859 1376  L 862 1397  L 865 1416  L 869 1436  L 871 1457  L 872 1476  L 873 1497  L 874 1517  L 873 1536  L 871 1556  L 869 1575  L 864 1594  L 859 1613  L 847 1634  L 831 1651  L 811 1667  L 789 1681  L 769 1696  L 752 1712  L 741 1730  L 737 1752  L 741 1769  L 751 1783  L 763 1796  L 780 1808  L 797 1819  L 814 1831  L 829 1843  L 841 1858  L 852 1879  L 861 1899  L 868 1921  L 874 1943  L 880 1966  L 885 1989  L 889 2011  L 895 2033  L 902 2066  L 910 2099  L 916 2130  L 922 2163  L 929 2196  L 935 2229  L 940 2262  L 946 2295  L 952 2329  L 956 2362  L 961 2394  L 965 2427  L 970 2460  L 974 2494  L 978 2527  L 981 2560  L 983 2586  L 986 2612  L 988 2638  L 990 2664  L 992 2690  L 993 2716  L 995 2743  L 996 2769  L 997 2795  L 998 2822  L 998 2848  L 999 2874  L 999 2900  L 999 2927  L 999 2953  L 999 2979  L 999 2995  L 999 3010  L 1000 3026  L 1001 3042  L 1003 3059  L 1004 3075  L 1005 3091  L 1006 3106  L 1006 3122  L 1005 3138  L 1004 3153  L 1001 3169  L 998 3184  L 995 3198  L 988 3212  L 981 3225  L 972 3239  L 962 3252  L 950 3263  L 938 3273  L 924 3283  L 911 3291  L 896 3300  L 880 3308  L 864 3315  L 848 3323  L 832 3330  L 817 3337  L 801 3343  L 785 3350  L 769 3357  L 754 3365  L 733 3375  L 711 3385  L 689 3394  L 667 3403  L 645 3411  L 624 3419  L 601 3427  L 579 3435  L 558 3442  L 535 3448  L 511 3453  L 488 3457  L 464 3460  L 440 3464  L 416 3468  L 393 3472  L 370 3476  L 347 3481  L 324 3486  L 303 3494  L 282 3503  L 263 3513  L 244 3526  L 227 3541  L 219 3552  L 215 3564  L 213 3579  L 212 3594  L 210 3610  L 207 3623  L 202 3636  L 193 3645  L 182 3652  L 169 3656  L 155 3660  L 140 3661  L 125 3662  L 109 3662  L 93 3661  L 77 3660  L 61 3657  L 47 3655  L 34 3653  L 23 3651  L 13 3648  L 5 3646  L 1 3645  L 0 3645  L 2 3645  L 7 3645  L 12 3645  L 17 3645  L 0 0  Z N"/>
          </draw:custom-shape>
          <draw:custom-shape draw:style-name="gr10" draw:text-style-name="P2" draw:layer="layout" svg:width="0.528cm" svg:height="2.213cm" draw:transform="rotate (-2.3537510292403) translate (20.524cm 17.266cm)">
            <text:p/>
            <draw:enhanced-geometry svg:viewBox="0 0 1006 3662" draw:type="non-primitive" draw:enhanced-path="M 0 0  L 0 0  L 19 5  L 40 8  L 60 10  L 80 14  L 100 18  L 120 23  L 139 28  L 157 36  L 157 36  L 173 44  L 188 52  L 203 61  L 218 70  L 232 79  L 246 90  L 260 100  L 273 111  L 287 122  L 299 134  L 312 146  L 324 158  L 336 171  L 347 184  L 357 197  L 367 211  L 367 211  L 378 225  L 387 238  L 396 253  L 404 268  L 412 282  L 418 297  L 425 313  L 432 328  L 438 344  L 443 359  L 449 375  L 455 391  L 459 408  L 464 424  L 468 440  L 473 456  L 473 456  L 476 471  L 480 486  L 482 501  L 484 517  L 486 533  L 488 549  L 489 563  L 490 579  L 491 595  L 492 611  L 494 626  L 496 642  L 498 656  L 500 672  L 503 687  L 508 702  L 508 702  L 515 721  L 522 739  L 530 757  L 537 775  L 547 793  L 557 810  L 568 827  L 579 842  L 579 842  L 594 862  L 612 879  L 631 896  L 650 912  L 669 929  L 687 946  L 704 964  L 719 983  L 719 983  L 730 1001  L 742 1019  L 752 1037  L 761 1057  L 770 1076  L 779 1095  L 787 1114  L 795 1135  L 802 1154  L 809 1175  L 815 1195  L 821 1215  L 827 1236  L 832 1257  L 837 1278  L 841 1298  L 841 1298  L 846 1317  L 849 1337  L 854 1357  L 859 1376  L 862 1397  L 865 1416  L 869 1436  L 871 1457  L 872 1476  L 873 1497  L 874 1517  L 873 1536  L 871 1556  L 869 1575  L 864 1594  L 859 1613  L 859 1613  L 847 1634  L 831 1651  L 811 1667  L 789 1681  L 769 1696  L 752 1712  L 741 1730  L 737 1752  L 737 1752  L 741 1769  L 751 1783  L 763 1796  L 780 1808  L 797 1819  L 814 1831  L 829 1843  L 841 1858  L 841 1858  L 852 1879  L 861 1899  L 868 1921  L 874 1943  L 880 1966  L 885 1989  L 889 2011  L 895 2033  L 895 2033  L 902 2066  L 910 2099  L 916 2130  L 922 2163  L 929 2196  L 935 2229  L 940 2262  L 946 2295  L 952 2329  L 956 2362  L 961 2394  L 965 2427  L 970 2460  L 974 2494  L 978 2527  L 981 2560  L 981 2560  L 983 2586  L 986 2612  L 988 2638  L 990 2664  L 992 2690  L 993 2716  L 995 2743  L 996 2769  L 997 2795  L 998 2822  L 998 2848  L 999 2874  L 999 2900  L 999 2927  L 999 2953  L 999 2979  L 999 2979  L 999 2995  L 999 3010  L 1000 3026  L 1001 3042  L 1003 3059  L 1004 3075  L 1005 3091  L 1006 3106  L 1006 3122  L 1005 3138  L 1004 3153  L 1001 3169  L 998 3184  L 995 3198  L 988 3212  L 981 3225  L 981 3225  L 972 3239  L 962 3252  L 950 3263  L 938 3273  L 924 3283  L 911 3291  L 896 3300  L 880 3308  L 864 3315  L 848 3323  L 832 3330  L 817 3337  L 801 3343  L 785 3350  L 769 3357  L 754 3365  L 754 3365  L 733 3375  L 711 3385  L 689 3394  L 667 3403  L 645 3411  L 624 3419  L 601 3427  L 579 3435  L 579 3435  L 558 3442  L 535 3448  L 511 3453  L 488 3457  L 464 3460  L 440 3464  L 416 3468  L 393 3472  L 370 3476  L 347 3481  L 324 3486  L 303 3494  L 282 3503  L 263 3513  L 244 3526  L 227 3541  L 227 3541  L 219 3552  L 215 3564  L 213 3579  L 212 3594  L 210 3610  L 207 3623  L 202 3636  L 193 3645  L 193 3645  L 182 3652  L 169 3656  L 155 3660  L 140 3661  L 125 3662  L 109 3662  L 93 3661  L 77 3660  L 61 3657  L 47 3655  L 34 3653  L 23 3651  L 13 3648  L 5 3646  L 1 3645  L 0 3645  L 0 3645  L 2 3645  L 7 3645  L 12 3645  L 17 3645  N"/>
          </draw:custom-shape>
          <draw:custom-shape draw:style-name="gr9" draw:text-style-name="P2" draw:layer="layout" svg:width="0.494cm" svg:height="2.216cm" draw:transform="rotate (-2.3537510292403) translate (20.849cm 16.938cm)">
            <text:p/>
            <draw:enhanced-geometry svg:viewBox="0 0 940 3662" draw:type="non-primitive" draw:enhanced-path="M 940 0  L 922 3  L 903 7  L 884 10  L 865 13  L 846 17  L 828 22  L 810 27  L 793 35  L 779 43  L 764 51  L 751 60  L 737 69  L 723 79  L 711 90  L 697 100  L 685 110  L 672 121  L 661 134  L 650 145  L 638 158  L 627 170  L 617 183  L 607 196  L 596 210  L 587 223  L 578 238  L 570 252  L 563 267  L 556 282  L 549 297  L 543 313  L 537 328  L 532 344  L 526 359  L 521 375  L 516 391  L 511 408  L 507 424  L 503 440  L 499 456  L 495 471  L 492 486  L 490 501  L 487 516  L 485 532  L 484 548  L 483 562  L 482 578  L 481 594  L 480 609  L 478 625  L 477 641  L 475 655  L 473 670  L 469 686  L 466 701  L 459 720  L 452 738  L 445 757  L 438 774  L 428 793  L 419 810  L 409 825  L 399 841  L 384 861  L 368 878  L 350 895  L 332 910  L 315 927  L 298 944  L 282 963  L 269 982  L 258 1000  L 248 1018  L 239 1036  L 230 1056  L 221 1075  L 213 1094  L 206 1113  L 198 1133  L 191 1153  L 185 1174  L 179 1194  L 173 1214  L 168 1235  L 162 1255  L 157 1277  L 153 1297  L 149 1316  L 145 1336  L 141 1356  L 137 1375  L 134 1396  L 131 1415  L 128 1435  L 126 1456  L 124 1475  L 123 1495  L 123 1516  L 123 1535  L 126 1554  L 128 1574  L 132 1593  L 137 1612  L 147 1633  L 163 1651  L 182 1667  L 203 1683  L 222 1697  L 238 1713  L 249 1731  L 253 1753  L 249 1770  L 240 1785  L 228 1797  L 212 1808  L 196 1819  L 179 1831  L 164 1844  L 153 1858  L 144 1879  L 136 1899  L 129 1921  L 123 1943  L 119 1966  L 114 1988  L 110 2010  L 104 2033  L 97 2066  L 90 2097  L 84 2130  L 78 2163  L 72 2196  L 67 2229  L 61 2262  L 55 2295  L 51 2328  L 46 2361  L 42 2393  L 37 2426  L 33 2459  L 29 2493  L 26 2526  L 22 2559  L 20 2585  L 18 2611  L 17 2637  L 14 2663  L 13 2690  L 11 2717  L 10 2743  L 10 2769  L 9 2795  L 8 2822  L 8 2848  L 7 2874  L 7 2900  L 7 2927  L 7 2953  L 7 2980  L 7 2995  L 5 3010  L 5 3026  L 4 3042  L 3 3059  L 2 3075  L 1 3091  L 0 3107  L 0 3122  L 0 3137  L 1 3153  L 3 3168  L 7 3182  L 10 3197  L 16 3211  L 22 3224  L 31 3238  L 42 3250  L 52 3263  L 64 3273  L 77 3283  L 89 3292  L 103 3300  L 118 3308  L 132 3316  L 147 3323  L 162 3330  L 177 3337  L 191 3343  L 207 3350  L 221 3357  L 236 3364  L 256 3374  L 276 3384  L 297 3393  L 317 3402  L 338 3411  L 358 3419  L 379 3427  L 399 3435  L 419 3442  L 441 3448  L 463 3452  L 484 3457  L 507 3460  L 528 3464  L 551 3467  L 573 3470  L 594 3475  L 616 3481  L 637 3486  L 656 3493  L 676 3502  L 694 3512  L 712 3525  L 728 3540  L 736 3551  L 739 3565  L 742 3579  L 743 3594  L 745 3609  L 747 3623  L 752 3635  L 761 3645  L 782 3655  L 810 3661  L 839 3662  L 869 3659  L 896 3655  L 919 3651  L 934 3646  L 940 3645  L 939 3645  L 934 3645  L 929 3645  L 923 3645  L 940 0  Z N"/>
          </draw:custom-shape>
          <draw:custom-shape draw:style-name="gr10" draw:text-style-name="P2" draw:layer="layout" svg:width="0.494cm" svg:height="2.216cm" draw:transform="rotate (-2.3537510292403) translate (20.849cm 16.938cm)">
            <text:p/>
            <draw:enhanced-geometry svg:viewBox="0 0 940 3662" draw:type="non-primitive" draw:enhanced-path="M 940 0  L 940 0  L 922 3  L 903 7  L 884 10  L 865 13  L 846 17  L 828 22  L 810 27  L 793 35  L 793 35  L 779 43  L 764 51  L 751 60  L 737 69  L 723 79  L 711 90  L 697 100  L 685 110  L 672 121  L 661 134  L 650 145  L 638 158  L 627 170  L 617 183  L 607 196  L 596 210  L 596 210  L 587 223  L 578 238  L 570 252  L 563 267  L 556 282  L 549 297  L 543 313  L 537 328  L 532 344  L 526 359  L 521 375  L 516 391  L 511 408  L 507 424  L 503 440  L 499 456  L 499 456  L 495 471  L 492 486  L 490 501  L 487 516  L 485 532  L 484 548  L 483 562  L 482 578  L 481 594  L 480 609  L 478 625  L 477 641  L 475 655  L 473 670  L 469 686  L 466 701  L 466 701  L 459 720  L 452 738  L 445 757  L 438 774  L 428 793  L 419 810  L 409 825  L 399 841  L 399 841  L 384 861  L 368 878  L 350 895  L 332 910  L 315 927  L 298 944  L 282 963  L 269 982  L 269 982  L 258 1000  L 248 1018  L 239 1036  L 230 1056  L 221 1075  L 213 1094  L 206 1113  L 198 1133  L 191 1153  L 185 1174  L 179 1194  L 173 1214  L 168 1235  L 162 1255  L 157 1277  L 153 1297  L 153 1297  L 149 1316  L 145 1336  L 141 1356  L 137 1375  L 134 1396  L 131 1415  L 128 1435  L 126 1456  L 124 1475  L 123 1495  L 123 1516  L 123 1535  L 126 1554  L 128 1574  L 132 1593  L 137 1612  L 137 1612  L 147 1633  L 163 1651  L 182 1667  L 203 1683  L 222 1697  L 238 1713  L 249 1731  L 253 1753  L 253 1753  L 249 1770  L 240 1785  L 228 1797  L 212 1808  L 196 1819  L 179 1831  L 164 1844  L 153 1858  L 153 1858  L 144 1879  L 136 1899  L 129 1921  L 123 1943  L 119 1966  L 114 1988  L 110 2010  L 104 2033  L 104 2033  L 97 2066  L 90 2097  L 84 2130  L 78 2163  L 72 2196  L 67 2229  L 61 2262  L 55 2295  L 51 2328  L 46 2361  L 42 2393  L 37 2426  L 33 2459  L 29 2493  L 26 2526  L 22 2559  L 22 2559  L 20 2585  L 18 2611  L 17 2637  L 14 2663  L 13 2690  L 11 2717  L 10 2743  L 10 2769  L 9 2795  L 8 2822  L 8 2848  L 7 2874  L 7 2900  L 7 2927  L 7 2953  L 7 2980  L 7 2980  L 7 2995  L 5 3010  L 5 3026  L 4 3042  L 3 3059  L 2 3075  L 1 3091  L 0 3107  L 0 3122  L 0 3137  L 1 3153  L 3 3168  L 7 3182  L 10 3197  L 16 3211  L 22 3224  L 22 3224  L 31 3238  L 42 3250  L 52 3263  L 64 3273  L 77 3283  L 89 3292  L 103 3300  L 118 3308  L 132 3316  L 147 3323  L 162 3330  L 177 3337  L 191 3343  L 207 3350  L 221 3357  L 236 3364  L 236 3364  L 256 3374  L 276 3384  L 297 3393  L 317 3402  L 338 3411  L 358 3419  L 379 3427  L 399 3435  L 399 3435  L 419 3442  L 441 3448  L 463 3452  L 484 3457  L 507 3460  L 528 3464  L 551 3467  L 573 3470  L 594 3475  L 616 3481  L 637 3486  L 656 3493  L 676 3502  L 694 3512  L 712 3525  L 728 3540  L 728 3540  L 736 3551  L 739 3565  L 742 3579  L 743 3594  L 745 3609  L 747 3623  L 752 3635  L 761 3645  L 761 3645  L 782 3655  L 810 3661  L 839 3662  L 869 3659  L 896 3655  L 919 3651  L 934 3646  L 940 3645  L 940 3645  L 939 3645  L 934 3645  L 929 3645  L 923 3645  N"/>
          </draw:custom-shape>
          <draw:custom-shape draw:style-name="gr11" draw:text-style-name="P2" draw:layer="layout" svg:width="0.191cm" svg:height="0.411cm" draw:transform="rotate (-2.3537510292403) translate (20.475cm 17.226cm)">
            <text:p/>
            <draw:enhanced-geometry svg:viewBox="0 0 364 684" draw:type="non-primitive" draw:enhanced-path="M 42 0  L 42 22  L 42 45  L 42 66  L 43 88  L 43 110  L 43 132  L 43 154  L 44 175  L 44 198  L 44 219  L 44 241  L 44 263  L 43 285  L 43 307  L 43 329  L 42 351  L 41 369  L 37 387  L 34 406  L 28 426  L 24 445  L 18 464  L 13 482  L 8 502  L 3 520  L 1 538  L 0 556  L 0 573  L 2 589  L 7 605  L 15 618  L 25 632  L 39 644  L 54 656  L 71 665  L 90 672  L 110 677  L 130 682  L 151 684  L 172 684  L 194 683  L 214 681  L 236 676  L 255 670  L 275 663  L 293 655  L 309 643  L 323 632  L 335 619  L 344 606  L 352 590  L 357 574  L 361 557  L 363 540  L 364 521  L 364 503  L 363 483  L 361 464  L 358 445  L 355 424  L 352 406  L 348 387  L 344 369  L 340 351  L 336 332  L 331 312  L 327 294  L 320 275  L 314 256  L 306 237  L 298 218  L 290 200  L 281 183  L 271 165  L 261 148  L 251 131  L 238 115  L 227 99  L 213 84  L 200 70  L 185 57  L 169 47  L 152 38  L 134 30  L 115 23  L 96 16  L 77 8  L 59 0  L 42 0  Z N"/>
          </draw:custom-shape>
          <draw:custom-shape draw:style-name="gr11" draw:text-style-name="P2" draw:layer="layout" svg:width="0.168cm" svg:height="0.353cm" draw:transform="rotate (-2.3537510292403) translate (20.588cm 17.053cm)">
            <text:p/>
            <draw:enhanced-geometry svg:viewBox="0 0 319 588" draw:type="non-primitive" draw:enhanced-path="M 217 36  L 207 50  L 197 62  L 187 74  L 175 87  L 164 99  L 152 112  L 142 124  L 131 137  L 121 150  L 111 163  L 100 176  L 90 189  L 82 203  L 73 216  L 66 231  L 59 246  L 53 263  L 46 280  L 38 298  L 31 316  L 24 335  L 17 353  L 12 373  L 7 391  L 4 409  L 2 428  L 0 446  L 0 463  L 4 480  L 8 496  L 15 512  L 24 527  L 33 538  L 45 548  L 57 557  L 71 565  L 86 572  L 101 578  L 117 582  L 133 586  L 150 588  L 166 588  L 183 588  L 198 586  L 214 582  L 227 577  L 241 570  L 252 562  L 276 538  L 294 511  L 307 481  L 315 450  L 318 416  L 319 381  L 316 344  L 312 306  L 306 267  L 299 229  L 291 189  L 284 150  L 277 111  L 273 73  L 269 36  L 269 0  L 217 36  Z N"/>
          </draw:custom-shape>
          <draw:custom-shape draw:style-name="gr11" draw:text-style-name="P2" draw:layer="layout" svg:width="0.339cm" svg:height="0.429cm" draw:transform="rotate (-2.3537510292403) translate (20.102cm 16.881cm)">
            <text:p/>
            <draw:enhanced-geometry svg:viewBox="0 0 645 713" draw:type="non-primitive" draw:enhanced-path="M 6 1  L 26 3  L 47 3  L 67 3  L 88 3  L 108 2  L 130 1  L 150 1  L 170 0  L 191 1  L 211 2  L 232 3  L 251 6  L 269 12  L 287 18  L 304 27  L 321 37  L 325 39  L 328 43  L 330 47  L 333 52  L 334 56  L 336 61  L 337 66  L 339 71  L 347 93  L 354 114  L 361 137  L 367 158  L 372 181  L 378 204  L 383 226  L 388 248  L 393 271  L 398 293  L 404 315  L 411 337  L 418 359  L 426 380  L 435 401  L 445 421  L 455 438  L 469 455  L 485 471  L 502 486  L 520 501  L 539 515  L 558 530  L 578 545  L 595 560  L 611 573  L 624 588  L 634 603  L 642 619  L 645 634  L 643 650  L 637 667  L 624 685  L 608 699  L 589 707  L 569 712  L 546 713  L 522 710  L 496 705  L 470 698  L 442 690  L 414 680  L 386 670  L 358 659  L 330 650  L 303 642  L 277 636  L 252 631  L 239 630  L 225 630  L 210 629  L 197 630  L 182 630  L 167 630  L 152 630  L 139 630  L 125 629  L 111 628  L 98 625  L 85 622  L 74 617  L 63 612  L 51 605  L 42 596  L 31 582  L 22 569  L 15 553  L 9 537  L 5 520  L 3 503  L 1 485  L 0 466  L 1 447  L 1 428  L 3 409  L 4 390  L 5 371  L 6 352  L 6 334  L 6 316  L 6 297  L 6 276  L 6 257  L 7 238  L 7 217  L 8 198  L 11 179  L 12 158  L 13 139  L 15 120  L 16 99  L 18 80  L 20 60  L 21 40  L 22 20  L 23 1  L 6 1  Z N"/>
          </draw:custom-shape>
          <draw:custom-shape draw:style-name="gr11" draw:text-style-name="P2" draw:layer="layout" svg:width="0.257cm" svg:height="0.165cm" draw:transform="rotate (-2.3537510292403) translate (19.647cm 16.528cm)">
            <text:p/>
            <draw:enhanced-geometry svg:viewBox="0 0 488 277" draw:type="non-primitive" draw:enhanced-path="M 47 0  L 41 23  L 32 47  L 22 71  L 12 93  L 4 116  L 0 137  L 2 158  L 13 177  L 34 199  L 59 218  L 89 235  L 120 249  L 156 260  L 192 269  L 229 275  L 267 277  L 303 277  L 338 273  L 372 267  L 403 255  L 431 242  L 454 224  L 473 202  L 486 177  L 488 159  L 481 143  L 469 128  L 451 115  L 429 102  L 405 91  L 384 81  L 363 72  L 343 63  L 322 55  L 301 48  L 280 42  L 258 36  L 236 32  L 215 29  L 192 25  L 169 22  L 147 19  L 124 17  L 102 14  L 80 12  L 57 8  L 34 5  L 13 0  L 47 0  Z N"/>
          </draw:custom-shape>
          <draw:custom-shape draw:style-name="gr11" draw:text-style-name="P2" draw:layer="layout" svg:width="0.494cm" svg:height="2.168cm" draw:transform="rotate (-2.3537510292403) translate (20.834cm 16.897cm)">
            <text:p/>
            <draw:enhanced-geometry svg:viewBox="0 0 940 3584" draw:type="non-primitive" draw:enhanced-path="M 835 0  L 812 13  L 789 24  L 765 36  L 743 47  L 720 59  L 698 73  L 678 88  L 659 104  L 644 119  L 631 135  L 619 152  L 608 171  L 597 189  L 588 207  L 579 225  L 570 244  L 566 257  L 560 270  L 557 283  L 552 296  L 549 309  L 545 322  L 542 336  L 540 349  L 536 362  L 534 376  L 531 389  L 528 403  L 526 415  L 524 429  L 520 443  L 518 456  L 516 470  L 514 482  L 512 496  L 511 509  L 510 523  L 509 537  L 508 549  L 507 563  L 506 576  L 504 590  L 502 604  L 500 616  L 497 629  L 493 641  L 489 653  L 484 666  L 473 686  L 458 704  L 442 722  L 426 739  L 408 754  L 391 770  L 375 787  L 360 805  L 346 827  L 331 847  L 317 870  L 305 892  L 291 914  L 279 936  L 267 958  L 255 981  L 249 994  L 242 1007  L 237 1020  L 230 1032  L 224 1046  L 217 1058  L 212 1071  L 206 1084  L 200 1098  L 195 1110  L 189 1124  L 185 1138  L 180 1150  L 175 1164  L 172 1177  L 169 1191  L 165 1206  L 163 1221  L 160 1236  L 158 1252  L 156 1267  L 155 1283  L 154 1297  L 153 1313  L 153 1329  L 152 1344  L 152 1360  L 152 1376  L 152 1390  L 152 1406  L 151 1421  L 151 1437  L 149 1455  L 147 1473  L 145 1490  L 144 1508  L 143 1526  L 143 1543  L 146 1560  L 151 1577  L 162 1598  L 179 1615  L 199 1631  L 220 1645  L 239 1661  L 256 1677  L 267 1695  L 272 1717  L 270 1733  L 263 1748  L 251 1760  L 239 1772  L 224 1784  L 210 1795  L 196 1808  L 186 1821  L 174 1843  L 163 1863  L 153 1886  L 144 1907  L 135 1930  L 128 1953  L 121 1975  L 114 1998  L 109 2022  L 103 2046  L 98 2070  L 95 2093  L 92 2117  L 88 2141  L 85 2165  L 82 2190  L 80 2213  L 78 2238  L 76 2262  L 73 2286  L 71 2311  L 68 2335  L 65 2359  L 62 2382  L 59 2407  L 55 2431  L 52 2455  L 47 2480  L 44 2504  L 41 2528  L 36 2551  L 33 2575  L 29 2600  L 26 2624  L 22 2648  L 19 2672  L 17 2695  L 14 2719  L 12 2744  L 11 2768  L 10 2786  L 8 2803  L 6 2821  L 5 2838  L 3 2856  L 2 2874  L 1 2891  L 0 2910  L 0 2928  L 0 2945  L 0 2962  L 1 2980  L 2 2997  L 4 3014  L 8 3031  L 11 3048  L 16 3065  L 19 3082  L 23 3099  L 29 3116  L 35 3133  L 41 3150  L 47 3167  L 54 3183  L 62 3199  L 70 3215  L 79 3229  L 88 3243  L 98 3258  L 110 3270  L 121 3283  L 134 3294  L 144 3303  L 155 3310  L 168 3317  L 180 3322  L 193 3328  L 205 3332  L 219 3336  L 232 3339  L 246 3343  L 261 3345  L 274 3348  L 288 3351  L 303 3354  L 316 3356  L 330 3360  L 343 3364  L 358 3369  L 374 3373  L 389 3377  L 405 3380  L 421 3385  L 435 3388  L 451 3391  L 467 3395  L 482 3399  L 498 3403  L 514 3407  L 528 3412  L 544 3416  L 559 3422  L 574 3428  L 588 3435  L 603 3441  L 617 3449  L 630 3457  L 643 3466  L 656 3475  L 669 3484  L 681 3493  L 694 3504  L 703 3513  L 711 3523  L 719 3533  L 727 3543  L 735 3552  L 744 3561  L 753 3568  L 764 3574  L 785 3581  L 806 3584  L 828 3584  L 850 3583  L 872 3581  L 895 3577  L 917 3575  L 940 3574  L 835 0  Z N"/>
          </draw:custom-shape>
          <draw:custom-shape draw:style-name="gr11" draw:text-style-name="P2" draw:layer="layout" svg:width="0.583cm" svg:height="2.217cm" draw:transform="rotate (-2.3537510292403) translate (20.54cm 17.227cm)">
            <text:p/>
            <draw:enhanced-geometry svg:viewBox="0 0 1111 3665" draw:type="non-primitive" draw:enhanced-path="M 267 3614  L 281 3596  L 295 3577  L 310 3557  L 323 3538  L 338 3520  L 353 3503  L 370 3487  L 389 3475  L 401 3469  L 411 3464  L 422 3461  L 435 3458  L 446 3455  L 458 3454  L 471 3452  L 483 3451  L 496 3451  L 508 3450  L 521 3448  L 533 3447  L 546 3446  L 558 3444  L 570 3442  L 582 3438  L 598 3434  L 614 3428  L 630 3423  L 646 3418  L 660 3411  L 676 3405  L 691 3399  L 707 3393  L 722 3386  L 737 3379  L 752 3371  L 768 3365  L 783 3357  L 798 3350  L 813 3342  L 828 3334  L 851 3323  L 874 3311  L 897 3300  L 920 3287  L 942 3275  L 963 3260  L 984 3246  L 1003 3228  L 1018 3214  L 1031 3198  L 1045 3182  L 1057 3165  L 1067 3147  L 1077 3128  L 1085 3108  L 1090 3088  L 1099 3049  L 1105 3011  L 1109 2972  L 1111 2934  L 1111 2894  L 1109 2854  L 1106 2815  L 1103 2775  L 1097 2735  L 1091 2696  L 1086 2656  L 1079 2616  L 1072 2577  L 1066 2537  L 1061 2497  L 1055 2458  L 1052 2427  L 1048 2395  L 1045 2365  L 1043 2334  L 1039 2302  L 1035 2272  L 1031 2240  L 1027 2209  L 1022 2179  L 1016 2147  L 1011 2116  L 1004 2086  L 997 2056  L 988 2026  L 979 1996  L 969 1967  L 961 1949  L 951 1930  L 940 1912  L 929 1895  L 918 1878  L 905 1861  L 893 1844  L 880 1827  L 869 1814  L 855 1802  L 841 1790  L 826 1778  L 812 1766  L 802 1752  L 795 1738  L 793 1721  L 798 1704  L 808 1690  L 822 1679  L 839 1667  L 857 1657  L 874 1646  L 888 1633  L 897 1617  L 905 1597  L 911 1576  L 915 1554  L 919 1532  L 922 1511  L 923 1488  L 923 1467  L 923 1444  L 921 1421  L 920 1399  L 917 1377  L 913 1354  L 910 1332  L 906 1310  L 902 1289  L 897 1267  L 893 1248  L 888 1230  L 883 1212  L 877 1193  L 870 1175  L 863 1157  L 857 1139  L 849 1121  L 841 1104  L 832 1087  L 822 1070  L 813 1053  L 804 1036  L 794 1019  L 785 1002  L 775 986  L 766 972  L 756 959  L 744 945  L 733 933  L 720 920  L 709 908  L 697 895  L 684 883  L 672 871  L 659 859  L 648 847  L 636 833  L 626 819  L 616 806  L 607 791  L 599 776  L 592 760  L 587 743  L 582 726  L 577 709  L 574 691  L 572 674  L 570 656  L 567 638  L 565 620  L 564 602  L 562 584  L 559 567  L 557 548  L 555 530  L 551 513  L 547 496  L 543 483  L 540 469  L 537 455  L 533 442  L 530 428  L 526 415  L 523 401  L 520 387  L 515 374  L 511 361  L 506 348  L 501 334  L 496 322  L 490 309  L 484 297  L 478 284  L 465 265  L 452 246  L 437 228  L 421 211  L 405 194  L 388 176  L 372 161  L 355 144  L 335 124  L 314 103  L 294 82  L 273 62  L 252 43  L 229 27  L 205 13  L 179 5  L 159 2  L 136 0  L 115 0  L 92 2  L 72 8  L 52 16  L 35 26  L 22 40  L 13 55  L 6 70  L 2 86  L 0 102  L 0 119  L 2 137  L 5 155  L 9 173  L 14 191  L 18 211  L 23 229  L 28 248  L 32 266  L 36 284  L 39 302  L 40 320  L 40 348  L 40 375  L 40 403  L 39 430  L 39 458  L 38 485  L 36 512  L 36 539  L 35 567  L 34 595  L 32 622  L 31 649  L 30 676  L 28 704  L 26 731  L 25 758  L 23 785  L 22 814  L 19 841  L 18 868  L 17 895  L 15 922  L 14 950  L 13 977  L 11 1004  L 10 1031  L 8 1060  L 8 1087  L 7 1114  L 6 1141  L 5 1169  L 5 1196  L 3 1233  L 3 1271  L 3 1308  L 2 1345  L 2 1383  L 2 1420  L 2 1458  L 3 1494  L 3 1531  L 3 1569  L 3 1606  L 3 1644  L 5 1681  L 5 1717  L 5 1755  L 5 1792  L 5 1823  L 5 1853  L 5 1884  L 3 1916  L 3 1946  L 3 1977  L 3 2007  L 3 2038  L 2 2069  L 2 2099  L 2 2130  L 2 2161  L 3 2191  L 3 2222  L 3 2252  L 5 2283  L 6 2329  L 7 2375  L 8 2421  L 10 2467  L 11 2513  L 14 2558  L 16 2605  L 18 2650  L 20 2697  L 23 2743  L 25 2789  L 28 2835  L 31 2880  L 34 2927  L 36 2972  L 40 3019  L 42 3049  L 43 3080  L 45 3111  L 48 3141  L 50 3172  L 53 3202  L 56 3233  L 58 3264  L 60 3295  L 62 3326  L 65 3357  L 67 3387  L 69 3418  L 72 3448  L 73 3479  L 74 3510  L 73 3528  L 70 3547  L 66 3566  L 62 3584  L 60 3604  L 60 3621  L 65 3637  L 74 3650  L 87 3659  L 103 3664  L 120 3665  L 138 3663  L 158 3659  L 177 3655  L 196 3651  L 214 3650  L 267 3614  Z N"/>
          </draw:custom-shape>
          <draw:custom-shape draw:style-name="gr11" draw:text-style-name="P2" draw:layer="layout" svg:width="0.383cm" svg:height="0.317cm" draw:transform="rotate (-2.3537510292403) translate (20.642cm 17.158cm)">
            <text:p/>
            <draw:enhanced-geometry svg:viewBox="0 0 730 522" draw:type="non-primitive" draw:enhanced-path="M 411 42  L 424 50  L 435 59  L 448 67  L 460 75  L 473 83  L 485 92  L 499 100  L 511 108  L 524 116  L 535 125  L 547 133  L 560 142  L 571 151  L 583 161  L 594 170  L 604 181  L 625 200  L 646 220  L 670 241  L 691 262  L 710 285  L 723 308  L 730 333  L 728 357  L 720 378  L 709 396  L 694 412  L 678 426  L 659 438  L 638 448  L 615 456  L 592 464  L 568 470  L 543 475  L 517 480  L 491 484  L 466 488  L 441 491  L 417 495  L 394 498  L 370 501  L 347 505  L 322 509  L 296 513  L 270 516  L 245 520  L 218 522  L 194 522  L 169 522  L 144 520  L 121 516  L 98 511  L 78 503  L 59 491  L 42 479  L 26 462  L 15 448  L 9 432  L 4 416  L 1 399  L 0 382  L 1 364  L 3 345  L 6 327  L 11 308  L 17 288  L 23 270  L 30 251  L 38 233  L 45 215  L 53 198  L 60 181  L 70 160  L 82 141  L 96 122  L 112 102  L 128 85  L 146 70  L 164 55  L 183 42  L 199 33  L 216 23  L 234 15  L 252 7  L 271 3  L 289 0  L 306 1  L 323 6  L 411 42  Z N"/>
          </draw:custom-shape>
          <draw:custom-shape draw:style-name="gr11" draw:text-style-name="P2" draw:layer="layout" svg:width="0.036cm" svg:height="0.02cm" draw:transform="rotate (-2.3537510292403) translate (20.496cm 17.265cm)">
            <text:p/>
            <draw:enhanced-geometry svg:viewBox="0 0 70 35" draw:type="non-primitive" draw:enhanced-path="M 0 0  L 9 5  L 17 9  L 26 15  L 34 20  L 43 24  L 52 29  L 61 32  L 70 35  L 0 0  Z N"/>
          </draw:custom-shape>
          <draw:custom-shape draw:style-name="gr11" draw:text-style-name="P2" draw:layer="layout" svg:width="0.163cm" svg:height="0.181cm" draw:transform="rotate (-2.3537510292403) translate (20.49cm 17.271cm)">
            <text:p/>
            <draw:enhanced-geometry svg:viewBox="0 0 306 303" draw:type="non-primitive" draw:enhanced-path="M 0 0  L 23 8  L 45 16  L 68 23  L 91 30  L 113 38  L 135 47  L 155 57  L 175 69  L 188 80  L 202 92  L 214 105  L 226 118  L 236 132  L 246 145  L 255 160  L 263 175  L 271 187  L 280 201  L 289 216  L 297 229  L 303 244  L 306 257  L 305 269  L 298 279  L 287 289  L 273 296  L 259 301  L 244 303  L 228 303  L 211 301  L 194 296  L 176 291  L 159 284  L 142 275  L 125 266  L 109 255  L 93 244  L 78 233  L 66 221  L 53 210  L 39 193  L 28 173  L 22 151  L 17 128  L 12 105  L 9 81  L 6 58  L 0 35  L 0 0  Z N"/>
          </draw:custom-shape>
          <draw:custom-shape draw:style-name="gr11" draw:text-style-name="P2" draw:layer="layout" svg:width="0.312cm" svg:height="0.133cm" draw:transform="rotate (-2.3537510292403) translate (20.098cm 17.195cm)">
            <text:p/>
            <draw:enhanced-geometry svg:viewBox="0 0 598 220" draw:type="non-primitive" draw:enhanced-path="M 0 115  L 15 113  L 28 110  L 43 108  L 57 106  L 71 103  L 85 101  L 100 99  L 114 97  L 128 94  L 143 92  L 156 90  L 171 88  L 185 85  L 199 84  L 213 82  L 228 80  L 252 75  L 277 69  L 303 62  L 330 52  L 357 42  L 384 33  L 412 23  L 438 15  L 464 8  L 489 3  L 513 0  L 534 0  L 553 5  L 570 13  L 585 25  L 596 43  L 598 49  L 596 55  L 592 60  L 587 65  L 581 69  L 575 73  L 568 76  L 562 80  L 548 85  L 534 91  L 518 94  L 503 97  L 488 99  L 473 100  L 457 101  L 441 101  L 425 102  L 409 102  L 393 103  L 378 103  L 362 106  L 346 108  L 331 110  L 316 115  L 298 122  L 280 130  L 262 139  L 245 149  L 228 159  L 211 168  L 194 177  L 176 184  L 156 191  L 137 196  L 117 201  L 97 204  L 77 209  L 58 212  L 37 216  L 18 220  L 0 115  Z N"/>
          </draw:custom-shape>
          <draw:custom-shape draw:style-name="gr11" draw:text-style-name="P2" draw:layer="layout" svg:width="0.128cm" svg:height="0.22cm" draw:transform="rotate (-2.3537510292403) translate (20.035cm 17.533cm)">
            <text:p/>
            <draw:enhanced-geometry svg:viewBox="0 0 246 361" draw:type="non-primitive" draw:enhanced-path="M 0 361  L 6 349  L 12 335  L 16 322  L 22 309  L 26 296  L 32 282  L 38 270  L 42 256  L 48 242  L 53 230  L 58 216  L 64 204  L 71 190  L 76 178  L 82 164  L 89 152  L 98 132  L 106 113  L 115 93  L 124 73  L 134 55  L 147 38  L 160 24  L 177 12  L 185 8  L 194 4  L 205 1  L 216 0  L 226 0  L 235 1  L 242 5  L 246 12  L 246 19  L 243 25  L 237 28  L 228 31  L 219 35  L 210 38  L 201 42  L 194 46  L 175 65  L 158 87  L 142 109  L 127 131  L 112 154  L 99 177  L 85 200  L 72 223  L 61 240  L 52 257  L 43 274  L 34 292  L 26 309  L 17 327  L 9 344  L 0 361  Z N"/>
          </draw:custom-shape>
          <draw:custom-shape draw:style-name="gr11" draw:text-style-name="P2" draw:layer="layout" svg:width="0.102cm" svg:height="0.214cm" draw:transform="rotate (-2.3537510292403) translate (20.021cm 17.507cm)">
            <text:p/>
            <draw:enhanced-geometry svg:viewBox="0 0 194 354" draw:type="non-primitive" draw:enhanced-path="M 0 354  L 5 340  L 9 328  L 13 314  L 17 300  L 21 287  L 24 274  L 29 261  L 32 247  L 36 235  L 41 221  L 44 207  L 49 195  L 55 181  L 59 169  L 65 155  L 70 143  L 80 124  L 88 104  L 97 84  L 106 65  L 116 45  L 127 28  L 141 14  L 158 2  L 162 1  L 166 0  L 170 0  L 175 0  L 179 1  L 185 1  L 190 2  L 194 2  L 0 354  Z N"/>
          </draw:custom-shape>
          <draw:custom-shape draw:style-name="gr11" draw:text-style-name="P2" draw:layer="layout" svg:width="0.092cm" svg:height="0.148cm" draw:transform="rotate (-2.3537510292403) translate (19.976cm 17.488cm)">
            <text:p/>
            <draw:enhanced-geometry svg:viewBox="0 0 175 243" draw:type="non-primitive" draw:enhanced-path="M 0 243  L 11 229  L 22 213  L 32 198  L 42 182  L 54 167  L 64 152  L 74 136  L 84 120  L 96 105  L 106 89  L 117 73  L 129 59  L 140 44  L 151 29  L 163 14  L 175 0  L 0 243  Z N"/>
          </draw:custom-shape>
          <draw:custom-shape draw:style-name="gr11" draw:text-style-name="P2" draw:layer="layout" svg:width="0.138cm" svg:height="0.214cm" draw:transform="rotate (-2.3537510292403) translate (20.013cm 17.511cm)">
            <text:p/>
            <draw:enhanced-geometry svg:viewBox="0 0 262 356" draw:type="non-primitive" draw:enhanced-path="M 210 0  L 218 9  L 226 17  L 235 25  L 244 33  L 252 42  L 258 51  L 261 60  L 262 72  L 257 94  L 244 115  L 227 132  L 207 148  L 184 162  L 161 178  L 140 194  L 122 212  L 108 233  L 97 256  L 85 284  L 74 310  L 63 332  L 50 349  L 35 356  L 18 352  L 8 344  L 1 334  L 0 323  L 1 312  L 5 300  L 13 286  L 21 272  L 32 258  L 43 243  L 56 228  L 70 213  L 82 199  L 93 183  L 105 169  L 114 154  L 122 141  L 131 124  L 139 106  L 147 87  L 155 69  L 163 51  L 172 34  L 182 17  L 193 0  L 210 0  Z N"/>
          </draw:custom-shape>
          <draw:custom-shape draw:style-name="gr11" draw:text-style-name="P2" draw:layer="layout" svg:width="0.081cm" svg:height="0.126cm" draw:transform="rotate (-2.3537510292403) translate (19.999cm 17.554cm)">
            <text:p/>
            <draw:enhanced-geometry svg:viewBox="0 0 157 211" draw:type="non-primitive" draw:enhanced-path="M 157 0  L 147 14  L 137 26  L 127 39  L 115 51  L 104 64  L 94 76  L 82 89  L 72 102  L 61 115  L 51 127  L 40 141  L 31 154  L 22 168  L 14 182  L 6 196  L 0 211  L 157 0  Z N"/>
          </draw:custom-shape>
          <draw:custom-shape draw:style-name="gr11" draw:text-style-name="P2" draw:layer="layout" svg:width="0.036cm" svg:height="0.126cm" draw:transform="rotate (-2.3537510292403) translate (19.963cm 17.502cm)">
            <text:p/>
            <draw:enhanced-geometry svg:viewBox="0 0 70 209" draw:type="non-primitive" draw:enhanced-path="M 0 209  L 5 197  L 10 183  L 14 171  L 19 157  L 22 144  L 27 131  L 31 118  L 36 104  L 40 91  L 44 78  L 48 65  L 53 52  L 57 38  L 61 26  L 65 12  L 70 0  L 0 209  Z N"/>
          </draw:custom-shape>
          <draw:custom-shape draw:style-name="gr11" draw:text-style-name="P2" draw:layer="layout" svg:width="0.323cm" svg:height="0.423cm" draw:transform="rotate (-2.3537510292403) translate (19.778cm 17.058cm)">
            <text:p/>
            <draw:enhanced-geometry svg:viewBox="0 0 614 703" draw:type="non-primitive" draw:enhanced-path="M 0 0  L 18 3  L 36 4  L 54 4  L 73 4  L 91 3  L 109 3  L 128 3  L 146 3  L 164 3  L 181 4  L 200 6  L 217 9  L 234 14  L 250 20  L 265 27  L 280 37  L 298 52  L 312 72  L 323 93  L 333 116  L 341 141  L 349 165  L 358 188  L 369 211  L 377 229  L 386 246  L 394 264  L 403 281  L 411 300  L 420 318  L 428 335  L 437 353  L 446 370  L 454 388  L 463 405  L 472 423  L 481 440  L 490 457  L 499 475  L 508 492  L 523 514  L 541 535  L 560 557  L 580 577  L 596 599  L 608 620  L 614 643  L 613 667  L 610 675  L 606 683  L 599 690  L 592 695  L 584 700  L 576 702  L 568 703  L 560 702  L 542 695  L 527 686  L 514 674  L 502 660  L 492 644  L 484 626  L 476 607  L 470 586  L 464 566  L 458 544  L 453 523  L 448 501  L 441 480  L 436 459  L 428 439  L 420 421  L 412 403  L 404 385  L 397 366  L 389 348  L 382 329  L 375 310  L 369 292  L 362 272  L 354 254  L 346 236  L 338 218  L 328 201  L 318 185  L 306 169  L 294 154  L 280 141  L 0 0  Z N"/>
          </draw:custom-shape>
          <draw:custom-shape draw:style-name="gr11" draw:text-style-name="P2" draw:layer="layout" svg:width="0.102cm" svg:height="0.03cm" draw:transform="rotate (-2.3537510292403) translate (19.686cm 17.029cm)">
            <text:p/>
            <draw:enhanced-geometry svg:viewBox="0 0 193 50" draw:type="non-primitive" draw:enhanced-path="M 193 0  L 181 3  L 168 7  L 156 11  L 143 17  L 131 23  L 117 27  L 105 33  L 92 38  L 79 42  L 66 46  L 55 49  L 42 50  L 31 49  L 21 46  L 11 43  L 0 36  L 193 0  Z N"/>
          </draw:custom-shape>
          <draw:custom-shape draw:style-name="gr11" draw:text-style-name="P2" draw:layer="layout" svg:width="0.144cm" svg:height="0.105cm" draw:transform="rotate (-2.3537510292403) translate (19.772cm 17.041cm)">
            <text:p/>
            <draw:enhanced-geometry svg:viewBox="0 0 277 175" draw:type="non-primitive" draw:enhanced-path="M 277 115  L 260 118  L 243 123  L 226 128  L 208 135  L 190 142  L 172 149  L 153 156  L 136 162  L 118 168  L 101 172  L 84 174  L 68 175  L 54 174  L 40 169  L 26 161  L 15 151  L 5 135  L 0 117  L 0 97  L 4 76  L 12 56  L 22 38  L 35 22  L 50 11  L 64 5  L 76 1  L 90 0  L 105 1  L 118 4  L 133 8  L 147 14  L 161 21  L 176 29  L 191 37  L 206 45  L 219 54  L 234 62  L 249 68  L 263 74  L 277 80  L 277 115  Z N"/>
          </draw:custom-shape>
          <draw:custom-shape draw:style-name="gr11" draw:text-style-name="P2" draw:layer="layout" svg:width="0.42cm" svg:height="0.604cm" draw:transform="rotate (-2.3537510292403) translate (19.207cm 16.623cm)">
            <text:p/>
            <draw:enhanced-geometry svg:viewBox="0 0 799 998" draw:type="non-primitive" draw:enhanced-path="M 45 122  L 65 126  L 87 129  L 110 131  L 131 133  L 154 135  L 175 136  L 198 137  L 220 138  L 242 141  L 263 144  L 284 148  L 305 153  L 324 160  L 343 169  L 360 179  L 377 192  L 397 211  L 415 232  L 428 255  L 441 279  L 452 305  L 461 331  L 469 359  L 476 387  L 483 416  L 489 444  L 494 474  L 501 502  L 508 531  L 516 559  L 525 586  L 535 612  L 545 638  L 554 665  L 562 695  L 569 724  L 576 755  L 584 786  L 592 816  L 600 846  L 609 874  L 619 900  L 631 925  L 646 947  L 662 965  L 681 980  L 703 991  L 728 998  L 740 998  L 753 994  L 764 987  L 774 977  L 783 966  L 791 953  L 797 941  L 799 928  L 797 904  L 787 880  L 771 858  L 752 838  L 731 817  L 710 797  L 690 775  L 676 753  L 664 730  L 654 706  L 644 684  L 634 660  L 625 636  L 616 611  L 608 587  L 600 562  L 592 538  L 584 514  L 576 489  L 568 465  L 560 440  L 552 415  L 544 391  L 535 366  L 529 351  L 526 336  L 521 319  L 518 303  L 515 286  L 512 269  L 509 253  L 506 236  L 501 220  L 496 204  L 492 188  L 485 173  L 478 159  L 470 146  L 460 134  L 449 122  L 439 116  L 428 109  L 417 104  L 406 101  L 394 99  L 382 96  L 369 95  L 357 94  L 344 94  L 331 94  L 318 93  L 305 93  L 292 92  L 280 92  L 267 90  L 255 87  L 239 83  L 223 76  L 207 68  L 190 59  L 173 50  L 157 41  L 140 32  L 124 23  L 107 15  L 91 8  L 77 3  L 62 0  L 47 0  L 35 2  L 21 8  L 10 17  L 1 31  L 0 46  L 3 63  L 11 82  L 20 101  L 30 120  L 39 138  L 45 156  L 45 122  Z N"/>
          </draw:custom-shape>
          <draw:custom-shape draw:style-name="gr11" draw:text-style-name="P2" draw:layer="layout" svg:width="0.323cm" svg:height="0.423cm" draw:transform="rotate (-2.3537510292403) translate (20.498cm 16.325cm)">
            <text:p/>
            <draw:enhanced-geometry svg:viewBox="0 0 611 703" draw:type="non-primitive" draw:enhanced-path="M 611 0  L 593 3  L 576 4  L 558 4  L 539 4  L 520 4  L 502 4  L 484 3  L 465 3  L 447 4  L 430 5  L 412 6  L 395 9  L 379 14  L 362 20  L 347 26  L 332 35  L 314 51  L 300 71  L 289 92  L 279 115  L 271 140  L 263 164  L 254 187  L 244 210  L 236 228  L 227 245  L 219 263  L 210 282  L 202 299  L 193 317  L 185 335  L 177 352  L 168 370  L 159 387  L 151 405  L 142 422  L 133 439  L 123 457  L 114 474  L 105 491  L 91 513  L 72 534  L 53 556  L 35 576  L 18 598  L 5 619  L 0 642  L 1 666  L 3 674  L 8 682  L 15 689  L 21 694  L 29 699  L 37 702  L 45 703  L 53 702  L 70 695  L 86 686  L 98 675  L 110 660  L 120 644  L 128 626  L 136 607  L 143 588  L 148 566  L 154 545  L 160 523  L 164 501  L 170 480  L 177 460  L 184 440  L 191 422  L 201 404  L 209 386  L 215 368  L 223 350  L 230 330  L 237 311  L 244 292  L 250 274  L 258 255  L 266 237  L 275 219  L 285 202  L 295 185  L 306 169  L 319 155  L 332 141  L 611 0  Z N"/>
          </draw:custom-shape>
          <draw:custom-shape draw:style-name="gr11" draw:text-style-name="P2" draw:layer="layout" svg:width="0.428cm" svg:height="0.601cm" draw:transform="rotate (-2.3537510292403) translate (20.144cm 15.672cm)">
            <text:p/>
            <draw:enhanced-geometry svg:viewBox="0 0 813 998" draw:type="non-primitive" draw:enhanced-path="M 767 121  L 745 125  L 723 128  L 701 130  L 678 132  L 655 134  L 633 135  L 610 136  L 587 137  L 566 141  L 544 143  L 523 147  L 502 153  L 482 160  L 463 169  L 444 179  L 427 192  L 407 211  L 390 232  L 375 255  L 362 280  L 351 305  L 342 332  L 333 359  L 326 388  L 320 416  L 314 446  L 308 474  L 301 502  L 295 531  L 287 559  L 278 585  L 267 611  L 257 637  L 248 664  L 240 694  L 232 724  L 224 755  L 217 786  L 210 816  L 202 845  L 191 873  L 181 900  L 169 924  L 154 946  L 138 965  L 119 980  L 96 991  L 71 998  L 59 998  L 46 993  L 35 986  L 24 976  L 14 965  L 8 952  L 2 940  L 0 927  L 2 902  L 12 880  L 28 858  L 47 838  L 69 817  L 90 797  L 110 774  L 124 752  L 136 729  L 147 705  L 157 683  L 168 659  L 177 635  L 186 611  L 195 587  L 203 562  L 211 539  L 219 514  L 227 490  L 235 465  L 242 440  L 250 416  L 258 391  L 267 367  L 272 351  L 276 336  L 280 319  L 283 302  L 287 285  L 290 268  L 293 252  L 297 235  L 300 218  L 306 202  L 311 187  L 317 172  L 325 158  L 333 145  L 345 133  L 356 121  L 366 115  L 376 109  L 388 104  L 399 101  L 411 99  L 423 96  L 436 95  L 449 94  L 461 94  L 475 93  L 489 93  L 501 93  L 515 92  L 527 91  L 540 88  L 552 86  L 568 82  L 585 76  L 601 68  L 618 59  L 635 50  L 652 41  L 669 31  L 686 23  L 702 15  L 718 8  L 734 2  L 748 0  L 763 0  L 777 2  L 789 8  L 802 17  L 811 31  L 813 47  L 810 64  L 802 82  L 793 100  L 782 119  L 773 137  L 767 155  L 767 121  Z N"/>
          </draw:custom-shape>
          <draw:custom-shape draw:style-name="gr11" draw:text-style-name="P2" draw:layer="layout" svg:width="0.118cm" svg:height="0.102cm" draw:transform="rotate (-2.3537510292403) translate (20.349cm 16.47cm)">
            <text:p/>
            <draw:enhanced-geometry svg:viewBox="0 0 228 173" draw:type="non-primitive" draw:enhanced-path="M 0 126  L 12 129  L 24 133  L 37 137  L 49 142  L 63 147  L 75 153  L 88 158  L 100 162  L 113 167  L 125 170  L 138 172  L 149 173  L 160 173  L 172 172  L 182 168  L 192 162  L 206 150  L 216 133  L 223 115  L 227 94  L 228 74  L 226 54  L 220 36  L 210 22  L 201 14  L 192 8  L 182 3  L 170 1  L 159 0  L 147 0  L 134 1  L 122 3  L 108 6  L 94 9  L 82 11  L 68 15  L 55 17  L 42 19  L 30 22  L 17 22  L 0 126  Z N"/>
          </draw:custom-shape>
          <draw:custom-shape draw:style-name="gr11" draw:text-style-name="P2" draw:layer="layout" svg:width="0.378cm" svg:height="0.299cm" draw:transform="rotate (-2.3537510292403) translate (20.821cm 16.703cm)">
            <text:p/>
            <draw:enhanced-geometry svg:viewBox="0 0 720 494" draw:type="non-primitive" draw:enhanced-path="M 720 494  L 697 485  L 673 477  L 651 468  L 628 459  L 605 451  L 581 442  L 559 433  L 536 424  L 512 416  L 490 407  L 467 398  L 444 389  L 420 381  L 398 372  L 375 363  L 352 354  L 331 346  L 307 339  L 284 332  L 262 325  L 239 317  L 217 308  L 197 297  L 178 283  L 162 272  L 146 260  L 130 246  L 113 232  L 96 219  L 80 204  L 64 189  L 49 175  L 37 159  L 24 142  L 15 126  L 7 109  L 2 92  L 0 74  L 0 57  L 3 38  L 7 28  L 15 19  L 27 11  L 38 6  L 52 1  L 65 0  L 78 0  L 89 2  L 105 11  L 119 23  L 130 37  L 138 53  L 145 71  L 150 91  L 155 111  L 158 133  L 162 154  L 165 175  L 170 196  L 175 216  L 181 236  L 190 254  L 200 270  L 213 283  L 224 292  L 237 300  L 249 308  L 263 314  L 276 319  L 290 323  L 305 328  L 319 330  L 335 333  L 350 336  L 365 339  L 381 341  L 395 343  L 410 347  L 425 350  L 440 354  L 458 358  L 477 360  L 496 363  L 517 364  L 538 364  L 559 364  L 580 365  L 601 366  L 620 367  L 639 371  L 656 374  L 673 380  L 688 388  L 701 397  L 712 409  L 720 424  L 720 494  Z N"/>
          </draw:custom-shape>
          <draw:custom-shape draw:style-name="gr11" draw:text-style-name="P2" draw:layer="layout" svg:width="0.01cm" svg:height="0.002cm" draw:transform="rotate (-2.3537510292403) translate (20.355cm 16.747cm)">
            <text:p/>
            <draw:enhanced-geometry svg:viewBox="0 0 17 0" draw:type="non-primitive" draw:enhanced-path="M 0 0  L 4 0  L 9 0  L 12 0  L 17 0  L 0 0  Z N"/>
          </draw:custom-shape>
          <draw:custom-shape draw:style-name="gr11" draw:text-style-name="P2" draw:layer="layout" svg:width="0.22cm" svg:height="0.145cm" draw:transform="rotate (-2.3537510292403) translate (20.695cm 16.671cm)">
            <text:p/>
            <draw:enhanced-geometry svg:viewBox="0 0 423 242" draw:type="non-primitive" draw:enhanced-path="M 388 207  L 363 194  L 338 178  L 311 159  L 285 139  L 258 117  L 230 96  L 203 74  L 177 54  L 151 36  L 126 21  L 101 10  L 78 2  L 57 0  L 36 4  L 18 14  L 2 32  L 0 37  L 1 41  L 6 46  L 11 50  L 18 55  L 25 58  L 33 63  L 39 66  L 60 81  L 83 95  L 106 107  L 129 120  L 152 131  L 177 142  L 201 152  L 226 163  L 250 172  L 275 182  L 299 191  L 324 201  L 349 210  L 374 220  L 399 231  L 423 242  L 388 207  Z N"/>
          </draw:custom-shape>
          <draw:custom-shape draw:style-name="gr9" draw:text-style-name="P2" draw:layer="layout" svg:width="0.41cm" svg:height="0.144cm" draw:transform="rotate (-2.3537510292403) translate (19.933cm 16.249cm)">
            <text:p/>
            <draw:enhanced-geometry svg:viewBox="0 0 783 239" draw:type="non-primitive" draw:enhanced-path="M 142 8  L 121 25  L 98 41  L 71 57  L 47 73  L 25 90  L 8 108  L 0 127  L 2 149  L 11 167  L 23 181  L 37 191  L 54 199  L 74 203  L 95 205  L 118 205  L 142 204  L 166 202  L 191 199  L 217 195  L 242 192  L 267 188  L 290 186  L 313 185  L 335 185  L 363 187  L 393 192  L 423 199  L 454 205  L 484 212  L 516 220  L 547 227  L 579 233  L 608 237  L 636 239  L 665 239  L 691 237  L 715 230  L 736 220  L 757 205  L 774 185  L 782 168  L 783 150  L 780 131  L 774 111  L 763 92  L 750 74  L 736 58  L 721 44  L 702 32  L 683 22  L 661 14  L 640 8  L 617 5  L 594 1  L 571 1  L 547 0  L 522 1  L 498 3  L 473 5  L 449 6  L 424 8  L 400 8  L 377 9  L 354 8  L 339 8  L 326 7  L 311 7  L 296 7  L 282 7  L 268 7  L 253 7  L 239 7  L 225 7  L 210 7  L 196 7  L 182 8  L 168 8  L 153 8  L 140 8  L 125 8  L 142 8  Z N"/>
          </draw:custom-shape>
          <draw:custom-shape draw:style-name="gr9" draw:text-style-name="P2" draw:layer="layout" svg:width="0.428cm" svg:height="0.169cm" draw:transform="rotate (-2.3537510292403) translate (19.835cm 16.091cm)">
            <text:p/>
            <draw:enhanced-geometry svg:viewBox="0 0 816 280" draw:type="non-primitive" draw:enhanced-path="M 48 62  L 71 61  L 95 59  L 117 58  L 140 57  L 164 56  L 187 54  L 209 53  L 233 51  L 256 50  L 278 49  L 302 48  L 325 47  L 348 45  L 370 44  L 394 42  L 417 41  L 439 40  L 463 39  L 486 38  L 509 37  L 531 36  L 555 34  L 578 33  L 601 32  L 624 31  L 647 30  L 670 29  L 694 29  L 716 28  L 739 27  L 763 27  L 785 25  L 789 25  L 795 24  L 799 24  L 802 25  L 805 30  L 806 33  L 806 38  L 806 42  L 805 47  L 804 53  L 802 57  L 802 62  L 804 80  L 807 98  L 810 117  L 815 137  L 816 155  L 816 173  L 812 189  L 802 202  L 785 218  L 766 231  L 746 241  L 723 246  L 700 251  L 675 253  L 650 254  L 624 253  L 598 251  L 572 249  L 545 245  L 519 242  L 492 240  L 466 237  L 441 237  L 416 237  L 391 240  L 366 243  L 340 248  L 314 253  L 287 259  L 260 265  L 234 270  L 208 275  L 182 278  L 157 280  L 133 280  L 109 278  L 88 273  L 67 265  L 48 253  L 31 237  L 23 227  L 16 215  L 11 202  L 6 189  L 3 174  L 0 159  L 0 143  L 0 129  L 3 113  L 6 98  L 10 83  L 15 70  L 22 57  L 30 45  L 38 34  L 48 25  L 69 13  L 91 5  L 114 0  L 138 0  L 163 4  L 188 10  L 214 16  L 240 27  L 266 37  L 293 48  L 320 58  L 348 70  L 374 79  L 400 87  L 426 93  L 452 97  L 472 98  L 494 99  L 514 100  L 535 100  L 556 101  L 577 101  L 597 100  L 619 100  L 639 100  L 660 99  L 681 99  L 702 98  L 723 98  L 743 97  L 764 97  L 785 97  L 48 62  Z N"/>
          </draw:custom-shape>
          <draw:custom-shape draw:style-name="gr9" draw:text-style-name="P2" draw:layer="layout" svg:width="0.376cm" svg:height="0.018cm" draw:transform="rotate (-2.3537510292403) translate (19.635cm 15.967cm)">
            <text:p/>
            <draw:enhanced-geometry svg:viewBox="0 0 719 34" draw:type="non-primitive" draw:enhanced-path="M 0 0  L 25 2  L 50 5  L 75 7  L 101 9  L 126 11  L 151 14  L 176 16  L 201 18  L 226 22  L 252 24  L 277 26  L 302 27  L 328 29  L 353 32  L 379 33  L 404 34  L 425 34  L 445 32  L 467 29  L 488 26  L 510 22  L 531 17  L 553 12  L 574 8  L 595 5  L 615 2  L 634 2  L 654 3  L 672 7  L 689 14  L 705 22  L 719 34  L 0 0  Z N"/>
          </draw:custom-shape>
          <draw:custom-shape draw:style-name="gr9" draw:text-style-name="P2" draw:layer="layout" svg:width="0.446cm" svg:height="0.148cm" draw:transform="rotate (-2.3537510292403) translate (19.685cm 15.95cm)">
            <text:p/>
            <draw:enhanced-geometry svg:viewBox="0 0 847 241" draw:type="non-primitive" draw:enhanced-path="M 789 70  L 768 70  L 745 70  L 724 70  L 702 71  L 679 71  L 658 71  L 636 71  L 615 71  L 592 72  L 571 72  L 549 72  L 526 72  L 505 71  L 483 71  L 461 71  L 439 70  L 413 68  L 387 63  L 361 58  L 333 51  L 306 43  L 280 35  L 253 26  L 226 19  L 200 12  L 174 8  L 149 5  L 124 4  L 100 7  L 77 13  L 56 22  L 35 36  L 23 48  L 12 65  L 6 84  L 1 103  L 0 123  L 2 143  L 8 161  L 18 175  L 37 194  L 59 206  L 82 215  L 107 221  L 133 222  L 160 222  L 189 219  L 219 214  L 248 208  L 279 202  L 309 195  L 339 188  L 370 182  L 399 178  L 428 175  L 456 175  L 480 178  L 504 182  L 529 188  L 552 195  L 577 203  L 602 212  L 627 220  L 652 226  L 676 233  L 700 238  L 724 241  L 745 241  L 767 239  L 787 233  L 806 224  L 825 211  L 833 202  L 839 190  L 844 180  L 846 167  L 847 155  L 847 141  L 846 128  L 844 113  L 842 99  L 838 85  L 835 70  L 831 55  L 829 42  L 827 27  L 825 13  L 825 0  L 789 70  Z N"/>
          </draw:custom-shape>
          <draw:custom-shape draw:style-name="gr9" draw:text-style-name="P2" draw:layer="layout" svg:width="0.473cm" svg:height="0.135cm" draw:transform="rotate (-2.3537510292403) translate (19.555cm 15.81cm)">
            <text:p/>
            <draw:enhanced-geometry svg:viewBox="0 0 903 222" draw:type="non-primitive" draw:enhanced-path="M 125 70  L 172 70  L 223 70  L 279 70  L 338 70  L 397 70  L 457 70  L 516 70  L 573 70  L 627 70  L 678 70  L 724 70  L 764 70  L 797 70  L 821 70  L 837 70  L 843 70  L 840 70  L 835 70  L 824 70  L 811 70  L 794 70  L 775 70  L 752 70  L 727 70  L 701 70  L 671 70  L 641 70  L 609 70  L 576 70  L 543 70  L 508 70  L 474 70  L 440 70  L 405 70  L 372 70  L 339 70  L 307 70  L 277 70  L 247 70  L 221 70  L 196 70  L 173 70  L 154 70  L 137 70  L 123 70  L 113 70  L 108 70  L 105 70  L 108 70  L 116 70  L 128 70  L 144 71  L 163 71  L 186 71  L 211 72  L 237 72  L 265 72  L 295 72  L 323 72  L 353 72  L 381 72  L 408 71  L 434 71  L 457 70  L 484 68  L 511 63  L 539 57  L 567 49  L 596 41  L 625 32  L 653 23  L 682 15  L 709 8  L 736 3  L 762 0  L 788 0  L 812 3  L 835 10  L 856 20  L 877 36  L 888 50  L 896 67  L 900 86  L 903 105  L 900 126  L 896 145  L 888 162  L 877 177  L 856 194  L 835 206  L 811 214  L 786 220  L 760 222  L 731 222  L 703 219  L 675 215  L 645 210  L 615 204  L 585 197  L 556 191  L 525 186  L 497 181  L 467 178  L 440 177  L 413 178  L 385 181  L 357 185  L 329 190  L 299 197  L 271 203  L 243 208  L 214 214  L 186 218  L 159 220  L 131 221  L 106 219  L 81 213  L 59 205  L 37 193  L 18 177  L 7 160  L 1 139  L 0 118  L 3 95  L 8 71  L 12 47  L 17 23  L 18 0  L 125 70  Z N"/>
          </draw:custom-shape>
          <draw:custom-shape draw:style-name="gr9" draw:text-style-name="P2" draw:layer="layout" svg:width="0.22cm" svg:height="0.251cm" draw:transform="rotate (-2.3537510292403) translate (20.237cm 16.625cm)">
            <text:p/>
            <draw:enhanced-geometry svg:viewBox="0 0 423 417" draw:type="non-primitive" draw:enhanced-path="M 219 72  L 204 89  L 188 106  L 169 123  L 149 140  L 129 157  L 109 174  L 88 191  L 68 206  L 50 225  L 34 242  L 20 259  L 10 277  L 3 295  L 0 314  L 2 333  L 9 353  L 20 370  L 34 384  L 51 396  L 70 405  L 92 412  L 114 415  L 138 417  L 163 417  L 188 415  L 213 412  L 238 405  L 262 398  L 284 389  L 306 378  L 324 366  L 341 353  L 357 337  L 371 318  L 383 298  L 394 276  L 404 253  L 411 229  L 417 204  L 422 179  L 423 154  L 423 129  L 421 104  L 417 82  L 410 59  L 401 38  L 390 18  L 376 0  L 219 72  Z N"/>
          </draw:custom-shape>
          <draw:custom-shape draw:style-name="gr9" draw:text-style-name="P2" draw:layer="layout" svg:width="0.044cm" svg:height="0.041cm" draw:transform="rotate (-2.3537510292403) translate (20.142cm 16.72cm)">
            <text:p/>
            <draw:enhanced-geometry svg:viewBox="0 0 86 72" draw:type="non-primitive" draw:enhanced-path="M 0 0  L 10 9  L 21 18  L 32 27  L 43 35  L 54 44  L 65 53  L 76 62  L 86 72  L 0 0  Z N"/>
          </draw:custom-shape>
          <draw:custom-shape draw:style-name="gr9" draw:text-style-name="P2" draw:layer="layout" svg:width="0.138cm" svg:height="0.305cm" draw:transform="rotate (-2.3537510292403) translate (20.581cm 17.09cm)">
            <text:p/>
            <draw:enhanced-geometry svg:viewBox="0 0 265 508" draw:type="non-primitive" draw:enhanced-path="M 265 0  L 251 12  L 237 26  L 223 37  L 208 49  L 193 62  L 177 73  L 163 86  L 148 98  L 134 111  L 119 123  L 107 136  L 94 149  L 82 164  L 72 179  L 62 195  L 54 210  L 47 227  L 39 244  L 32 263  L 24 281  L 18 300  L 13 320  L 7 340  L 4 359  L 1 378  L 0 396  L 1 415  L 4 432  L 8 449  L 15 463  L 24 477  L 37 489  L 56 501  L 77 508  L 102 508  L 127 504  L 151 496  L 175 485  L 195 471  L 211 455  L 222 437  L 227 418  L 228 396  L 225 373  L 222 350  L 217 326  L 212 302  L 211 280  L 265 0  Z N"/>
          </draw:custom-shape>
          <draw:custom-shape draw:style-name="gr9" draw:text-style-name="P2" draw:layer="layout" svg:width="0.11cm" svg:height="0.133cm" draw:transform="rotate (-2.3537510292403) translate (19.902cm 17.052cm)">
            <text:p/>
            <draw:enhanced-geometry svg:viewBox="0 0 211 221" draw:type="non-primitive" draw:enhanced-path="M 0 0  L 5 14  L 7 27  L 10 42  L 13 57  L 14 73  L 16 87  L 18 103  L 21 118  L 23 133  L 26 146  L 31 160  L 35 172  L 42 184  L 50 194  L 59 202  L 70 210  L 89 217  L 109 221  L 131 221  L 153 219  L 173 213  L 191 204  L 203 190  L 211 175  L 211 162  L 205 152  L 195 143  L 182 134  L 166 127  L 151 119  L 135 111  L 123 103  L 0 0  Z N"/>
          </draw:custom-shape>
          <draw:custom-shape draw:style-name="gr9" draw:text-style-name="P2" draw:layer="layout" svg:width="0.142cm" svg:height="0.577cm" draw:transform="rotate (-2.3537510292403) translate (19.415cm 16.671cm)">
            <text:p/>
            <draw:enhanced-geometry svg:viewBox="0 0 274 952" draw:type="non-primitive" draw:enhanced-path="M 0 0  L 3 25  L 6 48  L 10 72  L 13 97  L 18 121  L 21 145  L 25 170  L 28 194  L 31 217  L 35 241  L 38 266  L 42 290  L 45 314  L 48 338  L 51 362  L 54 386  L 55 423  L 53 461  L 48 501  L 43 542  L 35 584  L 27 625  L 20 666  L 13 707  L 9 747  L 6 784  L 8 820  L 13 853  L 22 883  L 38 908  L 60 929  L 88 946  L 114 952  L 141 946  L 168 934  L 193 913  L 216 890  L 236 862  L 253 833  L 264 806  L 271 780  L 274 754  L 274 728  L 272 701  L 267 675  L 261 649  L 252 623  L 242 597  L 231 570  L 220 544  L 208 518  L 197 492  L 186 464  L 176 438  L 166 412  L 158 386  L 0 0  Z N"/>
          </draw:custom-shape>
          <draw:custom-shape draw:style-name="gr9" draw:text-style-name="P2" draw:layer="layout" svg:width="0.546cm" svg:height="0.129cm" draw:transform="rotate (-2.3537510292403) translate (19.402cm 15.694cm)">
            <text:p/>
            <draw:enhanced-geometry svg:viewBox="0 0 1037 211" draw:type="non-primitive" draw:enhanced-path="M 0 36  L 30 41  L 59 45  L 89 51  L 118 57  L 148 61  L 177 67  L 207 73  L 236 77  L 266 83  L 295 87  L 325 92  L 354 95  L 384 99  L 414 102  L 444 104  L 473 105  L 509 104  L 549 99  L 591 90  L 633 78  L 677 65  L 720 50  L 764 36  L 807 24  L 847 13  L 885 5  L 921 0  L 953 1  L 981 8  L 1005 22  L 1023 42  L 1036 71  L 1037 85  L 1035 96  L 1029 107  L 1021 116  L 1010 124  L 997 132  L 981 137  L 965 143  L 947 147  L 929 152  L 910 155  L 892 160  L 874 163  L 855 167  L 838 170  L 824 175  L 811 179  L 798 183  L 785 185  L 771 188  L 759 191  L 745 193  L 733 195  L 719 196  L 706 198  L 693 200  L 680 202  L 666 203  L 654 205  L 640 206  L 626 209  L 614 211  L 0 36  Z N"/>
          </draw:custom-shape>
          <draw:custom-shape draw:style-name="gr12" draw:text-style-name="P2" draw:layer="layout" svg:width="0.496cm" svg:height="0.069cm" draw:transform="rotate (-2.3537510292403) translate (20.365cm 16.797cm)">
            <text:p/>
            <draw:enhanced-geometry svg:viewBox="0 0 946 113" draw:type="non-primitive" draw:enhanced-path="M 0 34  L 0 34  L 17 38  L 33 43  L 50 49  L 66 53  L 82 59  L 99 63  L 115 69  L 132 74  L 147 79  L 163 84  L 180 88  L 196 92  L 213 96  L 230 100  L 246 103  L 263 105  L 263 105  L 280 108  L 298 109  L 315 111  L 333 112  L 350 112  L 369 113  L 386 113  L 404 113  L 422 112  L 439 112  L 457 111  L 474 110  L 492 110  L 509 108  L 527 107  L 544 105  L 544 105  L 558 104  L 571 103  L 584 101  L 597 100  L 610 97  L 623 96  L 636 94  L 650 92  L 662 90  L 676 87  L 689 85  L 702 83  L 715 79  L 728 77  L 741 74  L 754 70  L 754 70  L 767 67  L 779 63  L 791 60  L 803 56  L 816 51  L 827 46  L 839 42  L 852 37  L 863 33  L 876 28  L 887 24  L 900 18  L 911 14  L 922 9  L 935 4  L 946 0  N"/>
          </draw:custom-shape>
          <draw:custom-shape draw:style-name="gr12" draw:text-style-name="P2" draw:layer="layout" svg:width="0.257cm" svg:height="0.466cm" draw:transform="rotate (-2.3537510292403) translate (20.409cm 16.634cm)">
            <text:p/>
            <draw:enhanced-geometry svg:viewBox="0 0 490 772" draw:type="non-primitive" draw:enhanced-path="M 490 0  L 490 0  L 483 14  L 476 26  L 470 40  L 464 54  L 457 66  L 450 80  L 445 93  L 438 107  L 431 119  L 424 133  L 418 146  L 412 159  L 405 172  L 398 185  L 391 198  L 384 210  L 384 210  L 377 224  L 370 237  L 362 251  L 355 265  L 347 277  L 339 291  L 332 304  L 324 318  L 316 330  L 308 344  L 302 356  L 294 370  L 286 384  L 277 396  L 269 410  L 261 422  L 261 422  L 246 445  L 232 466  L 217 489  L 202 511  L 186 532  L 170 554  L 154 575  L 138 597  L 138 597  L 121 619  L 104 641  L 87 664  L 69 685  L 52 707  L 34 728  L 17 751  L 0 772  N"/>
          </draw:custom-shape>
          <draw:custom-shape draw:style-name="gr12" draw:text-style-name="P2" draw:layer="layout" svg:width="0.257cm" svg:height="0.507cm" draw:transform="rotate (-2.3537510292403) translate (20.053cm 17.02cm)">
            <text:p/>
            <draw:enhanced-geometry svg:viewBox="0 0 491 840" draw:type="non-primitive" draw:enhanced-path="M 0 0  L 0 0  L 13 26  L 26 53  L 39 80  L 52 106  L 66 132  L 78 158  L 92 184  L 106 210  L 118 236  L 132 262  L 144 288  L 158 314  L 171 341  L 184 368  L 198 394  L 210 420  L 210 420  L 219 438  L 227 455  L 235 473  L 244 491  L 251 509  L 259 528  L 267 546  L 276 564  L 284 582  L 292 600  L 301 617  L 310 634  L 319 651  L 329 668  L 339 684  L 351 700  L 351 700  L 365 719  L 381 738  L 399 757  L 418 774  L 436 791  L 455 806  L 473 823  L 491 840  N"/>
          </draw:custom-shape>
          <draw:custom-shape draw:style-name="gr12" draw:text-style-name="P2" draw:layer="layout" svg:width="0.701cm" svg:height="0.045cm" draw:transform="rotate (-2.3537510292403) translate (20.075cm 16.338cm)">
            <text:p/>
            <draw:enhanced-geometry svg:viewBox="0 0 1332 73" draw:type="non-primitive" draw:enhanced-path="M 0 0  L 0 0  L 27 5  L 54 9  L 82 15  L 109 20  L 136 25  L 163 30  L 191 35  L 218 40  L 246 45  L 273 49  L 301 54  L 328 58  L 356 62  L 383 65  L 411 67  L 439 69  L 439 69  L 455 71  L 472 72  L 488 73  L 505 73  L 521 73  L 538 73  L 554 73  L 571 73  L 586 72  L 603 72  L 619 71  L 636 71  L 652 71  L 668 69  L 685 69  L 701 69  L 701 69  L 723 69  L 745 69  L 767 71  L 788 71  L 811 71  L 833 72  L 855 72  L 877 73  L 898 73  L 921 73  L 943 73  L 965 73  L 987 73  L 1008 72  L 1031 71  L 1053 69  L 1053 69  L 1070 68  L 1088 67  L 1105 65  L 1123 63  L 1140 62  L 1157 59  L 1175 57  L 1192 54  L 1209 51  L 1227 49  L 1244 47  L 1262 45  L 1280 42  L 1297 40  L 1315 38  L 1332 35  N"/>
          </draw:custom-shape>
          <draw:custom-shape draw:style-name="gr12" draw:text-style-name="P2" draw:layer="layout" svg:width="0.026cm" svg:height="0.002cm" draw:transform="rotate (-2.3537510292403) translate (19.565cm 16.82cm)">
            <text:p/>
            <draw:enhanced-geometry svg:viewBox="0 0 54 0" draw:type="non-primitive" draw:enhanced-path="M 0 0  L 0 0  L 6 0  L 13 0  L 20 0  L 27 0  L 34 0  L 41 0  L 47 0  L 54 0  N"/>
          </draw:custom-shape>
          <draw:custom-shape draw:style-name="gr12" draw:text-style-name="P2" draw:layer="layout" svg:width="0.682cm" svg:height="0.045cm" draw:transform="rotate (-2.3537510292403) translate (20.003cm 16.319cm)">
            <text:p/>
            <draw:enhanced-geometry svg:viewBox="0 0 1298 74" draw:type="non-primitive" draw:enhanced-path="M 0 0  L 0 0  L 28 4  L 55 9  L 82 14  L 110 19  L 138 23  L 165 29  L 192 34  L 219 39  L 246 44  L 274 48  L 301 53  L 328 57  L 356 61  L 384 64  L 411 68  L 438 70  L 438 70  L 460 71  L 482 73  L 504 73  L 525 74  L 548 74  L 570 74  L 591 74  L 614 73  L 636 73  L 657 72  L 679 72  L 701 71  L 723 71  L 744 70  L 767 70  L 789 70  L 789 70  L 808 70  L 828 70  L 848 70  L 868 70  L 887 70  L 908 70  L 927 70  L 947 70  L 967 70  L 987 70  L 1006 70  L 1026 70  L 1046 70  L 1065 70  L 1085 70  L 1104 70  L 1104 70  L 1116 70  L 1128 70  L 1140 70  L 1153 70  L 1164 70  L 1177 70  L 1189 70  L 1202 70  L 1213 70  L 1225 70  L 1238 70  L 1249 70  L 1262 70  L 1274 70  L 1286 70  L 1298 70  N"/>
          </draw:custom-shape>
          <draw:custom-shape draw:style-name="gr12" draw:text-style-name="P2" draw:layer="layout" svg:width="0.857cm" svg:height="0.066cm" draw:transform="rotate (-2.3537510292403) translate (19.939cm 16.115cm)">
            <text:p/>
            <draw:enhanced-geometry svg:viewBox="0 0 1631 111" draw:type="non-primitive" draw:enhanced-path="M 0 0  L 0 0  L 30 7  L 59 15  L 89 21  L 118 29  L 148 37  L 177 45  L 206 52  L 235 60  L 265 67  L 294 73  L 324 80  L 353 87  L 384 93  L 413 97  L 443 102  L 473 105  L 473 105  L 493 108  L 513 109  L 532 110  L 552 111  L 572 111  L 591 111  L 611 111  L 631 111  L 650 111  L 670 110  L 690 110  L 709 109  L 730 108  L 749 108  L 770 106  L 789 105  L 789 105  L 810 104  L 833 103  L 855 101  L 876 100  L 899 97  L 920 95  L 942 94  L 965 92  L 986 89  L 1008 86  L 1029 84  L 1052 81  L 1074 79  L 1095 77  L 1118 73  L 1139 71  L 1139 71  L 1154 69  L 1168 67  L 1182 64  L 1197 62  L 1211 60  L 1226 56  L 1239 54  L 1254 52  L 1269 49  L 1282 46  L 1297 44  L 1311 42  L 1325 41  L 1340 38  L 1354 37  L 1368 36  L 1368 36  L 1384 35  L 1401 35  L 1417 36  L 1434 37  L 1451 39  L 1468 42  L 1485 43  L 1501 45  L 1518 47  L 1535 49  L 1551 49  L 1568 49  L 1584 47  L 1600 45  L 1616 42  L 1631 36  N"/>
          </draw:custom-shape>
          <draw:custom-shape draw:style-name="gr12" draw:text-style-name="P2" draw:layer="layout" svg:width="0.002cm" svg:height="0.021cm" draw:transform="rotate (-2.3537510292403) translate (19.322cm 16.735cm)">
            <text:p/>
            <draw:enhanced-geometry svg:viewBox="0 0 0 36" draw:type="non-primitive" draw:enhanced-path="M 0 0  L 0 0  L 0 4  L 0 9  L 0 13  L 0 18  L 0 22  L 0 27  L 0 32  L 0 36  N"/>
          </draw:custom-shape>
          <draw:custom-shape draw:style-name="gr12" draw:text-style-name="P2" draw:layer="layout" svg:width="0.93cm" svg:height="0.09cm" draw:transform="rotate (-2.3537510292403) translate (19.809cm 15.944cm)">
            <text:p/>
            <draw:enhanced-geometry svg:viewBox="0 0 1771 148" draw:type="non-primitive" draw:enhanced-path="M 0 69  L 0 69  L 25 74  L 50 78  L 75 84  L 100 89  L 125 94  L 151 99  L 176 105  L 201 109  L 226 114  L 251 119  L 276 123  L 302 127  L 327 131  L 352 134  L 378 137  L 403 140  L 403 140  L 437 142  L 471 144  L 505 145  L 539 147  L 573 147  L 607 147  L 641 147  L 675 145  L 709 145  L 743 144  L 777 143  L 811 142  L 845 141  L 879 141  L 913 140  L 947 140  L 947 140  L 977 140  L 1006 141  L 1036 141  L 1065 142  L 1095 143  L 1124 144  L 1154 145  L 1185 147  L 1214 147  L 1244 148  L 1273 148  L 1303 147  L 1332 147  L 1361 144  L 1391 142  L 1420 140  L 1420 140  L 1441 137  L 1461 136  L 1483 135  L 1503 133  L 1524 132  L 1545 131  L 1566 128  L 1587 125  L 1607 122  L 1627 118  L 1646 114  L 1665 107  L 1685 100  L 1702 91  L 1720 81  L 1736 69  L 1736 69  L 1743 64  L 1748 56  L 1753 48  L 1757 38  L 1761 29  L 1763 20  L 1768 9  L 1771 0  N"/>
          </draw:custom-shape>
          <draw:custom-shape draw:style-name="gr12" draw:text-style-name="P2" draw:layer="layout" svg:width="0.967cm" svg:height="0.069cm" draw:transform="rotate (-2.3537510292403) translate (19.642cm 15.778cm)">
            <text:p/>
            <draw:enhanced-geometry svg:viewBox="0 0 1840 115" draw:type="non-primitive" draw:enhanced-path="M 0 0  L 0 0  L 33 4  L 66 9  L 99 13  L 131 18  L 164 22  L 197 28  L 229 33  L 262 37  L 295 42  L 328 46  L 361 50  L 394 54  L 427 59  L 460 62  L 493 65  L 525 69  L 525 69  L 557 72  L 589 75  L 621 78  L 653 80  L 684 84  L 716 86  L 748 88  L 780 90  L 811 93  L 843 95  L 875 97  L 907 99  L 938 101  L 970 103  L 1002 104  L 1034 105  L 1034 105  L 1065 106  L 1097 107  L 1129 109  L 1162 110  L 1194 112  L 1225 113  L 1257 114  L 1289 114  L 1321 115  L 1352 115  L 1384 115  L 1417 114  L 1448 113  L 1479 111  L 1511 109  L 1543 105  L 1543 105  L 1562 103  L 1580 99  L 1600 96  L 1618 92  L 1636 88  L 1655 84  L 1673 79  L 1692 73  L 1711 69  L 1729 63  L 1747 59  L 1765 53  L 1785 48  L 1803 43  L 1822 38  L 1840 34  N"/>
          </draw:custom-shape>
          <draw:custom-shape draw:style-name="gr12" draw:text-style-name="P2" draw:layer="layout" svg:width="0.958cm" svg:height="0.069cm" draw:transform="rotate (-2.3537510292403) translate (19.52cm 15.631cm)">
            <text:p/>
            <draw:enhanced-geometry svg:viewBox="0 0 1823 116" draw:type="non-primitive" draw:enhanced-path="M 0 0  L 0 0  L 33 4  L 66 9  L 99 14  L 132 18  L 165 23  L 197 28  L 230 33  L 263 37  L 296 42  L 329 46  L 361 50  L 394 54  L 428 59  L 461 62  L 494 66  L 526 69  L 526 69  L 555 72  L 583 75  L 612 78  L 640 80  L 668 84  L 697 86  L 725 88  L 753 91  L 782 93  L 811 95  L 840 97  L 868 100  L 896 101  L 925 103  L 954 104  L 982 105  L 982 105  L 1011 106  L 1039 108  L 1068 110  L 1096 111  L 1124 112  L 1153 113  L 1181 114  L 1210 116  L 1239 116  L 1267 116  L 1296 116  L 1324 114  L 1353 113  L 1382 111  L 1410 109  L 1438 105  L 1438 105  L 1463 102  L 1487 97  L 1511 92  L 1535 86  L 1560 80  L 1584 74  L 1607 67  L 1631 59  L 1655 51  L 1679 44  L 1703 36  L 1727 28  L 1750 20  L 1774 14  L 1799 7  L 1823 0  N"/>
          </draw:custom-shape>
          <draw:custom-shape draw:style-name="gr12" draw:text-style-name="P2" draw:layer="layout" svg:width="0.883cm" svg:height="0.136cm" draw:transform="rotate (-2.3537510292403) translate (19.401cm 15.605cm)">
            <text:p/>
            <draw:enhanced-geometry svg:viewBox="0 0 1683 225" draw:type="non-primitive" draw:enhanced-path="M 0 70  L 0 70  L 35 79  L 70 89  L 104 98  L 139 108  L 174 120  L 209 130  L 244 140  L 279 150  L 314 159  L 349 168  L 384 177  L 419 186  L 454 193  L 490 200  L 525 206  L 561 210  L 561 210  L 589 214  L 618 217  L 646 219  L 675 222  L 703 223  L 731 224  L 760 225  L 788 225  L 816 225  L 846 224  L 874 223  L 903 222  L 931 219  L 960 217  L 989 214  L 1017 210  L 1017 210  L 1051 206  L 1086 201  L 1120 195  L 1156 189  L 1190 183  L 1224 175  L 1258 167  L 1292 158  L 1326 149  L 1360 140  L 1394 130  L 1428 118  L 1461 107  L 1494 96  L 1526 83  L 1559 70  L 1559 70  L 1575 63  L 1591 55  L 1607 47  L 1623 38  L 1638 29  L 1652 19  L 1668 10  L 1683 0  N"/>
          </draw:custom-shape>
          <draw:custom-shape draw:style-name="gr12" draw:text-style-name="P2" draw:layer="layout" svg:width="0.11cm" svg:height="0.002cm" draw:transform="rotate (-2.3537510292403) translate (19.028cm 15.675cm)">
            <text:p/>
            <draw:enhanced-geometry svg:viewBox="0 0 210 0" draw:type="non-primitive" draw:enhanced-path="M 0 0  L 0 0  L 14 0  L 27 0  L 40 0  L 53 0  L 67 0  L 80 0  L 93 0  L 106 0  L 119 0  L 132 0  L 145 0  L 158 0  L 171 0  L 184 0  L 198 0  L 210 0  N"/>
          </draw:custom-shape>
          <draw:custom-shape draw:style-name="gr12" draw:text-style-name="P2" draw:layer="layout" svg:width="0.016cm" svg:height="0.021cm" draw:transform="rotate (-2.3537510292403) translate (18.919cm 15.814cm)">
            <text:p/>
            <draw:enhanced-geometry svg:viewBox="0 0 34 35" draw:type="non-primitive" draw:enhanced-path="M 0 35  L 0 35  L 4 30  L 9 27  L 13 22  L 17 18  L 21 13  L 26 9  L 30 4  L 34 0  N"/>
          </draw:custom-shape>
          <draw:custom-shape draw:style-name="gr13" draw:text-style-name="P2" draw:layer="layout" svg:width="0.097cm" svg:height="0.208cm" draw:transform="rotate (-2.3537510292403) translate (20.507cm 17.073cm)">
            <text:p/>
            <draw:enhanced-geometry svg:viewBox="0 0 186 345" draw:type="non-primitive" draw:enhanced-path="M 135 0  L 124 17  L 113 35  L 101 52  L 89 68  L 77 86  L 67 103  L 57 121  L 48 141  L 39 162  L 29 185  L 17 209  L 8 231  L 3 255  L 0 277  L 4 297  L 14 315  L 29 329  L 47 338  L 68 344  L 91 345  L 114 342  L 135 337  L 156 328  L 172 315  L 181 302  L 185 286  L 186 269  L 184 251  L 181 231  L 176 212  L 173 193  L 172 175  L 135 0  Z N"/>
          </draw:custom-shape>
          <draw:custom-shape draw:style-name="gr13" draw:text-style-name="P2" draw:layer="layout" svg:width="0.112cm" svg:height="0.151cm" draw:transform="rotate (-2.3537510292403) translate (20.153cm 16.62cm)">
            <text:p/>
            <draw:enhanced-geometry svg:viewBox="0 0 213 249" draw:type="non-primitive" draw:enhanced-path="M 127 34  L 109 55  L 86 77  L 62 98  L 38 120  L 19 141  L 4 163  L 0 186  L 5 209  L 12 220  L 20 228  L 30 234  L 42 240  L 54 245  L 68 248  L 82 249  L 97 249  L 112 248  L 127 247  L 141 243  L 155 239  L 167 233  L 179 226  L 189 219  L 198 209  L 205 199  L 211 188  L 213 175  L 213 163  L 213 150  L 209 137  L 206 124  L 202 110  L 197 96  L 191 82  L 186 68  L 180 54  L 174 41  L 170 26  L 165 13  L 163 0  L 127 34  Z N"/>
          </draw:custom-shape>
          <draw:custom-shape draw:style-name="gr13" draw:text-style-name="P2" draw:layer="layout" svg:width="0.238cm" svg:height="0.06cm" draw:transform="rotate (-2.3537510292403) translate (19.852cm 16.287cm)">
            <text:p/>
            <draw:enhanced-geometry svg:viewBox="0 0 456 101" draw:type="non-primitive" draw:enhanced-path="M 0 66  L 29 65  L 62 60  L 96 53  L 132 44  L 168 35  L 204 26  L 240 17  L 276 9  L 310 3  L 341 0  L 370 0  L 396 2  L 419 10  L 436 23  L 448 41  L 456 66  L 455 77  L 447 86  L 434 92  L 420 95  L 402 97  L 383 99  L 366 100  L 352 101  L 0 66  Z N"/>
          </draw:custom-shape>
          <draw:custom-shape draw:style-name="gr13" draw:text-style-name="P2" draw:layer="layout" svg:width="0.029cm" svg:height="0.021cm" draw:transform="rotate (-2.3537510292403) translate (19.715cm 16.37cm)">
            <text:p/>
            <draw:enhanced-geometry svg:viewBox="0 0 54 35" draw:type="non-primitive" draw:enhanced-path="M 0 35  L 7 30  L 13 26  L 20 20  L 25 16  L 32 11  L 39 6  L 46 3  L 54 0  L 0 35  Z N"/>
          </draw:custom-shape>
          <draw:custom-shape draw:style-name="gr13" draw:text-style-name="P2" draw:layer="layout" svg:width="0.168cm" svg:height="0.096cm" draw:transform="rotate (-2.3537510292403) translate (19.654cm 16.204cm)">
            <text:p/>
            <draw:enhanced-geometry svg:viewBox="0 0 316 162" draw:type="non-primitive" draw:enhanced-path="M 17 17  L 36 18  L 57 18  L 80 16  L 103 13  L 127 10  L 151 7  L 174 4  L 197 2  L 220 0  L 240 1  L 259 2  L 275 7  L 290 13  L 301 22  L 310 35  L 315 52  L 316 67  L 313 81  L 306 94  L 297 106  L 286 117  L 271 127  L 255 136  L 238 143  L 219 149  L 199 154  L 179 159  L 160 161  L 140 162  L 122 162  L 104 161  L 88 157  L 73 151  L 60 140  L 48 128  L 38 113  L 29 97  L 20 81  L 10 66  L 0 52  L 17 17  Z N"/>
          </draw:custom-shape>
          <draw:custom-shape draw:style-name="gr13" draw:text-style-name="P2" draw:layer="layout" svg:width="0.131cm" svg:height="0.085cm" draw:transform="rotate (-2.3537510292403) translate (19.469cm 16.073cm)">
            <text:p/>
            <draw:enhanced-geometry svg:viewBox="0 0 247 137" draw:type="non-primitive" draw:enhanced-path="M 18 30  L 33 29  L 49 27  L 66 24  L 83 20  L 100 17  L 117 12  L 134 7  L 151 4  L 168 1  L 183 0  L 197 0  L 210 1  L 221 4  L 231 10  L 239 19  L 245 30  L 247 52  L 239 72  L 225 90  L 204 107  L 180 120  L 154 130  L 128 136  L 104 137  L 87 132  L 73 124  L 59 111  L 48 96  L 35 79  L 24 62  L 12 45  L 0 30  L 18 30  Z N"/>
          </draw:custom-shape>
          <draw:custom-shape draw:style-name="gr13" draw:text-style-name="P2" draw:layer="layout" svg:width="0.128cm" svg:height="0.085cm" draw:transform="rotate (-2.3537510292403) translate (19.375cm 15.957cm)">
            <text:p/>
            <draw:enhanced-geometry svg:viewBox="0 0 246 141" draw:type="non-primitive" draw:enhanced-path="M 0 34  L 16 33  L 33 31  L 50 27  L 68 23  L 87 18  L 105 14  L 125 9  L 143 5  L 160 2  L 177 0  L 193 0  L 206 1  L 219 6  L 229 11  L 238 22  L 244 34  L 246 55  L 238 74  L 223 91  L 203 106  L 179 119  L 153 129  L 128 136  L 104 141  L 0 34  Z N"/>
          </draw:custom-shape>
          <draw:custom-shape draw:style-name="gr13" draw:text-style-name="P2" draw:layer="layout" svg:width="0.026cm" svg:height="0.002cm" draw:transform="rotate (-2.3537510292403) translate (19.339cm 15.907cm)">
            <text:p/>
            <draw:enhanced-geometry svg:viewBox="0 0 53 0" draw:type="non-primitive" draw:enhanced-path="M 53 0  L 46 0  L 40 0  L 34 0  L 27 0  L 20 0  L 13 0  L 6 0  L 0 0  L 53 0  Z N"/>
          </draw:custom-shape>
          <draw:custom-shape draw:style-name="gr13" draw:text-style-name="P2" draw:layer="layout" svg:width="0.139cm" svg:height="0.066cm" draw:transform="rotate (-2.3537510292403) translate (19.188cm 15.819cm)">
            <text:p/>
            <draw:enhanced-geometry svg:viewBox="0 0 263 108" draw:type="non-primitive" draw:enhanced-path="M 0 38  L 17 37  L 36 34  L 56 31  L 75 26  L 95 21  L 116 15  L 136 10  L 156 6  L 175 2  L 193 0  L 210 0  L 225 2  L 237 7  L 249 14  L 258 24  L 263 38  L 263 54  L 255 68  L 242 81  L 225 91  L 203 99  L 182 105  L 160 108  L 141 108  L 125 106  L 111 100  L 98 91  L 85 81  L 73 71  L 60 58  L 48 48  L 35 38  L 0 38  Z N"/>
          </draw:custom-shape>
          <draw:custom-shape draw:style-name="gr10" draw:text-style-name="P2" draw:layer="layout" svg:width="0.017cm" svg:height="0.021cm" draw:transform="rotate (-2.3537510292403) translate (19.925cm 17.569cm)">
            <text:p/>
            <draw:enhanced-geometry svg:viewBox="0 0 35 36" draw:type="non-primitive" draw:enhanced-path="M 35 0  L 35 0  L 31 5  L 26 10  L 22 14  L 17 17  L 13 22  L 9 27  L 5 31  L 0 36  N"/>
          </draw:custom-shape>
          <draw:custom-shape draw:style-name="gr10" draw:text-style-name="P2" draw:layer="layout" svg:width="0.062cm" svg:height="0.048cm" draw:transform="rotate (-2.3537510292403) translate (20.467cm 17.303cm)">
            <text:p/>
            <draw:enhanced-geometry svg:viewBox="0 0 123 78" draw:type="non-primitive" draw:enhanced-path="M 0 9  L 0 9  L 14 8  L 28 6  L 41 4  L 55 1  L 69 0  L 81 0  L 93 4  L 104 9  L 104 9  L 109 15  L 114 23  L 117 31  L 118 40  L 120 50  L 121 59  L 122 69  L 123 78  N"/>
          </draw:custom-shape>
          <draw:custom-shape draw:style-name="gr10" draw:text-style-name="P2" draw:layer="layout" svg:width="0.073cm" svg:height="0.021cm" draw:transform="rotate (-2.3537510292403) translate (20.593cm 17.139cm)">
            <text:p/>
            <draw:enhanced-geometry svg:viewBox="0 0 140 34" draw:type="non-primitive" draw:enhanced-path="M 140 0  L 140 0  L 122 4  L 103 5  L 84 6  L 63 7  L 45 10  L 28 15  L 12 23  L 0 34  N"/>
          </draw:custom-shape>
          <draw:custom-shape draw:style-name="gr10" draw:text-style-name="P2" draw:layer="layout" svg:width="0.028cm" svg:height="0.063cm" draw:transform="rotate (-2.3537510292403) translate (20.577cm 17.123cm)">
            <text:p/>
            <draw:enhanced-geometry svg:viewBox="0 0 53 106" draw:type="non-primitive" draw:enhanced-path="M 0 106  L 0 106  L 6 92  L 13 79  L 20 66  L 27 53  L 33 40  L 39 27  L 46 14  L 53 0  N"/>
          </draw:custom-shape>
          <draw:custom-shape draw:style-name="gr10" draw:text-style-name="P2" draw:layer="layout" svg:width="0.005cm" svg:height="0.063cm" draw:transform="rotate (-2.3537510292403) translate (20.57cm 17.131cm)">
            <text:p/>
            <draw:enhanced-geometry svg:viewBox="0 0 11 106" draw:type="non-primitive" draw:enhanced-path="M 0 0  L 0 0  L 1 14  L 3 29  L 6 42  L 9 57  L 11 71  L 10 84  L 6 96  L 0 106  N"/>
          </draw:custom-shape>
          <draw:custom-shape draw:style-name="gr10" draw:text-style-name="P2" draw:layer="layout" svg:width="0.084cm" svg:height="0.054cm" draw:transform="rotate (-2.3537510292403) translate (20.41cm 17.309cm)">
            <text:p/>
            <draw:enhanced-geometry svg:viewBox="0 0 161 90" draw:type="non-primitive" draw:enhanced-path="M 0 20  L 0 20  L 21 18  L 44 14  L 67 8  L 89 3  L 111 0  L 130 1  L 146 7  L 157 20  L 157 20  L 161 32  L 160 43  L 155 56  L 147 67  L 138 76  L 128 84  L 117 88  L 105 90  N"/>
          </draw:custom-shape>
          <draw:custom-shape draw:style-name="gr10" draw:text-style-name="P2" draw:layer="layout" svg:width="0.018cm" svg:height="0.021cm" draw:transform="rotate (-2.3537510292403) translate (20.404cm 17.329cm)">
            <text:p/>
            <draw:enhanced-geometry svg:viewBox="0 0 35 35" draw:type="non-primitive" draw:enhanced-path="M 35 35  L 35 35  L 31 31  L 26 25  L 23 18  L 18 12  L 15 6  L 10 3  L 6 0  L 0 1  N"/>
          </draw:custom-shape>
          <draw:custom-shape draw:style-name="gr10" draw:text-style-name="P2" draw:layer="layout" svg:width="0.026cm" svg:height="0.063cm" draw:transform="rotate (-2.3537510292403) translate (20.596cm 17.105cm)">
            <text:p/>
            <draw:enhanced-geometry svg:viewBox="0 0 53 106" draw:type="non-primitive" draw:enhanced-path="M 53 0  L 53 0  L 46 10  L 37 17  L 28 25  L 19 33  L 11 41  L 4 50  L 0 59  L 0 70  L 0 70  L 3 78  L 7 83  L 14 88  L 22 91  L 30 95  L 38 98  L 46 101  L 53 106  N"/>
          </draw:custom-shape>
          <draw:custom-shape draw:style-name="gr10" draw:text-style-name="P2" draw:layer="layout" svg:width="0.811cm" svg:height="1.641cm" draw:transform="rotate (-2.3537510292403) translate (20.542cm 17.416cm)">
            <text:p/>
            <draw:enhanced-geometry svg:viewBox="0 0 1542 2717" draw:type="non-primitive" draw:enhanced-path="M 0 298  L 0 298  L 14 280  L 29 262  L 43 243  L 56 224  L 71 205  L 87 187  L 104 171  L 122 158  L 122 158  L 151 140  L 180 123  L 211 105  L 241 88  L 273 72  L 305 56  L 338 42  L 371 30  L 403 18  L 436 10  L 469 4  L 502 0  L 535 0  L 567 3  L 600 8  L 630 18  L 630 18  L 655 30  L 679 45  L 701 63  L 720 82  L 737 105  L 754 128  L 769 153  L 782 179  L 795 208  L 807 235  L 820 264  L 831 293  L 842 321  L 853 349  L 865 378  L 876 404  L 876 404  L 888 431  L 899 458  L 909 487  L 920 515  L 929 543  L 938 572  L 946 600  L 954 628  L 962 658  L 969 686  L 976 716  L 984 745  L 992 773  L 1000 802  L 1008 831  L 1017 860  L 1017 860  L 1024 881  L 1030 904  L 1036 925  L 1043 947  L 1049 970  L 1056 991  L 1063 1014  L 1069 1035  L 1069 1035  L 1077 1061  L 1085 1088  L 1093 1115  L 1101 1141  L 1109 1167  L 1117 1193  L 1125 1219  L 1133 1245  L 1140 1271  L 1148 1297  L 1156 1323  L 1163 1349  L 1170 1376  L 1178 1403  L 1185 1429  L 1192 1455  L 1192 1455  L 1201 1490  L 1209 1525  L 1217 1560  L 1224 1595  L 1232 1631  L 1238 1666  L 1245 1701  L 1252 1736  L 1259 1771  L 1266 1806  L 1272 1841  L 1280 1877  L 1287 1912  L 1295 1947  L 1304 1981  L 1313 2016  L 1313 2016  L 1325 2056  L 1337 2095  L 1349 2135  L 1363 2175  L 1377 2214  L 1390 2254  L 1404 2293  L 1418 2332  L 1432 2371  L 1446 2411  L 1460 2449  L 1474 2489  L 1487 2527  L 1500 2567  L 1513 2607  L 1525 2646  L 1525 2646  L 1528 2655  L 1530 2665  L 1531 2674  L 1533 2682  L 1536 2691  L 1538 2700  L 1540 2708  L 1542 2717  N"/>
          </draw:custom-shape>
          <draw:custom-shape draw:style-name="gr14" draw:text-style-name="P2" draw:layer="layout" svg:width="0.11cm" svg:height="0.317cm" draw:transform="rotate (-2.3537510292403) translate (20.6cm 16.98cm)">
            <text:p/>
            <draw:enhanced-geometry svg:viewBox="0 0 212 525" draw:type="non-primitive" draw:enhanced-path="M 212 0  L 196 8  L 179 16  L 162 23  L 145 30  L 128 37  L 113 45  L 99 57  L 88 69  L 81 81  L 76 92  L 71 104  L 68 117  L 64 130  L 62 143  L 61 156  L 60 170  L 58 185  L 58 198  L 58 212  L 57 227  L 57 240  L 56 254  L 55 268  L 53 281  L 49 297  L 46 313  L 40 329  L 35 345  L 29 362  L 22 378  L 17 395  L 11 410  L 6 426  L 3 442  L 1 458  L 0 473  L 1 486  L 4 500  L 10 512  L 19 525  L 212 0  Z N"/>
          </draw:custom-shape>
          <draw:custom-shape draw:style-name="gr10" draw:text-style-name="P2" draw:layer="layout" svg:width="0.11cm" svg:height="0.317cm" draw:transform="rotate (-2.3537510292403) translate (20.6cm 16.98cm)">
            <text:p/>
            <draw:enhanced-geometry svg:viewBox="0 0 212 525" draw:type="non-primitive" draw:enhanced-path="M 212 0  L 212 0  L 196 8  L 179 16  L 162 23  L 145 30  L 128 37  L 113 45  L 99 57  L 88 69  L 88 69  L 81 81  L 76 92  L 71 104  L 68 117  L 64 130  L 62 143  L 61 156  L 60 170  L 58 185  L 58 198  L 58 212  L 57 227  L 57 240  L 56 254  L 55 268  L 53 281  L 53 281  L 49 297  L 46 313  L 40 329  L 35 345  L 29 362  L 22 378  L 17 395  L 11 410  L 6 426  L 3 442  L 1 458  L 0 473  L 1 486  L 4 500  L 10 512  L 19 525  N"/>
          </draw:custom-shape>
          <draw:custom-shape draw:style-name="gr14" draw:text-style-name="P2" draw:layer="layout" svg:width="0.128cm" svg:height="0.299cm" draw:transform="rotate (-2.3537510292403) translate (20.608cm 16.973cm)">
            <text:p/>
            <draw:enhanced-geometry svg:viewBox="0 0 247 497" draw:type="non-primitive" draw:enhanced-path="M 247 0  L 226 17  L 206 34  L 185 51  L 164 67  L 143 84  L 124 102  L 106 120  L 89 141  L 78 156  L 66 172  L 56 189  L 46 208  L 38 225  L 30 244  L 24 262  L 20 281  L 14 303  L 8 325  L 4 348  L 2 372  L 0 395  L 4 416  L 10 437  L 20 456  L 28 465  L 37 474  L 47 482  L 59 489  L 71 494  L 83 497  L 95 495  L 106 491  L 117 482  L 126 472  L 132 459  L 135 446  L 138 431  L 138 415  L 137 399  L 134 382  L 132 365  L 129 347  L 126 329  L 124 312  L 122 295  L 122 278  L 123 262  L 125 246  L 131 223  L 138 201  L 147 179  L 156 158  L 165 135  L 175 113  L 185 92  L 194 69  L 247 0  Z N"/>
          </draw:custom-shape>
          <draw:custom-shape draw:style-name="gr10" draw:text-style-name="P2" draw:layer="layout" svg:width="0.128cm" svg:height="0.299cm" draw:transform="rotate (-2.3537510292403) translate (20.608cm 16.973cm)">
            <text:p/>
            <draw:enhanced-geometry svg:viewBox="0 0 247 497" draw:type="non-primitive" draw:enhanced-path="M 247 0  L 247 0  L 226 17  L 206 34  L 185 51  L 164 67  L 143 84  L 124 102  L 106 120  L 89 141  L 89 141  L 78 156  L 66 172  L 56 189  L 46 208  L 38 225  L 30 244  L 24 262  L 20 281  L 20 281  L 14 303  L 8 325  L 4 348  L 2 372  L 0 395  L 4 416  L 10 437  L 20 456  L 20 456  L 28 465  L 37 474  L 47 482  L 59 489  L 71 494  L 83 497  L 95 495  L 106 491  L 106 491  L 117 482  L 126 472  L 132 459  L 135 446  L 138 431  L 138 415  L 137 399  L 134 382  L 132 365  L 129 347  L 126 329  L 124 312  L 122 295  L 122 278  L 123 262  L 125 246  L 125 246  L 131 223  L 138 201  L 147 179  L 156 158  L 165 135  L 175 113  L 185 92  L 194 69  N"/>
          </draw:custom-shape>
          <draw:custom-shape draw:style-name="gr14" draw:text-style-name="P2" draw:layer="layout" svg:width="0.11cm" svg:height="0.19cm" draw:transform="rotate (-2.3537510292403) translate (20.61cm 17.001cm)">
            <text:p/>
            <draw:enhanced-geometry svg:viewBox="0 0 210 316" draw:type="non-primitive" draw:enhanced-path="M 210 0  L 201 4  L 191 8  L 182 11  L 173 16  L 164 19  L 155 24  L 147 29  L 140 35  L 129 46  L 119 58  L 110 71  L 101 84  L 92 99  L 85 112  L 77 127  L 69 140  L 58 161  L 45 182  L 33 204  L 21 226  L 11 247  L 3 270  L 0 292  L 0 316  L 210 0  Z N"/>
          </draw:custom-shape>
          <draw:custom-shape draw:style-name="gr10" draw:text-style-name="P2" draw:layer="layout" svg:width="0.11cm" svg:height="0.19cm" draw:transform="rotate (-2.3537510292403) translate (20.61cm 17.001cm)">
            <text:p/>
            <draw:enhanced-geometry svg:viewBox="0 0 210 316" draw:type="non-primitive" draw:enhanced-path="M 210 0  L 210 0  L 201 4  L 191 8  L 182 11  L 173 16  L 164 19  L 155 24  L 147 29  L 140 35  L 140 35  L 129 46  L 119 58  L 110 71  L 101 84  L 92 99  L 85 112  L 77 127  L 69 140  L 69 140  L 58 161  L 45 182  L 33 204  L 21 226  L 11 247  L 3 270  L 0 292  L 0 316  N"/>
          </draw:custom-shape>
          <draw:custom-shape draw:style-name="gr14" draw:text-style-name="P2" draw:layer="layout" svg:width="0.112cm" svg:height="0.296cm" draw:transform="rotate (-2.3537510292403) translate (20.31cm 17.303cm)">
            <text:p/>
            <draw:enhanced-geometry svg:viewBox="0 0 218 491" draw:type="non-primitive" draw:enhanced-path="M 0 0  L 16 12  L 32 25  L 48 37  L 65 50  L 81 62  L 96 76  L 110 89  L 123 104  L 134 120  L 146 137  L 155 155  L 165 172  L 173 190  L 180 209  L 186 227  L 192 245  L 198 266  L 201 288  L 204 309  L 207 332  L 208 354  L 209 375  L 209 398  L 210 419  L 211 428  L 214 439  L 215 448  L 217 458  L 218 467  L 217 476  L 215 484  L 210 491  L 0 0  Z N"/>
          </draw:custom-shape>
          <draw:custom-shape draw:style-name="gr10" draw:text-style-name="P2" draw:layer="layout" svg:width="0.112cm" svg:height="0.296cm" draw:transform="rotate (-2.3537510292403) translate (20.31cm 17.303cm)">
            <text:p/>
            <draw:enhanced-geometry svg:viewBox="0 0 218 491" draw:type="non-primitive" draw:enhanced-path="M 0 0  L 0 0  L 16 12  L 32 25  L 48 37  L 65 50  L 81 62  L 96 76  L 110 89  L 123 104  L 123 104  L 134 120  L 146 137  L 155 155  L 165 172  L 173 190  L 180 209  L 186 227  L 192 245  L 192 245  L 198 266  L 201 288  L 204 309  L 207 332  L 208 354  L 209 375  L 209 398  L 210 419  L 210 419  L 211 428  L 214 439  L 215 448  L 217 458  L 218 467  L 217 476  L 215 484  L 210 491  N"/>
          </draw:custom-shape>
          <draw:custom-shape draw:style-name="gr14" draw:text-style-name="P2" draw:layer="layout" svg:width="0.123cm" svg:height="0.187cm" draw:transform="rotate (-2.3537510292403) translate (20.215cm 17.218cm)">
            <text:p/>
            <draw:enhanced-geometry svg:viewBox="0 0 236 309" draw:type="non-primitive" draw:enhanced-path="M 175 140  L 184 158  L 195 177  L 208 196  L 220 214  L 231 232  L 236 250  L 236 266  L 229 281  L 220 290  L 209 298  L 197 303  L 183 307  L 168 309  L 152 309  L 138 309  L 122 306  L 106 302  L 90 298  L 75 291  L 62 284  L 48 275  L 37 266  L 26 256  L 17 246  L 9 232  L 5 218  L 1 204  L 0 189  L 1 173  L 3 157  L 7 141  L 12 124  L 17 108  L 24 93  L 31 76  L 39 60  L 47 44  L 56 29  L 64 14  L 72 0  L 175 140  Z N"/>
          </draw:custom-shape>
          <draw:custom-shape draw:style-name="gr10" draw:text-style-name="P2" draw:layer="layout" svg:width="0.123cm" svg:height="0.187cm" draw:transform="rotate (-2.3537510292403) translate (20.215cm 17.218cm)">
            <text:p/>
            <draw:enhanced-geometry svg:viewBox="0 0 236 309" draw:type="non-primitive" draw:enhanced-path="M 175 140  L 175 140  L 184 158  L 195 177  L 208 196  L 220 214  L 231 232  L 236 250  L 236 266  L 229 281  L 229 281  L 220 290  L 209 298  L 197 303  L 183 307  L 168 309  L 152 309  L 138 309  L 122 306  L 106 302  L 90 298  L 75 291  L 62 284  L 48 275  L 37 266  L 26 256  L 17 246  L 17 246  L 9 232  L 5 218  L 1 204  L 0 189  L 1 173  L 3 157  L 7 141  L 12 124  L 17 108  L 24 93  L 31 76  L 39 60  L 47 44  L 56 29  L 64 14  L 72 0  N"/>
          </draw:custom-shape>
          <draw:custom-shape draw:style-name="gr14" draw:text-style-name="P2" draw:layer="layout" svg:width="0.092cm" svg:height="0.021cm" draw:transform="rotate (-2.3537510292403) translate (20.256cm 17.207cm)">
            <text:p/>
            <draw:enhanced-geometry svg:viewBox="0 0 175 34" draw:type="non-primitive" draw:enhanced-path="M 175 0  L 153 4  L 132 9  L 109 13  L 87 17  L 66 21  L 43 26  L 22 30  L 0 34  L 175 0  Z N"/>
          </draw:custom-shape>
          <draw:custom-shape draw:style-name="gr10" draw:text-style-name="P2" draw:layer="layout" svg:width="0.092cm" svg:height="0.021cm" draw:transform="rotate (-2.3537510292403) translate (20.256cm 17.207cm)">
            <text:p/>
            <draw:enhanced-geometry svg:viewBox="0 0 175 34" draw:type="non-primitive" draw:enhanced-path="M 175 0  L 175 0  L 153 4  L 132 9  L 109 13  L 87 17  L 66 21  L 43 26  L 22 30  L 0 34  N"/>
          </draw:custom-shape>
          <draw:custom-shape draw:style-name="gr14" draw:text-style-name="P2" draw:layer="layout" svg:width="0.104cm" svg:height="0.218cm" draw:transform="rotate (-2.3537510292403) translate (20.473cm 16.779cm)">
            <text:p/>
            <draw:enhanced-geometry svg:viewBox="0 0 198 361" draw:type="non-primitive" draw:enhanced-path="M 98 72  L 92 90  L 84 108  L 75 127  L 65 147  L 55 167  L 43 187  L 33 207  L 23 226  L 15 245  L 8 265  L 2 282  L 0 299  L 1 314  L 6 329  L 14 342  L 26 353  L 47 361  L 69 360  L 92 351  L 115 335  L 136 316  L 156 293  L 172 269  L 184 246  L 190 233  L 194 218  L 196 203  L 198 189  L 198 174  L 196 158  L 194 142  L 191 126  L 189 111  L 184 96  L 181 80  L 177 64  L 174 48  L 170 32  L 168 16  L 167 0  L 98 72  Z N"/>
          </draw:custom-shape>
          <draw:custom-shape draw:style-name="gr10" draw:text-style-name="P2" draw:layer="layout" svg:width="0.104cm" svg:height="0.218cm" draw:transform="rotate (-2.3537510292403) translate (20.473cm 16.779cm)">
            <text:p/>
            <draw:enhanced-geometry svg:viewBox="0 0 198 361" draw:type="non-primitive" draw:enhanced-path="M 98 72  L 98 72  L 92 90  L 84 108  L 75 127  L 65 147  L 55 167  L 43 187  L 33 207  L 23 226  L 15 245  L 8 265  L 2 282  L 0 299  L 1 314  L 6 329  L 14 342  L 26 353  L 26 353  L 47 361  L 69 360  L 92 351  L 115 335  L 136 316  L 156 293  L 172 269  L 184 246  L 184 246  L 190 233  L 194 218  L 196 203  L 198 189  L 198 174  L 196 158  L 194 142  L 191 126  L 189 111  L 184 96  L 181 80  L 177 64  L 174 48  L 170 32  L 168 16  L 167 0  N"/>
          </draw:custom-shape>
          <draw:custom-shape draw:style-name="gr14" draw:text-style-name="P2" draw:layer="layout" svg:width="0.084cm" svg:height="0.214cm" draw:transform="rotate (-2.3537510292403) translate (20.124cm 17.219cm)">
            <text:p/>
            <draw:enhanced-geometry svg:viewBox="0 0 159 355" draw:type="non-primitive" draw:enhanced-path="M 39 0  L 46 15  L 53 31  L 61 46  L 67 60  L 75 75  L 83 91  L 91 106  L 98 120  L 106 135  L 113 151  L 120 166  L 125 180  L 131 196  L 137 212  L 141 228  L 144 244  L 148 258  L 151 272  L 156 288  L 158 303  L 159 318  L 158 330  L 154 341  L 144 349  L 129 355  L 112 354  L 95 348  L 76 338  L 61 326  L 46 311  L 32 296  L 22 280  L 14 264  L 8 248  L 4 231  L 2 216  L 0 197  L 2 180  L 3 162  L 4 144  L 6 126  L 10 108  L 13 90  L 15 72  L 17 53  L 20 35  L 22 17  L 22 0  L 39 0  Z N"/>
          </draw:custom-shape>
          <draw:custom-shape draw:style-name="gr10" draw:text-style-name="P2" draw:layer="layout" svg:width="0.084cm" svg:height="0.214cm" draw:transform="rotate (-2.3537510292403) translate (20.124cm 17.219cm)">
            <text:p/>
            <draw:enhanced-geometry svg:viewBox="0 0 159 355" draw:type="non-primitive" draw:enhanced-path="M 39 0  L 39 0  L 46 15  L 53 31  L 61 46  L 67 60  L 75 75  L 83 91  L 91 106  L 98 120  L 106 135  L 113 151  L 120 166  L 125 180  L 131 196  L 137 212  L 141 228  L 144 244  L 144 244  L 148 258  L 151 272  L 156 288  L 158 303  L 159 318  L 158 330  L 154 341  L 144 349  L 144 349  L 129 355  L 112 354  L 95 348  L 76 338  L 61 326  L 46 311  L 32 296  L 22 280  L 22 280  L 14 264  L 8 248  L 4 231  L 2 216  L 0 197  L 2 180  L 3 162  L 4 144  L 6 126  L 10 108  L 13 90  L 15 72  L 17 53  L 20 35  L 22 17  L 22 0  N"/>
          </draw:custom-shape>
          <draw:custom-shape draw:style-name="gr13" draw:text-style-name="P2" draw:layer="layout" svg:width="0.023cm" svg:height="0.012cm" draw:transform="rotate (-2.3537510292403) translate (19.905cm 17.697cm)">
            <text:p/>
            <draw:enhanced-geometry svg:viewBox="0 0 44 17" draw:type="non-primitive" draw:enhanced-path="M 44 17  L 38 15  L 33 13  L 28 10  L 23 8  L 17 7  L 11 5  L 6 2  L 0 0  L 44 17  Z N"/>
          </draw:custom-shape>
          <draw:custom-shape draw:style-name="gr10" draw:text-style-name="P2" draw:layer="layout" svg:width="0.023cm" svg:height="0.012cm" draw:transform="rotate (-2.3537510292403) translate (19.905cm 17.697cm)">
            <text:p/>
            <draw:enhanced-geometry svg:viewBox="0 0 44 17" draw:type="non-primitive" draw:enhanced-path="M 44 17  L 44 17  L 38 15  L 33 13  L 28 10  L 23 8  L 17 7  L 11 5  L 6 2  L 0 0  N"/>
          </draw:custom-shape>
          <draw:custom-shape draw:style-name="gr14" draw:text-style-name="P2" draw:layer="layout" svg:width="0.286cm" svg:height="0.223cm" draw:transform="rotate (-2.3537510292403) translate (20.078cm 17.733cm)">
            <text:p/>
            <draw:enhanced-geometry svg:viewBox="0 0 544 371" draw:type="non-primitive" draw:enhanced-path="M 0 318  L 13 311  L 24 306  L 36 299  L 48 292  L 60 285  L 72 279  L 84 273  L 97 266  L 111 258  L 127 249  L 142 239  L 157 230  L 173 220  L 188 210  L 204 203  L 220 195  L 236 190  L 252 186  L 269 182  L 286 179  L 302 176  L 319 172  L 335 167  L 351 161  L 361 156  L 371 150  L 381 144  L 392 138  L 401 131  L 411 123  L 420 116  L 430 108  L 444 94  L 456 76  L 469 55  L 480 35  L 492 18  L 506 5  L 520 0  L 536 3  L 541 9  L 544 17  L 542 25  L 539 35  L 533 45  L 529 55  L 523 64  L 519 73  L 511 86  L 502 98  L 492 110  L 482 121  L 472 131  L 461 141  L 449 152  L 439 161  L 428 171  L 416 180  L 404 189  L 393 198  L 380 207  L 367 215  L 354 223  L 342 231  L 329 239  L 317 246  L 303 252  L 291 259  L 277 265  L 263 272  L 251 277  L 237 283  L 226 288  L 215 292  L 203 297  L 193 301  L 182 306  L 170 310  L 159 314  L 149 318  L 139 323  L 128 327  L 119 332  L 109 336  L 100 341  L 90 345  L 81 350  L 70 353  L 65 356  L 59 359  L 55 361  L 49 364  L 43 366  L 38 367  L 32 369  L 26 371  L 0 318  Z N"/>
          </draw:custom-shape>
          <draw:custom-shape draw:style-name="gr10" draw:text-style-name="P2" draw:layer="layout" svg:width="0.286cm" svg:height="0.223cm" draw:transform="rotate (-2.3537510292403) translate (20.078cm 17.733cm)">
            <text:p/>
            <draw:enhanced-geometry svg:viewBox="0 0 544 371" draw:type="non-primitive" draw:enhanced-path="M 0 318  L 0 318  L 13 311  L 24 306  L 36 299  L 48 292  L 60 285  L 72 279  L 84 273  L 97 266  L 97 266  L 111 258  L 127 249  L 142 239  L 157 230  L 173 220  L 188 210  L 204 203  L 220 195  L 220 195  L 236 190  L 252 186  L 269 182  L 286 179  L 302 176  L 319 172  L 335 167  L 351 161  L 351 161  L 361 156  L 371 150  L 381 144  L 392 138  L 401 131  L 411 123  L 420 116  L 430 108  L 430 108  L 444 94  L 456 76  L 469 55  L 480 35  L 492 18  L 506 5  L 520 0  L 536 3  L 536 3  L 541 9  L 544 17  L 542 25  L 539 35  L 533 45  L 529 55  L 523 64  L 519 73  L 519 73  L 511 86  L 502 98  L 492 110  L 482 121  L 472 131  L 461 141  L 449 152  L 439 161  L 439 161  L 428 171  L 416 180  L 404 189  L 393 198  L 380 207  L 367 215  L 354 223  L 342 231  L 342 231  L 329 239  L 317 246  L 303 252  L 291 259  L 277 265  L 263 272  L 251 277  L 237 283  L 237 283  L 226 288  L 215 292  L 203 297  L 193 301  L 182 306  L 170 310  L 159 314  L 149 318  L 149 318  L 139 323  L 128 327  L 119 332  L 109 336  L 100 341  L 90 345  L 81 350  L 70 353  L 70 353  L 65 356  L 59 359  L 55 361  L 49 364  L 43 366  L 38 367  L 32 369  L 26 371  N"/>
          </draw:custom-shape>
          <draw:custom-shape draw:style-name="gr14" draw:text-style-name="P2" draw:layer="layout" svg:width="0.252cm" svg:height="0.202cm" draw:transform="rotate (-2.3537510292403) translate (19.287cm 16.993cm)">
            <text:p/>
            <draw:enhanced-geometry svg:viewBox="0 0 482 337" draw:type="non-primitive" draw:enhanced-path="M 0 35  L 14 51  L 30 66  L 45 82  L 60 97  L 74 113  L 89 128  L 105 143  L 121 157  L 135 170  L 148 181  L 162 194  L 175 205  L 189 216  L 204 227  L 220 237  L 235 245  L 249 252  L 264 256  L 279 261  L 294 264  L 310 267  L 325 270  L 341 272  L 358 274  L 373 277  L 389 279  L 405 282  L 419 287  L 433 292  L 448 298  L 460 306  L 473 315  L 476 318  L 481 323  L 482 329  L 481 333  L 471 337  L 464 335  L 454 329  L 446 320  L 437 309  L 429 298  L 420 288  L 411 279  L 399 270  L 388 261  L 375 252  L 364 243  L 352 232  L 341 224  L 329 216  L 315 210  L 301 205  L 287 204  L 272 203  L 257 202  L 241 202  L 228 201  L 213 197  L 199 193  L 188 187  L 178 179  L 167 170  L 158 161  L 149 152  L 140 142  L 130 131  L 121 121  L 112 113  L 103 104  L 95 96  L 86 87  L 77 79  L 69 70  L 60 61  L 51 52  L 44 45  L 38 40  L 31 33  L 26 26  L 19 19  L 12 12  L 6 7  L 0 0  L 0 35  Z N"/>
          </draw:custom-shape>
          <draw:custom-shape draw:style-name="gr10" draw:text-style-name="P2" draw:layer="layout" svg:width="0.252cm" svg:height="0.202cm" draw:transform="rotate (-2.3537510292403) translate (19.287cm 16.993cm)">
            <text:p/>
            <draw:enhanced-geometry svg:viewBox="0 0 482 337" draw:type="non-primitive" draw:enhanced-path="M 0 35  L 0 35  L 14 51  L 30 66  L 45 82  L 60 97  L 74 113  L 89 128  L 105 143  L 121 157  L 121 157  L 135 170  L 148 181  L 162 194  L 175 205  L 189 216  L 204 227  L 220 237  L 235 245  L 235 245  L 249 252  L 264 256  L 279 261  L 294 264  L 310 267  L 325 270  L 341 272  L 358 274  L 373 277  L 389 279  L 405 282  L 419 287  L 433 292  L 448 298  L 460 306  L 473 315  L 473 315  L 476 318  L 481 323  L 482 329  L 481 333  L 481 333  L 471 337  L 464 335  L 454 329  L 446 320  L 437 309  L 429 298  L 420 288  L 411 279  L 411 279  L 399 270  L 388 261  L 375 252  L 364 243  L 352 232  L 341 224  L 329 216  L 315 210  L 315 210  L 301 205  L 287 204  L 272 203  L 257 202  L 241 202  L 228 201  L 213 197  L 199 193  L 199 193  L 188 187  L 178 179  L 167 170  L 158 161  L 149 152  L 140 142  L 130 131  L 121 121  L 121 121  L 112 113  L 103 104  L 95 96  L 86 87  L 77 79  L 69 70  L 60 61  L 51 52  L 51 52  L 44 45  L 38 40  L 31 33  L 26 26  L 19 19  L 12 12  L 6 7  L 0 0  N"/>
          </draw:custom-shape>
          <draw:custom-shape draw:style-name="gr14" draw:text-style-name="P2" draw:layer="layout" svg:width="0.349cm" svg:height="0.308cm" draw:transform="rotate (-2.3537510292403) translate (18.533cm 16.503cm)">
            <text:p/>
            <draw:enhanced-geometry svg:viewBox="0 0 666 511" draw:type="non-primitive" draw:enhanced-path="M 0 53  L 15 72  L 28 91  L 43 112  L 58 131  L 71 151  L 86 171  L 100 191  L 115 210  L 124 223  L 132 235  L 139 248  L 147 260  L 155 273  L 163 285  L 172 299  L 180 311  L 188 324  L 196 335  L 205 347  L 214 359  L 223 370  L 234 381  L 244 392  L 254 402  L 264 411  L 274 419  L 285 427  L 296 434  L 307 440  L 319 446  L 330 452  L 343 456  L 356 461  L 370 463  L 384 465  L 398 466  L 413 469  L 428 470  L 442 471  L 456 473  L 468 476  L 480 478  L 492 480  L 505 482  L 516 485  L 529 488  L 540 490  L 552 493  L 565 495  L 576 497  L 589 499  L 600 502  L 612 504  L 625 505  L 636 507  L 649 508  L 653 510  L 659 511  L 664 511  L 666 508  L 666 495  L 658 485  L 644 478  L 627 472  L 608 469  L 588 465  L 568 461  L 552 456  L 541 452  L 529 446  L 517 442  L 505 437  L 493 432  L 481 428  L 468 424  L 457 420  L 445 415  L 432 411  L 420 407  L 408 403  L 396 398  L 384 394  L 372 389  L 361 385  L 349 380  L 338 377  L 325 373  L 314 370  L 303 367  L 293 362  L 282 356  L 272 350  L 256 337  L 242 324  L 228 309  L 215 293  L 203 277  L 191 261  L 178 244  L 166 227  L 156 215  L 147 202  L 139 189  L 130 176  L 122 163  L 113 149  L 105 137  L 96 123  L 86 107  L 75 92  L 63 76  L 53 62  L 42 46  L 31 31  L 19 15  L 8 0  L 0 53  Z N"/>
          </draw:custom-shape>
          <draw:custom-shape draw:style-name="gr10" draw:text-style-name="P2" draw:layer="layout" svg:width="0.349cm" svg:height="0.308cm" draw:transform="rotate (-2.3537510292403) translate (18.533cm 16.503cm)">
            <text:p/>
            <draw:enhanced-geometry svg:viewBox="0 0 666 511" draw:type="non-primitive" draw:enhanced-path="M 0 53  L 0 53  L 15 72  L 28 91  L 43 112  L 58 131  L 71 151  L 86 171  L 100 191  L 115 210  L 115 210  L 124 223  L 132 235  L 139 248  L 147 260  L 155 273  L 163 285  L 172 299  L 180 311  L 188 324  L 196 335  L 205 347  L 214 359  L 223 370  L 234 381  L 244 392  L 254 402  L 254 402  L 264 411  L 274 419  L 285 427  L 296 434  L 307 440  L 319 446  L 330 452  L 343 456  L 343 456  L 356 461  L 370 463  L 384 465  L 398 466  L 413 469  L 428 470  L 442 471  L 456 473  L 456 473  L 468 476  L 480 478  L 492 480  L 505 482  L 516 485  L 529 488  L 540 490  L 552 493  L 565 495  L 576 497  L 589 499  L 600 502  L 612 504  L 625 505  L 636 507  L 649 508  L 649 508  L 653 510  L 659 511  L 664 511  L 666 508  L 666 508  L 666 495  L 658 485  L 644 478  L 627 472  L 608 469  L 588 465  L 568 461  L 552 456  L 552 456  L 541 452  L 529 446  L 517 442  L 505 437  L 493 432  L 481 428  L 468 424  L 457 420  L 445 415  L 432 411  L 420 407  L 408 403  L 396 398  L 384 394  L 372 389  L 361 385  L 361 385  L 349 380  L 338 377  L 325 373  L 314 370  L 303 367  L 293 362  L 282 356  L 272 350  L 272 350  L 256 337  L 242 324  L 228 309  L 215 293  L 203 277  L 191 261  L 178 244  L 166 227  L 166 227  L 156 215  L 147 202  L 139 189  L 130 176  L 122 163  L 113 149  L 105 137  L 96 123  L 96 123  L 86 107  L 75 92  L 63 76  L 53 62  L 42 46  L 31 31  L 19 15  L 8 0  N"/>
          </draw:custom-shape>
          <draw:custom-shape draw:style-name="gr14" draw:text-style-name="P2" draw:layer="layout" svg:width="0.086cm" svg:height="0.063cm" draw:transform="rotate (-2.3537510292403) translate (18.867cm 16.048cm)">
            <text:p/>
            <draw:enhanced-geometry svg:viewBox="0 0 164 109" draw:type="non-primitive" draw:enhanced-path="M 0 70  L 4 75  L 8 80  L 12 86  L 15 91  L 20 95  L 24 100  L 29 102  L 34 104  L 50 108  L 67 109  L 84 108  L 101 104  L 117 99  L 133 92  L 147 82  L 158 70  L 162 63  L 164 55  L 164 46  L 163 37  L 162 28  L 160 18  L 158 9  L 158 0  L 0 70  Z N"/>
          </draw:custom-shape>
          <draw:custom-shape draw:style-name="gr10" draw:text-style-name="P2" draw:layer="layout" svg:width="0.086cm" svg:height="0.063cm" draw:transform="rotate (-2.3537510292403) translate (18.867cm 16.048cm)">
            <text:p/>
            <draw:enhanced-geometry svg:viewBox="0 0 164 109" draw:type="non-primitive" draw:enhanced-path="M 0 70  L 0 70  L 4 75  L 8 80  L 12 86  L 15 91  L 20 95  L 24 100  L 29 102  L 34 104  L 34 104  L 50 108  L 67 109  L 84 108  L 101 104  L 117 99  L 133 92  L 147 82  L 158 70  L 158 70  L 162 63  L 164 55  L 164 46  L 163 37  L 162 28  L 160 18  L 158 9  L 158 0  N"/>
          </draw:custom-shape>
          <draw:custom-shape draw:style-name="gr14" draw:text-style-name="P2" draw:layer="layout" svg:width="0.073cm" svg:height="0.051cm" draw:transform="rotate (-2.3537510292403) translate (19.304cm 15.578cm)">
            <text:p/>
            <draw:enhanced-geometry svg:viewBox="0 0 139 86" draw:type="non-primitive" draw:enhanced-path="M 8 0  L 7 9  L 6 18  L 4 28  L 1 37  L 0 47  L 0 56  L 2 62  L 8 69  L 18 77  L 31 83  L 44 85  L 58 86  L 73 84  L 88 81  L 101 76  L 114 69  L 118 67  L 122 64  L 125 59  L 128 54  L 131 50  L 133 45  L 135 40  L 139 35  L 8 0  Z N"/>
          </draw:custom-shape>
          <draw:custom-shape draw:style-name="gr10" draw:text-style-name="P2" draw:layer="layout" svg:width="0.073cm" svg:height="0.051cm" draw:transform="rotate (-2.3537510292403) translate (19.304cm 15.578cm)">
            <text:p/>
            <draw:enhanced-geometry svg:viewBox="0 0 139 86" draw:type="non-primitive" draw:enhanced-path="M 8 0  L 8 0  L 7 9  L 6 18  L 4 28  L 1 37  L 0 47  L 0 56  L 2 62  L 8 69  L 8 69  L 18 77  L 31 83  L 44 85  L 58 86  L 73 84  L 88 81  L 101 76  L 114 69  L 114 69  L 118 67  L 122 64  L 125 59  L 128 54  L 131 50  L 133 45  L 135 40  L 139 35  N"/>
          </draw:custom-shape>
          <draw:custom-shape draw:style-name="gr14" draw:text-style-name="P2" draw:layer="layout" svg:width="0.078cm" svg:height="0.117cm" draw:transform="rotate (-2.3537510292403) translate (18.899cm 15.942cm)">
            <text:p/>
            <draw:enhanced-geometry svg:viewBox="0 0 150 194" draw:type="non-primitive" draw:enhanced-path="M 0 37  L 4 47  L 10 58  L 14 69  L 20 81  L 25 91  L 30 102  L 37 112  L 44 123  L 49 133  L 56 144  L 62 156  L 69 166  L 77 175  L 85 183  L 94 190  L 105 193  L 111 194  L 118 194  L 123 193  L 130 192  L 136 188  L 141 185  L 145 180  L 148 175  L 150 163  L 148 153  L 142 142  L 136 132  L 127 122  L 119 110  L 111 100  L 105 89  L 101 78  L 97 67  L 94 56  L 90 44  L 88 34  L 85 23  L 81 12  L 78 0  L 0 37  Z N"/>
          </draw:custom-shape>
          <draw:custom-shape draw:style-name="gr10" draw:text-style-name="P2" draw:layer="layout" svg:width="0.078cm" svg:height="0.117cm" draw:transform="rotate (-2.3537510292403) translate (18.899cm 15.942cm)">
            <text:p/>
            <draw:enhanced-geometry svg:viewBox="0 0 150 194" draw:type="non-primitive" draw:enhanced-path="M 0 37  L 0 37  L 4 47  L 10 58  L 14 69  L 20 81  L 25 91  L 30 102  L 37 112  L 44 123  L 44 123  L 49 133  L 56 144  L 62 156  L 69 166  L 77 175  L 85 183  L 94 190  L 105 193  L 105 193  L 111 194  L 118 194  L 123 193  L 130 192  L 136 188  L 141 185  L 145 180  L 148 175  L 148 175  L 150 163  L 148 153  L 142 142  L 136 132  L 127 122  L 119 110  L 111 100  L 105 89  L 105 89  L 101 78  L 97 67  L 94 56  L 90 44  L 88 34  L 85 23  L 81 12  L 78 0  N"/>
          </draw:custom-shape>
          <draw:custom-shape draw:style-name="gr14" draw:text-style-name="P2" draw:layer="layout" svg:width="0.076cm" svg:height="0.117cm" draw:transform="rotate (-2.3537510292403) translate (19.231cm 15.617cm)">
            <text:p/>
            <draw:enhanced-geometry svg:viewBox="0 0 146 193" draw:type="non-primitive" draw:enhanced-path="M 146 35  L 142 47  L 136 57  L 131 68  L 127 80  L 121 91  L 116 101  L 110 113  L 104 124  L 97 134  L 92 144  L 85 154  L 78 165  L 71 174  L 63 183  L 54 188  L 44 193  L 38 193  L 32 193  L 26 192  L 19 191  L 14 187  L 9 184  L 4 181  L 1 175  L 0 164  L 2 153  L 7 142  L 15 132  L 23 120  L 32 110  L 38 99  L 44 88  L 49 77  L 52 66  L 55 56  L 58 45  L 61 33  L 63 22  L 66 12  L 69 0  L 146 35  Z N"/>
          </draw:custom-shape>
          <draw:custom-shape draw:style-name="gr10" draw:text-style-name="P2" draw:layer="layout" svg:width="0.076cm" svg:height="0.117cm" draw:transform="rotate (-2.3537510292403) translate (19.231cm 15.617cm)">
            <text:p/>
            <draw:enhanced-geometry svg:viewBox="0 0 146 193" draw:type="non-primitive" draw:enhanced-path="M 146 35  L 146 35  L 142 47  L 136 57  L 131 68  L 127 80  L 121 91  L 116 101  L 110 113  L 104 124  L 104 124  L 97 134  L 92 144  L 85 154  L 78 165  L 71 174  L 63 183  L 54 188  L 44 193  L 44 193  L 38 193  L 32 193  L 26 192  L 19 191  L 14 187  L 9 184  L 4 181  L 1 175  L 1 175  L 0 164  L 2 153  L 7 142  L 15 132  L 23 120  L 32 110  L 38 99  L 44 88  L 44 88  L 49 77  L 52 66  L 55 56  L 58 45  L 61 33  L 63 22  L 66 12  L 69 0  N"/>
          </draw:custom-shape>
          <draw:custom-shape draw:style-name="gr14" draw:text-style-name="P2" draw:layer="layout" svg:width="0.27cm" svg:height="0.202cm" draw:transform="rotate (-2.3537510292403) translate (20.385cm 15.868cm)">
            <text:p/>
            <draw:enhanced-geometry svg:viewBox="0 0 516 338" draw:type="non-primitive" draw:enhanced-path="M 516 36  L 500 52  L 483 68  L 467 83  L 451 98  L 434 114  L 418 129  L 401 144  L 384 159  L 371 170  L 356 182  L 341 194  L 327 205  L 312 216  L 296 228  L 280 237  L 263 246  L 248 253  L 232 258  L 216 262  L 200 266  L 183 269  L 166 271  L 149 273  L 133 275  L 116 279  L 99 281  L 84 284  L 68 289  L 53 293  L 38 300  L 25 307  L 11 316  L 6 321  L 3 325  L 0 330  L 1 333  L 10 338  L 19 335  L 29 330  L 38 321  L 47 310  L 57 299  L 66 289  L 76 281  L 88 272  L 101 262  L 113 253  L 125 242  L 138 233  L 152 225  L 165 218  L 180 212  L 195 207  L 209 205  L 224 204  L 240 203  L 256 203  L 272 202  L 287 199  L 301 195  L 314 188  L 324 180  L 335 171  L 346 162  L 355 152  L 365 143  L 374 132  L 384 123  L 394 114  L 403 106  L 412 97  L 423 89  L 432 80  L 441 72  L 450 63  L 459 54  L 466 47  L 474 41  L 481 34  L 487 27  L 494 20  L 501 13  L 509 7  L 516 0  L 516 36  Z N"/>
          </draw:custom-shape>
          <draw:custom-shape draw:style-name="gr10" draw:text-style-name="P2" draw:layer="layout" svg:width="0.27cm" svg:height="0.202cm" draw:transform="rotate (-2.3537510292403) translate (20.385cm 15.868cm)">
            <text:p/>
            <draw:enhanced-geometry svg:viewBox="0 0 516 338" draw:type="non-primitive" draw:enhanced-path="M 516 36  L 516 36  L 500 52  L 483 68  L 467 83  L 451 98  L 434 114  L 418 129  L 401 144  L 384 159  L 384 159  L 371 170  L 356 182  L 341 194  L 327 205  L 312 216  L 296 228  L 280 237  L 263 246  L 263 246  L 248 253  L 232 258  L 216 262  L 200 266  L 183 269  L 166 271  L 149 273  L 133 275  L 116 279  L 99 281  L 84 284  L 68 289  L 53 293  L 38 300  L 25 307  L 11 316  L 11 316  L 6 321  L 3 325  L 0 330  L 1 333  L 1 333  L 10 338  L 19 335  L 29 330  L 38 321  L 47 310  L 57 299  L 66 289  L 76 281  L 76 281  L 88 272  L 101 262  L 113 253  L 125 242  L 138 233  L 152 225  L 165 218  L 180 212  L 180 212  L 195 207  L 209 205  L 224 204  L 240 203  L 256 203  L 272 202  L 287 199  L 301 195  L 301 195  L 314 188  L 324 180  L 335 171  L 346 162  L 355 152  L 365 143  L 374 132  L 384 123  L 384 123  L 394 114  L 403 106  L 412 97  L 423 89  L 432 80  L 441 72  L 450 63  L 459 54  L 459 54  L 466 47  L 474 41  L 481 34  L 487 27  L 494 20  L 501 13  L 509 7  L 516 0  N"/>
          </draw:custom-shape>
          <draw:custom-shape draw:style-name="gr14" draw:text-style-name="P2" draw:layer="layout" svg:width="0.357cm" svg:height="0.312cm" draw:transform="rotate (-2.3537510292403) translate (19.977cm 15.047cm)">
            <text:p/>
            <draw:enhanced-geometry svg:viewBox="0 0 683 512" draw:type="non-primitive" draw:enhanced-path="M 683 54  L 668 73  L 653 93  L 639 113  L 625 132  L 610 151  L 596 172  L 581 191  L 566 211  L 557 224  L 549 236  L 540 249  L 532 261  L 524 274  L 516 286  L 507 299  L 499 311  L 491 324  L 482 336  L 473 348  L 464 360  L 455 371  L 445 382  L 435 394  L 423 404  L 413 413  L 403 421  L 391 428  L 381 435  L 369 441  L 357 447  L 345 452  L 332 456  L 318 461  L 304 464  L 289 466  L 275 468  L 260 470  L 245 471  L 230 472  L 216 473  L 203 475  L 191 478  L 178 480  L 167 482  L 154 486  L 142 488  L 129 490  L 118 492  L 106 496  L 93 498  L 81 500  L 68 503  L 57 505  L 44 506  L 32 508  L 19 509  L 14 511  L 8 511  L 2 512  L 0 509  L 1 496  L 9 487  L 23 479  L 40 474  L 60 470  L 81 466  L 100 462  L 117 456  L 129 452  L 142 447  L 153 443  L 166 438  L 178 434  L 191 429  L 203 424  L 216 420  L 228 416  L 241 412  L 253 407  L 266 403  L 278 399  L 290 395  L 303 390  L 315 386  L 327 382  L 338 379  L 349 376  L 362 371  L 373 368  L 385 363  L 395 358  L 405 352  L 421 339  L 436 325  L 450 310  L 463 294  L 475 278  L 488 261  L 500 244  L 513 228  L 522 216  L 531 203  L 540 190  L 549 176  L 558 163  L 566 150  L 575 136  L 584 123  L 596 108  L 607 92  L 617 78  L 628 62  L 640 47  L 651 31  L 663 16  L 674 0  L 683 54  Z N"/>
          </draw:custom-shape>
          <draw:custom-shape draw:style-name="gr10" draw:text-style-name="P2" draw:layer="layout" svg:width="0.357cm" svg:height="0.312cm" draw:transform="rotate (-2.3537510292403) translate (19.977cm 15.047cm)">
            <text:p/>
            <draw:enhanced-geometry svg:viewBox="0 0 683 512" draw:type="non-primitive" draw:enhanced-path="M 683 54  L 683 54  L 668 73  L 653 93  L 639 113  L 625 132  L 610 151  L 596 172  L 581 191  L 566 211  L 566 211  L 557 224  L 549 236  L 540 249  L 532 261  L 524 274  L 516 286  L 507 299  L 499 311  L 491 324  L 482 336  L 473 348  L 464 360  L 455 371  L 445 382  L 435 394  L 423 404  L 423 404  L 413 413  L 403 421  L 391 428  L 381 435  L 369 441  L 357 447  L 345 452  L 332 456  L 332 456  L 318 461  L 304 464  L 289 466  L 275 468  L 260 470  L 245 471  L 230 472  L 216 473  L 216 473  L 203 475  L 191 478  L 178 480  L 167 482  L 154 486  L 142 488  L 129 490  L 118 492  L 106 496  L 93 498  L 81 500  L 68 503  L 57 505  L 44 506  L 32 508  L 19 509  L 19 509  L 14 511  L 8 511  L 2 512  L 0 509  L 0 509  L 1 496  L 9 487  L 23 479  L 40 474  L 60 470  L 81 466  L 100 462  L 117 456  L 117 456  L 129 452  L 142 447  L 153 443  L 166 438  L 178 434  L 191 429  L 203 424  L 216 420  L 228 416  L 241 412  L 253 407  L 266 403  L 278 399  L 290 395  L 303 390  L 315 386  L 315 386  L 327 382  L 338 379  L 349 376  L 362 371  L 373 368  L 385 363  L 395 358  L 405 352  L 405 352  L 421 339  L 436 325  L 450 310  L 463 294  L 475 278  L 488 261  L 500 244  L 513 228  L 513 228  L 522 216  L 531 203  L 540 190  L 549 176  L 558 163  L 566 150  L 575 136  L 584 123  L 584 123  L 596 108  L 607 92  L 617 78  L 628 62  L 640 47  L 651 31  L 663 16  L 674 0  N"/>
          </draw:custom-shape>
          <draw:custom-shape draw:style-name="gr10" draw:text-style-name="P2" draw:layer="layout" svg:width="0.777cm" svg:height="1.641cm" draw:transform="rotate (-2.3537510292403) translate (21.228cm 16.748cm)">
            <text:p/>
            <draw:enhanced-geometry svg:viewBox="0 0 1480 2717" draw:type="non-primitive" draw:enhanced-path="M 1480 298  L 1480 298  L 1466 280  L 1453 262  L 1439 243  L 1426 224  L 1412 205  L 1397 187  L 1381 171  L 1363 158  L 1363 158  L 1336 141  L 1308 123  L 1278 105  L 1249 88  L 1218 72  L 1186 57  L 1156 42  L 1124 30  L 1092 19  L 1060 10  L 1029 5  L 997 0  L 966 0  L 934 2  L 904 8  L 874 18  L 874 18  L 849 30  L 828 44  L 807 63  L 789 82  L 772 105  L 756 128  L 742 153  L 729 180  L 717 208  L 704 236  L 693 264  L 683 294  L 671 322  L 661 351  L 650 378  L 638 404  L 638 404  L 627 431  L 616 459  L 605 487  L 596 515  L 587 543  L 579 572  L 571 600  L 564 629  L 557 658  L 549 687  L 542 716  L 535 745  L 527 773  L 520 803  L 512 831  L 505 860  L 505 860  L 498 881  L 492 903  L 485 925  L 478 947  L 473 968  L 466 991  L 460 1013  L 455 1034  L 455 1034  L 447 1060  L 439 1086  L 431 1114  L 423 1140  L 415 1166  L 408 1192  L 400 1218  L 392 1244  L 385 1270  L 377 1297  L 371 1323  L 363 1349  L 356 1377  L 349 1403  L 342 1429  L 336 1456  L 336 1456  L 328 1491  L 320 1526  L 312 1561  L 305 1595  L 298 1631  L 291 1666  L 284 1701  L 278 1736  L 271 1771  L 264 1806  L 257 1841  L 250 1877  L 243 1911  L 235 1946  L 227 1981  L 218 2015  L 218 2015  L 207 2056  L 195 2095  L 184 2135  L 171 2175  L 159 2214  L 145 2253  L 131 2293  L 119 2331  L 105 2371  L 92 2409  L 78 2449  L 64 2488  L 52 2527  L 39 2567  L 27 2607  L 16 2646  L 16 2646  L 13 2655  L 11 2664  L 9 2674  L 7 2681  L 5 2691  L 3 2700  L 2 2708  L 0 2717  N"/>
          </draw:custom-shape>
          <draw:custom-shape draw:style-name="gr14" draw:text-style-name="P2" draw:layer="layout" svg:width="0.281cm" svg:height="0.224cm" draw:transform="rotate (-2.3537510292403) translate (21.139cm 16.662cm)">
            <text:p/>
            <draw:enhanced-geometry svg:viewBox="0 0 535 370" draw:type="non-primitive" draw:enhanced-path="M 535 318  L 524 311  L 511 306  L 500 299  L 487 292  L 475 287  L 464 280  L 451 273  L 440 266  L 425 257  L 410 248  L 395 239  L 381 230  L 366 221  L 350 212  L 335 204  L 319 196  L 304 190  L 287 186  L 270 182  L 254 179  L 237 175  L 220 172  L 204 167  L 188 161  L 178 156  L 169 150  L 158 144  L 148 137  L 139 130  L 129 123  L 120 115  L 111 109  L 97 94  L 85 76  L 72 55  L 61 35  L 48 18  L 36 5  L 22 0  L 6 3  L 1 9  L 0 16  L 1 25  L 4 34  L 9 44  L 14 54  L 20 64  L 25 72  L 31 85  L 40 97  L 49 109  L 60 120  L 70 130  L 80 140  L 91 150  L 102 161  L 113 171  L 124 180  L 137 189  L 148 198  L 161 206  L 173 214  L 186 222  L 198 230  L 211 238  L 223 246  L 236 253  L 249 259  L 262 266  L 275 272  L 289 279  L 302 284  L 313 289  L 324 293  L 334 297  L 346 301  L 357 306  L 367 309  L 378 314  L 389 318  L 398 323  L 408 327  L 417 332  L 427 335  L 436 340  L 446 344  L 456 349  L 466 353  L 471 356  L 477 358  L 482 360  L 487 362  L 493 365  L 498 367  L 503 368  L 509 370  L 535 318  Z N"/>
          </draw:custom-shape>
          <draw:custom-shape draw:style-name="gr10" draw:text-style-name="P2" draw:layer="layout" svg:width="0.281cm" svg:height="0.224cm" draw:transform="rotate (-2.3537510292403) translate (21.139cm 16.662cm)">
            <text:p/>
            <draw:enhanced-geometry svg:viewBox="0 0 535 370" draw:type="non-primitive" draw:enhanced-path="M 535 318  L 535 318  L 524 311  L 511 306  L 500 299  L 487 292  L 475 287  L 464 280  L 451 273  L 440 266  L 440 266  L 425 257  L 410 248  L 395 239  L 381 230  L 366 221  L 350 212  L 335 204  L 319 196  L 319 196  L 304 190  L 287 186  L 270 182  L 254 179  L 237 175  L 220 172  L 204 167  L 188 161  L 188 161  L 178 156  L 169 150  L 158 144  L 148 137  L 139 130  L 129 123  L 120 115  L 111 109  L 111 109  L 97 94  L 85 76  L 72 55  L 61 35  L 48 18  L 36 5  L 22 0  L 6 3  L 6 3  L 1 9  L 0 16  L 1 25  L 4 34  L 9 44  L 14 54  L 20 64  L 25 72  L 25 72  L 31 85  L 40 97  L 49 109  L 60 120  L 70 130  L 80 140  L 91 150  L 102 161  L 102 161  L 113 171  L 124 180  L 137 189  L 148 198  L 161 206  L 173 214  L 186 222  L 198 230  L 198 230  L 211 238  L 223 246  L 236 253  L 249 259  L 262 266  L 275 272  L 289 279  L 302 284  L 302 284  L 313 289  L 324 293  L 334 297  L 346 301  L 357 306  L 367 309  L 378 314  L 389 318  L 389 318  L 398 323  L 408 327  L 417 332  L 427 335  L 436 340  L 446 344  L 456 349  L 466 353  L 466 353  L 471 356  L 477 358  L 482 360  L 487 362  L 493 365  L 498 367  L 503 368  L 509 370  N"/>
          </draw:custom-shape>
          <draw:custom-shape draw:style-name="gr10" draw:text-style-name="P2" draw:layer="layout" svg:width="0.002cm" svg:height="0.085cm" draw:transform="rotate (-2.3537510292403) translate (20.988cm 16.742cm)">
            <text:p/>
            <draw:enhanced-geometry svg:viewBox="0 0 0 140" draw:type="non-primitive" draw:enhanced-path="M 0 140  L 0 140  L 0 123  L 0 105  L 0 88  L 0 70  L 0 53  L 0 36  L 0 17  L 0 0  N"/>
          </draw:custom-shape>
          <draw:custom-shape draw:style-name="gr10" draw:text-style-name="P2" draw:layer="layout" svg:width="0.002cm" svg:height="0.085cm" draw:transform="rotate (-2.3537510292403) translate (20.935cm 16.764cm)">
            <text:p/>
            <draw:enhanced-geometry svg:viewBox="0 0 0 141" draw:type="non-primitive" draw:enhanced-path="M 0 141  L 0 141  L 0 123  L 0 106  L 0 88  L 0 71  L 0 54  L 0 36  L 0 19  L 0 0  N"/>
          </draw:custom-shape>
          <draw:custom-shape draw:style-name="gr10" draw:text-style-name="P2" draw:layer="layout" svg:width="0.005cm" svg:height="0.063cm" draw:transform="rotate (-2.3537510292403) translate (21.045cm 16.714cm)">
            <text:p/>
            <draw:enhanced-geometry svg:viewBox="0 0 9 105" draw:type="non-primitive" draw:enhanced-path="M 9 105  L 9 105  L 7 91  L 6 79  L 5 65  L 4 52  L 3 40  L 2 26  L 1 14  L 0 0  N"/>
          </draw:custom-shape>
          <draw:custom-shape draw:style-name="gr10" draw:text-style-name="P2" draw:layer="layout" svg:width="0.05cm" svg:height="0.003cm" draw:transform="rotate (-2.3537510292403) translate (21.017cm 16.609cm)">
            <text:p/>
            <draw:enhanced-geometry svg:viewBox="0 0 97 0" draw:type="non-primitive" draw:enhanced-path="M 97 0  L 97 0  L 84 0  L 72 0  L 59 0  L 48 0  L 35 0  L 24 0  L 12 0  L 0 0  N"/>
          </draw:custom-shape>
          <draw:custom-shape draw:style-name="gr10" draw:text-style-name="P2" draw:layer="layout" svg:width="0.079cm" svg:height="0.021cm" draw:transform="rotate (-2.3537510292403) translate (20.966cm 16.613cm)">
            <text:p/>
            <draw:enhanced-geometry svg:viewBox="0 0 149 35" draw:type="non-primitive" draw:enhanced-path="M 149 0  L 149 0  L 131 5  L 112 9  L 93 14  L 74 17  L 56 22  L 37 26  L 19 31  L 0 35  N"/>
          </draw:custom-shape>
          <draw:custom-shape draw:style-name="gr10" draw:text-style-name="P2" draw:layer="layout" svg:width="0.078cm" svg:height="0.032cm" draw:transform="rotate (-2.3537510292403) translate (20.906cm 16.613cm)">
            <text:p/>
            <draw:enhanced-geometry svg:viewBox="0 0 148 55" draw:type="non-primitive" draw:enhanced-path="M 148 0  L 148 0  L 129 7  L 111 14  L 92 21  L 74 27  L 54 34  L 36 41  L 18 48  L 0 55  N"/>
          </draw:custom-shape>
          <draw:custom-shape draw:style-name="gr10" draw:text-style-name="P2" draw:layer="layout" svg:width="0.002cm" svg:height="0.076cm" draw:transform="rotate (-2.3537510292403) translate (20.858cm 16.769cm)">
            <text:p/>
            <draw:enhanced-geometry svg:viewBox="0 0 0 121" draw:type="non-primitive" draw:enhanced-path="M 0 121  L 0 121  L 0 106  L 0 92  L 0 77  L 0 61  L 0 46  L 0 31  L 0 16  L 0 0  N"/>
          </draw:custom-shape>
          <draw:custom-shape draw:style-name="gr10" draw:text-style-name="P2" draw:layer="layout" svg:width="0.057cm" svg:height="0.024cm" draw:transform="rotate (-2.3537510292403) translate (20.851cm 16.655cm)">
            <text:p/>
            <draw:enhanced-geometry svg:viewBox="0 0 107 37" draw:type="non-primitive" draw:enhanced-path="M 107 0  L 107 0  L 93 5  L 80 9  L 66 14  L 54 18  L 40 23  L 26 26  L 14 32  L 0 37  N"/>
          </draw:custom-shape>
          <draw:custom-shape draw:style-name="gr10" draw:text-style-name="P2" draw:layer="layout" svg:width="0.007cm" svg:height="0.051cm" draw:transform="rotate (-2.3537510292403) translate (20.825cm 16.754cm)">
            <text:p/>
            <draw:enhanced-geometry svg:viewBox="0 0 17 87" draw:type="non-primitive" draw:enhanced-path="M 0 87  L 0 87  L 2 77  L 4 66  L 6 56  L 8 44  L 10 34  L 13 23  L 15 11  L 17 0  N"/>
          </draw:custom-shape>
          <draw:custom-shape draw:style-name="gr10" draw:text-style-name="P2" draw:layer="layout" svg:width="0.031cm" svg:height="0.008cm" draw:transform="rotate (-2.3537510292403) translate (20.804cm 16.656cm)">
            <text:p/>
            <draw:enhanced-geometry svg:viewBox="0 0 61 17" draw:type="non-primitive" draw:enhanced-path="M 61 0  L 61 0  L 53 2  L 46 4  L 38 6  L 30 8  L 22 10  L 16 12  L 8 14  L 0 17  N"/>
          </draw:custom-shape>
          <draw:custom-shape draw:style-name="gr10" draw:text-style-name="P2" draw:layer="layout" svg:width="0.01cm" svg:height="0.087cm" draw:transform="rotate (-2.3537510292403) translate (20.009cm 17.592cm)">
            <text:p/>
            <draw:enhanced-geometry svg:viewBox="0 0 18 141" draw:type="non-primitive" draw:enhanced-path="M 18 141  L 18 141  L 16 122  L 13 105  L 11 87  L 9 70  L 7 53  L 4 35  L 2 18  L 0 0  N"/>
          </draw:custom-shape>
          <draw:custom-shape draw:style-name="gr10" draw:text-style-name="P2" draw:layer="layout" svg:width="0.01cm" svg:height="0.084cm" draw:transform="rotate (-2.3537510292403) translate (20.002cm 17.612cm)">
            <text:p/>
            <draw:enhanced-geometry svg:viewBox="0 0 17 140" draw:type="non-primitive" draw:enhanced-path="M 0 140  L 0 140  L 2 123  L 4 105  L 7 88  L 9 70  L 11 52  L 12 35  L 15 17  L 17 0  N"/>
          </draw:custom-shape>
          <draw:custom-shape draw:style-name="gr10" draw:text-style-name="P2" draw:layer="layout" svg:width="0.068cm" svg:height="0.012cm" draw:transform="rotate (-2.3537510292403) translate (19.891cm 17.561cm)">
            <text:p/>
            <draw:enhanced-geometry svg:viewBox="0 0 131 17" draw:type="non-primitive" draw:enhanced-path="M 0 0  L 0 0  L 17 2  L 33 4  L 49 6  L 66 9  L 82 11  L 98 12  L 114 14  L 131 17  N"/>
          </draw:custom-shape>
          <draw:custom-shape draw:style-name="gr10" draw:text-style-name="P2" draw:layer="layout" svg:width="0.057cm" svg:height="0.021cm" draw:transform="rotate (-2.3537510292403) translate (19.895cm 17.527cm)">
            <text:p/>
            <draw:enhanced-geometry svg:viewBox="0 0 114 34" draw:type="non-primitive" draw:enhanced-path="M 0 0  L 0 0  L 14 4  L 27 9  L 42 13  L 57 18  L 70 21  L 85 26  L 100 30  L 114 34  N"/>
          </draw:custom-shape>
          <draw:custom-shape draw:style-name="gr10" draw:text-style-name="P2" draw:layer="layout" svg:width="0.01cm" svg:height="0.042cm" draw:transform="rotate (-2.3537510292403) translate (19.974cm 17.687cm)">
            <text:p/>
            <draw:enhanced-geometry svg:viewBox="0 0 17 71" draw:type="non-primitive" draw:enhanced-path="M 0 71  L 0 71  L 1 62  L 3 53  L 4 44  L 6 35  L 9 27  L 11 18  L 13 9  L 17 0  N"/>
          </draw:custom-shape>
          <draw:custom-shape draw:style-name="gr10" draw:text-style-name="P2" draw:layer="layout" svg:width="0.002cm" svg:height="0.072cm" draw:transform="rotate (-2.3537510292403) translate (19.949cm 17.755cm)">
            <text:p/>
            <draw:enhanced-geometry svg:viewBox="0 0 0 124" draw:type="non-primitive" draw:enhanced-path="M 0 124  L 0 124  L 0 108  L 0 93  L 0 78  L 0 62  L 0 47  L 0 31  L 0 16  L 0 0  N"/>
          </draw:custom-shape>
          <draw:custom-shape draw:style-name="gr10" draw:text-style-name="P2" draw:layer="layout" svg:width="0.004cm" svg:height="0.054cm" draw:transform="rotate (-2.3537510292403) translate (19.929cm 17.792cm)">
            <text:p/>
            <draw:enhanced-geometry svg:viewBox="0 0 12 87" draw:type="non-primitive" draw:enhanced-path="M 4 87  L 4 87  L 4 75  L 3 64  L 1 51  L 0 40  L 0 29  L 2 19  L 6 8  L 12 0  N"/>
          </draw:custom-shape>
          <draw:custom-shape draw:style-name="gr10" draw:text-style-name="P2" draw:layer="layout" svg:width="0.007cm" svg:height="0.063cm" draw:transform="rotate (-2.3537510292403) translate (19.92cm 17.831cm)">
            <text:p/>
            <draw:enhanced-geometry svg:viewBox="0 0 18 105" draw:type="non-primitive" draw:enhanced-path="M 9 105  L 9 105  L 9 90  L 11 74  L 14 56  L 17 39  L 18 24  L 15 12  L 10 3  L 0 0  N"/>
          </draw:custom-shape>
          <draw:custom-shape draw:style-name="gr10" draw:text-style-name="P2" draw:layer="layout" svg:width="0.044cm" svg:height="0.033cm" draw:transform="rotate (-2.3537510292403) translate (19.861cm 17.772cm)">
            <text:p/>
            <draw:enhanced-geometry svg:viewBox="0 0 88 52" draw:type="non-primitive" draw:enhanced-path="M 0 0  L 0 0  L 11 7  L 21 12  L 33 19  L 44 26  L 54 33  L 65 40  L 77 45  L 88 52  N"/>
          </draw:custom-shape>
          <draw:custom-shape draw:style-name="gr10" draw:text-style-name="P2" draw:layer="layout" svg:width="0.039cm" svg:height="0.021cm" draw:transform="rotate (-2.3537510292403) translate (19.874cm 17.71cm)">
            <text:p/>
            <draw:enhanced-geometry svg:viewBox="0 0 72 35" draw:type="non-primitive" draw:enhanced-path="M 0 0  L 0 0  L 9 5  L 18 9  L 27 14  L 36 17  L 44 22  L 53 26  L 63 31  L 72 35  N"/>
          </draw:custom-shape>
          <draw:custom-shape draw:style-name="gr10" draw:text-style-name="P2" draw:layer="layout" svg:width="0.05cm" svg:height="0.03cm" draw:transform="rotate (-2.3537510292403) translate (19.9cm 17.654cm)">
            <text:p/>
            <draw:enhanced-geometry svg:viewBox="0 0 96 52" draw:type="non-primitive" draw:enhanced-path="M 0 0  L 0 0  L 12 7  L 24 13  L 36 19  L 49 26  L 60 32  L 72 39  L 84 46  L 96 52  N"/>
          </draw:custom-shape>
          <draw:custom-shape draw:style-name="gr10" draw:text-style-name="P2" draw:layer="layout" svg:width="0.047cm" svg:height="0.032cm" draw:transform="rotate (-2.3537510292403) translate (19.923cm 17.618cm)">
            <text:p/>
            <draw:enhanced-geometry svg:viewBox="0 0 89 53" draw:type="non-primitive" draw:enhanced-path="M 0 0  L 0 0  L 11 7  L 22 13  L 33 19  L 45 26  L 55 33  L 66 40  L 77 47  L 89 53  N"/>
          </draw:custom-shape>
          <draw:custom-shape draw:style-name="gr10" draw:text-style-name="P2" draw:layer="layout" svg:width="0.031cm" svg:height="0.011cm" draw:transform="rotate (-2.3537510292403) translate (19.462cm 17.056cm)">
            <text:p/>
            <draw:enhanced-geometry svg:viewBox="0 0 62 20" draw:type="non-primitive" draw:enhanced-path="M 0 0  L 0 0  L 8 3  L 16 7  L 25 11  L 33 15  L 41 18  L 47 20  L 55 20  L 62 17  N"/>
          </draw:custom-shape>
          <draw:custom-shape draw:style-name="gr10" draw:text-style-name="P2" draw:layer="layout" svg:width="0.01cm" svg:height="0.012cm" draw:transform="rotate (-2.3537510292403) translate (19.45cm 17.087cm)">
            <text:p/>
            <draw:enhanced-geometry svg:viewBox="0 0 17 18" draw:type="non-primitive" draw:enhanced-path="M 0 18  L 0 18  L 5 13  L 8 9  L 13 4  L 17 0  N"/>
          </draw:custom-shape>
          <draw:custom-shape draw:style-name="gr10" draw:text-style-name="P2" draw:layer="layout" svg:width="0.041cm" svg:height="0.021cm" draw:transform="rotate (-2.3537510292403) translate (19.478cm 17.072cm)">
            <text:p/>
            <draw:enhanced-geometry svg:viewBox="0 0 79 35" draw:type="non-primitive" draw:enhanced-path="M 0 0  L 0 0  L 10 4  L 20 9  L 30 13  L 41 17  L 51 21  L 60 26  L 70 30  L 79 35  N"/>
          </draw:custom-shape>
          <draw:custom-shape draw:style-name="gr10" draw:text-style-name="P2" draw:layer="layout" svg:width="0.036cm" svg:height="0.011cm" draw:transform="rotate (-2.3537510292403) translate (19.357cm 17.029cm)">
            <text:p/>
            <draw:enhanced-geometry svg:viewBox="0 0 70 17" draw:type="non-primitive" draw:enhanced-path="M 0 17  L 0 17  L 9 15  L 17 13  L 26 11  L 35 8  L 43 6  L 52 5  L 60 3  L 70 0  N"/>
          </draw:custom-shape>
          <draw:custom-shape draw:style-name="gr10" draw:text-style-name="P2" draw:layer="layout" svg:width="0.047cm" svg:height="0.012cm" draw:transform="rotate (-2.3537510292403) translate (19.318cm 17.008cm)">
            <text:p/>
            <draw:enhanced-geometry svg:viewBox="0 0 88 17" draw:type="non-primitive" draw:enhanced-path="M 0 17  L 0 17  L 11 14  L 22 12  L 32 10  L 44 8  L 54 5  L 65 3  L 76 1  L 88 0  N"/>
          </draw:custom-shape>
          <draw:custom-shape draw:style-name="gr10" draw:text-style-name="P2" draw:layer="layout" svg:width="0.036cm" svg:height="0.021cm" draw:transform="rotate (-2.3537510292403) translate (19.381cm 16.976cm)">
            <text:p/>
            <draw:enhanced-geometry svg:viewBox="0 0 71 36" draw:type="non-primitive" draw:enhanced-path="M 71 0  L 71 0  L 62 5  L 53 10  L 44 14  L 36 19  L 27 23  L 18 27  L 9 31  L 0 36  N"/>
          </draw:custom-shape>
          <draw:custom-shape draw:style-name="gr10" draw:text-style-name="P2" draw:layer="layout" svg:width="0.036cm" svg:height="0.011cm" draw:transform="rotate (-2.3537510292403) translate (19.443cm 17.003cm)">
            <text:p/>
            <draw:enhanced-geometry svg:viewBox="0 0 72 19" draw:type="non-primitive" draw:enhanced-path="M 72 0  L 72 0  L 63 2  L 54 5  L 45 7  L 37 9  L 28 13  L 19 15  L 10 17  L 0 19  N"/>
          </draw:custom-shape>
          <draw:custom-shape draw:style-name="gr10" draw:text-style-name="P2" draw:layer="layout" svg:width="0.034cm" svg:height="0.008cm" draw:transform="rotate (-2.3537510292403) translate (19.487cm 17.031cm)">
            <text:p/>
            <draw:enhanced-geometry svg:viewBox="0 0 62 17" draw:type="non-primitive" draw:enhanced-path="M 62 17  L 62 17  L 54 15  L 47 12  L 39 10  L 31 8  L 23 6  L 16 4  L 8 2  L 0 0  N"/>
          </draw:custom-shape>
          <draw:custom-shape draw:style-name="gr10" draw:text-style-name="P2" draw:layer="layout" svg:width="0.036cm" svg:height="0.009cm" draw:transform="rotate (-2.3537510292403) translate (19.544cm 17.052cm)">
            <text:p/>
            <draw:enhanced-geometry svg:viewBox="0 0 69 17" draw:type="non-primitive" draw:enhanced-path="M 0 17  L 0 17  L 9 15  L 18 13  L 26 11  L 35 8  L 43 6  L 52 4  L 60 2  L 69 0  N"/>
          </draw:custom-shape>
          <draw:custom-shape draw:style-name="gr10" draw:text-style-name="P2" draw:layer="layout" svg:width="0.042cm" svg:height="0.042cm" draw:transform="rotate (-2.3537510292403) translate (18.892cm 16.61cm)">
            <text:p/>
            <draw:enhanced-geometry svg:viewBox="0 0 78 71" draw:type="non-primitive" draw:enhanced-path="M 78 0  L 78 0  L 68 9  L 59 18  L 48 28  L 38 35  L 28 45  L 19 54  L 9 62  L 0 71  N"/>
          </draw:custom-shape>
          <draw:custom-shape draw:style-name="gr10" draw:text-style-name="P2" draw:layer="layout" svg:width="0.047cm" svg:height="0.021cm" draw:transform="rotate (-2.3537510292403) translate (18.852cm 16.65cm)">
            <text:p/>
            <draw:enhanced-geometry svg:viewBox="0 0 88 37" draw:type="non-primitive" draw:enhanced-path="M 0 0  L 0 0  L 11 5  L 21 9  L 33 14  L 44 18  L 54 23  L 66 28  L 77 32  L 88 37  N"/>
          </draw:custom-shape>
          <draw:custom-shape draw:style-name="gr10" draw:text-style-name="P2" draw:layer="layout" svg:width="0.036cm" svg:height="0.033cm" draw:transform="rotate (-2.3537510292403) translate (18.818cm 16.581cm)">
            <text:p/>
            <draw:enhanced-geometry svg:viewBox="0 0 70 52" draw:type="non-primitive" draw:enhanced-path="M 70 0  L 70 0  L 60 7  L 47 12  L 35 18  L 24 22  L 12 29  L 4 35  L 0 43  L 1 52  N"/>
          </draw:custom-shape>
          <draw:custom-shape draw:style-name="gr10" draw:text-style-name="P2" draw:layer="layout" svg:width="0.052cm" svg:height="0.002cm" draw:transform="rotate (-2.3537510292403) translate (18.76cm 16.61cm)">
            <text:p/>
            <draw:enhanced-geometry svg:viewBox="0 0 97 0" draw:type="non-primitive" draw:enhanced-path="M 0 0  L 0 0  L 13 0  L 24 0  L 37 0  L 48 0  L 60 0  L 72 0  L 84 0  L 97 0  N"/>
          </draw:custom-shape>
          <draw:custom-shape draw:style-name="gr10" draw:text-style-name="P2" draw:layer="layout" svg:width="0.036cm" svg:height="0.032cm" draw:transform="rotate (-2.3537510292403) translate (18.74cm 16.538cm)">
            <text:p/>
            <draw:enhanced-geometry svg:viewBox="0 0 70 52" draw:type="non-primitive" draw:enhanced-path="M 70 0  L 70 0  L 61 7  L 52 13  L 44 20  L 35 26  L 26 33  L 18 40  L 9 46  L 0 52  N"/>
          </draw:custom-shape>
          <draw:custom-shape draw:style-name="gr10" draw:text-style-name="P2" draw:layer="layout" svg:width="0.05cm" svg:height="0.003cm" draw:transform="rotate (-2.3537510292403) translate (18.69cm 16.572cm)">
            <text:p/>
            <draw:enhanced-geometry svg:viewBox="0 0 97 0" draw:type="non-primitive" draw:enhanced-path="M 0 0  L 0 0  L 13 0  L 24 0  L 37 0  L 48 0  L 61 0  L 72 0  L 84 0  L 97 0  N"/>
          </draw:custom-shape>
          <draw:custom-shape draw:style-name="gr10" draw:text-style-name="P2" draw:layer="layout" svg:width="0.036cm" svg:height="0.021cm" draw:transform="rotate (-2.3537510292403) translate (18.643cm 16.499cm)">
            <text:p/>
            <draw:enhanced-geometry svg:viewBox="0 0 72 35" draw:type="non-primitive" draw:enhanced-path="M 72 0  L 72 0  L 61 4  L 50 7  L 38 10  L 25 12  L 15 16  L 6 20  L 1 27  L 0 35  N"/>
          </draw:custom-shape>
          <draw:custom-shape draw:style-name="gr10" draw:text-style-name="P2" draw:layer="layout" svg:width="0.063cm" svg:height="0.002cm" draw:transform="rotate (-2.3537510292403) translate (18.622cm 16.52cm)">
            <text:p/>
            <draw:enhanced-geometry svg:viewBox="0 0 122 0" draw:type="non-primitive" draw:enhanced-path="M 122 0  L 122 0  L 106 0  L 90 0  L 76 0  L 60 0  L 45 0  L 30 0  L 14 0  L 0 0  N"/>
          </draw:custom-shape>
          <draw:custom-shape draw:style-name="gr10" draw:text-style-name="P2" draw:layer="layout" svg:width="0.026cm" svg:height="0.008cm" draw:transform="rotate (-2.3537510292403) translate (18.637cm 16.475cm)">
            <text:p/>
            <draw:enhanced-geometry svg:viewBox="0 0 52 17" draw:type="non-primitive" draw:enhanced-path="M 52 0  L 52 0  L 46 2  L 40 5  L 33 7  L 26 9  L 20 11  L 13 14  L 7 15  L 0 17  N"/>
          </draw:custom-shape>
          <draw:custom-shape draw:style-name="gr10" draw:text-style-name="P2" draw:layer="layout" svg:width="0.031cm" svg:height="0.042cm" draw:transform="rotate (-2.3537510292403) translate (18.572cm 16.481cm)">
            <text:p/>
            <draw:enhanced-geometry svg:viewBox="0 0 61 71" draw:type="non-primitive" draw:enhanced-path="M 61 0  L 61 0  L 53 9  L 46 18  L 38 26  L 30 35  L 22 45  L 16 52  L 8 62  L 0 71  N"/>
          </draw:custom-shape>
          <draw:custom-shape draw:style-name="gr10" draw:text-style-name="P2" draw:layer="layout" svg:width="0.036cm" svg:height="0.008cm" draw:transform="rotate (-2.3537510292403) translate (18.548cm 16.517cm)">
            <text:p/>
            <draw:enhanced-geometry svg:viewBox="0 0 70 17" draw:type="non-primitive" draw:enhanced-path="M 0 17  L 0 17  L 9 15  L 18 13  L 26 12  L 35 9  L 44 7  L 52 5  L 61 3  L 70 0  N"/>
          </draw:custom-shape>
          <draw:custom-shape draw:style-name="gr10" draw:text-style-name="P2" draw:layer="layout" svg:width="0.057cm" svg:height="0.002cm" draw:transform="rotate (-2.3537510292403) translate (20.264cm 16.071cm)">
            <text:p/>
            <draw:enhanced-geometry svg:viewBox="0 0 107 0" draw:type="non-primitive" draw:enhanced-path="M 107 0  L 107 0  L 93 0  L 80 0  L 66 0  L 54 0  L 40 0  L 26 0  L 14 0  L 0 0  N"/>
          </draw:custom-shape>
          <draw:custom-shape draw:style-name="gr10" draw:text-style-name="P2" draw:layer="layout" svg:width="0.07cm" svg:height="0.011cm" draw:transform="rotate (-2.3537510292403) translate (20.301cm 16.141cm)">
            <text:p/>
            <draw:enhanced-geometry svg:viewBox="0 0 131 19" draw:type="non-primitive" draw:enhanced-path="M 131 0  L 131 0  L 114 2  L 98 5  L 81 7  L 65 9  L 49 13  L 32 15  L 17 17  L 0 19  N"/>
          </draw:custom-shape>
          <draw:custom-shape draw:style-name="gr10" draw:text-style-name="P2" draw:layer="layout" svg:width="0.041cm" svg:height="0.002cm" draw:transform="rotate (-2.3537510292403) translate (20.302cm 16.2cm)">
            <text:p/>
            <draw:enhanced-geometry svg:viewBox="0 0 78 0" draw:type="non-primitive" draw:enhanced-path="M 78 0  L 78 0  L 68 0  L 59 0  L 49 0  L 39 0  L 28 0  L 19 0  L 9 0  L 0 0  N"/>
          </draw:custom-shape>
          <draw:custom-shape draw:style-name="gr10" draw:text-style-name="P2" draw:layer="layout" svg:width="0.055cm" svg:height="0.002cm" draw:transform="rotate (-2.3537510292403) translate (20.335cm 16.274cm)">
            <text:p/>
            <draw:enhanced-geometry svg:viewBox="0 0 106 0" draw:type="non-primitive" draw:enhanced-path="M 106 0  L 106 0  L 97 0  L 87 0  L 78 0  L 70 0  L 61 0  L 52 0  L 43 0  L 34 0  L 34 0  L 30 0  L 26 0  L 22 0  L 17 0  L 13 0  L 8 0  L 5 0  L 0 0  N"/>
          </draw:custom-shape>
          <draw:custom-shape draw:style-name="gr10" draw:text-style-name="P2" draw:layer="layout" svg:width="0.029cm" svg:height="0.008cm" draw:transform="rotate (-2.3537510292403) translate (20.252cm 16.262cm)">
            <text:p/>
            <draw:enhanced-geometry svg:viewBox="0 0 53 17" draw:type="non-primitive" draw:enhanced-path="M 0 17  L 0 17  L 6 15  L 12 12  L 19 10  L 26 8  L 32 6  L 39 4  L 46 2  L 53 0  N"/>
          </draw:custom-shape>
          <draw:custom-shape draw:style-name="gr10" draw:text-style-name="P2" draw:layer="layout" svg:width="0.033cm" svg:height="0.011cm" draw:transform="rotate (-2.3537510292403) translate (20.234cm 16.178cm)">
            <text:p/>
            <draw:enhanced-geometry svg:viewBox="0 0 61 17" draw:type="non-primitive" draw:enhanced-path="M 0 0  L 0 0  L 7 3  L 15 5  L 23 7  L 31 9  L 38 12  L 46 13  L 54 15  L 61 17  N"/>
          </draw:custom-shape>
          <draw:custom-shape draw:style-name="gr10" draw:text-style-name="P2" draw:layer="layout" svg:width="0.055cm" svg:height="0.024cm" draw:transform="rotate (-2.3537510292403) translate (20.215cm 16.107cm)">
            <text:p/>
            <draw:enhanced-geometry svg:viewBox="0 0 105 39" draw:type="non-primitive" draw:enhanced-path="M 0 0  L 0 0  L 13 5  L 26 13  L 40 22  L 54 30  L 68 36  L 80 39  L 93 39  L 105 34  N"/>
          </draw:custom-shape>
          <draw:custom-shape draw:style-name="gr10" draw:text-style-name="P2" draw:layer="layout" svg:width="0.023cm" svg:height="0.002cm" draw:transform="rotate (-2.3537510292403) translate (19.517cm 17.096cm)">
            <text:p/>
            <draw:enhanced-geometry svg:viewBox="0 0 44 0" draw:type="non-primitive" draw:enhanced-path="M 0 0  L 0 0  L 5 0  L 11 0  L 16 0  L 21 0  L 27 0  L 33 0  L 38 0  L 44 0  N"/>
          </draw:custom-shape>
          <draw:custom-shape draw:style-name="gr10" draw:text-style-name="P2" draw:layer="layout" svg:width="0.044cm" svg:height="0.024cm" draw:transform="rotate (-2.3537510292403) translate (19.904cm 15.579cm)">
            <text:p/>
            <draw:enhanced-geometry svg:viewBox="0 0 88 36" draw:type="non-primitive" draw:enhanced-path="M 88 0  L 88 0  L 77 5  L 65 10  L 54 14  L 44 17  L 32 22  L 21 27  L 11 31  L 0 36  N"/>
          </draw:custom-shape>
          <draw:custom-shape draw:style-name="gr10" draw:text-style-name="P2" draw:layer="layout" svg:width="0.018cm" svg:height="0.051cm" draw:transform="rotate (-2.3537510292403) translate (19.854cm 15.613cm)">
            <text:p/>
            <draw:enhanced-geometry svg:viewBox="0 0 35 86" draw:type="non-primitive" draw:enhanced-path="M 0 0  L 0 0  L 4 11  L 7 22  L 9 35  L 11 47  L 15 59  L 19 69  L 26 78  L 35 86  N"/>
          </draw:custom-shape>
          <draw:custom-shape draw:style-name="gr10" draw:text-style-name="P2" draw:layer="layout" svg:width="0.07cm" svg:height="0.06cm" draw:transform="rotate (-2.3537510292403) translate (19.895cm 15.554cm)">
            <text:p/>
            <draw:enhanced-geometry svg:viewBox="0 0 133 104" draw:type="non-primitive" draw:enhanced-path="M 133 0  L 133 0  L 127 11  L 123 22  L 118 35  L 115 46  L 109 59  L 104 69  L 97 79  L 89 87  L 89 87  L 80 93  L 70 97  L 58 99  L 47 100  L 36 102  L 24 102  L 12 103  L 0 104  N"/>
          </draw:custom-shape>
          <draw:custom-shape draw:style-name="gr10" draw:text-style-name="P2" draw:layer="layout" svg:width="0.013cm" svg:height="0.051cm" draw:transform="rotate (-2.3537510292403) translate (19.798cm 15.518cm)">
            <text:p/>
            <draw:enhanced-geometry svg:viewBox="0 0 27 87" draw:type="non-primitive" draw:enhanced-path="M 0 0  L 0 0  L 3 10  L 7 22  L 10 33  L 13 43  L 17 55  L 20 66  L 24 77  L 27 87  N"/>
          </draw:custom-shape>
          <draw:custom-shape draw:style-name="gr10" draw:text-style-name="P2" draw:layer="layout" svg:width="0.052cm" svg:height="0.021cm" draw:transform="rotate (-2.3537510292403) translate (19.824cm 15.432cm)">
            <text:p/>
            <draw:enhanced-geometry svg:viewBox="0 0 97 35" draw:type="non-primitive" draw:enhanced-path="M 97 0  L 97 0  L 84 5  L 72 9  L 60 14  L 48 18  L 36 23  L 24 26  L 13 31  L 0 35  N"/>
          </draw:custom-shape>
          <draw:custom-shape draw:style-name="gr10" draw:text-style-name="P2" draw:layer="layout" svg:width="0.033cm" svg:height="0.06cm" draw:transform="rotate (-2.3537510292403) translate (19.764cm 15.446cm)">
            <text:p/>
            <draw:enhanced-geometry svg:viewBox="0 0 69 103" draw:type="non-primitive" draw:enhanced-path="M 0 0  L 0 0  L 9 12  L 17 26  L 26 38  L 35 51  L 43 64  L 52 77  L 60 90  L 69 103  N"/>
          </draw:custom-shape>
          <draw:custom-shape draw:style-name="gr10" draw:text-style-name="P2" draw:layer="layout" svg:width="0.07cm" svg:height="0.002cm" draw:transform="rotate (-2.3537510292403) translate (19.804cm 15.331cm)">
            <text:p/>
            <draw:enhanced-geometry svg:viewBox="0 0 138 0" draw:type="non-primitive" draw:enhanced-path="M 138 0  L 138 0  L 119 0  L 97 0  L 75 0  L 52 0  L 32 0  L 14 0  L 4 0  L 0 0  N"/>
          </draw:custom-shape>
          <draw:custom-shape draw:style-name="gr10" draw:text-style-name="P2" draw:layer="layout" svg:width="0.029cm" svg:height="0.063cm" draw:transform="rotate (-2.3537510292403) translate (19.742cm 15.394cm)">
            <text:p/>
            <draw:enhanced-geometry svg:viewBox="0 0 53 105" draw:type="non-primitive" draw:enhanced-path="M 0 0  L 0 0  L 7 14  L 14 26  L 21 40  L 27 53  L 33 67  L 40 79  L 46 93  L 53 105  N"/>
          </draw:custom-shape>
          <draw:custom-shape draw:style-name="gr13" draw:text-style-name="P2" draw:layer="layout" svg:width="0.073cm" svg:height="0.096cm" draw:transform="rotate (-2.3537510292403) translate (20.601cm 17.117cm)">
            <text:p/>
            <draw:enhanced-geometry svg:viewBox="0 0 138 160" draw:type="non-primitive" draw:enhanced-path="M 130 38  L 123 33  L 118 27  L 111 23  L 105 17  L 98 12  L 93 8  L 85 5  L 78 2  L 69 1  L 59 0  L 48 1  L 38 2  L 29 5  L 20 8  L 13 14  L 6 19  L 2 27  L 0 35  L 0 44  L 0 53  L 1 63  L 3 72  L 4 81  L 6 89  L 9 99  L 11 111  L 14 123  L 18 133  L 21 143  L 27 151  L 34 157  L 42 160  L 59 159  L 72 151  L 85 139  L 96 123  L 106 104  L 117 86  L 127 69  L 138 55  L 130 38  Z N"/>
          </draw:custom-shape>
          <draw:custom-shape draw:style-name="gr10" draw:text-style-name="P2" draw:layer="layout" svg:width="0.073cm" svg:height="0.096cm" draw:transform="rotate (-2.3537510292403) translate (20.601cm 17.117cm)">
            <text:p/>
            <draw:enhanced-geometry svg:viewBox="0 0 138 160" draw:type="non-primitive" draw:enhanced-path="M 130 38  L 130 38  L 123 33  L 118 27  L 111 23  L 105 17  L 98 12  L 93 8  L 85 5  L 78 2  L 78 2  L 69 1  L 59 0  L 48 1  L 38 2  L 29 5  L 20 8  L 13 14  L 6 19  L 6 19  L 2 27  L 0 35  L 0 44  L 0 53  L 1 63  L 3 72  L 4 81  L 6 89  L 6 89  L 9 99  L 11 111  L 14 123  L 18 133  L 21 143  L 27 151  L 34 157  L 42 160  L 42 160  L 59 159  L 72 151  L 85 139  L 96 123  L 106 104  L 117 86  L 127 69  L 138 55  N"/>
          </draw:custom-shape>
          <draw:custom-shape draw:style-name="gr14" draw:text-style-name="P2" draw:layer="layout" svg:width="0.084cm" svg:height="0.105cm" draw:transform="rotate (-2.3537510292403) translate (20.601cm 17.117cm)">
            <text:p/>
            <draw:enhanced-geometry svg:viewBox="0 0 156 175" draw:type="non-primitive" draw:enhanced-path="M 118 17  L 111 15  L 105 12  L 99 10  L 93 6  L 86 4  L 79 2  L 74 0  L 67 0  L 59 3  L 51 5  L 43 8  L 36 13  L 31 17  L 24 23  L 19 29  L 15 36  L 9 46  L 6 56  L 2 66  L 1 78  L 0 89  L 0 101  L 2 112  L 4 123  L 8 132  L 11 140  L 15 149  L 20 157  L 26 164  L 33 169  L 41 173  L 49 175  L 65 175  L 80 173  L 95 166  L 110 157  L 124 147  L 136 134  L 146 121  L 154 106  L 156 96  L 156 84  L 155 73  L 152 63  L 147 51  L 143 40  L 139 29  L 136 17  L 118 17  Z N"/>
          </draw:custom-shape>
          <draw:custom-shape draw:style-name="gr10" draw:text-style-name="P2" draw:layer="layout" svg:width="0.084cm" svg:height="0.105cm" draw:transform="rotate (-2.3537510292403) translate (20.601cm 17.117cm)">
            <text:p/>
            <draw:enhanced-geometry svg:viewBox="0 0 156 175" draw:type="non-primitive" draw:enhanced-path="M 118 17  L 118 17  L 111 15  L 105 12  L 99 10  L 93 6  L 86 4  L 79 2  L 74 0  L 67 0  L 67 0  L 59 3  L 51 5  L 43 8  L 36 13  L 31 17  L 24 23  L 19 29  L 15 36  L 15 36  L 9 46  L 6 56  L 2 66  L 1 78  L 0 89  L 0 101  L 2 112  L 4 123  L 4 123  L 8 132  L 11 140  L 15 149  L 20 157  L 26 164  L 33 169  L 41 173  L 49 175  L 49 175  L 65 175  L 80 173  L 95 166  L 110 157  L 124 147  L 136 134  L 146 121  L 154 106  L 154 106  L 156 96  L 156 84  L 155 73  L 152 63  L 147 51  L 143 40  L 139 29  L 136 17  N"/>
          </draw:custom-shape>
          <draw:custom-shape draw:style-name="gr14" draw:text-style-name="P2" draw:layer="layout" svg:width="0.049cm" svg:height="0.021cm" draw:transform="rotate (-2.3537510292403) translate (20.602cm 17.13cm)">
            <text:p/>
            <draw:enhanced-geometry svg:viewBox="0 0 95 35" draw:type="non-primitive" draw:enhanced-path="M 95 18  L 87 15  L 80 13  L 72 9  L 64 6  L 56 3  L 50 1  L 42 0  L 34 1  L 28 4  L 22 6  L 18 11  L 13 14  L 9 18  L 5 24  L 2 30  L 0 35  L 95 18  Z N"/>
          </draw:custom-shape>
          <draw:custom-shape draw:style-name="gr10" draw:text-style-name="P2" draw:layer="layout" svg:width="0.049cm" svg:height="0.021cm" draw:transform="rotate (-2.3537510292403) translate (20.602cm 17.13cm)">
            <text:p/>
            <draw:enhanced-geometry svg:viewBox="0 0 95 35" draw:type="non-primitive" draw:enhanced-path="M 95 18  L 95 18  L 87 15  L 80 13  L 72 9  L 64 6  L 56 3  L 50 1  L 42 0  L 34 1  L 34 1  L 28 4  L 22 6  L 18 11  L 13 14  L 9 18  L 5 24  L 2 30  L 0 35  N"/>
          </draw:custom-shape>
          <draw:custom-shape draw:style-name="gr14" draw:text-style-name="P2" draw:layer="layout" svg:width="0.026cm" svg:height="0.021cm" draw:transform="rotate (-2.3537510292403) translate (20.604cm 17.113cm)">
            <text:p/>
            <draw:enhanced-geometry svg:viewBox="0 0 53 36" draw:type="non-primitive" draw:enhanced-path="M 53 0  L 46 5  L 38 8  L 31 12  L 23 15  L 16 19  L 10 23  L 4 29  L 0 36  L 53 0  Z N"/>
          </draw:custom-shape>
          <draw:custom-shape draw:style-name="gr10" draw:text-style-name="P2" draw:layer="layout" svg:width="0.026cm" svg:height="0.021cm" draw:transform="rotate (-2.3537510292403) translate (20.604cm 17.113cm)">
            <text:p/>
            <draw:enhanced-geometry svg:viewBox="0 0 53 36" draw:type="non-primitive" draw:enhanced-path="M 53 0  L 53 0  L 46 5  L 38 8  L 31 12  L 23 15  L 16 19  L 10 23  L 4 29  L 0 36  N"/>
          </draw:custom-shape>
          <draw:custom-shape draw:style-name="gr14" draw:text-style-name="P2" draw:layer="layout" svg:width="0.07cm" svg:height="0.042cm" draw:transform="rotate (-2.3537510292403) translate (20.411cm 17.322cm)">
            <text:p/>
            <draw:enhanced-geometry svg:viewBox="0 0 132 70" draw:type="non-primitive" draw:enhanced-path="M 0 17  L 6 15  L 13 12  L 20 10  L 27 6  L 34 4  L 41 2  L 47 0  L 54 0  L 62 0  L 70 2  L 78 2  L 87 4  L 95 6  L 102 8  L 109 13  L 115 17  L 120 23  L 123 29  L 126 34  L 128 41  L 130 49  L 131 56  L 132 63  L 132 70  L 0 17  Z N"/>
          </draw:custom-shape>
          <draw:custom-shape draw:style-name="gr10" draw:text-style-name="P2" draw:layer="layout" svg:width="0.07cm" svg:height="0.042cm" draw:transform="rotate (-2.3537510292403) translate (20.411cm 17.322cm)">
            <text:p/>
            <draw:enhanced-geometry svg:viewBox="0 0 132 70" draw:type="non-primitive" draw:enhanced-path="M 0 17  L 0 17  L 6 15  L 13 12  L 20 10  L 27 6  L 34 4  L 41 2  L 47 0  L 54 0  L 54 0  L 62 0  L 70 2  L 78 2  L 87 4  L 95 6  L 102 8  L 109 13  L 115 17  L 115 17  L 120 23  L 123 29  L 126 34  L 128 41  L 130 49  L 131 56  L 132 63  L 132 70  N"/>
          </draw:custom-shape>
          <draw:custom-shape draw:style-name="gr14" draw:text-style-name="P2" draw:layer="layout" svg:width="0.07cm" svg:height="0.072cm" draw:transform="rotate (-2.3537510292403) translate (20.398cm 17.316cm)">
            <text:p/>
            <draw:enhanced-geometry svg:viewBox="0 0 139 120" draw:type="non-primitive" draw:enhanced-path="M 117 120  L 121 109  L 125 97  L 130 86  L 134 75  L 138 64  L 139 53  L 138 43  L 134 33  L 132 29  L 129 26  L 125 22  L 121 20  L 115 19  L 111 17  L 105 16  L 100 14  L 88 11  L 74 8  L 59 3  L 46 1  L 32 0  L 20 1  L 11 7  L 4 14  L 0 27  L 2 38  L 7 51  L 16 63  L 28 75  L 40 85  L 54 95  L 65 103  L 72 107  L 79 110  L 87 112  L 95 114  L 103 115  L 111 116  L 118 118  L 126 120  L 117 120  Z N"/>
          </draw:custom-shape>
          <draw:custom-shape draw:style-name="gr10" draw:text-style-name="P2" draw:layer="layout" svg:width="0.07cm" svg:height="0.072cm" draw:transform="rotate (-2.3537510292403) translate (20.398cm 17.316cm)">
            <text:p/>
            <draw:enhanced-geometry svg:viewBox="0 0 139 120" draw:type="non-primitive" draw:enhanced-path="M 117 120  L 117 120  L 121 109  L 125 97  L 130 86  L 134 75  L 138 64  L 139 53  L 138 43  L 134 33  L 134 33  L 132 29  L 129 26  L 125 22  L 121 20  L 115 19  L 111 17  L 105 16  L 100 14  L 100 14  L 88 11  L 74 8  L 59 3  L 46 1  L 32 0  L 20 1  L 11 7  L 4 14  L 4 14  L 0 27  L 2 38  L 7 51  L 16 63  L 28 75  L 40 85  L 54 95  L 65 103  L 65 103  L 72 107  L 79 110  L 87 112  L 95 114  L 103 115  L 111 116  L 118 118  L 126 120  N"/>
          </draw:custom-shape>
          <draw:custom-shape draw:style-name="gr14" draw:text-style-name="P2" draw:layer="layout" svg:width="0.041cm" svg:height="0.041cm" draw:transform="rotate (-2.3537510292403) translate (20.604cm 17.113cm)">
            <text:p/>
            <draw:enhanced-geometry svg:viewBox="0 0 80 70" draw:type="non-primitive" draw:enhanced-path="M 45 0  L 38 5  L 31 8  L 24 12  L 17 15  L 11 20  L 6 24  L 2 29  L 0 36  L 0 42  L 3 48  L 7 55  L 12 59  L 17 64  L 23 67  L 30 70  L 36 70  L 44 68  L 50 64  L 56 58  L 61 50  L 65 42  L 70 33  L 74 25  L 80 17  L 45 0  Z N"/>
          </draw:custom-shape>
          <draw:custom-shape draw:style-name="gr10" draw:text-style-name="P2" draw:layer="layout" svg:width="0.041cm" svg:height="0.041cm" draw:transform="rotate (-2.3537510292403) translate (20.604cm 17.113cm)">
            <text:p/>
            <draw:enhanced-geometry svg:viewBox="0 0 80 70" draw:type="non-primitive" draw:enhanced-path="M 45 0  L 45 0  L 38 5  L 31 8  L 24 12  L 17 15  L 11 20  L 6 24  L 2 29  L 0 36  L 0 36  L 0 42  L 3 48  L 7 55  L 12 59  L 17 64  L 23 67  L 30 70  L 36 70  L 36 70  L 44 68  L 50 64  L 56 58  L 61 50  L 65 42  L 70 33  L 74 25  L 80 17  N"/>
          </draw:custom-shape>
        </draw:g>
        <presentation:notes draw:style-name="dp2">
          <draw:page-thumbnail draw:layer="layout" svg:width="13.472cm" svg:height="9.327cm" svg:x="3.126cm" svg:y="1.896cm" draw:page-number="6" presentation:class="page"/>
          <draw:frame presentation:style-name="pr6" draw:layer="layout" svg:width="14.394cm" svg:height="11.499cm" svg:x="2.963cm" svg:y="11.861cm" presentation:class="notes" presentation:placeholder="true">
            <draw:text-box/>
          </draw:frame>
        </presentation:notes>
      </draw:page>
      <draw:page draw:name="block scope"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block scope</text:p>
          </draw:text-box>
        </draw:frame>
        <draw:frame presentation:style-name="pr3" draw:text-style-name="P2" draw:layer="layout" svg:width="23.363cm" svg:height="16.934cm" svg:x="3.597cm" svg:y="1.058cm" presentation:class="outline" presentation:user-transformed="true">
          <draw:text-box>
            <text:list text:style-name="L3">
              <text:list-item>
                <text:p text:style-name="P4"><text:span text:style-name="T4">6.8.4 Selection statements</text:span></text:p>
                <text:list text:style-name="L9">
                  <text:list-item>
                    <text:p text:style-name="P7"><text:span text:style-name="T4">para 3 – A selection statement is a block whose scope is a strict subset of the scope of its enclosing block. Each associated substatement is also a block whose scope is a strict subset of the scope of the selection statement.</text:span></text:p>
                  </text:list-item>
                </text:list>
              </text:list-item>
            </text:list>
          </draw:text-box>
        </draw:frame>
        <draw:custom-shape draw:style-name="gr2" draw:text-style-name="P2" draw:layer="layout" svg:width="9.402cm" svg:height="5.945cm" svg:x="5.353cm" svg:y="8.524cm">
          <text:p text:style-name="P9"><text:span text:style-name="T5">void</text:span><text:span text:style-name="T6"> f(</text:span><text:span text:style-name="T5">void</text:span><text:span text:style-name="T6">)</text:span></text:p>
          <text:p text:style-name="P9"><text:span text:style-name="T6">{</text:span></text:p>
          <text:p text:style-name="P9"><text:span text:style-name="T6"><text:s text:c="4"/></text:span><text:span text:style-name="T5">if</text:span><text:span text:style-name="T6"> (...)</text:span></text:p>
          <text:p text:style-name="P9"><text:span text:style-name="T6"><text:s text:c="8"/></text:span><text:span text:style-name="T6">...</text:span></text:p>
          <text:p text:style-name="P9"><text:span text:style-name="T6"><text:s text:c="4"/></text:span><text:span text:style-name="T5">else</text:span></text:p>
          <text:p text:style-name="P9"><text:span text:style-name="T6"><text:s text:c="8"/></text:span><text:span text:style-name="T6">...</text:span></text:p>
          <text:p text:style-name="P9"><text:span text:style-name="T6">}</text:span></text:p>
          <draw:enhanced-geometry svg:viewBox="0 0 21600 21600" draw:type="mso-spt202" draw:enhanced-path="M 0 0 L 21600 0 21600 21600 0 21600 0 0 Z N"/>
        </draw:custom-shape>
        <draw:custom-shape draw:style-name="gr2" draw:text-style-name="P2" draw:layer="layout" svg:width="9.402cm" svg:height="9.405cm" svg:x="16.157cm" svg:y="8.542cm">
          <text:p text:style-name="P5"><text:span text:style-name="T5">void</text:span><text:span text:style-name="T6"> f(</text:span><text:span text:style-name="T5">void</text:span><text:span text:style-name="T6">)</text:span></text:p>
          <text:p text:style-name="P5"><text:span text:style-name="T6">{</text:span></text:p>
          <text:p text:style-name="P5"><text:span text:style-name="T6"><text:s text:c="2"/></text:span><text:span text:style-name="T6">{</text:span></text:p>
          <text:p text:style-name="P5"><text:span text:style-name="T6"><text:s text:c="4"/></text:span><text:span text:style-name="T5">if</text:span><text:span text:style-name="T6"> (...)</text:span></text:p>
          <text:p text:style-name="P5"><text:span text:style-name="T6"><text:s text:c="4"/></text:span><text:span text:style-name="T6">{ <text:s/>... <text:s/>}</text:span></text:p>
          <text:p text:style-name="P5"><text:span text:style-name="T6"><text:s text:c="4"/></text:span><text:span text:style-name="T5">else</text:span></text:p>
          <text:p text:style-name="P5"><text:span text:style-name="T6"><text:s text:c="4"/></text:span><text:span text:style-name="T6">{ <text:s/>... <text:s/>}</text:span></text:p>
          <text:p text:style-name="P5"><text:span text:style-name="T6"><text:s text:c="2"/></text:span><text:span text:style-name="T6">}</text:span></text:p>
          <text:p text:style-name="P5"><text:span text:style-name="T6">}</text:span></text:p>
          <draw:enhanced-geometry svg:viewBox="0 0 21600 21600" draw:type="mso-spt202" draw:enhanced-path="M 0 0 L 21600 0 21600 21600 0 21600 0 0 Z N"/>
        </draw:custom-shape>
        <draw:custom-shape draw:style-name="gr15" draw:text-style-name="P2" draw:layer="layout" svg:width="3.802cm" svg:height="2.399cm" svg:x="12.757cm" svg:y="10.927cm">
          <text:p text:style-name="P1"><text:span text:style-name="T14">block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2" draw:layer="layout" svg:width="7.002cm" svg:height="6.398cm" svg:x="17.154cm" svg:y="10.544cm">
          <text:p/>
          <draw:enhanced-geometry svg:viewBox="0 0 21600 21600" draw:type="rectangle" draw:enhanced-path="M 0 0 L 21600 0 21600 21600 0 21600 0 0 Z N"/>
        </draw:custom-shape>
        <draw:custom-shape draw:style-name="gr7" draw:text-style-name="P2" draw:layer="layout" svg:width="5.402cm" svg:height="1.204cm" svg:x="18.159cm" svg:y="12.722cm">
          <text:p/>
          <draw:enhanced-geometry svg:viewBox="0 0 21600 21600" draw:type="rectangle" draw:enhanced-path="M 0 0 L 21600 0 21600 21600 0 21600 0 0 Z N"/>
        </draw:custom-shape>
        <draw:custom-shape draw:style-name="gr7" draw:text-style-name="P2" draw:layer="layout" svg:width="5.402cm" svg:height="1.204cm" svg:x="18.159cm" svg:y="14.724cm">
          <text:p/>
          <draw:enhanced-geometry svg:viewBox="0 0 21600 21600" draw:type="rectangle" draw:enhanced-path="M 0 0 L 21600 0 21600 21600 0 21600 0 0 Z N"/>
        </draw:custom-shape>
        <draw:custom-shape draw:style-name="gr2" draw:text-style-name="P2" draw:layer="layout" svg:width="9.397cm" svg:height="1.108cm" svg:x="5.362cm" svg:y="15.928cm">
          <text:p text:style-name="P5"><text:span text:style-name="T15">c89 blocks != c99 blocks</text:span></text:p>
          <draw:enhanced-geometry svg:viewBox="0 0 21600 21600" draw:type="mso-spt202" draw:enhanced-path="M 0 0 L 21600 0 21600 21600 0 21600 0 0 Z N"/>
        </draw:custom-shape>
        <draw:custom-shape draw:style-name="gr16" draw:text-style-name="P2" draw:layer="layout" svg:width="1.367cm" svg:height="1.997cm" svg:x="3.757cm" svg:y="15.324cm">
          <text:p/>
          <draw:enhanced-geometry svg:viewBox="0 0 3099 4329" draw:type="non-primitive" draw:enhanced-path="M 560 4145  L 531 4097  L 510 4048  L 495 3998  L 487 3947  L 486 3896  L 490 3845  L 501 3792  L 516 3741  L 0 3741  L 0 3641  L 559 3641  L 584 3599  L 610 3557  L 641 3516  L 673 3476  L 746 3399  L 826 3326  L 913 3260  L 1005 3202  L 1101 3152  L 1198 3110  L 1296 3080  L 1393 3060  L 1441 3055  L 1488 3053  L 1534 3054  L 1578 3059  L 1623 3067  L 1665 3080  L 1705 3095  L 1743 3116  L 1778 3139  L 1812 3168  L 1844 3201  L 1873 3238  L 1873 0  L 1947 0  L 1974 59  L 2004 115  L 2075 224  L 2155 329  L 2242 430  L 2432 632  L 2529 735  L 2626 842  L 2719 955  L 2806 1075  L 2848 1138  L 2887 1204  L 2924 1271  L 2958 1343  L 2989 1417  L 3016 1494  L 3041 1575  L 3062 1659  L 3078 1748  L 3089 1840  L 3097 1937  L 3099 2038  L 3097 2112  L 3092 2187  L 3072 2336  L 3038 2483  L 2992 2627  L 2964 2698  L 2934 2766  L 2902 2834  L 2867 2900  L 2789 3026  L 2703 3144  L 2754 3034  L 2799 2929  L 2838 2826  L 2872 2727  L 2899 2632  L 2922 2538  L 2939 2449  L 2951 2362  L 2958 2278  L 2959 2196  L 2956 2116  L 2949 2038  L 2935 1963  L 2918 1889  L 2896 1818  L 2871 1748  L 2840 1679  L 2805 1612  L 2767 1547  L 2724 1481  L 2628 1353  L 2517 1228  L 2393 1104  L 2255 980  L 2107 853  L 1947 726  L 1947 3475  L 1945 3517  L 1939 3558  L 1917 3641  L 2433 3641  L 2433 3741  L 1874 3741  L 1823 3825  L 1792 3866  L 1760 3906  L 1687 3983  L 1607 4055  L 1520 4121  L 1428 4179  L 1332 4230  L 1235 4272  L 1136 4303  L 1040 4322  L 992 4327  L 945 4329  L 898 4328  L 854 4324  L 810 4315  L 768 4304  L 728 4287  L 690 4268  L 654 4243  L 621 4214  L 589 4182  L 560 4145  Z N"/>
        </draw:custom-shape>
        <presentation:notes draw:style-name="dp2">
          <draw:page-thumbnail draw:layer="layout" svg:width="13.472cm" svg:height="9.327cm" svg:x="3.126cm" svg:y="1.896cm" draw:page-number="7" presentation:class="page"/>
          <draw:frame presentation:style-name="pr6" draw:layer="layout" svg:width="14.394cm" svg:height="11.499cm" svg:x="2.963cm" svg:y="11.861cm" presentation:class="notes" presentation:placeholder="true">
            <draw:text-box/>
          </draw:frame>
        </presentation:notes>
      </draw:page>
      <draw:page draw:name="page8"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compound literals</text:p>
          </draw:text-box>
        </draw:frame>
        <draw:frame presentation:style-name="pr5" draw:layer="layout" svg:width="22.649cm" svg:height="17.185cm" svg:x="3.597cm" svg:y="1.058cm" presentation:class="outline" presentation:placeholder="true" presentation:user-transformed="true">
          <draw:text-box/>
        </draw:frame>
        <draw:custom-shape draw:style-name="gr2" draw:text-style-name="P2" draw:layer="layout" svg:width="15.601cm" svg:height="14.66cm" svg:x="4.957cm" svg:y="2.725cm">
          <text:p text:style-name="P5"><text:span text:style-name="T12">int</text:span><text:span text:style-name="T13"> eg(</text:span><text:span text:style-name="T12">int</text:span><text:span text:style-name="T13"> i, </text:span><text:span text:style-name="T12">int</text:span><text:span text:style-name="T13"> j)</text:span></text:p>
          <text:p text:style-name="P5"><text:span text:style-name="T13">{</text:span></text:p>
          <text:p text:style-name="P5"><text:span text:style-name="T13"><text:s text:c="2"/></text:span><text:span text:style-name="T12">int</text:span><text:span text:style-name="T13"> *p;</text:span></text:p>
          <text:p text:style-name="P5"><text:span text:style-name="T13"><text:s text:c="2"/></text:span><text:span text:style-name="T13">{</text:span></text:p>
          <text:p text:style-name="P5"><text:span text:style-name="T13"><text:s text:c="4"/></text:span><text:span text:style-name="T12">if</text:span><text:span text:style-name="T13"> (i == j)</text:span></text:p>
          <text:p text:style-name="P5"><text:span text:style-name="T13"><text:s text:c="4"/></text:span><text:span text:style-name="T13">{</text:span></text:p>
          <text:p text:style-name="P5"><text:span text:style-name="T13"><text:s text:c="6"/></text:span><text:span text:style-name="T13">int $[] = { i, i };</text:span></text:p>
          <text:p text:style-name="P5"><text:span text:style-name="T13"><text:s text:c="6"/></text:span><text:span text:style-name="T13">p = $;</text:span></text:p>
          <text:p text:style-name="P5"><text:span text:style-name="T13"><text:s text:c="4"/></text:span><text:span text:style-name="T13">}</text:span></text:p>
          <text:p text:style-name="P5"><text:span text:style-name="T13"><text:s text:c="4"/></text:span><text:span text:style-name="T12">else </text:span></text:p>
          <text:p text:style-name="P5"><text:span text:style-name="T12"><text:s text:c="4"/></text:span><text:span text:style-name="T12">{</text:span></text:p>
          <text:p text:style-name="P5"><text:span text:style-name="T13"><text:s text:c="6"/></text:span><text:span text:style-name="T12">int</text:span><text:span text:style-name="T13"> $[] = { j, j };</text:span></text:p>
          <text:p text:style-name="P5"><text:span text:style-name="T13"><text:s text:c="6"/></text:span><text:span text:style-name="T13">p = $;</text:span></text:p>
          <text:p text:style-name="P5"><text:span text:style-name="T13"><text:s text:c="4"/></text:span><text:span text:style-name="T13">}</text:span></text:p>
          <text:p text:style-name="P5"><text:span text:style-name="T13"><text:s text:c="2"/></text:span><text:span text:style-name="T13">}</text:span></text:p>
          <text:p text:style-name="P5"><text:span text:style-name="T13"><text:s text:c="2"/></text:span><text:span text:style-name="T12">return</text:span><text:span text:style-name="T13"> *p;</text:span></text:p>
          <text:p text:style-name="P5"><text:span text:style-name="T13">}</text:span></text:p>
          <draw:enhanced-geometry svg:viewBox="0 0 21600 21600" draw:type="mso-spt202" draw:enhanced-path="M 0 0 L 21600 0 21600 21600 0 21600 0 0 Z N"/>
        </draw:custom-shape>
        <draw:line draw:style-name="gr8" draw:text-style-name="P8" draw:layer="layout" svg:x1="10.76cm" svg:y1="9.124cm" svg:x2="21.758cm" svg:y2="9.124cm">
          <text:p/>
        </draw:line>
        <draw:line draw:style-name="gr8" draw:text-style-name="P8" draw:layer="layout" svg:x1="10.557cm" svg:y1="13.326cm" svg:x2="21.758cm" svg:y2="13.326cm">
          <text:p/>
        </draw:line>
        <draw:line draw:style-name="gr8" draw:text-style-name="P8" draw:layer="layout" svg:x1="10.557cm" svg:y1="15.928cm" svg:x2="21.758cm" svg:y2="15.928cm">
          <text:p/>
        </draw:line>
        <draw:custom-shape draw:style-name="gr17" draw:text-style-name="P2" draw:layer="layout" svg:width="3.418cm" svg:height="2.787cm" svg:x="21.559cm" svg:y="14.539cm">
          <text:p text:style-name="P5"><text:span text:style-name="T16"></text:span></text:p>
          <draw:enhanced-geometry svg:viewBox="0 0 21600 21600" draw:type="rectangle" draw:enhanced-path="M 0 0 L 21600 0 21600 21600 0 21600 0 0 Z N"/>
        </draw:custom-shape>
        <draw:custom-shape draw:style-name="gr17" draw:text-style-name="P2" draw:layer="layout" svg:width="3.202cm" svg:height="2.787cm" svg:x="21.559cm" svg:y="11.725cm">
          <text:p text:style-name="P5"><text:span text:style-name="T17"></text:span></text:p>
          <draw:enhanced-geometry svg:viewBox="0 0 21600 21600" draw:type="rectangle" draw:enhanced-path="M 0 0 L 21600 0 21600 21600 0 21600 0 0 Z N"/>
        </draw:custom-shape>
        <draw:custom-shape draw:style-name="gr17" draw:text-style-name="P2" draw:layer="layout" svg:width="3.202cm" svg:height="2.787cm" svg:x="21.559cm" svg:y="7.523cm">
          <text:p text:style-name="P5"><text:span text:style-name="T17"></text:span></text:p>
          <draw:enhanced-geometry svg:viewBox="0 0 21600 21600" draw:type="rectangle" draw:enhanced-path="M 0 0 L 21600 0 21600 21600 0 21600 0 0 Z N"/>
        </draw:custom-shape>
        <draw:g>
          <draw:custom-shape draw:style-name="gr9" draw:text-style-name="P2" draw:layer="layout" svg:width="0.792cm" svg:height="3.321cm" draw:transform="rotate (-2.3537510292403) translate (21.507cm 5.04cm)">
            <text:p/>
            <draw:enhanced-geometry svg:viewBox="0 0 1006 3662" draw:type="non-primitive" draw:enhanced-path="M 0 0  L 19 5  L 40 8  L 60 10  L 80 14  L 100 18  L 120 23  L 139 28  L 157 36  L 173 44  L 188 52  L 203 61  L 218 70  L 232 79  L 246 90  L 260 100  L 273 111  L 287 122  L 299 134  L 312 146  L 324 158  L 336 171  L 347 184  L 357 197  L 367 211  L 378 225  L 387 238  L 396 253  L 404 268  L 412 282  L 418 297  L 425 313  L 432 328  L 438 344  L 443 359  L 449 375  L 455 391  L 459 408  L 464 424  L 468 440  L 473 456  L 476 471  L 480 486  L 482 501  L 484 517  L 486 533  L 488 549  L 489 563  L 490 579  L 491 595  L 492 611  L 494 626  L 496 642  L 498 656  L 500 672  L 503 687  L 508 702  L 515 721  L 522 739  L 530 757  L 537 775  L 547 793  L 557 810  L 568 827  L 579 842  L 594 862  L 612 879  L 631 896  L 650 912  L 669 929  L 687 946  L 704 964  L 719 983  L 730 1001  L 742 1019  L 752 1037  L 761 1057  L 770 1076  L 779 1095  L 787 1114  L 795 1135  L 802 1154  L 809 1175  L 815 1195  L 821 1215  L 827 1236  L 832 1257  L 837 1278  L 841 1298  L 846 1317  L 849 1337  L 854 1357  L 859 1376  L 862 1397  L 865 1416  L 869 1436  L 871 1457  L 872 1476  L 873 1497  L 874 1517  L 873 1536  L 871 1556  L 869 1575  L 864 1594  L 859 1613  L 847 1634  L 831 1651  L 811 1667  L 789 1681  L 769 1696  L 752 1712  L 741 1730  L 737 1752  L 741 1769  L 751 1783  L 763 1796  L 780 1808  L 797 1819  L 814 1831  L 829 1843  L 841 1858  L 852 1879  L 861 1899  L 868 1921  L 874 1943  L 880 1966  L 885 1989  L 889 2011  L 895 2033  L 902 2066  L 910 2099  L 916 2130  L 922 2163  L 929 2196  L 935 2229  L 940 2262  L 946 2295  L 952 2329  L 956 2362  L 961 2394  L 965 2427  L 970 2460  L 974 2494  L 978 2527  L 981 2560  L 983 2586  L 986 2612  L 988 2638  L 990 2664  L 992 2690  L 993 2716  L 995 2743  L 996 2769  L 997 2795  L 998 2822  L 998 2848  L 999 2874  L 999 2900  L 999 2927  L 999 2953  L 999 2979  L 999 2995  L 999 3010  L 1000 3026  L 1001 3042  L 1003 3059  L 1004 3075  L 1005 3091  L 1006 3106  L 1006 3122  L 1005 3138  L 1004 3153  L 1001 3169  L 998 3184  L 995 3198  L 988 3212  L 981 3225  L 972 3239  L 962 3252  L 950 3263  L 938 3273  L 924 3283  L 911 3291  L 896 3300  L 880 3308  L 864 3315  L 848 3323  L 832 3330  L 817 3337  L 801 3343  L 785 3350  L 769 3357  L 754 3365  L 733 3375  L 711 3385  L 689 3394  L 667 3403  L 645 3411  L 624 3419  L 601 3427  L 579 3435  L 558 3442  L 535 3448  L 511 3453  L 488 3457  L 464 3460  L 440 3464  L 416 3468  L 393 3472  L 370 3476  L 347 3481  L 324 3486  L 303 3494  L 282 3503  L 263 3513  L 244 3526  L 227 3541  L 219 3552  L 215 3564  L 213 3579  L 212 3594  L 210 3610  L 207 3623  L 202 3636  L 193 3645  L 182 3652  L 169 3656  L 155 3660  L 140 3661  L 125 3662  L 109 3662  L 93 3661  L 77 3660  L 61 3657  L 47 3655  L 34 3653  L 23 3651  L 13 3648  L 5 3646  L 1 3645  L 0 3645  L 2 3645  L 7 3645  L 12 3645  L 17 3645  L 0 0  Z N"/>
          </draw:custom-shape>
          <draw:custom-shape draw:style-name="gr10" draw:text-style-name="P2" draw:layer="layout" svg:width="0.792cm" svg:height="3.321cm" draw:transform="rotate (-2.3537510292403) translate (21.507cm 5.04cm)">
            <text:p/>
            <draw:enhanced-geometry svg:viewBox="0 0 1006 3662" draw:type="non-primitive" draw:enhanced-path="M 0 0  L 0 0  L 19 5  L 40 8  L 60 10  L 80 14  L 100 18  L 120 23  L 139 28  L 157 36  L 157 36  L 173 44  L 188 52  L 203 61  L 218 70  L 232 79  L 246 90  L 260 100  L 273 111  L 287 122  L 299 134  L 312 146  L 324 158  L 336 171  L 347 184  L 357 197  L 367 211  L 367 211  L 378 225  L 387 238  L 396 253  L 404 268  L 412 282  L 418 297  L 425 313  L 432 328  L 438 344  L 443 359  L 449 375  L 455 391  L 459 408  L 464 424  L 468 440  L 473 456  L 473 456  L 476 471  L 480 486  L 482 501  L 484 517  L 486 533  L 488 549  L 489 563  L 490 579  L 491 595  L 492 611  L 494 626  L 496 642  L 498 656  L 500 672  L 503 687  L 508 702  L 508 702  L 515 721  L 522 739  L 530 757  L 537 775  L 547 793  L 557 810  L 568 827  L 579 842  L 579 842  L 594 862  L 612 879  L 631 896  L 650 912  L 669 929  L 687 946  L 704 964  L 719 983  L 719 983  L 730 1001  L 742 1019  L 752 1037  L 761 1057  L 770 1076  L 779 1095  L 787 1114  L 795 1135  L 802 1154  L 809 1175  L 815 1195  L 821 1215  L 827 1236  L 832 1257  L 837 1278  L 841 1298  L 841 1298  L 846 1317  L 849 1337  L 854 1357  L 859 1376  L 862 1397  L 865 1416  L 869 1436  L 871 1457  L 872 1476  L 873 1497  L 874 1517  L 873 1536  L 871 1556  L 869 1575  L 864 1594  L 859 1613  L 859 1613  L 847 1634  L 831 1651  L 811 1667  L 789 1681  L 769 1696  L 752 1712  L 741 1730  L 737 1752  L 737 1752  L 741 1769  L 751 1783  L 763 1796  L 780 1808  L 797 1819  L 814 1831  L 829 1843  L 841 1858  L 841 1858  L 852 1879  L 861 1899  L 868 1921  L 874 1943  L 880 1966  L 885 1989  L 889 2011  L 895 2033  L 895 2033  L 902 2066  L 910 2099  L 916 2130  L 922 2163  L 929 2196  L 935 2229  L 940 2262  L 946 2295  L 952 2329  L 956 2362  L 961 2394  L 965 2427  L 970 2460  L 974 2494  L 978 2527  L 981 2560  L 981 2560  L 983 2586  L 986 2612  L 988 2638  L 990 2664  L 992 2690  L 993 2716  L 995 2743  L 996 2769  L 997 2795  L 998 2822  L 998 2848  L 999 2874  L 999 2900  L 999 2927  L 999 2953  L 999 2979  L 999 2979  L 999 2995  L 999 3010  L 1000 3026  L 1001 3042  L 1003 3059  L 1004 3075  L 1005 3091  L 1006 3106  L 1006 3122  L 1005 3138  L 1004 3153  L 1001 3169  L 998 3184  L 995 3198  L 988 3212  L 981 3225  L 981 3225  L 972 3239  L 962 3252  L 950 3263  L 938 3273  L 924 3283  L 911 3291  L 896 3300  L 880 3308  L 864 3315  L 848 3323  L 832 3330  L 817 3337  L 801 3343  L 785 3350  L 769 3357  L 754 3365  L 754 3365  L 733 3375  L 711 3385  L 689 3394  L 667 3403  L 645 3411  L 624 3419  L 601 3427  L 579 3435  L 579 3435  L 558 3442  L 535 3448  L 511 3453  L 488 3457  L 464 3460  L 440 3464  L 416 3468  L 393 3472  L 370 3476  L 347 3481  L 324 3486  L 303 3494  L 282 3503  L 263 3513  L 244 3526  L 227 3541  L 227 3541  L 219 3552  L 215 3564  L 213 3579  L 212 3594  L 210 3610  L 207 3623  L 202 3636  L 193 3645  L 193 3645  L 182 3652  L 169 3656  L 155 3660  L 140 3661  L 125 3662  L 109 3662  L 93 3661  L 77 3660  L 61 3657  L 47 3655  L 34 3653  L 23 3651  L 13 3648  L 5 3646  L 1 3645  L 0 3645  L 0 3645  L 2 3645  L 7 3645  L 12 3645  L 17 3645  N"/>
          </draw:custom-shape>
          <draw:custom-shape draw:style-name="gr9" draw:text-style-name="P2" draw:layer="layout" svg:width="0.741cm" svg:height="3.325cm" draw:transform="rotate (-2.3537510292403) translate (21.994cm 4.545cm)">
            <text:p/>
            <draw:enhanced-geometry svg:viewBox="0 0 940 3662" draw:type="non-primitive" draw:enhanced-path="M 940 0  L 922 3  L 903 7  L 884 10  L 865 13  L 846 17  L 828 22  L 810 27  L 793 35  L 779 43  L 764 51  L 751 60  L 737 69  L 723 79  L 711 90  L 697 100  L 685 110  L 672 121  L 661 134  L 650 145  L 638 158  L 627 170  L 617 183  L 607 196  L 596 210  L 587 223  L 578 238  L 570 252  L 563 267  L 556 282  L 549 297  L 543 313  L 537 328  L 532 344  L 526 359  L 521 375  L 516 391  L 511 408  L 507 424  L 503 440  L 499 456  L 495 471  L 492 486  L 490 501  L 487 516  L 485 532  L 484 548  L 483 562  L 482 578  L 481 594  L 480 609  L 478 625  L 477 641  L 475 655  L 473 670  L 469 686  L 466 701  L 459 720  L 452 738  L 445 757  L 438 774  L 428 793  L 419 810  L 409 825  L 399 841  L 384 861  L 368 878  L 350 895  L 332 910  L 315 927  L 298 944  L 282 963  L 269 982  L 258 1000  L 248 1018  L 239 1036  L 230 1056  L 221 1075  L 213 1094  L 206 1113  L 198 1133  L 191 1153  L 185 1174  L 179 1194  L 173 1214  L 168 1235  L 162 1255  L 157 1277  L 153 1297  L 149 1316  L 145 1336  L 141 1356  L 137 1375  L 134 1396  L 131 1415  L 128 1435  L 126 1456  L 124 1475  L 123 1495  L 123 1516  L 123 1535  L 126 1554  L 128 1574  L 132 1593  L 137 1612  L 147 1633  L 163 1651  L 182 1667  L 203 1683  L 222 1697  L 238 1713  L 249 1731  L 253 1753  L 249 1770  L 240 1785  L 228 1797  L 212 1808  L 196 1819  L 179 1831  L 164 1844  L 153 1858  L 144 1879  L 136 1899  L 129 1921  L 123 1943  L 119 1966  L 114 1988  L 110 2010  L 104 2033  L 97 2066  L 90 2097  L 84 2130  L 78 2163  L 72 2196  L 67 2229  L 61 2262  L 55 2295  L 51 2328  L 46 2361  L 42 2393  L 37 2426  L 33 2459  L 29 2493  L 26 2526  L 22 2559  L 20 2585  L 18 2611  L 17 2637  L 14 2663  L 13 2690  L 11 2717  L 10 2743  L 10 2769  L 9 2795  L 8 2822  L 8 2848  L 7 2874  L 7 2900  L 7 2927  L 7 2953  L 7 2980  L 7 2995  L 5 3010  L 5 3026  L 4 3042  L 3 3059  L 2 3075  L 1 3091  L 0 3107  L 0 3122  L 0 3137  L 1 3153  L 3 3168  L 7 3182  L 10 3197  L 16 3211  L 22 3224  L 31 3238  L 42 3250  L 52 3263  L 64 3273  L 77 3283  L 89 3292  L 103 3300  L 118 3308  L 132 3316  L 147 3323  L 162 3330  L 177 3337  L 191 3343  L 207 3350  L 221 3357  L 236 3364  L 256 3374  L 276 3384  L 297 3393  L 317 3402  L 338 3411  L 358 3419  L 379 3427  L 399 3435  L 419 3442  L 441 3448  L 463 3452  L 484 3457  L 507 3460  L 528 3464  L 551 3467  L 573 3470  L 594 3475  L 616 3481  L 637 3486  L 656 3493  L 676 3502  L 694 3512  L 712 3525  L 728 3540  L 736 3551  L 739 3565  L 742 3579  L 743 3594  L 745 3609  L 747 3623  L 752 3635  L 761 3645  L 782 3655  L 810 3661  L 839 3662  L 869 3659  L 896 3655  L 919 3651  L 934 3646  L 940 3645  L 939 3645  L 934 3645  L 929 3645  L 923 3645  L 940 0  Z N"/>
          </draw:custom-shape>
          <draw:custom-shape draw:style-name="gr10" draw:text-style-name="P2" draw:layer="layout" svg:width="0.741cm" svg:height="3.325cm" draw:transform="rotate (-2.3537510292403) translate (21.994cm 4.545cm)">
            <text:p/>
            <draw:enhanced-geometry svg:viewBox="0 0 940 3662" draw:type="non-primitive" draw:enhanced-path="M 940 0  L 940 0  L 922 3  L 903 7  L 884 10  L 865 13  L 846 17  L 828 22  L 810 27  L 793 35  L 793 35  L 779 43  L 764 51  L 751 60  L 737 69  L 723 79  L 711 90  L 697 100  L 685 110  L 672 121  L 661 134  L 650 145  L 638 158  L 627 170  L 617 183  L 607 196  L 596 210  L 596 210  L 587 223  L 578 238  L 570 252  L 563 267  L 556 282  L 549 297  L 543 313  L 537 328  L 532 344  L 526 359  L 521 375  L 516 391  L 511 408  L 507 424  L 503 440  L 499 456  L 499 456  L 495 471  L 492 486  L 490 501  L 487 516  L 485 532  L 484 548  L 483 562  L 482 578  L 481 594  L 480 609  L 478 625  L 477 641  L 475 655  L 473 670  L 469 686  L 466 701  L 466 701  L 459 720  L 452 738  L 445 757  L 438 774  L 428 793  L 419 810  L 409 825  L 399 841  L 399 841  L 384 861  L 368 878  L 350 895  L 332 910  L 315 927  L 298 944  L 282 963  L 269 982  L 269 982  L 258 1000  L 248 1018  L 239 1036  L 230 1056  L 221 1075  L 213 1094  L 206 1113  L 198 1133  L 191 1153  L 185 1174  L 179 1194  L 173 1214  L 168 1235  L 162 1255  L 157 1277  L 153 1297  L 153 1297  L 149 1316  L 145 1336  L 141 1356  L 137 1375  L 134 1396  L 131 1415  L 128 1435  L 126 1456  L 124 1475  L 123 1495  L 123 1516  L 123 1535  L 126 1554  L 128 1574  L 132 1593  L 137 1612  L 137 1612  L 147 1633  L 163 1651  L 182 1667  L 203 1683  L 222 1697  L 238 1713  L 249 1731  L 253 1753  L 253 1753  L 249 1770  L 240 1785  L 228 1797  L 212 1808  L 196 1819  L 179 1831  L 164 1844  L 153 1858  L 153 1858  L 144 1879  L 136 1899  L 129 1921  L 123 1943  L 119 1966  L 114 1988  L 110 2010  L 104 2033  L 104 2033  L 97 2066  L 90 2097  L 84 2130  L 78 2163  L 72 2196  L 67 2229  L 61 2262  L 55 2295  L 51 2328  L 46 2361  L 42 2393  L 37 2426  L 33 2459  L 29 2493  L 26 2526  L 22 2559  L 22 2559  L 20 2585  L 18 2611  L 17 2637  L 14 2663  L 13 2690  L 11 2717  L 10 2743  L 10 2769  L 9 2795  L 8 2822  L 8 2848  L 7 2874  L 7 2900  L 7 2927  L 7 2953  L 7 2980  L 7 2980  L 7 2995  L 5 3010  L 5 3026  L 4 3042  L 3 3059  L 2 3075  L 1 3091  L 0 3107  L 0 3122  L 0 3137  L 1 3153  L 3 3168  L 7 3182  L 10 3197  L 16 3211  L 22 3224  L 22 3224  L 31 3238  L 42 3250  L 52 3263  L 64 3273  L 77 3283  L 89 3292  L 103 3300  L 118 3308  L 132 3316  L 147 3323  L 162 3330  L 177 3337  L 191 3343  L 207 3350  L 221 3357  L 236 3364  L 236 3364  L 256 3374  L 276 3384  L 297 3393  L 317 3402  L 338 3411  L 358 3419  L 379 3427  L 399 3435  L 399 3435  L 419 3442  L 441 3448  L 463 3452  L 484 3457  L 507 3460  L 528 3464  L 551 3467  L 573 3470  L 594 3475  L 616 3481  L 637 3486  L 656 3493  L 676 3502  L 694 3512  L 712 3525  L 728 3540  L 728 3540  L 736 3551  L 739 3565  L 742 3579  L 743 3594  L 745 3609  L 747 3623  L 752 3635  L 761 3645  L 761 3645  L 782 3655  L 810 3661  L 839 3662  L 869 3659  L 896 3655  L 919 3651  L 934 3646  L 940 3645  L 940 3645  L 939 3645  L 934 3645  L 929 3645  L 923 3645  N"/>
          </draw:custom-shape>
          <draw:custom-shape draw:style-name="gr11" draw:text-style-name="P2" draw:layer="layout" svg:width="0.287cm" svg:height="0.617cm" draw:transform="rotate (-2.3537510292403) translate (21.434cm 4.979cm)">
            <text:p/>
            <draw:enhanced-geometry svg:viewBox="0 0 364 684" draw:type="non-primitive" draw:enhanced-path="M 42 0  L 42 22  L 42 45  L 42 66  L 43 88  L 43 110  L 43 132  L 43 154  L 44 175  L 44 198  L 44 219  L 44 241  L 44 263  L 43 285  L 43 307  L 43 329  L 42 351  L 41 369  L 37 387  L 34 406  L 28 426  L 24 445  L 18 464  L 13 482  L 8 502  L 3 520  L 1 538  L 0 556  L 0 573  L 2 589  L 7 605  L 15 618  L 25 632  L 39 644  L 54 656  L 71 665  L 90 672  L 110 677  L 130 682  L 151 684  L 172 684  L 194 683  L 214 681  L 236 676  L 255 670  L 275 663  L 293 655  L 309 643  L 323 632  L 335 619  L 344 606  L 352 590  L 357 574  L 361 557  L 363 540  L 364 521  L 364 503  L 363 483  L 361 464  L 358 445  L 355 424  L 352 406  L 348 387  L 344 369  L 340 351  L 336 332  L 331 312  L 327 294  L 320 275  L 314 256  L 306 237  L 298 218  L 290 200  L 281 183  L 271 165  L 261 148  L 251 131  L 238 115  L 227 99  L 213 84  L 200 70  L 185 57  L 169 47  L 152 38  L 134 30  L 115 23  L 96 16  L 77 8  L 59 0  L 42 0  Z N"/>
          </draw:custom-shape>
          <draw:custom-shape draw:style-name="gr11" draw:text-style-name="P2" draw:layer="layout" svg:width="0.252cm" svg:height="0.53cm" draw:transform="rotate (-2.3537510292403) translate (21.602cm 4.719cm)">
            <text:p/>
            <draw:enhanced-geometry svg:viewBox="0 0 319 588" draw:type="non-primitive" draw:enhanced-path="M 217 36  L 207 50  L 197 62  L 187 74  L 175 87  L 164 99  L 152 112  L 142 124  L 131 137  L 121 150  L 111 163  L 100 176  L 90 189  L 82 203  L 73 216  L 66 231  L 59 246  L 53 263  L 46 280  L 38 298  L 31 316  L 24 335  L 17 353  L 12 373  L 7 391  L 4 409  L 2 428  L 0 446  L 0 463  L 4 480  L 8 496  L 15 512  L 24 527  L 33 538  L 45 548  L 57 557  L 71 565  L 86 572  L 101 578  L 117 582  L 133 586  L 150 588  L 166 588  L 183 588  L 198 586  L 214 582  L 227 577  L 241 570  L 252 562  L 276 538  L 294 511  L 307 481  L 315 450  L 318 416  L 319 381  L 316 344  L 312 306  L 306 267  L 299 229  L 291 189  L 284 150  L 277 111  L 273 73  L 269 36  L 269 0  L 217 36  Z N"/>
          </draw:custom-shape>
          <draw:custom-shape draw:style-name="gr11" draw:text-style-name="P2" draw:layer="layout" svg:width="0.508cm" svg:height="0.644cm" draw:transform="rotate (-2.3537510292403) translate (20.874cm 4.461cm)">
            <text:p/>
            <draw:enhanced-geometry svg:viewBox="0 0 645 713" draw:type="non-primitive" draw:enhanced-path="M 6 1  L 26 3  L 47 3  L 67 3  L 88 3  L 108 2  L 130 1  L 150 1  L 170 0  L 191 1  L 211 2  L 232 3  L 251 6  L 269 12  L 287 18  L 304 27  L 321 37  L 325 39  L 328 43  L 330 47  L 333 52  L 334 56  L 336 61  L 337 66  L 339 71  L 347 93  L 354 114  L 361 137  L 367 158  L 372 181  L 378 204  L 383 226  L 388 248  L 393 271  L 398 293  L 404 315  L 411 337  L 418 359  L 426 380  L 435 401  L 445 421  L 455 438  L 469 455  L 485 471  L 502 486  L 520 501  L 539 515  L 558 530  L 578 545  L 595 560  L 611 573  L 624 588  L 634 603  L 642 619  L 645 634  L 643 650  L 637 667  L 624 685  L 608 699  L 589 707  L 569 712  L 546 713  L 522 710  L 496 705  L 470 698  L 442 690  L 414 680  L 386 670  L 358 659  L 330 650  L 303 642  L 277 636  L 252 631  L 239 630  L 225 630  L 210 629  L 197 630  L 182 630  L 167 630  L 152 630  L 139 630  L 125 629  L 111 628  L 98 625  L 85 622  L 74 617  L 63 612  L 51 605  L 42 596  L 31 582  L 22 569  L 15 553  L 9 537  L 5 520  L 3 503  L 1 485  L 0 466  L 1 447  L 1 428  L 3 409  L 4 390  L 5 371  L 6 352  L 6 334  L 6 316  L 6 297  L 6 276  L 6 257  L 7 238  L 7 217  L 8 198  L 11 179  L 12 158  L 13 139  L 15 120  L 16 99  L 18 80  L 20 60  L 21 40  L 22 20  L 23 1  L 6 1  Z N"/>
          </draw:custom-shape>
          <draw:custom-shape draw:style-name="gr11" draw:text-style-name="P2" draw:layer="layout" svg:width="0.386cm" svg:height="0.248cm" draw:transform="rotate (-2.3537510292403) translate (20.191cm 3.931cm)">
            <text:p/>
            <draw:enhanced-geometry svg:viewBox="0 0 488 277" draw:type="non-primitive" draw:enhanced-path="M 47 0  L 41 23  L 32 47  L 22 71  L 12 93  L 4 116  L 0 137  L 2 158  L 13 177  L 34 199  L 59 218  L 89 235  L 120 249  L 156 260  L 192 269  L 229 275  L 267 277  L 303 277  L 338 273  L 372 267  L 403 255  L 431 242  L 454 224  L 473 202  L 486 177  L 488 159  L 481 143  L 469 128  L 451 115  L 429 102  L 405 91  L 384 81  L 363 72  L 343 63  L 322 55  L 301 48  L 280 42  L 258 36  L 236 32  L 215 29  L 192 25  L 169 22  L 147 19  L 124 17  L 102 14  L 80 12  L 57 8  L 34 5  L 13 0  L 47 0  Z N"/>
          </draw:custom-shape>
          <draw:custom-shape draw:style-name="gr11" draw:text-style-name="P2" draw:layer="layout" svg:width="0.741cm" svg:height="3.253cm" draw:transform="rotate (-2.3537510292403) translate (21.971cm 4.484cm)">
            <text:p/>
            <draw:enhanced-geometry svg:viewBox="0 0 940 3584" draw:type="non-primitive" draw:enhanced-path="M 835 0  L 812 13  L 789 24  L 765 36  L 743 47  L 720 59  L 698 73  L 678 88  L 659 104  L 644 119  L 631 135  L 619 152  L 608 171  L 597 189  L 588 207  L 579 225  L 570 244  L 566 257  L 560 270  L 557 283  L 552 296  L 549 309  L 545 322  L 542 336  L 540 349  L 536 362  L 534 376  L 531 389  L 528 403  L 526 415  L 524 429  L 520 443  L 518 456  L 516 470  L 514 482  L 512 496  L 511 509  L 510 523  L 509 537  L 508 549  L 507 563  L 506 576  L 504 590  L 502 604  L 500 616  L 497 629  L 493 641  L 489 653  L 484 666  L 473 686  L 458 704  L 442 722  L 426 739  L 408 754  L 391 770  L 375 787  L 360 805  L 346 827  L 331 847  L 317 870  L 305 892  L 291 914  L 279 936  L 267 958  L 255 981  L 249 994  L 242 1007  L 237 1020  L 230 1032  L 224 1046  L 217 1058  L 212 1071  L 206 1084  L 200 1098  L 195 1110  L 189 1124  L 185 1138  L 180 1150  L 175 1164  L 172 1177  L 169 1191  L 165 1206  L 163 1221  L 160 1236  L 158 1252  L 156 1267  L 155 1283  L 154 1297  L 153 1313  L 153 1329  L 152 1344  L 152 1360  L 152 1376  L 152 1390  L 152 1406  L 151 1421  L 151 1437  L 149 1455  L 147 1473  L 145 1490  L 144 1508  L 143 1526  L 143 1543  L 146 1560  L 151 1577  L 162 1598  L 179 1615  L 199 1631  L 220 1645  L 239 1661  L 256 1677  L 267 1695  L 272 1717  L 270 1733  L 263 1748  L 251 1760  L 239 1772  L 224 1784  L 210 1795  L 196 1808  L 186 1821  L 174 1843  L 163 1863  L 153 1886  L 144 1907  L 135 1930  L 128 1953  L 121 1975  L 114 1998  L 109 2022  L 103 2046  L 98 2070  L 95 2093  L 92 2117  L 88 2141  L 85 2165  L 82 2190  L 80 2213  L 78 2238  L 76 2262  L 73 2286  L 71 2311  L 68 2335  L 65 2359  L 62 2382  L 59 2407  L 55 2431  L 52 2455  L 47 2480  L 44 2504  L 41 2528  L 36 2551  L 33 2575  L 29 2600  L 26 2624  L 22 2648  L 19 2672  L 17 2695  L 14 2719  L 12 2744  L 11 2768  L 10 2786  L 8 2803  L 6 2821  L 5 2838  L 3 2856  L 2 2874  L 1 2891  L 0 2910  L 0 2928  L 0 2945  L 0 2962  L 1 2980  L 2 2997  L 4 3014  L 8 3031  L 11 3048  L 16 3065  L 19 3082  L 23 3099  L 29 3116  L 35 3133  L 41 3150  L 47 3167  L 54 3183  L 62 3199  L 70 3215  L 79 3229  L 88 3243  L 98 3258  L 110 3270  L 121 3283  L 134 3294  L 144 3303  L 155 3310  L 168 3317  L 180 3322  L 193 3328  L 205 3332  L 219 3336  L 232 3339  L 246 3343  L 261 3345  L 274 3348  L 288 3351  L 303 3354  L 316 3356  L 330 3360  L 343 3364  L 358 3369  L 374 3373  L 389 3377  L 405 3380  L 421 3385  L 435 3388  L 451 3391  L 467 3395  L 482 3399  L 498 3403  L 514 3407  L 528 3412  L 544 3416  L 559 3422  L 574 3428  L 588 3435  L 603 3441  L 617 3449  L 630 3457  L 643 3466  L 656 3475  L 669 3484  L 681 3493  L 694 3504  L 703 3513  L 711 3523  L 719 3533  L 727 3543  L 735 3552  L 744 3561  L 753 3568  L 764 3574  L 785 3581  L 806 3584  L 828 3584  L 850 3583  L 872 3581  L 895 3577  L 917 3575  L 940 3574  L 835 0  Z N"/>
          </draw:custom-shape>
          <draw:custom-shape draw:style-name="gr11" draw:text-style-name="P2" draw:layer="layout" svg:width="0.875cm" svg:height="3.326cm" draw:transform="rotate (-2.3537510292403) translate (21.529cm 4.979cm)">
            <text:p/>
            <draw:enhanced-geometry svg:viewBox="0 0 1111 3665" draw:type="non-primitive" draw:enhanced-path="M 267 3614  L 281 3596  L 295 3577  L 310 3557  L 323 3538  L 338 3520  L 353 3503  L 370 3487  L 389 3475  L 401 3469  L 411 3464  L 422 3461  L 435 3458  L 446 3455  L 458 3454  L 471 3452  L 483 3451  L 496 3451  L 508 3450  L 521 3448  L 533 3447  L 546 3446  L 558 3444  L 570 3442  L 582 3438  L 598 3434  L 614 3428  L 630 3423  L 646 3418  L 660 3411  L 676 3405  L 691 3399  L 707 3393  L 722 3386  L 737 3379  L 752 3371  L 768 3365  L 783 3357  L 798 3350  L 813 3342  L 828 3334  L 851 3323  L 874 3311  L 897 3300  L 920 3287  L 942 3275  L 963 3260  L 984 3246  L 1003 3228  L 1018 3214  L 1031 3198  L 1045 3182  L 1057 3165  L 1067 3147  L 1077 3128  L 1085 3108  L 1090 3088  L 1099 3049  L 1105 3011  L 1109 2972  L 1111 2934  L 1111 2894  L 1109 2854  L 1106 2815  L 1103 2775  L 1097 2735  L 1091 2696  L 1086 2656  L 1079 2616  L 1072 2577  L 1066 2537  L 1061 2497  L 1055 2458  L 1052 2427  L 1048 2395  L 1045 2365  L 1043 2334  L 1039 2302  L 1035 2272  L 1031 2240  L 1027 2209  L 1022 2179  L 1016 2147  L 1011 2116  L 1004 2086  L 997 2056  L 988 2026  L 979 1996  L 969 1967  L 961 1949  L 951 1930  L 940 1912  L 929 1895  L 918 1878  L 905 1861  L 893 1844  L 880 1827  L 869 1814  L 855 1802  L 841 1790  L 826 1778  L 812 1766  L 802 1752  L 795 1738  L 793 1721  L 798 1704  L 808 1690  L 822 1679  L 839 1667  L 857 1657  L 874 1646  L 888 1633  L 897 1617  L 905 1597  L 911 1576  L 915 1554  L 919 1532  L 922 1511  L 923 1488  L 923 1467  L 923 1444  L 921 1421  L 920 1399  L 917 1377  L 913 1354  L 910 1332  L 906 1310  L 902 1289  L 897 1267  L 893 1248  L 888 1230  L 883 1212  L 877 1193  L 870 1175  L 863 1157  L 857 1139  L 849 1121  L 841 1104  L 832 1087  L 822 1070  L 813 1053  L 804 1036  L 794 1019  L 785 1002  L 775 986  L 766 972  L 756 959  L 744 945  L 733 933  L 720 920  L 709 908  L 697 895  L 684 883  L 672 871  L 659 859  L 648 847  L 636 833  L 626 819  L 616 806  L 607 791  L 599 776  L 592 760  L 587 743  L 582 726  L 577 709  L 574 691  L 572 674  L 570 656  L 567 638  L 565 620  L 564 602  L 562 584  L 559 567  L 557 548  L 555 530  L 551 513  L 547 496  L 543 483  L 540 469  L 537 455  L 533 442  L 530 428  L 526 415  L 523 401  L 520 387  L 515 374  L 511 361  L 506 348  L 501 334  L 496 322  L 490 309  L 484 297  L 478 284  L 465 265  L 452 246  L 437 228  L 421 211  L 405 194  L 388 176  L 372 161  L 355 144  L 335 124  L 314 103  L 294 82  L 273 62  L 252 43  L 229 27  L 205 13  L 179 5  L 159 2  L 136 0  L 115 0  L 92 2  L 72 8  L 52 16  L 35 26  L 22 40  L 13 55  L 6 70  L 2 86  L 0 102  L 0 119  L 2 137  L 5 155  L 9 173  L 14 191  L 18 211  L 23 229  L 28 248  L 32 266  L 36 284  L 39 302  L 40 320  L 40 348  L 40 375  L 40 403  L 39 430  L 39 458  L 38 485  L 36 512  L 36 539  L 35 567  L 34 595  L 32 622  L 31 649  L 30 676  L 28 704  L 26 731  L 25 758  L 23 785  L 22 814  L 19 841  L 18 868  L 17 895  L 15 922  L 14 950  L 13 977  L 11 1004  L 10 1031  L 8 1060  L 8 1087  L 7 1114  L 6 1141  L 5 1169  L 5 1196  L 3 1233  L 3 1271  L 3 1308  L 2 1345  L 2 1383  L 2 1420  L 2 1458  L 3 1494  L 3 1531  L 3 1569  L 3 1606  L 3 1644  L 5 1681  L 5 1717  L 5 1755  L 5 1792  L 5 1823  L 5 1853  L 5 1884  L 3 1916  L 3 1946  L 3 1977  L 3 2007  L 3 2038  L 2 2069  L 2 2099  L 2 2130  L 2 2161  L 3 2191  L 3 2222  L 3 2252  L 5 2283  L 6 2329  L 7 2375  L 8 2421  L 10 2467  L 11 2513  L 14 2558  L 16 2605  L 18 2650  L 20 2697  L 23 2743  L 25 2789  L 28 2835  L 31 2880  L 34 2927  L 36 2972  L 40 3019  L 42 3049  L 43 3080  L 45 3111  L 48 3141  L 50 3172  L 53 3202  L 56 3233  L 58 3264  L 60 3295  L 62 3326  L 65 3357  L 67 3387  L 69 3418  L 72 3448  L 73 3479  L 74 3510  L 73 3528  L 70 3547  L 66 3566  L 62 3584  L 60 3604  L 60 3621  L 65 3637  L 74 3650  L 87 3659  L 103 3664  L 120 3665  L 138 3663  L 158 3659  L 177 3655  L 196 3651  L 214 3650  L 267 3614  Z N"/>
          </draw:custom-shape>
          <draw:custom-shape draw:style-name="gr11" draw:text-style-name="P2" draw:layer="layout" svg:width="0.575cm" svg:height="0.476cm" draw:transform="rotate (-2.3537510292403) translate (21.682cm 4.876cm)">
            <text:p/>
            <draw:enhanced-geometry svg:viewBox="0 0 730 522" draw:type="non-primitive" draw:enhanced-path="M 411 42  L 424 50  L 435 59  L 448 67  L 460 75  L 473 83  L 485 92  L 499 100  L 511 108  L 524 116  L 535 125  L 547 133  L 560 142  L 571 151  L 583 161  L 594 170  L 604 181  L 625 200  L 646 220  L 670 241  L 691 262  L 710 285  L 723 308  L 730 333  L 728 357  L 720 378  L 709 396  L 694 412  L 678 426  L 659 438  L 638 448  L 615 456  L 592 464  L 568 470  L 543 475  L 517 480  L 491 484  L 466 488  L 441 491  L 417 495  L 394 498  L 370 501  L 347 505  L 322 509  L 296 513  L 270 516  L 245 520  L 218 522  L 194 522  L 169 522  L 144 520  L 121 516  L 98 511  L 78 503  L 59 491  L 42 479  L 26 462  L 15 448  L 9 432  L 4 416  L 1 399  L 0 382  L 1 364  L 3 345  L 6 327  L 11 308  L 17 288  L 23 270  L 30 251  L 38 233  L 45 215  L 53 198  L 60 181  L 70 160  L 82 141  L 96 122  L 112 102  L 128 85  L 146 70  L 164 55  L 183 42  L 199 33  L 216 23  L 234 15  L 252 7  L 271 3  L 289 0  L 306 1  L 323 6  L 411 42  Z N"/>
          </draw:custom-shape>
          <draw:custom-shape draw:style-name="gr11" draw:text-style-name="P2" draw:layer="layout" svg:width="0.055cm" svg:height="0.03cm" draw:transform="rotate (-2.3537510292403) translate (21.464cm 5.037cm)">
            <text:p/>
            <draw:enhanced-geometry svg:viewBox="0 0 70 35" draw:type="non-primitive" draw:enhanced-path="M 0 0  L 9 5  L 17 9  L 26 15  L 34 20  L 43 24  L 52 29  L 61 32  L 70 35  L 0 0  Z N"/>
          </draw:custom-shape>
          <draw:custom-shape draw:style-name="gr11" draw:text-style-name="P2" draw:layer="layout" svg:width="0.244cm" svg:height="0.271cm" draw:transform="rotate (-2.3537510292403) translate (21.456cm 5.046cm)">
            <text:p/>
            <draw:enhanced-geometry svg:viewBox="0 0 306 303" draw:type="non-primitive" draw:enhanced-path="M 0 0  L 23 8  L 45 16  L 68 23  L 91 30  L 113 38  L 135 47  L 155 57  L 175 69  L 188 80  L 202 92  L 214 105  L 226 118  L 236 132  L 246 145  L 255 160  L 263 175  L 271 187  L 280 201  L 289 216  L 297 229  L 303 244  L 306 257  L 305 269  L 298 279  L 287 289  L 273 296  L 259 301  L 244 303  L 228 303  L 211 301  L 194 296  L 176 291  L 159 284  L 142 275  L 125 266  L 109 255  L 93 244  L 78 233  L 66 221  L 53 210  L 39 193  L 28 173  L 22 151  L 17 128  L 12 105  L 9 81  L 6 58  L 0 35  L 0 0  Z N"/>
          </draw:custom-shape>
          <draw:custom-shape draw:style-name="gr11" draw:text-style-name="P2" draw:layer="layout" svg:width="0.469cm" svg:height="0.199cm" draw:transform="rotate (-2.3537510292403) translate (20.866cm 4.931cm)">
            <text:p/>
            <draw:enhanced-geometry svg:viewBox="0 0 598 220" draw:type="non-primitive" draw:enhanced-path="M 0 115  L 15 113  L 28 110  L 43 108  L 57 106  L 71 103  L 85 101  L 100 99  L 114 97  L 128 94  L 143 92  L 156 90  L 171 88  L 185 85  L 199 84  L 213 82  L 228 80  L 252 75  L 277 69  L 303 62  L 330 52  L 357 42  L 384 33  L 412 23  L 438 15  L 464 8  L 489 3  L 513 0  L 534 0  L 553 5  L 570 13  L 585 25  L 596 43  L 598 49  L 596 55  L 592 60  L 587 65  L 581 69  L 575 73  L 568 76  L 562 80  L 548 85  L 534 91  L 518 94  L 503 97  L 488 99  L 473 100  L 457 101  L 441 101  L 425 102  L 409 102  L 393 103  L 378 103  L 362 106  L 346 108  L 331 110  L 316 115  L 298 122  L 280 130  L 262 139  L 245 149  L 228 159  L 211 168  L 194 177  L 176 184  L 156 191  L 137 196  L 117 201  L 97 204  L 77 209  L 58 212  L 37 216  L 18 220  L 0 115  Z N"/>
          </draw:custom-shape>
          <draw:custom-shape draw:style-name="gr11" draw:text-style-name="P2" draw:layer="layout" svg:width="0.193cm" svg:height="0.331cm" draw:transform="rotate (-2.3537510292403) translate (20.772cm 5.438cm)">
            <text:p/>
            <draw:enhanced-geometry svg:viewBox="0 0 246 361" draw:type="non-primitive" draw:enhanced-path="M 0 361  L 6 349  L 12 335  L 16 322  L 22 309  L 26 296  L 32 282  L 38 270  L 42 256  L 48 242  L 53 230  L 58 216  L 64 204  L 71 190  L 76 178  L 82 164  L 89 152  L 98 132  L 106 113  L 115 93  L 124 73  L 134 55  L 147 38  L 160 24  L 177 12  L 185 8  L 194 4  L 205 1  L 216 0  L 226 0  L 235 1  L 242 5  L 246 12  L 246 19  L 243 25  L 237 28  L 228 31  L 219 35  L 210 38  L 201 42  L 194 46  L 175 65  L 158 87  L 142 109  L 127 131  L 112 154  L 99 177  L 85 200  L 72 223  L 61 240  L 52 257  L 43 274  L 34 292  L 26 309  L 17 327  L 9 344  L 0 361  Z N"/>
          </draw:custom-shape>
          <draw:custom-shape draw:style-name="gr11" draw:text-style-name="P2" draw:layer="layout" svg:width="0.153cm" svg:height="0.322cm" draw:transform="rotate (-2.3537510292403) translate (20.751cm 5.401cm)">
            <text:p/>
            <draw:enhanced-geometry svg:viewBox="0 0 194 354" draw:type="non-primitive" draw:enhanced-path="M 0 354  L 5 340  L 9 328  L 13 314  L 17 300  L 21 287  L 24 274  L 29 261  L 32 247  L 36 235  L 41 221  L 44 207  L 49 195  L 55 181  L 59 169  L 65 155  L 70 143  L 80 124  L 88 104  L 97 84  L 106 65  L 116 45  L 127 28  L 141 14  L 158 2  L 162 1  L 166 0  L 170 0  L 175 0  L 179 1  L 185 1  L 190 2  L 194 2  L 0 354  Z N"/>
          </draw:custom-shape>
          <draw:custom-shape draw:style-name="gr11" draw:text-style-name="P2" draw:layer="layout" svg:width="0.138cm" svg:height="0.222cm" draw:transform="rotate (-2.3537510292403) translate (20.684cm 5.372cm)">
            <text:p/>
            <draw:enhanced-geometry svg:viewBox="0 0 175 243" draw:type="non-primitive" draw:enhanced-path="M 0 243  L 11 229  L 22 213  L 32 198  L 42 182  L 54 167  L 64 152  L 74 136  L 84 120  L 96 105  L 106 89  L 117 73  L 129 59  L 140 44  L 151 29  L 163 14  L 175 0  L 0 243  Z N"/>
          </draw:custom-shape>
          <draw:custom-shape draw:style-name="gr11" draw:text-style-name="P2" draw:layer="layout" svg:width="0.208cm" svg:height="0.322cm" draw:transform="rotate (-2.3537510292403) translate (20.739cm 5.406cm)">
            <text:p/>
            <draw:enhanced-geometry svg:viewBox="0 0 262 356" draw:type="non-primitive" draw:enhanced-path="M 210 0  L 218 9  L 226 17  L 235 25  L 244 33  L 252 42  L 258 51  L 261 60  L 262 72  L 257 94  L 244 115  L 227 132  L 207 148  L 184 162  L 161 178  L 140 194  L 122 212  L 108 233  L 97 256  L 85 284  L 74 310  L 63 332  L 50 349  L 35 356  L 18 352  L 8 344  L 1 334  L 0 323  L 1 312  L 5 300  L 13 286  L 21 272  L 32 258  L 43 243  L 56 228  L 70 213  L 82 199  L 93 183  L 105 169  L 114 154  L 122 141  L 131 124  L 139 106  L 147 87  L 155 69  L 163 51  L 172 34  L 182 17  L 193 0  L 210 0  Z N"/>
          </draw:custom-shape>
          <draw:custom-shape draw:style-name="gr11" draw:text-style-name="P2" draw:layer="layout" svg:width="0.121cm" svg:height="0.19cm" draw:transform="rotate (-2.3537510292403) translate (20.72cm 5.47cm)">
            <text:p/>
            <draw:enhanced-geometry svg:viewBox="0 0 157 211" draw:type="non-primitive" draw:enhanced-path="M 157 0  L 147 14  L 137 26  L 127 39  L 115 51  L 104 64  L 94 76  L 82 89  L 72 102  L 61 115  L 51 127  L 40 141  L 31 154  L 22 168  L 14 182  L 6 196  L 0 211  L 157 0  Z N"/>
          </draw:custom-shape>
          <draw:custom-shape draw:style-name="gr11" draw:text-style-name="P2" draw:layer="layout" svg:width="0.055cm" svg:height="0.19cm" draw:transform="rotate (-2.3537510292403) translate (20.664cm 5.392cm)">
            <text:p/>
            <draw:enhanced-geometry svg:viewBox="0 0 70 209" draw:type="non-primitive" draw:enhanced-path="M 0 209  L 5 197  L 10 183  L 14 171  L 19 157  L 22 144  L 27 131  L 31 118  L 36 104  L 40 91  L 44 78  L 48 65  L 53 52  L 57 38  L 61 26  L 65 12  L 70 0  L 0 209  Z N"/>
          </draw:custom-shape>
          <draw:custom-shape draw:style-name="gr11" draw:text-style-name="P2" draw:layer="layout" svg:width="0.485cm" svg:height="0.635cm" draw:transform="rotate (-2.3537510292403) translate (20.386cm 4.726cm)">
            <text:p/>
            <draw:enhanced-geometry svg:viewBox="0 0 614 703" draw:type="non-primitive" draw:enhanced-path="M 0 0  L 18 3  L 36 4  L 54 4  L 73 4  L 91 3  L 109 3  L 128 3  L 146 3  L 164 3  L 181 4  L 200 6  L 217 9  L 234 14  L 250 20  L 265 27  L 280 37  L 298 52  L 312 72  L 323 93  L 333 116  L 341 141  L 349 165  L 358 188  L 369 211  L 377 229  L 386 246  L 394 264  L 403 281  L 411 300  L 420 318  L 428 335  L 437 353  L 446 370  L 454 388  L 463 405  L 472 423  L 481 440  L 490 457  L 499 475  L 508 492  L 523 514  L 541 535  L 560 557  L 580 577  L 596 599  L 608 620  L 614 643  L 613 667  L 610 675  L 606 683  L 599 690  L 592 695  L 584 700  L 576 702  L 568 703  L 560 702  L 542 695  L 527 686  L 514 674  L 502 660  L 492 644  L 484 626  L 476 607  L 470 586  L 464 566  L 458 544  L 453 523  L 448 501  L 441 480  L 436 459  L 428 439  L 420 421  L 412 403  L 404 385  L 397 366  L 389 348  L 382 329  L 375 310  L 369 292  L 362 272  L 354 254  L 346 236  L 338 218  L 328 201  L 318 185  L 306 169  L 294 154  L 280 141  L 0 0  Z N"/>
          </draw:custom-shape>
          <draw:custom-shape draw:style-name="gr11" draw:text-style-name="P2" draw:layer="layout" svg:width="0.153cm" svg:height="0.045cm" draw:transform="rotate (-2.3537510292403) translate (20.249cm 4.684cm)">
            <text:p/>
            <draw:enhanced-geometry svg:viewBox="0 0 193 50" draw:type="non-primitive" draw:enhanced-path="M 193 0  L 181 3  L 168 7  L 156 11  L 143 17  L 131 23  L 117 27  L 105 33  L 92 38  L 79 42  L 66 46  L 55 49  L 42 50  L 31 49  L 21 46  L 11 43  L 0 36  L 193 0  Z N"/>
          </draw:custom-shape>
          <draw:custom-shape draw:style-name="gr11" draw:text-style-name="P2" draw:layer="layout" svg:width="0.217cm" svg:height="0.158cm" draw:transform="rotate (-2.3537510292403) translate (20.378cm 4.701cm)">
            <text:p/>
            <draw:enhanced-geometry svg:viewBox="0 0 277 175" draw:type="non-primitive" draw:enhanced-path="M 277 115  L 260 118  L 243 123  L 226 128  L 208 135  L 190 142  L 172 149  L 153 156  L 136 162  L 118 168  L 101 172  L 84 174  L 68 175  L 54 174  L 40 169  L 26 161  L 15 151  L 5 135  L 0 117  L 0 97  L 4 76  L 12 56  L 22 38  L 35 22  L 50 11  L 64 5  L 76 1  L 90 0  L 105 1  L 118 4  L 133 8  L 147 14  L 161 21  L 176 29  L 191 37  L 206 45  L 219 54  L 234 62  L 249 68  L 263 74  L 277 80  L 277 115  Z N"/>
          </draw:custom-shape>
          <draw:custom-shape draw:style-name="gr11" draw:text-style-name="P2" draw:layer="layout" svg:width="0.631cm" svg:height="0.907cm" draw:transform="rotate (-2.3537510292403) translate (19.53cm 4.074cm)">
            <text:p/>
            <draw:enhanced-geometry svg:viewBox="0 0 799 998" draw:type="non-primitive" draw:enhanced-path="M 45 122  L 65 126  L 87 129  L 110 131  L 131 133  L 154 135  L 175 136  L 198 137  L 220 138  L 242 141  L 263 144  L 284 148  L 305 153  L 324 160  L 343 169  L 360 179  L 377 192  L 397 211  L 415 232  L 428 255  L 441 279  L 452 305  L 461 331  L 469 359  L 476 387  L 483 416  L 489 444  L 494 474  L 501 502  L 508 531  L 516 559  L 525 586  L 535 612  L 545 638  L 554 665  L 562 695  L 569 724  L 576 755  L 584 786  L 592 816  L 600 846  L 609 874  L 619 900  L 631 925  L 646 947  L 662 965  L 681 980  L 703 991  L 728 998  L 740 998  L 753 994  L 764 987  L 774 977  L 783 966  L 791 953  L 797 941  L 799 928  L 797 904  L 787 880  L 771 858  L 752 838  L 731 817  L 710 797  L 690 775  L 676 753  L 664 730  L 654 706  L 644 684  L 634 660  L 625 636  L 616 611  L 608 587  L 600 562  L 592 538  L 584 514  L 576 489  L 568 465  L 560 440  L 552 415  L 544 391  L 535 366  L 529 351  L 526 336  L 521 319  L 518 303  L 515 286  L 512 269  L 509 253  L 506 236  L 501 220  L 496 204  L 492 188  L 485 173  L 478 159  L 470 146  L 460 134  L 449 122  L 439 116  L 428 109  L 417 104  L 406 101  L 394 99  L 382 96  L 369 95  L 357 94  L 344 94  L 331 94  L 318 93  L 305 93  L 292 92  L 280 92  L 267 90  L 255 87  L 239 83  L 223 76  L 207 68  L 190 59  L 173 50  L 157 41  L 140 32  L 124 23  L 107 15  L 91 8  L 77 3  L 62 0  L 47 0  L 35 2  L 21 8  L 10 17  L 1 31  L 0 46  L 3 63  L 11 82  L 20 101  L 30 120  L 39 138  L 45 156  L 45 122  Z N"/>
          </draw:custom-shape>
          <draw:custom-shape draw:style-name="gr11" draw:text-style-name="P2" draw:layer="layout" svg:width="0.485cm" svg:height="0.635cm" draw:transform="rotate (-2.3537510292403) translate (21.467cm 3.627cm)">
            <text:p/>
            <draw:enhanced-geometry svg:viewBox="0 0 611 703" draw:type="non-primitive" draw:enhanced-path="M 611 0  L 593 3  L 576 4  L 558 4  L 539 4  L 520 4  L 502 4  L 484 3  L 465 3  L 447 4  L 430 5  L 412 6  L 395 9  L 379 14  L 362 20  L 347 26  L 332 35  L 314 51  L 300 71  L 289 92  L 279 115  L 271 140  L 263 164  L 254 187  L 244 210  L 236 228  L 227 245  L 219 263  L 210 282  L 202 299  L 193 317  L 185 335  L 177 352  L 168 370  L 159 387  L 151 405  L 142 422  L 133 439  L 123 457  L 114 474  L 105 491  L 91 513  L 72 534  L 53 556  L 35 576  L 18 598  L 5 619  L 0 642  L 1 666  L 3 674  L 8 682  L 15 689  L 21 694  L 29 699  L 37 702  L 45 703  L 53 702  L 70 695  L 86 686  L 98 675  L 110 660  L 120 644  L 128 626  L 136 607  L 143 588  L 148 566  L 154 545  L 160 523  L 164 501  L 170 480  L 177 460  L 184 440  L 191 422  L 201 404  L 209 386  L 215 368  L 223 350  L 230 330  L 237 311  L 244 292  L 250 274  L 258 255  L 266 237  L 275 219  L 285 202  L 295 185  L 306 169  L 319 155  L 332 141  L 611 0  Z N"/>
          </draw:custom-shape>
          <draw:custom-shape draw:style-name="gr11" draw:text-style-name="P2" draw:layer="layout" svg:width="0.642cm" svg:height="0.902cm" draw:transform="rotate (-2.3537510292403) translate (20.936cm 2.648cm)">
            <text:p/>
            <draw:enhanced-geometry svg:viewBox="0 0 813 998" draw:type="non-primitive" draw:enhanced-path="M 767 121  L 745 125  L 723 128  L 701 130  L 678 132  L 655 134  L 633 135  L 610 136  L 587 137  L 566 141  L 544 143  L 523 147  L 502 153  L 482 160  L 463 169  L 444 179  L 427 192  L 407 211  L 390 232  L 375 255  L 362 280  L 351 305  L 342 332  L 333 359  L 326 388  L 320 416  L 314 446  L 308 474  L 301 502  L 295 531  L 287 559  L 278 585  L 267 611  L 257 637  L 248 664  L 240 694  L 232 724  L 224 755  L 217 786  L 210 816  L 202 845  L 191 873  L 181 900  L 169 924  L 154 946  L 138 965  L 119 980  L 96 991  L 71 998  L 59 998  L 46 993  L 35 986  L 24 976  L 14 965  L 8 952  L 2 940  L 0 927  L 2 902  L 12 880  L 28 858  L 47 838  L 69 817  L 90 797  L 110 774  L 124 752  L 136 729  L 147 705  L 157 683  L 168 659  L 177 635  L 186 611  L 195 587  L 203 562  L 211 539  L 219 514  L 227 490  L 235 465  L 242 440  L 250 416  L 258 391  L 267 367  L 272 351  L 276 336  L 280 319  L 283 302  L 287 285  L 290 268  L 293 252  L 297 235  L 300 218  L 306 202  L 311 187  L 317 172  L 325 158  L 333 145  L 345 133  L 356 121  L 366 115  L 376 109  L 388 104  L 399 101  L 411 99  L 423 96  L 436 95  L 449 94  L 461 94  L 475 93  L 489 93  L 501 93  L 515 92  L 527 91  L 540 88  L 552 86  L 568 82  L 585 76  L 601 68  L 618 59  L 635 50  L 652 41  L 669 31  L 686 23  L 702 15  L 718 8  L 734 2  L 748 0  L 763 0  L 777 2  L 789 8  L 802 17  L 811 31  L 813 47  L 810 64  L 802 82  L 793 100  L 782 119  L 773 137  L 767 155  L 767 121  Z N"/>
          </draw:custom-shape>
          <draw:custom-shape draw:style-name="gr11" draw:text-style-name="P2" draw:layer="layout" svg:width="0.177cm" svg:height="0.154cm" draw:transform="rotate (-2.3537510292403) translate (21.243cm 3.845cm)">
            <text:p/>
            <draw:enhanced-geometry svg:viewBox="0 0 228 173" draw:type="non-primitive" draw:enhanced-path="M 0 126  L 12 129  L 24 133  L 37 137  L 49 142  L 63 147  L 75 153  L 88 158  L 100 162  L 113 167  L 125 170  L 138 172  L 149 173  L 160 173  L 172 172  L 182 168  L 192 162  L 206 150  L 216 133  L 223 115  L 227 94  L 228 74  L 226 54  L 220 36  L 210 22  L 201 14  L 192 8  L 182 3  L 170 1  L 159 0  L 147 0  L 134 1  L 122 3  L 108 6  L 94 9  L 82 11  L 68 15  L 55 17  L 42 19  L 30 22  L 17 22  L 0 126  Z N"/>
          </draw:custom-shape>
          <draw:custom-shape draw:style-name="gr11" draw:text-style-name="P2" draw:layer="layout" svg:width="0.567cm" svg:height="0.449cm" draw:transform="rotate (-2.3537510292403) translate (21.952cm 4.194cm)">
            <text:p/>
            <draw:enhanced-geometry svg:viewBox="0 0 720 494" draw:type="non-primitive" draw:enhanced-path="M 720 494  L 697 485  L 673 477  L 651 468  L 628 459  L 605 451  L 581 442  L 559 433  L 536 424  L 512 416  L 490 407  L 467 398  L 444 389  L 420 381  L 398 372  L 375 363  L 352 354  L 331 346  L 307 339  L 284 332  L 262 325  L 239 317  L 217 308  L 197 297  L 178 283  L 162 272  L 146 260  L 130 246  L 113 232  L 96 219  L 80 204  L 64 189  L 49 175  L 37 159  L 24 142  L 15 126  L 7 109  L 2 92  L 0 74  L 0 57  L 3 38  L 7 28  L 15 19  L 27 11  L 38 6  L 52 1  L 65 0  L 78 0  L 89 2  L 105 11  L 119 23  L 130 37  L 138 53  L 145 71  L 150 91  L 155 111  L 158 133  L 162 154  L 165 175  L 170 196  L 175 216  L 181 236  L 190 254  L 200 270  L 213 283  L 224 292  L 237 300  L 249 308  L 263 314  L 276 319  L 290 323  L 305 328  L 319 330  L 335 333  L 350 336  L 365 339  L 381 341  L 395 343  L 410 347  L 425 350  L 440 354  L 458 358  L 477 360  L 496 363  L 517 364  L 538 364  L 559 364  L 580 365  L 601 366  L 620 367  L 639 371  L 656 374  L 673 380  L 688 388  L 701 397  L 712 409  L 720 424  L 720 494  Z N"/>
          </draw:custom-shape>
          <draw:custom-shape draw:style-name="gr11" draw:text-style-name="P2" draw:layer="layout" svg:width="0.016cm" svg:height="0.004cm" draw:transform="rotate (-2.3537510292403) translate (21.252cm 4.259cm)">
            <text:p/>
            <draw:enhanced-geometry svg:viewBox="0 0 17 0" draw:type="non-primitive" draw:enhanced-path="M 0 0  L 4 0  L 9 0  L 12 0  L 17 0  L 0 0  Z N"/>
          </draw:custom-shape>
          <draw:custom-shape draw:style-name="gr11" draw:text-style-name="P2" draw:layer="layout" svg:width="0.33cm" svg:height="0.218cm" draw:transform="rotate (-2.3537510292403) translate (21.763cm 4.145cm)">
            <text:p/>
            <draw:enhanced-geometry svg:viewBox="0 0 423 242" draw:type="non-primitive" draw:enhanced-path="M 388 207  L 363 194  L 338 178  L 311 159  L 285 139  L 258 117  L 230 96  L 203 74  L 177 54  L 151 36  L 126 21  L 101 10  L 78 2  L 57 0  L 36 4  L 18 14  L 2 32  L 0 37  L 1 41  L 6 46  L 11 50  L 18 55  L 25 58  L 33 63  L 39 66  L 60 81  L 83 95  L 106 107  L 129 120  L 152 131  L 177 142  L 201 152  L 226 163  L 250 172  L 275 182  L 299 191  L 324 201  L 349 210  L 374 220  L 399 231  L 423 242  L 388 207  Z N"/>
          </draw:custom-shape>
          <draw:custom-shape draw:style-name="gr9" draw:text-style-name="P2" draw:layer="layout" svg:width="0.615cm" svg:height="0.217cm" draw:transform="rotate (-2.3537510292403) translate (20.62cm 3.513cm)">
            <text:p/>
            <draw:enhanced-geometry svg:viewBox="0 0 783 239" draw:type="non-primitive" draw:enhanced-path="M 142 8  L 121 25  L 98 41  L 71 57  L 47 73  L 25 90  L 8 108  L 0 127  L 2 149  L 11 167  L 23 181  L 37 191  L 54 199  L 74 203  L 95 205  L 118 205  L 142 204  L 166 202  L 191 199  L 217 195  L 242 192  L 267 188  L 290 186  L 313 185  L 335 185  L 363 187  L 393 192  L 423 199  L 454 205  L 484 212  L 516 220  L 547 227  L 579 233  L 608 237  L 636 239  L 665 239  L 691 237  L 715 230  L 736 220  L 757 205  L 774 185  L 782 168  L 783 150  L 780 131  L 774 111  L 763 92  L 750 74  L 736 58  L 721 44  L 702 32  L 683 22  L 661 14  L 640 8  L 617 5  L 594 1  L 571 1  L 547 0  L 522 1  L 498 3  L 473 5  L 449 6  L 424 8  L 400 8  L 377 9  L 354 8  L 339 8  L 326 7  L 311 7  L 296 7  L 282 7  L 268 7  L 253 7  L 239 7  L 225 7  L 210 7  L 196 7  L 182 8  L 168 8  L 153 8  L 140 8  L 125 8  L 142 8  Z N"/>
          </draw:custom-shape>
          <draw:custom-shape draw:style-name="gr9" draw:text-style-name="P2" draw:layer="layout" svg:width="0.642cm" svg:height="0.254cm" draw:transform="rotate (-2.3537510292403) translate (20.472cm 3.276cm)">
            <text:p/>
            <draw:enhanced-geometry svg:viewBox="0 0 816 280" draw:type="non-primitive" draw:enhanced-path="M 48 62  L 71 61  L 95 59  L 117 58  L 140 57  L 164 56  L 187 54  L 209 53  L 233 51  L 256 50  L 278 49  L 302 48  L 325 47  L 348 45  L 370 44  L 394 42  L 417 41  L 439 40  L 463 39  L 486 38  L 509 37  L 531 36  L 555 34  L 578 33  L 601 32  L 624 31  L 647 30  L 670 29  L 694 29  L 716 28  L 739 27  L 763 27  L 785 25  L 789 25  L 795 24  L 799 24  L 802 25  L 805 30  L 806 33  L 806 38  L 806 42  L 805 47  L 804 53  L 802 57  L 802 62  L 804 80  L 807 98  L 810 117  L 815 137  L 816 155  L 816 173  L 812 189  L 802 202  L 785 218  L 766 231  L 746 241  L 723 246  L 700 251  L 675 253  L 650 254  L 624 253  L 598 251  L 572 249  L 545 245  L 519 242  L 492 240  L 466 237  L 441 237  L 416 237  L 391 240  L 366 243  L 340 248  L 314 253  L 287 259  L 260 265  L 234 270  L 208 275  L 182 278  L 157 280  L 133 280  L 109 278  L 88 273  L 67 265  L 48 253  L 31 237  L 23 227  L 16 215  L 11 202  L 6 189  L 3 174  L 0 159  L 0 143  L 0 129  L 3 113  L 6 98  L 10 83  L 15 70  L 22 57  L 30 45  L 38 34  L 48 25  L 69 13  L 91 5  L 114 0  L 138 0  L 163 4  L 188 10  L 214 16  L 240 27  L 266 37  L 293 48  L 320 58  L 348 70  L 374 79  L 400 87  L 426 93  L 452 97  L 472 98  L 494 99  L 514 100  L 535 100  L 556 101  L 577 101  L 597 100  L 619 100  L 639 100  L 660 99  L 681 99  L 702 98  L 723 98  L 743 97  L 764 97  L 785 97  L 48 62  Z N"/>
          </draw:custom-shape>
          <draw:custom-shape draw:style-name="gr9" draw:text-style-name="P2" draw:layer="layout" svg:width="0.564cm" svg:height="0.027cm" draw:transform="rotate (-2.3537510292403) translate (20.172cm 3.089cm)">
            <text:p/>
            <draw:enhanced-geometry svg:viewBox="0 0 719 34" draw:type="non-primitive" draw:enhanced-path="M 0 0  L 25 2  L 50 5  L 75 7  L 101 9  L 126 11  L 151 14  L 176 16  L 201 18  L 226 22  L 252 24  L 277 26  L 302 27  L 328 29  L 353 32  L 379 33  L 404 34  L 425 34  L 445 32  L 467 29  L 488 26  L 510 22  L 531 17  L 553 12  L 574 8  L 595 5  L 615 2  L 634 2  L 654 3  L 672 7  L 689 14  L 705 22  L 719 34  L 0 0  Z N"/>
          </draw:custom-shape>
          <draw:custom-shape draw:style-name="gr9" draw:text-style-name="P2" draw:layer="layout" svg:width="0.67cm" svg:height="0.222cm" draw:transform="rotate (-2.3537510292403) translate (20.248cm 3.064cm)">
            <text:p/>
            <draw:enhanced-geometry svg:viewBox="0 0 847 241" draw:type="non-primitive" draw:enhanced-path="M 789 70  L 768 70  L 745 70  L 724 70  L 702 71  L 679 71  L 658 71  L 636 71  L 615 71  L 592 72  L 571 72  L 549 72  L 526 72  L 505 71  L 483 71  L 461 71  L 439 70  L 413 68  L 387 63  L 361 58  L 333 51  L 306 43  L 280 35  L 253 26  L 226 19  L 200 12  L 174 8  L 149 5  L 124 4  L 100 7  L 77 13  L 56 22  L 35 36  L 23 48  L 12 65  L 6 84  L 1 103  L 0 123  L 2 143  L 8 161  L 18 175  L 37 194  L 59 206  L 82 215  L 107 221  L 133 222  L 160 222  L 189 219  L 219 214  L 248 208  L 279 202  L 309 195  L 339 188  L 370 182  L 399 178  L 428 175  L 456 175  L 480 178  L 504 182  L 529 188  L 552 195  L 577 203  L 602 212  L 627 220  L 652 226  L 676 233  L 700 238  L 724 241  L 745 241  L 767 239  L 787 233  L 806 224  L 825 211  L 833 202  L 839 190  L 844 180  L 846 167  L 847 155  L 847 141  L 846 128  L 844 113  L 842 99  L 838 85  L 835 70  L 831 55  L 829 42  L 827 27  L 825 13  L 825 0  L 789 70  Z N"/>
          </draw:custom-shape>
          <draw:custom-shape draw:style-name="gr9" draw:text-style-name="P2" draw:layer="layout" svg:width="0.709cm" svg:height="0.203cm" draw:transform="rotate (-2.3537510292403) translate (20.053cm 2.854cm)">
            <text:p/>
            <draw:enhanced-geometry svg:viewBox="0 0 903 222" draw:type="non-primitive" draw:enhanced-path="M 125 70  L 172 70  L 223 70  L 279 70  L 338 70  L 397 70  L 457 70  L 516 70  L 573 70  L 627 70  L 678 70  L 724 70  L 764 70  L 797 70  L 821 70  L 837 70  L 843 70  L 840 70  L 835 70  L 824 70  L 811 70  L 794 70  L 775 70  L 752 70  L 727 70  L 701 70  L 671 70  L 641 70  L 609 70  L 576 70  L 543 70  L 508 70  L 474 70  L 440 70  L 405 70  L 372 70  L 339 70  L 307 70  L 277 70  L 247 70  L 221 70  L 196 70  L 173 70  L 154 70  L 137 70  L 123 70  L 113 70  L 108 70  L 105 70  L 108 70  L 116 70  L 128 70  L 144 71  L 163 71  L 186 71  L 211 72  L 237 72  L 265 72  L 295 72  L 323 72  L 353 72  L 381 72  L 408 71  L 434 71  L 457 70  L 484 68  L 511 63  L 539 57  L 567 49  L 596 41  L 625 32  L 653 23  L 682 15  L 709 8  L 736 3  L 762 0  L 788 0  L 812 3  L 835 10  L 856 20  L 877 36  L 888 50  L 896 67  L 900 86  L 903 105  L 900 126  L 896 145  L 888 162  L 877 177  L 856 194  L 835 206  L 811 214  L 786 220  L 760 222  L 731 222  L 703 219  L 675 215  L 645 210  L 615 204  L 585 197  L 556 191  L 525 186  L 497 181  L 467 178  L 440 177  L 413 178  L 385 181  L 357 185  L 329 190  L 299 197  L 271 203  L 243 208  L 214 214  L 186 218  L 159 220  L 131 221  L 106 219  L 81 213  L 59 205  L 37 193  L 18 177  L 7 160  L 1 139  L 0 118  L 3 95  L 8 71  L 12 47  L 17 23  L 18 0  L 125 70  Z N"/>
          </draw:custom-shape>
          <draw:custom-shape draw:style-name="gr9" draw:text-style-name="P2" draw:layer="layout" svg:width="0.33cm" svg:height="0.376cm" draw:transform="rotate (-2.3537510292403) translate (21.075cm 4.077cm)">
            <text:p/>
            <draw:enhanced-geometry svg:viewBox="0 0 423 417" draw:type="non-primitive" draw:enhanced-path="M 219 72  L 204 89  L 188 106  L 169 123  L 149 140  L 129 157  L 109 174  L 88 191  L 68 206  L 50 225  L 34 242  L 20 259  L 10 277  L 3 295  L 0 314  L 2 333  L 9 353  L 20 370  L 34 384  L 51 396  L 70 405  L 92 412  L 114 415  L 138 417  L 163 417  L 188 415  L 213 412  L 238 405  L 262 398  L 284 389  L 306 378  L 324 366  L 341 353  L 357 337  L 371 318  L 383 298  L 394 276  L 404 253  L 411 229  L 417 204  L 422 179  L 423 154  L 423 129  L 421 104  L 417 82  L 410 59  L 401 38  L 390 18  L 376 0  L 219 72  Z N"/>
          </draw:custom-shape>
          <draw:custom-shape draw:style-name="gr9" draw:text-style-name="P2" draw:layer="layout" svg:width="0.067cm" svg:height="0.062cm" draw:transform="rotate (-2.3537510292403) translate (20.933cm 4.22cm)">
            <text:p/>
            <draw:enhanced-geometry svg:viewBox="0 0 86 72" draw:type="non-primitive" draw:enhanced-path="M 0 0  L 10 9  L 21 18  L 32 27  L 43 35  L 54 44  L 65 53  L 76 62  L 86 72  L 0 0  Z N"/>
          </draw:custom-shape>
          <draw:custom-shape draw:style-name="gr9" draw:text-style-name="P2" draw:layer="layout" svg:width="0.208cm" svg:height="0.458cm" draw:transform="rotate (-2.3537510292403) translate (21.591cm 4.775cm)">
            <text:p/>
            <draw:enhanced-geometry svg:viewBox="0 0 265 508" draw:type="non-primitive" draw:enhanced-path="M 265 0  L 251 12  L 237 26  L 223 37  L 208 49  L 193 62  L 177 73  L 163 86  L 148 98  L 134 111  L 119 123  L 107 136  L 94 149  L 82 164  L 72 179  L 62 195  L 54 210  L 47 227  L 39 244  L 32 263  L 24 281  L 18 300  L 13 320  L 7 340  L 4 359  L 1 378  L 0 396  L 1 415  L 4 432  L 8 449  L 15 463  L 24 477  L 37 489  L 56 501  L 77 508  L 102 508  L 127 504  L 151 496  L 175 485  L 195 471  L 211 455  L 222 437  L 227 418  L 228 396  L 225 373  L 222 350  L 217 326  L 212 302  L 211 280  L 265 0  Z N"/>
          </draw:custom-shape>
          <draw:custom-shape draw:style-name="gr9" draw:text-style-name="P2" draw:layer="layout" svg:width="0.165cm" svg:height="0.199cm" draw:transform="rotate (-2.3537510292403) translate (20.573cm 4.718cm)">
            <text:p/>
            <draw:enhanced-geometry svg:viewBox="0 0 211 221" draw:type="non-primitive" draw:enhanced-path="M 0 0  L 5 14  L 7 27  L 10 42  L 13 57  L 14 73  L 16 87  L 18 103  L 21 118  L 23 133  L 26 146  L 31 160  L 35 172  L 42 184  L 50 194  L 59 202  L 70 210  L 89 217  L 109 221  L 131 221  L 153 219  L 173 213  L 191 204  L 203 190  L 211 175  L 211 162  L 205 152  L 195 143  L 182 134  L 166 127  L 151 119  L 135 111  L 123 103  L 0 0  Z N"/>
          </draw:custom-shape>
          <draw:custom-shape draw:style-name="gr9" draw:text-style-name="P2" draw:layer="layout" svg:width="0.213cm" svg:height="0.866cm" draw:transform="rotate (-2.3537510292403) translate (19.843cm 4.146cm)">
            <text:p/>
            <draw:enhanced-geometry svg:viewBox="0 0 274 952" draw:type="non-primitive" draw:enhanced-path="M 0 0  L 3 25  L 6 48  L 10 72  L 13 97  L 18 121  L 21 145  L 25 170  L 28 194  L 31 217  L 35 241  L 38 266  L 42 290  L 45 314  L 48 338  L 51 362  L 54 386  L 55 423  L 53 461  L 48 501  L 43 542  L 35 584  L 27 625  L 20 666  L 13 707  L 9 747  L 6 784  L 8 820  L 13 853  L 22 883  L 38 908  L 60 929  L 88 946  L 114 952  L 141 946  L 168 934  L 193 913  L 216 890  L 236 862  L 253 833  L 264 806  L 271 780  L 274 754  L 274 728  L 272 701  L 267 675  L 261 649  L 252 623  L 242 597  L 231 570  L 220 544  L 208 518  L 197 492  L 186 464  L 176 438  L 166 412  L 158 386  L 0 0  Z N"/>
          </draw:custom-shape>
          <draw:custom-shape draw:style-name="gr9" draw:text-style-name="P2" draw:layer="layout" svg:width="0.819cm" svg:height="0.194cm" draw:transform="rotate (-2.3537510292403) translate (19.822cm 2.681cm)">
            <text:p/>
            <draw:enhanced-geometry svg:viewBox="0 0 1037 211" draw:type="non-primitive" draw:enhanced-path="M 0 36  L 30 41  L 59 45  L 89 51  L 118 57  L 148 61  L 177 67  L 207 73  L 236 77  L 266 83  L 295 87  L 325 92  L 354 95  L 384 99  L 414 102  L 444 104  L 473 105  L 509 104  L 549 99  L 591 90  L 633 78  L 677 65  L 720 50  L 764 36  L 807 24  L 847 13  L 885 5  L 921 0  L 953 1  L 981 8  L 1005 22  L 1023 42  L 1036 71  L 1037 85  L 1035 96  L 1029 107  L 1021 116  L 1010 124  L 997 132  L 981 137  L 965 143  L 947 147  L 929 152  L 910 155  L 892 160  L 874 163  L 855 167  L 838 170  L 824 175  L 811 179  L 798 183  L 785 185  L 771 188  L 759 191  L 745 193  L 733 195  L 719 196  L 706 198  L 693 200  L 680 202  L 666 203  L 654 205  L 640 206  L 626 209  L 614 211  L 0 36  Z N"/>
          </draw:custom-shape>
          <draw:custom-shape draw:style-name="gr12" draw:text-style-name="P2" draw:layer="layout" svg:width="0.744cm" svg:height="0.103cm" draw:transform="rotate (-2.3537510292403) translate (21.268cm 4.335cm)">
            <text:p/>
            <draw:enhanced-geometry svg:viewBox="0 0 946 113" draw:type="non-primitive" draw:enhanced-path="M 0 34  L 0 34  L 17 38  L 33 43  L 50 49  L 66 53  L 82 59  L 99 63  L 115 69  L 132 74  L 147 79  L 163 84  L 180 88  L 196 92  L 213 96  L 230 100  L 246 103  L 263 105  L 263 105  L 280 108  L 298 109  L 315 111  L 333 112  L 350 112  L 369 113  L 386 113  L 404 113  L 422 112  L 439 112  L 457 111  L 474 110  L 492 110  L 509 108  L 527 107  L 544 105  L 544 105  L 558 104  L 571 103  L 584 101  L 597 100  L 610 97  L 623 96  L 636 94  L 650 92  L 662 90  L 676 87  L 689 85  L 702 83  L 715 79  L 728 77  L 741 74  L 754 70  L 754 70  L 767 67  L 779 63  L 791 60  L 803 56  L 816 51  L 827 46  L 839 42  L 852 37  L 863 33  L 876 28  L 887 24  L 900 18  L 911 14  L 922 9  L 935 4  L 946 0  N"/>
          </draw:custom-shape>
          <draw:custom-shape draw:style-name="gr12" draw:text-style-name="P2" draw:layer="layout" svg:width="0.386cm" svg:height="0.699cm" draw:transform="rotate (-2.3537510292403) translate (21.333cm 4.09cm)">
            <text:p/>
            <draw:enhanced-geometry svg:viewBox="0 0 490 772" draw:type="non-primitive" draw:enhanced-path="M 490 0  L 490 0  L 483 14  L 476 26  L 470 40  L 464 54  L 457 66  L 450 80  L 445 93  L 438 107  L 431 119  L 424 133  L 418 146  L 412 159  L 405 172  L 398 185  L 391 198  L 384 210  L 384 210  L 377 224  L 370 237  L 362 251  L 355 265  L 347 277  L 339 291  L 332 304  L 324 318  L 316 330  L 308 344  L 302 356  L 294 370  L 286 384  L 277 396  L 269 410  L 261 422  L 261 422  L 246 445  L 232 466  L 217 489  L 202 511  L 186 532  L 170 554  L 154 575  L 138 597  L 138 597  L 121 619  L 104 641  L 87 664  L 69 685  L 52 707  L 34 728  L 17 751  L 0 772  N"/>
          </draw:custom-shape>
          <draw:custom-shape draw:style-name="gr12" draw:text-style-name="P2" draw:layer="layout" svg:width="0.386cm" svg:height="0.761cm" draw:transform="rotate (-2.3537510292403) translate (20.8cm 4.67cm)">
            <text:p/>
            <draw:enhanced-geometry svg:viewBox="0 0 491 840" draw:type="non-primitive" draw:enhanced-path="M 0 0  L 0 0  L 13 26  L 26 53  L 39 80  L 52 106  L 66 132  L 78 158  L 92 184  L 106 210  L 118 236  L 132 262  L 144 288  L 158 314  L 171 341  L 184 368  L 198 394  L 210 420  L 210 420  L 219 438  L 227 455  L 235 473  L 244 491  L 251 509  L 259 528  L 267 546  L 276 564  L 284 582  L 292 600  L 301 617  L 310 634  L 319 651  L 329 668  L 339 684  L 351 700  L 351 700  L 365 719  L 381 738  L 399 757  L 418 774  L 436 791  L 455 806  L 473 823  L 491 840  N"/>
          </draw:custom-shape>
          <draw:custom-shape draw:style-name="gr12" draw:text-style-name="P2" draw:layer="layout" svg:width="1.052cm" svg:height="0.067cm" draw:transform="rotate (-2.3537510292403) translate (20.832cm 3.646cm)">
            <text:p/>
            <draw:enhanced-geometry svg:viewBox="0 0 1332 73" draw:type="non-primitive" draw:enhanced-path="M 0 0  L 0 0  L 27 5  L 54 9  L 82 15  L 109 20  L 136 25  L 163 30  L 191 35  L 218 40  L 246 45  L 273 49  L 301 54  L 328 58  L 356 62  L 383 65  L 411 67  L 439 69  L 439 69  L 455 71  L 472 72  L 488 73  L 505 73  L 521 73  L 538 73  L 554 73  L 571 73  L 586 72  L 603 72  L 619 71  L 636 71  L 652 71  L 668 69  L 685 69  L 701 69  L 701 69  L 723 69  L 745 69  L 767 71  L 788 71  L 811 71  L 833 72  L 855 72  L 877 73  L 898 73  L 921 73  L 943 73  L 965 73  L 987 73  L 1008 72  L 1031 71  L 1053 69  L 1053 69  L 1070 68  L 1088 67  L 1105 65  L 1123 63  L 1140 62  L 1157 59  L 1175 57  L 1192 54  L 1209 51  L 1227 49  L 1244 47  L 1262 45  L 1280 42  L 1297 40  L 1315 38  L 1332 35  N"/>
          </draw:custom-shape>
          <draw:custom-shape draw:style-name="gr12" draw:text-style-name="P2" draw:layer="layout" svg:width="0.04cm" svg:height="0.004cm" draw:transform="rotate (-2.3537510292403) translate (20.068cm 4.369cm)">
            <text:p/>
            <draw:enhanced-geometry svg:viewBox="0 0 54 0" draw:type="non-primitive" draw:enhanced-path="M 0 0  L 0 0  L 6 0  L 13 0  L 20 0  L 27 0  L 34 0  L 41 0  L 47 0  L 54 0  N"/>
          </draw:custom-shape>
          <draw:custom-shape draw:style-name="gr12" draw:text-style-name="P2" draw:layer="layout" svg:width="1.024cm" svg:height="0.067cm" draw:transform="rotate (-2.3537510292403) translate (20.726cm 3.618cm)">
            <text:p/>
            <draw:enhanced-geometry svg:viewBox="0 0 1298 74" draw:type="non-primitive" draw:enhanced-path="M 0 0  L 0 0  L 28 4  L 55 9  L 82 14  L 110 19  L 138 23  L 165 29  L 192 34  L 219 39  L 246 44  L 274 48  L 301 53  L 328 57  L 356 61  L 384 64  L 411 68  L 438 70  L 438 70  L 460 71  L 482 73  L 504 73  L 525 74  L 548 74  L 570 74  L 591 74  L 614 73  L 636 73  L 657 72  L 679 72  L 701 71  L 723 71  L 744 70  L 767 70  L 789 70  L 789 70  L 808 70  L 828 70  L 848 70  L 868 70  L 887 70  L 908 70  L 927 70  L 947 70  L 967 70  L 987 70  L 1006 70  L 1026 70  L 1046 70  L 1065 70  L 1085 70  L 1104 70  L 1104 70  L 1116 70  L 1128 70  L 1140 70  L 1153 70  L 1164 70  L 1177 70  L 1189 70  L 1202 70  L 1213 70  L 1225 70  L 1238 70  L 1249 70  L 1262 70  L 1274 70  L 1286 70  L 1298 70  N"/>
          </draw:custom-shape>
          <draw:custom-shape draw:style-name="gr12" draw:text-style-name="P2" draw:layer="layout" svg:width="1.285cm" svg:height="0.099cm" draw:transform="rotate (-2.3537510292403) translate (20.629cm 3.31cm)">
            <text:p/>
            <draw:enhanced-geometry svg:viewBox="0 0 1631 111" draw:type="non-primitive" draw:enhanced-path="M 0 0  L 0 0  L 30 7  L 59 15  L 89 21  L 118 29  L 148 37  L 177 45  L 206 52  L 235 60  L 265 67  L 294 73  L 324 80  L 353 87  L 384 93  L 413 97  L 443 102  L 473 105  L 473 105  L 493 108  L 513 109  L 532 110  L 552 111  L 572 111  L 591 111  L 611 111  L 631 111  L 650 111  L 670 110  L 690 110  L 709 109  L 730 108  L 749 108  L 770 106  L 789 105  L 789 105  L 810 104  L 833 103  L 855 101  L 876 100  L 899 97  L 920 95  L 942 94  L 965 92  L 986 89  L 1008 86  L 1029 84  L 1052 81  L 1074 79  L 1095 77  L 1118 73  L 1139 71  L 1139 71  L 1154 69  L 1168 67  L 1182 64  L 1197 62  L 1211 60  L 1226 56  L 1239 54  L 1254 52  L 1269 49  L 1282 46  L 1297 44  L 1311 42  L 1325 41  L 1340 38  L 1354 37  L 1368 36  L 1368 36  L 1384 35  L 1401 35  L 1417 36  L 1434 37  L 1451 39  L 1468 42  L 1485 43  L 1501 45  L 1518 47  L 1535 49  L 1551 49  L 1568 49  L 1584 47  L 1600 45  L 1616 42  L 1631 36  N"/>
          </draw:custom-shape>
          <draw:custom-shape draw:style-name="gr12" draw:text-style-name="P2" draw:layer="layout" svg:width="0.003cm" svg:height="0.031cm" draw:transform="rotate (-2.3537510292403) translate (19.703cm 4.241cm)">
            <text:p/>
            <draw:enhanced-geometry svg:viewBox="0 0 0 36" draw:type="non-primitive" draw:enhanced-path="M 0 0  L 0 0  L 0 4  L 0 9  L 0 13  L 0 18  L 0 22  L 0 27  L 0 32  L 0 36  N"/>
          </draw:custom-shape>
          <draw:custom-shape draw:style-name="gr12" draw:text-style-name="P2" draw:layer="layout" svg:width="1.395cm" svg:height="0.135cm" draw:transform="rotate (-2.3537510292403) translate (20.434cm 3.055cm)">
            <text:p/>
            <draw:enhanced-geometry svg:viewBox="0 0 1771 148" draw:type="non-primitive" draw:enhanced-path="M 0 69  L 0 69  L 25 74  L 50 78  L 75 84  L 100 89  L 125 94  L 151 99  L 176 105  L 201 109  L 226 114  L 251 119  L 276 123  L 302 127  L 327 131  L 352 134  L 378 137  L 403 140  L 403 140  L 437 142  L 471 144  L 505 145  L 539 147  L 573 147  L 607 147  L 641 147  L 675 145  L 709 145  L 743 144  L 777 143  L 811 142  L 845 141  L 879 141  L 913 140  L 947 140  L 947 140  L 977 140  L 1006 141  L 1036 141  L 1065 142  L 1095 143  L 1124 144  L 1154 145  L 1185 147  L 1214 147  L 1244 148  L 1273 148  L 1303 147  L 1332 147  L 1361 144  L 1391 142  L 1420 140  L 1420 140  L 1441 137  L 1461 136  L 1483 135  L 1503 133  L 1524 132  L 1545 131  L 1566 128  L 1587 125  L 1607 122  L 1627 118  L 1646 114  L 1665 107  L 1685 100  L 1702 91  L 1720 81  L 1736 69  L 1736 69  L 1743 64  L 1748 56  L 1753 48  L 1757 38  L 1761 29  L 1763 20  L 1768 9  L 1771 0  N"/>
          </draw:custom-shape>
          <draw:custom-shape draw:style-name="gr12" draw:text-style-name="P2" draw:layer="layout" svg:width="1.45cm" svg:height="0.103cm" draw:transform="rotate (-2.3537510292403) translate (20.183cm 2.806cm)">
            <text:p/>
            <draw:enhanced-geometry svg:viewBox="0 0 1840 115" draw:type="non-primitive" draw:enhanced-path="M 0 0  L 0 0  L 33 4  L 66 9  L 99 13  L 131 18  L 164 22  L 197 28  L 229 33  L 262 37  L 295 42  L 328 46  L 361 50  L 394 54  L 427 59  L 460 62  L 493 65  L 525 69  L 525 69  L 557 72  L 589 75  L 621 78  L 653 80  L 684 84  L 716 86  L 748 88  L 780 90  L 811 93  L 843 95  L 875 97  L 907 99  L 938 101  L 970 103  L 1002 104  L 1034 105  L 1034 105  L 1065 106  L 1097 107  L 1129 109  L 1162 110  L 1194 112  L 1225 113  L 1257 114  L 1289 114  L 1321 115  L 1352 115  L 1384 115  L 1417 114  L 1448 113  L 1479 111  L 1511 109  L 1543 105  L 1543 105  L 1562 103  L 1580 99  L 1600 96  L 1618 92  L 1636 88  L 1655 84  L 1673 79  L 1692 73  L 1711 69  L 1729 63  L 1747 59  L 1765 53  L 1785 48  L 1803 43  L 1822 38  L 1840 34  N"/>
          </draw:custom-shape>
          <draw:custom-shape draw:style-name="gr12" draw:text-style-name="P2" draw:layer="layout" svg:width="1.438cm" svg:height="0.103cm" draw:transform="rotate (-2.3537510292403) translate (20cm 2.585cm)">
            <text:p/>
            <draw:enhanced-geometry svg:viewBox="0 0 1823 116" draw:type="non-primitive" draw:enhanced-path="M 0 0  L 0 0  L 33 4  L 66 9  L 99 14  L 132 18  L 165 23  L 197 28  L 230 33  L 263 37  L 296 42  L 329 46  L 361 50  L 394 54  L 428 59  L 461 62  L 494 66  L 526 69  L 526 69  L 555 72  L 583 75  L 612 78  L 640 80  L 668 84  L 697 86  L 725 88  L 753 91  L 782 93  L 811 95  L 840 97  L 868 100  L 896 101  L 925 103  L 954 104  L 982 105  L 982 105  L 1011 106  L 1039 108  L 1068 110  L 1096 111  L 1124 112  L 1153 113  L 1181 114  L 1210 116  L 1239 116  L 1267 116  L 1296 116  L 1324 114  L 1353 113  L 1382 111  L 1410 109  L 1438 105  L 1438 105  L 1463 102  L 1487 97  L 1511 92  L 1535 86  L 1560 80  L 1584 74  L 1607 67  L 1631 59  L 1655 51  L 1679 44  L 1703 36  L 1727 28  L 1750 20  L 1774 14  L 1799 7  L 1823 0  N"/>
          </draw:custom-shape>
          <draw:custom-shape draw:style-name="gr12" draw:text-style-name="P2" draw:layer="layout" svg:width="1.324cm" svg:height="0.204cm" draw:transform="rotate (-2.3537510292403) translate (19.822cm 2.546cm)">
            <text:p/>
            <draw:enhanced-geometry svg:viewBox="0 0 1683 225" draw:type="non-primitive" draw:enhanced-path="M 0 70  L 0 70  L 35 79  L 70 89  L 104 98  L 139 108  L 174 120  L 209 130  L 244 140  L 279 150  L 314 159  L 349 168  L 384 177  L 419 186  L 454 193  L 490 200  L 525 206  L 561 210  L 561 210  L 589 214  L 618 217  L 646 219  L 675 222  L 703 223  L 731 224  L 760 225  L 788 225  L 816 225  L 846 224  L 874 223  L 903 222  L 931 219  L 960 217  L 989 214  L 1017 210  L 1017 210  L 1051 206  L 1086 201  L 1120 195  L 1156 189  L 1190 183  L 1224 175  L 1258 167  L 1292 158  L 1326 149  L 1360 140  L 1394 130  L 1428 118  L 1461 107  L 1494 96  L 1526 83  L 1559 70  L 1559 70  L 1575 63  L 1591 55  L 1607 47  L 1623 38  L 1638 29  L 1652 19  L 1668 10  L 1683 0  N"/>
          </draw:custom-shape>
          <draw:custom-shape draw:style-name="gr12" draw:text-style-name="P2" draw:layer="layout" svg:width="0.165cm" svg:height="0.004cm" draw:transform="rotate (-2.3537510292403) translate (19.262cm 2.651cm)">
            <text:p/>
            <draw:enhanced-geometry svg:viewBox="0 0 210 0" draw:type="non-primitive" draw:enhanced-path="M 0 0  L 0 0  L 14 0  L 27 0  L 40 0  L 53 0  L 67 0  L 80 0  L 93 0  L 106 0  L 119 0  L 132 0  L 145 0  L 158 0  L 171 0  L 184 0  L 198 0  L 210 0  N"/>
          </draw:custom-shape>
          <draw:custom-shape draw:style-name="gr12" draw:text-style-name="P2" draw:layer="layout" svg:width="0.024cm" svg:height="0.031cm" draw:transform="rotate (-2.3537510292403) translate (19.099cm 2.861cm)">
            <text:p/>
            <draw:enhanced-geometry svg:viewBox="0 0 34 35" draw:type="non-primitive" draw:enhanced-path="M 0 35  L 0 35  L 4 30  L 9 27  L 13 22  L 17 18  L 21 13  L 26 9  L 30 4  L 34 0  N"/>
          </draw:custom-shape>
          <draw:custom-shape draw:style-name="gr13" draw:text-style-name="P2" draw:layer="layout" svg:width="0.145cm" svg:height="0.312cm" draw:transform="rotate (-2.3537510292403) translate (21.482cm 4.75cm)">
            <text:p/>
            <draw:enhanced-geometry svg:viewBox="0 0 186 345" draw:type="non-primitive" draw:enhanced-path="M 135 0  L 124 17  L 113 35  L 101 52  L 89 68  L 77 86  L 67 103  L 57 121  L 48 141  L 39 162  L 29 185  L 17 209  L 8 231  L 3 255  L 0 277  L 4 297  L 14 315  L 29 329  L 47 338  L 68 344  L 91 345  L 114 342  L 135 337  L 156 328  L 172 315  L 181 302  L 185 286  L 186 269  L 184 251  L 181 231  L 176 212  L 173 193  L 172 175  L 135 0  Z N"/>
          </draw:custom-shape>
          <draw:custom-shape draw:style-name="gr13" draw:text-style-name="P2" draw:layer="layout" svg:width="0.168cm" svg:height="0.227cm" draw:transform="rotate (-2.3537510292403) translate (20.95cm 4.07cm)">
            <text:p/>
            <draw:enhanced-geometry svg:viewBox="0 0 213 249" draw:type="non-primitive" draw:enhanced-path="M 127 34  L 109 55  L 86 77  L 62 98  L 38 120  L 19 141  L 4 163  L 0 186  L 5 209  L 12 220  L 20 228  L 30 234  L 42 240  L 54 245  L 68 248  L 82 249  L 97 249  L 112 248  L 127 247  L 141 243  L 155 239  L 167 233  L 179 226  L 189 219  L 198 209  L 205 199  L 211 188  L 213 175  L 213 163  L 213 150  L 209 137  L 206 124  L 202 110  L 197 96  L 191 82  L 186 68  L 180 54  L 174 41  L 170 26  L 165 13  L 163 0  L 127 34  Z N"/>
          </draw:custom-shape>
          <draw:custom-shape draw:style-name="gr13" draw:text-style-name="P2" draw:layer="layout" svg:width="0.358cm" svg:height="0.09cm" draw:transform="rotate (-2.3537510292403) translate (20.499cm 3.57cm)">
            <text:p/>
            <draw:enhanced-geometry svg:viewBox="0 0 456 101" draw:type="non-primitive" draw:enhanced-path="M 0 66  L 29 65  L 62 60  L 96 53  L 132 44  L 168 35  L 204 26  L 240 17  L 276 9  L 310 3  L 341 0  L 370 0  L 396 2  L 419 10  L 436 23  L 448 41  L 456 66  L 455 77  L 447 86  L 434 92  L 420 95  L 402 97  L 383 99  L 366 100  L 352 101  L 0 66  Z N"/>
          </draw:custom-shape>
          <draw:custom-shape draw:style-name="gr13" draw:text-style-name="P2" draw:layer="layout" svg:width="0.043cm" svg:height="0.031cm" draw:transform="rotate (-2.3537510292403) translate (20.293cm 3.694cm)">
            <text:p/>
            <draw:enhanced-geometry svg:viewBox="0 0 54 35" draw:type="non-primitive" draw:enhanced-path="M 0 35  L 7 30  L 13 26  L 20 20  L 25 16  L 32 11  L 39 6  L 46 3  L 54 0  L 0 35  Z N"/>
          </draw:custom-shape>
          <draw:custom-shape draw:style-name="gr13" draw:text-style-name="P2" draw:layer="layout" svg:width="0.252cm" svg:height="0.145cm" draw:transform="rotate (-2.3537510292403) translate (20.2cm 3.446cm)">
            <text:p/>
            <draw:enhanced-geometry svg:viewBox="0 0 316 162" draw:type="non-primitive" draw:enhanced-path="M 17 17  L 36 18  L 57 18  L 80 16  L 103 13  L 127 10  L 151 7  L 174 4  L 197 2  L 220 0  L 240 1  L 259 2  L 275 7  L 290 13  L 301 22  L 310 35  L 315 52  L 316 67  L 313 81  L 306 94  L 297 106  L 286 117  L 271 127  L 255 136  L 238 143  L 219 149  L 199 154  L 179 159  L 160 161  L 140 162  L 122 162  L 104 161  L 88 157  L 73 151  L 60 140  L 48 128  L 38 113  L 29 97  L 20 81  L 10 66  L 0 52  L 17 17  Z N"/>
          </draw:custom-shape>
          <draw:custom-shape draw:style-name="gr13" draw:text-style-name="P2" draw:layer="layout" svg:width="0.197cm" svg:height="0.127cm" draw:transform="rotate (-2.3537510292403) translate (19.924cm 3.248cm)">
            <text:p/>
            <draw:enhanced-geometry svg:viewBox="0 0 247 137" draw:type="non-primitive" draw:enhanced-path="M 18 30  L 33 29  L 49 27  L 66 24  L 83 20  L 100 17  L 117 12  L 134 7  L 151 4  L 168 1  L 183 0  L 197 0  L 210 1  L 221 4  L 231 10  L 239 19  L 245 30  L 247 52  L 239 72  L 225 90  L 204 107  L 180 120  L 154 130  L 128 136  L 104 137  L 87 132  L 73 124  L 59 111  L 48 96  L 35 79  L 24 62  L 12 45  L 0 30  L 18 30  Z N"/>
          </draw:custom-shape>
          <draw:custom-shape draw:style-name="gr13" draw:text-style-name="P2" draw:layer="layout" svg:width="0.193cm" svg:height="0.127cm" draw:transform="rotate (-2.3537510292403) translate (19.783cm 3.075cm)">
            <text:p/>
            <draw:enhanced-geometry svg:viewBox="0 0 246 141" draw:type="non-primitive" draw:enhanced-path="M 0 34  L 16 33  L 33 31  L 50 27  L 68 23  L 87 18  L 105 14  L 125 9  L 143 5  L 160 2  L 177 0  L 193 0  L 206 1  L 219 6  L 229 11  L 238 22  L 244 34  L 246 55  L 238 74  L 223 91  L 203 106  L 179 119  L 153 129  L 128 136  L 104 141  L 0 34  Z N"/>
          </draw:custom-shape>
          <draw:custom-shape draw:style-name="gr13" draw:text-style-name="P2" draw:layer="layout" svg:width="0.039cm" svg:height="0.004cm" draw:transform="rotate (-2.3537510292403) translate (19.729cm 2.999cm)">
            <text:p/>
            <draw:enhanced-geometry svg:viewBox="0 0 53 0" draw:type="non-primitive" draw:enhanced-path="M 53 0  L 46 0  L 40 0  L 34 0  L 27 0  L 20 0  L 13 0  L 6 0  L 0 0  L 53 0  Z N"/>
          </draw:custom-shape>
          <draw:custom-shape draw:style-name="gr13" draw:text-style-name="P2" draw:layer="layout" svg:width="0.209cm" svg:height="0.099cm" draw:transform="rotate (-2.3537510292403) translate (19.503cm 2.868cm)">
            <text:p/>
            <draw:enhanced-geometry svg:viewBox="0 0 263 108" draw:type="non-primitive" draw:enhanced-path="M 0 38  L 17 37  L 36 34  L 56 31  L 75 26  L 95 21  L 116 15  L 136 10  L 156 6  L 175 2  L 193 0  L 210 0  L 225 2  L 237 7  L 249 14  L 258 24  L 263 38  L 263 54  L 255 68  L 242 81  L 225 91  L 203 99  L 182 105  L 160 108  L 141 108  L 125 106  L 111 100  L 98 91  L 85 81  L 73 71  L 60 58  L 48 48  L 35 38  L 0 38  Z N"/>
          </draw:custom-shape>
          <draw:custom-shape draw:style-name="gr10" draw:text-style-name="P2" draw:layer="layout" svg:width="0.026cm" svg:height="0.031cm" draw:transform="rotate (-2.3537510292403) translate (20.608cm 5.493cm)">
            <text:p/>
            <draw:enhanced-geometry svg:viewBox="0 0 35 36" draw:type="non-primitive" draw:enhanced-path="M 35 0  L 35 0  L 31 5  L 26 10  L 22 14  L 17 17  L 13 22  L 9 27  L 5 31  L 0 36  N"/>
          </draw:custom-shape>
          <draw:custom-shape draw:style-name="gr10" draw:text-style-name="P2" draw:layer="layout" svg:width="0.093cm" svg:height="0.072cm" draw:transform="rotate (-2.3537510292403) translate (21.421cm 5.094cm)">
            <text:p/>
            <draw:enhanced-geometry svg:viewBox="0 0 123 78" draw:type="non-primitive" draw:enhanced-path="M 0 9  L 0 9  L 14 8  L 28 6  L 41 4  L 55 1  L 69 0  L 81 0  L 93 4  L 104 9  L 104 9  L 109 15  L 114 23  L 117 31  L 118 40  L 120 50  L 121 59  L 122 69  L 123 78  N"/>
          </draw:custom-shape>
          <draw:custom-shape draw:style-name="gr10" draw:text-style-name="P2" draw:layer="layout" svg:width="0.109cm" svg:height="0.031cm" draw:transform="rotate (-2.3537510292403) translate (21.609cm 4.848cm)">
            <text:p/>
            <draw:enhanced-geometry svg:viewBox="0 0 140 34" draw:type="non-primitive" draw:enhanced-path="M 140 0  L 140 0  L 122 4  L 103 5  L 84 6  L 63 7  L 45 10  L 28 15  L 12 23  L 0 34  N"/>
          </draw:custom-shape>
          <draw:custom-shape draw:style-name="gr10" draw:text-style-name="P2" draw:layer="layout" svg:width="0.042cm" svg:height="0.095cm" draw:transform="rotate (-2.3537510292403) translate (21.586cm 4.825cm)">
            <text:p/>
            <draw:enhanced-geometry svg:viewBox="0 0 53 106" draw:type="non-primitive" draw:enhanced-path="M 0 106  L 0 106  L 6 92  L 13 79  L 20 66  L 27 53  L 33 40  L 39 27  L 46 14  L 53 0  N"/>
          </draw:custom-shape>
          <draw:custom-shape draw:style-name="gr10" draw:text-style-name="P2" draw:layer="layout" svg:width="0.008cm" svg:height="0.095cm" draw:transform="rotate (-2.3537510292403) translate (21.576cm 4.836cm)">
            <text:p/>
            <draw:enhanced-geometry svg:viewBox="0 0 11 106" draw:type="non-primitive" draw:enhanced-path="M 0 0  L 0 0  L 1 14  L 3 29  L 6 42  L 9 57  L 11 71  L 10 84  L 6 96  L 0 106  N"/>
          </draw:custom-shape>
          <draw:custom-shape draw:style-name="gr10" draw:text-style-name="P2" draw:layer="layout" svg:width="0.126cm" svg:height="0.081cm" draw:transform="rotate (-2.3537510292403) translate (21.335cm 5.103cm)">
            <text:p/>
            <draw:enhanced-geometry svg:viewBox="0 0 161 90" draw:type="non-primitive" draw:enhanced-path="M 0 20  L 0 20  L 21 18  L 44 14  L 67 8  L 89 3  L 111 0  L 130 1  L 146 7  L 157 20  L 157 20  L 161 32  L 160 43  L 155 56  L 147 67  L 138 76  L 128 84  L 117 88  L 105 90  N"/>
          </draw:custom-shape>
          <draw:custom-shape draw:style-name="gr10" draw:text-style-name="P2" draw:layer="layout" svg:width="0.027cm" svg:height="0.031cm" draw:transform="rotate (-2.3537510292403) translate (21.326cm 5.132cm)">
            <text:p/>
            <draw:enhanced-geometry svg:viewBox="0 0 35 35" draw:type="non-primitive" draw:enhanced-path="M 35 35  L 35 35  L 31 31  L 26 25  L 23 18  L 18 12  L 15 6  L 10 3  L 6 0  L 0 1  N"/>
          </draw:custom-shape>
          <draw:custom-shape draw:style-name="gr10" draw:text-style-name="P2" draw:layer="layout" svg:width="0.039cm" svg:height="0.095cm" draw:transform="rotate (-2.3537510292403) translate (21.614cm 4.798cm)">
            <text:p/>
            <draw:enhanced-geometry svg:viewBox="0 0 53 106" draw:type="non-primitive" draw:enhanced-path="M 53 0  L 53 0  L 46 10  L 37 17  L 28 25  L 19 33  L 11 41  L 4 50  L 0 59  L 0 70  L 0 70  L 3 78  L 7 83  L 14 88  L 22 91  L 30 95  L 38 98  L 46 101  L 53 106  N"/>
          </draw:custom-shape>
          <draw:custom-shape draw:style-name="gr10" draw:text-style-name="P2" draw:layer="layout" svg:width="1.217cm" svg:height="2.463cm" draw:transform="rotate (-2.3537510292403) translate (21.534cm 5.263cm)">
            <text:p/>
            <draw:enhanced-geometry svg:viewBox="0 0 1542 2717" draw:type="non-primitive" draw:enhanced-path="M 0 298  L 0 298  L 14 280  L 29 262  L 43 243  L 56 224  L 71 205  L 87 187  L 104 171  L 122 158  L 122 158  L 151 140  L 180 123  L 211 105  L 241 88  L 273 72  L 305 56  L 338 42  L 371 30  L 403 18  L 436 10  L 469 4  L 502 0  L 535 0  L 567 3  L 600 8  L 630 18  L 630 18  L 655 30  L 679 45  L 701 63  L 720 82  L 737 105  L 754 128  L 769 153  L 782 179  L 795 208  L 807 235  L 820 264  L 831 293  L 842 321  L 853 349  L 865 378  L 876 404  L 876 404  L 888 431  L 899 458  L 909 487  L 920 515  L 929 543  L 938 572  L 946 600  L 954 628  L 962 658  L 969 686  L 976 716  L 984 745  L 992 773  L 1000 802  L 1008 831  L 1017 860  L 1017 860  L 1024 881  L 1030 904  L 1036 925  L 1043 947  L 1049 970  L 1056 991  L 1063 1014  L 1069 1035  L 1069 1035  L 1077 1061  L 1085 1088  L 1093 1115  L 1101 1141  L 1109 1167  L 1117 1193  L 1125 1219  L 1133 1245  L 1140 1271  L 1148 1297  L 1156 1323  L 1163 1349  L 1170 1376  L 1178 1403  L 1185 1429  L 1192 1455  L 1192 1455  L 1201 1490  L 1209 1525  L 1217 1560  L 1224 1595  L 1232 1631  L 1238 1666  L 1245 1701  L 1252 1736  L 1259 1771  L 1266 1806  L 1272 1841  L 1280 1877  L 1287 1912  L 1295 1947  L 1304 1981  L 1313 2016  L 1313 2016  L 1325 2056  L 1337 2095  L 1349 2135  L 1363 2175  L 1377 2214  L 1390 2254  L 1404 2293  L 1418 2332  L 1432 2371  L 1446 2411  L 1460 2449  L 1474 2489  L 1487 2527  L 1500 2567  L 1513 2607  L 1525 2646  L 1525 2646  L 1528 2655  L 1530 2665  L 1531 2674  L 1533 2682  L 1536 2691  L 1538 2700  L 1540 2708  L 1542 2717  N"/>
          </draw:custom-shape>
          <draw:custom-shape draw:style-name="gr14" draw:text-style-name="P2" draw:layer="layout" svg:width="0.165cm" svg:height="0.476cm" draw:transform="rotate (-2.3537510292403) translate (21.622cm 4.61cm)">
            <text:p/>
            <draw:enhanced-geometry svg:viewBox="0 0 212 525" draw:type="non-primitive" draw:enhanced-path="M 212 0  L 196 8  L 179 16  L 162 23  L 145 30  L 128 37  L 113 45  L 99 57  L 88 69  L 81 81  L 76 92  L 71 104  L 68 117  L 64 130  L 62 143  L 61 156  L 60 170  L 58 185  L 58 198  L 58 212  L 57 227  L 57 240  L 56 254  L 55 268  L 53 281  L 49 297  L 46 313  L 40 329  L 35 345  L 29 362  L 22 378  L 17 395  L 11 410  L 6 426  L 3 442  L 1 458  L 0 473  L 1 486  L 4 500  L 10 512  L 19 525  L 212 0  Z N"/>
          </draw:custom-shape>
          <draw:custom-shape draw:style-name="gr10" draw:text-style-name="P2" draw:layer="layout" svg:width="0.165cm" svg:height="0.476cm" draw:transform="rotate (-2.3537510292403) translate (21.622cm 4.61cm)">
            <text:p/>
            <draw:enhanced-geometry svg:viewBox="0 0 212 525" draw:type="non-primitive" draw:enhanced-path="M 212 0  L 212 0  L 196 8  L 179 16  L 162 23  L 145 30  L 128 37  L 113 45  L 99 57  L 88 69  L 88 69  L 81 81  L 76 92  L 71 104  L 68 117  L 64 130  L 62 143  L 61 156  L 60 170  L 58 185  L 58 198  L 58 212  L 57 227  L 57 240  L 56 254  L 55 268  L 53 281  L 53 281  L 49 297  L 46 313  L 40 329  L 35 345  L 29 362  L 22 378  L 17 395  L 11 410  L 6 426  L 3 442  L 1 458  L 0 473  L 1 486  L 4 500  L 10 512  L 19 525  N"/>
          </draw:custom-shape>
          <draw:custom-shape draw:style-name="gr14" draw:text-style-name="P2" draw:layer="layout" svg:width="0.193cm" svg:height="0.448cm" draw:transform="rotate (-2.3537510292403) translate (21.632cm 4.599cm)">
            <text:p/>
            <draw:enhanced-geometry svg:viewBox="0 0 247 497" draw:type="non-primitive" draw:enhanced-path="M 247 0  L 226 17  L 206 34  L 185 51  L 164 67  L 143 84  L 124 102  L 106 120  L 89 141  L 78 156  L 66 172  L 56 189  L 46 208  L 38 225  L 30 244  L 24 262  L 20 281  L 14 303  L 8 325  L 4 348  L 2 372  L 0 395  L 4 416  L 10 437  L 20 456  L 28 465  L 37 474  L 47 482  L 59 489  L 71 494  L 83 497  L 95 495  L 106 491  L 117 482  L 126 472  L 132 459  L 135 446  L 138 431  L 138 415  L 137 399  L 134 382  L 132 365  L 129 347  L 126 329  L 124 312  L 122 295  L 122 278  L 123 262  L 125 246  L 131 223  L 138 201  L 147 179  L 156 158  L 165 135  L 175 113  L 185 92  L 194 69  L 247 0  Z N"/>
          </draw:custom-shape>
          <draw:custom-shape draw:style-name="gr10" draw:text-style-name="P2" draw:layer="layout" svg:width="0.193cm" svg:height="0.448cm" draw:transform="rotate (-2.3537510292403) translate (21.632cm 4.599cm)">
            <text:p/>
            <draw:enhanced-geometry svg:viewBox="0 0 247 497" draw:type="non-primitive" draw:enhanced-path="M 247 0  L 247 0  L 226 17  L 206 34  L 185 51  L 164 67  L 143 84  L 124 102  L 106 120  L 89 141  L 89 141  L 78 156  L 66 172  L 56 189  L 46 208  L 38 225  L 30 244  L 24 262  L 20 281  L 20 281  L 14 303  L 8 325  L 4 348  L 2 372  L 0 395  L 4 416  L 10 437  L 20 456  L 20 456  L 28 465  L 37 474  L 47 482  L 59 489  L 71 494  L 83 497  L 95 495  L 106 491  L 106 491  L 117 482  L 126 472  L 132 459  L 135 446  L 138 431  L 138 415  L 137 399  L 134 382  L 132 365  L 129 347  L 126 329  L 124 312  L 122 295  L 122 278  L 123 262  L 125 246  L 125 246  L 131 223  L 138 201  L 147 179  L 156 158  L 165 135  L 175 113  L 185 92  L 194 69  N"/>
          </draw:custom-shape>
          <draw:custom-shape draw:style-name="gr14" draw:text-style-name="P2" draw:layer="layout" svg:width="0.166cm" svg:height="0.286cm" draw:transform="rotate (-2.3537510292403) translate (21.636cm 4.641cm)">
            <text:p/>
            <draw:enhanced-geometry svg:viewBox="0 0 210 316" draw:type="non-primitive" draw:enhanced-path="M 210 0  L 201 4  L 191 8  L 182 11  L 173 16  L 164 19  L 155 24  L 147 29  L 140 35  L 129 46  L 119 58  L 110 71  L 101 84  L 92 99  L 85 112  L 77 127  L 69 140  L 58 161  L 45 182  L 33 204  L 21 226  L 11 247  L 3 270  L 0 292  L 0 316  L 210 0  Z N"/>
          </draw:custom-shape>
          <draw:custom-shape draw:style-name="gr10" draw:text-style-name="P2" draw:layer="layout" svg:width="0.166cm" svg:height="0.286cm" draw:transform="rotate (-2.3537510292403) translate (21.636cm 4.641cm)">
            <text:p/>
            <draw:enhanced-geometry svg:viewBox="0 0 210 316" draw:type="non-primitive" draw:enhanced-path="M 210 0  L 210 0  L 201 4  L 191 8  L 182 11  L 173 16  L 164 19  L 155 24  L 147 29  L 140 35  L 140 35  L 129 46  L 119 58  L 110 71  L 101 84  L 92 99  L 85 112  L 77 127  L 69 140  L 69 140  L 58 161  L 45 182  L 33 204  L 21 226  L 11 247  L 3 270  L 0 292  L 0 316  N"/>
          </draw:custom-shape>
          <draw:custom-shape draw:style-name="gr14" draw:text-style-name="P2" draw:layer="layout" svg:width="0.168cm" svg:height="0.444cm" draw:transform="rotate (-2.3537510292403) translate (21.185cm 5.094cm)">
            <text:p/>
            <draw:enhanced-geometry svg:viewBox="0 0 218 491" draw:type="non-primitive" draw:enhanced-path="M 0 0  L 16 12  L 32 25  L 48 37  L 65 50  L 81 62  L 96 76  L 110 89  L 123 104  L 134 120  L 146 137  L 155 155  L 165 172  L 173 190  L 180 209  L 186 227  L 192 245  L 198 266  L 201 288  L 204 309  L 207 332  L 208 354  L 209 375  L 209 398  L 210 419  L 211 428  L 214 439  L 215 448  L 217 458  L 218 467  L 217 476  L 215 484  L 210 491  L 0 0  Z N"/>
          </draw:custom-shape>
          <draw:custom-shape draw:style-name="gr10" draw:text-style-name="P2" draw:layer="layout" svg:width="0.168cm" svg:height="0.444cm" draw:transform="rotate (-2.3537510292403) translate (21.185cm 5.094cm)">
            <text:p/>
            <draw:enhanced-geometry svg:viewBox="0 0 218 491" draw:type="non-primitive" draw:enhanced-path="M 0 0  L 0 0  L 16 12  L 32 25  L 48 37  L 65 50  L 81 62  L 96 76  L 110 89  L 123 104  L 123 104  L 134 120  L 146 137  L 155 155  L 165 172  L 173 190  L 180 209  L 186 227  L 192 245  L 192 245  L 198 266  L 201 288  L 204 309  L 207 332  L 208 354  L 209 375  L 209 398  L 210 419  L 210 419  L 211 428  L 214 439  L 215 448  L 217 458  L 218 467  L 217 476  L 215 484  L 210 491  N"/>
          </draw:custom-shape>
          <draw:custom-shape draw:style-name="gr14" draw:text-style-name="P2" draw:layer="layout" svg:width="0.185cm" svg:height="0.281cm" draw:transform="rotate (-2.3537510292403) translate (21.042cm 4.967cm)">
            <text:p/>
            <draw:enhanced-geometry svg:viewBox="0 0 236 309" draw:type="non-primitive" draw:enhanced-path="M 175 140  L 184 158  L 195 177  L 208 196  L 220 214  L 231 232  L 236 250  L 236 266  L 229 281  L 220 290  L 209 298  L 197 303  L 183 307  L 168 309  L 152 309  L 138 309  L 122 306  L 106 302  L 90 298  L 75 291  L 62 284  L 48 275  L 37 266  L 26 256  L 17 246  L 9 232  L 5 218  L 1 204  L 0 189  L 1 173  L 3 157  L 7 141  L 12 124  L 17 108  L 24 93  L 31 76  L 39 60  L 47 44  L 56 29  L 64 14  L 72 0  L 175 140  Z N"/>
          </draw:custom-shape>
          <draw:custom-shape draw:style-name="gr10" draw:text-style-name="P2" draw:layer="layout" svg:width="0.185cm" svg:height="0.281cm" draw:transform="rotate (-2.3537510292403) translate (21.042cm 4.967cm)">
            <text:p/>
            <draw:enhanced-geometry svg:viewBox="0 0 236 309" draw:type="non-primitive" draw:enhanced-path="M 175 140  L 175 140  L 184 158  L 195 177  L 208 196  L 220 214  L 231 232  L 236 250  L 236 266  L 229 281  L 229 281  L 220 290  L 209 298  L 197 303  L 183 307  L 168 309  L 152 309  L 138 309  L 122 306  L 106 302  L 90 298  L 75 291  L 62 284  L 48 275  L 37 266  L 26 256  L 17 246  L 17 246  L 9 232  L 5 218  L 1 204  L 0 189  L 1 173  L 3 157  L 7 141  L 12 124  L 17 108  L 24 93  L 31 76  L 39 60  L 47 44  L 56 29  L 64 14  L 72 0  N"/>
          </draw:custom-shape>
          <draw:custom-shape draw:style-name="gr14" draw:text-style-name="P2" draw:layer="layout" svg:width="0.138cm" svg:height="0.031cm" draw:transform="rotate (-2.3537510292403) translate (21.104cm 4.95cm)">
            <text:p/>
            <draw:enhanced-geometry svg:viewBox="0 0 175 34" draw:type="non-primitive" draw:enhanced-path="M 175 0  L 153 4  L 132 9  L 109 13  L 87 17  L 66 21  L 43 26  L 22 30  L 0 34  L 175 0  Z N"/>
          </draw:custom-shape>
          <draw:custom-shape draw:style-name="gr10" draw:text-style-name="P2" draw:layer="layout" svg:width="0.138cm" svg:height="0.031cm" draw:transform="rotate (-2.3537510292403) translate (21.104cm 4.95cm)">
            <text:p/>
            <draw:enhanced-geometry svg:viewBox="0 0 175 34" draw:type="non-primitive" draw:enhanced-path="M 175 0  L 175 0  L 153 4  L 132 9  L 109 13  L 87 17  L 66 21  L 43 26  L 22 30  L 0 34  N"/>
          </draw:custom-shape>
          <draw:custom-shape draw:style-name="gr14" draw:text-style-name="P2" draw:layer="layout" svg:width="0.157cm" svg:height="0.327cm" draw:transform="rotate (-2.3537510292403) translate (21.43cm 4.307cm)">
            <text:p/>
            <draw:enhanced-geometry svg:viewBox="0 0 198 361" draw:type="non-primitive" draw:enhanced-path="M 98 72  L 92 90  L 84 108  L 75 127  L 65 147  L 55 167  L 43 187  L 33 207  L 23 226  L 15 245  L 8 265  L 2 282  L 0 299  L 1 314  L 6 329  L 14 342  L 26 353  L 47 361  L 69 360  L 92 351  L 115 335  L 136 316  L 156 293  L 172 269  L 184 246  L 190 233  L 194 218  L 196 203  L 198 189  L 198 174  L 196 158  L 194 142  L 191 126  L 189 111  L 184 96  L 181 80  L 177 64  L 174 48  L 170 32  L 168 16  L 167 0  L 98 72  Z N"/>
          </draw:custom-shape>
          <draw:custom-shape draw:style-name="gr10" draw:text-style-name="P2" draw:layer="layout" svg:width="0.157cm" svg:height="0.327cm" draw:transform="rotate (-2.3537510292403) translate (21.43cm 4.307cm)">
            <text:p/>
            <draw:enhanced-geometry svg:viewBox="0 0 198 361" draw:type="non-primitive" draw:enhanced-path="M 98 72  L 98 72  L 92 90  L 84 108  L 75 127  L 65 147  L 55 167  L 43 187  L 33 207  L 23 226  L 15 245  L 8 265  L 2 282  L 0 299  L 1 314  L 6 329  L 14 342  L 26 353  L 26 353  L 47 361  L 69 360  L 92 351  L 115 335  L 136 316  L 156 293  L 172 269  L 184 246  L 184 246  L 190 233  L 194 218  L 196 203  L 198 189  L 198 174  L 196 158  L 194 142  L 191 126  L 189 111  L 184 96  L 181 80  L 177 64  L 174 48  L 170 32  L 168 16  L 167 0  N"/>
          </draw:custom-shape>
          <draw:custom-shape draw:style-name="gr14" draw:text-style-name="P2" draw:layer="layout" svg:width="0.126cm" svg:height="0.322cm" draw:transform="rotate (-2.3537510292403) translate (20.908cm 4.967cm)">
            <text:p/>
            <draw:enhanced-geometry svg:viewBox="0 0 159 355" draw:type="non-primitive" draw:enhanced-path="M 39 0  L 46 15  L 53 31  L 61 46  L 67 60  L 75 75  L 83 91  L 91 106  L 98 120  L 106 135  L 113 151  L 120 166  L 125 180  L 131 196  L 137 212  L 141 228  L 144 244  L 148 258  L 151 272  L 156 288  L 158 303  L 159 318  L 158 330  L 154 341  L 144 349  L 129 355  L 112 354  L 95 348  L 76 338  L 61 326  L 46 311  L 32 296  L 22 280  L 14 264  L 8 248  L 4 231  L 2 216  L 0 197  L 2 180  L 3 162  L 4 144  L 6 126  L 10 108  L 13 90  L 15 72  L 17 53  L 20 35  L 22 17  L 22 0  L 39 0  Z N"/>
          </draw:custom-shape>
          <draw:custom-shape draw:style-name="gr10" draw:text-style-name="P2" draw:layer="layout" svg:width="0.126cm" svg:height="0.322cm" draw:transform="rotate (-2.3537510292403) translate (20.908cm 4.967cm)">
            <text:p/>
            <draw:enhanced-geometry svg:viewBox="0 0 159 355" draw:type="non-primitive" draw:enhanced-path="M 39 0  L 39 0  L 46 15  L 53 31  L 61 46  L 67 60  L 75 75  L 83 91  L 91 106  L 98 120  L 106 135  L 113 151  L 120 166  L 125 180  L 131 196  L 137 212  L 141 228  L 144 244  L 144 244  L 148 258  L 151 272  L 156 288  L 158 303  L 159 318  L 158 330  L 154 341  L 144 349  L 144 349  L 129 355  L 112 354  L 95 348  L 76 338  L 61 326  L 46 311  L 32 296  L 22 280  L 22 280  L 14 264  L 8 248  L 4 231  L 2 216  L 0 197  L 2 180  L 3 162  L 4 144  L 6 126  L 10 108  L 13 90  L 15 72  L 17 53  L 20 35  L 22 17  L 22 0  N"/>
          </draw:custom-shape>
          <draw:custom-shape draw:style-name="gr13" draw:text-style-name="P2" draw:layer="layout" svg:width="0.035cm" svg:height="0.018cm" draw:transform="rotate (-2.3537510292403) translate (20.578cm 5.684cm)">
            <text:p/>
            <draw:enhanced-geometry svg:viewBox="0 0 44 17" draw:type="non-primitive" draw:enhanced-path="M 44 17  L 38 15  L 33 13  L 28 10  L 23 8  L 17 7  L 11 5  L 6 2  L 0 0  L 44 17  Z N"/>
          </draw:custom-shape>
          <draw:custom-shape draw:style-name="gr10" draw:text-style-name="P2" draw:layer="layout" svg:width="0.035cm" svg:height="0.018cm" draw:transform="rotate (-2.3537510292403) translate (20.578cm 5.684cm)">
            <text:p/>
            <draw:enhanced-geometry svg:viewBox="0 0 44 17" draw:type="non-primitive" draw:enhanced-path="M 44 17  L 44 17  L 38 15  L 33 13  L 28 10  L 23 8  L 17 7  L 11 5  L 6 2  L 0 0  N"/>
          </draw:custom-shape>
          <draw:custom-shape draw:style-name="gr14" draw:text-style-name="P2" draw:layer="layout" svg:width="0.429cm" svg:height="0.335cm" draw:transform="rotate (-2.3537510292403) translate (20.837cm 5.738cm)">
            <text:p/>
            <draw:enhanced-geometry svg:viewBox="0 0 544 371" draw:type="non-primitive" draw:enhanced-path="M 0 318  L 13 311  L 24 306  L 36 299  L 48 292  L 60 285  L 72 279  L 84 273  L 97 266  L 111 258  L 127 249  L 142 239  L 157 230  L 173 220  L 188 210  L 204 203  L 220 195  L 236 190  L 252 186  L 269 182  L 286 179  L 302 176  L 319 172  L 335 167  L 351 161  L 361 156  L 371 150  L 381 144  L 392 138  L 401 131  L 411 123  L 420 116  L 430 108  L 444 94  L 456 76  L 469 55  L 480 35  L 492 18  L 506 5  L 520 0  L 536 3  L 541 9  L 544 17  L 542 25  L 539 35  L 533 45  L 529 55  L 523 64  L 519 73  L 511 86  L 502 98  L 492 110  L 482 121  L 472 131  L 461 141  L 449 152  L 439 161  L 428 171  L 416 180  L 404 189  L 393 198  L 380 207  L 367 215  L 354 223  L 342 231  L 329 239  L 317 246  L 303 252  L 291 259  L 277 265  L 263 272  L 251 277  L 237 283  L 226 288  L 215 292  L 203 297  L 193 301  L 182 306  L 170 310  L 159 314  L 149 318  L 139 323  L 128 327  L 119 332  L 109 336  L 100 341  L 90 345  L 81 350  L 70 353  L 65 356  L 59 359  L 55 361  L 49 364  L 43 366  L 38 367  L 32 369  L 26 371  L 0 318  Z N"/>
          </draw:custom-shape>
          <draw:custom-shape draw:style-name="gr10" draw:text-style-name="P2" draw:layer="layout" svg:width="0.429cm" svg:height="0.335cm" draw:transform="rotate (-2.3537510292403) translate (20.837cm 5.738cm)">
            <text:p/>
            <draw:enhanced-geometry svg:viewBox="0 0 544 371" draw:type="non-primitive" draw:enhanced-path="M 0 318  L 0 318  L 13 311  L 24 306  L 36 299  L 48 292  L 60 285  L 72 279  L 84 273  L 97 266  L 97 266  L 111 258  L 127 249  L 142 239  L 157 230  L 173 220  L 188 210  L 204 203  L 220 195  L 220 195  L 236 190  L 252 186  L 269 182  L 286 179  L 302 176  L 319 172  L 335 167  L 351 161  L 351 161  L 361 156  L 371 150  L 381 144  L 392 138  L 401 131  L 411 123  L 420 116  L 430 108  L 430 108  L 444 94  L 456 76  L 469 55  L 480 35  L 492 18  L 506 5  L 520 0  L 536 3  L 536 3  L 541 9  L 544 17  L 542 25  L 539 35  L 533 45  L 529 55  L 523 64  L 519 73  L 519 73  L 511 86  L 502 98  L 492 110  L 482 121  L 472 131  L 461 141  L 449 152  L 439 161  L 439 161  L 428 171  L 416 180  L 404 189  L 393 198  L 380 207  L 367 215  L 354 223  L 342 231  L 342 231  L 329 239  L 317 246  L 303 252  L 291 259  L 277 265  L 263 272  L 251 277  L 237 283  L 237 283  L 226 288  L 215 292  L 203 297  L 193 301  L 182 306  L 170 310  L 159 314  L 149 318  L 149 318  L 139 323  L 128 327  L 119 332  L 109 336  L 100 341  L 90 345  L 81 350  L 70 353  L 70 353  L 65 356  L 59 359  L 55 361  L 49 364  L 43 366  L 38 367  L 32 369  L 26 371  N"/>
          </draw:custom-shape>
          <draw:custom-shape draw:style-name="gr14" draw:text-style-name="P2" draw:layer="layout" svg:width="0.378cm" svg:height="0.303cm" draw:transform="rotate (-2.3537510292403) translate (19.65cm 4.629cm)">
            <text:p/>
            <draw:enhanced-geometry svg:viewBox="0 0 482 337" draw:type="non-primitive" draw:enhanced-path="M 0 35  L 14 51  L 30 66  L 45 82  L 60 97  L 74 113  L 89 128  L 105 143  L 121 157  L 135 170  L 148 181  L 162 194  L 175 205  L 189 216  L 204 227  L 220 237  L 235 245  L 249 252  L 264 256  L 279 261  L 294 264  L 310 267  L 325 270  L 341 272  L 358 274  L 373 277  L 389 279  L 405 282  L 419 287  L 433 292  L 448 298  L 460 306  L 473 315  L 476 318  L 481 323  L 482 329  L 481 333  L 471 337  L 464 335  L 454 329  L 446 320  L 437 309  L 429 298  L 420 288  L 411 279  L 399 270  L 388 261  L 375 252  L 364 243  L 352 232  L 341 224  L 329 216  L 315 210  L 301 205  L 287 204  L 272 203  L 257 202  L 241 202  L 228 201  L 213 197  L 199 193  L 188 187  L 178 179  L 167 170  L 158 161  L 149 152  L 140 142  L 130 131  L 121 121  L 112 113  L 103 104  L 95 96  L 86 87  L 77 79  L 69 70  L 60 61  L 51 52  L 44 45  L 38 40  L 31 33  L 26 26  L 19 19  L 12 12  L 6 7  L 0 0  L 0 35  Z N"/>
          </draw:custom-shape>
          <draw:custom-shape draw:style-name="gr10" draw:text-style-name="P2" draw:layer="layout" svg:width="0.378cm" svg:height="0.303cm" draw:transform="rotate (-2.3537510292403) translate (19.65cm 4.629cm)">
            <text:p/>
            <draw:enhanced-geometry svg:viewBox="0 0 482 337" draw:type="non-primitive" draw:enhanced-path="M 0 35  L 0 35  L 14 51  L 30 66  L 45 82  L 60 97  L 74 113  L 89 128  L 105 143  L 121 157  L 121 157  L 135 170  L 148 181  L 162 194  L 175 205  L 189 216  L 204 227  L 220 237  L 235 245  L 235 245  L 249 252  L 264 256  L 279 261  L 294 264  L 310 267  L 325 270  L 341 272  L 358 274  L 373 277  L 389 279  L 405 282  L 419 287  L 433 292  L 448 298  L 460 306  L 473 315  L 473 315  L 476 318  L 481 323  L 482 329  L 481 333  L 481 333  L 471 337  L 464 335  L 454 329  L 446 320  L 437 309  L 429 298  L 420 288  L 411 279  L 411 279  L 399 270  L 388 261  L 375 252  L 364 243  L 352 232  L 341 224  L 329 216  L 315 210  L 315 210  L 301 205  L 287 204  L 272 203  L 257 202  L 241 202  L 228 201  L 213 197  L 199 193  L 199 193  L 188 187  L 178 179  L 167 170  L 158 161  L 149 152  L 140 142  L 130 131  L 121 121  L 121 121  L 112 113  L 103 104  L 95 96  L 86 87  L 77 79  L 69 70  L 60 61  L 51 52  L 51 52  L 44 45  L 38 40  L 31 33  L 26 26  L 19 19  L 12 12  L 6 7  L 0 0  N"/>
          </draw:custom-shape>
          <draw:custom-shape draw:style-name="gr14" draw:text-style-name="P2" draw:layer="layout" svg:width="0.523cm" svg:height="0.462cm" draw:transform="rotate (-2.3537510292403) translate (18.52cm 3.893cm)">
            <text:p/>
            <draw:enhanced-geometry svg:viewBox="0 0 666 511" draw:type="non-primitive" draw:enhanced-path="M 0 53  L 15 72  L 28 91  L 43 112  L 58 131  L 71 151  L 86 171  L 100 191  L 115 210  L 124 223  L 132 235  L 139 248  L 147 260  L 155 273  L 163 285  L 172 299  L 180 311  L 188 324  L 196 335  L 205 347  L 214 359  L 223 370  L 234 381  L 244 392  L 254 402  L 264 411  L 274 419  L 285 427  L 296 434  L 307 440  L 319 446  L 330 452  L 343 456  L 356 461  L 370 463  L 384 465  L 398 466  L 413 469  L 428 470  L 442 471  L 456 473  L 468 476  L 480 478  L 492 480  L 505 482  L 516 485  L 529 488  L 540 490  L 552 493  L 565 495  L 576 497  L 589 499  L 600 502  L 612 504  L 625 505  L 636 507  L 649 508  L 653 510  L 659 511  L 664 511  L 666 508  L 666 495  L 658 485  L 644 478  L 627 472  L 608 469  L 588 465  L 568 461  L 552 456  L 541 452  L 529 446  L 517 442  L 505 437  L 493 432  L 481 428  L 468 424  L 457 420  L 445 415  L 432 411  L 420 407  L 408 403  L 396 398  L 384 394  L 372 389  L 361 385  L 349 380  L 338 377  L 325 373  L 314 370  L 303 367  L 293 362  L 282 356  L 272 350  L 256 337  L 242 324  L 228 309  L 215 293  L 203 277  L 191 261  L 178 244  L 166 227  L 156 215  L 147 202  L 139 189  L 130 176  L 122 163  L 113 149  L 105 137  L 96 123  L 86 107  L 75 92  L 63 76  L 53 62  L 42 46  L 31 31  L 19 15  L 8 0  L 0 53  Z N"/>
          </draw:custom-shape>
          <draw:custom-shape draw:style-name="gr10" draw:text-style-name="P2" draw:layer="layout" svg:width="0.523cm" svg:height="0.462cm" draw:transform="rotate (-2.3537510292403) translate (18.52cm 3.893cm)">
            <text:p/>
            <draw:enhanced-geometry svg:viewBox="0 0 666 511" draw:type="non-primitive" draw:enhanced-path="M 0 53  L 0 53  L 15 72  L 28 91  L 43 112  L 58 131  L 71 151  L 86 171  L 100 191  L 115 210  L 115 210  L 124 223  L 132 235  L 139 248  L 147 260  L 155 273  L 163 285  L 172 299  L 180 311  L 188 324  L 196 335  L 205 347  L 214 359  L 223 370  L 234 381  L 244 392  L 254 402  L 254 402  L 264 411  L 274 419  L 285 427  L 296 434  L 307 440  L 319 446  L 330 452  L 343 456  L 343 456  L 356 461  L 370 463  L 384 465  L 398 466  L 413 469  L 428 470  L 442 471  L 456 473  L 456 473  L 468 476  L 480 478  L 492 480  L 505 482  L 516 485  L 529 488  L 540 490  L 552 493  L 565 495  L 576 497  L 589 499  L 600 502  L 612 504  L 625 505  L 636 507  L 649 508  L 649 508  L 653 510  L 659 511  L 664 511  L 666 508  L 666 508  L 666 495  L 658 485  L 644 478  L 627 472  L 608 469  L 588 465  L 568 461  L 552 456  L 552 456  L 541 452  L 529 446  L 517 442  L 505 437  L 493 432  L 481 428  L 468 424  L 457 420  L 445 415  L 432 411  L 420 407  L 408 403  L 396 398  L 384 394  L 372 389  L 361 385  L 361 385  L 349 380  L 338 377  L 325 373  L 314 370  L 303 367  L 293 362  L 282 356  L 272 350  L 272 350  L 256 337  L 242 324  L 228 309  L 215 293  L 203 277  L 191 261  L 178 244  L 166 227  L 166 227  L 156 215  L 147 202  L 139 189  L 130 176  L 122 163  L 113 149  L 105 137  L 96 123  L 96 123  L 86 107  L 75 92  L 63 76  L 53 62  L 42 46  L 31 31  L 19 15  L 8 0  N"/>
          </draw:custom-shape>
          <draw:custom-shape draw:style-name="gr14" draw:text-style-name="P2" draw:layer="layout" svg:width="0.129cm" svg:height="0.095cm" draw:transform="rotate (-2.3537510292403) translate (19.02cm 3.211cm)">
            <text:p/>
            <draw:enhanced-geometry svg:viewBox="0 0 164 109" draw:type="non-primitive" draw:enhanced-path="M 0 70  L 4 75  L 8 80  L 12 86  L 15 91  L 20 95  L 24 100  L 29 102  L 34 104  L 50 108  L 67 109  L 84 108  L 101 104  L 117 99  L 133 92  L 147 82  L 158 70  L 162 63  L 164 55  L 164 46  L 163 37  L 162 28  L 160 18  L 158 9  L 158 0  L 0 70  Z N"/>
          </draw:custom-shape>
          <draw:custom-shape draw:style-name="gr10" draw:text-style-name="P2" draw:layer="layout" svg:width="0.129cm" svg:height="0.095cm" draw:transform="rotate (-2.3537510292403) translate (19.02cm 3.211cm)">
            <text:p/>
            <draw:enhanced-geometry svg:viewBox="0 0 164 109" draw:type="non-primitive" draw:enhanced-path="M 0 70  L 0 70  L 4 75  L 8 80  L 12 86  L 15 91  L 20 95  L 24 100  L 29 102  L 34 104  L 34 104  L 50 108  L 67 109  L 84 108  L 101 104  L 117 99  L 133 92  L 147 82  L 158 70  L 158 70  L 162 63  L 164 55  L 164 46  L 163 37  L 162 28  L 160 18  L 158 9  L 158 0  N"/>
          </draw:custom-shape>
          <draw:custom-shape draw:style-name="gr14" draw:text-style-name="P2" draw:layer="layout" svg:width="0.109cm" svg:height="0.077cm" draw:transform="rotate (-2.3537510292403) translate (19.676cm 2.507cm)">
            <text:p/>
            <draw:enhanced-geometry svg:viewBox="0 0 139 86" draw:type="non-primitive" draw:enhanced-path="M 8 0  L 7 9  L 6 18  L 4 28  L 1 37  L 0 47  L 0 56  L 2 62  L 8 69  L 18 77  L 31 83  L 44 85  L 58 86  L 73 84  L 88 81  L 101 76  L 114 69  L 118 67  L 122 64  L 125 59  L 128 54  L 131 50  L 133 45  L 135 40  L 139 35  L 8 0  Z N"/>
          </draw:custom-shape>
          <draw:custom-shape draw:style-name="gr10" draw:text-style-name="P2" draw:layer="layout" svg:width="0.109cm" svg:height="0.077cm" draw:transform="rotate (-2.3537510292403) translate (19.676cm 2.507cm)">
            <text:p/>
            <draw:enhanced-geometry svg:viewBox="0 0 139 86" draw:type="non-primitive" draw:enhanced-path="M 8 0  L 8 0  L 7 9  L 6 18  L 4 28  L 1 37  L 0 47  L 0 56  L 2 62  L 8 69  L 8 69  L 18 77  L 31 83  L 44 85  L 58 86  L 73 84  L 88 81  L 101 76  L 114 69  L 114 69  L 118 67  L 122 64  L 125 59  L 128 54  L 131 50  L 133 45  L 135 40  L 139 35  N"/>
          </draw:custom-shape>
          <draw:custom-shape draw:style-name="gr14" draw:text-style-name="P2" draw:layer="layout" svg:width="0.118cm" svg:height="0.176cm" draw:transform="rotate (-2.3537510292403) translate (19.068cm 3.053cm)">
            <text:p/>
            <draw:enhanced-geometry svg:viewBox="0 0 150 194" draw:type="non-primitive" draw:enhanced-path="M 0 37  L 4 47  L 10 58  L 14 69  L 20 81  L 25 91  L 30 102  L 37 112  L 44 123  L 49 133  L 56 144  L 62 156  L 69 166  L 77 175  L 85 183  L 94 190  L 105 193  L 111 194  L 118 194  L 123 193  L 130 192  L 136 188  L 141 185  L 145 180  L 148 175  L 150 163  L 148 153  L 142 142  L 136 132  L 127 122  L 119 110  L 111 100  L 105 89  L 101 78  L 97 67  L 94 56  L 90 44  L 88 34  L 85 23  L 81 12  L 78 0  L 0 37  Z N"/>
          </draw:custom-shape>
          <draw:custom-shape draw:style-name="gr10" draw:text-style-name="P2" draw:layer="layout" svg:width="0.118cm" svg:height="0.176cm" draw:transform="rotate (-2.3537510292403) translate (19.068cm 3.053cm)">
            <text:p/>
            <draw:enhanced-geometry svg:viewBox="0 0 150 194" draw:type="non-primitive" draw:enhanced-path="M 0 37  L 0 37  L 4 47  L 10 58  L 14 69  L 20 81  L 25 91  L 30 102  L 37 112  L 44 123  L 44 123  L 49 133  L 56 144  L 62 156  L 69 166  L 77 175  L 85 183  L 94 190  L 105 193  L 105 193  L 111 194  L 118 194  L 123 193  L 130 192  L 136 188  L 141 185  L 145 180  L 148 175  L 148 175  L 150 163  L 148 153  L 142 142  L 136 132  L 127 122  L 119 110  L 111 100  L 105 89  L 105 89  L 101 78  L 97 67  L 94 56  L 90 44  L 88 34  L 85 23  L 81 12  L 78 0  N"/>
          </draw:custom-shape>
          <draw:custom-shape draw:style-name="gr14" draw:text-style-name="P2" draw:layer="layout" svg:width="0.114cm" svg:height="0.176cm" draw:transform="rotate (-2.3537510292403) translate (19.566cm 2.564cm)">
            <text:p/>
            <draw:enhanced-geometry svg:viewBox="0 0 146 193" draw:type="non-primitive" draw:enhanced-path="M 146 35  L 142 47  L 136 57  L 131 68  L 127 80  L 121 91  L 116 101  L 110 113  L 104 124  L 97 134  L 92 144  L 85 154  L 78 165  L 71 174  L 63 183  L 54 188  L 44 193  L 38 193  L 32 193  L 26 192  L 19 191  L 14 187  L 9 184  L 4 181  L 1 175  L 0 164  L 2 153  L 7 142  L 15 132  L 23 120  L 32 110  L 38 99  L 44 88  L 49 77  L 52 66  L 55 56  L 58 45  L 61 33  L 63 22  L 66 12  L 69 0  L 146 35  Z N"/>
          </draw:custom-shape>
          <draw:custom-shape draw:style-name="gr10" draw:text-style-name="P2" draw:layer="layout" svg:width="0.114cm" svg:height="0.176cm" draw:transform="rotate (-2.3537510292403) translate (19.566cm 2.564cm)">
            <text:p/>
            <draw:enhanced-geometry svg:viewBox="0 0 146 193" draw:type="non-primitive" draw:enhanced-path="M 146 35  L 146 35  L 142 47  L 136 57  L 131 68  L 127 80  L 121 91  L 116 101  L 110 113  L 104 124  L 104 124  L 97 134  L 92 144  L 85 154  L 78 165  L 71 174  L 63 183  L 54 188  L 44 193  L 44 193  L 38 193  L 32 193  L 26 192  L 19 191  L 14 187  L 9 184  L 4 181  L 1 175  L 1 175  L 0 164  L 2 153  L 7 142  L 15 132  L 23 120  L 32 110  L 38 99  L 44 88  L 44 88  L 49 77  L 52 66  L 55 56  L 58 45  L 61 33  L 63 22  L 66 12  L 69 0  N"/>
          </draw:custom-shape>
          <draw:custom-shape draw:style-name="gr14" draw:text-style-name="P2" draw:layer="layout" svg:width="0.405cm" svg:height="0.303cm" draw:transform="rotate (-2.3537510292403) translate (21.297cm 2.941cm)">
            <text:p/>
            <draw:enhanced-geometry svg:viewBox="0 0 516 338" draw:type="non-primitive" draw:enhanced-path="M 516 36  L 500 52  L 483 68  L 467 83  L 451 98  L 434 114  L 418 129  L 401 144  L 384 159  L 371 170  L 356 182  L 341 194  L 327 205  L 312 216  L 296 228  L 280 237  L 263 246  L 248 253  L 232 258  L 216 262  L 200 266  L 183 269  L 166 271  L 149 273  L 133 275  L 116 279  L 99 281  L 84 284  L 68 289  L 53 293  L 38 300  L 25 307  L 11 316  L 6 321  L 3 325  L 0 330  L 1 333  L 10 338  L 19 335  L 29 330  L 38 321  L 47 310  L 57 299  L 66 289  L 76 281  L 88 272  L 101 262  L 113 253  L 125 242  L 138 233  L 152 225  L 165 218  L 180 212  L 195 207  L 209 205  L 224 204  L 240 203  L 256 203  L 272 202  L 287 199  L 301 195  L 314 188  L 324 180  L 335 171  L 346 162  L 355 152  L 365 143  L 374 132  L 384 123  L 394 114  L 403 106  L 412 97  L 423 89  L 432 80  L 441 72  L 450 63  L 459 54  L 466 47  L 474 41  L 481 34  L 487 27  L 494 20  L 501 13  L 509 7  L 516 0  L 516 36  Z N"/>
          </draw:custom-shape>
          <draw:custom-shape draw:style-name="gr10" draw:text-style-name="P2" draw:layer="layout" svg:width="0.405cm" svg:height="0.303cm" draw:transform="rotate (-2.3537510292403) translate (21.297cm 2.941cm)">
            <text:p/>
            <draw:enhanced-geometry svg:viewBox="0 0 516 338" draw:type="non-primitive" draw:enhanced-path="M 516 36  L 516 36  L 500 52  L 483 68  L 467 83  L 451 98  L 434 114  L 418 129  L 401 144  L 384 159  L 384 159  L 371 170  L 356 182  L 341 194  L 327 205  L 312 216  L 296 228  L 280 237  L 263 246  L 263 246  L 248 253  L 232 258  L 216 262  L 200 266  L 183 269  L 166 271  L 149 273  L 133 275  L 116 279  L 99 281  L 84 284  L 68 289  L 53 293  L 38 300  L 25 307  L 11 316  L 11 316  L 6 321  L 3 325  L 0 330  L 1 333  L 1 333  L 10 338  L 19 335  L 29 330  L 38 321  L 47 310  L 57 299  L 66 289  L 76 281  L 76 281  L 88 272  L 101 262  L 113 253  L 125 242  L 138 233  L 152 225  L 165 218  L 180 212  L 180 212  L 195 207  L 209 205  L 224 204  L 240 203  L 256 203  L 272 202  L 287 199  L 301 195  L 301 195  L 314 188  L 324 180  L 335 171  L 346 162  L 355 152  L 365 143  L 374 132  L 384 123  L 384 123  L 394 114  L 403 106  L 412 97  L 423 89  L 432 80  L 441 72  L 450 63  L 459 54  L 459 54  L 466 47  L 474 41  L 481 34  L 487 27  L 494 20  L 501 13  L 509 7  L 516 0  N"/>
          </draw:custom-shape>
          <draw:custom-shape draw:style-name="gr14" draw:text-style-name="P2" draw:layer="layout" svg:width="0.536cm" svg:height="0.468cm" draw:transform="rotate (-2.3537510292403) translate (20.686cm 1.711cm)">
            <text:p/>
            <draw:enhanced-geometry svg:viewBox="0 0 683 512" draw:type="non-primitive" draw:enhanced-path="M 683 54  L 668 73  L 653 93  L 639 113  L 625 132  L 610 151  L 596 172  L 581 191  L 566 211  L 557 224  L 549 236  L 540 249  L 532 261  L 524 274  L 516 286  L 507 299  L 499 311  L 491 324  L 482 336  L 473 348  L 464 360  L 455 371  L 445 382  L 435 394  L 423 404  L 413 413  L 403 421  L 391 428  L 381 435  L 369 441  L 357 447  L 345 452  L 332 456  L 318 461  L 304 464  L 289 466  L 275 468  L 260 470  L 245 471  L 230 472  L 216 473  L 203 475  L 191 478  L 178 480  L 167 482  L 154 486  L 142 488  L 129 490  L 118 492  L 106 496  L 93 498  L 81 500  L 68 503  L 57 505  L 44 506  L 32 508  L 19 509  L 14 511  L 8 511  L 2 512  L 0 509  L 1 496  L 9 487  L 23 479  L 40 474  L 60 470  L 81 466  L 100 462  L 117 456  L 129 452  L 142 447  L 153 443  L 166 438  L 178 434  L 191 429  L 203 424  L 216 420  L 228 416  L 241 412  L 253 407  L 266 403  L 278 399  L 290 395  L 303 390  L 315 386  L 327 382  L 338 379  L 349 376  L 362 371  L 373 368  L 385 363  L 395 358  L 405 352  L 421 339  L 436 325  L 450 310  L 463 294  L 475 278  L 488 261  L 500 244  L 513 228  L 522 216  L 531 203  L 540 190  L 549 176  L 558 163  L 566 150  L 575 136  L 584 123  L 596 108  L 607 92  L 617 78  L 628 62  L 640 47  L 651 31  L 663 16  L 674 0  L 683 54  Z N"/>
          </draw:custom-shape>
          <draw:custom-shape draw:style-name="gr10" draw:text-style-name="P2" draw:layer="layout" svg:width="0.536cm" svg:height="0.468cm" draw:transform="rotate (-2.3537510292403) translate (20.686cm 1.711cm)">
            <text:p/>
            <draw:enhanced-geometry svg:viewBox="0 0 683 512" draw:type="non-primitive" draw:enhanced-path="M 683 54  L 683 54  L 668 73  L 653 93  L 639 113  L 625 132  L 610 151  L 596 172  L 581 191  L 566 211  L 566 211  L 557 224  L 549 236  L 540 249  L 532 261  L 524 274  L 516 286  L 507 299  L 499 311  L 491 324  L 482 336  L 473 348  L 464 360  L 455 371  L 445 382  L 435 394  L 423 404  L 423 404  L 413 413  L 403 421  L 391 428  L 381 435  L 369 441  L 357 447  L 345 452  L 332 456  L 332 456  L 318 461  L 304 464  L 289 466  L 275 468  L 260 470  L 245 471  L 230 472  L 216 473  L 216 473  L 203 475  L 191 478  L 178 480  L 167 482  L 154 486  L 142 488  L 129 490  L 118 492  L 106 496  L 93 498  L 81 500  L 68 503  L 57 505  L 44 506  L 32 508  L 19 509  L 19 509  L 14 511  L 8 511  L 2 512  L 0 509  L 0 509  L 1 496  L 9 487  L 23 479  L 40 474  L 60 470  L 81 466  L 100 462  L 117 456  L 117 456  L 129 452  L 142 447  L 153 443  L 166 438  L 178 434  L 191 429  L 203 424  L 216 420  L 228 416  L 241 412  L 253 407  L 266 403  L 278 399  L 290 395  L 303 390  L 315 386  L 315 386  L 327 382  L 338 379  L 349 376  L 362 371  L 373 368  L 385 363  L 395 358  L 405 352  L 405 352  L 421 339  L 436 325  L 450 310  L 463 294  L 475 278  L 488 261  L 500 244  L 513 228  L 513 228  L 522 216  L 531 203  L 540 190  L 549 176  L 558 163  L 566 150  L 575 136  L 584 123  L 584 123  L 596 108  L 607 92  L 617 78  L 628 62  L 640 47  L 651 31  L 663 16  L 674 0  N"/>
          </draw:custom-shape>
          <draw:custom-shape draw:style-name="gr10" draw:text-style-name="P2" draw:layer="layout" svg:width="1.166cm" svg:height="2.463cm" draw:transform="rotate (-2.3537510292403) translate (22.562cm 4.262cm)">
            <text:p/>
            <draw:enhanced-geometry svg:viewBox="0 0 1480 2717" draw:type="non-primitive" draw:enhanced-path="M 1480 298  L 1480 298  L 1466 280  L 1453 262  L 1439 243  L 1426 224  L 1412 205  L 1397 187  L 1381 171  L 1363 158  L 1363 158  L 1336 141  L 1308 123  L 1278 105  L 1249 88  L 1218 72  L 1186 57  L 1156 42  L 1124 30  L 1092 19  L 1060 10  L 1029 5  L 997 0  L 966 0  L 934 2  L 904 8  L 874 18  L 874 18  L 849 30  L 828 44  L 807 63  L 789 82  L 772 105  L 756 128  L 742 153  L 729 180  L 717 208  L 704 236  L 693 264  L 683 294  L 671 322  L 661 351  L 650 378  L 638 404  L 638 404  L 627 431  L 616 459  L 605 487  L 596 515  L 587 543  L 579 572  L 571 600  L 564 629  L 557 658  L 549 687  L 542 716  L 535 745  L 527 773  L 520 803  L 512 831  L 505 860  L 505 860  L 498 881  L 492 903  L 485 925  L 478 947  L 473 968  L 466 991  L 460 1013  L 455 1034  L 455 1034  L 447 1060  L 439 1086  L 431 1114  L 423 1140  L 415 1166  L 408 1192  L 400 1218  L 392 1244  L 385 1270  L 377 1297  L 371 1323  L 363 1349  L 356 1377  L 349 1403  L 342 1429  L 336 1456  L 336 1456  L 328 1491  L 320 1526  L 312 1561  L 305 1595  L 298 1631  L 291 1666  L 284 1701  L 278 1736  L 271 1771  L 264 1806  L 257 1841  L 250 1877  L 243 1911  L 235 1946  L 227 1981  L 218 2015  L 218 2015  L 207 2056  L 195 2095  L 184 2135  L 171 2175  L 159 2214  L 145 2253  L 131 2293  L 119 2331  L 105 2371  L 92 2409  L 78 2449  L 64 2488  L 52 2527  L 39 2567  L 27 2607  L 16 2646  L 16 2646  L 13 2655  L 11 2664  L 9 2674  L 7 2681  L 5 2691  L 3 2700  L 2 2708  L 0 2717  N"/>
          </draw:custom-shape>
          <draw:custom-shape draw:style-name="gr14" draw:text-style-name="P2" draw:layer="layout" svg:width="0.421cm" svg:height="0.336cm" draw:transform="rotate (-2.3537510292403) translate (22.429cm 4.133cm)">
            <text:p/>
            <draw:enhanced-geometry svg:viewBox="0 0 535 370" draw:type="non-primitive" draw:enhanced-path="M 535 318  L 524 311  L 511 306  L 500 299  L 487 292  L 475 287  L 464 280  L 451 273  L 440 266  L 425 257  L 410 248  L 395 239  L 381 230  L 366 221  L 350 212  L 335 204  L 319 196  L 304 190  L 287 186  L 270 182  L 254 179  L 237 175  L 220 172  L 204 167  L 188 161  L 178 156  L 169 150  L 158 144  L 148 137  L 139 130  L 129 123  L 120 115  L 111 109  L 97 94  L 85 76  L 72 55  L 61 35  L 48 18  L 36 5  L 22 0  L 6 3  L 1 9  L 0 16  L 1 25  L 4 34  L 9 44  L 14 54  L 20 64  L 25 72  L 31 85  L 40 97  L 49 109  L 60 120  L 70 130  L 80 140  L 91 150  L 102 161  L 113 171  L 124 180  L 137 189  L 148 198  L 161 206  L 173 214  L 186 222  L 198 230  L 211 238  L 223 246  L 236 253  L 249 259  L 262 266  L 275 272  L 289 279  L 302 284  L 313 289  L 324 293  L 334 297  L 346 301  L 357 306  L 367 309  L 378 314  L 389 318  L 398 323  L 408 327  L 417 332  L 427 335  L 436 340  L 446 344  L 456 349  L 466 353  L 471 356  L 477 358  L 482 360  L 487 362  L 493 365  L 498 367  L 503 368  L 509 370  L 535 318  Z N"/>
          </draw:custom-shape>
          <draw:custom-shape draw:style-name="gr10" draw:text-style-name="P2" draw:layer="layout" svg:width="0.421cm" svg:height="0.336cm" draw:transform="rotate (-2.3537510292403) translate (22.429cm 4.133cm)">
            <text:p/>
            <draw:enhanced-geometry svg:viewBox="0 0 535 370" draw:type="non-primitive" draw:enhanced-path="M 535 318  L 535 318  L 524 311  L 511 306  L 500 299  L 487 292  L 475 287  L 464 280  L 451 273  L 440 266  L 440 266  L 425 257  L 410 248  L 395 239  L 381 230  L 366 221  L 350 212  L 335 204  L 319 196  L 319 196  L 304 190  L 287 186  L 270 182  L 254 179  L 237 175  L 220 172  L 204 167  L 188 161  L 188 161  L 178 156  L 169 150  L 158 144  L 148 137  L 139 130  L 129 123  L 120 115  L 111 109  L 111 109  L 97 94  L 85 76  L 72 55  L 61 35  L 48 18  L 36 5  L 22 0  L 6 3  L 6 3  L 1 9  L 0 16  L 1 25  L 4 34  L 9 44  L 14 54  L 20 64  L 25 72  L 25 72  L 31 85  L 40 97  L 49 109  L 60 120  L 70 130  L 80 140  L 91 150  L 102 161  L 102 161  L 113 171  L 124 180  L 137 189  L 148 198  L 161 206  L 173 214  L 186 222  L 198 230  L 198 230  L 211 238  L 223 246  L 236 253  L 249 259  L 262 266  L 275 272  L 289 279  L 302 284  L 302 284  L 313 289  L 324 293  L 334 297  L 346 301  L 357 306  L 367 309  L 378 314  L 389 318  L 389 318  L 398 323  L 408 327  L 417 332  L 427 335  L 436 340  L 446 344  L 456 349  L 466 353  L 466 353  L 471 356  L 477 358  L 482 360  L 487 362  L 493 365  L 498 367  L 503 368  L 509 370  N"/>
          </draw:custom-shape>
          <draw:custom-shape draw:style-name="gr10" draw:text-style-name="P2" draw:layer="layout" svg:width="0.004cm" svg:height="0.127cm" draw:transform="rotate (-2.3537510292403) translate (22.201cm 4.253cm)">
            <text:p/>
            <draw:enhanced-geometry svg:viewBox="0 0 0 140" draw:type="non-primitive" draw:enhanced-path="M 0 140  L 0 140  L 0 123  L 0 105  L 0 88  L 0 70  L 0 53  L 0 36  L 0 17  L 0 0  N"/>
          </draw:custom-shape>
          <draw:custom-shape draw:style-name="gr10" draw:text-style-name="P2" draw:layer="layout" svg:width="0.003cm" svg:height="0.127cm" draw:transform="rotate (-2.3537510292403) translate (22.123cm 4.286cm)">
            <text:p/>
            <draw:enhanced-geometry svg:viewBox="0 0 0 141" draw:type="non-primitive" draw:enhanced-path="M 0 141  L 0 141  L 0 123  L 0 106  L 0 88  L 0 71  L 0 54  L 0 36  L 0 19  L 0 0  N"/>
          </draw:custom-shape>
          <draw:custom-shape draw:style-name="gr10" draw:text-style-name="P2" draw:layer="layout" svg:width="0.008cm" svg:height="0.094cm" draw:transform="rotate (-2.3537510292403) translate (22.288cm 4.21cm)">
            <text:p/>
            <draw:enhanced-geometry svg:viewBox="0 0 9 105" draw:type="non-primitive" draw:enhanced-path="M 9 105  L 9 105  L 7 91  L 6 79  L 5 65  L 4 52  L 3 40  L 2 26  L 1 14  L 0 0  N"/>
          </draw:custom-shape>
          <draw:custom-shape draw:style-name="gr10" draw:text-style-name="P2" draw:layer="layout" svg:width="0.075cm" svg:height="0.005cm" draw:transform="rotate (-2.3537510292403) translate (22.247cm 4.052cm)">
            <text:p/>
            <draw:enhanced-geometry svg:viewBox="0 0 97 0" draw:type="non-primitive" draw:enhanced-path="M 97 0  L 97 0  L 84 0  L 72 0  L 59 0  L 48 0  L 35 0  L 24 0  L 12 0  L 0 0  N"/>
          </draw:custom-shape>
          <draw:custom-shape draw:style-name="gr10" draw:text-style-name="P2" draw:layer="layout" svg:width="0.118cm" svg:height="0.031cm" draw:transform="rotate (-2.3537510292403) translate (22.17cm 4.059cm)">
            <text:p/>
            <draw:enhanced-geometry svg:viewBox="0 0 149 35" draw:type="non-primitive" draw:enhanced-path="M 149 0  L 149 0  L 131 5  L 112 9  L 93 14  L 74 17  L 56 22  L 37 26  L 19 31  L 0 35  N"/>
          </draw:custom-shape>
          <draw:custom-shape draw:style-name="gr10" draw:text-style-name="P2" draw:layer="layout" svg:width="0.118cm" svg:height="0.049cm" draw:transform="rotate (-2.3537510292403) translate (22.079cm 4.059cm)">
            <text:p/>
            <draw:enhanced-geometry svg:viewBox="0 0 148 55" draw:type="non-primitive" draw:enhanced-path="M 148 0  L 148 0  L 129 7  L 111 14  L 92 21  L 74 27  L 54 34  L 36 41  L 18 48  L 0 55  N"/>
          </draw:custom-shape>
          <draw:custom-shape draw:style-name="gr10" draw:text-style-name="P2" draw:layer="layout" svg:width="0.003cm" svg:height="0.114cm" draw:transform="rotate (-2.3537510292403) translate (22.007cm 4.293cm)">
            <text:p/>
            <draw:enhanced-geometry svg:viewBox="0 0 0 121" draw:type="non-primitive" draw:enhanced-path="M 0 121  L 0 121  L 0 106  L 0 92  L 0 77  L 0 61  L 0 46  L 0 31  L 0 16  L 0 0  N"/>
          </draw:custom-shape>
          <draw:custom-shape draw:style-name="gr10" draw:text-style-name="P2" draw:layer="layout" svg:width="0.086cm" svg:height="0.036cm" draw:transform="rotate (-2.3537510292403) translate (21.997cm 4.122cm)">
            <text:p/>
            <draw:enhanced-geometry svg:viewBox="0 0 107 37" draw:type="non-primitive" draw:enhanced-path="M 107 0  L 107 0  L 93 5  L 80 9  L 66 14  L 54 18  L 40 23  L 26 26  L 14 32  L 0 37  N"/>
          </draw:custom-shape>
          <draw:custom-shape draw:style-name="gr10" draw:text-style-name="P2" draw:layer="layout" svg:width="0.011cm" svg:height="0.077cm" draw:transform="rotate (-2.3537510292403) translate (21.958cm 4.272cm)">
            <text:p/>
            <draw:enhanced-geometry svg:viewBox="0 0 17 87" draw:type="non-primitive" draw:enhanced-path="M 0 87  L 0 87  L 2 77  L 4 66  L 6 56  L 8 44  L 10 34  L 13 23  L 15 11  L 17 0  N"/>
          </draw:custom-shape>
          <draw:custom-shape draw:style-name="gr10" draw:text-style-name="P2" draw:layer="layout" svg:width="0.047cm" svg:height="0.013cm" draw:transform="rotate (-2.3537510292403) translate (21.927cm 4.123cm)">
            <text:p/>
            <draw:enhanced-geometry svg:viewBox="0 0 61 17" draw:type="non-primitive" draw:enhanced-path="M 61 0  L 61 0  L 53 2  L 46 4  L 38 6  L 30 8  L 22 10  L 16 12  L 8 14  L 0 17  N"/>
          </draw:custom-shape>
          <draw:custom-shape draw:style-name="gr10" draw:text-style-name="P2" draw:layer="layout" svg:width="0.016cm" svg:height="0.131cm" draw:transform="rotate (-2.3537510292403) translate (20.734cm 5.528cm)">
            <text:p/>
            <draw:enhanced-geometry svg:viewBox="0 0 18 141" draw:type="non-primitive" draw:enhanced-path="M 18 141  L 18 141  L 16 122  L 13 105  L 11 87  L 9 70  L 7 53  L 4 35  L 2 18  L 0 0  N"/>
          </draw:custom-shape>
          <draw:custom-shape draw:style-name="gr10" draw:text-style-name="P2" draw:layer="layout" svg:width="0.015cm" svg:height="0.126cm" draw:transform="rotate (-2.3537510292403) translate (20.724cm 5.557cm)">
            <text:p/>
            <draw:enhanced-geometry svg:viewBox="0 0 17 140" draw:type="non-primitive" draw:enhanced-path="M 0 140  L 0 140  L 2 123  L 4 105  L 7 88  L 9 70  L 11 52  L 12 35  L 15 17  L 17 0  N"/>
          </draw:custom-shape>
          <draw:custom-shape draw:style-name="gr10" draw:text-style-name="P2" draw:layer="layout" svg:width="0.102cm" svg:height="0.018cm" draw:transform="rotate (-2.3537510292403) translate (20.558cm 5.481cm)">
            <text:p/>
            <draw:enhanced-geometry svg:viewBox="0 0 131 17" draw:type="non-primitive" draw:enhanced-path="M 0 0  L 0 0  L 17 2  L 33 4  L 49 6  L 66 9  L 82 11  L 98 12  L 114 14  L 131 17  N"/>
          </draw:custom-shape>
          <draw:custom-shape draw:style-name="gr10" draw:text-style-name="P2" draw:layer="layout" svg:width="0.086cm" svg:height="0.031cm" draw:transform="rotate (-2.3537510292403) translate (20.563cm 5.43cm)">
            <text:p/>
            <draw:enhanced-geometry svg:viewBox="0 0 114 34" draw:type="non-primitive" draw:enhanced-path="M 0 0  L 0 0  L 14 4  L 27 9  L 42 13  L 57 18  L 70 21  L 85 26  L 100 30  L 114 34  N"/>
          </draw:custom-shape>
          <draw:custom-shape draw:style-name="gr10" draw:text-style-name="P2" draw:layer="layout" svg:width="0.016cm" svg:height="0.063cm" draw:transform="rotate (-2.3537510292403) translate (20.682cm 5.67cm)">
            <text:p/>
            <draw:enhanced-geometry svg:viewBox="0 0 17 71" draw:type="non-primitive" draw:enhanced-path="M 0 71  L 0 71  L 1 62  L 3 53  L 4 44  L 6 35  L 9 27  L 11 18  L 13 9  L 17 0  N"/>
          </draw:custom-shape>
          <draw:custom-shape draw:style-name="gr10" draw:text-style-name="P2" draw:layer="layout" svg:width="0.003cm" svg:height="0.109cm" draw:transform="rotate (-2.3537510292403) translate (20.644cm 5.772cm)">
            <text:p/>
            <draw:enhanced-geometry svg:viewBox="0 0 0 124" draw:type="non-primitive" draw:enhanced-path="M 0 124  L 0 124  L 0 108  L 0 93  L 0 78  L 0 62  L 0 47  L 0 31  L 0 16  L 0 0  N"/>
          </draw:custom-shape>
          <draw:custom-shape draw:style-name="gr10" draw:text-style-name="P2" draw:layer="layout" svg:width="0.007cm" svg:height="0.081cm" draw:transform="rotate (-2.3537510292403) translate (20.615cm 5.827cm)">
            <text:p/>
            <draw:enhanced-geometry svg:viewBox="0 0 12 87" draw:type="non-primitive" draw:enhanced-path="M 4 87  L 4 87  L 4 75  L 3 64  L 1 51  L 0 40  L 0 29  L 2 19  L 6 8  L 12 0  N"/>
          </draw:custom-shape>
          <draw:custom-shape draw:style-name="gr10" draw:text-style-name="P2" draw:layer="layout" svg:width="0.011cm" svg:height="0.094cm" draw:transform="rotate (-2.3537510292403) translate (20.602cm 5.886cm)">
            <text:p/>
            <draw:enhanced-geometry svg:viewBox="0 0 18 105" draw:type="non-primitive" draw:enhanced-path="M 9 105  L 9 105  L 9 90  L 11 74  L 14 56  L 17 39  L 18 24  L 15 12  L 10 3  L 0 0  N"/>
          </draw:custom-shape>
          <draw:custom-shape draw:style-name="gr10" draw:text-style-name="P2" draw:layer="layout" svg:width="0.067cm" svg:height="0.05cm" draw:transform="rotate (-2.3537510292403) translate (20.512cm 5.796cm)">
            <text:p/>
            <draw:enhanced-geometry svg:viewBox="0 0 88 52" draw:type="non-primitive" draw:enhanced-path="M 0 0  L 0 0  L 11 7  L 21 12  L 33 19  L 44 26  L 54 33  L 65 40  L 77 45  L 88 52  N"/>
          </draw:custom-shape>
          <draw:custom-shape draw:style-name="gr10" draw:text-style-name="P2" draw:layer="layout" svg:width="0.059cm" svg:height="0.031cm" draw:transform="rotate (-2.3537510292403) translate (20.531cm 5.705cm)">
            <text:p/>
            <draw:enhanced-geometry svg:viewBox="0 0 72 35" draw:type="non-primitive" draw:enhanced-path="M 0 0  L 0 0  L 9 5  L 18 9  L 27 14  L 36 17  L 44 22  L 53 26  L 63 31  L 72 35  N"/>
          </draw:custom-shape>
          <draw:custom-shape draw:style-name="gr10" draw:text-style-name="P2" draw:layer="layout" svg:width="0.075cm" svg:height="0.045cm" draw:transform="rotate (-2.3537510292403) translate (20.57cm 5.621cm)">
            <text:p/>
            <draw:enhanced-geometry svg:viewBox="0 0 96 52" draw:type="non-primitive" draw:enhanced-path="M 0 0  L 0 0  L 12 7  L 24 13  L 36 19  L 49 26  L 60 32  L 72 39  L 84 46  L 96 52  N"/>
          </draw:custom-shape>
          <draw:custom-shape draw:style-name="gr10" draw:text-style-name="P2" draw:layer="layout" svg:width="0.071cm" svg:height="0.049cm" draw:transform="rotate (-2.3537510292403) translate (20.605cm 5.566cm)">
            <text:p/>
            <draw:enhanced-geometry svg:viewBox="0 0 89 53" draw:type="non-primitive" draw:enhanced-path="M 0 0  L 0 0  L 11 7  L 22 13  L 33 19  L 45 26  L 55 33  L 66 40  L 77 47  L 89 53  N"/>
          </draw:custom-shape>
          <draw:custom-shape draw:style-name="gr10" draw:text-style-name="P2" draw:layer="layout" svg:width="0.047cm" svg:height="0.017cm" draw:transform="rotate (-2.3537510292403) translate (19.914cm 4.724cm)">
            <text:p/>
            <draw:enhanced-geometry svg:viewBox="0 0 62 20" draw:type="non-primitive" draw:enhanced-path="M 0 0  L 0 0  L 8 3  L 16 7  L 25 11  L 33 15  L 41 18  L 47 20  L 55 20  L 62 17  N"/>
          </draw:custom-shape>
          <draw:custom-shape draw:style-name="gr10" draw:text-style-name="P2" draw:layer="layout" svg:width="0.015cm" svg:height="0.018cm" draw:transform="rotate (-2.3537510292403) translate (19.893cm 4.77cm)">
            <text:p/>
            <draw:enhanced-geometry svg:viewBox="0 0 17 18" draw:type="non-primitive" draw:enhanced-path="M 0 18  L 0 18  L 5 13  L 8 9  L 13 4  L 17 0  N"/>
          </draw:custom-shape>
          <draw:custom-shape draw:style-name="gr10" draw:text-style-name="P2" draw:layer="layout" svg:width="0.062cm" svg:height="0.031cm" draw:transform="rotate (-2.3537510292403) translate (19.936cm 4.747cm)">
            <text:p/>
            <draw:enhanced-geometry svg:viewBox="0 0 79 35" draw:type="non-primitive" draw:enhanced-path="M 0 0  L 0 0  L 10 4  L 20 9  L 30 13  L 41 17  L 51 21  L 60 26  L 70 30  L 79 35  N"/>
          </draw:custom-shape>
          <draw:custom-shape draw:style-name="gr10" draw:text-style-name="P2" draw:layer="layout" svg:width="0.055cm" svg:height="0.017cm" draw:transform="rotate (-2.3537510292403) translate (19.756cm 4.683cm)">
            <text:p/>
            <draw:enhanced-geometry svg:viewBox="0 0 70 17" draw:type="non-primitive" draw:enhanced-path="M 0 17  L 0 17  L 9 15  L 17 13  L 26 11  L 35 8  L 43 6  L 52 5  L 60 3  L 70 0  N"/>
          </draw:custom-shape>
          <draw:custom-shape draw:style-name="gr10" draw:text-style-name="P2" draw:layer="layout" svg:width="0.071cm" svg:height="0.018cm" draw:transform="rotate (-2.3537510292403) translate (19.698cm 4.652cm)">
            <text:p/>
            <draw:enhanced-geometry svg:viewBox="0 0 88 17" draw:type="non-primitive" draw:enhanced-path="M 0 17  L 0 17  L 11 14  L 22 12  L 32 10  L 44 8  L 54 5  L 65 3  L 76 1  L 88 0  N"/>
          </draw:custom-shape>
          <draw:custom-shape draw:style-name="gr10" draw:text-style-name="P2" draw:layer="layout" svg:width="0.055cm" svg:height="0.031cm" draw:transform="rotate (-2.3537510292403) translate (19.792cm 4.603cm)">
            <text:p/>
            <draw:enhanced-geometry svg:viewBox="0 0 71 36" draw:type="non-primitive" draw:enhanced-path="M 71 0  L 71 0  L 62 5  L 53 10  L 44 14  L 36 19  L 27 23  L 18 27  L 9 31  L 0 36  N"/>
          </draw:custom-shape>
          <draw:custom-shape draw:style-name="gr10" draw:text-style-name="P2" draw:layer="layout" svg:width="0.055cm" svg:height="0.017cm" draw:transform="rotate (-2.3537510292403) translate (19.884cm 4.644cm)">
            <text:p/>
            <draw:enhanced-geometry svg:viewBox="0 0 72 19" draw:type="non-primitive" draw:enhanced-path="M 72 0  L 72 0  L 63 2  L 54 5  L 45 7  L 37 9  L 28 13  L 19 15  L 10 17  L 0 19  N"/>
          </draw:custom-shape>
          <draw:custom-shape draw:style-name="gr10" draw:text-style-name="P2" draw:layer="layout" svg:width="0.051cm" svg:height="0.013cm" draw:transform="rotate (-2.3537510292403) translate (19.95cm 4.687cm)">
            <text:p/>
            <draw:enhanced-geometry svg:viewBox="0 0 62 17" draw:type="non-primitive" draw:enhanced-path="M 62 17  L 62 17  L 54 15  L 47 12  L 39 10  L 31 8  L 23 6  L 16 4  L 8 2  L 0 0  N"/>
          </draw:custom-shape>
          <draw:custom-shape draw:style-name="gr10" draw:text-style-name="P2" draw:layer="layout" svg:width="0.055cm" svg:height="0.014cm" draw:transform="rotate (-2.3537510292403) translate (20.037cm 4.717cm)">
            <text:p/>
            <draw:enhanced-geometry svg:viewBox="0 0 69 17" draw:type="non-primitive" draw:enhanced-path="M 0 17  L 0 17  L 9 15  L 18 13  L 26 11  L 35 8  L 43 6  L 52 4  L 60 2  L 69 0  N"/>
          </draw:custom-shape>
          <draw:custom-shape draw:style-name="gr10" draw:text-style-name="P2" draw:layer="layout" svg:width="0.063cm" svg:height="0.063cm" draw:transform="rotate (-2.3537510292403) translate (19.058cm 4.054cm)">
            <text:p/>
            <draw:enhanced-geometry svg:viewBox="0 0 78 71" draw:type="non-primitive" draw:enhanced-path="M 78 0  L 78 0  L 68 9  L 59 18  L 48 28  L 38 35  L 28 45  L 19 54  L 9 62  L 0 71  N"/>
          </draw:custom-shape>
          <draw:custom-shape draw:style-name="gr10" draw:text-style-name="P2" draw:layer="layout" svg:width="0.07cm" svg:height="0.031cm" draw:transform="rotate (-2.3537510292403) translate (18.999cm 4.113cm)">
            <text:p/>
            <draw:enhanced-geometry svg:viewBox="0 0 88 37" draw:type="non-primitive" draw:enhanced-path="M 0 0  L 0 0  L 11 5  L 21 9  L 33 14  L 44 18  L 54 23  L 66 28  L 77 32  L 88 37  N"/>
          </draw:custom-shape>
          <draw:custom-shape draw:style-name="gr10" draw:text-style-name="P2" draw:layer="layout" svg:width="0.055cm" svg:height="0.05cm" draw:transform="rotate (-2.3537510292403) translate (18.947cm 4.012cm)">
            <text:p/>
            <draw:enhanced-geometry svg:viewBox="0 0 70 52" draw:type="non-primitive" draw:enhanced-path="M 70 0  L 70 0  L 60 7  L 47 12  L 35 18  L 24 22  L 12 29  L 4 35  L 0 43  L 1 52  N"/>
          </draw:custom-shape>
          <draw:custom-shape draw:style-name="gr10" draw:text-style-name="P2" draw:layer="layout" svg:width="0.078cm" svg:height="0.004cm" draw:transform="rotate (-2.3537510292403) translate (18.86cm 4.054cm)">
            <text:p/>
            <draw:enhanced-geometry svg:viewBox="0 0 97 0" draw:type="non-primitive" draw:enhanced-path="M 0 0  L 0 0  L 13 0  L 24 0  L 37 0  L 48 0  L 60 0  L 72 0  L 84 0  L 97 0  N"/>
          </draw:custom-shape>
          <draw:custom-shape draw:style-name="gr10" draw:text-style-name="P2" draw:layer="layout" svg:width="0.055cm" svg:height="0.049cm" draw:transform="rotate (-2.3537510292403) translate (18.831cm 3.946cm)">
            <text:p/>
            <draw:enhanced-geometry svg:viewBox="0 0 70 52" draw:type="non-primitive" draw:enhanced-path="M 70 0  L 70 0  L 61 7  L 52 13  L 44 20  L 35 26  L 26 33  L 18 40  L 9 46  L 0 52  N"/>
          </draw:custom-shape>
          <draw:custom-shape draw:style-name="gr10" draw:text-style-name="P2" draw:layer="layout" svg:width="0.075cm" svg:height="0.005cm" draw:transform="rotate (-2.3537510292403) translate (18.755cm 3.999cm)">
            <text:p/>
            <draw:enhanced-geometry svg:viewBox="0 0 97 0" draw:type="non-primitive" draw:enhanced-path="M 0 0  L 0 0  L 13 0  L 24 0  L 37 0  L 48 0  L 61 0  L 72 0  L 84 0  L 97 0  N"/>
          </draw:custom-shape>
          <draw:custom-shape draw:style-name="gr10" draw:text-style-name="P2" draw:layer="layout" svg:width="0.055cm" svg:height="0.031cm" draw:transform="rotate (-2.3537510292403) translate (18.684cm 3.888cm)">
            <text:p/>
            <draw:enhanced-geometry svg:viewBox="0 0 72 35" draw:type="non-primitive" draw:enhanced-path="M 72 0  L 72 0  L 61 4  L 50 7  L 38 10  L 25 12  L 15 16  L 6 20  L 1 27  L 0 35  N"/>
          </draw:custom-shape>
          <draw:custom-shape draw:style-name="gr10" draw:text-style-name="P2" draw:layer="layout" svg:width="0.094cm" svg:height="0.004cm" draw:transform="rotate (-2.3537510292403) translate (18.653cm 3.92cm)">
            <text:p/>
            <draw:enhanced-geometry svg:viewBox="0 0 122 0" draw:type="non-primitive" draw:enhanced-path="M 122 0  L 122 0  L 106 0  L 90 0  L 76 0  L 60 0  L 45 0  L 30 0  L 14 0  L 0 0  N"/>
          </draw:custom-shape>
          <draw:custom-shape draw:style-name="gr10" draw:text-style-name="P2" draw:layer="layout" svg:width="0.039cm" svg:height="0.013cm" draw:transform="rotate (-2.3537510292403) translate (18.675cm 3.852cm)">
            <text:p/>
            <draw:enhanced-geometry svg:viewBox="0 0 52 17" draw:type="non-primitive" draw:enhanced-path="M 52 0  L 52 0  L 46 2  L 40 5  L 33 7  L 26 9  L 20 11  L 13 14  L 7 15  L 0 17  N"/>
          </draw:custom-shape>
          <draw:custom-shape draw:style-name="gr10" draw:text-style-name="P2" draw:layer="layout" svg:width="0.047cm" svg:height="0.063cm" draw:transform="rotate (-2.3537510292403) translate (18.578cm 3.86cm)">
            <text:p/>
            <draw:enhanced-geometry svg:viewBox="0 0 61 71" draw:type="non-primitive" draw:enhanced-path="M 61 0  L 61 0  L 53 9  L 46 18  L 38 26  L 30 35  L 22 45  L 16 52  L 8 62  L 0 71  N"/>
          </draw:custom-shape>
          <draw:custom-shape draw:style-name="gr10" draw:text-style-name="P2" draw:layer="layout" svg:width="0.054cm" svg:height="0.013cm" draw:transform="rotate (-2.3537510292403) translate (18.543cm 3.916cm)">
            <text:p/>
            <draw:enhanced-geometry svg:viewBox="0 0 70 17" draw:type="non-primitive" draw:enhanced-path="M 0 17  L 0 17  L 9 15  L 18 13  L 26 12  L 35 9  L 44 7  L 52 5  L 61 3  L 70 0  N"/>
          </draw:custom-shape>
          <draw:custom-shape draw:style-name="gr10" draw:text-style-name="P2" draw:layer="layout" svg:width="0.086cm" svg:height="0.004cm" draw:transform="rotate (-2.3537510292403) translate (21.117cm 3.245cm)">
            <text:p/>
            <draw:enhanced-geometry svg:viewBox="0 0 107 0" draw:type="non-primitive" draw:enhanced-path="M 107 0  L 107 0  L 93 0  L 80 0  L 66 0  L 54 0  L 40 0  L 26 0  L 14 0  L 0 0  N"/>
          </draw:custom-shape>
          <draw:custom-shape draw:style-name="gr10" draw:text-style-name="P2" draw:layer="layout" svg:width="0.106cm" svg:height="0.017cm" draw:transform="rotate (-2.3537510292403) translate (21.172cm 3.35cm)">
            <text:p/>
            <draw:enhanced-geometry svg:viewBox="0 0 131 19" draw:type="non-primitive" draw:enhanced-path="M 131 0  L 131 0  L 114 2  L 98 5  L 81 7  L 65 9  L 49 13  L 32 15  L 17 17  L 0 19  N"/>
          </draw:custom-shape>
          <draw:custom-shape draw:style-name="gr10" draw:text-style-name="P2" draw:layer="layout" svg:width="0.062cm" svg:height="0.004cm" draw:transform="rotate (-2.3537510292403) translate (21.173cm 3.44cm)">
            <text:p/>
            <draw:enhanced-geometry svg:viewBox="0 0 78 0" draw:type="non-primitive" draw:enhanced-path="M 78 0  L 78 0  L 68 0  L 59 0  L 49 0  L 39 0  L 28 0  L 19 0  L 9 0  L 0 0  N"/>
          </draw:custom-shape>
          <draw:custom-shape draw:style-name="gr10" draw:text-style-name="P2" draw:layer="layout" svg:width="0.083cm" svg:height="0.004cm" draw:transform="rotate (-2.3537510292403) translate (21.222cm 3.551cm)">
            <text:p/>
            <draw:enhanced-geometry svg:viewBox="0 0 106 0" draw:type="non-primitive" draw:enhanced-path="M 106 0  L 106 0  L 97 0  L 87 0  L 78 0  L 70 0  L 61 0  L 52 0  L 43 0  L 34 0  L 34 0  L 30 0  L 26 0  L 22 0  L 17 0  L 13 0  L 8 0  L 5 0  L 0 0  N"/>
          </draw:custom-shape>
          <draw:custom-shape draw:style-name="gr10" draw:text-style-name="P2" draw:layer="layout" svg:width="0.043cm" svg:height="0.013cm" draw:transform="rotate (-2.3537510292403) translate (21.099cm 3.533cm)">
            <text:p/>
            <draw:enhanced-geometry svg:viewBox="0 0 53 17" draw:type="non-primitive" draw:enhanced-path="M 0 17  L 0 17  L 6 15  L 12 12  L 19 10  L 26 8  L 32 6  L 39 4  L 46 2  L 53 0  N"/>
          </draw:custom-shape>
          <draw:custom-shape draw:style-name="gr10" draw:text-style-name="P2" draw:layer="layout" svg:width="0.05cm" svg:height="0.017cm" draw:transform="rotate (-2.3537510292403) translate (21.072cm 3.406cm)">
            <text:p/>
            <draw:enhanced-geometry svg:viewBox="0 0 61 17" draw:type="non-primitive" draw:enhanced-path="M 0 0  L 0 0  L 7 3  L 15 5  L 23 7  L 31 9  L 38 12  L 46 13  L 54 15  L 61 17  N"/>
          </draw:custom-shape>
          <draw:custom-shape draw:style-name="gr10" draw:text-style-name="P2" draw:layer="layout" svg:width="0.083cm" svg:height="0.037cm" draw:transform="rotate (-2.3537510292403) translate (21.043cm 3.3cm)">
            <text:p/>
            <draw:enhanced-geometry svg:viewBox="0 0 105 39" draw:type="non-primitive" draw:enhanced-path="M 0 0  L 0 0  L 13 5  L 26 13  L 40 22  L 54 30  L 68 36  L 80 39  L 93 39  L 105 34  N"/>
          </draw:custom-shape>
          <draw:custom-shape draw:style-name="gr10" draw:text-style-name="P2" draw:layer="layout" svg:width="0.035cm" svg:height="0.004cm" draw:transform="rotate (-2.3537510292403) translate (19.997cm 4.783cm)">
            <text:p/>
            <draw:enhanced-geometry svg:viewBox="0 0 44 0" draw:type="non-primitive" draw:enhanced-path="M 0 0  L 0 0  L 5 0  L 11 0  L 16 0  L 21 0  L 27 0  L 33 0  L 38 0  L 44 0  N"/>
          </draw:custom-shape>
          <draw:custom-shape draw:style-name="gr10" draw:text-style-name="P2" draw:layer="layout" svg:width="0.067cm" svg:height="0.036cm" draw:transform="rotate (-2.3537510292403) translate (20.576cm 2.507cm)">
            <text:p/>
            <draw:enhanced-geometry svg:viewBox="0 0 88 36" draw:type="non-primitive" draw:enhanced-path="M 88 0  L 88 0  L 77 5  L 65 10  L 54 14  L 44 17  L 32 22  L 21 27  L 11 31  L 0 36  N"/>
          </draw:custom-shape>
          <draw:custom-shape draw:style-name="gr10" draw:text-style-name="P2" draw:layer="layout" svg:width="0.027cm" svg:height="0.077cm" draw:transform="rotate (-2.3537510292403) translate (20.5cm 2.56cm)">
            <text:p/>
            <draw:enhanced-geometry svg:viewBox="0 0 35 86" draw:type="non-primitive" draw:enhanced-path="M 0 0  L 0 0  L 4 11  L 7 22  L 9 35  L 11 47  L 15 59  L 19 69  L 26 78  L 35 86  N"/>
          </draw:custom-shape>
          <draw:custom-shape draw:style-name="gr10" draw:text-style-name="P2" draw:layer="layout" svg:width="0.106cm" svg:height="0.09cm" draw:transform="rotate (-2.3537510292403) translate (20.562cm 2.47cm)">
            <text:p/>
            <draw:enhanced-geometry svg:viewBox="0 0 133 104" draw:type="non-primitive" draw:enhanced-path="M 133 0  L 133 0  L 127 11  L 123 22  L 118 35  L 115 46  L 109 59  L 104 69  L 97 79  L 89 87  L 89 87  L 80 93  L 70 97  L 58 99  L 47 100  L 36 102  L 24 102  L 12 103  L 0 104  N"/>
          </draw:custom-shape>
          <draw:custom-shape draw:style-name="gr10" draw:text-style-name="P2" draw:layer="layout" svg:width="0.019cm" svg:height="0.077cm" draw:transform="rotate (-2.3537510292403) translate (20.417cm 2.416cm)">
            <text:p/>
            <draw:enhanced-geometry svg:viewBox="0 0 27 87" draw:type="non-primitive" draw:enhanced-path="M 0 0  L 0 0  L 3 10  L 7 22  L 10 33  L 13 43  L 17 55  L 20 66  L 24 77  L 27 87  N"/>
          </draw:custom-shape>
          <draw:custom-shape draw:style-name="gr10" draw:text-style-name="P2" draw:layer="layout" svg:width="0.078cm" svg:height="0.031cm" draw:transform="rotate (-2.3537510292403) translate (20.456cm 2.289cm)">
            <text:p/>
            <draw:enhanced-geometry svg:viewBox="0 0 97 35" draw:type="non-primitive" draw:enhanced-path="M 97 0  L 97 0  L 84 5  L 72 9  L 60 14  L 48 18  L 36 23  L 24 26  L 13 31  L 0 35  N"/>
          </draw:custom-shape>
          <draw:custom-shape draw:style-name="gr10" draw:text-style-name="P2" draw:layer="layout" svg:width="0.05cm" svg:height="0.09cm" draw:transform="rotate (-2.3537510292403) translate (20.365cm 2.308cm)">
            <text:p/>
            <draw:enhanced-geometry svg:viewBox="0 0 69 103" draw:type="non-primitive" draw:enhanced-path="M 0 0  L 0 0  L 9 12  L 17 26  L 26 38  L 35 51  L 43 64  L 52 77  L 60 90  L 69 103  N"/>
          </draw:custom-shape>
          <draw:custom-shape draw:style-name="gr10" draw:text-style-name="P2" draw:layer="layout" svg:width="0.106cm" svg:height="0.004cm" draw:transform="rotate (-2.3537510292403) translate (20.427cm 2.137cm)">
            <text:p/>
            <draw:enhanced-geometry svg:viewBox="0 0 138 0" draw:type="non-primitive" draw:enhanced-path="M 138 0  L 138 0  L 119 0  L 97 0  L 75 0  L 52 0  L 32 0  L 14 0  L 4 0  L 0 0  N"/>
          </draw:custom-shape>
          <draw:custom-shape draw:style-name="gr10" draw:text-style-name="P2" draw:layer="layout" svg:width="0.043cm" svg:height="0.094cm" draw:transform="rotate (-2.3537510292403) translate (20.333cm 2.231cm)">
            <text:p/>
            <draw:enhanced-geometry svg:viewBox="0 0 53 105" draw:type="non-primitive" draw:enhanced-path="M 0 0  L 0 0  L 7 14  L 14 26  L 21 40  L 27 53  L 33 67  L 40 79  L 46 93  L 53 105  N"/>
          </draw:custom-shape>
          <draw:custom-shape draw:style-name="gr13" draw:text-style-name="P2" draw:layer="layout" svg:width="0.11cm" svg:height="0.145cm" draw:transform="rotate (-2.3537510292403) translate (21.622cm 4.815cm)">
            <text:p/>
            <draw:enhanced-geometry svg:viewBox="0 0 138 160" draw:type="non-primitive" draw:enhanced-path="M 130 38  L 123 33  L 118 27  L 111 23  L 105 17  L 98 12  L 93 8  L 85 5  L 78 2  L 69 1  L 59 0  L 48 1  L 38 2  L 29 5  L 20 8  L 13 14  L 6 19  L 2 27  L 0 35  L 0 44  L 0 53  L 1 63  L 3 72  L 4 81  L 6 89  L 9 99  L 11 111  L 14 123  L 18 133  L 21 143  L 27 151  L 34 157  L 42 160  L 59 159  L 72 151  L 85 139  L 96 123  L 106 104  L 117 86  L 127 69  L 138 55  L 130 38  Z N"/>
          </draw:custom-shape>
          <draw:custom-shape draw:style-name="gr10" draw:text-style-name="P2" draw:layer="layout" svg:width="0.11cm" svg:height="0.145cm" draw:transform="rotate (-2.3537510292403) translate (21.622cm 4.815cm)">
            <text:p/>
            <draw:enhanced-geometry svg:viewBox="0 0 138 160" draw:type="non-primitive" draw:enhanced-path="M 130 38  L 130 38  L 123 33  L 118 27  L 111 23  L 105 17  L 98 12  L 93 8  L 85 5  L 78 2  L 78 2  L 69 1  L 59 0  L 48 1  L 38 2  L 29 5  L 20 8  L 13 14  L 6 19  L 6 19  L 2 27  L 0 35  L 0 44  L 0 53  L 1 63  L 3 72  L 4 81  L 6 89  L 6 89  L 9 99  L 11 111  L 14 123  L 18 133  L 21 143  L 27 151  L 34 157  L 42 160  L 42 160  L 59 159  L 72 151  L 85 139  L 96 123  L 106 104  L 117 86  L 127 69  L 138 55  N"/>
          </draw:custom-shape>
          <draw:custom-shape draw:style-name="gr14" draw:text-style-name="P2" draw:layer="layout" svg:width="0.126cm" svg:height="0.158cm" draw:transform="rotate (-2.3537510292403) translate (21.622cm 4.815cm)">
            <text:p/>
            <draw:enhanced-geometry svg:viewBox="0 0 156 175" draw:type="non-primitive" draw:enhanced-path="M 118 17  L 111 15  L 105 12  L 99 10  L 93 6  L 86 4  L 79 2  L 74 0  L 67 0  L 59 3  L 51 5  L 43 8  L 36 13  L 31 17  L 24 23  L 19 29  L 15 36  L 9 46  L 6 56  L 2 66  L 1 78  L 0 89  L 0 101  L 2 112  L 4 123  L 8 132  L 11 140  L 15 149  L 20 157  L 26 164  L 33 169  L 41 173  L 49 175  L 65 175  L 80 173  L 95 166  L 110 157  L 124 147  L 136 134  L 146 121  L 154 106  L 156 96  L 156 84  L 155 73  L 152 63  L 147 51  L 143 40  L 139 29  L 136 17  L 118 17  Z N"/>
          </draw:custom-shape>
          <draw:custom-shape draw:style-name="gr10" draw:text-style-name="P2" draw:layer="layout" svg:width="0.126cm" svg:height="0.158cm" draw:transform="rotate (-2.3537510292403) translate (21.622cm 4.815cm)">
            <text:p/>
            <draw:enhanced-geometry svg:viewBox="0 0 156 175" draw:type="non-primitive" draw:enhanced-path="M 118 17  L 118 17  L 111 15  L 105 12  L 99 10  L 93 6  L 86 4  L 79 2  L 74 0  L 67 0  L 67 0  L 59 3  L 51 5  L 43 8  L 36 13  L 31 17  L 24 23  L 19 29  L 15 36  L 15 36  L 9 46  L 6 56  L 2 66  L 1 78  L 0 89  L 0 101  L 2 112  L 4 123  L 4 123  L 8 132  L 11 140  L 15 149  L 20 157  L 26 164  L 33 169  L 41 173  L 49 175  L 49 175  L 65 175  L 80 173  L 95 166  L 110 157  L 124 147  L 136 134  L 146 121  L 154 106  L 154 106  L 156 96  L 156 84  L 155 73  L 152 63  L 147 51  L 143 40  L 139 29  L 136 17  N"/>
          </draw:custom-shape>
          <draw:custom-shape draw:style-name="gr14" draw:text-style-name="P2" draw:layer="layout" svg:width="0.074cm" svg:height="0.031cm" draw:transform="rotate (-2.3537510292403) translate (21.623cm 4.834cm)">
            <text:p/>
            <draw:enhanced-geometry svg:viewBox="0 0 95 35" draw:type="non-primitive" draw:enhanced-path="M 95 18  L 87 15  L 80 13  L 72 9  L 64 6  L 56 3  L 50 1  L 42 0  L 34 1  L 28 4  L 22 6  L 18 11  L 13 14  L 9 18  L 5 24  L 2 30  L 0 35  L 95 18  Z N"/>
          </draw:custom-shape>
          <draw:custom-shape draw:style-name="gr10" draw:text-style-name="P2" draw:layer="layout" svg:width="0.074cm" svg:height="0.031cm" draw:transform="rotate (-2.3537510292403) translate (21.623cm 4.834cm)">
            <text:p/>
            <draw:enhanced-geometry svg:viewBox="0 0 95 35" draw:type="non-primitive" draw:enhanced-path="M 95 18  L 95 18  L 87 15  L 80 13  L 72 9  L 64 6  L 56 3  L 50 1  L 42 0  L 34 1  L 34 1  L 28 4  L 22 6  L 18 11  L 13 14  L 9 18  L 5 24  L 2 30  L 0 35  N"/>
          </draw:custom-shape>
          <draw:custom-shape draw:style-name="gr14" draw:text-style-name="P2" draw:layer="layout" svg:width="0.039cm" svg:height="0.031cm" draw:transform="rotate (-2.3537510292403) translate (21.626cm 4.81cm)">
            <text:p/>
            <draw:enhanced-geometry svg:viewBox="0 0 53 36" draw:type="non-primitive" draw:enhanced-path="M 53 0  L 46 5  L 38 8  L 31 12  L 23 15  L 16 19  L 10 23  L 4 29  L 0 36  L 53 0  Z N"/>
          </draw:custom-shape>
          <draw:custom-shape draw:style-name="gr10" draw:text-style-name="P2" draw:layer="layout" svg:width="0.039cm" svg:height="0.031cm" draw:transform="rotate (-2.3537510292403) translate (21.626cm 4.81cm)">
            <text:p/>
            <draw:enhanced-geometry svg:viewBox="0 0 53 36" draw:type="non-primitive" draw:enhanced-path="M 53 0  L 53 0  L 46 5  L 38 8  L 31 12  L 23 15  L 16 19  L 10 23  L 4 29  L 0 36  N"/>
          </draw:custom-shape>
          <draw:custom-shape draw:style-name="gr14" draw:text-style-name="P2" draw:layer="layout" svg:width="0.106cm" svg:height="0.063cm" draw:transform="rotate (-2.3537510292403) translate (21.337cm 5.122cm)">
            <text:p/>
            <draw:enhanced-geometry svg:viewBox="0 0 132 70" draw:type="non-primitive" draw:enhanced-path="M 0 17  L 6 15  L 13 12  L 20 10  L 27 6  L 34 4  L 41 2  L 47 0  L 54 0  L 62 0  L 70 2  L 78 2  L 87 4  L 95 6  L 102 8  L 109 13  L 115 17  L 120 23  L 123 29  L 126 34  L 128 41  L 130 49  L 131 56  L 132 63  L 132 70  L 0 17  Z N"/>
          </draw:custom-shape>
          <draw:custom-shape draw:style-name="gr10" draw:text-style-name="P2" draw:layer="layout" svg:width="0.106cm" svg:height="0.063cm" draw:transform="rotate (-2.3537510292403) translate (21.337cm 5.122cm)">
            <text:p/>
            <draw:enhanced-geometry svg:viewBox="0 0 132 70" draw:type="non-primitive" draw:enhanced-path="M 0 17  L 0 17  L 6 15  L 13 12  L 20 10  L 27 6  L 34 4  L 41 2  L 47 0  L 54 0  L 54 0  L 62 0  L 70 2  L 78 2  L 87 4  L 95 6  L 102 8  L 109 13  L 115 17  L 115 17  L 120 23  L 123 29  L 126 34  L 128 41  L 130 49  L 131 56  L 132 63  L 132 70  N"/>
          </draw:custom-shape>
          <draw:custom-shape draw:style-name="gr14" draw:text-style-name="P2" draw:layer="layout" svg:width="0.106cm" svg:height="0.109cm" draw:transform="rotate (-2.3537510292403) translate (21.318cm 5.115cm)">
            <text:p/>
            <draw:enhanced-geometry svg:viewBox="0 0 139 120" draw:type="non-primitive" draw:enhanced-path="M 117 120  L 121 109  L 125 97  L 130 86  L 134 75  L 138 64  L 139 53  L 138 43  L 134 33  L 132 29  L 129 26  L 125 22  L 121 20  L 115 19  L 111 17  L 105 16  L 100 14  L 88 11  L 74 8  L 59 3  L 46 1  L 32 0  L 20 1  L 11 7  L 4 14  L 0 27  L 2 38  L 7 51  L 16 63  L 28 75  L 40 85  L 54 95  L 65 103  L 72 107  L 79 110  L 87 112  L 95 114  L 103 115  L 111 116  L 118 118  L 126 120  L 117 120  Z N"/>
          </draw:custom-shape>
          <draw:custom-shape draw:style-name="gr10" draw:text-style-name="P2" draw:layer="layout" svg:width="0.106cm" svg:height="0.109cm" draw:transform="rotate (-2.3537510292403) translate (21.318cm 5.115cm)">
            <text:p/>
            <draw:enhanced-geometry svg:viewBox="0 0 139 120" draw:type="non-primitive" draw:enhanced-path="M 117 120  L 117 120  L 121 109  L 125 97  L 130 86  L 134 75  L 138 64  L 139 53  L 138 43  L 134 33  L 134 33  L 132 29  L 129 26  L 125 22  L 121 20  L 115 19  L 111 17  L 105 16  L 100 14  L 100 14  L 88 11  L 74 8  L 59 3  L 46 1  L 32 0  L 20 1  L 11 7  L 4 14  L 4 14  L 0 27  L 2 38  L 7 51  L 16 63  L 28 75  L 40 85  L 54 95  L 65 103  L 65 103  L 72 107  L 79 110  L 87 112  L 95 114  L 103 115  L 111 116  L 118 118  L 126 120  N"/>
          </draw:custom-shape>
          <draw:custom-shape draw:style-name="gr14" draw:text-style-name="P2" draw:layer="layout" svg:width="0.062cm" svg:height="0.062cm" draw:transform="rotate (-2.3537510292403) translate (21.626cm 4.81cm)">
            <text:p/>
            <draw:enhanced-geometry svg:viewBox="0 0 80 70" draw:type="non-primitive" draw:enhanced-path="M 45 0  L 38 5  L 31 8  L 24 12  L 17 15  L 11 20  L 6 24  L 2 29  L 0 36  L 0 42  L 3 48  L 7 55  L 12 59  L 17 64  L 23 67  L 30 70  L 36 70  L 44 68  L 50 64  L 56 58  L 61 50  L 65 42  L 70 33  L 74 25  L 80 17  L 45 0  Z N"/>
          </draw:custom-shape>
          <draw:custom-shape draw:style-name="gr10" draw:text-style-name="P2" draw:layer="layout" svg:width="0.062cm" svg:height="0.062cm" draw:transform="rotate (-2.3537510292403) translate (21.626cm 4.81cm)">
            <text:p/>
            <draw:enhanced-geometry svg:viewBox="0 0 80 70" draw:type="non-primitive" draw:enhanced-path="M 45 0  L 45 0  L 38 5  L 31 8  L 24 12  L 17 15  L 11 20  L 6 24  L 2 29  L 0 36  L 0 36  L 0 42  L 3 48  L 7 55  L 12 59  L 17 64  L 23 67  L 30 70  L 36 70  L 36 70  L 44 68  L 50 64  L 56 58  L 61 50  L 65 42  L 70 33  L 74 25  L 80 17  N"/>
          </draw:custom-shape>
        </draw:g>
        <presentation:notes draw:style-name="dp2">
          <draw:page-thumbnail draw:layer="layout" svg:width="13.472cm" svg:height="9.327cm" svg:x="3.126cm" svg:y="1.896cm" draw:page-number="8" presentation:class="page"/>
          <draw:frame presentation:style-name="pr6" draw:layer="layout" svg:width="14.394cm" svg:height="11.499cm" svg:x="2.963cm" svg:y="11.861cm" presentation:class="notes" presentation:placeholder="true">
            <draw:text-box/>
          </draw:frame>
        </presentation:notes>
      </draw:page>
      <draw:page draw:name="identifiers"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identifiers</text:p>
          </draw:text-box>
        </draw:frame>
        <draw:custom-shape draw:style-name="gr18" draw:text-style-name="P2" draw:layer="layout" svg:width="5.601cm" svg:height="1.402cm" svg:x="12.96cm" svg:y="12.127cm">
          <text:p text:style-name="P10"><text:span text:style-name="T18">identifi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3.201cm" svg:height="1.402cm" svg:x="18.759cm" svg:y="9.124cm">
          <text:p text:style-name="P10"><text:span text:style-name="T19">nam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3.201cm" svg:height="1.403cm" svg:x="18.759cm" svg:y="14.124cm">
          <text:p text:style-name="P10"><text:span text:style-name="T19">scop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3.802cm" svg:height="1.402cm" svg:x="8.356cm" svg:y="14.323cm">
          <text:p text:style-name="P10"><text:span text:style-name="T19">linkag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3.598cm" svg:height="2.2cm" svg:x="10.76cm" svg:y="8.727cm">
          <text:p text:style-name="P10"><text:span text:style-name="T19">name </text:span></text:p>
          <text:p text:style-name="P10"><text:span text:style-name="T19">spa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3.201cm" svg:height="1.2cm" svg:x="21.158cm" svg:y="11.725cm">
          <text:p text:style-name="P10"><text:span text:style-name="T19">block</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0" draw:text-style-name="P2" draw:layer="layout" svg:width="3.201cm" svg:height="1.199cm" svg:x="22.759cm" svg:y="13.926cm">
          <text:p text:style-name="P10"><text:span text:style-name="T19">file</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0" draw:text-style-name="P2" draw:layer="layout" svg:width="4.802cm" svg:height="1.998cm" svg:x="21.356cm" svg:y="16.126cm">
          <text:p text:style-name="P10"><text:span text:style-name="T19">function</text:span></text:p>
          <text:p text:style-name="P10"><text:span text:style-name="T19">prototype</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0" draw:text-style-name="P2" draw:layer="layout" svg:width="3.603cm" svg:height="1.601cm" svg:x="16.955cm" svg:y="16.325cm">
          <text:p text:style-name="P10"><text:span text:style-name="T19">function</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0" draw:text-style-name="P2" draw:layer="layout" svg:width="3.603cm" svg:height="1.601cm" svg:x="4.158cm" svg:y="12.925cm">
          <text:p text:style-name="P10"><text:span text:style-name="T19">external</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0" draw:text-style-name="P2" draw:layer="layout" svg:width="3.602cm" svg:height="1.6cm" svg:x="4.957cm" svg:y="15.924cm">
          <text:p text:style-name="P10"><text:span text:style-name="T19">none</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0" draw:text-style-name="P2" draw:layer="layout" svg:width="3.603cm" svg:height="1.601cm" svg:x="9.556cm" svg:y="16.523cm">
          <text:p text:style-name="P10"><text:span text:style-name="T19">internal</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0" draw:text-style-name="P2" draw:layer="layout" svg:width="3.802cm" svg:height="1.398cm" svg:x="12.757cm" svg:y="6.531cm">
          <text:p text:style-name="P10"><text:span text:style-name="T19">member</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0" draw:text-style-name="P2" draw:layer="layout" svg:width="2.404cm" svg:height="1.199cm" svg:x="15.156cm" svg:y="8.524cm">
          <text:p text:style-name="P10"><text:span text:style-name="T19">tag</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0" draw:text-style-name="P2" draw:layer="layout" svg:width="3.801cm" svg:height="1.398cm" svg:x="7.157cm" svg:y="10.729cm">
          <text:p text:style-name="P10"><text:span text:style-name="T19">label</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0" draw:text-style-name="P2" draw:layer="layout" svg:width="3.801cm" svg:height="1.398cm" svg:x="6.959cm" svg:y="7.126cm">
          <text:p text:style-name="P10"><text:span text:style-name="T19">ordinary</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1" draw:text-style-name="P2" draw:layer="layout" svg:width="2.398cm" svg:height="1.2cm" svg:x="7.96cm" svg:y="4.123cm">
          <text:p text:style-name="P10"><text:span text:style-name="T19">object</text:span></text:p>
          <draw:enhanced-geometry svg:viewBox="0 0 21600 21600" draw:type="rectangle" draw:enhanced-path="M 0 0 L 21600 0 21600 21600 0 21600 0 0 Z N"/>
        </draw:custom-shape>
        <draw:custom-shape draw:style-name="gr21" draw:text-style-name="P2" draw:layer="layout" svg:width="2.598cm" svg:height="1.199cm" svg:x="3.157cm" svg:y="8.123cm">
          <text:p text:style-name="P10"><text:span text:style-name="T19">typedef</text:span></text:p>
          <draw:enhanced-geometry svg:viewBox="0 0 21600 21600" draw:type="rectangle" draw:enhanced-path="M 0 0 L 21600 0 21600 21600 0 21600 0 0 Z N"/>
        </draw:custom-shape>
        <draw:custom-shape draw:style-name="gr21" draw:text-style-name="P2" draw:layer="layout" svg:width="2.597cm" svg:height="1.2cm" svg:x="3.559cm" svg:y="5.525cm">
          <text:p text:style-name="P10"><text:span text:style-name="T19">function</text:span></text:p>
          <draw:enhanced-geometry svg:viewBox="0 0 21600 21600" draw:type="rectangle" draw:enhanced-path="M 0 0 L 21600 0 21600 21600 0 21600 0 0 Z N"/>
        </draw:custom-shape>
        <draw:custom-shape draw:style-name="gr22" draw:text-style-name="P2" draw:layer="layout" svg:width="4cm" svg:height="2.003cm" svg:x="12.757cm" svg:y="2.125cm">
          <text:p text:style-name="P10"><text:span text:style-name="T19">storage</text:span></text:p>
          <text:p text:style-name="P10"><text:span text:style-name="T19">dur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3.802cm" svg:height="1.398cm" svg:x="17.956cm" svg:y="0.723cm">
          <text:p text:style-name="P10"><text:span text:style-name="T19">allocated</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0" draw:text-style-name="P2" draw:layer="layout" svg:width="3.801cm" svg:height="1.398cm" svg:x="17.758cm" svg:y="2.928cm">
          <text:p text:style-name="P10"><text:span text:style-name="T19">automatic</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0" draw:text-style-name="P2" draw:layer="layout" svg:width="3.801cm" svg:height="1.397cm" svg:x="16.757cm" svg:y="5.129cm">
          <text:p text:style-name="P10"><text:span text:style-name="T19">static</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23" draw:text-style-name="P8" draw:layer="layout" svg:x1="14.555cm" svg:y1="12.324cm" svg:x2="13.554cm" svg:y2="10.723cm">
          <text:p/>
        </draw:line>
        <draw:line draw:style-name="gr23" draw:text-style-name="P8" draw:layer="layout" svg:x1="17.758cm" svg:y1="12.324cm" svg:x2="19.557cm" svg:y2="10.525cm">
          <text:p/>
        </draw:line>
        <draw:line draw:style-name="gr23" draw:text-style-name="P8" draw:layer="layout" svg:x1="17.758cm" svg:y1="13.326cm" svg:x2="19.16cm" svg:y2="14.327cm">
          <text:p/>
        </draw:line>
        <draw:line draw:style-name="gr23" draw:text-style-name="P8" draw:layer="layout" svg:x1="13.56cm" svg:y1="13.326cm" svg:x2="11.756cm" svg:y2="14.526cm">
          <text:p/>
        </draw:line>
        <draw:line draw:style-name="gr24" draw:text-style-name="P8" draw:layer="layout" svg:x1="21.158cm" svg:y1="14.327cm" svg:x2="21.96cm" svg:y2="12.925cm">
          <text:p/>
        </draw:line>
        <draw:line draw:style-name="gr24" draw:text-style-name="P8" draw:layer="layout" svg:x1="21.96cm" svg:y1="14.724cm" svg:x2="22.759cm" svg:y2="14.526cm">
          <text:p/>
        </draw:line>
        <draw:line draw:style-name="gr24" draw:text-style-name="P8" draw:layer="layout" svg:x1="21.559cm" svg:y1="15.324cm" svg:x2="22.56cm" svg:y2="16.126cm">
          <text:p/>
        </draw:line>
        <draw:line draw:style-name="gr24" draw:text-style-name="P8" draw:layer="layout" svg:x1="20.16cm" svg:y1="15.527cm" svg:x2="19.759cm" svg:y2="16.325cm">
          <text:p/>
        </draw:line>
        <draw:line draw:style-name="gr23" draw:text-style-name="P8" draw:layer="layout" svg:x1="10.958cm" svg:y1="10.323cm" svg:x2="10.16cm" svg:y2="10.724cm">
          <text:p/>
        </draw:line>
        <draw:line draw:style-name="gr23" draw:text-style-name="P8" draw:layer="layout" svg:x1="10.953cm" svg:y1="9.322cm" svg:x2="9.952cm" svg:y2="8.524cm">
          <text:p/>
        </draw:line>
        <draw:line draw:style-name="gr23" draw:text-style-name="P8" draw:layer="layout" svg:x1="12.96cm" svg:y1="8.726cm" svg:x2="13.56cm" svg:y2="7.923cm">
          <text:p/>
        </draw:line>
        <draw:line draw:style-name="gr23" draw:text-style-name="P8" draw:layer="layout" svg:x1="14.16cm" svg:y1="9.326cm" svg:x2="15.161cm" svg:y2="9.127cm">
          <text:p/>
        </draw:line>
        <draw:line draw:style-name="gr23" draw:text-style-name="P8" draw:layer="layout" svg:x1="8.558cm" svg:y1="14.724cm" svg:x2="7.359cm" svg:y2="14.124cm">
          <text:p/>
        </draw:line>
        <draw:line draw:style-name="gr23" draw:text-style-name="P8" draw:layer="layout" svg:x1="8.758cm" svg:y1="15.527cm" svg:x2="8.158cm" svg:y2="16.126cm">
          <text:p/>
        </draw:line>
        <draw:line draw:style-name="gr23" draw:text-style-name="P8" draw:layer="layout" svg:x1="10.358cm" svg:y1="15.725cm" svg:x2="10.76cm" svg:y2="16.325cm">
          <text:p/>
        </draw:line>
        <draw:line draw:style-name="gr23" draw:text-style-name="P8" draw:layer="layout" svg:x1="7.558cm" svg:y1="8.123cm" svg:x2="5.958cm" svg:y2="8.524cm">
          <text:p/>
        </draw:line>
        <draw:line draw:style-name="gr23" draw:text-style-name="P8" draw:layer="layout" svg:x1="7.557cm" svg:y1="7.325cm" svg:x2="6.358cm" svg:y2="6.125cm">
          <text:p/>
        </draw:line>
        <draw:line draw:style-name="gr23" draw:text-style-name="P8" draw:layer="layout" svg:x1="8.758cm" svg:y1="7.125cm" svg:x2="8.956cm" svg:y2="5.322cm">
          <text:p/>
        </draw:line>
        <draw:line draw:style-name="gr23" draw:text-style-name="P8" draw:layer="layout" svg:x1="10.358cm" svg:y1="4.523cm" svg:x2="12.96cm" svg:y2="3.522cm">
          <text:p/>
        </draw:line>
        <draw:line draw:style-name="gr23" draw:text-style-name="P8" draw:layer="layout" svg:x1="16.559cm" svg:y1="2.725cm" svg:x2="18.358cm" svg:y2="1.923cm">
          <text:p/>
        </draw:line>
        <draw:line draw:style-name="gr23" draw:text-style-name="P8" draw:layer="layout" svg:x1="16.757cm" svg:y1="3.325cm" svg:x2="17.758cm" svg:y2="3.523cm">
          <text:p/>
        </draw:line>
        <draw:line draw:style-name="gr23" draw:text-style-name="P8" draw:layer="layout" svg:x1="16.157cm" svg:y1="3.925cm" svg:x2="17.56cm" svg:y2="5.124cm">
          <text:p/>
        </draw:line>
        <draw:line draw:style-name="gr23" draw:text-style-name="P8" draw:layer="layout" svg:x1="8.956cm" svg:y1="4.123cm" svg:x2="8.158cm" svg:y2="2.725cm">
          <text:p/>
        </draw:line>
        <draw:custom-shape draw:style-name="gr19" draw:text-style-name="P2" draw:layer="layout" svg:width="3.802cm" svg:height="1.398cm" svg:x="0.758cm" svg:y="0.604cm">
          <text:p text:style-name="P10"><text:span text:style-name="T19">complete</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9" draw:text-style-name="P2" draw:layer="layout" svg:width="4.401cm" svg:height="1.398cm" svg:x="0.758cm" svg:y="2.527cm">
          <text:p text:style-name="P10"><text:span text:style-name="T19">incomplete</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23" draw:text-style-name="P8" draw:layer="layout" svg:x1="6.359cm" svg:y1="1.923cm" svg:x2="4.555cm" svg:y2="1.323cm">
          <text:p/>
        </draw:line>
        <draw:line draw:style-name="gr23" draw:text-style-name="P8" draw:layer="layout" svg:x1="6.359cm" svg:y1="2.125cm" svg:x2="5.159cm" svg:y2="2.924cm">
          <text:p/>
        </draw:line>
        <draw:custom-shape draw:style-name="gr20" draw:text-style-name="P2" draw:layer="layout" svg:width="3.197cm" svg:height="1.398cm" svg:x="5.759cm" svg:y="1.323cm">
          <text:p text:style-name="P10"><text:span text:style-name="T19">type</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9" draw:text-style-name="P2" draw:layer="layout" svg:width="3.801cm" svg:height="1.398cm" svg:x="9.759cm" svg:y="0.326cm">
          <text:p text:style-name="P10"><text:span text:style-name="T19">function</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23" draw:text-style-name="P8" draw:layer="layout" svg:x1="8.758cm" svg:y1="1.922cm" svg:x2="10.16cm" svg:y2="1.525cm">
          <text:p/>
        </draw:line>
        <presentation:notes draw:style-name="dp2">
          <draw:page-thumbnail draw:layer="layout" svg:width="13.477cm" svg:height="9.327cm" svg:x="3.126cm" svg:y="1.896cm" draw:page-number="9" presentation:class="page"/>
          <draw:frame presentation:style-name="pr4" draw:text-style-name="P2" draw:layer="layout" svg:width="14.394cm" svg:height="11.242cm" svg:x="2.963cm" svg:y="11.861cm" presentation:class="notes" presentation:user-transformed="true">
            <draw:text-box>
              <text:p text:style-name="P6"><text:span text:style-name="T4">Copied from Derek's book (6.2.1)</text:span></text:p>
            </draw:text-box>
          </draw:frame>
        </presentation:notes>
      </draw:page>
      <draw:page draw:name="scope-linkage"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scope-linkage</text:p>
          </draw:text-box>
        </draw:frame>
        <draw:frame presentation:style-name="pr5" draw:layer="layout" svg:width="22.649cm" svg:height="17.185cm" svg:x="3.597cm" svg:y="1.058cm" presentation:class="outline" presentation:placeholder="true" presentation:user-transformed="true">
          <draw:text-box/>
        </draw:frame>
        <draw:custom-shape draw:style-name="gr3" draw:text-style-name="P2" draw:layer="layout" svg:width="21.405cm" svg:height="9.392cm" svg:x="4.555cm" svg:y="3.523cm">
          <text:p text:style-name="P9"><text:span text:style-name="T20">/* file scope */</text:span></text:p>
          <text:p text:style-name="P9"><text:span text:style-name="T20"/></text:p>
          <text:p text:style-name="P9"><text:span text:style-name="T8">typedef int</text:span><text:span text:style-name="T21"> typedef__no_linkage;</text:span></text:p>
          <text:p text:style-name="P9"><text:span text:style-name="T21"/></text:p>
          <text:p text:style-name="P9"><text:span text:style-name="T8">struct</text:span><text:span text:style-name="T21"> stag__no_linkage { </text:span><text:span text:style-name="T8">int</text:span><text:span text:style-name="T21"> member__no_linkage; };</text:span></text:p>
          <text:p text:style-name="P9"><text:span text:style-name="T8">union</text:span><text:span text:style-name="T21"> <text:s/>utag__no_linkage { </text:span><text:span text:style-name="T8">int</text:span><text:span text:style-name="T21"> member__no_linkage; };</text:span></text:p>
          <text:p text:style-name="P9"><text:span text:style-name="T8">enum</text:span><text:span text:style-name="T21"> <text:s text:c="2"/>etag__no_linkage { <text:s text:c="4"/>member__no_linkage, };</text:span></text:p>
          <text:p text:style-name="P9"><text:span text:style-name="T21"/></text:p>
          <text:p text:style-name="P9"><text:span text:style-name="T8">static int</text:span><text:span text:style-name="T21"> object__internal_linkage;</text:span></text:p>
          <text:p text:style-name="P9"><text:span text:style-name="T8">extern int</text:span><text:span text:style-name="T21"> object__external_linkage;</text:span></text:p>
          <text:p text:style-name="P9"><text:span text:style-name="T21"><text:s text:c="7"/></text:span><text:span text:style-name="T8">int</text:span><text:span text:style-name="T21"> object__external_linkage;</text:span></text:p>
          <text:p text:style-name="P9"><text:span text:style-name="T21"/></text:p>
          <text:p text:style-name="P9"><text:span text:style-name="T8">static void</text:span><text:span text:style-name="T21"> function__internal_linkage(</text:span><text:span text:style-name="T8">void</text:span><text:span text:style-name="T21">) {}</text:span></text:p>
          <text:p text:style-name="P9"><text:span text:style-name="T8">extern void</text:span><text:span text:style-name="T21"> function__external_linkage1(</text:span><text:span text:style-name="T8">void</text:span><text:span text:style-name="T21">) {}</text:span></text:p>
          <text:p text:style-name="P9"><text:span text:style-name="T21"><text:s text:c="7"/></text:span><text:span text:style-name="T8">void</text:span><text:span text:style-name="T21"> function__external_linkage2(</text:span><text:span text:style-name="T8">void</text:span><text:span text:style-name="T21">) {}</text:span></text:p>
          <draw:enhanced-geometry svg:viewBox="0 0 21600 21600" draw:type="mso-spt202" draw:enhanced-path="M 0 0 L 21600 0 21600 21600 0 21600 0 0 Z N"/>
        </draw:custom-shape>
        <presentation:notes draw:style-name="dp2">
          <draw:page-thumbnail draw:layer="layout" svg:width="13.472cm" svg:height="9.327cm" svg:x="3.126cm" svg:y="1.896cm" draw:page-number="10" presentation:class="page"/>
          <draw:frame presentation:style-name="pr6" draw:layer="layout" svg:width="14.394cm" svg:height="11.499cm" svg:x="2.963cm" svg:y="11.861cm" presentation:class="notes" presentation:placeholder="true">
            <draw:text-box/>
          </draw:frame>
        </presentation:notes>
      </draw:page>
      <draw:page draw:name="page11"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scope-linkage</text:p>
          </draw:text-box>
        </draw:frame>
        <draw:frame presentation:style-name="pr5" draw:layer="layout" svg:width="22.649cm" svg:height="17.185cm" svg:x="3.597cm" svg:y="1.058cm" presentation:class="outline" presentation:placeholder="true" presentation:user-transformed="true">
          <draw:text-box/>
        </draw:frame>
        <draw:custom-shape draw:style-name="gr3" draw:text-style-name="P2" draw:layer="layout" svg:width="22.604cm" svg:height="6.347cm" svg:x="3.757cm" svg:y="3.523cm">
          <text:p text:style-name="P9"><text:span text:style-name="T8">void</text:span><text:span text:style-name="T21"> function_prototype_scope(</text:span></text:p>
          <text:p text:style-name="P9"><text:span text:style-name="T21"/></text:p>
          <text:p text:style-name="P9"><text:span text:style-name="T21"><text:s text:c="4"/></text:span><text:span text:style-name="T20">/* typedef illegal here */</text:span></text:p>
          <text:p text:style-name="P9"><text:span text:style-name="T20"/></text:p>
          <text:p text:style-name="P9"><text:span text:style-name="T21"><text:s text:c="4"/></text:span><text:span text:style-name="T8">struct</text:span><text:span text:style-name="T21"> stag__no_linkage { </text:span><text:span text:style-name="T8">int</text:span><text:span text:style-name="T21"> member__no_linkage; },</text:span></text:p>
          <text:p text:style-name="P9"><text:span text:style-name="T21"><text:s text:c="4"/></text:span><text:span text:style-name="T8">union</text:span><text:span text:style-name="T21"> <text:s/>utag__no_linkage { </text:span><text:span text:style-name="T8">int</text:span><text:span text:style-name="T21"> member__no_linkage; },</text:span></text:p>
          <text:p text:style-name="P9"><text:span text:style-name="T21"><text:s text:c="4"/></text:span><text:span text:style-name="T8">enum</text:span><text:span text:style-name="T21"> <text:s text:c="2"/>etag__no_linkage { <text:s text:c="4"/>member__no_linkage, },</text:span></text:p>
          <text:p text:style-name="P9"><text:span text:style-name="T21"/></text:p>
          <text:p text:style-name="P9"><text:span text:style-name="T21"><text:s text:c="4"/></text:span><text:span text:style-name="T8">int</text:span><text:span text:style-name="T21"> object__no_linkage</text:span></text:p>
          <text:p text:style-name="P9"><text:span text:style-name="T21">);</text:span></text:p>
          <draw:enhanced-geometry svg:viewBox="0 0 21600 21600" draw:type="mso-spt202" draw:enhanced-path="M 0 0 L 21600 0 21600 21600 0 21600 0 0 Z N"/>
        </draw:custom-shape>
        <draw:custom-shape draw:style-name="gr3" draw:text-style-name="P2" draw:layer="layout" svg:width="20.801cm" svg:height="2.693cm" svg:x="3.757cm" svg:y="11.434cm">
          <text:p text:style-name="P9"><text:span text:style-name="T8">void</text:span><text:span text:style-name="T21"> function_scope(</text:span><text:span text:style-name="T8">void</text:span><text:span text:style-name="T21">)</text:span></text:p>
          <text:p text:style-name="P9"><text:span text:style-name="T21">{</text:span></text:p>
          <text:p text:style-name="P9"><text:span text:style-name="T21"><text:s text:c="4"/></text:span><text:span text:style-name="T21">label__no_linkage: ;</text:span></text:p>
          <text:p text:style-name="P9"><text:span text:style-name="T21">}</text:span></text:p>
          <draw:enhanced-geometry svg:viewBox="0 0 21600 21600" draw:type="mso-spt202" draw:enhanced-path="M 0 0 L 21600 0 21600 21600 0 21600 0 0 Z N"/>
        </draw:custom-shape>
        <presentation:notes draw:style-name="dp2">
          <draw:page-thumbnail draw:layer="layout" svg:width="13.472cm" svg:height="9.327cm" svg:x="3.126cm" svg:y="1.896cm" draw:page-number="11" presentation:class="page"/>
          <draw:frame presentation:style-name="pr6" draw:layer="layout" svg:width="14.394cm" svg:height="11.499cm" svg:x="2.963cm" svg:y="11.861cm" presentation:class="notes" presentation:placeholder="true">
            <draw:text-box/>
          </draw:frame>
        </presentation:notes>
      </draw:page>
      <draw:page draw:name="page12"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scope-linkage</text:p>
          </draw:text-box>
        </draw:frame>
        <draw:frame presentation:style-name="pr5" draw:layer="layout" svg:width="22.649cm" svg:height="17.185cm" svg:x="3.597cm" svg:y="1.058cm" presentation:class="outline" presentation:placeholder="true" presentation:user-transformed="true">
          <draw:text-box/>
        </draw:frame>
        <draw:custom-shape draw:style-name="gr3" draw:text-style-name="P2" draw:layer="layout" svg:width="22.005cm" svg:height="11.219cm" svg:x="3.757cm" svg:y="3.325cm">
          <text:p text:style-name="P9"><text:span text:style-name="T8">void</text:span><text:span text:style-name="T21"> block_scope(</text:span><text:span text:style-name="T8">void</text:span><text:span text:style-name="T21">)</text:span></text:p>
          <text:p text:style-name="P9"><text:span text:style-name="T21">{</text:span></text:p>
          <text:p text:style-name="P9"><text:span text:style-name="T21"><text:s text:c="2"/></text:span><text:span text:style-name="T8">typedef int</text:span><text:span text:style-name="T21"> typedef__no_linkage;</text:span></text:p>
          <text:p text:style-name="P9"><text:span text:style-name="T21"/></text:p>
          <text:p text:style-name="P9"><text:span text:style-name="T21"><text:s text:c="2"/></text:span><text:span text:style-name="T8">struct</text:span><text:span text:style-name="T21"> stag__no_linkage { </text:span><text:span text:style-name="T8">int</text:span><text:span text:style-name="T21"> member__no_linkage; };</text:span></text:p>
          <text:p text:style-name="P9"><text:span text:style-name="T21"><text:s text:c="2"/></text:span><text:span text:style-name="T8">union</text:span><text:span text:style-name="T21"> <text:s/>utag__no_linkage { </text:span><text:span text:style-name="T8">int</text:span><text:span text:style-name="T21"> member__no_linkage; };</text:span></text:p>
          <text:p text:style-name="P9"><text:span text:style-name="T21"><text:s text:c="2"/></text:span><text:span text:style-name="T8">enum</text:span><text:span text:style-name="T21"> <text:s text:c="2"/>etag__no_linkage { <text:s text:c="4"/>member__no_linkage, };</text:span></text:p>
          <text:p text:style-name="P9"><text:span text:style-name="T21"/></text:p>
          <text:p text:style-name="P9"><text:span text:style-name="T21"><text:s text:c="9"/></text:span><text:span text:style-name="T8">int</text:span><text:span text:style-name="T21"> object__no_linkage1;</text:span></text:p>
          <text:p text:style-name="P9"><text:span text:style-name="T21"><text:s text:c="2"/></text:span><text:span text:style-name="T8">static int</text:span><text:span text:style-name="T21"> object__no_linkage2;</text:span></text:p>
          <text:p text:style-name="P9"><text:span text:style-name="T21"><text:s text:c="2"/></text:span><text:span text:style-name="T8">extern int</text:span><text:span text:style-name="T21"> object__external_linkage;</text:span></text:p>
          <text:p text:style-name="P9"><text:span text:style-name="T21"/></text:p>
          <text:p text:style-name="P9"><text:span text:style-name="T20"><text:s text:c="2"/></text:span><text:span text:style-name="T20">/* illegal – 6.7.1 paragraph 5 (pedantic) */</text:span></text:p>
          <text:p text:style-name="P9"><text:span text:style-name="T21"><text:s text:c="2"/></text:span><text:span text:style-name="T8">static void</text:span><text:span text:style-name="T21"> function__internal_linkage(</text:span><text:span text:style-name="T8">void</text:span><text:span text:style-name="T21">);</text:span></text:p>
          <text:p text:style-name="P9"><text:span text:style-name="T21"/></text:p>
          <text:p text:style-name="P9"><text:span text:style-name="T21"><text:s text:c="2"/></text:span><text:span text:style-name="T8">extern void</text:span><text:span text:style-name="T21"> function__external_linkage(</text:span><text:span text:style-name="T8">void</text:span><text:span text:style-name="T21">);</text:span></text:p>
          <text:p text:style-name="P9"><text:span text:style-name="T21"><text:s text:c="9"/></text:span><text:span text:style-name="T8">void</text:span><text:span text:style-name="T21"> function__external_linkage(</text:span><text:span text:style-name="T8">void</text:span><text:span text:style-name="T21">);</text:span></text:p>
          <text:p text:style-name="P9"><text:span text:style-name="T21">}</text:span></text:p>
          <draw:enhanced-geometry svg:viewBox="0 0 21600 21600" draw:type="mso-spt202" draw:enhanced-path="M 0 0 L 21600 0 21600 21600 0 21600 0 0 Z N"/>
        </draw:custom-shape>
        <presentation:notes draw:style-name="dp2">
          <draw:page-thumbnail draw:layer="layout" svg:width="13.472cm" svg:height="9.327cm" svg:x="3.126cm" svg:y="1.896cm" draw:page-number="12" presentation:class="page"/>
          <draw:frame presentation:style-name="pr6" draw:layer="layout" svg:width="14.394cm" svg:height="11.499cm" svg:x="2.963cm" svg:y="11.861cm" presentation:class="notes" presentation:placeholder="true">
            <draw:text-box/>
          </draw:frame>
        </presentation:notes>
      </draw:page>
      <draw:page draw:name="sequence points"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sequence points</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4">6.5 Expressions</text:span></text:p>
                <text:list text:style-name="L9">
                  <text:list-item>
                    <text:p text:style-name="P7"><text:span text:style-name="T4">para 2 - Between the previous and next </text:span><text:span text:style-name="T22">sequence</text:span><text:span text:style-name="T4"> </text:span><text:span text:style-name="T22">point</text:span><text:span text:style-name="T4"> an </text:span><text:span text:style-name="T22">object</text:span><text:span text:style-name="T4"> </text:span><text:span text:style-name="T22">shall</text:span><text:span text:style-name="T4"> have its stored </text:span><text:span text:style-name="T22">value</text:span><text:span text:style-name="T4"> </text:span><text:span text:style-name="T22">modified</text:span><text:span text:style-name="T4"> at most once by the evaluation of an </text:span><text:span text:style-name="T22">expression</text:span><text:span text:style-name="T4">.</text:span></text:p>
                  </text:list-item>
                </text:list>
              </text:list-item>
            </text:list>
          </draw:text-box>
        </draw:frame>
        <draw:custom-shape draw:style-name="gr2" draw:text-style-name="P2" draw:layer="layout" svg:width="18.798cm" svg:height="3.649cm" svg:x="5.561cm" svg:y="8.528cm">
          <text:p text:style-name="P5"><text:span text:style-name="T23">A sequence point is a point of stability; a point in the program's execution sequence where all previous side-effects will have taken place and where all subsequent side-effects will not have taken place.</text:span></text:p>
          <draw:enhanced-geometry svg:viewBox="0 0 21600 21600" draw:type="mso-spt202" draw:enhanced-path="M 0 0 L 21600 0 21600 21600 0 21600 0 0 Z N"/>
        </draw:custom-shape>
        <draw:custom-shape draw:style-name="gr16" draw:text-style-name="P2" draw:layer="layout" svg:width="1.367cm" svg:height="1.998cm" svg:x="3.956cm" svg:y="9.128cm">
          <text:p/>
          <draw:enhanced-geometry svg:viewBox="0 0 3099 4329" draw:type="non-primitive" draw:enhanced-path="M 560 4145  L 531 4097  L 510 4048  L 495 3998  L 487 3947  L 486 3896  L 490 3845  L 501 3792  L 516 3741  L 0 3741  L 0 3641  L 559 3641  L 584 3599  L 610 3557  L 641 3516  L 673 3476  L 746 3399  L 826 3326  L 913 3260  L 1005 3202  L 1101 3152  L 1198 3110  L 1296 3080  L 1393 3060  L 1441 3055  L 1488 3053  L 1534 3054  L 1578 3059  L 1623 3067  L 1665 3080  L 1705 3095  L 1743 3116  L 1778 3139  L 1812 3168  L 1844 3201  L 1873 3238  L 1873 0  L 1947 0  L 1974 59  L 2004 115  L 2075 224  L 2155 329  L 2242 430  L 2432 632  L 2529 735  L 2626 842  L 2719 955  L 2806 1075  L 2848 1138  L 2887 1204  L 2924 1271  L 2958 1343  L 2989 1417  L 3016 1494  L 3041 1575  L 3062 1659  L 3078 1748  L 3089 1840  L 3097 1937  L 3099 2038  L 3097 2112  L 3092 2187  L 3072 2336  L 3038 2483  L 2992 2627  L 2964 2698  L 2934 2766  L 2902 2834  L 2867 2900  L 2789 3026  L 2703 3144  L 2754 3034  L 2799 2929  L 2838 2826  L 2872 2727  L 2899 2632  L 2922 2538  L 2939 2449  L 2951 2362  L 2958 2278  L 2959 2196  L 2956 2116  L 2949 2038  L 2935 1963  L 2918 1889  L 2896 1818  L 2871 1748  L 2840 1679  L 2805 1612  L 2767 1547  L 2724 1481  L 2628 1353  L 2517 1228  L 2393 1104  L 2255 980  L 2107 853  L 1947 726  L 1947 3475  L 1945 3517  L 1939 3558  L 1917 3641  L 2433 3641  L 2433 3741  L 1874 3741  L 1823 3825  L 1792 3866  L 1760 3906  L 1687 3983  L 1607 4055  L 1520 4121  L 1428 4179  L 1332 4230  L 1235 4272  L 1136 4303  L 1040 4322  L 992 4327  L 945 4329  L 898 4328  L 854 4324  L 810 4315  L 768 4304  L 728 4287  L 690 4268  L 654 4243  L 621 4214  L 589 4182  L 560 4145  Z N"/>
        </draw:custom-shape>
        <draw:custom-shape draw:style-name="gr2" draw:text-style-name="P2" draw:layer="layout" svg:width="18.799cm" svg:height="1.955cm" svg:x="5.556cm" svg:y="13.525cm">
          <text:p text:style-name="P5"><text:span text:style-name="T24">If a single object is modified more than once between sequence points the behqaviour is </text:span><text:span text:style-name="T25">undefined</text:span><text:span text:style-name="T24">.</text:span></text:p>
          <draw:enhanced-geometry svg:viewBox="0 0 21600 21600" draw:type="mso-spt202" draw:enhanced-path="M 0 0 L 21600 0 21600 21600 0 21600 0 0 Z N"/>
        </draw:custom-shape>
        <presentation:notes draw:style-name="dp2">
          <draw:page-thumbnail draw:layer="layout" svg:width="13.477cm" svg:height="9.327cm" svg:x="3.126cm" svg:y="1.896cm" draw:page-number="13" presentation:class="page"/>
          <draw:frame presentation:style-name="pr4" draw:text-style-name="P2" draw:layer="layout" svg:width="14.394cm" svg:height="11.242cm" svg:x="2.963cm" svg:y="11.861cm" presentation:class="notes" presentation:user-transformed="true">
            <draw:text-box>
              <text:p text:style-name="P6"><text:span text:style-name="T4">Annex C of C99 details the sequence point model.</text:span></text:p>
              <text:p text:style-name="P6"><text:span text:style-name="T4">The relevant sentence from clause 6.5 of the standard has a second sentence "Furthermore, the prior value shall be read only to determine the value to be stored."</text:span></text:p>
              <text:p text:style-name="P6"><text:span text:style-name="T4">The C99 definition of a side-effect is from 5.1.2.3 Program Execution – "Accessing a volatile object, modifying an object, modifying a file, or calling a function that does any of those operations are all side-effects."</text:span></text:p>
            </draw:text-box>
          </draw:frame>
        </presentation:notes>
      </draw:page>
      <draw:page draw:name="page14"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sequence points</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4">sequence points occur…</text:span></text:p>
                <text:list text:style-name="L9">
                  <text:list-item>
                    <text:p text:style-name="P7"><text:span text:style-name="T4">at the end of a full expression</text:span></text:p>
                    <text:list>
                      <text:list-item>
                        <text:p text:style-name="P7"><text:span text:style-name="T4">a full expression is an expression that is not a sub-expression of another expression or declarator (6.8 p4)</text:span></text:p>
                      </text:list-item>
                    </text:list>
                  </text:list-item>
                  <text:list-item>
                    <text:p text:style-name="P7"><text:span text:style-name="T4">after the first operand of these operators</text:span></text:p>
                    <text:list>
                      <text:list-item>
                        <text:p text:style-name="P11"><text:span text:style-name="T4">&amp;&amp; </text:span><text:span text:style-name="T4"><text:tab/></text:span><text:span text:style-name="T4">logical and (6.5.13 p4)</text:span></text:p>
                      </text:list-item>
                      <text:list-item>
                        <text:p text:style-name="P11"><text:span text:style-name="T4">|| </text:span><text:span text:style-name="T4"><text:tab/></text:span><text:span text:style-name="T4"><text:tab/></text:span><text:span text:style-name="T4">logical or (6.5.14 p4)</text:span></text:p>
                      </text:list-item>
                      <text:list-item>
                        <text:p text:style-name="P11"><text:span text:style-name="T4">?: </text:span><text:span text:style-name="T4"><text:tab/></text:span><text:span text:style-name="T4"><text:tab/></text:span><text:span text:style-name="T4">ternary (6.5.15 p4)</text:span></text:p>
                      </text:list-item>
                      <text:list-item>
                        <text:p text:style-name="P11"><text:span text:style-name="T4">,</text:span><text:span text:style-name="T4"><text:tab/></text:span><text:span text:style-name="T4"><text:tab/></text:span><text:span text:style-name="T4">comma (6.5.17 p2)</text:span></text:p>
                      </text:list-item>
                    </text:list>
                  </text:list-item>
                  <text:list-item>
                    <text:p text:style-name="P7"><text:span text:style-name="T4">after evaluation of all arguments and function expression before a function call (6.5.2.2 p10)</text:span></text:p>
                  </text:list-item>
                  <text:list-item>
                    <text:p text:style-name="P7"><text:span text:style-name="T4">at the end of a full declarator (6.7.5 p3)</text:span></text:p>
                  </text:list-item>
                </text:list>
              </text:list-item>
            </text:list>
          </draw:text-box>
        </draw:frame>
        <presentation:notes draw:style-name="dp2">
          <draw:page-thumbnail draw:layer="layout" svg:width="13.477cm" svg:height="9.327cm" svg:x="3.126cm" svg:y="1.896cm" draw:page-number="14" presentation:class="page"/>
          <draw:frame presentation:style-name="pr4" draw:text-style-name="P2" draw:layer="layout" svg:width="14.394cm" svg:height="11.242cm" svg:x="2.963cm" svg:y="11.861cm" presentation:class="notes" presentation:user-transformed="true">
            <draw:text-box>
              <text:p text:style-name="P6"><text:span text:style-name="T4">The Standard also specifies that there is a sequence point immediately before a library function returns.</text:span></text:p>
              <text:p text:style-name="P6"><text:span text:style-name="T4">Examples of an expression where a single object is modified more than once between sequence points are:</text:span></text:p>
              <text:p text:style-name="P6"><text:span text:style-name="T4"/></text:p>
              <text:p text:style-name="P12"><text:span text:style-name="T26"><text:s text:c="4"/></text:span><text:span text:style-name="T26">++m * m++</text:span><text:span text:style-name="T26"><text:tab/></text:span><text:span text:style-name="T26"><text:tab/></text:span><text:span text:style-name="T26"><text:tab/></text:span><text:span text:style-name="T26"><text:tab/></text:span></text:p>
              <text:p text:style-name="P13"><text:span text:style-name="T26"><text:s text:c="4"/></text:span><text:span text:style-name="T26">m = ++m;</text:span></text:p>
              <text:p text:style-name="P13"><text:span text:style-name="T26"/></text:p>
              <text:p text:style-name="P6"><text:span text:style-name="T4">It may well be that on a particular compiler the behaviour of the above expression can be rationalized. But the result is undefined. You cannot assume the behaviour will be the same if, for example, you upgrade your compiler, or port your code to a new computer, or compile with different compile-time settings.</text:span></text:p>
              <text:p text:style-name="P6"><text:span text:style-name="T4">A simple function call names the called function directly. However it is possible to write expressions more complicated than simple names which evaluate to the address of a function. For example, consider the statement af[t](1,2); where af is an array of function pointers, t is an integer variable, so af[t] is a function pointer.</text:span></text:p>
            </draw:text-box>
          </draw:frame>
        </presentation:notes>
      </draw:page>
      <draw:page draw:name="full expression"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full expression</text:p>
          </draw:text-box>
        </draw:frame>
        <draw:frame presentation:style-name="pr3" draw:text-style-name="P2" draw:layer="layout" svg:width="23.363cm" svg:height="16.934cm" svg:x="3.597cm" svg:y="1.058cm" presentation:class="outline" presentation:user-transformed="true">
          <draw:text-box>
            <text:list text:style-name="L3">
              <text:list-item>
                <text:p text:style-name="P4"><text:span text:style-name="T4">6.8 Statements and blocks</text:span></text:p>
                <text:list text:style-name="L9">
                  <text:list-item>
                    <text:p text:style-name="P7"><text:span text:style-name="T4">para 4 – A full expression is an expression that is not part of another expression or declarator.</text:span></text:p>
                  </text:list-item>
                </text:list>
              </text:list-item>
            </text:list>
          </draw:text-box>
        </draw:frame>
        <draw:custom-shape draw:style-name="gr2" draw:text-style-name="P2" draw:layer="layout" svg:width="12.202cm" svg:height="12.326cm" svg:x="4.758cm" svg:y="5.406cm">
          <text:p text:style-name="P14"><text:span text:style-name="T12"/></text:p>
          <text:p text:style-name="P14"><text:span text:style-name="T12">int </text:span><text:span text:style-name="T13">function(</text:span><text:span text:style-name="T12">int</text:span><text:span text:style-name="T13"> value)</text:span></text:p>
          <text:p text:style-name="P14"><text:span text:style-name="T27">{</text:span></text:p>
          <text:p text:style-name="P14"><text:span text:style-name="T27"><text:s text:c="4"/></text:span><text:span text:style-name="T12">int</text:span><text:span text:style-name="T27"> inside = <text:s text:c="6"/>;</text:span></text:p>
          <text:p text:style-name="P14"><text:span text:style-name="T27"><text:s text:c="4"/></text:span></text:p>
          <text:p text:style-name="P14"><text:span text:style-name="T27"><text:s text:c="14"/></text:span><text:span text:style-name="T27">;</text:span></text:p>
          <text:p text:style-name="P14"><text:span text:style-name="T27"><text:s text:c="4"/></text:span></text:p>
          <text:p text:style-name="P14"><text:span text:style-name="T27"><text:s text:c="4"/></text:span><text:span text:style-name="T12">if</text:span><text:span text:style-name="T27"> ( <text:s text:c="4"/>)...</text:span></text:p>
          <text:p text:style-name="P14"><text:span text:style-name="T27"/></text:p>
          <text:p text:style-name="P14"><text:span text:style-name="T27"><text:s text:c="4"/></text:span><text:span text:style-name="T12">switch</text:span><text:span text:style-name="T27"> ( <text:s text:c="3"/>)...</text:span></text:p>
          <text:p text:style-name="P14"><text:span text:style-name="T27"/></text:p>
          <text:p text:style-name="P14"><text:span text:style-name="T27"><text:s text:c="4"/></text:span><text:span text:style-name="T12">while</text:span><text:span text:style-name="T27"> ( <text:s text:c="3"/>)...</text:span></text:p>
          <text:p text:style-name="P14"><text:span text:style-name="T27"/></text:p>
          <text:p text:style-name="P14"><text:span text:style-name="T27"><text:s text:c="4"/></text:span><text:span text:style-name="T12">do</text:span><text:span text:style-name="T27"> ( <text:s text:c="4"/>)...</text:span></text:p>
          <text:p text:style-name="P14"><text:span text:style-name="T27"><text:s/></text:span></text:p>
          <text:p text:style-name="P14"><text:span text:style-name="T27"><text:s text:c="4"/></text:span><text:span text:style-name="T12">for</text:span><text:span text:style-name="T27"> ( <text:s text:c="3"/>; <text:s text:c="3"/>; <text:s text:c="3"/>)...</text:span></text:p>
          <text:p text:style-name="P14"><text:span text:style-name="T27"/></text:p>
          <text:p text:style-name="P14"><text:span text:style-name="T27"><text:s text:c="4"/></text:span><text:span text:style-name="T12">return</text:span><text:span text:style-name="T27"> <text:s text:c="4"/>; <text:s text:c="3"/></text:span></text:p>
          <text:p text:style-name="P14"><text:span text:style-name="T27">}</text:span></text:p>
          <draw:enhanced-geometry svg:viewBox="0 0 21600 21600" draw:type="mso-spt202" draw:enhanced-path="M 0 0 L 21600 0 21600 21600 0 21600 0 0 Z N"/>
        </draw:custom-shape>
        <draw:custom-shape draw:style-name="gr7" draw:text-style-name="P2" draw:layer="layout" svg:width="3.999cm" svg:height="0.6cm" svg:x="6.756cm" svg:y="8.727cm">
          <text:p/>
          <draw:enhanced-geometry svg:viewBox="0 0 21600 21600" draw:type="rectangle" draw:enhanced-path="M 0 0 L 21600 0 21600 21600 0 21600 0 0 Z N"/>
        </draw:custom-shape>
        <draw:custom-shape draw:style-name="gr7" draw:text-style-name="P2" draw:layer="layout" svg:width="2.403cm" svg:height="0.6cm" svg:x="12.158cm" svg:y="7.408cm">
          <text:p/>
          <draw:enhanced-geometry svg:viewBox="0 0 21600 21600" draw:type="rectangle" draw:enhanced-path="M 0 0 L 21600 0 21600 21600 0 21600 0 0 Z N"/>
        </draw:custom-shape>
        <draw:custom-shape draw:style-name="gr7" draw:text-style-name="P2" draw:layer="layout" svg:width="1.799cm" svg:height="0.604cm" svg:x="8.559cm" svg:y="10.006cm">
          <text:p/>
          <draw:enhanced-geometry svg:viewBox="0 0 21600 21600" draw:type="rectangle" draw:enhanced-path="M 0 0 L 21600 0 21600 21600 0 21600 0 0 Z N"/>
        </draw:custom-shape>
        <draw:custom-shape draw:style-name="gr7" draw:text-style-name="P2" draw:layer="layout" svg:width="1.601cm" svg:height="0.604cm" svg:x="10.16cm" svg:y="11.205cm">
          <text:p/>
          <draw:enhanced-geometry svg:viewBox="0 0 21600 21600" draw:type="rectangle" draw:enhanced-path="M 0 0 L 21600 0 21600 21600 0 21600 0 0 Z N"/>
        </draw:custom-shape>
        <draw:custom-shape draw:style-name="gr7" draw:text-style-name="P2" draw:layer="layout" svg:width="1.6cm" svg:height="0.604cm" svg:x="9.759cm" svg:y="12.405cm">
          <text:p/>
          <draw:enhanced-geometry svg:viewBox="0 0 21600 21600" draw:type="rectangle" draw:enhanced-path="M 0 0 L 21600 0 21600 21600 0 21600 0 0 Z N"/>
        </draw:custom-shape>
        <draw:custom-shape draw:style-name="gr7" draw:text-style-name="P2" draw:layer="layout" svg:width="1.799cm" svg:height="0.605cm" svg:x="8.559cm" svg:y="13.802cm">
          <text:p/>
          <draw:enhanced-geometry svg:viewBox="0 0 21600 21600" draw:type="rectangle" draw:enhanced-path="M 0 0 L 21600 0 21600 21600 0 21600 0 0 Z N"/>
        </draw:custom-shape>
        <draw:custom-shape draw:style-name="gr7" draw:text-style-name="P2" draw:layer="layout" svg:width="1.6cm" svg:height="0.604cm" svg:x="8.961cm" svg:y="15.006cm">
          <text:p/>
          <draw:enhanced-geometry svg:viewBox="0 0 21600 21600" draw:type="rectangle" draw:enhanced-path="M 0 0 L 21600 0 21600 21600 0 21600 0 0 Z N"/>
        </draw:custom-shape>
        <draw:custom-shape draw:style-name="gr7" draw:text-style-name="P2" draw:layer="layout" svg:width="1.601cm" svg:height="0.604cm" svg:x="10.958cm" svg:y="15.011cm">
          <text:p/>
          <draw:enhanced-geometry svg:viewBox="0 0 21600 21600" draw:type="rectangle" draw:enhanced-path="M 0 0 L 21600 0 21600 21600 0 21600 0 0 Z N"/>
        </draw:custom-shape>
        <draw:custom-shape draw:style-name="gr7" draw:text-style-name="P2" draw:layer="layout" svg:width="1.6cm" svg:height="0.604cm" svg:x="13.159cm" svg:y="15.011cm">
          <text:p/>
          <draw:enhanced-geometry svg:viewBox="0 0 21600 21600" draw:type="rectangle" draw:enhanced-path="M 0 0 L 21600 0 21600 21600 0 21600 0 0 Z N"/>
        </draw:custom-shape>
        <draw:custom-shape draw:style-name="gr7" draw:text-style-name="P2" draw:layer="layout" svg:width="1.6cm" svg:height="0.604cm" svg:x="9.759cm" svg:y="16.206cm">
          <text:p/>
          <draw:enhanced-geometry svg:viewBox="0 0 21600 21600" draw:type="rectangle" draw:enhanced-path="M 0 0 L 21600 0 21600 21600 0 21600 0 0 Z N"/>
        </draw:custom-shape>
        <draw:custom-shape draw:style-name="gr4" draw:text-style-name="P2" draw:layer="layout" svg:width="7.955cm" svg:height="1.023cm" svg:x="18.159cm" svg:y="5.525cm">
          <text:list text:style-name="L7">
            <text:list-item>
              <text:p text:style-name="P5"><text:span text:style-name="T7"><text:s/></text:span><text:span text:style-name="T7">an initializer;</text:span></text:p>
            </text:list-item>
          </text:list>
          <draw:enhanced-geometry svg:viewBox="0 0 21600 21600" draw:type="mso-spt202" draw:enhanced-path="M 0 0 L 21600 0 21600 21600 0 21600 0 0 Z N"/>
        </draw:custom-shape>
        <draw:custom-shape draw:style-name="gr4" draw:text-style-name="P2" draw:layer="layout" svg:width="7.955cm" svg:height="1.785cm" svg:x="18.159cm" svg:y="7.034cm">
          <text:list text:style-name="L7">
            <text:list-item>
              <text:p text:style-name="P5"><text:span text:style-name="T10"><text:s/></text:span><text:span text:style-name="T10">the expression in an expression statement;</text:span></text:p>
            </text:list-item>
          </text:list>
          <draw:enhanced-geometry svg:viewBox="0 0 21600 21600" draw:type="mso-spt202" draw:enhanced-path="M 0 0 L 21600 0 21600 21600 0 21600 0 0 Z N"/>
        </draw:custom-shape>
        <draw:custom-shape draw:style-name="gr4" draw:text-style-name="P2" draw:layer="layout" svg:width="9.358cm" svg:height="1.785cm" svg:x="18.159cm" svg:y="9.305cm">
          <text:list text:style-name="L7">
            <text:list-item>
              <text:p text:style-name="P5"><text:span text:style-name="T10"><text:s/></text:span><text:span text:style-name="T10">the controlling expression in a selection statement…;</text:span></text:p>
            </text:list-item>
          </text:list>
          <draw:enhanced-geometry svg:viewBox="0 0 21600 21600" draw:type="mso-spt202" draw:enhanced-path="M 0 0 L 21600 0 21600 21600 0 21600 0 0 Z N"/>
        </draw:custom-shape>
        <draw:custom-shape draw:style-name="gr4" draw:text-style-name="P2" draw:layer="layout" svg:width="9.358cm" svg:height="1.785cm" svg:x="18.159cm" svg:y="11.58cm">
          <text:list text:style-name="L7">
            <text:list-item>
              <text:p text:style-name="P5"><text:span text:style-name="T10"><text:s/></text:span><text:span text:style-name="T10">the controlling expression of a while or do statement;</text:span></text:p>
            </text:list-item>
          </text:list>
          <draw:enhanced-geometry svg:viewBox="0 0 21600 21600" draw:type="mso-spt202" draw:enhanced-path="M 0 0 L 21600 0 21600 21600 0 21600 0 0 Z N"/>
        </draw:custom-shape>
        <draw:custom-shape draw:style-name="gr4" draw:text-style-name="P2" draw:layer="layout" svg:width="9.358cm" svg:height="1.785cm" svg:x="18.159cm" svg:y="13.851cm">
          <text:list text:style-name="L7">
            <text:list-item>
              <text:p text:style-name="P5"><text:span text:style-name="T10"><text:s/></text:span><text:span text:style-name="T10">each of the (optional) expressions in a for statement;</text:span></text:p>
            </text:list-item>
          </text:list>
          <draw:enhanced-geometry svg:viewBox="0 0 21600 21600" draw:type="mso-spt202" draw:enhanced-path="M 0 0 L 21600 0 21600 21600 0 21600 0 0 Z N"/>
        </draw:custom-shape>
        <draw:custom-shape draw:style-name="gr4" draw:text-style-name="P2" draw:layer="layout" svg:width="9.358cm" svg:height="1.785cm" svg:x="18.159cm" svg:y="16.126cm">
          <text:list text:style-name="L7">
            <text:list-item>
              <text:p text:style-name="P5"><text:span text:style-name="T10"><text:s/></text:span><text:span text:style-name="T10">the (optional) expression in a return statement;</text:span></text:p>
            </text:list-item>
          </text:list>
          <draw:enhanced-geometry svg:viewBox="0 0 21600 21600" draw:type="mso-spt202" draw:enhanced-path="M 0 0 L 21600 0 21600 21600 0 21600 0 0 Z N"/>
        </draw:custom-shape>
        <draw:line draw:style-name="gr8" draw:text-style-name="P8" draw:layer="layout" svg:x1="18.159cm" svg:y1="6.125cm" svg:x2="14.759cm" svg:y2="7.325cm">
          <text:p/>
        </draw:line>
        <draw:line draw:style-name="gr8" draw:text-style-name="P8" draw:layer="layout" svg:x1="18.358cm" svg:y1="7.726cm" svg:x2="11.756cm" svg:y2="8.925cm">
          <text:p/>
        </draw:line>
        <draw:line draw:style-name="gr25" draw:text-style-name="P8" draw:layer="layout" svg:x1="18.358cm" svg:y1="14.326cm" svg:x2="14.556cm" svg:y2="13.925cm">
          <text:p/>
        </draw:line>
        <draw:line draw:style-name="gr8" draw:text-style-name="P8" draw:layer="layout" svg:x1="14.555cm" svg:y1="13.926cm" svg:x2="10.556cm" svg:y2="14.724cm">
          <text:p/>
        </draw:line>
        <draw:line draw:style-name="gr8" draw:text-style-name="P8" draw:layer="layout" svg:x1="14.555cm" svg:y1="13.926cm" svg:x2="12.756cm" svg:y2="14.724cm">
          <text:p/>
        </draw:line>
        <draw:line draw:style-name="gr8" draw:text-style-name="P8" draw:layer="layout" svg:x1="14.556cm" svg:y1="13.926cm" svg:x2="14.358cm" svg:y2="14.724cm">
          <text:p/>
        </draw:line>
        <draw:line draw:style-name="gr8" draw:text-style-name="P8" draw:layer="layout" svg:x1="18.158cm" svg:y1="16.726cm" svg:x2="11.755cm" svg:y2="16.726cm">
          <text:p/>
        </draw:line>
        <draw:line draw:style-name="gr25" draw:text-style-name="P8" draw:layer="layout" svg:x1="18.158cm" svg:y1="9.926cm" svg:x2="14.957cm" svg:y2="10.526cm">
          <text:p/>
        </draw:line>
        <draw:line draw:style-name="gr8" draw:text-style-name="P8" draw:layer="layout" svg:x1="14.957cm" svg:y1="10.525cm" svg:x2="12.756cm" svg:y2="10.322cm">
          <text:p/>
        </draw:line>
        <draw:line draw:style-name="gr8" draw:text-style-name="P8" draw:layer="layout" svg:x1="14.958cm" svg:y1="10.526cm" svg:x2="12.96cm" svg:y2="11.126cm">
          <text:p/>
        </draw:line>
        <draw:line draw:style-name="gr25" draw:text-style-name="P8" draw:layer="layout" svg:x1="18.358cm" svg:y1="12.127cm" svg:x2="13.56cm" svg:y2="13.326cm">
          <text:p/>
        </draw:line>
        <draw:line draw:style-name="gr8" draw:text-style-name="P8" draw:layer="layout" svg:x1="13.559cm" svg:y1="13.325cm" svg:x2="11.958cm" svg:y2="12.924cm">
          <text:p/>
        </draw:line>
        <draw:line draw:style-name="gr8" draw:text-style-name="P8" draw:layer="layout" svg:x1="13.56cm" svg:y1="13.326cm" svg:x2="10.958cm" svg:y2="13.926cm">
          <text:p/>
        </draw:line>
        <presentation:notes draw:style-name="dp2">
          <draw:page-thumbnail draw:layer="layout" svg:width="13.477cm" svg:height="9.327cm" svg:x="3.126cm" svg:y="1.896cm" draw:page-number="15" presentation:class="page"/>
          <draw:frame presentation:style-name="pr6" draw:layer="layout" svg:width="14.394cm" svg:height="11.499cm" svg:x="2.963cm" svg:y="11.861cm" presentation:class="notes" presentation:placeholder="true">
            <draw:text-box/>
          </draw:frame>
        </presentation:notes>
      </draw:page>
      <draw:page draw:name="exercise"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exercise</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when is a comma a sequence point?</text:p>
              </text:list-item>
            </text:list>
          </draw:text-box>
        </draw:frame>
        <draw:custom-shape draw:style-name="gr2" draw:text-style-name="P2" draw:layer="layout" svg:width="13.401cm" svg:height="2.166cm" svg:x="5.358cm" svg:y="9.159cm">
          <text:p text:style-name="P14"><text:span text:style-name="T12"/></text:p>
          <text:p text:style-name="P14"><text:span text:style-name="T12">int </text:span><text:span text:style-name="T13">x <text:s text:c="2"/>= <text:s text:c="3"/>o++ , o++;</text:span></text:p>
          <text:p text:style-name="P14"><text:span text:style-name="T13"/></text:p>
          <draw:enhanced-geometry svg:viewBox="0 0 21600 21600" draw:type="mso-spt202" draw:enhanced-path="M 0 0 L 21600 0 21600 21600 0 21600 0 0 Z N"/>
        </draw:custom-shape>
        <draw:custom-shape draw:style-name="gr2" draw:text-style-name="P2" draw:layer="layout" svg:width="13.401cm" svg:height="2.166cm" svg:x="5.358cm" svg:y="13.366cm">
          <text:p text:style-name="P14"><text:span text:style-name="T12"/></text:p>
          <text:p text:style-name="P14"><text:span text:style-name="T12">int </text:span><text:span text:style-name="T13">x[] = <text:s/>{ o++ , o++ };</text:span></text:p>
          <text:p text:style-name="P14"><text:span text:style-name="T13"/></text:p>
          <draw:enhanced-geometry svg:viewBox="0 0 21600 21600" draw:type="mso-spt202" draw:enhanced-path="M 0 0 L 21600 0 21600 21600 0 21600 0 0 Z N"/>
        </draw:custom-shape>
        <draw:custom-shape draw:style-name="gr2" draw:text-style-name="P2" draw:layer="layout" svg:width="13.401cm" svg:height="2.166cm" svg:x="5.358cm" svg:y="4.926cm">
          <text:p text:style-name="P14"><text:span text:style-name="T12"/></text:p>
          <text:p text:style-name="P14"><text:span text:style-name="T12">int </text:span><text:span text:style-name="T13">x <text:s text:c="2"/>= f( o++ , o++ );</text:span></text:p>
          <text:p text:style-name="P14"><text:span text:style-name="T13"/></text:p>
          <draw:enhanced-geometry svg:viewBox="0 0 21600 21600" draw:type="mso-spt202" draw:enhanced-path="M 0 0 L 21600 0 21600 21600 0 21600 0 0 Z N"/>
        </draw:custom-shape>
        <draw:g>
          <draw:rect draw:style-name="gr26" draw:text-style-name="P8" draw:layer="layout" svg:width="9.401cm" svg:height="8.833cm" svg:x="16.559cm" svg:y="8.925cm">
            <text:p/>
          </draw:rect>
          <draw:g>
            <draw:custom-shape draw:style-name="gr27" draw:text-style-name="P2" draw:layer="layout" svg:width="0.335cm" svg:height="0.419cm" svg:x="22.439cm" svg:y="11.096cm">
              <text:p/>
              <draw:enhanced-geometry svg:viewBox="0 0 402 505" draw:type="non-primitive" draw:enhanced-path="M 0 0  L 2 63  L 5 133  L 8 206  L 12 280  L 17 350  L 24 411  L 32 461  L 42 493  L 55 505  L 55 505  L 87 495  L 140 470  L 205 434  L 273 391  L 335 346  L 381 304  L 402 270  L 402 270  L 328 240  L 256 201  L 188 157  L 127 111  L 75 69  L 35 34  L 9 9  L 0 0  L 0 0  L 0 0  Z N"/>
            </draw:custom-shape>
            <draw:custom-shape draw:style-name="gr28" draw:text-style-name="P2" draw:layer="layout" svg:width="0.249cm" svg:height="0.211cm" svg:x="18.283cm" svg:y="15.215cm">
              <text:p/>
              <draw:enhanced-geometry svg:viewBox="0 0 301 254" draw:type="non-primitive" draw:enhanced-path="M 4 175  L 6 80  L 0 25  L 5 1  L 38 0  L 38 0  L 109 14  L 196 37  L 270 60  L 301 70  L 301 70  L 289 93  L 258 145  L 217 204  L 170 248  L 125 254  L 125 254  L 63 218  L 20 188  L 4 175  L 4 175  L 4 175  Z N"/>
            </draw:custom-shape>
            <draw:custom-shape draw:style-name="gr29" draw:text-style-name="P2" draw:layer="layout" svg:width="1.335cm" svg:height="1.073cm" svg:x="18.328cm" svg:y="15.132cm">
              <text:p/>
              <draw:enhanced-geometry svg:viewBox="0 0 1608 1291" draw:type="non-primitive" draw:enhanced-path="M 1 375  L 19 330  L 53 274  L 97 212  L 145 149  L 191 91  L 232 44  L 260 11  L 270 0  L 270 0  L 283 4  L 316 19  L 366 42  L 429 70  L 500 102  L 578 137  L 656 172  L 732 206  L 800 237  L 858 265  L 901 286  L 924 298  L 924 298  L 940 311  L 966 336  L 1000 370  L 1042 412  L 1091 460  L 1144 515  L 1199 572  L 1257 632  L 1315 693  L 1371 752  L 1426 809  L 1475 861  L 1520 907  L 1556 946  L 1584 975  L 1601 995  L 1608 1001  L 1608 1001  L 1543 1090  L 1489 1161  L 1445 1215  L 1410 1255  L 1380 1280  L 1357 1291  L 1337 1290  L 1337 1290  L 1326 1285  L 1306 1279  L 1276 1268  L 1239 1256  L 1194 1241  L 1143 1223  L 1086 1204  L 1024 1184  L 958 1160  L 889 1136  L 818 1111  L 746 1085  L 672 1059  L 600 1033  L 527 1006  L 458 980  L 392 954  L 328 928  L 269 904  L 216 880  L 170 859  L 129 838  L 97 819  L 75 803  L 61 790  L 61 790  L 35 734  L 18 664  L 7 586  L 2 510  L 0 444  L 0 397  L 1 375  L 1 375  L 1 375  Z N"/>
            </draw:custom-shape>
            <draw:custom-shape draw:style-name="gr30" draw:text-style-name="P2" draw:layer="layout" svg:width="1.335cm" svg:height="1.073cm" svg:x="18.328cm" svg:y="15.132cm">
              <text:p/>
              <draw:enhanced-geometry svg:viewBox="0 0 1608 1291" draw:type="non-primitive" draw:enhanced-path="M 1 375  L 19 330  L 53 274  L 97 212  L 145 149  L 191 91  L 232 44  L 260 11  L 270 0  L 270 0  L 283 4  L 316 19  L 366 42  L 429 70  L 500 102  L 578 137  L 656 172  L 732 206  L 800 237  L 858 265  L 901 286  L 924 298  L 924 298  L 940 311  L 966 336  L 1000 370  L 1042 412  L 1091 460  L 1144 515  L 1199 572  L 1257 632  L 1315 693  L 1371 752  L 1426 809  L 1475 861  L 1520 907  L 1556 946  L 1584 975  L 1601 995  L 1608 1001  L 1608 1001  L 1543 1090  L 1489 1161  L 1445 1215  L 1410 1255  L 1380 1280  L 1357 1291  L 1337 1290  L 1337 1290  L 1326 1285  L 1306 1279  L 1276 1268  L 1239 1256  L 1194 1241  L 1143 1223  L 1086 1204  L 1024 1184  L 958 1160  L 889 1136  L 818 1111  L 746 1085  L 672 1059  L 600 1033  L 527 1006  L 458 980  L 392 954  L 328 928  L 269 904  L 216 880  L 170 859  L 129 838  L 97 819  L 75 803  L 61 790  L 61 790  L 35 734  L 18 664  L 7 586  L 2 510  L 0 444  L 0 397  L 1 375  L 1 375  L 1 375  N"/>
            </draw:custom-shape>
            <draw:line draw:style-name="gr31" draw:text-style-name="P8" draw:layer="layout" svg:x1="18.833cm" svg:y1="15.409cm" svg:x2="18.726cm" svg:y2="15.517cm">
              <text:p/>
            </draw:line>
            <draw:custom-shape draw:style-name="gr32" draw:text-style-name="P2" draw:layer="layout" svg:width="3.035cm" svg:height="2.5cm" svg:x="16.571cm" svg:y="15.244cm">
              <text:p/>
              <draw:enhanced-geometry svg:viewBox="0 0 3659 3016" draw:type="non-primitive" draw:enhanced-path="M 3578 1968  L 3586 2030  L 3589 2106  L 3588 2188  L 3586 2267  L 3582 2334  L 3579 2380  L 3578 2397  L 3578 2397  L 3508 2443  L 3441 2485  L 3377 2523  L 3317 2554  L 3260 2584  L 3205 2609  L 3153 2630  L 3105 2649  L 3058 2665  L 3014 2680  L 2972 2692  L 2933 2703  L 2895 2713  L 2859 2722  L 2825 2731  L 2825 2731  L 2781 2743  L 2730 2760  L 2675 2778  L 2616 2800  L 2555 2821  L 2493 2844  L 2429 2868  L 2368 2889  L 2308 2911  L 2252 2929  L 2200 2945  L 2152 2958  L 2152 2958  L 2120 2965  L 2081 2972  L 2034 2978  L 1981 2984  L 1923 2990  L 1862 2995  L 1798 3000  L 1730 3004  L 1662 3008  L 1593 3010  L 1524 3014  L 1457 3015  L 1393 3016  L 1331 3016  L 1274 3015  L 1221 3014  L 1174 3010  L 1135 3007  L 1103 3003  L 1103 3003  L 1066 2994  L 1021 2980  L 969 2962  L 911 2941  L 850 2918  L 786 2892  L 722 2864  L 658 2836  L 596 2808  L 537 2778  L 483 2751  L 436 2724  L 395 2699  L 363 2678  L 342 2659  L 333 2644  L 333 2644  L 329 2567  L 341 2498  L 350 2467  L 350 2467  L 256 2453  L 178 2425  L 113 2391  L 63 2356  L 28 2324  L 7 2301  L 0 2292  L 0 2292  L 1 2217  L 7 2146  L 17 2081  L 34 2028  L 61 1993  L 61 1993  L 80 1981  L 114 1961  L 160 1936  L 216 1908  L 279 1875  L 348 1841  L 421 1806  L 493 1770  L 563 1736  L 630 1704  L 689 1676  L 740 1651  L 778 1633  L 804 1621  L 812 1616  L 812 1616  L 826 1603  L 861 1565  L 911 1512  L 971 1451  L 1034 1390  L 1094 1334  L 1145 1292  L 1181 1273  L 1181 1273  L 1208 1222  L 1248 1166  L 1294 1107  L 1344 1048  L 1395 993  L 1440 944  L 1478 905  L 1504 879  L 1513 870  L 1513 870  L 1558 832  L 1601 793  L 1642 753  L 1682 712  L 1720 670  L 1756 627  L 1791 584  L 1824 539  L 1856 493  L 1885 448  L 1912 401  L 1938 353  L 1962 304  L 1983 256  L 2004 206  L 2022 155  L 2038 104  L 2052 52  L 2065 0  L 2065 0  L 2088 35  L 2128 70  L 2183 104  L 2246 136  L 2314 166  L 2383 192  L 2447 215  L 2505 232  L 2551 242  L 2581 247  L 2581 247  L 2634 268  L 2659 325  L 2660 405  L 2660 405  L 2725 383  L 2763 401  L 2799 448  L 2799 448  L 2823 475  L 2863 514  L 2915 558  L 2973 608  L 3036 656  L 3096 702  L 3151 740  L 3196 768  L 3228 782  L 3228 782  L 3272 797  L 3315 819  L 3343 852  L 3345 899  L 3306 959  L 3306 959  L 3368 994  L 3435 1016  L 3501 1026  L 3562 1024  L 3612 1010  L 3612 1010  L 3630 1108  L 3643 1202  L 3652 1291  L 3657 1375  L 3659 1454  L 3658 1528  L 3653 1596  L 3648 1659  L 3641 1716  L 3632 1768  L 3623 1814  L 3614 1854  L 3605 1889  L 3596 1917  L 3588 1939  L 3582 1955  L 3579 1965  L 3578 1968  L 3578 1968  L 3578 1968  Z N"/>
            </draw:custom-shape>
            <draw:custom-shape draw:style-name="gr30" draw:text-style-name="P2" draw:layer="layout" svg:width="3.035cm" svg:height="2.5cm" svg:x="16.571cm" svg:y="15.244cm">
              <text:p/>
              <draw:enhanced-geometry svg:viewBox="0 0 3659 3016" draw:type="non-primitive" draw:enhanced-path="M 3578 1968  L 3586 2030  L 3589 2106  L 3588 2188  L 3586 2267  L 3582 2334  L 3579 2380  L 3578 2397  L 3578 2397  L 3508 2443  L 3441 2485  L 3377 2523  L 3317 2554  L 3260 2584  L 3205 2609  L 3153 2630  L 3105 2649  L 3058 2665  L 3014 2680  L 2972 2692  L 2933 2703  L 2895 2713  L 2859 2722  L 2825 2731  L 2825 2731  L 2781 2743  L 2730 2760  L 2675 2778  L 2616 2800  L 2555 2821  L 2493 2844  L 2429 2868  L 2368 2889  L 2308 2911  L 2252 2929  L 2200 2945  L 2152 2958  L 2152 2958  L 2120 2965  L 2081 2972  L 2034 2978  L 1981 2984  L 1923 2990  L 1862 2995  L 1798 3000  L 1730 3004  L 1662 3008  L 1593 3010  L 1524 3014  L 1457 3015  L 1393 3016  L 1331 3016  L 1274 3015  L 1221 3014  L 1174 3010  L 1135 3007  L 1103 3003  L 1103 3003  L 1066 2994  L 1021 2980  L 969 2962  L 911 2941  L 850 2918  L 786 2892  L 722 2864  L 658 2836  L 596 2808  L 537 2778  L 483 2751  L 436 2724  L 395 2699  L 363 2678  L 342 2659  L 333 2644  L 333 2644  L 329 2567  L 341 2498  L 350 2467  L 350 2467  L 256 2453  L 178 2425  L 113 2391  L 63 2356  L 28 2324  L 7 2301  L 0 2292  L 0 2292  L 1 2217  L 7 2146  L 17 2081  L 34 2028  L 61 1993  L 61 1993  L 80 1981  L 114 1961  L 160 1936  L 216 1908  L 279 1875  L 348 1841  L 421 1806  L 493 1770  L 563 1736  L 630 1704  L 689 1676  L 740 1651  L 778 1633  L 804 1621  L 812 1616  L 812 1616  L 826 1603  L 861 1565  L 911 1512  L 971 1451  L 1034 1390  L 1094 1334  L 1145 1292  L 1181 1273  L 1181 1273  L 1208 1222  L 1248 1166  L 1294 1107  L 1344 1048  L 1395 993  L 1440 944  L 1478 905  L 1504 879  L 1513 870  L 1513 870  L 1558 832  L 1601 793  L 1642 753  L 1682 712  L 1720 670  L 1756 627  L 1791 584  L 1824 539  L 1856 493  L 1885 448  L 1912 401  L 1938 353  L 1962 304  L 1983 256  L 2004 206  L 2022 155  L 2038 104  L 2052 52  L 2065 0  L 2065 0  L 2088 35  L 2128 70  L 2183 104  L 2246 136  L 2314 166  L 2383 192  L 2447 215  L 2505 232  L 2551 242  L 2581 247  L 2581 247  L 2634 268  L 2659 325  L 2660 405  L 2660 405  L 2725 383  L 2763 401  L 2799 448  L 2799 448  L 2823 475  L 2863 514  L 2915 558  L 2973 608  L 3036 656  L 3096 702  L 3151 740  L 3196 768  L 3228 782  L 3228 782  L 3272 797  L 3315 819  L 3343 852  L 3345 899  L 3306 959  L 3306 959  L 3368 994  L 3435 1016  L 3501 1026  L 3562 1024  L 3612 1010  L 3612 1010  L 3630 1108  L 3643 1202  L 3652 1291  L 3657 1375  L 3659 1454  L 3658 1528  L 3653 1596  L 3648 1659  L 3641 1716  L 3632 1768  L 3623 1814  L 3614 1854  L 3605 1889  L 3596 1917  L 3588 1939  L 3582 1955  L 3579 1965  L 3578 1968  L 3578 1968  L 3578 1968  N"/>
            </draw:custom-shape>
            <draw:custom-shape draw:style-name="gr33" draw:text-style-name="P2" draw:layer="layout" svg:width="1.932cm" svg:height="1.716cm" svg:x="16.853cm" svg:y="15.564cm">
              <text:p/>
              <draw:enhanced-geometry svg:viewBox="0 0 2328 2071" draw:type="non-primitive" draw:enhanced-path="M 2328 0  L 2304 66  L 2285 149  L 2270 238  L 2259 317  L 2252 374  L 2250 395  L 2250 395  L 2205 432  L 2156 473  L 2103 517  L 2048 565  L 1993 613  L 1936 663  L 1881 714  L 1827 763  L 1773 812  L 1725 857  L 1678 899  L 1638 937  L 1603 970  L 1573 997  L 1552 1018  L 1537 1030  L 1532 1034  L 1532 1034  L 1450 1072  L 1406 1113  L 1393 1132  L 1393 1132  L 1308 1167  L 1270 1203  L 1262 1220  L 1262 1220  L 1195 1278  L 1143 1345  L 1108 1399  L 1096 1423  L 1096 1423  L 1026 1449  L 986 1478  L 973 1493  L 973 1493  L 893 1514  L 839 1542  L 792 1573  L 737 1606  L 737 1606  L 683 1638  L 626 1678  L 568 1719  L 511 1753  L 456 1774  L 456 1774  L 382 1804  L 334 1843  L 317 1861  L 317 1861  L 235 1889  L 163 1920  L 105 1952  L 57 1990  L 23 2028  L 3 2071  L 3 2071  L 0 1982  L 19 1912  L 64 1869  L 64 1869  L 145 1840  L 232 1812  L 273 1801  L 273 1801  L 353 1740  L 421 1710  L 450 1703  L 450 1703  L 544 1631  L 627 1574  L 702 1529  L 765 1495  L 817 1471  L 859 1456  L 889 1445  L 907 1441  L 912 1440  L 912 1440  L 963 1394  L 1013 1374  L 1035 1368  L 1035 1368  L 1106 1262  L 1156 1219  L 1174 1210  L 1174 1210  L 1259 1128  L 1323 1094  L 1349 1089  L 1349 1089  L 1425 1015  L 1483 982  L 1506 973  L 1506 973  L 1561 919  L 1615 866  L 1668 813  L 1721 761  L 1772 711  L 1822 663  L 1870 618  L 1914 576  L 1954 538  L 1992 503  L 2025 473  L 2053 447  L 2076 427  L 2094 413  L 2094 413  L 2147 370  L 2173 349  L 2180 342  L 2180 342  L 2201 230  L 2228 144  L 2257 83  L 2284 41  L 2306 16  L 2322 3  L 2328 0  L 2328 0  L 2328 0  Z N"/>
            </draw:custom-shape>
            <draw:custom-shape draw:style-name="gr30" draw:text-style-name="P2" draw:layer="layout" svg:width="0.402cm" svg:height="0.289cm" svg:x="19.142cm" svg:y="16.911cm">
              <text:p/>
              <draw:enhanced-geometry svg:viewBox="0 0 486 353" draw:type="non-primitive" draw:enhanced-path="M 486 0  L 459 30  L 424 62  L 380 97  L 331 135  L 277 173  L 220 212  L 163 250  L 105 288  L 51 322  L 0 353  N"/>
            </draw:custom-shape>
            <draw:custom-shape draw:style-name="gr30" draw:text-style-name="P2" draw:layer="layout" svg:width="0.92cm" svg:height="0.378cm" svg:x="18.221cm" svg:y="17.201cm">
              <text:p/>
              <draw:enhanced-geometry svg:viewBox="0 0 1111 453" draw:type="non-primitive" draw:enhanced-path="M 1111 0  L 1085 15  L 1052 33  L 1013 52  L 969 74  L 921 96  L 869 120  L 812 145  L 753 171  L 691 197  L 629 224  L 565 250  L 502 276  L 439 301  L 376 326  L 316 349  L 259 370  L 203 391  L 152 409  L 106 424  L 65 436  L 29 446  L 0 453  N"/>
            </draw:custom-shape>
            <draw:custom-shape draw:style-name="gr30" draw:text-style-name="P2" draw:layer="layout" svg:width="0.817cm" svg:height="0.036cm" svg:x="17.404cm" svg:y="17.558cm">
              <text:p/>
              <draw:enhanced-geometry svg:viewBox="0 0 982 46" draw:type="non-primitive" draw:enhanced-path="M 982 27  L 947 33  L 905 37  L 856 41  L 803 44  L 745 45  L 684 46  L 620 46  L 554 46  L 488 44  L 422 42  L 356 39  L 293 36  L 233 31  L 175 26  L 122 20  L 75 15  L 34 8  L 0 0  N"/>
            </draw:custom-shape>
            <draw:custom-shape draw:style-name="gr30" draw:text-style-name="P2" draw:layer="layout" svg:width="0.53cm" svg:height="0.257cm" svg:x="16.873cm" svg:y="17.301cm">
              <text:p/>
              <draw:enhanced-geometry svg:viewBox="0 0 641 307" draw:type="non-primitive" draw:enhanced-path="M 641 307  L 595 295  L 546 281  L 492 264  L 436 245  L 377 223  L 318 200  L 260 176  L 205 148  L 153 121  L 104 92  L 62 62  L 27 32  L 0 0  N"/>
            </draw:custom-shape>
            <draw:custom-shape draw:style-name="gr30" draw:text-style-name="P2" draw:layer="layout" svg:width="0.447cm" svg:height="0.439cm" svg:x="19.125cm" svg:y="16.173cm">
              <text:p/>
              <draw:enhanced-geometry svg:viewBox="0 0 541 528" draw:type="non-primitive" draw:enhanced-path="M 541 0  L 502 59  L 465 116  L 427 172  L 390 225  L 353 276  L 315 322  L 279 365  L 243 405  L 207 439  L 172 468  L 135 493  L 102 511  L 68 523  L 34 528  L 0 526  N"/>
            </draw:custom-shape>
            <draw:custom-shape draw:style-name="gr30" draw:text-style-name="P2" draw:layer="layout" svg:width="0.435cm" svg:height="0.215cm" svg:x="18.689cm" svg:y="16.393cm">
              <text:p/>
              <draw:enhanced-geometry svg:viewBox="0 0 524 264" draw:type="non-primitive" draw:enhanced-path="M 524 264  L 469 249  L 407 225  L 338 195  L 269 159  L 200 121  L 137 85  L 82 52  L 38 25  L 10 7  L 0 0  N"/>
            </draw:custom-shape>
            <draw:custom-shape draw:style-name="gr30" draw:text-style-name="P2" draw:layer="layout" svg:width="0.124cm" svg:height="0.659cm" svg:x="18.689cm" svg:y="16.393cm">
              <text:p/>
              <draw:enhanced-geometry svg:viewBox="0 0 148 798" draw:type="non-primitive" draw:enhanced-path="M 0 0  L 30 36  L 59 78  L 82 125  L 103 176  L 119 229  L 132 283  L 141 341  L 147 398  L 148 454  L 147 510  L 141 562  L 132 611  L 119 658  L 103 699  L 82 735  L 59 763  L 30 785  L 0 798  N"/>
            </draw:custom-shape>
            <draw:custom-shape draw:style-name="gr30" draw:text-style-name="P2" draw:layer="layout" svg:width="0.559cm" svg:height="0.157cm" svg:x="18.13cm" svg:y="16.915cm">
              <text:p/>
              <draw:enhanced-geometry svg:viewBox="0 0 678 190" draw:type="non-primitive" draw:enhanced-path="M 678 164  L 631 175  L 583 183  L 533 188  L 481 190  L 429 188  L 376 181  L 323 171  L 268 156  L 214 136  L 160 110  L 106 79  L 53 43  L 0 0  N"/>
            </draw:custom-shape>
            <draw:custom-shape draw:style-name="gr30" draw:text-style-name="P2" draw:layer="layout" svg:width="0.12cm" svg:height="0.377cm" svg:x="18.109cm" svg:y="16.915cm">
              <text:p/>
              <draw:enhanced-geometry svg:viewBox="0 0 145 454" draw:type="non-primitive" draw:enhanced-path="M 26 0  L 63 45  L 94 93  L 118 142  L 135 191  L 144 240  L 145 286  L 140 329  L 127 368  L 106 401  L 78 427  L 43 445  L 0 454  N"/>
            </draw:custom-shape>
            <draw:custom-shape draw:style-name="gr30" draw:text-style-name="P2" draw:layer="layout" svg:width="0.758cm" svg:height="0.029cm" svg:x="17.35cm" svg:y="17.285cm">
              <text:p/>
              <draw:enhanced-geometry svg:viewBox="0 0 912 32" draw:type="non-primitive" draw:enhanced-path="M 912 9  L 871 12  L 824 16  L 768 19  L 707 22  L 642 26  L 574 28  L 504 30  L 432 32  L 362 32  L 294 30  L 229 29  L 169 26  L 114 22  L 67 17  L 28 9  L 0 0  N"/>
            </draw:custom-shape>
            <draw:custom-shape draw:style-name="gr30" draw:text-style-name="P2" draw:layer="layout" svg:width="0.199cm" svg:height="0.19cm" svg:x="17.151cm" svg:y="17.094cm">
              <text:p/>
              <draw:enhanced-geometry svg:viewBox="0 0 242 234" draw:type="non-primitive" draw:enhanced-path="M 242 234  L 181 204  L 128 172  L 80 134  L 43 94  L 16 48  L 0 0  N"/>
            </draw:custom-shape>
            <draw:custom-shape draw:style-name="gr30" draw:text-style-name="P2" draw:layer="layout" svg:width="0.199cm" svg:height="0.299cm" svg:x="17.748cm" svg:y="16.857cm">
              <text:p/>
              <draw:enhanced-geometry svg:viewBox="0 0 242 362" draw:type="non-primitive" draw:enhanced-path="M 0 0  L 46 42  L 92 82  L 137 123  L 175 163  L 208 202  L 231 238  L 242 274  L 241 306  L 225 336  L 191 362  N"/>
            </draw:custom-shape>
            <draw:custom-shape draw:style-name="gr30" draw:text-style-name="P2" draw:layer="layout" svg:width="0.584cm" svg:height="0.111cm" svg:x="17.321cm" svg:y="17.156cm">
              <text:p/>
              <draw:enhanced-geometry svg:viewBox="0 0 705 131" draw:type="non-primitive" draw:enhanced-path="M 705 0  L 669 19  L 628 37  L 584 53  L 536 69  L 485 84  L 431 96  L 375 107  L 316 116  L 255 124  L 192 129  L 129 131  L 66 131  L 0 128  N"/>
            </draw:custom-shape>
            <draw:custom-shape draw:style-name="gr30" draw:text-style-name="P2" draw:layer="layout" svg:width="0.356cm" svg:height="0.125cm" svg:x="18.968cm" svg:y="15.895cm">
              <text:p/>
              <draw:enhanced-geometry svg:viewBox="0 0 430 154" draw:type="non-primitive" draw:enhanced-path="M 430 154  L 373 124  L 313 94  L 252 65  L 193 40  L 136 20  L 84 6  L 38 0  L 0 5  N"/>
            </draw:custom-shape>
            <draw:custom-shape draw:style-name="gr30" draw:text-style-name="P2" draw:layer="layout" svg:width="0.166cm" svg:height="0.086cm" svg:x="18.801cm" svg:y="15.899cm">
              <text:p/>
              <draw:enhanced-geometry svg:viewBox="0 0 200 105" draw:type="non-primitive" draw:enhanced-path="M 200 0  L 110 40  L 33 84  L 0 105  N"/>
            </draw:custom-shape>
            <draw:custom-shape draw:style-name="gr30" draw:text-style-name="P2" draw:layer="layout" svg:width="0.074cm" svg:height="0.153cm" svg:x="18.727cm" svg:y="15.833cm">
              <text:p/>
              <draw:enhanced-geometry svg:viewBox="0 0 86 183" draw:type="non-primitive" draw:enhanced-path="M 86 183  L 41 86  L 10 22  L 0 0  N"/>
            </draw:custom-shape>
            <draw:custom-shape draw:style-name="gr30" draw:text-style-name="P2" draw:layer="layout" svg:width="0.194cm" svg:height="0.497cm" svg:x="18.939cm" svg:y="15.932cm">
              <text:p/>
              <draw:enhanced-geometry svg:viewBox="0 0 235 600" draw:type="non-primitive" draw:enhanced-path="M 0 0  L 4 38  L 17 93  L 40 157  L 67 228  L 99 303  L 131 378  L 162 447  L 190 508  L 214 556  L 229 588  L 235 600  N"/>
            </draw:custom-shape>
            <draw:custom-shape draw:style-name="gr30" draw:text-style-name="P2" draw:layer="layout" svg:width="0.543cm" svg:height="0.111cm" svg:x="18.59cm" svg:y="16.318cm">
              <text:p/>
              <draw:enhanced-geometry svg:viewBox="0 0 653 136" draw:type="non-primitive" draw:enhanced-path="M 653 136  L 572 106  L 496 80  L 425 58  L 358 39  L 297 24  L 242 12  L 191 4  L 146 0  L 107 0  L 73 3  L 46 11  L 25 24  L 10 41  L 1 61  L 0 86  L 4 116  N"/>
            </draw:custom-shape>
            <draw:custom-shape draw:style-name="gr30" draw:text-style-name="P2" draw:layer="layout" svg:width="0.062cm" svg:height="0.534cm" svg:x="18.594cm" svg:y="16.414cm">
              <text:p/>
              <draw:enhanced-geometry svg:viewBox="0 0 73 643" draw:type="non-primitive" draw:enhanced-path="M 0 0  L 12 54  L 23 119  L 32 192  L 41 270  L 49 348  L 56 424  L 63 494  L 67 554  L 70 601  L 72 632  L 73 643  N"/>
            </draw:custom-shape>
            <draw:custom-shape draw:style-name="gr30" draw:text-style-name="P2" draw:layer="layout" svg:width="0.663cm" svg:height="0.153cm" svg:x="17.992cm" svg:y="16.803cm">
              <text:p/>
              <draw:enhanced-geometry svg:viewBox="0 0 798 181" draw:type="non-primitive" draw:enhanced-path="M 798 171  L 714 141  L 635 114  L 560 89  L 490 66  L 425 48  L 364 32  L 309 20  L 258 11  L 212 4  L 170 0  L 132 0  L 101 4  L 72 11  L 49 20  L 31 33  L 16 49  L 6 68  L 1 92  L 0 118  L 3 148  L 11 181  N"/>
            </draw:custom-shape>
            <draw:custom-shape draw:style-name="gr30" draw:text-style-name="P2" draw:layer="layout" svg:width="0.252cm" svg:height="0.203cm" svg:x="17.748cm" svg:y="16.753cm">
              <text:p/>
              <draw:enhanced-geometry svg:viewBox="0 0 306 244" draw:type="non-primitive" draw:enhanced-path="M 306 244  L 231 160  L 159 96  L 96 50  L 45 20  L 12 5  L 0 0  N"/>
            </draw:custom-shape>
            <draw:custom-shape draw:style-name="gr30" draw:text-style-name="P2" draw:layer="layout" svg:width="0.564cm" svg:height="0.302cm" svg:x="19.042cm" svg:y="16.442cm">
              <text:p/>
              <draw:enhanced-geometry svg:viewBox="0 0 676 364" draw:type="non-primitive" draw:enhanced-path="M 676 0  L 658 40  L 634 81  L 604 121  L 572 159  L 534 195  L 494 231  L 449 262  L 403 289  L 354 314  L 305 335  L 253 349  L 202 360  L 150 364  L 99 361  L 49 352  L 0 336  N"/>
            </draw:custom-shape>
            <draw:custom-shape draw:style-name="gr30" draw:text-style-name="P2" draw:layer="layout" svg:width="0.161cm" svg:height="0.115cm" svg:x="18.88cm" svg:y="16.608cm">
              <text:p/>
              <draw:enhanced-geometry svg:viewBox="0 0 197 136" draw:type="non-primitive" draw:enhanced-path="M 197 136  L 80 79  L 21 41  L 0 16  L 2 3  L 6 0  N"/>
            </draw:custom-shape>
            <draw:custom-shape draw:style-name="gr30" draw:text-style-name="P2" draw:layer="layout" svg:width="0.063cm" svg:height="0.385cm" svg:x="18.884cm" svg:y="16.608cm">
              <text:p/>
              <draw:enhanced-geometry svg:viewBox="0 0 75 462" draw:type="non-primitive" draw:enhanced-path="M 0 0  L 28 74  L 50 140  L 65 201  L 72 258  L 75 311  L 69 362  L 57 412  L 36 462  N"/>
            </draw:custom-shape>
            <draw:custom-shape draw:style-name="gr30" draw:text-style-name="P2" draw:layer="layout" svg:width="0.361cm" svg:height="0.12cm" svg:x="18.913cm" svg:y="16.994cm">
              <text:p/>
              <draw:enhanced-geometry svg:viewBox="0 0 434 145" draw:type="non-primitive" draw:enhanced-path="M 0 0  L 76 0  L 142 1  L 199 5  L 251 14  L 299 31  L 343 57  L 387 95  L 434 145  N"/>
            </draw:custom-shape>
            <draw:custom-shape draw:style-name="gr30" draw:text-style-name="P2" draw:layer="layout" svg:width="0.44cm" svg:height="0.136cm" svg:x="16.807cm" svg:y="16.812cm">
              <text:p/>
              <draw:enhanced-geometry svg:viewBox="0 0 531 165" draw:type="non-primitive" draw:enhanced-path="M 531 162  L 452 165  L 375 162  L 303 155  L 236 145  L 175 131  L 122 114  L 77 94  L 40 73  L 15 49  L 1 25  L 0 0  N"/>
            </draw:custom-shape>
            <draw:custom-shape draw:style-name="gr30" draw:text-style-name="P2" draw:layer="layout" svg:width="0.223cm" svg:height="0.157cm" svg:x="17.329cm" svg:y="16.604cm">
              <text:p/>
              <draw:enhanced-geometry svg:viewBox="0 0 271 190" draw:type="non-primitive" draw:enhanced-path="M 0 0  L 55 33  L 119 67  L 179 102  L 231 136  L 264 165  L 271 190  N"/>
            </draw:custom-shape>
            <draw:custom-shape draw:style-name="gr30" draw:text-style-name="P2" draw:layer="layout" svg:width="0.667cm" svg:height="0.227cm" svg:x="18.092cm" svg:y="17.082cm">
              <text:p/>
              <draw:enhanced-geometry svg:viewBox="0 0 802 272" draw:type="non-primitive" draw:enhanced-path="M 0 272  L 34 264  L 77 254  L 126 241  L 179 226  L 238 208  L 299 188  L 362 168  L 426 146  L 490 124  L 552 101  L 612 80  L 668 58  L 719 38  L 765 18  L 802 0  N"/>
            </draw:custom-shape>
            <draw:custom-shape draw:style-name="gr30" draw:text-style-name="P2" draw:layer="layout" svg:width="0.423cm" svg:height="0.127cm" svg:x="18.76cm" svg:y="17.061cm">
              <text:p/>
              <draw:enhanced-geometry svg:viewBox="0 0 514 155" draw:type="non-primitive" draw:enhanced-path="M 0 29  L 50 11  L 106 2  L 163 0  L 222 3  L 280 14  L 335 29  L 387 49  L 433 72  L 470 98  L 497 127  L 514 155  N"/>
            </draw:custom-shape>
            <draw:custom-shape draw:style-name="gr30" draw:text-style-name="P2" draw:layer="layout" svg:width="0.41cm" svg:height="0.062cm" svg:x="18.35cm" svg:y="15.526cm">
              <text:p/>
              <draw:enhanced-geometry svg:viewBox="0 0 495 73" draw:type="non-primitive" draw:enhanced-path="M 495 73  L 439 53  L 378 34  L 313 18  L 249 6  L 186 0  L 129 0  L 77 9  L 33 26  L 0 54  N"/>
            </draw:custom-shape>
            <draw:custom-shape draw:style-name="gr30" draw:text-style-name="P2" draw:layer="layout" svg:width="0.116cm" svg:height="0.148cm" svg:x="18.233cm" svg:y="15.423cm">
              <text:p/>
              <draw:enhanced-geometry svg:viewBox="0 0 136 180" draw:type="non-primitive" draw:enhanced-path="M 136 180  L 71 90  L 21 25  L 0 0  N"/>
            </draw:custom-shape>
            <draw:custom-shape draw:style-name="gr30" draw:text-style-name="P2" draw:layer="layout" svg:width="0.302cm" svg:height="0.154cm" svg:x="16.583cm" svg:y="17.039cm">
              <text:p/>
              <draw:enhanced-geometry svg:viewBox="0 0 365 187" draw:type="non-primitive" draw:enhanced-path="M 365 187  L 304 174  L 237 152  L 170 122  L 108 88  L 56 55  L 18 24  L 0 0  N"/>
            </draw:custom-shape>
            <draw:custom-shape draw:style-name="gr34" draw:text-style-name="P2" draw:layer="layout" svg:width="0.286cm" svg:height="0.12cm" svg:x="17.387cm" svg:y="16.442cm">
              <text:p/>
              <draw:enhanced-geometry svg:viewBox="0 0 344 145" draw:type="non-primitive" draw:enhanced-path="M 344 145  L 297 91  L 237 53  L 171 27  L 108 11  L 54 3  L 15 0  L 0 0  N"/>
            </draw:custom-shape>
            <draw:custom-shape draw:style-name="gr34" draw:text-style-name="P2" draw:layer="layout" svg:width="0.211cm" svg:height="0.153cm" svg:x="17.524cm" svg:y="16.323cm">
              <text:p/>
              <draw:enhanced-geometry svg:viewBox="0 0 254 181" draw:type="non-primitive" draw:enhanced-path="M 254 181  L 203 128  L 137 78  L 70 37  L 21 10  L 0 0  N"/>
            </draw:custom-shape>
            <draw:custom-shape draw:style-name="gr34" draw:text-style-name="P2" draw:layer="layout" svg:width="0.248cm" svg:height="0.108cm" svg:x="17.582cm" svg:y="16.247cm">
              <text:p/>
              <draw:enhanced-geometry svg:viewBox="0 0 297 126" draw:type="non-primitive" draw:enhanced-path="M 297 126  L 238 82  L 160 47  L 83 21  L 23 5  L 0 0  N"/>
            </draw:custom-shape>
            <draw:custom-shape draw:style-name="gr34" draw:text-style-name="P2" draw:layer="layout" svg:width="0.232cm" svg:height="0.137cm" svg:x="17.682cm" svg:y="16.135cm">
              <text:p/>
              <draw:enhanced-geometry svg:viewBox="0 0 279 161" draw:type="non-primitive" draw:enhanced-path="M 279 161  L 222 113  L 150 69  L 77 32  L 23 9  L 0 0  N"/>
            </draw:custom-shape>
            <draw:custom-shape draw:style-name="gr34" draw:text-style-name="P2" draw:layer="layout" svg:width="0.269cm" svg:height="0.111cm" svg:x="17.748cm" svg:y="16.049cm">
              <text:p/>
              <draw:enhanced-geometry svg:viewBox="0 0 324 135" draw:type="non-primitive" draw:enhanced-path="M 324 135  L 278 100  L 212 68  L 138 41  L 70 19  L 19 4  L 0 0  N"/>
            </draw:custom-shape>
            <draw:custom-shape draw:style-name="gr34" draw:text-style-name="P2" draw:layer="layout" svg:width="0.249cm" svg:height="0.12cm" svg:x="17.822cm" svg:y="15.97cm">
              <text:p/>
              <draw:enhanced-geometry svg:viewBox="0 0 300 145" draw:type="non-primitive" draw:enhanced-path="M 300 145  L 248 95  L 171 56  L 89 25  L 26 6  L 0 0  N"/>
            </draw:custom-shape>
            <draw:custom-shape draw:style-name="gr34" draw:text-style-name="P2" draw:layer="layout" svg:width="0.236cm" svg:height="0.115cm" svg:x="17.922cm" svg:y="15.87cm">
              <text:p/>
              <draw:enhanced-geometry svg:viewBox="0 0 287 138" draw:type="non-primitive" draw:enhanced-path="M 287 138  L 233 95  L 159 58  L 82 28  L 24 8  L 0 0  N"/>
            </draw:custom-shape>
            <draw:custom-shape draw:style-name="gr34" draw:text-style-name="P2" draw:layer="layout" svg:width="0.215cm" svg:height="0.107cm" svg:x="18.018cm" svg:y="15.775cm">
              <text:p/>
              <draw:enhanced-geometry svg:viewBox="0 0 263 127" draw:type="non-primitive" draw:enhanced-path="M 263 127  L 187 80  L 101 39  L 30 11  L 0 0  N"/>
            </draw:custom-shape>
            <draw:custom-shape draw:style-name="gr34" draw:text-style-name="P2" draw:layer="layout" svg:width="0.232cm" svg:height="0.099cm" svg:x="18.075cm" svg:y="15.683cm">
              <text:p/>
              <draw:enhanced-geometry svg:viewBox="0 0 279 117" draw:type="non-primitive" draw:enhanced-path="M 279 117  L 226 74  L 154 41  L 80 18  L 22 5  L 0 0  N"/>
            </draw:custom-shape>
            <draw:custom-shape draw:style-name="gr34" draw:text-style-name="P2" draw:layer="layout" svg:width="0.232cm" svg:height="0.111cm" svg:x="18.138cm" svg:y="15.588cm">
              <text:p/>
              <draw:enhanced-geometry svg:viewBox="0 0 281 135" draw:type="non-primitive" draw:enhanced-path="M 281 135  L 223 90  L 151 53  L 78 24  L 22 6  L 0 0  N"/>
            </draw:custom-shape>
            <draw:custom-shape draw:style-name="gr34" draw:text-style-name="P2" draw:layer="layout" svg:width="0.041cm" svg:height="0.654cm" svg:x="18.3cm" svg:y="15.534cm">
              <text:p/>
              <draw:enhanced-geometry svg:viewBox="0 0 49 788" draw:type="non-primitive" draw:enhanced-path="M 0 0  L 10 28  L 21 67  L 29 116  L 35 172  L 41 234  L 46 301  L 48 369  L 49 439  L 48 507  L 44 572  L 40 632  L 33 685  L 25 730  L 14 765  L 0 788  N"/>
            </draw:custom-shape>
            <draw:custom-shape draw:style-name="gr34" draw:text-style-name="P2" draw:layer="layout" svg:width="0.17cm" svg:height="0.261cm" svg:x="18.13cm" svg:y="15.949cm">
              <text:p/>
              <draw:enhanced-geometry svg:viewBox="0 0 208 317" draw:type="non-primitive" draw:enhanced-path="M 208 290  L 182 310  L 155 317  L 126 310  L 97 290  L 70 257  L 45 211  L 25 153  L 9 83  L 0 0  N"/>
            </draw:custom-shape>
            <draw:custom-shape draw:style-name="gr34" draw:text-style-name="P2" draw:layer="layout" svg:width="0.12cm" svg:height="0.398cm" svg:x="18.13cm" svg:y="15.55cm">
              <text:p/>
              <draw:enhanced-geometry svg:viewBox="0 0 145 481" draw:type="non-primitive" draw:enhanced-path="M 0 481  L 1 395  L 11 315  L 31 240  L 53 172  L 79 114  L 104 67  L 126 31  L 140 8  L 145 0  N"/>
            </draw:custom-shape>
            <draw:custom-shape draw:style-name="gr34" draw:text-style-name="P2" draw:layer="layout" svg:width="0.323cm" svg:height="0.407cm" svg:x="17.927cm" svg:y="15.55cm">
              <text:p/>
              <draw:enhanced-geometry svg:viewBox="0 0 387 491" draw:type="non-primitive" draw:enhanced-path="M 387 0  L 355 61  L 324 121  L 292 179  L 259 234  L 227 286  L 195 334  L 162 377  L 129 414  L 97 445  L 64 469  L 32 484  L 0 491  N"/>
            </draw:custom-shape>
            <draw:custom-shape draw:style-name="gr34" draw:text-style-name="P2" draw:layer="layout" svg:width="0.104cm" svg:height="0.228cm" svg:x="17.822cm" svg:y="15.729cm">
              <text:p/>
              <draw:enhanced-geometry svg:viewBox="0 0 128 274" draw:type="non-primitive" draw:enhanced-path="M 128 274  L 78 269  L 41 247  L 14 212  L 0 168  L 1 116  L 16 59  L 46 0  N"/>
            </draw:custom-shape>
            <draw:custom-shape draw:style-name="gr34" draw:text-style-name="P2" draw:layer="layout" svg:width="0.381cm" svg:height="0.24cm" svg:x="17.86cm" svg:y="15.488cm">
              <text:p/>
              <draw:enhanced-geometry svg:viewBox="0 0 460 289" draw:type="non-primitive" draw:enhanced-path="M 0 289  L 39 244  L 94 199  L 159 155  L 229 113  L 298 77  L 360 45  L 412 21  L 447 5  L 460 0  N"/>
            </draw:custom-shape>
            <draw:custom-shape draw:style-name="gr34" draw:text-style-name="P2" draw:layer="layout" svg:width="0.244cm" svg:height="0.133cm" svg:x="17.868cm" svg:y="16.604cm">
              <text:p/>
              <draw:enhanced-geometry svg:viewBox="0 0 297 162" draw:type="non-primitive" draw:enhanced-path="M 297 162  L 253 112  L 192 71  L 125 40  L 63 17  L 18 4  L 0 0  N"/>
            </draw:custom-shape>
            <draw:custom-shape draw:style-name="gr34" draw:text-style-name="P2" draw:layer="layout" svg:width="0.215cm" svg:height="0.161cm" svg:x="18.018cm" svg:y="16.48cm">
              <text:p/>
              <draw:enhanced-geometry svg:viewBox="0 0 263 191" draw:type="non-primitive" draw:enhanced-path="M 263 191  L 184 119  L 112 64  L 54 28  L 14 7  L 0 0  N"/>
            </draw:custom-shape>
            <draw:custom-shape draw:style-name="gr34" draw:text-style-name="P2" draw:layer="layout" svg:width="0.248cm" svg:height="0.132cm" svg:x="18.13cm" svg:y="16.409cm">
              <text:p/>
              <draw:enhanced-geometry svg:viewBox="0 0 300 161" draw:type="non-primitive" draw:enhanced-path="M 300 161  L 243 107  L 166 62  L 87 28  L 25 7  L 0 0  N"/>
            </draw:custom-shape>
            <draw:custom-shape draw:style-name="gr34" draw:text-style-name="P2" draw:layer="layout" svg:width="0.244cm" svg:height="0.111cm" svg:x="18.229cm" svg:y="16.309cm">
              <text:p/>
              <draw:enhanced-geometry svg:viewBox="0 0 297 134" draw:type="non-primitive" draw:enhanced-path="M 297 134  L 228 82  L 149 44  L 76 19  L 21 4  L 0 0  N"/>
            </draw:custom-shape>
            <draw:custom-shape draw:style-name="gr34" draw:text-style-name="P2" draw:layer="layout" svg:width="0.194cm" svg:height="0.104cm" svg:x="18.354cm" svg:y="16.218cm">
              <text:p/>
              <draw:enhanced-geometry svg:viewBox="0 0 234 126" draw:type="non-primitive" draw:enhanced-path="M 234 126  L 170 75  L 94 35  L 27 9  L 0 0  N"/>
            </draw:custom-shape>
            <draw:custom-shape draw:style-name="gr34" draw:text-style-name="P2" draw:layer="layout" svg:width="0.194cm" svg:height="0.094cm" svg:x="18.453cm" svg:y="16.144cm">
              <text:p/>
              <draw:enhanced-geometry svg:viewBox="0 0 236 118" draw:type="non-primitive" draw:enhanced-path="M 236 118  L 176 70  L 98 32  L 30 8  L 0 0  N"/>
            </draw:custom-shape>
            <draw:custom-shape draw:style-name="gr34" draw:text-style-name="P2" draw:layer="layout" svg:width="0.215cm" svg:height="0.111cm" svg:x="18.536cm" svg:y="16.061cm">
              <text:p/>
              <draw:enhanced-geometry svg:viewBox="0 0 261 136" draw:type="non-primitive" draw:enhanced-path="M 261 136  L 185 84  L 99 41  L 29 11  L 0 0  N"/>
            </draw:custom-shape>
            <draw:custom-shape draw:style-name="gr34" draw:text-style-name="P2" draw:layer="layout" svg:width="0.244cm" svg:height="0.127cm" svg:x="18.603cm" svg:y="15.97cm">
              <text:p/>
              <draw:enhanced-geometry svg:viewBox="0 0 299 154" draw:type="non-primitive" draw:enhanced-path="M 299 154  L 237 103  L 159 60  L 82 29  L 23 7  L 0 0  N"/>
            </draw:custom-shape>
            <draw:custom-shape draw:style-name="gr34" draw:text-style-name="P2" draw:layer="layout" svg:width="0.049cm" svg:height="0.311cm" svg:x="18.445cm" svg:y="16.521cm">
              <text:p/>
              <draw:enhanced-geometry svg:viewBox="0 0 62 379" draw:type="non-primitive" draw:enhanced-path="M 0 379  L 23 333  L 40 271  L 51 201  L 59 127  L 62 58  L 62 0  N"/>
            </draw:custom-shape>
            <draw:custom-shape draw:style-name="gr34" draw:text-style-name="P2" draw:layer="layout" svg:width="0.256cm" svg:height="0.58cm" svg:x="18.495cm" svg:y="15.941cm">
              <text:p/>
              <draw:enhanced-geometry svg:viewBox="0 0 308 698" draw:type="non-primitive" draw:enhanced-path="M 0 698  L 4 675  L 12 647  L 24 616  L 41 579  L 62 540  L 85 496  L 111 448  L 139 396  L 167 340  L 196 280  L 226 215  L 254 147  L 282 76  L 308 0  N"/>
            </draw:custom-shape>
            <draw:custom-shape draw:style-name="gr34" draw:text-style-name="P2" draw:layer="layout" svg:width="0.036cm" svg:height="0.63cm" svg:x="18.715cm" svg:y="15.941cm">
              <text:p/>
              <draw:enhanced-geometry svg:viewBox="0 0 45 762" draw:type="non-primitive" draw:enhanced-path="M 45 0  L 44 9  L 41 36  L 35 78  L 29 131  L 23 195  L 16 265  L 9 340  L 4 415  L 1 491  L 0 563  L 1 628  L 6 685  L 15 730  L 28 762  N"/>
            </draw:custom-shape>
            <draw:custom-shape draw:style-name="gr34" draw:text-style-name="P2" draw:layer="layout" svg:width="0.148cm" svg:height="0.128cm" svg:x="18.735cm" svg:y="16.48cm">
              <text:p/>
              <draw:enhanced-geometry svg:viewBox="0 0 179 154" draw:type="non-primitive" draw:enhanced-path="M 0 110  L 32 146  L 59 154  L 83 137  L 109 101  L 139 54  L 179 0  N"/>
            </draw:custom-shape>
            <draw:custom-shape draw:style-name="gr34" draw:text-style-name="P2" draw:layer="layout" svg:width="0.091cm" svg:height="0.559cm" svg:x="18.818cm" svg:y="15.92cm">
              <text:p/>
              <draw:enhanced-geometry svg:viewBox="0 0 111 679" draw:type="non-primitive" draw:enhanced-path="M 80 679  L 97 648  L 107 606  L 111 556  L 109 498  L 103 434  L 94 369  L 81 303  L 66 238  L 52 176  L 37 119  L 22 70  L 10 29  L 0 0  N"/>
            </draw:custom-shape>
            <draw:custom-shape draw:style-name="gr34" draw:text-style-name="P2" draw:layer="layout" svg:width="0.215cm" svg:height="0.075cm" svg:x="18.603cm" svg:y="15.845cm">
              <text:p/>
              <draw:enhanced-geometry svg:viewBox="0 0 263 86" draw:type="non-primitive" draw:enhanced-path="M 263 86  L 217 45  L 168 15  L 114 0  L 58 7  L 0 41  N"/>
            </draw:custom-shape>
            <draw:custom-shape draw:style-name="gr34" draw:text-style-name="P2" draw:layer="layout" svg:width="0.477cm" svg:height="0.493cm" svg:x="18.125cm" svg:y="15.882cm">
              <text:p/>
              <draw:enhanced-geometry svg:viewBox="0 0 571 598" draw:type="non-primitive" draw:enhanced-path="M 571 0  L 547 19  L 516 46  L 477 80  L 434 120  L 386 164  L 336 211  L 284 260  L 232 310  L 183 359  L 136 407  L 94 452  L 58 494  L 29 530  L 10 561  L 0 584  L 2 598  N"/>
            </draw:custom-shape>
            <draw:custom-shape draw:style-name="gr34" draw:text-style-name="P2" draw:layer="layout" svg:width="0.248cm" svg:height="0.095cm" svg:x="18.13cm" svg:y="16.318cm">
              <text:p/>
              <draw:enhanced-geometry svg:viewBox="0 0 300 114" draw:type="non-primitive" draw:enhanced-path="M 0 72  L 31 96  L 75 112  L 127 114  L 184 99  L 243 63  L 300 0  N"/>
            </draw:custom-shape>
            <draw:custom-shape draw:style-name="gr34" draw:text-style-name="P2" draw:layer="layout" svg:width="0.311cm" svg:height="0.423cm" svg:x="18.378cm" svg:y="15.895cm">
              <text:p/>
              <draw:enhanced-geometry svg:viewBox="0 0 378 507" draw:type="non-primitive" draw:enhanced-path="M 0 507  L 33 460  L 72 406  L 115 347  L 161 286  L 207 225  L 251 166  L 291 113  L 326 67  L 353 32  L 371 8  L 378 0  N"/>
            </draw:custom-shape>
            <draw:custom-shape draw:style-name="gr34" draw:text-style-name="P2" draw:layer="layout" svg:width="0.298cm" svg:height="0.617cm" svg:x="18.391cm" svg:y="15.895cm">
              <text:p/>
              <draw:enhanced-geometry svg:viewBox="0 0 361 741" draw:type="non-primitive" draw:enhanced-path="M 361 0  L 352 41  L 335 90  L 313 146  L 286 207  L 256 273  L 222 339  L 188 406  L 153 471  L 120 533  L 88 589  L 59 639  L 35 682  L 17 714  L 4 734  L 0 741  N"/>
            </draw:custom-shape>
            <draw:custom-shape draw:style-name="gr35" draw:text-style-name="P2" draw:layer="layout" svg:width="1.621cm" svg:height="2.048cm" svg:x="20.689cm" svg:y="14.361cm">
              <text:p/>
              <draw:enhanced-geometry svg:viewBox="0 0 1954 2472" draw:type="non-primitive" draw:enhanced-path="M 1954 2472  L 1898 2449  L 1842 2428  L 1782 2408  L 1722 2390  L 1660 2373  L 1596 2355  L 1533 2337  L 1469 2317  L 1469 2317  L 1428 2302  L 1379 2281  L 1326 2256  L 1269 2226  L 1210 2194  L 1152 2161  L 1093 2124  L 1037 2087  L 984 2051  L 935 2013  L 892 1978  L 857 1944  L 830 1913  L 830 1913  L 819 1895  L 803 1871  L 785 1841  L 763 1805  L 740 1764  L 713 1719  L 685 1670  L 655 1617  L 623 1562  L 589 1504  L 555 1444  L 519 1383  L 483 1321  L 445 1259  L 409 1196  L 372 1134  L 335 1074  L 298 1015  L 263 960  L 228 905  L 195 856  L 164 809  L 133 767  L 105 730  L 79 698  L 56 673  L 35 654  L 17 642  L 17 642  L 3 628  L 0 609  L 8 584  L 26 557  L 52 524  L 86 490  L 125 453  L 171 413  L 220 373  L 272 332  L 327 291  L 383 250  L 439 210  L 492 173  L 544 137  L 593 104  L 637 75  L 675 50  L 706 28  L 729 14  L 745 3  L 751 0  L 751 0  L 1954 2472  L 1954 2472  Z N"/>
            </draw:custom-shape>
            <draw:custom-shape draw:style-name="gr36" draw:text-style-name="P2" draw:layer="layout" svg:width="3.479cm" svg:height="5.097cm" svg:x="22.472cm" svg:y="10.396cm">
              <text:p/>
              <draw:enhanced-geometry svg:viewBox="0 0 4193 6145" draw:type="non-primitive" draw:enhanced-path="M 149 3773  L 146 3689  L 142 3611  L 139 3539  L 135 3470  L 133 3405  L 131 3345  L 130 3289  L 130 3235  L 131 3186  L 133 3138  L 138 3094  L 144 3053  L 152 3013  L 164 2975  L 177 2939  L 177 2939  L 190 2907  L 204 2869  L 221 2824  L 239 2773  L 260 2716  L 281 2656  L 303 2593  L 324 2527  L 347 2460  L 370 2392  L 391 2326  L 411 2259  L 431 2195  L 449 2134  L 465 2077  L 478 2024  L 490 1977  L 499 1937  L 503 1905  L 505 1880  L 505 1880  L 453 1852  L 439 1808  L 450 1756  L 473 1708  L 495 1670  L 505 1656  L 505 1656  L 426 1613  L 358 1564  L 301 1513  L 254 1464  L 220 1425  L 200 1397  L 192 1387  L 192 1387  L 0 1416  L 0 1416  L 34 1330  L 58 1258  L 78 1199  L 94 1147  L 109 1096  L 126 1044  L 149 984  L 149 984  L 146 916  L 144 847  L 146 778  L 150 709  L 156 641  L 164 574  L 173 508  L 184 443  L 196 382  L 210 323  L 225 268  L 241 217  L 258 170  L 276 128  L 293 90  L 312 59  L 330 34  L 348 14  L 367 3  L 385 0  L 385 0  L 435 2  L 494 9  L 555 19  L 616 35  L 671 56  L 716 81  L 746 113  L 757 148  L 757 148  L 898 165  L 990 182  L 1041 194  L 1064 205  L 1070 208  L 1070 208  L 3792 923  L 3792 923  L 3841 964  L 3882 1008  L 3917 1057  L 3946 1108  L 3971 1161  L 3990 1214  L 4006 1267  L 4019 1318  L 4028 1368  L 4034 1413  L 4040 1455  L 4043 1491  L 4043 1491  L 4062 1567  L 4090 1634  L 4124 1694  L 4155 1751  L 4179 1805  L 4179 1805  L 4186 1835  L 4191 1875  L 4193 1924  L 4192 1979  L 4188 2039  L 4180 2103  L 4170 2168  L 4157 2235  L 4139 2298  L 4116 2360  L 4090 2416  L 4090 2416  L 4080 2479  L 4069 2544  L 4058 2610  L 4047 2675  L 4033 2740  L 4020 2803  L 4005 2863  L 3990 2921  L 3973 2974  L 3955 3024  L 3937 3067  L 3917 3105  L 3896 3137  L 3875 3161  L 3851 3177  L 3851 3177  L 3822 3191  L 3792 3206  L 3764 3223  L 3736 3242  L 3710 3267  L 3685 3298  L 3662 3337  L 3641 3385  L 3623 3444  L 3607 3515  L 3593 3599  L 3584 3698  L 3584 3698  L 3574 3795  L 3560 3884  L 3541 3965  L 3521 4039  L 3497 4105  L 3473 4164  L 3449 4214  L 3427 4257  L 3405 4293  L 3387 4320  L 3374 4340  L 3365 4351  L 3361 4356  L 3361 4356  L 3361 4471  L 3357 4574  L 3346 4665  L 3333 4744  L 3317 4813  L 3299 4872  L 3280 4922  L 3259 4963  L 3239 4995  L 3220 5021  L 3203 5042  L 3188 5055  L 3177 5064  L 3169 5070  L 3167 5071  L 3167 5071  L 3156 5146  L 3139 5216  L 3115 5283  L 3084 5346  L 3049 5405  L 3009 5459  L 2967 5509  L 2924 5556  L 2881 5598  L 2838 5634  L 2799 5667  L 2762 5694  L 2728 5717  L 2700 5734  L 2679 5748  L 2665 5756  L 2661 5758  L 2661 5758  L 2629 5848  L 2590 5922  L 2545 5985  L 2499 6033  L 2453 6071  L 2407 6100  L 2366 6119  L 2329 6133  L 2301 6141  L 2282 6144  L 2275 6145  L 2275 6145  L 149 3773  L 149 3773  Z N"/>
            </draw:custom-shape>
            <draw:custom-shape draw:style-name="gr37" draw:text-style-name="P2" draw:layer="layout" svg:width="3.471cm" svg:height="5.097cm" svg:x="22.472cm" svg:y="10.396cm">
              <text:p/>
              <draw:enhanced-geometry svg:viewBox="0 0 4185 6145" draw:type="non-primitive" draw:enhanced-path="M 505 1663  L 426 1618  L 358 1566  L 301 1514  L 254 1465  L 220 1425  L 200 1397  L 192 1387  L 192 1387  L 0 1416  L 0 1416  L 34 1330  L 58 1258  L 78 1199  L 94 1147  L 109 1096  L 126 1044  L 149 984  L 149 984  L 146 916  L 144 847  L 146 778  L 150 709  L 156 641  L 164 574  L 173 508  L 184 443  L 196 382  L 210 323  L 225 268  L 241 217  L 258 170  L 276 128  L 293 90  L 312 59  L 330 34  L 348 14  L 367 3  L 385 0  L 385 0  L 435 2  L 494 9  L 555 19  L 616 35  L 671 56  L 716 81  L 746 113  L 757 148  L 757 148  L 789 155  L 867 171  L 960 190  L 1037 209  L 1070 223  L 1070 223  L 1080 232  L 1102 245  L 1120 263  L 1123 289  L 1096 326  L 1026 372  L 1026 372  L 1004 386  L 982 406  L 958 432  L 934 462  L 909 497  L 884 535  L 860 577  L 834 623  L 809 672  L 784 723  L 759 777  L 735 833  L 711 890  L 688 949  L 665 1008  L 643 1069  L 623 1129  L 604 1189  L 587 1249  L 570 1307  L 555 1365  L 542 1421  L 530 1474  L 521 1527  L 513 1575  L 508 1622  L 505 1663  L 505 1663  L 505 1663  Z M 1128 4863  L 2275 6145  L 2275 6145  L 2282 6144  L 2301 6141  L 2329 6133  L 2366 6119  L 2407 6100  L 2453 6071  L 2499 6033  L 2545 5985  L 2590 5922  L 2629 5848  L 2661 5758  L 2661 5758  L 2665 5756  L 2679 5748  L 2700 5734  L 2728 5717  L 2762 5694  L 2799 5667  L 2838 5634  L 2881 5598  L 2924 5556  L 2967 5509  L 3009 5459  L 3049 5405  L 3084 5346  L 3115 5283  L 3139 5216  L 3156 5146  L 3167 5071  L 3167 5071  L 3169 5070  L 3177 5064  L 3188 5055  L 3203 5042  L 3220 5021  L 3239 4995  L 3259 4963  L 3280 4922  L 3299 4872  L 3317 4813  L 3333 4744  L 3346 4665  L 3357 4574  L 3361 4471  L 3361 4356  L 3361 4356  L 3365 4351  L 3374 4340  L 3387 4320  L 3405 4293  L 3427 4257  L 3449 4214  L 3473 4164  L 3497 4105  L 3521 4039  L 3541 3965  L 3560 3884  L 3574 3795  L 3584 3698  L 3584 3698  L 3593 3599  L 3607 3515  L 3623 3444  L 3641 3385  L 3662 3336  L 3686 3298  L 3711 3266  L 3737 3242  L 3765 3222  L 3793 3206  L 3822 3191  L 3851 3177  L 3851 3177  L 3875 3161  L 3896 3137  L 3917 3105  L 3937 3067  L 3955 3024  L 3973 2974  L 3990 2921  L 4005 2863  L 4020 2803  L 4033 2740  L 4047 2675  L 4058 2610  L 4069 2544  L 4080 2479  L 4090 2416  L 4090 2416  L 4115 2362  L 4137 2303  L 4155 2240  L 4171 2172  L 4185 2100  L 4185 2100  L 4161 2135  L 4137 2170  L 4114 2209  L 4089 2247  L 4064 2287  L 4039 2328  L 4013 2369  L 3988 2410  L 3962 2452  L 3935 2494  L 3908 2536  L 3881 2578  L 3853 2619  L 3825 2658  L 3797 2697  L 3769 2735  L 3739 2771  L 3709 2805  L 3679 2838  L 3649 2869  L 3617 2897  L 3585 2923  L 3554 2947  L 3521 2967  L 3487 2984  L 3453 2998  L 3419 3008  L 3384 3015  L 3349 3017  L 3313 3016  L 3275 3010  L 3238 3000  L 3201 2984  L 3162 2964  L 3122 2939  L 3122 2939  L 3102 2894  L 3081 2843  L 3058 2787  L 3035 2728  L 3013 2667  L 2989 2605  L 2965 2544  L 2940 2485  L 2915 2430  L 2889 2379  L 2863 2333  L 2836 2296  L 2810 2267  L 2810 2267  L 2781 2233  L 2752 2184  L 2725 2125  L 2699 2057  L 2676 1987  L 2654 1915  L 2635 1845  L 2618 1780  L 2604 1723  L 2595 1680  L 2588 1651  L 2586 1641  L 2586 1641  L 2582 1673  L 2574 1704  L 2562 1738  L 2550 1773  L 2534 1809  L 2515 1846  L 2494 1884  L 2472 1923  L 2447 1962  L 2420 2003  L 2390 2045  L 2359 2087  L 2326 2129  L 2292 2172  L 2256 2216  L 2218 2260  L 2179 2304  L 2138 2348  L 2096 2393  L 2053 2439  L 2009 2484  L 1964 2529  L 1919 2575  L 1871 2620  L 1824 2665  L 1776 2709  L 1727 2754  L 1679 2799  L 1629 2843  L 1579 2886  L 1529 2929  L 1480 2972  L 1429 3014  L 1379 3054  L 1330 3095  L 1280 3135  L 1232 3173  L 1183 3211  L 1134 3248  L 1087 3284  L 1041 3318  L 995 3352  L 950 3384  L 906 3415  L 863 3445  L 822 3473  L 781 3499  L 743 3525  L 706 3549  L 669 3569  L 635 3590  L 603 3608  L 572 3625  L 543 3640  L 517 3652  L 492 3662  L 469 3671  L 449 3678  L 431 3681  L 416 3684  L 416 3684  L 461 3695  L 513 3702  L 571 3707  L 633 3709  L 699 3707  L 767 3705  L 837 3701  L 908 3694  L 979 3686  L 1051 3677  L 1120 3668  L 1187 3658  L 1249 3647  L 1309 3637  L 1362 3627  L 1411 3618  L 1451 3610  L 1485 3603  L 1510 3599  L 1526 3595  L 1532 3594  L 1532 3594  L 1499 3617  L 1457 3642  L 1406 3668  L 1348 3694  L 1286 3721  L 1219 3747  L 1150 3773  L 1079 3799  L 1009 3824  L 939 3848  L 873 3869  L 811 3890  L 755 3908  L 706 3922  L 665 3936  L 634 3945  L 615 3951  L 608 3953  L 608 3953  L 668 3949  L 731 3942  L 796 3933  L 863 3921  L 931 3909  L 1001 3895  L 1071 3881  L 1141 3865  L 1211 3849  L 1282 3831  L 1349 3813  L 1417 3796  L 1483 3778  L 1546 3760  L 1606 3741  L 1664 3724  L 1718 3709  L 1768 3693  L 1813 3678  L 1855 3666  L 1890 3653  L 1921 3644  L 1946 3635  L 1963 3629  L 1974 3626  L 1977 3625  L 1977 3625  L 1922 3667  L 1862 3707  L 1800 3748  L 1736 3787  L 1672 3824  L 1605 3860  L 1540 3895  L 1474 3928  L 1409 3960  L 1346 3989  L 1284 4018  L 1225 4044  L 1170 4067  L 1117 4089  L 1069 4109  L 1026 4126  L 987 4141  L 955 4153  L 929 4164  L 908 4170  L 897 4175  L 892 4176  L 892 4176  L 935 4212  L 981 4246  L 1028 4279  L 1077 4310  L 1128 4339  L 1180 4365  L 1232 4390  L 1285 4411  L 1339 4432  L 1394 4449  L 1447 4463  L 1501 4475  L 1554 4484  L 1606 4490  L 1657 4493  L 1707 4493  L 1755 4490  L 1755 4490  L 1818 4484  L 1862 4482  L 1893 4485  L 1911 4492  L 1922 4502  L 1928 4518  L 1932 4537  L 1940 4560  L 1953 4587  L 1973 4619  L 2007 4654  L 2007 4654  L 2068 4694  L 2137 4719  L 2208 4732  L 2278 4734  L 2341 4731  L 2392 4724  L 2425 4717  L 2438 4715  L 2438 4715  L 2405 4728  L 2364 4740  L 2316 4748  L 2263 4753  L 2203 4757  L 2139 4757  L 2071 4755  L 2002 4753  L 1931 4749  L 1859 4742  L 1787 4735  L 1717 4728  L 1649 4720  L 1585 4712  L 1524 4703  L 1468 4695  L 1418 4689  L 1375 4682  L 1342 4676  L 1316 4672  L 1299 4669  L 1293 4668  L 1293 4668  L 1346 4689  L 1404 4710  L 1465 4732  L 1528 4753  L 1595 4775  L 1663 4795  L 1732 4817  L 1801 4837  L 1870 4857  L 1939 4878  L 2005 4896  L 2069 4914  L 2130 4931  L 2188 4947  L 2241 4960  L 2289 4974  L 2332 4984  L 2368 4994  L 2397 5002  L 2420 5007  L 2433 5011  L 2438 5012  L 2438 5012  L 2371 5011  L 2302 5009  L 2232 5006  L 2160 5001  L 2087 4995  L 2014 4989  L 1940 4982  L 1867 4973  L 1794 4965  L 1724 4956  L 1655 4947  L 1588 4938  L 1524 4929  L 1463 4920  L 1405 4911  L 1352 4901  L 1303 4894  L 1259 4887  L 1222 4880  L 1189 4874  L 1163 4870  L 1144 4866  L 1131 4864  L 1128 4863  L 1128 4863  L 1128 4863  Z N"/>
            </draw:custom-shape>
            <draw:custom-shape draw:style-name="gr27" draw:text-style-name="P2" draw:layer="layout" svg:width="0.364cm" svg:height="0.542cm" svg:x="24.856cm" svg:y="11.819cm">
              <text:p/>
              <draw:enhanced-geometry svg:viewBox="0 0 440 651" draw:type="non-primitive" draw:enhanced-path="M 440 625  L 399 644  L 345 651  L 281 650  L 216 642  L 152 625  L 96 602  L 52 571  L 25 536  L 25 536  L 12 490  L 4 426  L 1 350  L 0 270  L 1 189  L 3 115  L 6 55  L 9 14  L 9 0  L 9 0  L 16 9  L 35 32  L 63 71  L 99 119  L 141 177  L 187 239  L 235 305  L 281 371  L 327 434  L 366 493  L 400 544  L 425 585  L 439 613  L 440 625  L 440 625  L 440 625  Z N"/>
            </draw:custom-shape>
            <draw:custom-shape draw:style-name="gr38" draw:text-style-name="P2" draw:layer="layout" svg:width="0.456cm" svg:height="0.141cm" svg:x="24.346cm" svg:y="14.912cm">
              <text:p/>
              <draw:enhanced-geometry svg:viewBox="0 0 550 167" draw:type="non-primitive" draw:enhanced-path="M 0 149  L 44 157  L 94 163  L 148 166  L 205 167  L 263 163  L 320 154  L 376 139  L 428 116  L 475 87  L 516 48  L 550 0  N"/>
            </draw:custom-shape>
            <draw:custom-shape draw:style-name="gr38" draw:text-style-name="P2" draw:layer="layout" svg:width="0.306cm" svg:height="0.249cm" svg:x="24.496cm" svg:y="14.912cm">
              <text:p/>
              <draw:enhanced-geometry svg:viewBox="0 0 372 300" draw:type="non-primitive" draw:enhanced-path="M 372 0  L 322 93  L 279 164  L 241 218  L 207 257  L 175 280  L 144 294  L 112 300  L 78 297  L 42 291  L 0 283  N"/>
            </draw:custom-shape>
            <draw:custom-shape draw:style-name="gr38" draw:text-style-name="P2" draw:layer="layout" svg:width="0.207cm" svg:height="0.087cm" svg:x="24.288cm" svg:y="15.061cm">
              <text:p/>
              <draw:enhanced-geometry svg:viewBox="0 0 252 103" draw:type="non-primitive" draw:enhanced-path="M 252 103  L 150 74  L 70 40  L 19 12  L 0 0  N"/>
            </draw:custom-shape>
            <draw:custom-shape draw:style-name="gr38" draw:text-style-name="P2" draw:layer="layout" svg:width="0.887cm" svg:height="0.133cm" svg:x="24.064cm" svg:y="14.63cm">
              <text:p/>
              <draw:enhanced-geometry svg:viewBox="0 0 1072 161" draw:type="non-primitive" draw:enhanced-path="M 1072 0  L 1047 28  L 1013 53  L 972 76  L 924 94  L 871 110  L 812 123  L 749 134  L 684 144  L 617 149  L 548 155  L 480 158  L 412 159  L 347 161  L 284 161  L 226 159  L 171 157  L 123 156  L 81 154  L 47 151  L 22 150  L 5 149  L 0 148  N"/>
            </draw:custom-shape>
            <draw:custom-shape draw:style-name="gr38" draw:text-style-name="P2" draw:layer="layout" svg:width="0.555cm" svg:height="0.19cm" svg:x="24.064cm" svg:y="14.75cm">
              <text:p/>
              <draw:enhanced-geometry svg:viewBox="0 0 669 228" draw:type="non-primitive" draw:enhanced-path="M 0 0  L 71 28  L 138 57  L 204 84  L 266 110  L 325 135  L 381 157  L 433 178  L 481 196  L 527 209  L 568 220  L 606 226  L 640 228  L 669 224  N"/>
            </draw:custom-shape>
            <draw:custom-shape draw:style-name="gr38" draw:text-style-name="P2" draw:layer="layout" svg:width="0.282cm" svg:height="0.187cm" svg:x="24.62cm" svg:y="14.75cm">
              <text:p/>
              <draw:enhanced-geometry svg:viewBox="0 0 344 224" draw:type="non-primitive" draw:enhanced-path="M 0 224  L 58 203  L 121 166  L 186 123  L 247 79  L 297 40  L 332 11  L 344 0  N"/>
            </draw:custom-shape>
            <draw:custom-shape draw:style-name="gr38" draw:text-style-name="P2" draw:layer="layout" svg:width="0.256cm" svg:height="0.679cm" svg:x="23.289cm" svg:y="12.055cm">
              <text:p/>
              <draw:enhanced-geometry svg:viewBox="0 0 312 821" draw:type="non-primitive" draw:enhanced-path="M 0 821  L 29 760  L 55 699  L 79 638  L 100 578  L 121 519  L 139 461  L 157 404  L 173 349  L 189 297  L 204 246  L 220 197  L 236 152  L 253 109  L 271 69  L 290 33  L 312 0  N"/>
            </draw:custom-shape>
            <draw:custom-shape draw:style-name="gr38" draw:text-style-name="P2" draw:layer="layout" svg:width="0.194cm" svg:height="0.547cm" svg:x="23.546cm" svg:y="11.507cm">
              <text:p/>
              <draw:enhanced-geometry svg:viewBox="0 0 237 656" draw:type="non-primitive" draw:enhanced-path="M 0 656  L 26 618  L 54 574  L 82 524  L 111 471  L 138 414  L 164 358  L 187 301  L 207 244  L 222 191  L 233 141  L 237 95  L 235 56  L 226 24  L 208 0  N"/>
            </draw:custom-shape>
            <draw:custom-shape draw:style-name="gr38" draw:text-style-name="P2" draw:layer="layout" svg:width="0.318cm" svg:height="0.361cm" svg:x="23.94cm" svg:y="11.632cm">
              <text:p/>
              <draw:enhanced-geometry svg:viewBox="0 0 385 433" draw:type="non-primitive" draw:enhanced-path="M 385 0  L 332 52  L 278 109  L 224 167  L 173 223  L 126 278  L 84 328  L 50 371  L 23 403  L 6 425  L 0 433  N"/>
            </draw:custom-shape>
            <draw:custom-shape draw:style-name="gr38" draw:text-style-name="P2" draw:layer="layout" svg:width="0.282cm" svg:height="0.418cm" svg:x="23.658cm" svg:y="11.993cm">
              <text:p/>
              <draw:enhanced-geometry svg:viewBox="0 0 344 507" draw:type="non-primitive" draw:enhanced-path="M 344 0  L 312 84  L 279 158  L 246 224  L 214 282  L 181 331  L 150 374  L 119 411  L 89 442  L 58 467  L 29 489  L 0 507  N"/>
            </draw:custom-shape>
            <draw:custom-shape draw:style-name="gr38" draw:text-style-name="P2" draw:layer="layout" svg:width="0.688cm" svg:height="0.941cm" svg:x="23.695cm" svg:y="11.694cm">
              <text:p/>
              <draw:enhanced-geometry svg:viewBox="0 0 831 1134" draw:type="non-primitive" draw:enhanced-path="M 831 0  L 792 35  L 751 73  L 709 113  L 668 156  L 627 202  L 585 249  L 543 299  L 501 349  L 460 401  L 420 453  L 380 506  L 341 559  L 304 611  L 268 663  L 234 715  L 201 765  L 169 814  L 140 861  L 113 906  L 89 949  L 67 988  L 47 1024  L 30 1057  L 17 1088  L 7 1113  L 0 1134  N"/>
            </draw:custom-shape>
            <draw:custom-shape draw:style-name="gr38" draw:text-style-name="P2" draw:layer="layout" svg:width="0.937cm" svg:height="0.767cm" svg:x="22.758cm" svg:y="12.635cm">
              <text:p/>
              <draw:enhanced-geometry svg:viewBox="0 0 1132 925" draw:type="non-primitive" draw:enhanced-path="M 1132 0  L 1125 18  L 1114 41  L 1100 66  L 1082 93  L 1060 124  L 1037 156  L 1010 190  L 979 227  L 946 264  L 911 302  L 874 342  L 834 383  L 792 423  L 749 464  L 704 505  L 658 546  L 610 586  L 560 625  L 511 663  L 461 700  L 410 735  L 358 768  L 306 799  L 255 827  L 203 852  L 151 875  L 100 895  L 50 911  L 0 925  N"/>
            </draw:custom-shape>
            <draw:custom-shape draw:style-name="gr38" draw:text-style-name="P2" draw:layer="layout" svg:width="0.062cm" svg:height="0.779cm" svg:x="22.878cm" svg:y="10.877cm">
              <text:p/>
              <draw:enhanced-geometry svg:viewBox="0 0 74 942" draw:type="non-primitive" draw:enhanced-path="M 0 942  L 3 894  L 5 845  L 9 790  L 11 734  L 14 675  L 18 614  L 21 553  L 24 490  L 29 429  L 32 367  L 37 307  L 43 249  L 48 193  L 54 139  L 60 89  L 67 42  L 74 0  N"/>
            </draw:custom-shape>
            <draw:custom-shape draw:style-name="gr38" draw:text-style-name="P2" draw:layer="layout" svg:width="0.062cm" svg:height="0.469cm" svg:x="22.89cm" svg:y="10.408cm">
              <text:p/>
              <draw:enhanced-geometry svg:viewBox="0 0 71 566" draw:type="non-primitive" draw:enhanced-path="M 59 566  L 68 496  L 71 422  L 66 346  L 57 271  L 47 200  L 33 135  L 21 80  L 11 38  L 3 9  L 0 0  N"/>
            </draw:custom-shape>
            <draw:custom-shape draw:style-name="gr38" draw:text-style-name="P2" draw:layer="layout" svg:width="0.232cm" svg:height="1.087cm" svg:x="22.658cm" svg:y="10.408cm">
              <text:p/>
              <draw:enhanced-geometry svg:viewBox="0 0 282 1313" draw:type="non-primitive" draw:enhanced-path="M 282 0  L 280 64  L 278 125  L 276 185  L 273 243  L 270 299  L 267 353  L 262 407  L 257 459  L 252 511  L 245 561  L 237 610  L 229 660  L 220 709  L 210 757  L 198 805  L 185 854  L 170 902  L 156 951  L 138 1000  L 119 1049  L 99 1100  L 78 1151  L 53 1205  L 28 1258  L 0 1313  N"/>
            </draw:custom-shape>
            <draw:custom-shape draw:style-name="gr38" draw:text-style-name="P2" draw:layer="layout" svg:width="0.124cm" svg:height="0.419cm" svg:x="23.14cm" svg:y="10.732cm">
              <text:p/>
              <draw:enhanced-geometry svg:viewBox="0 0 148 507" draw:type="non-primitive" draw:enhanced-path="M 148 0  L 141 56  L 129 117  L 113 181  L 95 244  L 76 306  L 55 366  L 35 421  L 17 468  L 0 507  N"/>
            </draw:custom-shape>
            <draw:custom-shape draw:style-name="gr38" draw:text-style-name="P2" draw:layer="layout" svg:width="0.261cm" svg:height="0.592cm" svg:x="22.878cm" svg:y="11.151cm">
              <text:p/>
              <draw:enhanced-geometry svg:viewBox="0 0 313 715" draw:type="non-primitive" draw:enhanced-path="M 313 0  L 301 26  L 282 59  L 260 98  L 234 142  L 205 192  L 175 245  L 145 301  L 115 360  L 87 420  L 61 481  L 38 542  L 20 602  L 6 660  L 0 715  N"/>
            </draw:custom-shape>
            <draw:custom-shape draw:style-name="gr38" draw:text-style-name="P2" draw:layer="layout" svg:width="0.149cm" svg:height="0.816cm" svg:x="22.878cm" svg:y="10.927cm">
              <text:p/>
              <draw:enhanced-geometry svg:viewBox="0 0 179 985" draw:type="non-primitive" draw:enhanced-path="M 0 985  L 3 914  L 9 841  L 14 770  L 22 701  L 30 632  L 40 564  L 50 499  L 62 436  L 73 376  L 86 318  L 98 264  L 110 213  L 123 167  L 134 124  L 147 85  L 158 52  L 169 24  L 179 0  N"/>
            </draw:custom-shape>
            <draw:custom-shape draw:style-name="gr38" draw:text-style-name="P2" draw:layer="layout" svg:width="0.049cm" svg:height="0.381cm" svg:x="23.028cm" svg:y="10.545cm">
              <text:p/>
              <draw:enhanced-geometry svg:viewBox="0 0 59 463" draw:type="non-primitive" draw:enhanced-path="M 0 463  L 20 409  L 34 341  L 45 264  L 52 187  L 56 115  L 58 56  L 59 15  L 59 0  N"/>
            </draw:custom-shape>
            <draw:custom-shape draw:style-name="gr38" draw:text-style-name="P2" draw:layer="layout" svg:width="0.344cm" svg:height="0.368cm" svg:x="23.226cm" svg:y="11.363cm">
              <text:p/>
              <draw:enhanced-geometry svg:viewBox="0 0 417 448" draw:type="non-primitive" draw:enhanced-path="M 417 0  L 347 44  L 283 94  L 225 147  L 173 202  L 128 255  L 89 306  L 58 352  L 33 391  L 15 421  L 3 441  L 0 448  N"/>
            </draw:custom-shape>
            <draw:custom-shape draw:style-name="gr38" draw:text-style-name="P2" draw:layer="layout" svg:width="0.248cm" svg:height="0.211cm" svg:x="22.978cm" svg:y="11.731cm">
              <text:p/>
              <draw:enhanced-geometry svg:viewBox="0 0 298 254" draw:type="non-primitive" draw:enhanced-path="M 298 0  L 226 33  L 161 76  L 107 125  L 61 172  L 29 214  L 7 244  L 0 254  N"/>
            </draw:custom-shape>
            <draw:custom-shape draw:style-name="gr38" draw:text-style-name="P2" draw:layer="layout" svg:width="0.347cm" svg:height="0.742cm" svg:x="22.978cm" svg:y="11.201cm">
              <text:p/>
              <draw:enhanced-geometry svg:viewBox="0 0 418 895" draw:type="non-primitive" draw:enhanced-path="M 0 895  L 6 809  L 16 727  L 27 650  L 42 580  L 59 513  L 78 452  L 100 396  L 123 344  L 146 295  L 170 252  L 196 211  L 222 175  L 248 142  L 274 113  L 300 88  L 326 64  L 351 45  L 375 27  L 397 12  L 418 0  N"/>
            </draw:custom-shape>
            <draw:custom-shape draw:style-name="gr38" draw:text-style-name="P2" draw:layer="layout" svg:width="0.464cm" svg:height="0.48cm" svg:x="24.338cm" svg:y="13.813cm">
              <text:p/>
              <draw:enhanced-geometry svg:viewBox="0 0 564 582" draw:type="non-primitive" draw:enhanced-path="M 0 582  L 39 551  L 82 517  L 127 483  L 174 446  L 221 408  L 268 369  L 314 328  L 358 288  L 400 246  L 440 204  L 475 162  L 505 121  L 531 79  L 551 40  L 564 0  N"/>
            </draw:custom-shape>
            <draw:custom-shape draw:style-name="gr38" draw:text-style-name="P2" draw:layer="layout" svg:width="0.116cm" svg:height="1.228cm" svg:x="24.802cm" svg:y="12.585cm">
              <text:p/>
              <draw:enhanced-geometry svg:viewBox="0 0 139 1476" draw:type="non-primitive" draw:enhanced-path="M 0 1476  L 5 1451  L 11 1422  L 18 1386  L 25 1344  L 33 1297  L 42 1246  L 50 1192  L 59 1134  L 68 1074  L 76 1011  L 85 945  L 93 880  L 101 812  L 109 744  L 116 676  L 121 608  L 127 541  L 131 476  L 135 412  L 138 350  L 139 292  L 139 237  L 137 185  L 134 137  L 129 95  L 123 57  L 114 25  L 104 0  N"/>
            </draw:custom-shape>
            <draw:custom-shape draw:style-name="gr38" draw:text-style-name="P2" draw:layer="layout" svg:width="0.137cm" svg:height="1.139cm" svg:x="24.752cm" svg:y="11.445cm">
              <text:p/>
              <draw:enhanced-geometry svg:viewBox="0 0 167 1375" draw:type="non-primitive" draw:enhanced-path="M 167 1375  L 156 1347  L 144 1313  L 131 1273  L 119 1228  L 106 1180  L 94 1125  L 81 1067  L 70 1007  L 60 944  L 50 878  L 39 812  L 31 745  L 24 676  L 17 608  L 10 541  L 5 476  L 3 411  L 1 349  L 0 290  L 2 234  L 4 182  L 9 135  L 16 93  L 24 56  L 35 25  L 47 0  N"/>
            </draw:custom-shape>
            <draw:custom-shape draw:style-name="gr38" draw:text-style-name="P2" draw:layer="layout" svg:width="0.182cm" svg:height="0.273cm" svg:x="24.632cm" svg:y="11.408cm">
              <text:p/>
              <draw:enhanced-geometry svg:viewBox="0 0 221 331" draw:type="non-primitive" draw:enhanced-path="M 192 46  L 212 17  L 221 1  L 219 0  L 209 9  L 193 28  L 172 55  L 147 88  L 120 125  L 93 164  L 66 205  L 42 242  L 21 278  L 7 308  L 0 331  N"/>
            </draw:custom-shape>
            <draw:custom-shape draw:style-name="gr38" draw:text-style-name="P2" draw:layer="layout" svg:width="0.008cm" svg:height="0.46cm" svg:x="24.624cm" svg:y="11.681cm">
              <text:p/>
              <draw:enhanced-geometry svg:viewBox="0 0 7 552" draw:type="non-primitive" draw:enhanced-path="M 7 0  L 2 42  L 0 106  L 0 183  L 0 268  L 1 351  L 4 428  L 5 493  L 6 536  L 7 552  N"/>
            </draw:custom-shape>
            <draw:custom-shape draw:style-name="gr38" draw:text-style-name="P2" draw:layer="layout" svg:width="0.128cm" svg:height="0.742cm" svg:x="24.578cm" svg:y="11.399cm">
              <text:p/>
              <draw:enhanced-geometry svg:viewBox="0 0 151 896" draw:type="non-primitive" draw:enhanced-path="M 62 896  L 50 865  L 38 830  L 28 789  L 19 744  L 11 695  L 5 643  L 2 590  L 0 533  L 1 476  L 4 418  L 10 360  L 19 303  L 31 246  L 47 190  L 68 138  L 91 89  L 119 42  L 151 0  N"/>
            </draw:custom-shape>
            <draw:custom-shape draw:style-name="gr38" draw:text-style-name="P2" draw:layer="layout" svg:width="0.232cm" svg:height="1.028cm" svg:x="24.475cm" svg:y="11.399cm">
              <text:p/>
              <draw:enhanced-geometry svg:viewBox="0 0 279 1240" draw:type="non-primitive" draw:enhanced-path="M 279 0  L 250 41  L 223 80  L 198 117  L 174 153  L 152 189  L 131 226  L 112 262  L 95 298  L 79 336  L 64 375  L 51 415  L 39 458  L 30 502  L 21 549  L 15 599  L 9 652  L 4 710  L 2 771  L 1 836  L 0 906  L 1 980  L 3 1061  L 8 1147  L 12 1240  N"/>
            </draw:custom-shape>
            <draw:custom-shape draw:style-name="gr38" draw:text-style-name="P2" draw:layer="layout" svg:width="0.058cm" svg:height="0.721cm" svg:x="24.425cm" svg:y="11.707cm">
              <text:p/>
              <draw:enhanced-geometry svg:viewBox="0 0 73 867" draw:type="non-primitive" draw:enhanced-path="M 73 867  L 62 768  L 51 675  L 41 589  L 31 509  L 24 435  L 17 368  L 11 304  L 7 248  L 3 197  L 1 150  L 0 109  L 1 74  L 3 45  L 7 20  L 12 0  N"/>
            </draw:custom-shape>
            <draw:custom-shape draw:style-name="gr38" draw:text-style-name="P2" draw:layer="layout" svg:width="0.273cm" svg:height="0.381cm" svg:x="24.434cm" svg:y="11.325cm">
              <text:p/>
              <draw:enhanced-geometry svg:viewBox="0 0 328 462" draw:type="non-primitive" draw:enhanced-path="M 0 462  L 17 428  L 47 380  L 85 324  L 129 261  L 176 198  L 222 137  L 264 83  L 297 40  L 320 10  L 328 0  N"/>
            </draw:custom-shape>
            <draw:custom-shape draw:style-name="gr38" draw:text-style-name="P2" draw:layer="layout" svg:width="0.903cm" svg:height="0.327cm" svg:x="23.766cm" svg:y="11.263cm">
              <text:p/>
              <draw:enhanced-geometry svg:viewBox="0 0 1086 396" draw:type="non-primitive" draw:enhanced-path="M 0 0  L 7 26  L 15 52  L 24 79  L 34 107  L 46 134  L 60 161  L 75 188  L 92 214  L 110 239  L 130 263  L 153 285  L 178 307  L 204 326  L 233 344  L 265 359  L 299 373  L 335 383  L 374 390  L 416 394  L 460 396  L 509 394  L 559 387  L 613 377  L 670 364  L 731 345  L 794 322  L 862 295  L 932 262  L 1007 223  L 1086 180  N"/>
            </draw:custom-shape>
            <draw:custom-shape draw:style-name="gr38" draw:text-style-name="P2" draw:layer="layout" svg:width="0.173cm" svg:height="0.223cm" svg:x="25.396cm" svg:y="12.437cm">
              <text:p/>
              <draw:enhanced-geometry svg:viewBox="0 0 210 274" draw:type="non-primitive" draw:enhanced-path="M 210 274  L 176 196  L 149 130  L 127 77  L 104 37  L 78 11  L 44 0  L 0 4  N"/>
            </draw:custom-shape>
            <draw:custom-shape draw:style-name="gr38" draw:text-style-name="P2" draw:layer="layout" svg:width="0.195cm" svg:height="0.087cm" svg:x="25.2cm" svg:y="12.349cm">
              <text:p/>
              <draw:enhanced-geometry svg:viewBox="0 0 236 105" draw:type="non-primitive" draw:enhanced-path="M 236 105  L 149 101  L 73 63  L 20 20  L 0 0  N"/>
            </draw:custom-shape>
            <draw:custom-shape draw:style-name="gr38" draw:text-style-name="P2" draw:layer="layout" svg:width="0.369cm" svg:height="0.928cm" svg:x="24.926cm" svg:y="12.536cm">
              <text:p/>
              <draw:enhanced-geometry svg:viewBox="0 0 447 1118" draw:type="non-primitive" draw:enhanced-path="M 447 1118  L 437 1086  L 424 1046  L 407 998  L 386 945  L 364 888  L 340 824  L 314 758  L 287 691  L 258 622  L 230 551  L 202 481  L 174 413  L 146 347  L 119 283  L 95 224  L 73 170  L 52 122  L 34 81  L 21 47  L 9 21  L 3 5  L 0 0  N"/>
            </draw:custom-shape>
            <draw:custom-shape draw:style-name="gr38" draw:text-style-name="P2" draw:layer="layout" svg:width="0.223cm" svg:height="0.372cm" svg:x="24.926cm" svg:y="12.536cm">
              <text:p/>
              <draw:enhanced-geometry svg:viewBox="0 0 270 448" draw:type="non-primitive" draw:enhanced-path="M 0 0  L 48 68  L 86 130  L 116 188  L 138 239  L 158 285  L 176 327  L 193 364  L 213 396  L 238 423  L 270 448  N"/>
            </draw:custom-shape>
            <draw:custom-shape draw:style-name="gr38" draw:text-style-name="P2" draw:layer="layout" svg:width="0.245cm" svg:height="0.443cm" svg:x="25.15cm" svg:y="12.909cm">
              <text:p/>
              <draw:enhanced-geometry svg:viewBox="0 0 295 536" draw:type="non-primitive" draw:enhanced-path="M 0 0  L 31 25  L 62 59  L 92 101  L 122 149  L 150 202  L 177 257  L 203 315  L 228 373  L 252 430  L 275 485  L 295 536  N"/>
            </draw:custom-shape>
            <draw:custom-shape draw:style-name="gr39" draw:text-style-name="P2" draw:layer="layout" svg:width="4.47cm" svg:height="3.297cm" svg:x="21.29cm" svg:y="9.04cm">
              <text:p/>
              <draw:enhanced-geometry svg:viewBox="0 0 5391 3976" draw:type="non-primitive" draw:enhanced-path="M 5188 2558  L 5172 2606  L 5158 2659  L 5147 2717  L 5138 2777  L 5132 2839  L 5129 2901  L 5129 2962  L 5133 3021  L 5141 3077  L 5155 3126  L 5172 3171  L 5172 3171  L 5204 3236  L 5219 3289  L 5221 3337  L 5205 3386  L 5170 3442  L 5113 3515  L 5113 3515  L 5084 3555  L 5058 3600  L 5034 3647  L 5011 3697  L 4989 3747  L 4967 3794  L 4943 3839  L 4918 3881  L 4891 3916  L 4861 3946  L 4826 3966  L 4786 3976  L 4741 3976  L 4741 3976  L 4703 3966  L 4664 3948  L 4622 3921  L 4580 3888  L 4538 3849  L 4495 3804  L 4455 3756  L 4414 3706  L 4375 3653  L 4339 3600  L 4305 3546  L 4275 3495  L 4249 3446  L 4227 3399  L 4209 3357  L 4198 3321  L 4192 3291  L 4192 3291  L 4183 3238  L 4167 3174  L 4147 3102  L 4122 3026  L 4096 2950  L 4071 2879  L 4048 2816  L 4030 2767  L 4017 2734  L 4012 2722  L 4012 2722  L 3962 2757  L 3907 2789  L 3847 2819  L 3785 2846  L 3719 2870  L 3655 2891  L 3590 2909  L 3527 2924  L 3466 2935  L 3409 2944  L 3358 2949  L 3313 2950  L 3274 2948  L 3245 2942  L 3225 2932  L 3225 2932  L 3177 2865  L 3145 2776  L 3127 2696  L 3122 2664  L 3122 2664  L 3072 2683  L 3013 2699  L 2950 2709  L 2883 2714  L 2817 2714  L 2754 2709  L 2699 2699  L 2652 2683  L 2619 2660  L 2601 2633  L 2601 2633  L 2583 2533  L 2583 2455  L 2585 2425  L 2585 2425  L 2504 2214  L 2540 2178  L 2479 2147  L 2485 2016  L 2485 2016  L 2435 1998  L 2405 1971  L 2395 1913  L 2395 1913  L 2396 1877  L 2401 1825  L 2408 1762  L 2416 1691  L 2421 1618  L 2427 1548  L 2429 1484  L 2427 1432  L 2419 1396  L 2419 1396  L 2383 1328  L 2345 1285  L 2329 1270  L 2329 1270  L 2272 1279  L 2209 1288  L 2140 1299  L 2067 1309  L 1994 1320  L 1919 1330  L 1845 1340  L 1775 1351  L 1708 1360  L 1647 1369  L 1594 1376  L 1551 1381  L 1517 1387  L 1496 1389  L 1489 1390  L 1489 1390  L 1581 1423  L 1658 1462  L 1722 1502  L 1773 1543  L 1813 1579  L 1840 1609  L 1856 1629  L 1860 1636  L 1860 1636  L 1865 1687  L 1865 1742  L 1859 1802  L 1849 1866  L 1835 1932  L 1819 1999  L 1800 2068  L 1780 2137  L 1757 2205  L 1735 2271  L 1711 2335  L 1688 2396  L 1665 2453  L 1644 2505  L 1625 2550  L 1607 2590  L 1593 2623  L 1582 2647  L 1575 2661  L 1573 2667  L 1573 2667  L 1501 2641  L 1435 2611  L 1370 2581  L 1310 2548  L 1254 2513  L 1200 2478  L 1150 2441  L 1102 2403  L 1058 2365  L 1016 2325  L 978 2287  L 940 2248  L 906 2210  L 876 2172  L 846 2135  L 819 2100  L 793 2066  L 770 2034  L 749 2004  L 729 1975  L 711 1951  L 694 1927  L 678 1908  L 678 1908  L 652 1876  L 620 1838  L 585 1795  L 544 1748  L 502 1698  L 457 1645  L 412 1592  L 365 1539  L 320 1485  L 276 1434  L 234 1387  L 196 1343  L 161 1303  L 131 1270  L 107 1245  L 107 1245  L 84 1211  L 62 1168  L 45 1116  L 31 1058  L 18 994  L 10 929  L 3 863  L 0 800  L 0 740  L 1 685  L 6 640  L 12 604  L 12 604  L 32 543  L 58 500  L 98 472  L 161 459  L 250 455  L 250 455  L 272 455  L 299 455  L 331 455  L 370 455  L 413 457  L 460 458  L 511 458  L 567 459  L 626 460  L 687 461  L 751 462  L 817 464  L 884 466  L 953 468  L 1022 470  L 1092 472  L 1161 475  L 1231 478  L 1299 480  L 1366 484  L 1431 487  L 1494 491  L 1555 495  L 1612 500  L 1667 503  L 1716 509  L 1763 513  L 1805 519  L 1841 523  L 1873 529  L 1873 529  L 1957 547  L 2041 564  L 2121 581  L 2198 597  L 2267 610  L 2330 623  L 2381 633  L 2419 641  L 2444 646  L 2452 648  L 2452 648  L 2474 606  L 2497 560  L 2521 511  L 2547 461  L 2576 409  L 2607 358  L 2643 307  L 2683 259  L 2728 213  L 2778 170  L 2778 170  L 2805 153  L 2838 135  L 2875 118  L 2916 102  L 2961 86  L 3009 72  L 3061 58  L 3114 46  L 3169 36  L 3227 25  L 3286 17  L 3346 11  L 3406 5  L 3466 2  L 3526 0  L 3584 2  L 3642 4  L 3698 8  L 3751 16  L 3802 25  L 3849 38  L 3894 53  L 3894 53  L 3942 74  L 3991 102  L 4042 136  L 4091 176  L 4142 219  L 4193 265  L 4243 315  L 4292 366  L 4338 418  L 4383 470  L 4426 521  L 4467 570  L 4503 616  L 4537 660  L 4565 699  L 4590 733  L 4611 760  L 4625 781  L 4636 794  L 4638 798  L 4638 798  L 4735 824  L 4802 862  L 4844 905  L 4865 948  L 4874 985  L 4875 1012  L 4874 1022  L 4874 1022  L 4958 1107  L 5020 1175  L 5064 1228  L 5096 1271  L 5116 1308  L 5132 1340  L 5145 1373  L 5159 1410  L 5159 1410  L 5181 1472  L 5196 1515  L 5221 1558  L 5277 1619  L 5277 1619  L 5308 1653  L 5334 1691  L 5356 1734  L 5373 1782  L 5386 1834  L 5391 1889  L 5390 1948  L 5380 2009  L 5363 2074  L 5336 2141  L 5336 2141  L 5295 2235  L 5261 2322  L 5234 2400  L 5213 2464  L 5199 2515  L 5190 2547  L 5188 2558  L 5188 2558  L 5188 2558  Z N"/>
            </draw:custom-shape>
            <draw:custom-shape draw:style-name="gr40" draw:text-style-name="P2" draw:layer="layout" svg:width="0.742cm" svg:height="0.746cm" svg:x="23.882cm" svg:y="10.74cm">
              <text:p/>
              <draw:enhanced-geometry svg:viewBox="0 0 899 900" draw:type="non-primitive" draw:enhanced-path="M 0 614  L 5 646  L 23 726  L 55 815  L 103 882  L 103 882  L 121 892  L 148 898  L 183 900  L 224 900  L 271 895  L 322 889  L 379 878  L 436 866  L 498 850  L 559 831  L 621 810  L 681 786  L 741 760  L 797 730  L 849 698  L 898 664  L 898 664  L 899 643  L 891 589  L 874 507  L 847 405  L 847 405  L 832 357  L 821 319  L 813 286  L 806 254  L 802 214  L 797 163  L 793 94  L 787 0  L 787 0  L 774 23  L 753 48  L 727 76  L 696 107  L 658 140  L 616 176  L 571 213  L 522 250  L 471 290  L 418 329  L 364 369  L 310 408  L 254 446  L 200 483  L 147 518  L 95 552  L 46 584  L 0 614  L 0 614  L 0 614  Z N"/>
            </draw:custom-shape>
            <draw:custom-shape draw:style-name="gr41" draw:text-style-name="P2" draw:layer="layout" svg:width="0.65cm" svg:height="0.51cm" svg:x="23.882cm" svg:y="10.74cm">
              <text:p/>
              <draw:enhanced-geometry svg:viewBox="0 0 787 614" draw:type="non-primitive" draw:enhanced-path="M 787 0  L 774 23  L 753 48  L 727 76  L 696 107  L 658 140  L 616 176  L 571 213  L 522 250  L 471 290  L 418 329  L 364 369  L 310 408  L 254 446  L 200 483  L 147 518  L 95 552  L 46 584  L 0 614  N"/>
            </draw:custom-shape>
            <draw:custom-shape draw:style-name="gr40" draw:text-style-name="P2" draw:layer="layout" svg:width="1.074cm" svg:height="1.115cm" svg:x="21.763cm" svg:y="10.039cm">
              <text:p/>
              <draw:enhanced-geometry svg:viewBox="0 0 1298 1344" draw:type="non-primitive" draw:enhanced-path="M 917 184  L 1010 217  L 1089 256  L 1154 296  L 1206 337  L 1246 373  L 1273 403  L 1289 423  L 1293 430  L 1293 430  L 1298 480  L 1296 535  L 1291 595  L 1281 659  L 1266 725  L 1248 795  L 1248 795  L 1235 795  L 1204 794  L 1156 789  L 1096 777  L 1028 761  L 956 738  L 882 707  L 813 668  L 813 668  L 744 627  L 691 606  L 655 605  L 632 621  L 624 653  L 631 698  L 650 757  L 650 757  L 670 793  L 697 834  L 730 877  L 768 922  L 810 969  L 854 1015  L 897 1063  L 939 1109  L 979 1154  L 1011 1197  L 1039 1238  L 1058 1275  L 1067 1308  L 1067 1308  L 1066 1330  L 1057 1341  L 1041 1344  L 1019 1339  L 991 1325  L 958 1306  L 921 1280  L 880 1249  L 837 1215  L 791 1177  L 742 1136  L 693 1094  L 644 1051  L 594 1007  L 546 965  L 546 965  L 519 939  L 490 907  L 460 872  L 431 834  L 399 791  L 369 746  L 337 698  L 306 648  L 275 597  L 245 545  L 215 493  L 187 441  L 159 389  L 133 339  L 108 290  L 86 243  L 65 199  L 47 158  L 33 121  L 19 87  L 9 59  L 3 35  L 0 17  L 0 4  L 4 0  L 12 1  L 25 11  L 25 11  L 52 32  L 86 51  L 124 69  L 168 87  L 217 103  L 270 118  L 326 131  L 383 142  L 443 154  L 506 163  L 568 171  L 629 176  L 691 182  L 751 184  L 810 187  L 865 187  L 917 184  L 917 184  L 917 184  Z N"/>
            </draw:custom-shape>
            <draw:custom-shape draw:style-name="gr42" draw:text-style-name="P2" draw:layer="layout" svg:width="0.543cm" svg:height="0.211cm" svg:x="24.802cm" svg:y="9.695cm">
              <text:p/>
              <draw:enhanced-geometry svg:viewBox="0 0 657 255" draw:type="non-primitive" draw:enhanced-path="M 382 0  L 477 25  L 545 59  L 593 98  L 623 139  L 640 178  L 648 213  L 653 239  L 657 255  L 657 255  L 620 248  L 572 240  L 519 234  L 459 227  L 395 221  L 329 217  L 263 213  L 199 213  L 138 215  L 82 222  L 34 232  L 34 232  L 7 237  L 0 231  L 10 218  L 35 197  L 70 172  L 114 144  L 163 115  L 212 85  L 261 58  L 305 34  L 343 16  L 370 4  L 382 0  L 382 0  L 382 0  Z N"/>
            </draw:custom-shape>
            <draw:custom-shape draw:style-name="gr40" draw:text-style-name="P2" draw:layer="layout" svg:width="1.779cm" svg:height="0.6cm" svg:x="21.534cm" svg:y="9.525cm">
              <text:p/>
              <draw:enhanced-geometry svg:viewBox="0 0 2145 728" draw:type="non-primitive" draw:enhanced-path="M 2145 65  L 2132 147  L 2119 232  L 2106 316  L 2094 396  L 2084 472  L 2074 539  L 2066 596  L 2060 640  L 2057 668  L 2055 677  L 2055 677  L 2049 678  L 2032 679  L 2006 682  L 1970 684  L 1926 687  L 1875 691  L 1817 695  L 1755 700  L 1688 704  L 1617 708  L 1544 712  L 1471 716  L 1396 720  L 1321 722  L 1249 725  L 1178 727  L 1111 728  L 1049 728  L 991 727  L 939 725  L 895 721  L 895 721  L 845 714  L 800 703  L 761 691  L 729 675  L 703 658  L 683 641  L 671 623  L 666 606  L 670 589  L 681 575  L 700 563  L 730 553  L 767 547  L 815 546  L 872 549  L 939 557  L 939 557  L 1009 565  L 1067 566  L 1111 561  L 1144 550  L 1166 536  L 1179 518  L 1183 497  L 1180 476  L 1169 454  L 1153 434  L 1131 415  L 1105 399  L 1077 387  L 1045 381  L 1014 379  L 1014 379  L 987 381  L 953 377  L 910 373  L 861 365  L 808 355  L 749 342  L 688 329  L 623 314  L 558 297  L 491 280  L 425 261  L 361 241  L 299 222  L 240 203  L 184 183  L 136 163  L 92 144  L 55 126  L 28 109  L 9 93  L 0 78  L 2 65  L 2 65  L 12 57  L 29 49  L 53 42  L 85 37  L 121 31  L 164 25  L 213 21  L 265 16  L 321 13  L 382 9  L 447 7  L 512 5  L 581 3  L 653 1  L 725 1  L 798 0  L 871 0  L 945 0  L 1017 1  L 1088 3  L 1159 4  L 1225 5  L 1291 7  L 1353 9  L 1412 12  L 1466 15  L 1517 18  L 1561 21  L 1602 24  L 1635 29  L 1663 32  L 1684 37  L 1684 37  L 1755 50  L 1831 59  L 1908 65  L 1981 67  L 2046 67  L 2098 67  L 2133 66  L 2145 65  L 2145 65  L 2145 65  Z N"/>
            </draw:custom-shape>
            <draw:custom-shape draw:style-name="gr40" draw:text-style-name="P2" draw:layer="layout" svg:width="0.705cm" svg:height="0.812cm" svg:x="24.52cm" svg:y="9.919cm">
              <text:p/>
              <draw:enhanced-geometry svg:viewBox="0 0 851 977" draw:type="non-primitive" draw:enhanced-path="M 0 977  L 0 901  L 4 826  L 7 755  L 13 686  L 21 620  L 29 557  L 40 496  L 51 438  L 66 382  L 81 332  L 98 284  L 116 239  L 136 198  L 159 161  L 182 128  L 208 100  L 234 75  L 262 54  L 292 38  L 324 27  L 357 20  L 357 20  L 418 14  L 482 8  L 547 4  L 610 1  L 669 0  L 725 1  L 771 2  L 809 6  L 837 10  L 851 17  L 851 25  L 834 35  L 834 35  L 780 58  L 729 79  L 687 102  L 664 123  L 665 146  L 699 169  L 699 169  L 744 195  L 773 223  L 783 250  L 769 270  L 727 279  L 654 274  L 654 274  L 602 265  L 553 255  L 506 248  L 463 246  L 424 249  L 387 261  L 355 285  L 326 320  L 303 371  L 282 438  L 282 438  L 263 508  L 236 577  L 205 646  L 171 712  L 136 773  L 102 830  L 71 878  L 42 919  L 20 950  L 5 970  L 0 977  L 0 977  L 0 977  Z N"/>
            </draw:custom-shape>
            <draw:custom-shape draw:style-name="gr41" draw:text-style-name="P2" draw:layer="layout" svg:width="0.046cm" svg:height="0.472cm" svg:x="24.52cm" svg:y="10.259cm">
              <text:p/>
              <draw:enhanced-geometry svg:viewBox="0 0 57 567" draw:type="non-primitive" draw:enhanced-path="M 0 567  L 0 502  L 3 439  L 5 377  L 10 317  L 14 259  L 21 202  L 29 148  L 37 96  L 47 46  L 57 0  N"/>
            </draw:custom-shape>
            <draw:custom-shape draw:style-name="gr40" draw:text-style-name="P2" draw:layer="layout" svg:width="0.813cm" svg:height="1.679cm" svg:x="24.694cm" svg:y="10.449cm">
              <text:p/>
              <draw:enhanced-geometry svg:viewBox="0 0 982 2025" draw:type="non-primitive" draw:enhanced-path="M 551 2025  L 521 1978  L 492 1929  L 464 1878  L 436 1823  L 409 1767  L 382 1709  L 357 1649  L 332 1588  L 307 1526  L 285 1462  L 262 1399  L 240 1334  L 219 1270  L 199 1207  L 180 1142  L 160 1079  L 143 1016  L 126 955  L 111 895  L 96 838  L 82 781  L 69 727  L 57 675  L 46 626  L 37 580  L 28 535  L 20 496  L 14 460  L 9 427  L 4 397  L 2 374  L 0 354  L 0 340  L 0 340  L 3 323  L 15 310  L 36 300  L 62 293  L 94 288  L 130 284  L 172 283  L 216 281  L 262 281  L 311 279  L 361 277  L 410 274  L 459 268  L 507 262  L 553 253  L 595 239  L 633 223  L 668 203  L 697 178  L 719 147  L 735 112  L 743 70  L 743 70  L 746 39  L 750 17  L 753 5  L 757 0  L 760 5  L 765 16  L 768 34  L 772 58  L 776 88  L 780 122  L 785 162  L 789 205  L 794 251  L 798 300  L 803 351  L 808 403  L 812 457  L 817 511  L 821 564  L 827 616  L 831 667  L 836 715  L 841 761  L 846 804  L 852 842  L 856 877  L 862 906  L 862 906  L 873 962  L 887 1019  L 901 1076  L 917 1134  L 932 1192  L 947 1250  L 959 1305  L 970 1359  L 978 1413  L 982 1462  L 982 1510  L 977 1553  L 966 1593  L 966 1593  L 940 1645  L 900 1701  L 851 1759  L 794 1816  L 736 1870  L 680 1920  L 629 1963  L 588 1995  L 561 2017  L 551 2025  L 551 2025  L 551 2025  Z N"/>
            </draw:custom-shape>
            <draw:custom-shape draw:style-name="gr41" draw:text-style-name="P2" draw:layer="layout" svg:width="0.103cm" svg:height="0.319cm" svg:x="23.289cm" svg:y="10.205cm">
              <text:p/>
              <draw:enhanced-geometry svg:viewBox="0 0 125 386" draw:type="non-primitive" draw:enhanced-path="M 0 386  L 29 309  L 59 235  L 86 166  L 107 105  L 122 54  L 125 19  L 115 0  N"/>
            </draw:custom-shape>
            <draw:custom-shape draw:style-name="gr43" draw:text-style-name="P2" draw:layer="layout" svg:width="0.153cm" svg:height="0.107cm" svg:x="23.231cm" svg:y="10.098cm">
              <text:p/>
              <draw:enhanced-geometry svg:viewBox="0 0 185 128" draw:type="non-primitive" draw:enhanced-path="M 185 128  L 151 74  L 89 34  L 27 9  L 0 0  N"/>
            </draw:custom-shape>
            <draw:custom-shape draw:style-name="gr43" draw:text-style-name="P2" draw:layer="layout" svg:width="0.452cm" svg:height="0.062cm" svg:x="23.567cm" svg:y="10.143cm">
              <text:p/>
              <draw:enhanced-geometry svg:viewBox="0 0 547 73" draw:type="non-primitive" draw:enhanced-path="M 0 31  L 75 15  L 148 5  L 217 0  L 280 1  L 340 6  L 394 15  L 443 26  L 485 40  L 520 56  L 547 73  N"/>
            </draw:custom-shape>
            <draw:custom-shape draw:style-name="gr44" draw:text-style-name="P2" draw:layer="layout" svg:width="0.347cm" svg:height="0.104cm" svg:x="23.587cm" svg:y="10.217cm">
              <text:p/>
              <draw:enhanced-geometry svg:viewBox="0 0 420 128" draw:type="non-primitive" draw:enhanced-path="M 420 85  L 361 56  L 299 32  L 234 16  L 170 6  L 107 0  L 50 2  L 0 6  L 0 6  L 50 57  L 60 106  L 56 128  L 56 128  L 161 110  L 249 98  L 321 91  L 374 88  L 407 86  L 420 85  L 420 85  L 420 85  Z N"/>
            </draw:custom-shape>
            <draw:custom-shape draw:style-name="gr10" draw:text-style-name="P2" draw:layer="layout" svg:width="0.347cm" svg:height="0.104cm" svg:x="23.587cm" svg:y="10.217cm">
              <text:p/>
              <draw:enhanced-geometry svg:viewBox="0 0 420 128" draw:type="non-primitive" draw:enhanced-path="M 420 85  L 361 56  L 299 32  L 234 16  L 170 6  L 107 0  L 50 2  L 0 6  L 0 6  L 50 57  L 60 106  L 56 128  L 56 128  L 161 110  L 249 98  L 321 91  L 374 88  L 407 86  L 420 85  L 420 85  L 420 85  N"/>
            </draw:custom-shape>
            <draw:custom-shape draw:style-name="gr41" draw:text-style-name="P2" draw:layer="layout" svg:width="0.144cm" svg:height="0.007cm" svg:x="23.393cm" svg:y="10.969cm">
              <text:p/>
              <draw:enhanced-geometry svg:viewBox="0 0 172 14" draw:type="non-primitive" draw:enhanced-path="M 172 14  L 92 11  L 27 3  L 0 0  N"/>
            </draw:custom-shape>
            <draw:custom-shape draw:style-name="gr41" draw:text-style-name="P2" draw:layer="layout" svg:width="0.24cm" svg:height="0.008cm" svg:x="23.388cm" svg:y="10.86cm">
              <text:p/>
              <draw:enhanced-geometry svg:viewBox="0 0 291 11" draw:type="non-primitive" draw:enhanced-path="M 0 0  L 81 10  L 176 11  L 257 9  L 291 8  N"/>
            </draw:custom-shape>
            <draw:custom-shape draw:style-name="gr41" draw:text-style-name="P2" draw:layer="layout" svg:width="0.094cm" svg:height="0.016cm" svg:x="23.384cm" svg:y="10.678cm">
              <text:p/>
              <draw:enhanced-geometry svg:viewBox="0 0 114 21" draw:type="non-primitive" draw:enhanced-path="M 114 21  L 68 0  L 22 7  L 0 15  N"/>
            </draw:custom-shape>
            <draw:custom-shape draw:style-name="gr41" draw:text-style-name="P2" draw:layer="layout" svg:width="0.078cm" svg:height="0.108cm" svg:x="23.488cm" svg:y="10.599cm">
              <text:p/>
              <draw:enhanced-geometry svg:viewBox="0 0 94 128" draw:type="non-primitive" draw:enhanced-path="M 0 0  L 69 33  L 94 76  L 58 128  N"/>
            </draw:custom-shape>
            <draw:custom-shape draw:style-name="gr41" draw:text-style-name="P2" draw:layer="layout" svg:width="0.165cm" svg:height="0.206cm" svg:x="23.587cm" svg:y="10.595cm">
              <text:p/>
              <draw:enhanced-geometry svg:viewBox="0 0 200 249" draw:type="non-primitive" draw:enhanced-path="M 0 0  L 63 39  L 121 92  L 166 151  L 196 207  L 200 249  N"/>
            </draw:custom-shape>
            <draw:custom-shape draw:style-name="gr41" draw:text-style-name="P2" draw:layer="layout" svg:width="0.086cm" svg:height="0.216cm" svg:x="23.666cm" svg:y="10.802cm">
              <text:p/>
              <draw:enhanced-geometry svg:viewBox="0 0 107 263" draw:type="non-primitive" draw:enhanced-path="M 107 0  L 83 64  L 47 152  L 14 230  L 0 263  N"/>
            </draw:custom-shape>
            <draw:custom-shape draw:style-name="gr45" draw:text-style-name="P2" draw:layer="layout" svg:width="1.969cm" svg:height="1.347cm" svg:x="23.189cm" svg:y="8.949cm">
              <text:p/>
              <draw:enhanced-geometry svg:viewBox="0 0 2374 1625" draw:type="non-primitive" draw:enhanced-path="M 2374 890  L 2332 948  L 2300 1025  L 2277 1101  L 2265 1159  L 2260 1182  L 2260 1182  L 2185 1198  L 2108 1214  L 2034 1230  L 1965 1246  L 1905 1264  L 1857 1282  L 1823 1302  L 1804 1326  L 1804 1326  L 1781 1397  L 1747 1493  L 1718 1576  L 1705 1611  L 1705 1611  L 1507 1625  L 1507 1625  L 1506 1538  L 1490 1459  L 1464 1388  L 1431 1326  L 1394 1274  L 1356 1231  L 1321 1197  L 1292 1173  L 1272 1159  L 1265 1154  L 1265 1154  L 1293 1087  L 1320 1019  L 1345 952  L 1368 885  L 1388 820  L 1406 758  L 1421 703  L 1431 652  L 1438 607  L 1440 571  L 1437 544  L 1429 528  L 1429 528  L 1419 524  L 1399 523  L 1371 525  L 1336 529  L 1294 536  L 1247 545  L 1193 555  L 1136 568  L 1074 580  L 1009 595  L 942 609  L 873 623  L 803 637  L 733 652  L 663 664  L 594 676  L 527 687  L 463 696  L 401 703  L 345 707  L 293 709  L 246 709  L 206 705  L 206 705  L 179 665  L 147 607  L 112 540  L 79 469  L 48 401  L 24 345  L 7 305  L 0 292  L 0 292  L 5 291  L 20 287  L 45 282  L 78 275  L 120 267  L 167 257  L 222 245  L 282 233  L 346 220  L 415 206  L 486 191  L 561 176  L 638 160  L 715 146  L 793 130  L 870 114  L 946 99  L 1019 85  L 1091 70  L 1158 57  L 1222 45  L 1281 34  L 1333 23  L 1379 16  L 1419 9  L 1449 3  L 1472 1  L 1484 0  L 1484 0  L 1506 4  L 1542 18  L 1589 39  L 1645 66  L 1708 99  L 1776 134  L 1846 173  L 1916 211  L 1984 249  L 2049 285  L 2105 317  L 2154 345  L 2191 366  L 2216 380  L 2224 384  L 2224 384  L 2374 890  L 2374 890  Z N"/>
            </draw:custom-shape>
            <draw:custom-shape draw:style-name="gr44" draw:text-style-name="P2" draw:layer="layout" svg:width="0.091cm" svg:height="0.115cm" svg:x="23.293cm" svg:y="10.193cm">
              <text:p/>
              <draw:enhanced-geometry svg:viewBox="0 0 107 141" draw:type="non-primitive" draw:enhanced-path="M 13 141  L 99 128  L 107 63  L 0 0  L 13 141  L 13 141  Z N"/>
            </draw:custom-shape>
            <draw:custom-shape draw:style-name="gr10" draw:text-style-name="P2" draw:layer="layout" svg:width="0.091cm" svg:height="0.115cm" svg:x="23.293cm" svg:y="10.193cm">
              <text:p/>
              <draw:enhanced-geometry svg:viewBox="0 0 107 141" draw:type="non-primitive" draw:enhanced-path="M 13 141  L 99 128  L 107 63  L 0 0  L 13 141  L 13 141  N"/>
            </draw:custom-shape>
            <draw:custom-shape draw:style-name="gr35" draw:text-style-name="P2" draw:layer="layout" svg:width="0.991cm" svg:height="1.521cm" svg:x="23.479cm" svg:y="14.46cm">
              <text:p/>
              <draw:enhanced-geometry svg:viewBox="0 0 1196 1834" draw:type="non-primitive" draw:enhanced-path="M 124 0  L 162 20  L 204 45  L 249 74  L 298 108  L 349 145  L 402 185  L 455 227  L 511 270  L 565 314  L 618 358  L 670 401  L 720 443  L 768 483  L 812 519  L 852 553  L 889 582  L 919 606  L 943 625  L 961 638  L 961 638  L 1001 656  L 1038 664  L 1072 668  L 1100 678  L 1124 702  L 1141 745  L 1150 815  L 1150 815  L 1153 869  L 1157 929  L 1160 991  L 1165 1056  L 1168 1123  L 1173 1190  L 1177 1254  L 1181 1317  L 1185 1373  L 1188 1424  L 1193 1467  L 1196 1502  L 1196 1502  L 1194 1544  L 1182 1592  L 1159 1640  L 1128 1689  L 1089 1734  L 1044 1774  L 993 1806  L 937 1827  L 880 1834  L 880 1834  L 855 1829  L 829 1815  L 801 1791  L 773 1759  L 744 1721  L 714 1675  L 685 1626  L 656 1571  L 626 1514  L 597 1454  L 567 1391  L 539 1329  L 512 1266  L 486 1204  L 461 1145  L 437 1087  L 415 1034  L 394 984  L 376 941  L 360 904  L 347 873  L 335 852  L 335 852  L 273 756  L 218 669  L 170 589  L 129 514  L 95 448  L 67 386  L 45 331  L 26 281  L 14 236  L 5 196  L 2 162  L 0 132  L 3 105  L 7 82  L 14 63  L 23 47  L 34 34  L 46 24  L 57 15  L 69 10  L 82 5  L 93 3  L 103 0  L 111 0  L 118 0  L 123 0  L 124 0  L 124 0  L 124 0  Z N"/>
            </draw:custom-shape>
            <draw:custom-shape draw:style-name="gr46" draw:text-style-name="P2" draw:layer="layout" svg:width="5.992cm" svg:height="4.598cm" svg:x="18.391cm" svg:y="11.934cm">
              <text:p/>
              <draw:enhanced-geometry svg:viewBox="0 0 7225 5543" draw:type="non-primitive" draw:enhanced-path="M 4513 1096  L 4537 1119  L 4563 1145  L 4591 1173  L 4622 1205  L 4654 1239  L 4688 1276  L 4725 1315  L 4762 1355  L 4800 1398  L 4840 1444  L 4882 1490  L 4924 1538  L 4967 1586  L 5010 1636  L 5054 1687  L 5099 1738  L 5144 1790  L 5190 1843  L 5234 1895  L 5279 1949  L 5324 2001  L 5368 2054  L 5413 2106  L 5457 2157  L 5499 2208  L 5540 2256  L 5581 2305  L 5621 2353  L 5659 2398  L 5695 2441  L 5730 2484  L 5764 2523  L 5796 2561  L 5826 2597  L 5853 2630  L 5879 2659  L 5901 2686  L 5922 2711  L 5940 2732  L 5955 2750  L 5967 2763  L 5976 2775  L 5976 2775  L 6007 2810  L 6043 2852  L 6081 2897  L 6122 2946  L 6164 2997  L 6203 3049  L 6241 3100  L 6275 3148  L 6304 3193  L 6326 3235  L 6340 3270  L 6340 3270  L 6355 3307  L 6379 3345  L 6409 3385  L 6443 3425  L 6481 3470  L 6519 3515  L 6556 3562  L 6592 3613  L 6622 3665  L 6647 3721  L 6647 3721  L 6659 3757  L 6672 3800  L 6684 3849  L 6697 3901  L 6710 3957  L 6724 4015  L 6739 4074  L 6753 4134  L 6769 4193  L 6787 4251  L 6805 4305  L 6826 4357  L 6848 4403  L 6871 4445  L 6897 4480  L 6924 4507  L 6955 4527  L 6955 4527  L 7035 4573  L 7103 4627  L 7156 4681  L 7193 4728  L 7217 4762  L 7225 4775  L 7225 4775  L 7135 4874  L 7072 4931  L 7036 4957  L 7025 4964  L 7025 4964  L 6984 5035  L 6940 5099  L 6896 5156  L 6849 5206  L 6802 5250  L 6756 5288  L 6709 5322  L 6663 5352  L 6618 5377  L 6575 5398  L 6534 5417  L 6495 5433  L 6459 5448  L 6427 5460  L 6399 5473  L 6399 5473  L 6387 5477  L 6369 5483  L 6346 5488  L 6319 5493  L 6287 5498  L 6252 5503  L 6212 5508  L 6169 5514  L 6123 5518  L 6074 5523  L 6022 5527  L 5968 5531  L 5912 5534  L 5853 5537  L 5792 5540  L 5730 5541  L 5667 5543  L 5603 5543  L 5537 5543  L 5471 5542  L 5406 5541  L 5340 5537  L 5274 5534  L 5209 5529  L 5146 5524  L 5082 5517  L 5020 5509  L 4959 5500  L 4900 5490  L 4843 5477  L 4788 5465  L 4736 5450  L 4687 5434  L 4641 5416  L 4597 5397  L 4557 5377  L 4522 5354  L 4489 5330  L 4489 5330  L 4462 5304  L 4435 5271  L 4407 5234  L 4377 5191  L 4348 5144  L 4320 5091  L 4290 5037  L 4261 4979  L 4231 4919  L 4203 4858  L 4175 4796  L 4146 4733  L 4120 4670  L 4094 4608  L 4069 4547  L 4045 4488  L 4022 4432  L 4000 4378  L 3981 4328  L 3963 4282  L 3946 4241  L 3931 4205  L 3919 4175  L 3909 4152  L 3900 4135  L 3900 4135  L 3888 4114  L 3873 4081  L 3853 4038  L 3830 3987  L 3804 3929  L 3775 3866  L 3745 3798  L 3713 3727  L 3680 3654  L 3649 3581  L 3616 3508  L 3585 3438  L 3556 3371  L 3529 3309  L 3504 3252  L 3482 3204  L 3465 3163  L 3453 3132  L 3445 3113  L 3442 3106  L 3442 3106  L 3403 3164  L 3363 3221  L 3322 3276  L 3279 3330  L 3236 3382  L 3191 3433  L 3146 3482  L 3102 3530  L 3058 3575  L 3014 3618  L 2971 3659  L 2929 3696  L 2889 3732  L 2851 3765  L 2815 3794  L 2781 3822  L 2749 3845  L 2721 3867  L 2696 3884  L 2674 3899  L 2674 3899  L 2629 3926  L 2591 3951  L 2557 3976  L 2528 4006  L 2506 4046  L 2488 4099  L 2473 4171  L 2463 4265  L 2463 4265  L 2455 4326  L 2440 4387  L 2420 4447  L 2394 4506  L 2366 4563  L 2333 4617  L 2299 4668  L 2264 4715  L 2229 4756  L 2192 4793  L 2158 4822  L 2127 4845  L 2098 4861  L 2074 4867  L 2074 4867  L 1963 4880  L 1867 4889  L 1826 4892  L 1826 4892  L 1752 4926  L 1674 4938  L 1600 4933  L 1532 4919  L 1476 4902  L 1439 4888  L 1425 4881  L 1425 4881  L 1312 4848  L 1245 4811  L 1213 4775  L 1202 4749  L 1202 4738  L 1202 4738  L 1125 4718  L 1055 4685  L 993 4644  L 940 4601  L 896 4560  L 863 4524  L 843 4500  L 836 4490  L 836 4490  L 770 4459  L 726 4404  L 700 4344  L 686 4296  L 683 4277  L 683 4277  L 625 4272  L 569 4261  L 513 4240  L 460 4211  L 407 4172  L 353 4124  L 353 4124  L 302 4062  L 267 4006  L 238 3962  L 204 3933  L 152 3921  L 152 3921  L 83 3910  L 37 3877  L 9 3822  L 0 3744  L 0 3744  L 5 3710  L 19 3663  L 40 3608  L 66 3544  L 97 3478  L 130 3409  L 164 3341  L 196 3275  L 228 3216  L 254 3166  L 276 3128  L 289 3102  L 294 3093  L 294 3093  L 293 3045  L 297 2993  L 307 2938  L 322 2879  L 340 2818  L 362 2755  L 385 2694  L 409 2633  L 435 2574  L 460 2518  L 484 2466  L 505 2417  L 526 2375  L 542 2340  L 553 2313  L 553 2313  L 562 2291  L 576 2262  L 593 2225  L 612 2182  L 634 2133  L 659 2079  L 685 2021  L 714 1960  L 743 1896  L 772 1831  L 803 1766  L 832 1701  L 861 1637  L 889 1575  L 915 1515  L 939 1458  L 960 1408  L 978 1360  L 994 1319  L 1005 1286  L 1013 1260  L 1013 1260  L 1028 1216  L 1052 1163  L 1084 1103  L 1121 1039  L 1162 973  L 1203 907  L 1244 845  L 1283 788  L 1316 740  L 1343 701  L 1360 678  L 1366 668  L 1366 668  L 1411 607  L 1456 547  L 1501 490  L 1547 434  L 1593 381  L 1637 330  L 1680 281  L 1723 236  L 1764 194  L 1802 157  L 1839 123  L 1873 92  L 1905 66  L 1933 45  L 1958 29  L 1981 18  L 1981 18  L 2011 9  L 2052 2  L 2102 0  L 2156 1  L 2216 5  L 2281 12  L 2346 21  L 2412 34  L 2478 47  L 2540 64  L 2599 82  L 2652 101  L 2652 101  L 2700 126  L 2751 159  L 2806 201  L 2860 247  L 2914 297  L 2966 349  L 3016 400  L 3061 449  L 3102 493  L 3135 532  L 3161 561  L 3177 579  L 3182 587  L 3182 587  L 3249 559  L 3314 537  L 3377 521  L 3439 512  L 3498 507  L 3556 506  L 3612 506  L 3667 509  L 3720 512  L 3771 516  L 3771 516  L 3831 522  L 3888 534  L 3943 549  L 3995 569  L 4043 593  L 4092 622  L 4137 656  L 4183 693  L 4183 693  L 4225 735  L 4272 787  L 4321 845  L 4369 905  L 4413 963  L 4453 1015  L 4485 1058  L 4505 1086  L 4513 1096  L 4513 1096  L 4513 1096  Z N"/>
            </draw:custom-shape>
            <draw:custom-shape draw:style-name="gr47" draw:text-style-name="P2" draw:layer="layout" svg:width="0.128cm" svg:height="0.203cm" svg:x="23.52cm" svg:y="14.444cm">
              <text:p/>
              <draw:enhanced-geometry svg:viewBox="0 0 156 247" draw:type="non-primitive" draw:enhanced-path="M 0 0  L 53 71  L 100 138  L 135 198  L 156 247  N"/>
            </draw:custom-shape>
            <draw:custom-shape draw:style-name="gr47" draw:text-style-name="P2" draw:layer="layout" svg:width="0.252cm" svg:height="0.373cm" svg:x="23.649cm" svg:y="14.647cm">
              <text:p/>
              <draw:enhanced-geometry svg:viewBox="0 0 307 451" draw:type="non-primitive" draw:enhanced-path="M 0 0  L 15 37  L 39 75  L 68 115  L 102 155  L 140 200  L 178 245  L 216 292  L 252 343  L 282 395  L 307 451  N"/>
            </draw:custom-shape>
            <draw:custom-shape draw:style-name="gr47" draw:text-style-name="P2" draw:layer="layout" svg:width="0.257cm" svg:height="0.667cm" svg:x="23.902cm" svg:y="15.02cm">
              <text:p/>
              <draw:enhanced-geometry svg:viewBox="0 0 308 806" draw:type="non-primitive" draw:enhanced-path="M 0 0  L 12 36  L 25 79  L 37 127  L 50 180  L 63 235  L 77 293  L 92 353  L 106 412  L 122 472  L 140 528  L 158 584  L 179 636  L 201 682  L 224 724  L 250 759  L 277 786  L 308 806  N"/>
            </draw:custom-shape>
            <draw:custom-shape draw:style-name="gr47" draw:text-style-name="P2" draw:layer="layout" svg:width="0.223cm" svg:height="0.206cm" svg:x="24.16cm" svg:y="15.688cm">
              <text:p/>
              <draw:enhanced-geometry svg:viewBox="0 0 270 248" draw:type="non-primitive" draw:enhanced-path="M 0 0  L 80 46  L 148 100  L 201 154  L 238 201  L 262 235  L 270 248  N"/>
            </draw:custom-shape>
            <draw:custom-shape draw:style-name="gr47" draw:text-style-name="P2" draw:layer="layout" svg:width="0.489cm" svg:height="0.991cm" svg:x="21.625cm" svg:y="15.364cm">
              <text:p/>
              <draw:enhanced-geometry svg:viewBox="0 0 589 1195" draw:type="non-primitive" draw:enhanced-path="M 589 1195  L 562 1169  L 535 1136  L 507 1099  L 477 1056  L 448 1009  L 420 956  L 390 902  L 361 844  L 331 784  L 303 723  L 275 661  L 246 598  L 220 535  L 194 473  L 169 412  L 145 353  L 122 297  L 100 243  L 81 193  L 63 147  L 46 106  L 31 70  L 19 40  L 9 17  L 0 0  N"/>
            </draw:custom-shape>
            <draw:custom-shape draw:style-name="gr47" draw:text-style-name="P2" draw:layer="layout" svg:width="0.38cm" svg:height="0.853cm" svg:x="21.245cm" svg:y="14.51cm">
              <text:p/>
              <draw:enhanced-geometry svg:viewBox="0 0 458 1029" draw:type="non-primitive" draw:enhanced-path="M 458 1029  L 446 1008  L 431 975  L 411 932  L 388 881  L 362 823  L 333 760  L 303 692  L 271 621  L 238 548  L 207 475  L 174 402  L 143 332  L 114 265  L 87 203  L 62 146  L 40 98  L 23 57  L 11 26  L 3 7  L 0 0  N"/>
            </draw:custom-shape>
            <draw:custom-shape draw:style-name="gr47" draw:text-style-name="P2" draw:layer="layout" svg:width="0.634cm" svg:height="0.659cm" svg:x="20.61cm" svg:y="14.51cm">
              <text:p/>
              <draw:enhanced-geometry svg:viewBox="0 0 768 793" draw:type="non-primitive" draw:enhanced-path="M 768 0  L 729 58  L 689 115  L 648 170  L 605 224  L 562 276  L 517 327  L 472 376  L 428 424  L 384 469  L 340 512  L 297 553  L 255 590  L 215 626  L 177 659  L 141 688  L 107 716  L 75 739  L 47 761  L 22 778  L 0 793  N"/>
            </draw:custom-shape>
            <draw:custom-shape draw:style-name="gr35" draw:text-style-name="P2" draw:layer="layout" svg:width="2.218cm" svg:height="3.073cm" svg:x="18.81cm" svg:y="12.42cm">
              <text:p/>
              <draw:enhanced-geometry svg:viewBox="0 0 2677 3703" draw:type="non-primitive" draw:enhanced-path="M 2677 0  L 2627 41  L 2574 83  L 2521 127  L 2468 171  L 2415 215  L 2362 259  L 2311 303  L 2262 346  L 2216 387  L 2173 427  L 2134 463  L 2099 498  L 2070 529  L 2046 556  L 2029 579  L 2029 579  L 2014 602  L 1995 634  L 1973 673  L 1945 721  L 1916 773  L 1884 830  L 1850 888  L 1815 951  L 1779 1014  L 1743 1076  L 1708 1136  L 1674 1195  L 1641 1251  L 1610 1300  L 1582 1345  L 1557 1382  L 1537 1410  L 1521 1429  L 1521 1429  L 1505 1448  L 1486 1475  L 1462 1509  L 1434 1551  L 1403 1598  L 1371 1650  L 1336 1706  L 1299 1764  L 1263 1826  L 1225 1887  L 1187 1949  L 1151 2009  L 1115 2067  L 1081 2122  L 1050 2173  L 1021 2219  L 996 2259  L 973 2292  L 956 2317  L 956 2317  L 934 2351  L 908 2391  L 882 2438  L 854 2489  L 825 2543  L 798 2600  L 770 2657  L 743 2716  L 718 2773  L 694 2828  L 672 2879  L 653 2927  L 637 2968  L 637 2968  L 608 3033  L 573 3086  L 532 3132  L 489 3171  L 446 3206  L 404 3240  L 367 3275  L 367 3275  L 335 3317  L 301 3377  L 267 3447  L 236 3520  L 209 3590  L 186 3648  L 172 3687  L 167 3703  L 167 3703  L 120 3674  L 95 3640  L 85 3602  L 85 3563  L 91 3519  L 95 3472  L 95 3422  L 84 3370  L 84 3370  L 74 3347  L 60 3329  L 47 3316  L 33 3308  L 21 3301  L 9 3297  L 3 3292  L 0 3286  L 4 3275  L 14 3262  L 31 3241  L 58 3214  L 94 3178  L 142 3133  L 201 3075  L 201 3075  L 252 3024  L 299 2973  L 343 2921  L 385 2869  L 425 2817  L 461 2765  L 494 2714  L 525 2663  L 554 2613  L 581 2563  L 605 2516  L 627 2470  L 648 2424  L 666 2381  L 682 2339  L 696 2301  L 710 2265  L 721 2230  L 731 2199  L 731 2199  L 740 2171  L 754 2137  L 770 2097  L 788 2053  L 809 2004  L 832 1951  L 858 1896  L 884 1837  L 912 1777  L 942 1715  L 971 1652  L 1001 1589  L 1031 1527  L 1062 1466  L 1091 1406  L 1119 1348  L 1148 1292  L 1174 1240  L 1199 1193  L 1221 1150  L 1242 1111  L 1260 1080  L 1276 1053  L 1276 1053  L 1296 1013  L 1315 967  L 1336 914  L 1354 858  L 1372 797  L 1389 735  L 1405 670  L 1420 607  L 1434 543  L 1448 483  L 1460 427  L 1471 375  L 1481 328  L 1491 290  L 1498 259  L 1498 259  L 1512 225  L 1532 195  L 1560 166  L 1593 141  L 1635 121  L 1684 103  L 1741 89  L 1804 78  L 1875 71  L 1953 69  L 2040 70  L 2040 70  L 2129 71  L 2216 68  L 2300 62  L 2378 54  L 2449 44  L 2513 34  L 2569 24  L 2614 15  L 2648 7  L 2670 1  L 2677 0  L 2677 0  L 2677 0  Z N"/>
            </draw:custom-shape>
            <draw:custom-shape draw:style-name="gr47" draw:text-style-name="P2" draw:layer="layout" svg:width="0.535cm" svg:height="0.481cm" svg:x="20.493cm" svg:y="12.42cm">
              <text:p/>
              <draw:enhanced-geometry svg:viewBox="0 0 648 579" draw:type="non-primitive" draw:enhanced-path="M 648 0  L 598 41  L 545 83  L 492 127  L 439 171  L 386 215  L 333 259  L 282 303  L 233 346  L 187 387  L 144 427  L 105 463  L 70 498  L 41 529  L 17 556  L 0 579  N"/>
            </draw:custom-shape>
            <draw:custom-shape draw:style-name="gr47" draw:text-style-name="P2" draw:layer="layout" svg:width="0.422cm" svg:height="0.704cm" svg:x="20.071cm" svg:y="12.901cm">
              <text:p/>
              <draw:enhanced-geometry svg:viewBox="0 0 508 850" draw:type="non-primitive" draw:enhanced-path="M 508 0  L 493 23  L 474 55  L 452 94  L 424 142  L 395 194  L 363 251  L 329 309  L 294 372  L 258 435  L 222 497  L 187 557  L 153 616  L 120 672  L 89 721  L 61 766  L 36 803  L 16 831  L 0 850  N"/>
            </draw:custom-shape>
            <draw:custom-shape draw:style-name="gr47" draw:text-style-name="P2" draw:layer="layout" svg:width="0.469cm" svg:height="0.738cm" svg:x="19.602cm" svg:y="13.606cm">
              <text:p/>
              <draw:enhanced-geometry svg:viewBox="0 0 565 888" draw:type="non-primitive" draw:enhanced-path="M 565 0  L 549 19  L 530 46  L 506 80  L 478 122  L 447 169  L 415 221  L 380 277  L 343 335  L 307 397  L 269 458  L 231 520  L 195 580  L 159 638  L 125 693  L 94 744  L 65 790  L 40 830  L 17 863  L 0 888  N"/>
            </draw:custom-shape>
            <draw:custom-shape draw:style-name="gr47" draw:text-style-name="P2" draw:layer="layout" svg:width="0.265cm" svg:height="0.538cm" svg:x="19.336cm" svg:y="14.344cm">
              <text:p/>
              <draw:enhanced-geometry svg:viewBox="0 0 319 651" draw:type="non-primitive" draw:enhanced-path="M 319 0  L 297 34  L 271 74  L 245 121  L 217 172  L 188 226  L 161 283  L 133 340  L 106 399  L 81 456  L 57 511  L 35 562  L 16 610  L 0 651  N"/>
            </draw:custom-shape>
            <draw:custom-shape draw:style-name="gr47" draw:text-style-name="P2" draw:layer="layout" svg:width="0.223cm" svg:height="0.252cm" svg:x="19.113cm" svg:y="14.883cm">
              <text:p/>
              <draw:enhanced-geometry svg:viewBox="0 0 270 307" draw:type="non-primitive" draw:enhanced-path="M 270 0  L 241 65  L 206 118  L 165 164  L 122 203  L 79 238  L 37 272  L 0 307  N"/>
            </draw:custom-shape>
            <draw:custom-shape draw:style-name="gr47" draw:text-style-name="P2" draw:layer="layout" svg:width="0.165cm" svg:height="0.357cm" svg:x="18.947cm" svg:y="15.136cm">
              <text:p/>
              <draw:enhanced-geometry svg:viewBox="0 0 200 428" draw:type="non-primitive" draw:enhanced-path="M 200 0  L 168 42  L 134 102  L 100 172  L 69 245  L 42 315  L 19 373  L 5 412  L 0 428  N"/>
            </draw:custom-shape>
            <draw:custom-shape draw:style-name="gr48" draw:text-style-name="P2" draw:layer="layout" svg:width="3.354cm" svg:height="2.101cm" svg:x="20.589cm" svg:y="13.055cm">
              <text:p/>
              <draw:enhanced-geometry svg:viewBox="0 0 4042 2535" draw:type="non-primitive" draw:enhanced-path="M 3866 2144  L 3898 2184  L 3932 2247  L 3964 2322  L 3995 2399  L 4020 2467  L 4037 2516  L 4042 2535  L 4042 2535  L 3997 2510  L 3951 2482  L 3902 2453  L 3855 2420  L 3805 2385  L 3756 2347  L 3706 2309  L 3657 2269  L 3607 2229  L 3557 2187  L 3507 2144  L 3459 2101  L 3410 2057  L 3362 2013  L 3315 1970  L 3270 1927  L 3226 1886  L 3183 1845  L 3141 1805  L 3101 1767  L 3063 1731  L 3026 1697  L 2992 1664  L 2960 1634  L 2930 1606  L 2903 1582  L 2879 1561  L 2858 1544  L 2840 1529  L 2840 1529  L 2806 1503  L 2766 1471  L 2723 1433  L 2676 1391  L 2627 1345  L 2576 1297  L 2525 1246  L 2475 1196  L 2428 1145  L 2383 1097  L 2341 1050  L 2305 1007  L 2274 969  L 2250 936  L 2233 909  L 2226 890  L 2226 890  L 2216 855  L 2194 813  L 2161 766  L 2120 719  L 2073 675  L 2021 634  L 1965 603  L 1909 583  L 1909 583  L 1871 572  L 1827 552  L 1776 530  L 1721 501  L 1662 472  L 1602 440  L 1542 409  L 1483 379  L 1427 351  L 1374 328  L 1327 310  L 1289 298  L 1258 294  L 1236 299  L 1236 299  L 1206 323  L 1164 357  L 1113 401  L 1058 451  L 999 501  L 942 550  L 890 594  L 845 630  L 811 653  L 811 653  L 774 680  L 730 719  L 681 765  L 631 816  L 579 870  L 529 924  L 483 972  L 483 972  L 443 1008  L 392 1053  L 332 1101  L 267 1152  L 202 1202  L 139 1248  L 85 1290  L 39 1322  L 10 1343  L 0 1351  L 0 1351  L 130 912  L 130 912  L 177 887  L 226 858  L 276 825  L 326 790  L 375 752  L 425 712  L 475 670  L 525 627  L 573 584  L 620 540  L 666 496  L 710 453  L 752 410  L 793 369  L 829 331  L 864 294  L 896 259  L 925 229  L 950 202  L 972 178  L 989 159  L 989 159  L 1044 93  L 1088 43  L 1128 10  L 1171 0  L 1225 15  L 1225 15  L 1261 31  L 1309 50  L 1365 73  L 1429 97  L 1496 122  L 1565 148  L 1631 171  L 1694 192  L 1748 209  L 1793 222  L 1826 229  L 1826 229  L 1871 243  L 1922 275  L 1976 317  L 2031 366  L 2082 415  L 2125 462  L 2156 498  L 2156 498  L 2167 511  L 2183 529  L 2206 554  L 2233 582  L 2265 616  L 2302 654  L 2342 696  L 2385 741  L 2431 789  L 2479 839  L 2529 890  L 2578 942  L 2629 995  L 2680 1048  L 2730 1100  L 2780 1152  L 2827 1202  L 2873 1250  L 2916 1295  L 2955 1337  L 2991 1375  L 3023 1409  L 3049 1439  L 3072 1462  L 3088 1482  L 3088 1482  L 3114 1512  L 3149 1549  L 3190 1594  L 3238 1643  L 3290 1695  L 3344 1750  L 3400 1804  L 3455 1858  L 3507 1909  L 3556 1957  L 3599 1999  L 3636 2034  L 3663 2061  L 3682 2078  L 3688 2085  L 3688 2085  L 3866 2144  L 3866 2144  Z N"/>
            </draw:custom-shape>
            <draw:custom-shape draw:style-name="gr49" draw:text-style-name="P2" draw:layer="layout" svg:width="0.381cm" svg:height="0.285cm" svg:x="23.952cm" svg:y="14.941cm">
              <text:p/>
              <draw:enhanced-geometry svg:viewBox="0 0 459 343" draw:type="non-primitive" draw:enhanced-path="M 0 177  L 11 343  L 11 343  L 83 340  L 150 334  L 213 322  L 270 305  L 321 283  L 367 254  L 404 221  L 436 179  L 459 131  L 459 131  L 369 71  L 312 20  L 293 0  L 293 0  L 223 82  L 154 136  L 94 164  L 44 176  L 11 177  L 0 177  L 0 177  L 0 177  Z N"/>
            </draw:custom-shape>
            <draw:custom-shape draw:style-name="gr47" draw:text-style-name="P2" draw:layer="layout" svg:width="0.402cm" svg:height="0.311cm" svg:x="23.629cm" svg:y="14.609cm">
              <text:p/>
              <draw:enhanced-geometry svg:viewBox="0 0 483 377" draw:type="non-primitive" draw:enhanced-path="M 0 0  L 86 44  L 164 87  L 234 130  L 296 171  L 349 210  L 395 246  L 430 280  L 457 309  L 475 336  L 483 359  L 482 377  N"/>
            </draw:custom-shape>
            <draw:custom-shape draw:style-name="gr47" draw:text-style-name="P2" draw:layer="layout" svg:width="0.157cm" svg:height="0.12cm" svg:x="23.873cm" svg:y="14.817cm">
              <text:p/>
              <draw:enhanced-geometry svg:viewBox="0 0 189 148" draw:type="non-primitive" draw:enhanced-path="M 189 129  L 169 148  L 139 137  L 100 104  L 53 55  L 0 0  N"/>
            </draw:custom-shape>
            <draw:custom-shape draw:style-name="gr47" draw:text-style-name="P2" draw:layer="layout" svg:width="0.203cm" svg:height="0.141cm" svg:x="23.67cm" svg:y="14.676cm">
              <text:p/>
              <draw:enhanced-geometry svg:viewBox="0 0 246 166" draw:type="non-primitive" draw:enhanced-path="M 246 166  L 168 99  L 87 47  L 25 12  L 0 0  N"/>
            </draw:custom-shape>
            <draw:custom-shape draw:style-name="gr47" draw:text-style-name="P2" draw:layer="layout" svg:width="0.273cm" svg:height="0.364cm" svg:x="23.923cm" svg:y="15.431cm">
              <text:p/>
              <draw:enhanced-geometry svg:viewBox="0 0 330 439" draw:type="non-primitive" draw:enhanced-path="M 330 439  L 295 399  L 253 353  L 208 301  L 161 246  L 116 191  L 75 137  L 40 86  L 14 39  L 0 0  N"/>
            </draw:custom-shape>
            <draw:custom-shape draw:style-name="gr47" draw:text-style-name="P2" draw:layer="layout" svg:width="0.07cm" svg:height="0.108cm" svg:x="23.852cm" svg:y="15.335cm">
              <text:p/>
              <draw:enhanced-geometry svg:viewBox="0 0 83 130" draw:type="non-primitive" draw:enhanced-path="M 83 117  L 71 78  L 55 43  L 38 16  L 21 1  L 8 0  L 0 19  L 1 61  L 12 130  N"/>
            </draw:custom-shape>
            <draw:custom-shape draw:style-name="gr47" draw:text-style-name="P2" draw:layer="layout" svg:width="0.245cm" svg:height="0.401cm" svg:x="23.865cm" svg:y="15.443cm">
              <text:p/>
              <draw:enhanced-geometry svg:viewBox="0 0 296 486" draw:type="non-primitive" draw:enhanced-path="M 0 0  L 14 61  L 30 119  L 49 176  L 69 230  L 92 281  L 118 327  L 146 370  L 179 408  L 214 439  L 254 465  L 296 486  N"/>
            </draw:custom-shape>
            <draw:custom-shape draw:style-name="gr47" draw:text-style-name="P2" draw:layer="layout" svg:width="0.364cm" svg:height="0.045cm" svg:x="23.902cm" svg:y="15.961cm">
              <text:p/>
              <draw:enhanced-geometry svg:viewBox="0 0 437 54" draw:type="non-primitive" draw:enhanced-path="M 437 0  L 367 23  L 296 40  L 230 50  L 165 54  L 104 51  L 50 42  L 0 25  N"/>
            </draw:custom-shape>
            <draw:custom-shape draw:style-name="gr47" draw:text-style-name="P2" draw:layer="layout" svg:width="0.177cm" svg:height="0.232cm" svg:x="24.139cm" svg:y="14.982cm">
              <text:p/>
              <draw:enhanced-geometry svg:viewBox="0 0 214 284" draw:type="non-primitive" draw:enhanced-path="M 0 0  L 68 59  L 119 110  L 156 155  L 182 197  L 200 239  L 214 284  N"/>
            </draw:custom-shape>
            <draw:custom-shape draw:style-name="gr47" draw:text-style-name="P2" draw:layer="layout" svg:width="0.025cm" svg:height="0.394cm" svg:x="24.317cm" svg:y="15.215cm">
              <text:p/>
              <draw:enhanced-geometry svg:viewBox="0 0 34 473" draw:type="non-primitive" draw:enhanced-path="M 0 0  L 8 48  L 14 115  L 20 192  L 25 273  L 29 349  L 31 414  L 32 458  L 34 473  N"/>
            </draw:custom-shape>
            <draw:custom-shape draw:style-name="gr47" draw:text-style-name="P2" draw:layer="layout" svg:width="0.099cm" svg:height="0.542cm" svg:x="21.908cm" svg:y="13.498cm">
              <text:p/>
              <draw:enhanced-geometry svg:viewBox="0 0 119 651" draw:type="non-primitive" draw:enhanced-path="M 0 0  L 23 33  L 45 74  L 63 120  L 79 171  L 92 227  L 103 286  L 111 346  L 117 408  L 119 470  L 119 532  L 115 592  L 108 651  N"/>
            </draw:custom-shape>
            <draw:custom-shape draw:style-name="gr47" draw:text-style-name="P2" draw:layer="layout" svg:width="0.099cm" svg:height="1.294cm" svg:x="21.899cm" svg:y="14.041cm">
              <text:p/>
              <draw:enhanced-geometry svg:viewBox="0 0 120 1561" draw:type="non-primitive" draw:enhanced-path="M 120 0  L 115 25  L 110 56  L 104 90  L 98 127  L 92 169  L 84 213  L 77 262  L 69 311  L 61 365  L 53 420  L 46 478  L 38 538  L 32 598  L 25 660  L 19 723  L 14 787  L 9 851  L 5 915  L 2 979  L 0 1044  L 0 1107  L 0 1169  L 2 1230  L 6 1290  L 11 1349  L 18 1406  L 26 1460  L 36 1511  L 49 1561  N"/>
            </draw:custom-shape>
            <draw:custom-shape draw:style-name="gr47" draw:text-style-name="P2" draw:layer="layout" svg:width="0.244cm" svg:height="1.028cm" svg:x="20.589cm" svg:y="13.129cm">
              <text:p/>
              <draw:enhanced-geometry svg:viewBox="0 0 294 1241" draw:type="non-primitive" draw:enhanced-path="M 294 0  L 284 71  L 272 143  L 261 213  L 248 283  L 234 352  L 219 421  L 205 489  L 189 556  L 173 621  L 157 684  L 141 745  L 126 804  L 111 860  L 96 915  L 81 965  L 68 1013  L 54 1057  L 42 1098  L 31 1135  L 21 1168  L 12 1198  L 5 1221  L 0 1241  N"/>
            </draw:custom-shape>
            <draw:custom-shape draw:style-name="gr47" draw:text-style-name="P2" draw:layer="layout" svg:width="0.087cm" svg:height="0.439cm" svg:x="20.502cm" svg:y="14.158cm">
              <text:p/>
              <draw:enhanced-geometry svg:viewBox="0 0 107 533" draw:type="non-primitive" draw:enhanced-path="M 107 0  L 93 53  L 78 121  L 63 196  L 47 276  L 32 354  L 20 424  L 9 481  L 3 518  L 0 533  N"/>
            </draw:custom-shape>
            <draw:custom-shape draw:style-name="gr47" draw:text-style-name="P2" draw:layer="layout" svg:width="0.058cm" svg:height="0.519cm" svg:x="19.751cm" svg:y="15.256cm">
              <text:p/>
              <draw:enhanced-geometry svg:viewBox="0 0 73 626" draw:type="non-primitive" draw:enhanced-path="M 0 626  L 10 571  L 22 517  L 33 462  L 44 406  L 54 351  L 62 294  L 69 238  L 73 180  L 71 121  L 67 61  L 57 0  N"/>
            </draw:custom-shape>
            <draw:custom-shape draw:style-name="gr47" draw:text-style-name="P2" draw:layer="layout" svg:width="0.348cm" svg:height="1.136cm" svg:x="19.793cm" svg:y="14.12cm">
              <text:p/>
              <draw:enhanced-geometry svg:viewBox="0 0 418 1372" draw:type="non-primitive" draw:enhanced-path="M 4 1372  L 0 1344  L 0 1311  L 4 1271  L 9 1227  L 17 1180  L 29 1127  L 41 1072  L 56 1014  L 73 953  L 91 891  L 110 826  L 130 762  L 152 696  L 175 632  L 196 566  L 219 503  L 241 441  L 264 379  L 285 322  L 307 266  L 327 214  L 347 167  L 365 122  L 380 84  L 395 50  L 408 22  L 418 0  N"/>
            </draw:custom-shape>
            <draw:custom-shape draw:style-name="gr47" draw:text-style-name="P2" draw:layer="layout" svg:width="0.215cm" svg:height="0.505cm" svg:x="20.324cm" svg:y="12.943cm">
              <text:p/>
              <draw:enhanced-geometry svg:viewBox="0 0 260 613" draw:type="non-primitive" draw:enhanced-path="M 260 0  L 252 32  L 242 61  L 228 92  L 211 122  L 192 157  L 171 197  L 146 242  L 120 295  L 92 358  L 63 430  L 33 515  L 0 613  N"/>
            </draw:custom-shape>
            <draw:custom-shape draw:style-name="gr47" draw:text-style-name="P2" draw:layer="layout" svg:width="0.663cm" svg:height="1.471cm" svg:x="19.66cm" svg:y="13.449cm">
              <text:p/>
              <draw:enhanced-geometry svg:viewBox="0 0 801 1775" draw:type="non-primitive" draw:enhanced-path="M 801 0  L 789 38  L 776 77  L 760 120  L 743 167  L 724 214  L 703 265  L 682 317  L 659 372  L 634 427  L 609 485  L 583 544  L 557 603  L 530 663  L 502 724  L 474 785  L 445 846  L 416 907  L 388 968  L 359 1028  L 331 1088  L 303 1146  L 275 1203  L 247 1260  L 221 1316  L 195 1368  L 170 1419  L 147 1468  L 124 1515  L 104 1559  L 83 1600  L 65 1638  L 48 1672  L 34 1704  L 20 1732  L 9 1756  L 0 1775  N"/>
            </draw:custom-shape>
            <draw:custom-shape draw:style-name="gr47" draw:text-style-name="P2" draw:layer="layout" svg:width="0.215cm" svg:height="0.572cm" svg:x="19.445cm" svg:y="14.92cm">
              <text:p/>
              <draw:enhanced-geometry svg:viewBox="0 0 262 688" draw:type="non-primitive" draw:enhanced-path="M 262 0  L 240 45  L 216 89  L 191 132  L 164 174  L 138 217  L 112 260  L 87 304  L 65 351  L 44 398  L 27 449  L 14 504  L 5 560  L 0 621  L 3 688  N"/>
            </draw:custom-shape>
            <draw:custom-shape draw:style-name="gr47" draw:text-style-name="P2" draw:layer="layout" svg:width="0.099cm" svg:height="0.351cm" svg:x="19.349cm" svg:y="15.493cm">
              <text:p/>
              <draw:enhanced-geometry svg:viewBox="0 0 123 426" draw:type="non-primitive" draw:enhanced-path="M 118 0  L 123 107  L 122 193  L 115 258  L 102 310  L 84 349  L 61 378  L 33 403  L 0 426  N"/>
            </draw:custom-shape>
            <draw:custom-shape draw:style-name="gr47" draw:text-style-name="P2" draw:layer="layout" svg:width="0.049cm" svg:height="0.294cm" svg:x="19.349cm" svg:y="15.55cm">
              <text:p/>
              <draw:enhanced-geometry svg:viewBox="0 0 63 356" draw:type="non-primitive" draw:enhanced-path="M 0 356  L 22 300  L 43 237  L 58 169  L 63 102  L 56 44  L 36 0  N"/>
            </draw:custom-shape>
            <draw:custom-shape draw:style-name="gr47" draw:text-style-name="P2" draw:layer="layout" svg:width="0.116cm" svg:height="0.194cm" svg:x="20.099cm" svg:y="15.767cm">
              <text:p/>
              <draw:enhanced-geometry svg:viewBox="0 0 141 236" draw:type="non-primitive" draw:enhanced-path="M 0 236  L 64 167  L 110 119  L 136 83  L 141 47  L 119 0  N"/>
            </draw:custom-shape>
            <draw:custom-shape draw:style-name="gr47" draw:text-style-name="P2" draw:layer="layout" svg:width="0.091cm" svg:height="0.302cm" svg:x="20.187cm" svg:y="15.464cm">
              <text:p/>
              <draw:enhanced-geometry svg:viewBox="0 0 106 367" draw:type="non-primitive" draw:enhanced-path="M 13 367  L 0 317  L 5 253  L 24 183  L 50 115  L 78 56  L 98 16  L 106 0  N"/>
            </draw:custom-shape>
            <draw:custom-shape draw:style-name="gr47" draw:text-style-name="P2" draw:layer="layout" svg:width="0.182cm" svg:height="0.302cm" svg:x="20.095cm" svg:y="15.464cm">
              <text:p/>
              <draw:enhanced-geometry svg:viewBox="0 0 220 367" draw:type="non-primitive" draw:enhanced-path="M 220 0  L 159 69  L 108 125  L 66 173  L 34 215  L 13 252  L 1 287  L 0 326  L 8 367  N"/>
            </draw:custom-shape>
            <draw:custom-shape draw:style-name="gr47" draw:text-style-name="P2" draw:layer="layout" svg:width="0.203cm" svg:height="0.215cm" svg:x="19.896cm" svg:y="15.767cm">
              <text:p/>
              <draw:enhanced-geometry svg:viewBox="0 0 248 261" draw:type="non-primitive" draw:enhanced-path="M 248 0  L 246 52  L 215 104  L 166 152  L 109 195  L 56 230  L 16 253  L 0 261  N"/>
            </draw:custom-shape>
            <draw:custom-shape draw:style-name="gr47" draw:text-style-name="P2" draw:layer="layout" svg:width="0.107cm" svg:height="0.521cm" svg:x="19.474cm" svg:y="15.423cm">
              <text:p/>
              <draw:enhanced-geometry svg:viewBox="0 0 131 628" draw:type="non-primitive" draw:enhanced-path="M 0 628  L 28 576  L 51 513  L 71 442  L 88 367  L 100 290  L 110 215  L 118 147  L 124 89  L 128 42  L 131 12  L 131 0  N"/>
            </draw:custom-shape>
            <draw:custom-shape draw:style-name="gr47" draw:text-style-name="P2" draw:layer="layout" svg:width="0.087cm" svg:height="0.538cm" svg:x="19.552cm" svg:y="15.423cm">
              <text:p/>
              <draw:enhanced-geometry svg:viewBox="0 0 105 651" draw:type="non-primitive" draw:enhanced-path="M 34 0  L 60 57  L 80 115  L 94 173  L 101 233  L 105 292  L 104 351  L 97 407  L 88 460  L 74 508  L 58 554  L 40 592  L 21 625  L 0 651  N"/>
            </draw:custom-shape>
            <draw:custom-shape draw:style-name="gr47" draw:text-style-name="P2" draw:layer="layout" svg:width="0.12cm" svg:height="0.265cm" svg:x="19.216cm" svg:y="15.493cm">
              <text:p/>
              <draw:enhanced-geometry svg:viewBox="0 0 146 318" draw:type="non-primitive" draw:enhanced-path="M 146 0  L 81 23  L 37 58  L 11 103  L 0 152  L 0 200  L 7 246  L 16 283  L 25 309  L 29 318  N"/>
            </draw:custom-shape>
            <draw:custom-shape draw:style-name="gr47" draw:text-style-name="P2" draw:layer="layout" svg:width="0.094cm" svg:height="0.265cm" svg:x="19.241cm" svg:y="15.493cm">
              <text:p/>
              <draw:enhanced-geometry svg:viewBox="0 0 117 318" draw:type="non-primitive" draw:enhanced-path="M 0 318  L 21 231  L 52 145  L 83 71  L 108 19  L 117 0  N"/>
            </draw:custom-shape>
            <draw:custom-shape draw:style-name="gr47" draw:text-style-name="P2" draw:layer="layout" svg:width="0.075cm" svg:height="0.215cm" svg:x="19.087cm" svg:y="15.452cm">
              <text:p/>
              <draw:enhanced-geometry svg:viewBox="0 0 88 261" draw:type="non-primitive" draw:enhanced-path="M 52 261  L 28 221  L 11 195  L 1 178  L 0 162  L 6 143  L 22 114  L 49 68  L 88 0  N"/>
            </draw:custom-shape>
            <draw:custom-shape draw:style-name="gr47" draw:text-style-name="P2" draw:layer="layout" svg:width="0.273cm" svg:height="0.519cm" svg:x="19.162cm" svg:y="14.933cm">
              <text:p/>
              <draw:enhanced-geometry svg:viewBox="0 0 330 627" draw:type="non-primitive" draw:enhanced-path="M 0 627  L 30 574  L 62 520  L 94 465  L 125 409  L 157 355  L 188 300  L 217 247  L 244 194  L 270 143  L 293 93  L 313 46  L 330 0  N"/>
            </draw:custom-shape>
            <draw:custom-shape draw:style-name="gr47" draw:text-style-name="P2" draw:layer="layout" svg:width="0.186cm" svg:height="0.43cm" svg:x="19.436cm" svg:y="14.502cm">
              <text:p/>
              <draw:enhanced-geometry svg:viewBox="0 0 223 521" draw:type="non-primitive" draw:enhanced-path="M 0 521  L 23 456  L 52 383  L 84 308  L 118 231  L 150 159  L 179 96  L 202 45  L 217 12  L 223 0  N"/>
            </draw:custom-shape>
            <draw:custom-shape draw:style-name="gr47" draw:text-style-name="P2" draw:layer="layout" svg:width="0.049cm" svg:height="0.236cm" svg:x="20.568cm" svg:y="12.519cm">
              <text:p/>
              <draw:enhanced-geometry svg:viewBox="0 0 60 284" draw:type="non-primitive" draw:enhanced-path="M 60 284  L 20 199  L 3 106  L 0 30  L 1 0  N"/>
            </draw:custom-shape>
            <draw:custom-shape draw:style-name="gr47" draw:text-style-name="P2" draw:layer="layout" svg:width="0.032cm" svg:height="0.245cm" svg:x="20.431cm" svg:y="12.676cm">
              <text:p/>
              <draw:enhanced-geometry svg:viewBox="0 0 36 295" draw:type="non-primitive" draw:enhanced-path="M 36 295  L 16 205  L 4 107  L 1 31  L 0 0  N"/>
            </draw:custom-shape>
            <draw:custom-shape draw:style-name="gr47" draw:text-style-name="P2" draw:layer="layout" svg:width="0.037cm" svg:height="0.701cm" svg:x="20.257cm" svg:y="12.585cm">
              <text:p/>
              <draw:enhanced-geometry svg:viewBox="0 0 44 841" draw:type="non-primitive" draw:enhanced-path="M 23 0  L 33 83  L 40 166  L 43 246  L 44 325  L 43 402  L 41 475  L 36 544  L 31 607  L 25 665  L 19 716  L 14 759  L 8 794  L 4 820  L 1 836  L 0 841  N"/>
            </draw:custom-shape>
            <draw:custom-shape draw:style-name="gr47" draw:text-style-name="P2" draw:layer="layout" svg:width="0.066cm" svg:height="0.588cm" svg:x="19.917cm" svg:y="13.079cm">
              <text:p/>
              <draw:enhanced-geometry svg:viewBox="0 0 79 710" draw:type="non-primitive" draw:enhanced-path="M 31 710  L 14 655  L 4 594  L 0 526  L 1 455  L 6 383  L 15 311  L 26 241  L 38 177  L 51 119  L 61 70  L 71 33  L 77 9  L 79 0  N"/>
            </draw:custom-shape>
            <draw:custom-shape draw:style-name="gr47" draw:text-style-name="P2" draw:layer="layout" svg:width="0.215cm" svg:height="0.841cm" svg:x="19.544cm" svg:y="13.531cm">
              <text:p/>
              <draw:enhanced-geometry svg:viewBox="0 0 259 1016" draw:type="non-primitive" draw:enhanced-path="M 0 1016  L 4 931  L 10 847  L 21 766  L 34 685  L 49 609  L 66 535  L 84 464  L 104 397  L 124 333  L 144 275  L 163 220  L 182 172  L 201 128  L 216 90  L 231 58  L 242 32  L 252 14  L 257 3  L 259 0  N"/>
            </draw:custom-shape>
            <draw:custom-shape draw:style-name="gr47" draw:text-style-name="P2" draw:layer="layout" svg:width="0.049cm" svg:height="0.394cm" svg:x="19.307cm" svg:y="14.431cm">
              <text:p/>
              <draw:enhanced-geometry svg:viewBox="0 0 60 473" draw:type="non-primitive" draw:enhanced-path="M 60 0  L 44 116  L 31 214  L 21 296  L 13 361  L 7 411  L 4 446  L 1 467  L 0 473  N"/>
            </draw:custom-shape>
            <draw:custom-shape draw:style-name="gr47" draw:text-style-name="P2" draw:layer="layout" svg:width="0.282cm" svg:height="0.282cm" svg:x="19.025cm" svg:y="14.825cm">
              <text:p/>
              <draw:enhanced-geometry svg:viewBox="0 0 340 343" draw:type="non-primitive" draw:enhanced-path="M 340 0  L 269 73  L 203 138  L 144 197  L 95 247  L 54 288  L 25 318  L 5 338  L 0 343  N"/>
            </draw:custom-shape>
            <draw:custom-shape draw:style-name="gr47" draw:text-style-name="P2" draw:layer="layout" svg:width="0.144cm" svg:height="0.256cm" svg:x="18.88cm" svg:y="15.108cm">
              <text:p/>
              <draw:enhanced-geometry svg:viewBox="0 0 177 308" draw:type="non-primitive" draw:enhanced-path="M 177 0  L 149 73  L 126 135  L 102 189  L 76 236  L 43 275  L 0 308  N"/>
            </draw:custom-shape>
            <draw:custom-shape draw:style-name="gr47" draw:text-style-name="P2" draw:layer="layout" svg:width="0.286cm" svg:height="0.659cm" svg:x="19.249cm" svg:y="12.528cm">
              <text:p/>
              <draw:enhanced-geometry svg:viewBox="0 0 343 795" draw:type="non-primitive" draw:enhanced-path="M 343 0  L 309 60  L 276 115  L 246 168  L 216 216  L 189 263  L 164 307  L 140 351  L 118 394  L 97 437  L 79 480  L 62 525  L 46 573  L 33 622  L 20 676  L 9 732  L 0 795  N"/>
            </draw:custom-shape>
            <draw:custom-shape draw:style-name="gr47" draw:text-style-name="P2" draw:layer="layout" svg:width="0.418cm" svg:height="0.949cm" svg:x="18.83cm" svg:y="13.187cm">
              <text:p/>
              <draw:enhanced-geometry svg:viewBox="0 0 506 1145" draw:type="non-primitive" draw:enhanced-path="M 506 0  L 498 46  L 488 96  L 473 149  L 457 203  L 438 260  L 418 320  L 394 380  L 370 441  L 344 503  L 317 564  L 290 625  L 262 685  L 233 743  L 206 800  L 178 854  L 151 905  L 125 952  L 100 997  L 76 1036  L 53 1071  L 33 1102  L 16 1127  L 0 1145  N"/>
            </draw:custom-shape>
            <draw:custom-shape draw:style-name="gr47" draw:text-style-name="P2" draw:layer="layout" svg:width="0.153cm" svg:height="0.149cm" svg:x="21.236cm" svg:y="14.373cm">
              <text:p/>
              <draw:enhanced-geometry svg:viewBox="0 0 188 178" draw:type="non-primitive" draw:enhanced-path="M 0 178  L 34 127  L 56 93  L 69 70  L 83 54  L 102 42  L 135 25  L 188 0  N"/>
            </draw:custom-shape>
            <draw:custom-shape draw:style-name="gr47" draw:text-style-name="P2" draw:layer="layout" svg:width="0.273cm" svg:height="0.302cm" svg:x="21.389cm" svg:y="14.07cm">
              <text:p/>
              <draw:enhanced-geometry svg:viewBox="0 0 330 366" draw:type="non-primitive" draw:enhanced-path="M 0 366  L 58 331  L 115 279  L 171 219  L 222 157  L 266 98  L 300 47  L 323 13  L 330 0  N"/>
            </draw:custom-shape>
            <draw:custom-shape draw:style-name="gr47" draw:text-style-name="P2" draw:layer="layout" svg:width="0.108cm" svg:height="1.027cm" svg:x="21.567cm" svg:y="13.042cm">
              <text:p/>
              <draw:enhanced-geometry svg:viewBox="0 0 133 1241" draw:type="non-primitive" draw:enhanced-path="M 118 1241  L 125 1186  L 131 1127  L 133 1064  L 133 998  L 132 929  L 129 859  L 123 788  L 116 716  L 108 644  L 99 573  L 90 503  L 80 436  L 70 370  L 60 309  L 49 251  L 39 197  L 30 148  L 22 105  L 14 69  L 9 39  L 4 18  L 1 4  L 0 0  N"/>
            </draw:custom-shape>
          </draw:g>
          <draw:custom-shape draw:style-name="gr47" draw:text-style-name="P2" draw:layer="layout" svg:width="0.082cm" svg:height="0.394cm" svg:x="21.647cm" svg:y="13.901cm">
            <text:p/>
            <draw:enhanced-geometry svg:viewBox="0 0 100 473" draw:type="non-primitive" draw:enhanced-path="M 83 0  L 96 84  L 100 157  L 98 222  L 89 280  L 74 334  L 53 382  L 28 429  L 0 473  N"/>
          </draw:custom-shape>
          <draw:custom-shape draw:style-name="gr47" draw:text-style-name="P2" draw:layer="layout" svg:width="0.12cm" svg:height="0.294cm" svg:x="21.526cm" svg:y="14.295cm">
            <text:p/>
            <draw:enhanced-geometry svg:viewBox="0 0 142 355" draw:type="non-primitive" draw:enhanced-path="M 142 0  L 112 53  L 94 110  L 80 167  L 69 223  L 54 274  L 33 319  L 0 355  N"/>
          </draw:custom-shape>
          <draw:custom-shape draw:style-name="gr47" draw:text-style-name="P2" draw:layer="layout" svg:width="0.273cm" svg:height="0.053cm" svg:x="21.252cm" svg:y="14.552cm">
            <text:p/>
            <draw:enhanced-geometry svg:viewBox="0 0 329 68" draw:type="non-primitive" draw:enhanced-path="M 329 47  L 273 68  L 202 65  L 129 50  L 63 27  L 17 8  L 0 0  N"/>
          </draw:custom-shape>
          <draw:custom-shape draw:style-name="gr47" draw:text-style-name="P2" draw:layer="layout" svg:width="0.041cm" svg:height="0.518cm" svg:x="22.066cm" svg:y="13.885cm">
            <text:p/>
            <draw:enhanced-geometry svg:viewBox="0 0 51 626" draw:type="non-primitive" draw:enhanced-path="M 0 0  L 13 83  L 24 154  L 34 214  L 42 267  L 49 316  L 51 361  L 51 405  L 48 452  L 41 503  L 29 559  L 12 626  N"/>
          </draw:custom-shape>
          <draw:custom-shape draw:style-name="gr47" draw:text-style-name="P2" draw:layer="layout" svg:width="0.136cm" svg:height="0.874cm" svg:x="21.937cm" svg:y="14.403cm">
            <text:p/>
            <draw:enhanced-geometry svg:viewBox="0 0 164 1053" draw:type="non-primitive" draw:enhanced-path="M 164 0  L 152 45  L 141 99  L 130 158  L 117 223  L 106 292  L 94 364  L 82 438  L 71 514  L 61 587  L 51 661  L 40 731  L 32 797  L 25 858  L 17 912  L 11 960  L 6 999  L 3 1029  L 1 1047  L 0 1053  N"/>
          </draw:custom-shape>
          <draw:custom-shape draw:style-name="gr48" draw:text-style-name="P2" draw:layer="layout" svg:width="0.879cm" svg:height="1.459cm" svg:x="19.623cm" svg:y="14.582cm">
            <text:p/>
            <draw:enhanced-geometry svg:viewBox="0 0 1061 1763" draw:type="non-primitive" draw:enhanced-path="M 1061 0  L 1051 70  L 1042 141  L 1032 213  L 1023 283  L 1013 351  L 1004 418  L 994 482  L 983 544  L 973 603  L 963 659  L 953 711  L 941 758  L 929 800  L 917 837  L 904 868  L 891 893  L 876 912  L 861 923  L 861 923  L 828 942  L 784 970  L 732 1007  L 673 1050  L 612 1097  L 552 1145  L 495 1193  L 442 1238  L 401 1279  L 370 1313  L 355 1338  L 355 1338  L 344 1408  L 350 1466  L 355 1490  L 355 1490  L 295 1546  L 247 1616  L 209 1687  L 186 1742  L 178 1763  L 178 1763  L 0 1738  L 0 1738  L 37 1667  L 85 1598  L 137 1535  L 187 1479  L 230 1435  L 260 1407  L 272 1397  L 272 1397  L 278 1373  L 290 1343  L 304 1308  L 324 1268  L 346 1222  L 371 1174  L 400 1120  L 430 1064  L 463 1005  L 497 944  L 533 882  L 570 817  L 608 753  L 646 687  L 684 622  L 722 558  L 759 495  L 797 433  L 833 373  L 867 317  L 900 263  L 930 213  L 958 166  L 983 126  L 1006 89  L 1025 58  L 1040 33  L 1051 15  L 1058 3  L 1061 0  L 1061 0  L 1061 0  Z N"/>
          </draw:custom-shape>
          <draw:custom-shape draw:style-name="gr47" draw:text-style-name="P2" draw:layer="layout" svg:width="0.489cm" svg:height="1.459cm" svg:x="19.357cm" svg:y="12.649cm">
            <text:p/>
            <draw:enhanced-geometry svg:viewBox="0 0 590 1760" draw:type="non-primitive" draw:enhanced-path="M 590 0  L 582 24  L 572 53  L 561 87  L 549 127  L 535 170  L 521 217  L 505 268  L 488 321  L 470 379  L 450 439  L 431 500  L 411 565  L 391 629  L 370 696  L 349 764  L 327 830  L 306 898  L 284 966  L 262 1033  L 240 1100  L 219 1165  L 198 1229  L 178 1290  L 157 1350  L 138 1408  L 119 1461  L 102 1512  L 85 1559  L 69 1602  L 54 1642  L 40 1676  L 28 1705  L 17 1729  L 8 1747  L 0 1760  N"/>
          </draw:custom-shape>
          <draw:custom-shape draw:style-name="gr47" draw:text-style-name="P2" draw:layer="layout" svg:width="0.568cm" svg:height="0.795cm" svg:x="18.789cm" svg:y="14.108cm">
            <text:p/>
            <draw:enhanced-geometry svg:viewBox="0 0 683 959" draw:type="non-primitive" draw:enhanced-path="M 683 0  L 668 19  L 650 46  L 628 80  L 602 120  L 572 165  L 541 214  L 507 267  L 469 323  L 432 381  L 392 441  L 353 501  L 312 561  L 272 620  L 233 676  L 193 731  L 156 783  L 120 829  L 86 871  L 54 907  L 26 937  L 0 959  N"/>
          </draw:custom-shape>
          <draw:custom-shape draw:style-name="gr47" draw:text-style-name="P2" draw:layer="layout" svg:width="0.137cm" svg:height="0.423cm" svg:x="18.652cm" svg:y="14.904cm">
            <text:p/>
            <draw:enhanced-geometry svg:viewBox="0 0 167 509" draw:type="non-primitive" draw:enhanced-path="M 167 0  L 121 47  L 85 103  L 58 168  L 37 236  L 22 304  L 12 367  L 5 424  L 3 468  L 2 497  L 0 509  N"/>
          </draw:custom-shape>
          <draw:custom-shape draw:style-name="gr47" draw:text-style-name="P2" draw:layer="layout" svg:width="0.099cm" svg:height="0.571cm" svg:x="18.652cm" svg:y="14.756cm">
            <text:p/>
            <draw:enhanced-geometry svg:viewBox="0 0 120 686" draw:type="non-primitive" draw:enhanced-path="M 1 686  L 0 623  L 0 562  L 3 500  L 6 440  L 13 380  L 21 321  L 32 263  L 44 208  L 60 153  L 77 100  L 98 50  L 120 0  N"/>
          </draw:custom-shape>
          <draw:custom-shape draw:style-name="gr47" draw:text-style-name="P2" draw:layer="layout" svg:width="0.51cm" svg:height="0.92cm" svg:x="18.752cm" svg:y="13.835cm">
            <text:p/>
            <draw:enhanced-geometry svg:viewBox="0 0 615 1113" draw:type="non-primitive" draw:enhanced-path="M 0 1113  L 14 1087  L 32 1057  L 52 1023  L 76 986  L 103 945  L 131 902  L 162 856  L 194 808  L 228 758  L 262 706  L 296 654  L 331 600  L 365 547  L 397 491  L 430 437  L 461 383  L 490 330  L 517 277  L 542 227  L 564 177  L 582 129  L 597 83  L 608 41  L 615 0  N"/>
          </draw:custom-shape>
          <draw:custom-shape draw:style-name="gr47" draw:text-style-name="P2" draw:layer="layout" svg:width="0.302cm" svg:height="0.87cm" svg:x="19.262cm" svg:y="12.964cm">
            <text:p/>
            <draw:enhanced-geometry svg:viewBox="0 0 364 1051" draw:type="non-primitive" draw:enhanced-path="M 0 1051  L 6 1003  L 18 947  L 32 888  L 51 824  L 71 757  L 94 689  L 117 619  L 142 548  L 168 479  L 194 411  L 220 345  L 245 282  L 269 223  L 292 168  L 312 121  L 329 79  L 344 45  L 355 20  L 362 4  L 364 0  N"/>
          </draw:custom-shape>
          <draw:custom-shape draw:style-name="gr47" draw:text-style-name="P2" draw:layer="layout" svg:width="0.41cm" svg:height="0.957cm" svg:x="19.154cm" svg:y="12.964cm">
            <text:p/>
            <draw:enhanced-geometry svg:viewBox="0 0 495 1159" draw:type="non-primitive" draw:enhanced-path="M 495 0  L 477 30  L 458 68  L 437 111  L 416 158  L 393 209  L 370 265  L 347 323  L 322 385  L 297 447  L 272 509  L 247 574  L 222 637  L 197 700  L 174 763  L 150 823  L 127 880  L 106 935  L 84 986  L 65 1031  L 46 1072  L 29 1108  L 14 1136  L 0 1159  N"/>
          </draw:custom-shape>
          <draw:custom-shape draw:style-name="gr47" draw:text-style-name="P2" draw:layer="layout" svg:width="0.452cm" svg:height="0.775cm" svg:x="18.702cm" svg:y="13.921cm">
            <text:p/>
            <draw:enhanced-geometry svg:viewBox="0 0 543 932" draw:type="non-primitive" draw:enhanced-path="M 543 0  L 527 26  L 505 59  L 481 97  L 454 141  L 424 191  L 392 243  L 359 300  L 324 357  L 289 417  L 254 477  L 218 538  L 184 598  L 150 656  L 118 713  L 89 766  L 61 815  L 38 860  L 17 899  L 0 932  N"/>
          </draw:custom-shape>
          <draw:custom-shape draw:style-name="gr47" draw:text-style-name="P2" draw:layer="layout" svg:width="0.124cm" svg:height="0.489cm" svg:x="18.578cm" svg:y="14.697cm">
            <text:p/>
            <draw:enhanced-geometry svg:viewBox="0 0 152 592" draw:type="non-primitive" draw:enhanced-path="M 152 0  L 128 53  L 105 107  L 83 160  L 65 214  L 48 270  L 34 324  L 21 378  L 12 433  L 5 487  L 1 540  L 0 592  N"/>
          </draw:custom-shape>
          <draw:custom-shape draw:style-name="gr45" draw:text-style-name="P2" draw:layer="layout" svg:width="0.115cm" svg:height="0.099cm" svg:x="23.634cm" svg:y="10.218cm">
            <text:p/>
            <draw:enhanced-geometry svg:viewBox="0 0 139 122" draw:type="non-primitive" draw:enhanced-path="M 108 5  L 127 38  L 139 74  L 124 107  L 124 107  L 76 113  L 47 120  L 38 122  L 38 122  L 8 81  L 0 39  L 14 0  L 14 0  L 64 1  L 96 4  L 108 5  L 108 5  L 108 5  Z N"/>
          </draw:custom-shape>
          <draw:custom-shape draw:style-name="gr45" draw:text-style-name="P2" draw:layer="layout" svg:width="0.062cm" svg:height="0.098cm" svg:x="23.285cm" svg:y="10.21cm">
            <text:p/>
            <draw:enhanced-geometry svg:viewBox="0 0 75 120" draw:type="non-primitive" draw:enhanced-path="M 63 14  L 74 46  L 75 86  L 64 117  L 64 117  L 43 119  L 28 120  L 22 120  L 22 120  L 0 67  L 5 21  L 13 0  L 13 0  L 41 4  L 57 10  L 63 14  L 63 14  L 63 14  Z N"/>
          </draw:custom-shape>
        </draw:g>
        <presentation:notes draw:style-name="dp2">
          <draw:page-thumbnail draw:layer="layout" svg:width="13.472cm" svg:height="9.327cm" svg:x="3.126cm" svg:y="1.896cm" draw:page-number="16" presentation:class="page"/>
          <draw:frame presentation:style-name="pr6" draw:layer="layout" svg:width="14.394cm" svg:height="11.499cm" svg:x="2.963cm" svg:y="11.861cm" presentation:class="notes" presentation:placeholder="true">
            <draw:text-box/>
          </draw:frame>
        </presentation:notes>
      </draw:page>
      <draw:page draw:name="answer"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answer</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4">when it's an operator but not when it's a punctuator</text:span></text:p>
              </text:list-item>
            </text:list>
          </draw:text-box>
        </draw:frame>
        <draw:custom-shape draw:style-name="gr2" draw:text-style-name="P2" draw:layer="layout" svg:width="13.401cm" svg:height="2.166cm" svg:x="5.358cm" svg:y="9.159cm">
          <text:p text:style-name="P14"><text:span text:style-name="T12"/></text:p>
          <text:p text:style-name="P14"><text:span text:style-name="T12">int </text:span><text:span text:style-name="T13">x <text:s text:c="2"/>= <text:s text:c="3"/>o++ , o++;</text:span></text:p>
          <text:p text:style-name="P14"><text:span text:style-name="T13"/></text:p>
          <draw:enhanced-geometry svg:viewBox="0 0 21600 21600" draw:type="mso-spt202" draw:enhanced-path="M 0 0 L 21600 0 21600 21600 0 21600 0 0 Z N"/>
        </draw:custom-shape>
        <draw:custom-shape draw:style-name="gr2" draw:text-style-name="P2" draw:layer="layout" svg:width="13.401cm" svg:height="2.166cm" svg:x="5.358cm" svg:y="13.366cm">
          <text:p text:style-name="P14"><text:span text:style-name="T12"/></text:p>
          <text:p text:style-name="P14"><text:span text:style-name="T12">int </text:span><text:span text:style-name="T13">x[] = <text:s/>{ o++ , o++ };</text:span></text:p>
          <text:p text:style-name="P14"><text:span text:style-name="T13"/></text:p>
          <draw:enhanced-geometry svg:viewBox="0 0 21600 21600" draw:type="mso-spt202" draw:enhanced-path="M 0 0 L 21600 0 21600 21600 0 21600 0 0 Z N"/>
        </draw:custom-shape>
        <draw:custom-shape draw:style-name="gr2" draw:text-style-name="P2" draw:layer="layout" svg:width="13.401cm" svg:height="2.166cm" svg:x="5.358cm" svg:y="4.926cm">
          <text:p text:style-name="P14"><text:span text:style-name="T12"/></text:p>
          <text:p text:style-name="P14"><text:span text:style-name="T12">int </text:span><text:span text:style-name="T13">x <text:s text:c="2"/>= f( o++ , o++ );</text:span></text:p>
          <text:p text:style-name="P14"><text:span text:style-name="T13"/></text:p>
          <draw:enhanced-geometry svg:viewBox="0 0 21600 21600" draw:type="mso-spt202" draw:enhanced-path="M 0 0 L 21600 0 21600 21600 0 21600 0 0 Z N"/>
        </draw:custom-shape>
        <draw:custom-shape draw:style-name="gr17" draw:text-style-name="P2" draw:layer="layout" svg:width="3.417cm" svg:height="2.787cm" svg:x="19.143cm" svg:y="13.123cm">
          <text:p text:style-name="P5"><text:span text:style-name="T16"></text:span></text:p>
          <draw:enhanced-geometry svg:viewBox="0 0 21600 21600" draw:type="rectangle" draw:enhanced-path="M 0 0 L 21600 0 21600 21600 0 21600 0 0 Z N"/>
        </draw:custom-shape>
        <draw:custom-shape draw:style-name="gr17" draw:text-style-name="P2" draw:layer="layout" svg:width="3.201cm" svg:height="2.787cm" svg:x="19.156cm" svg:y="8.727cm">
          <text:p text:style-name="P5"><text:span text:style-name="T17"></text:span></text:p>
          <draw:enhanced-geometry svg:viewBox="0 0 21600 21600" draw:type="rectangle" draw:enhanced-path="M 0 0 L 21600 0 21600 21600 0 21600 0 0 Z N"/>
        </draw:custom-shape>
        <draw:custom-shape draw:style-name="gr17" draw:text-style-name="P2" draw:layer="layout" svg:width="3.417cm" svg:height="2.787cm" svg:x="18.94cm" svg:y="4.524cm">
          <text:p text:style-name="P5"><text:span text:style-name="T16"></text:span></text:p>
          <draw:enhanced-geometry svg:viewBox="0 0 21600 21600" draw:type="rectangle" draw:enhanced-path="M 0 0 L 21600 0 21600 21600 0 21600 0 0 Z N"/>
        </draw:custom-shape>
        <presentation:notes draw:style-name="dp2">
          <draw:page-thumbnail draw:layer="layout" svg:width="13.472cm" svg:height="9.327cm" svg:x="3.126cm" svg:y="1.896cm" draw:page-number="17" presentation:class="page"/>
          <draw:frame presentation:style-name="pr6" draw:layer="layout" svg:width="14.394cm" svg:height="11.499cm" svg:x="2.963cm" svg:y="11.861cm" presentation:class="notes" presentation:placeholder="true">
            <draw:text-box/>
          </draw:frame>
        </presentation:notes>
      </draw:page>
      <draw:page draw:name="another exercise"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another exercise</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in this very tricky statement…</text:p>
                <text:list text:style-name="L9">
                  <text:list-item>
                    <text:p text:style-name="P7">where are the sequence points?</text:p>
                  </text:list-item>
                  <text:list-item>
                    <text:p text:style-name="P7">what are the operators?</text:p>
                  </text:list-item>
                  <text:list-item>
                    <text:p text:style-name="P7">what is their relative precedence?</text:p>
                  </text:list-item>
                  <text:list-item>
                    <text:p text:style-name="P7">what is affected by what?</text:p>
                  </text:list-item>
                  <text:list-item>
                    <text:p text:style-name="P7">how many times is m modified between <text:line-break/>sequence points?</text:p>
                  </text:list-item>
                  <text:list-item>
                    <text:p text:style-name="P7">is it undefined?</text:p>
                  </text:list-item>
                </text:list>
                <text:p text:style-name="P4"/>
              </text:list-item>
            </text:list>
          </draw:text-box>
        </draw:frame>
        <draw:g>
          <draw:rect draw:style-name="gr26" draw:text-style-name="P8" draw:layer="layout" svg:width="9.401cm" svg:height="8.833cm" svg:x="17.357cm" svg:y="9.525cm">
            <text:p/>
          </draw:rect>
          <draw:g>
            <draw:custom-shape draw:style-name="gr27" draw:text-style-name="P2" draw:layer="layout" svg:width="0.335cm" svg:height="0.419cm" svg:x="23.237cm" svg:y="11.696cm">
              <text:p/>
              <draw:enhanced-geometry svg:viewBox="0 0 402 505" draw:type="non-primitive" draw:enhanced-path="M 0 0  L 2 63  L 5 133  L 8 206  L 12 280  L 17 350  L 24 411  L 32 461  L 42 493  L 55 505  L 55 505  L 87 495  L 140 470  L 205 434  L 273 391  L 335 346  L 381 304  L 402 270  L 402 270  L 328 240  L 256 201  L 188 157  L 127 111  L 75 69  L 35 34  L 9 9  L 0 0  L 0 0  L 0 0  Z N"/>
            </draw:custom-shape>
            <draw:custom-shape draw:style-name="gr28" draw:text-style-name="P2" draw:layer="layout" svg:width="0.249cm" svg:height="0.211cm" svg:x="19.081cm" svg:y="15.815cm">
              <text:p/>
              <draw:enhanced-geometry svg:viewBox="0 0 301 254" draw:type="non-primitive" draw:enhanced-path="M 4 175  L 6 80  L 0 25  L 5 1  L 38 0  L 38 0  L 109 14  L 196 37  L 270 60  L 301 70  L 301 70  L 289 93  L 258 145  L 217 204  L 170 248  L 125 254  L 125 254  L 63 218  L 20 188  L 4 175  L 4 175  L 4 175  Z N"/>
            </draw:custom-shape>
            <draw:custom-shape draw:style-name="gr29" draw:text-style-name="P2" draw:layer="layout" svg:width="1.335cm" svg:height="1.073cm" svg:x="19.126cm" svg:y="15.732cm">
              <text:p/>
              <draw:enhanced-geometry svg:viewBox="0 0 1608 1291" draw:type="non-primitive" draw:enhanced-path="M 1 375  L 19 330  L 53 274  L 97 212  L 145 149  L 191 91  L 232 44  L 260 11  L 270 0  L 270 0  L 283 4  L 316 19  L 366 42  L 429 70  L 500 102  L 578 137  L 656 172  L 732 206  L 800 237  L 858 265  L 901 286  L 924 298  L 924 298  L 940 311  L 966 336  L 1000 370  L 1042 412  L 1091 460  L 1144 515  L 1199 572  L 1257 632  L 1315 693  L 1371 752  L 1426 809  L 1475 861  L 1520 907  L 1556 946  L 1584 975  L 1601 995  L 1608 1001  L 1608 1001  L 1543 1090  L 1489 1161  L 1445 1215  L 1410 1255  L 1380 1280  L 1357 1291  L 1337 1290  L 1337 1290  L 1326 1285  L 1306 1279  L 1276 1268  L 1239 1256  L 1194 1241  L 1143 1223  L 1086 1204  L 1024 1184  L 958 1160  L 889 1136  L 818 1111  L 746 1085  L 672 1059  L 600 1033  L 527 1006  L 458 980  L 392 954  L 328 928  L 269 904  L 216 880  L 170 859  L 129 838  L 97 819  L 75 803  L 61 790  L 61 790  L 35 734  L 18 664  L 7 586  L 2 510  L 0 444  L 0 397  L 1 375  L 1 375  L 1 375  Z N"/>
            </draw:custom-shape>
            <draw:custom-shape draw:style-name="gr30" draw:text-style-name="P2" draw:layer="layout" svg:width="1.335cm" svg:height="1.073cm" svg:x="19.126cm" svg:y="15.732cm">
              <text:p/>
              <draw:enhanced-geometry svg:viewBox="0 0 1608 1291" draw:type="non-primitive" draw:enhanced-path="M 1 375  L 19 330  L 53 274  L 97 212  L 145 149  L 191 91  L 232 44  L 260 11  L 270 0  L 270 0  L 283 4  L 316 19  L 366 42  L 429 70  L 500 102  L 578 137  L 656 172  L 732 206  L 800 237  L 858 265  L 901 286  L 924 298  L 924 298  L 940 311  L 966 336  L 1000 370  L 1042 412  L 1091 460  L 1144 515  L 1199 572  L 1257 632  L 1315 693  L 1371 752  L 1426 809  L 1475 861  L 1520 907  L 1556 946  L 1584 975  L 1601 995  L 1608 1001  L 1608 1001  L 1543 1090  L 1489 1161  L 1445 1215  L 1410 1255  L 1380 1280  L 1357 1291  L 1337 1290  L 1337 1290  L 1326 1285  L 1306 1279  L 1276 1268  L 1239 1256  L 1194 1241  L 1143 1223  L 1086 1204  L 1024 1184  L 958 1160  L 889 1136  L 818 1111  L 746 1085  L 672 1059  L 600 1033  L 527 1006  L 458 980  L 392 954  L 328 928  L 269 904  L 216 880  L 170 859  L 129 838  L 97 819  L 75 803  L 61 790  L 61 790  L 35 734  L 18 664  L 7 586  L 2 510  L 0 444  L 0 397  L 1 375  L 1 375  L 1 375  N"/>
            </draw:custom-shape>
            <draw:line draw:style-name="gr31" draw:text-style-name="P8" draw:layer="layout" svg:x1="19.631cm" svg:y1="16.009cm" svg:x2="19.524cm" svg:y2="16.117cm">
              <text:p/>
            </draw:line>
            <draw:custom-shape draw:style-name="gr32" draw:text-style-name="P2" draw:layer="layout" svg:width="3.035cm" svg:height="2.5cm" svg:x="17.369cm" svg:y="15.844cm">
              <text:p/>
              <draw:enhanced-geometry svg:viewBox="0 0 3659 3016" draw:type="non-primitive" draw:enhanced-path="M 3578 1968  L 3586 2030  L 3589 2106  L 3588 2188  L 3586 2267  L 3582 2334  L 3579 2380  L 3578 2397  L 3578 2397  L 3508 2443  L 3441 2485  L 3377 2523  L 3317 2554  L 3260 2584  L 3205 2609  L 3153 2630  L 3105 2649  L 3058 2665  L 3014 2680  L 2972 2692  L 2933 2703  L 2895 2713  L 2859 2722  L 2825 2731  L 2825 2731  L 2781 2743  L 2730 2760  L 2675 2778  L 2616 2800  L 2555 2821  L 2493 2844  L 2429 2868  L 2368 2889  L 2308 2911  L 2252 2929  L 2200 2945  L 2152 2958  L 2152 2958  L 2120 2965  L 2081 2972  L 2034 2978  L 1981 2984  L 1923 2990  L 1862 2995  L 1798 3000  L 1730 3004  L 1662 3008  L 1593 3010  L 1524 3014  L 1457 3015  L 1393 3016  L 1331 3016  L 1274 3015  L 1221 3014  L 1174 3010  L 1135 3007  L 1103 3003  L 1103 3003  L 1066 2994  L 1021 2980  L 969 2962  L 911 2941  L 850 2918  L 786 2892  L 722 2864  L 658 2836  L 596 2808  L 537 2778  L 483 2751  L 436 2724  L 395 2699  L 363 2678  L 342 2659  L 333 2644  L 333 2644  L 329 2567  L 341 2498  L 350 2467  L 350 2467  L 256 2453  L 178 2425  L 113 2391  L 63 2356  L 28 2324  L 7 2301  L 0 2292  L 0 2292  L 1 2217  L 7 2146  L 17 2081  L 34 2028  L 61 1993  L 61 1993  L 80 1981  L 114 1961  L 160 1936  L 216 1908  L 279 1875  L 348 1841  L 421 1806  L 493 1770  L 563 1736  L 630 1704  L 689 1676  L 740 1651  L 778 1633  L 804 1621  L 812 1616  L 812 1616  L 826 1603  L 861 1565  L 911 1512  L 971 1451  L 1034 1390  L 1094 1334  L 1145 1292  L 1181 1273  L 1181 1273  L 1208 1222  L 1248 1166  L 1294 1107  L 1344 1048  L 1395 993  L 1440 944  L 1478 905  L 1504 879  L 1513 870  L 1513 870  L 1558 832  L 1601 793  L 1642 753  L 1682 712  L 1720 670  L 1756 627  L 1791 584  L 1824 539  L 1856 493  L 1885 448  L 1912 401  L 1938 353  L 1962 304  L 1983 256  L 2004 206  L 2022 155  L 2038 104  L 2052 52  L 2065 0  L 2065 0  L 2088 35  L 2128 70  L 2183 104  L 2246 136  L 2314 166  L 2383 192  L 2447 215  L 2505 232  L 2551 242  L 2581 247  L 2581 247  L 2634 268  L 2659 325  L 2660 405  L 2660 405  L 2725 383  L 2763 401  L 2799 448  L 2799 448  L 2823 475  L 2863 514  L 2915 558  L 2973 608  L 3036 656  L 3096 702  L 3151 740  L 3196 768  L 3228 782  L 3228 782  L 3272 797  L 3315 819  L 3343 852  L 3345 899  L 3306 959  L 3306 959  L 3368 994  L 3435 1016  L 3501 1026  L 3562 1024  L 3612 1010  L 3612 1010  L 3630 1108  L 3643 1202  L 3652 1291  L 3657 1375  L 3659 1454  L 3658 1528  L 3653 1596  L 3648 1659  L 3641 1716  L 3632 1768  L 3623 1814  L 3614 1854  L 3605 1889  L 3596 1917  L 3588 1939  L 3582 1955  L 3579 1965  L 3578 1968  L 3578 1968  L 3578 1968  Z N"/>
            </draw:custom-shape>
            <draw:custom-shape draw:style-name="gr30" draw:text-style-name="P2" draw:layer="layout" svg:width="3.035cm" svg:height="2.5cm" svg:x="17.369cm" svg:y="15.844cm">
              <text:p/>
              <draw:enhanced-geometry svg:viewBox="0 0 3659 3016" draw:type="non-primitive" draw:enhanced-path="M 3578 1968  L 3586 2030  L 3589 2106  L 3588 2188  L 3586 2267  L 3582 2334  L 3579 2380  L 3578 2397  L 3578 2397  L 3508 2443  L 3441 2485  L 3377 2523  L 3317 2554  L 3260 2584  L 3205 2609  L 3153 2630  L 3105 2649  L 3058 2665  L 3014 2680  L 2972 2692  L 2933 2703  L 2895 2713  L 2859 2722  L 2825 2731  L 2825 2731  L 2781 2743  L 2730 2760  L 2675 2778  L 2616 2800  L 2555 2821  L 2493 2844  L 2429 2868  L 2368 2889  L 2308 2911  L 2252 2929  L 2200 2945  L 2152 2958  L 2152 2958  L 2120 2965  L 2081 2972  L 2034 2978  L 1981 2984  L 1923 2990  L 1862 2995  L 1798 3000  L 1730 3004  L 1662 3008  L 1593 3010  L 1524 3014  L 1457 3015  L 1393 3016  L 1331 3016  L 1274 3015  L 1221 3014  L 1174 3010  L 1135 3007  L 1103 3003  L 1103 3003  L 1066 2994  L 1021 2980  L 969 2962  L 911 2941  L 850 2918  L 786 2892  L 722 2864  L 658 2836  L 596 2808  L 537 2778  L 483 2751  L 436 2724  L 395 2699  L 363 2678  L 342 2659  L 333 2644  L 333 2644  L 329 2567  L 341 2498  L 350 2467  L 350 2467  L 256 2453  L 178 2425  L 113 2391  L 63 2356  L 28 2324  L 7 2301  L 0 2292  L 0 2292  L 1 2217  L 7 2146  L 17 2081  L 34 2028  L 61 1993  L 61 1993  L 80 1981  L 114 1961  L 160 1936  L 216 1908  L 279 1875  L 348 1841  L 421 1806  L 493 1770  L 563 1736  L 630 1704  L 689 1676  L 740 1651  L 778 1633  L 804 1621  L 812 1616  L 812 1616  L 826 1603  L 861 1565  L 911 1512  L 971 1451  L 1034 1390  L 1094 1334  L 1145 1292  L 1181 1273  L 1181 1273  L 1208 1222  L 1248 1166  L 1294 1107  L 1344 1048  L 1395 993  L 1440 944  L 1478 905  L 1504 879  L 1513 870  L 1513 870  L 1558 832  L 1601 793  L 1642 753  L 1682 712  L 1720 670  L 1756 627  L 1791 584  L 1824 539  L 1856 493  L 1885 448  L 1912 401  L 1938 353  L 1962 304  L 1983 256  L 2004 206  L 2022 155  L 2038 104  L 2052 52  L 2065 0  L 2065 0  L 2088 35  L 2128 70  L 2183 104  L 2246 136  L 2314 166  L 2383 192  L 2447 215  L 2505 232  L 2551 242  L 2581 247  L 2581 247  L 2634 268  L 2659 325  L 2660 405  L 2660 405  L 2725 383  L 2763 401  L 2799 448  L 2799 448  L 2823 475  L 2863 514  L 2915 558  L 2973 608  L 3036 656  L 3096 702  L 3151 740  L 3196 768  L 3228 782  L 3228 782  L 3272 797  L 3315 819  L 3343 852  L 3345 899  L 3306 959  L 3306 959  L 3368 994  L 3435 1016  L 3501 1026  L 3562 1024  L 3612 1010  L 3612 1010  L 3630 1108  L 3643 1202  L 3652 1291  L 3657 1375  L 3659 1454  L 3658 1528  L 3653 1596  L 3648 1659  L 3641 1716  L 3632 1768  L 3623 1814  L 3614 1854  L 3605 1889  L 3596 1917  L 3588 1939  L 3582 1955  L 3579 1965  L 3578 1968  L 3578 1968  L 3578 1968  N"/>
            </draw:custom-shape>
            <draw:custom-shape draw:style-name="gr33" draw:text-style-name="P2" draw:layer="layout" svg:width="1.932cm" svg:height="1.716cm" svg:x="17.651cm" svg:y="16.164cm">
              <text:p/>
              <draw:enhanced-geometry svg:viewBox="0 0 2328 2071" draw:type="non-primitive" draw:enhanced-path="M 2328 0  L 2304 66  L 2285 149  L 2270 238  L 2259 317  L 2252 374  L 2250 395  L 2250 395  L 2205 432  L 2156 473  L 2103 517  L 2048 565  L 1993 613  L 1936 663  L 1881 714  L 1827 763  L 1773 812  L 1725 857  L 1678 899  L 1638 937  L 1603 970  L 1573 997  L 1552 1018  L 1537 1030  L 1532 1034  L 1532 1034  L 1450 1072  L 1406 1113  L 1393 1132  L 1393 1132  L 1308 1167  L 1270 1203  L 1262 1220  L 1262 1220  L 1195 1278  L 1143 1345  L 1108 1399  L 1096 1423  L 1096 1423  L 1026 1449  L 986 1478  L 973 1493  L 973 1493  L 893 1514  L 839 1542  L 792 1573  L 737 1606  L 737 1606  L 683 1638  L 626 1678  L 568 1719  L 511 1753  L 456 1774  L 456 1774  L 382 1804  L 334 1843  L 317 1861  L 317 1861  L 235 1889  L 163 1920  L 105 1952  L 57 1990  L 23 2028  L 3 2071  L 3 2071  L 0 1982  L 19 1912  L 64 1869  L 64 1869  L 145 1840  L 232 1812  L 273 1801  L 273 1801  L 353 1740  L 421 1710  L 450 1703  L 450 1703  L 544 1631  L 627 1574  L 702 1529  L 765 1495  L 817 1471  L 859 1456  L 889 1445  L 907 1441  L 912 1440  L 912 1440  L 963 1394  L 1013 1374  L 1035 1368  L 1035 1368  L 1106 1262  L 1156 1219  L 1174 1210  L 1174 1210  L 1259 1128  L 1323 1094  L 1349 1089  L 1349 1089  L 1425 1015  L 1483 982  L 1506 973  L 1506 973  L 1561 919  L 1615 866  L 1668 813  L 1721 761  L 1772 711  L 1822 663  L 1870 618  L 1914 576  L 1954 538  L 1992 503  L 2025 473  L 2053 447  L 2076 427  L 2094 413  L 2094 413  L 2147 370  L 2173 349  L 2180 342  L 2180 342  L 2201 230  L 2228 144  L 2257 83  L 2284 41  L 2306 16  L 2322 3  L 2328 0  L 2328 0  L 2328 0  Z N"/>
            </draw:custom-shape>
            <draw:custom-shape draw:style-name="gr30" draw:text-style-name="P2" draw:layer="layout" svg:width="0.402cm" svg:height="0.289cm" svg:x="19.94cm" svg:y="17.511cm">
              <text:p/>
              <draw:enhanced-geometry svg:viewBox="0 0 486 353" draw:type="non-primitive" draw:enhanced-path="M 486 0  L 459 30  L 424 62  L 380 97  L 331 135  L 277 173  L 220 212  L 163 250  L 105 288  L 51 322  L 0 353  N"/>
            </draw:custom-shape>
            <draw:custom-shape draw:style-name="gr30" draw:text-style-name="P2" draw:layer="layout" svg:width="0.92cm" svg:height="0.378cm" svg:x="19.019cm" svg:y="17.801cm">
              <text:p/>
              <draw:enhanced-geometry svg:viewBox="0 0 1111 453" draw:type="non-primitive" draw:enhanced-path="M 1111 0  L 1085 15  L 1052 33  L 1013 52  L 969 74  L 921 96  L 869 120  L 812 145  L 753 171  L 691 197  L 629 224  L 565 250  L 502 276  L 439 301  L 376 326  L 316 349  L 259 370  L 203 391  L 152 409  L 106 424  L 65 436  L 29 446  L 0 453  N"/>
            </draw:custom-shape>
            <draw:custom-shape draw:style-name="gr30" draw:text-style-name="P2" draw:layer="layout" svg:width="0.817cm" svg:height="0.036cm" svg:x="18.202cm" svg:y="18.158cm">
              <text:p/>
              <draw:enhanced-geometry svg:viewBox="0 0 982 46" draw:type="non-primitive" draw:enhanced-path="M 982 27  L 947 33  L 905 37  L 856 41  L 803 44  L 745 45  L 684 46  L 620 46  L 554 46  L 488 44  L 422 42  L 356 39  L 293 36  L 233 31  L 175 26  L 122 20  L 75 15  L 34 8  L 0 0  N"/>
            </draw:custom-shape>
            <draw:custom-shape draw:style-name="gr30" draw:text-style-name="P2" draw:layer="layout" svg:width="0.53cm" svg:height="0.257cm" svg:x="17.671cm" svg:y="17.901cm">
              <text:p/>
              <draw:enhanced-geometry svg:viewBox="0 0 641 307" draw:type="non-primitive" draw:enhanced-path="M 641 307  L 595 295  L 546 281  L 492 264  L 436 245  L 377 223  L 318 200  L 260 176  L 205 148  L 153 121  L 104 92  L 62 62  L 27 32  L 0 0  N"/>
            </draw:custom-shape>
            <draw:custom-shape draw:style-name="gr30" draw:text-style-name="P2" draw:layer="layout" svg:width="0.447cm" svg:height="0.439cm" svg:x="19.923cm" svg:y="16.773cm">
              <text:p/>
              <draw:enhanced-geometry svg:viewBox="0 0 541 528" draw:type="non-primitive" draw:enhanced-path="M 541 0  L 502 59  L 465 116  L 427 172  L 390 225  L 353 276  L 315 322  L 279 365  L 243 405  L 207 439  L 172 468  L 135 493  L 102 511  L 68 523  L 34 528  L 0 526  N"/>
            </draw:custom-shape>
            <draw:custom-shape draw:style-name="gr30" draw:text-style-name="P2" draw:layer="layout" svg:width="0.435cm" svg:height="0.215cm" svg:x="19.487cm" svg:y="16.993cm">
              <text:p/>
              <draw:enhanced-geometry svg:viewBox="0 0 524 264" draw:type="non-primitive" draw:enhanced-path="M 524 264  L 469 249  L 407 225  L 338 195  L 269 159  L 200 121  L 137 85  L 82 52  L 38 25  L 10 7  L 0 0  N"/>
            </draw:custom-shape>
            <draw:custom-shape draw:style-name="gr30" draw:text-style-name="P2" draw:layer="layout" svg:width="0.124cm" svg:height="0.659cm" svg:x="19.487cm" svg:y="16.993cm">
              <text:p/>
              <draw:enhanced-geometry svg:viewBox="0 0 148 798" draw:type="non-primitive" draw:enhanced-path="M 0 0  L 30 36  L 59 78  L 82 125  L 103 176  L 119 229  L 132 283  L 141 341  L 147 398  L 148 454  L 147 510  L 141 562  L 132 611  L 119 658  L 103 699  L 82 735  L 59 763  L 30 785  L 0 798  N"/>
            </draw:custom-shape>
            <draw:custom-shape draw:style-name="gr30" draw:text-style-name="P2" draw:layer="layout" svg:width="0.559cm" svg:height="0.157cm" svg:x="18.928cm" svg:y="17.515cm">
              <text:p/>
              <draw:enhanced-geometry svg:viewBox="0 0 678 190" draw:type="non-primitive" draw:enhanced-path="M 678 164  L 631 175  L 583 183  L 533 188  L 481 190  L 429 188  L 376 181  L 323 171  L 268 156  L 214 136  L 160 110  L 106 79  L 53 43  L 0 0  N"/>
            </draw:custom-shape>
            <draw:custom-shape draw:style-name="gr30" draw:text-style-name="P2" draw:layer="layout" svg:width="0.12cm" svg:height="0.377cm" svg:x="18.907cm" svg:y="17.515cm">
              <text:p/>
              <draw:enhanced-geometry svg:viewBox="0 0 145 454" draw:type="non-primitive" draw:enhanced-path="M 26 0  L 63 45  L 94 93  L 118 142  L 135 191  L 144 240  L 145 286  L 140 329  L 127 368  L 106 401  L 78 427  L 43 445  L 0 454  N"/>
            </draw:custom-shape>
            <draw:custom-shape draw:style-name="gr30" draw:text-style-name="P2" draw:layer="layout" svg:width="0.758cm" svg:height="0.029cm" svg:x="18.148cm" svg:y="17.885cm">
              <text:p/>
              <draw:enhanced-geometry svg:viewBox="0 0 912 32" draw:type="non-primitive" draw:enhanced-path="M 912 9  L 871 12  L 824 16  L 768 19  L 707 22  L 642 26  L 574 28  L 504 30  L 432 32  L 362 32  L 294 30  L 229 29  L 169 26  L 114 22  L 67 17  L 28 9  L 0 0  N"/>
            </draw:custom-shape>
            <draw:custom-shape draw:style-name="gr30" draw:text-style-name="P2" draw:layer="layout" svg:width="0.199cm" svg:height="0.19cm" svg:x="17.949cm" svg:y="17.694cm">
              <text:p/>
              <draw:enhanced-geometry svg:viewBox="0 0 242 234" draw:type="non-primitive" draw:enhanced-path="M 242 234  L 181 204  L 128 172  L 80 134  L 43 94  L 16 48  L 0 0  N"/>
            </draw:custom-shape>
            <draw:custom-shape draw:style-name="gr30" draw:text-style-name="P2" draw:layer="layout" svg:width="0.199cm" svg:height="0.299cm" svg:x="18.546cm" svg:y="17.457cm">
              <text:p/>
              <draw:enhanced-geometry svg:viewBox="0 0 242 362" draw:type="non-primitive" draw:enhanced-path="M 0 0  L 46 42  L 92 82  L 137 123  L 175 163  L 208 202  L 231 238  L 242 274  L 241 306  L 225 336  L 191 362  N"/>
            </draw:custom-shape>
            <draw:custom-shape draw:style-name="gr30" draw:text-style-name="P2" draw:layer="layout" svg:width="0.584cm" svg:height="0.111cm" svg:x="18.119cm" svg:y="17.756cm">
              <text:p/>
              <draw:enhanced-geometry svg:viewBox="0 0 705 131" draw:type="non-primitive" draw:enhanced-path="M 705 0  L 669 19  L 628 37  L 584 53  L 536 69  L 485 84  L 431 96  L 375 107  L 316 116  L 255 124  L 192 129  L 129 131  L 66 131  L 0 128  N"/>
            </draw:custom-shape>
            <draw:custom-shape draw:style-name="gr30" draw:text-style-name="P2" draw:layer="layout" svg:width="0.356cm" svg:height="0.125cm" svg:x="19.766cm" svg:y="16.495cm">
              <text:p/>
              <draw:enhanced-geometry svg:viewBox="0 0 430 154" draw:type="non-primitive" draw:enhanced-path="M 430 154  L 373 124  L 313 94  L 252 65  L 193 40  L 136 20  L 84 6  L 38 0  L 0 5  N"/>
            </draw:custom-shape>
            <draw:custom-shape draw:style-name="gr30" draw:text-style-name="P2" draw:layer="layout" svg:width="0.166cm" svg:height="0.086cm" svg:x="19.599cm" svg:y="16.499cm">
              <text:p/>
              <draw:enhanced-geometry svg:viewBox="0 0 200 105" draw:type="non-primitive" draw:enhanced-path="M 200 0  L 110 40  L 33 84  L 0 105  N"/>
            </draw:custom-shape>
            <draw:custom-shape draw:style-name="gr30" draw:text-style-name="P2" draw:layer="layout" svg:width="0.074cm" svg:height="0.153cm" svg:x="19.525cm" svg:y="16.433cm">
              <text:p/>
              <draw:enhanced-geometry svg:viewBox="0 0 86 183" draw:type="non-primitive" draw:enhanced-path="M 86 183  L 41 86  L 10 22  L 0 0  N"/>
            </draw:custom-shape>
            <draw:custom-shape draw:style-name="gr30" draw:text-style-name="P2" draw:layer="layout" svg:width="0.194cm" svg:height="0.497cm" svg:x="19.737cm" svg:y="16.532cm">
              <text:p/>
              <draw:enhanced-geometry svg:viewBox="0 0 235 600" draw:type="non-primitive" draw:enhanced-path="M 0 0  L 4 38  L 17 93  L 40 157  L 67 228  L 99 303  L 131 378  L 162 447  L 190 508  L 214 556  L 229 588  L 235 600  N"/>
            </draw:custom-shape>
            <draw:custom-shape draw:style-name="gr30" draw:text-style-name="P2" draw:layer="layout" svg:width="0.543cm" svg:height="0.111cm" svg:x="19.388cm" svg:y="16.918cm">
              <text:p/>
              <draw:enhanced-geometry svg:viewBox="0 0 653 136" draw:type="non-primitive" draw:enhanced-path="M 653 136  L 572 106  L 496 80  L 425 58  L 358 39  L 297 24  L 242 12  L 191 4  L 146 0  L 107 0  L 73 3  L 46 11  L 25 24  L 10 41  L 1 61  L 0 86  L 4 116  N"/>
            </draw:custom-shape>
            <draw:custom-shape draw:style-name="gr30" draw:text-style-name="P2" draw:layer="layout" svg:width="0.062cm" svg:height="0.534cm" svg:x="19.392cm" svg:y="17.014cm">
              <text:p/>
              <draw:enhanced-geometry svg:viewBox="0 0 73 643" draw:type="non-primitive" draw:enhanced-path="M 0 0  L 12 54  L 23 119  L 32 192  L 41 270  L 49 348  L 56 424  L 63 494  L 67 554  L 70 601  L 72 632  L 73 643  N"/>
            </draw:custom-shape>
            <draw:custom-shape draw:style-name="gr30" draw:text-style-name="P2" draw:layer="layout" svg:width="0.663cm" svg:height="0.153cm" svg:x="18.79cm" svg:y="17.403cm">
              <text:p/>
              <draw:enhanced-geometry svg:viewBox="0 0 798 181" draw:type="non-primitive" draw:enhanced-path="M 798 171  L 714 141  L 635 114  L 560 89  L 490 66  L 425 48  L 364 32  L 309 20  L 258 11  L 212 4  L 170 0  L 132 0  L 101 4  L 72 11  L 49 20  L 31 33  L 16 49  L 6 68  L 1 92  L 0 118  L 3 148  L 11 181  N"/>
            </draw:custom-shape>
            <draw:custom-shape draw:style-name="gr30" draw:text-style-name="P2" draw:layer="layout" svg:width="0.252cm" svg:height="0.203cm" svg:x="18.546cm" svg:y="17.353cm">
              <text:p/>
              <draw:enhanced-geometry svg:viewBox="0 0 306 244" draw:type="non-primitive" draw:enhanced-path="M 306 244  L 231 160  L 159 96  L 96 50  L 45 20  L 12 5  L 0 0  N"/>
            </draw:custom-shape>
            <draw:custom-shape draw:style-name="gr30" draw:text-style-name="P2" draw:layer="layout" svg:width="0.564cm" svg:height="0.302cm" svg:x="19.84cm" svg:y="17.042cm">
              <text:p/>
              <draw:enhanced-geometry svg:viewBox="0 0 676 364" draw:type="non-primitive" draw:enhanced-path="M 676 0  L 658 40  L 634 81  L 604 121  L 572 159  L 534 195  L 494 231  L 449 262  L 403 289  L 354 314  L 305 335  L 253 349  L 202 360  L 150 364  L 99 361  L 49 352  L 0 336  N"/>
            </draw:custom-shape>
            <draw:custom-shape draw:style-name="gr30" draw:text-style-name="P2" draw:layer="layout" svg:width="0.161cm" svg:height="0.115cm" svg:x="19.678cm" svg:y="17.208cm">
              <text:p/>
              <draw:enhanced-geometry svg:viewBox="0 0 197 136" draw:type="non-primitive" draw:enhanced-path="M 197 136  L 80 79  L 21 41  L 0 16  L 2 3  L 6 0  N"/>
            </draw:custom-shape>
            <draw:custom-shape draw:style-name="gr30" draw:text-style-name="P2" draw:layer="layout" svg:width="0.063cm" svg:height="0.385cm" svg:x="19.682cm" svg:y="17.208cm">
              <text:p/>
              <draw:enhanced-geometry svg:viewBox="0 0 75 462" draw:type="non-primitive" draw:enhanced-path="M 0 0  L 28 74  L 50 140  L 65 201  L 72 258  L 75 311  L 69 362  L 57 412  L 36 462  N"/>
            </draw:custom-shape>
            <draw:custom-shape draw:style-name="gr30" draw:text-style-name="P2" draw:layer="layout" svg:width="0.361cm" svg:height="0.12cm" svg:x="19.711cm" svg:y="17.594cm">
              <text:p/>
              <draw:enhanced-geometry svg:viewBox="0 0 434 145" draw:type="non-primitive" draw:enhanced-path="M 0 0  L 76 0  L 142 1  L 199 5  L 251 14  L 299 31  L 343 57  L 387 95  L 434 145  N"/>
            </draw:custom-shape>
            <draw:custom-shape draw:style-name="gr30" draw:text-style-name="P2" draw:layer="layout" svg:width="0.44cm" svg:height="0.136cm" svg:x="17.605cm" svg:y="17.412cm">
              <text:p/>
              <draw:enhanced-geometry svg:viewBox="0 0 531 165" draw:type="non-primitive" draw:enhanced-path="M 531 162  L 452 165  L 375 162  L 303 155  L 236 145  L 175 131  L 122 114  L 77 94  L 40 73  L 15 49  L 1 25  L 0 0  N"/>
            </draw:custom-shape>
            <draw:custom-shape draw:style-name="gr30" draw:text-style-name="P2" draw:layer="layout" svg:width="0.223cm" svg:height="0.157cm" svg:x="18.127cm" svg:y="17.204cm">
              <text:p/>
              <draw:enhanced-geometry svg:viewBox="0 0 271 190" draw:type="non-primitive" draw:enhanced-path="M 0 0  L 55 33  L 119 67  L 179 102  L 231 136  L 264 165  L 271 190  N"/>
            </draw:custom-shape>
            <draw:custom-shape draw:style-name="gr30" draw:text-style-name="P2" draw:layer="layout" svg:width="0.667cm" svg:height="0.227cm" svg:x="18.89cm" svg:y="17.682cm">
              <text:p/>
              <draw:enhanced-geometry svg:viewBox="0 0 802 272" draw:type="non-primitive" draw:enhanced-path="M 0 272  L 34 264  L 77 254  L 126 241  L 179 226  L 238 208  L 299 188  L 362 168  L 426 146  L 490 124  L 552 101  L 612 80  L 668 58  L 719 38  L 765 18  L 802 0  N"/>
            </draw:custom-shape>
            <draw:custom-shape draw:style-name="gr30" draw:text-style-name="P2" draw:layer="layout" svg:width="0.423cm" svg:height="0.127cm" svg:x="19.558cm" svg:y="17.661cm">
              <text:p/>
              <draw:enhanced-geometry svg:viewBox="0 0 514 155" draw:type="non-primitive" draw:enhanced-path="M 0 29  L 50 11  L 106 2  L 163 0  L 222 3  L 280 14  L 335 29  L 387 49  L 433 72  L 470 98  L 497 127  L 514 155  N"/>
            </draw:custom-shape>
            <draw:custom-shape draw:style-name="gr30" draw:text-style-name="P2" draw:layer="layout" svg:width="0.41cm" svg:height="0.062cm" svg:x="19.148cm" svg:y="16.126cm">
              <text:p/>
              <draw:enhanced-geometry svg:viewBox="0 0 495 73" draw:type="non-primitive" draw:enhanced-path="M 495 73  L 439 53  L 378 34  L 313 18  L 249 6  L 186 0  L 129 0  L 77 9  L 33 26  L 0 54  N"/>
            </draw:custom-shape>
            <draw:custom-shape draw:style-name="gr30" draw:text-style-name="P2" draw:layer="layout" svg:width="0.116cm" svg:height="0.148cm" svg:x="19.031cm" svg:y="16.023cm">
              <text:p/>
              <draw:enhanced-geometry svg:viewBox="0 0 136 180" draw:type="non-primitive" draw:enhanced-path="M 136 180  L 71 90  L 21 25  L 0 0  N"/>
            </draw:custom-shape>
            <draw:custom-shape draw:style-name="gr30" draw:text-style-name="P2" draw:layer="layout" svg:width="0.302cm" svg:height="0.154cm" svg:x="17.381cm" svg:y="17.639cm">
              <text:p/>
              <draw:enhanced-geometry svg:viewBox="0 0 365 187" draw:type="non-primitive" draw:enhanced-path="M 365 187  L 304 174  L 237 152  L 170 122  L 108 88  L 56 55  L 18 24  L 0 0  N"/>
            </draw:custom-shape>
            <draw:custom-shape draw:style-name="gr34" draw:text-style-name="P2" draw:layer="layout" svg:width="0.286cm" svg:height="0.12cm" svg:x="18.185cm" svg:y="17.042cm">
              <text:p/>
              <draw:enhanced-geometry svg:viewBox="0 0 344 145" draw:type="non-primitive" draw:enhanced-path="M 344 145  L 297 91  L 237 53  L 171 27  L 108 11  L 54 3  L 15 0  L 0 0  N"/>
            </draw:custom-shape>
            <draw:custom-shape draw:style-name="gr34" draw:text-style-name="P2" draw:layer="layout" svg:width="0.211cm" svg:height="0.153cm" svg:x="18.322cm" svg:y="16.923cm">
              <text:p/>
              <draw:enhanced-geometry svg:viewBox="0 0 254 181" draw:type="non-primitive" draw:enhanced-path="M 254 181  L 203 128  L 137 78  L 70 37  L 21 10  L 0 0  N"/>
            </draw:custom-shape>
            <draw:custom-shape draw:style-name="gr34" draw:text-style-name="P2" draw:layer="layout" svg:width="0.248cm" svg:height="0.108cm" svg:x="18.38cm" svg:y="16.847cm">
              <text:p/>
              <draw:enhanced-geometry svg:viewBox="0 0 297 126" draw:type="non-primitive" draw:enhanced-path="M 297 126  L 238 82  L 160 47  L 83 21  L 23 5  L 0 0  N"/>
            </draw:custom-shape>
            <draw:custom-shape draw:style-name="gr34" draw:text-style-name="P2" draw:layer="layout" svg:width="0.232cm" svg:height="0.137cm" svg:x="18.48cm" svg:y="16.735cm">
              <text:p/>
              <draw:enhanced-geometry svg:viewBox="0 0 279 161" draw:type="non-primitive" draw:enhanced-path="M 279 161  L 222 113  L 150 69  L 77 32  L 23 9  L 0 0  N"/>
            </draw:custom-shape>
            <draw:custom-shape draw:style-name="gr34" draw:text-style-name="P2" draw:layer="layout" svg:width="0.269cm" svg:height="0.111cm" svg:x="18.546cm" svg:y="16.649cm">
              <text:p/>
              <draw:enhanced-geometry svg:viewBox="0 0 324 135" draw:type="non-primitive" draw:enhanced-path="M 324 135  L 278 100  L 212 68  L 138 41  L 70 19  L 19 4  L 0 0  N"/>
            </draw:custom-shape>
            <draw:custom-shape draw:style-name="gr34" draw:text-style-name="P2" draw:layer="layout" svg:width="0.249cm" svg:height="0.12cm" svg:x="18.62cm" svg:y="16.57cm">
              <text:p/>
              <draw:enhanced-geometry svg:viewBox="0 0 300 145" draw:type="non-primitive" draw:enhanced-path="M 300 145  L 248 95  L 171 56  L 89 25  L 26 6  L 0 0  N"/>
            </draw:custom-shape>
            <draw:custom-shape draw:style-name="gr34" draw:text-style-name="P2" draw:layer="layout" svg:width="0.236cm" svg:height="0.115cm" svg:x="18.72cm" svg:y="16.47cm">
              <text:p/>
              <draw:enhanced-geometry svg:viewBox="0 0 287 138" draw:type="non-primitive" draw:enhanced-path="M 287 138  L 233 95  L 159 58  L 82 28  L 24 8  L 0 0  N"/>
            </draw:custom-shape>
            <draw:custom-shape draw:style-name="gr34" draw:text-style-name="P2" draw:layer="layout" svg:width="0.215cm" svg:height="0.107cm" svg:x="18.816cm" svg:y="16.375cm">
              <text:p/>
              <draw:enhanced-geometry svg:viewBox="0 0 263 127" draw:type="non-primitive" draw:enhanced-path="M 263 127  L 187 80  L 101 39  L 30 11  L 0 0  N"/>
            </draw:custom-shape>
            <draw:custom-shape draw:style-name="gr34" draw:text-style-name="P2" draw:layer="layout" svg:width="0.232cm" svg:height="0.099cm" svg:x="18.873cm" svg:y="16.283cm">
              <text:p/>
              <draw:enhanced-geometry svg:viewBox="0 0 279 117" draw:type="non-primitive" draw:enhanced-path="M 279 117  L 226 74  L 154 41  L 80 18  L 22 5  L 0 0  N"/>
            </draw:custom-shape>
            <draw:custom-shape draw:style-name="gr34" draw:text-style-name="P2" draw:layer="layout" svg:width="0.232cm" svg:height="0.111cm" svg:x="18.936cm" svg:y="16.188cm">
              <text:p/>
              <draw:enhanced-geometry svg:viewBox="0 0 281 135" draw:type="non-primitive" draw:enhanced-path="M 281 135  L 223 90  L 151 53  L 78 24  L 22 6  L 0 0  N"/>
            </draw:custom-shape>
            <draw:custom-shape draw:style-name="gr34" draw:text-style-name="P2" draw:layer="layout" svg:width="0.041cm" svg:height="0.654cm" svg:x="19.098cm" svg:y="16.134cm">
              <text:p/>
              <draw:enhanced-geometry svg:viewBox="0 0 49 788" draw:type="non-primitive" draw:enhanced-path="M 0 0  L 10 28  L 21 67  L 29 116  L 35 172  L 41 234  L 46 301  L 48 369  L 49 439  L 48 507  L 44 572  L 40 632  L 33 685  L 25 730  L 14 765  L 0 788  N"/>
            </draw:custom-shape>
            <draw:custom-shape draw:style-name="gr34" draw:text-style-name="P2" draw:layer="layout" svg:width="0.17cm" svg:height="0.261cm" svg:x="18.928cm" svg:y="16.549cm">
              <text:p/>
              <draw:enhanced-geometry svg:viewBox="0 0 208 317" draw:type="non-primitive" draw:enhanced-path="M 208 290  L 182 310  L 155 317  L 126 310  L 97 290  L 70 257  L 45 211  L 25 153  L 9 83  L 0 0  N"/>
            </draw:custom-shape>
            <draw:custom-shape draw:style-name="gr34" draw:text-style-name="P2" draw:layer="layout" svg:width="0.12cm" svg:height="0.398cm" svg:x="18.928cm" svg:y="16.15cm">
              <text:p/>
              <draw:enhanced-geometry svg:viewBox="0 0 145 481" draw:type="non-primitive" draw:enhanced-path="M 0 481  L 1 395  L 11 315  L 31 240  L 53 172  L 79 114  L 104 67  L 126 31  L 140 8  L 145 0  N"/>
            </draw:custom-shape>
            <draw:custom-shape draw:style-name="gr34" draw:text-style-name="P2" draw:layer="layout" svg:width="0.323cm" svg:height="0.407cm" svg:x="18.725cm" svg:y="16.15cm">
              <text:p/>
              <draw:enhanced-geometry svg:viewBox="0 0 387 491" draw:type="non-primitive" draw:enhanced-path="M 387 0  L 355 61  L 324 121  L 292 179  L 259 234  L 227 286  L 195 334  L 162 377  L 129 414  L 97 445  L 64 469  L 32 484  L 0 491  N"/>
            </draw:custom-shape>
            <draw:custom-shape draw:style-name="gr34" draw:text-style-name="P2" draw:layer="layout" svg:width="0.104cm" svg:height="0.228cm" svg:x="18.62cm" svg:y="16.329cm">
              <text:p/>
              <draw:enhanced-geometry svg:viewBox="0 0 128 274" draw:type="non-primitive" draw:enhanced-path="M 128 274  L 78 269  L 41 247  L 14 212  L 0 168  L 1 116  L 16 59  L 46 0  N"/>
            </draw:custom-shape>
            <draw:custom-shape draw:style-name="gr34" draw:text-style-name="P2" draw:layer="layout" svg:width="0.381cm" svg:height="0.24cm" svg:x="18.658cm" svg:y="16.088cm">
              <text:p/>
              <draw:enhanced-geometry svg:viewBox="0 0 460 289" draw:type="non-primitive" draw:enhanced-path="M 0 289  L 39 244  L 94 199  L 159 155  L 229 113  L 298 77  L 360 45  L 412 21  L 447 5  L 460 0  N"/>
            </draw:custom-shape>
            <draw:custom-shape draw:style-name="gr34" draw:text-style-name="P2" draw:layer="layout" svg:width="0.244cm" svg:height="0.133cm" svg:x="18.666cm" svg:y="17.204cm">
              <text:p/>
              <draw:enhanced-geometry svg:viewBox="0 0 297 162" draw:type="non-primitive" draw:enhanced-path="M 297 162  L 253 112  L 192 71  L 125 40  L 63 17  L 18 4  L 0 0  N"/>
            </draw:custom-shape>
            <draw:custom-shape draw:style-name="gr34" draw:text-style-name="P2" draw:layer="layout" svg:width="0.215cm" svg:height="0.161cm" svg:x="18.816cm" svg:y="17.08cm">
              <text:p/>
              <draw:enhanced-geometry svg:viewBox="0 0 263 191" draw:type="non-primitive" draw:enhanced-path="M 263 191  L 184 119  L 112 64  L 54 28  L 14 7  L 0 0  N"/>
            </draw:custom-shape>
            <draw:custom-shape draw:style-name="gr34" draw:text-style-name="P2" draw:layer="layout" svg:width="0.248cm" svg:height="0.132cm" svg:x="18.928cm" svg:y="17.009cm">
              <text:p/>
              <draw:enhanced-geometry svg:viewBox="0 0 300 161" draw:type="non-primitive" draw:enhanced-path="M 300 161  L 243 107  L 166 62  L 87 28  L 25 7  L 0 0  N"/>
            </draw:custom-shape>
            <draw:custom-shape draw:style-name="gr34" draw:text-style-name="P2" draw:layer="layout" svg:width="0.244cm" svg:height="0.111cm" svg:x="19.027cm" svg:y="16.909cm">
              <text:p/>
              <draw:enhanced-geometry svg:viewBox="0 0 297 134" draw:type="non-primitive" draw:enhanced-path="M 297 134  L 228 82  L 149 44  L 76 19  L 21 4  L 0 0  N"/>
            </draw:custom-shape>
            <draw:custom-shape draw:style-name="gr34" draw:text-style-name="P2" draw:layer="layout" svg:width="0.194cm" svg:height="0.104cm" svg:x="19.152cm" svg:y="16.818cm">
              <text:p/>
              <draw:enhanced-geometry svg:viewBox="0 0 234 126" draw:type="non-primitive" draw:enhanced-path="M 234 126  L 170 75  L 94 35  L 27 9  L 0 0  N"/>
            </draw:custom-shape>
            <draw:custom-shape draw:style-name="gr34" draw:text-style-name="P2" draw:layer="layout" svg:width="0.194cm" svg:height="0.094cm" svg:x="19.251cm" svg:y="16.744cm">
              <text:p/>
              <draw:enhanced-geometry svg:viewBox="0 0 236 118" draw:type="non-primitive" draw:enhanced-path="M 236 118  L 176 70  L 98 32  L 30 8  L 0 0  N"/>
            </draw:custom-shape>
            <draw:custom-shape draw:style-name="gr34" draw:text-style-name="P2" draw:layer="layout" svg:width="0.215cm" svg:height="0.111cm" svg:x="19.334cm" svg:y="16.661cm">
              <text:p/>
              <draw:enhanced-geometry svg:viewBox="0 0 261 136" draw:type="non-primitive" draw:enhanced-path="M 261 136  L 185 84  L 99 41  L 29 11  L 0 0  N"/>
            </draw:custom-shape>
            <draw:custom-shape draw:style-name="gr34" draw:text-style-name="P2" draw:layer="layout" svg:width="0.244cm" svg:height="0.127cm" svg:x="19.401cm" svg:y="16.57cm">
              <text:p/>
              <draw:enhanced-geometry svg:viewBox="0 0 299 154" draw:type="non-primitive" draw:enhanced-path="M 299 154  L 237 103  L 159 60  L 82 29  L 23 7  L 0 0  N"/>
            </draw:custom-shape>
            <draw:custom-shape draw:style-name="gr34" draw:text-style-name="P2" draw:layer="layout" svg:width="0.049cm" svg:height="0.311cm" svg:x="19.243cm" svg:y="17.121cm">
              <text:p/>
              <draw:enhanced-geometry svg:viewBox="0 0 62 379" draw:type="non-primitive" draw:enhanced-path="M 0 379  L 23 333  L 40 271  L 51 201  L 59 127  L 62 58  L 62 0  N"/>
            </draw:custom-shape>
            <draw:custom-shape draw:style-name="gr34" draw:text-style-name="P2" draw:layer="layout" svg:width="0.256cm" svg:height="0.58cm" svg:x="19.293cm" svg:y="16.541cm">
              <text:p/>
              <draw:enhanced-geometry svg:viewBox="0 0 308 698" draw:type="non-primitive" draw:enhanced-path="M 0 698  L 4 675  L 12 647  L 24 616  L 41 579  L 62 540  L 85 496  L 111 448  L 139 396  L 167 340  L 196 280  L 226 215  L 254 147  L 282 76  L 308 0  N"/>
            </draw:custom-shape>
            <draw:custom-shape draw:style-name="gr34" draw:text-style-name="P2" draw:layer="layout" svg:width="0.036cm" svg:height="0.63cm" svg:x="19.513cm" svg:y="16.541cm">
              <text:p/>
              <draw:enhanced-geometry svg:viewBox="0 0 45 762" draw:type="non-primitive" draw:enhanced-path="M 45 0  L 44 9  L 41 36  L 35 78  L 29 131  L 23 195  L 16 265  L 9 340  L 4 415  L 1 491  L 0 563  L 1 628  L 6 685  L 15 730  L 28 762  N"/>
            </draw:custom-shape>
            <draw:custom-shape draw:style-name="gr34" draw:text-style-name="P2" draw:layer="layout" svg:width="0.148cm" svg:height="0.128cm" svg:x="19.533cm" svg:y="17.08cm">
              <text:p/>
              <draw:enhanced-geometry svg:viewBox="0 0 179 154" draw:type="non-primitive" draw:enhanced-path="M 0 110  L 32 146  L 59 154  L 83 137  L 109 101  L 139 54  L 179 0  N"/>
            </draw:custom-shape>
            <draw:custom-shape draw:style-name="gr34" draw:text-style-name="P2" draw:layer="layout" svg:width="0.091cm" svg:height="0.559cm" svg:x="19.616cm" svg:y="16.52cm">
              <text:p/>
              <draw:enhanced-geometry svg:viewBox="0 0 111 679" draw:type="non-primitive" draw:enhanced-path="M 80 679  L 97 648  L 107 606  L 111 556  L 109 498  L 103 434  L 94 369  L 81 303  L 66 238  L 52 176  L 37 119  L 22 70  L 10 29  L 0 0  N"/>
            </draw:custom-shape>
            <draw:custom-shape draw:style-name="gr34" draw:text-style-name="P2" draw:layer="layout" svg:width="0.215cm" svg:height="0.075cm" svg:x="19.401cm" svg:y="16.445cm">
              <text:p/>
              <draw:enhanced-geometry svg:viewBox="0 0 263 86" draw:type="non-primitive" draw:enhanced-path="M 263 86  L 217 45  L 168 15  L 114 0  L 58 7  L 0 41  N"/>
            </draw:custom-shape>
            <draw:custom-shape draw:style-name="gr34" draw:text-style-name="P2" draw:layer="layout" svg:width="0.477cm" svg:height="0.493cm" svg:x="18.923cm" svg:y="16.482cm">
              <text:p/>
              <draw:enhanced-geometry svg:viewBox="0 0 571 598" draw:type="non-primitive" draw:enhanced-path="M 571 0  L 547 19  L 516 46  L 477 80  L 434 120  L 386 164  L 336 211  L 284 260  L 232 310  L 183 359  L 136 407  L 94 452  L 58 494  L 29 530  L 10 561  L 0 584  L 2 598  N"/>
            </draw:custom-shape>
            <draw:custom-shape draw:style-name="gr34" draw:text-style-name="P2" draw:layer="layout" svg:width="0.248cm" svg:height="0.095cm" svg:x="18.928cm" svg:y="16.918cm">
              <text:p/>
              <draw:enhanced-geometry svg:viewBox="0 0 300 114" draw:type="non-primitive" draw:enhanced-path="M 0 72  L 31 96  L 75 112  L 127 114  L 184 99  L 243 63  L 300 0  N"/>
            </draw:custom-shape>
            <draw:custom-shape draw:style-name="gr34" draw:text-style-name="P2" draw:layer="layout" svg:width="0.311cm" svg:height="0.423cm" svg:x="19.176cm" svg:y="16.495cm">
              <text:p/>
              <draw:enhanced-geometry svg:viewBox="0 0 378 507" draw:type="non-primitive" draw:enhanced-path="M 0 507  L 33 460  L 72 406  L 115 347  L 161 286  L 207 225  L 251 166  L 291 113  L 326 67  L 353 32  L 371 8  L 378 0  N"/>
            </draw:custom-shape>
            <draw:custom-shape draw:style-name="gr34" draw:text-style-name="P2" draw:layer="layout" svg:width="0.298cm" svg:height="0.617cm" svg:x="19.189cm" svg:y="16.495cm">
              <text:p/>
              <draw:enhanced-geometry svg:viewBox="0 0 361 741" draw:type="non-primitive" draw:enhanced-path="M 361 0  L 352 41  L 335 90  L 313 146  L 286 207  L 256 273  L 222 339  L 188 406  L 153 471  L 120 533  L 88 589  L 59 639  L 35 682  L 17 714  L 4 734  L 0 741  N"/>
            </draw:custom-shape>
            <draw:custom-shape draw:style-name="gr35" draw:text-style-name="P2" draw:layer="layout" svg:width="1.621cm" svg:height="2.048cm" svg:x="21.487cm" svg:y="14.961cm">
              <text:p/>
              <draw:enhanced-geometry svg:viewBox="0 0 1954 2472" draw:type="non-primitive" draw:enhanced-path="M 1954 2472  L 1898 2449  L 1842 2428  L 1782 2408  L 1722 2390  L 1660 2373  L 1596 2355  L 1533 2337  L 1469 2317  L 1469 2317  L 1428 2302  L 1379 2281  L 1326 2256  L 1269 2226  L 1210 2194  L 1152 2161  L 1093 2124  L 1037 2087  L 984 2051  L 935 2013  L 892 1978  L 857 1944  L 830 1913  L 830 1913  L 819 1895  L 803 1871  L 785 1841  L 763 1805  L 740 1764  L 713 1719  L 685 1670  L 655 1617  L 623 1562  L 589 1504  L 555 1444  L 519 1383  L 483 1321  L 445 1259  L 409 1196  L 372 1134  L 335 1074  L 298 1015  L 263 960  L 228 905  L 195 856  L 164 809  L 133 767  L 105 730  L 79 698  L 56 673  L 35 654  L 17 642  L 17 642  L 3 628  L 0 609  L 8 584  L 26 557  L 52 524  L 86 490  L 125 453  L 171 413  L 220 373  L 272 332  L 327 291  L 383 250  L 439 210  L 492 173  L 544 137  L 593 104  L 637 75  L 675 50  L 706 28  L 729 14  L 745 3  L 751 0  L 751 0  L 1954 2472  L 1954 2472  Z N"/>
            </draw:custom-shape>
            <draw:custom-shape draw:style-name="gr36" draw:text-style-name="P2" draw:layer="layout" svg:width="3.479cm" svg:height="5.097cm" svg:x="23.27cm" svg:y="10.996cm">
              <text:p/>
              <draw:enhanced-geometry svg:viewBox="0 0 4193 6145" draw:type="non-primitive" draw:enhanced-path="M 149 3773  L 146 3689  L 142 3611  L 139 3539  L 135 3470  L 133 3405  L 131 3345  L 130 3289  L 130 3235  L 131 3186  L 133 3138  L 138 3094  L 144 3053  L 152 3013  L 164 2975  L 177 2939  L 177 2939  L 190 2907  L 204 2869  L 221 2824  L 239 2773  L 260 2716  L 281 2656  L 303 2593  L 324 2527  L 347 2460  L 370 2392  L 391 2326  L 411 2259  L 431 2195  L 449 2134  L 465 2077  L 478 2024  L 490 1977  L 499 1937  L 503 1905  L 505 1880  L 505 1880  L 453 1852  L 439 1808  L 450 1756  L 473 1708  L 495 1670  L 505 1656  L 505 1656  L 426 1613  L 358 1564  L 301 1513  L 254 1464  L 220 1425  L 200 1397  L 192 1387  L 192 1387  L 0 1416  L 0 1416  L 34 1330  L 58 1258  L 78 1199  L 94 1147  L 109 1096  L 126 1044  L 149 984  L 149 984  L 146 916  L 144 847  L 146 778  L 150 709  L 156 641  L 164 574  L 173 508  L 184 443  L 196 382  L 210 323  L 225 268  L 241 217  L 258 170  L 276 128  L 293 90  L 312 59  L 330 34  L 348 14  L 367 3  L 385 0  L 385 0  L 435 2  L 494 9  L 555 19  L 616 35  L 671 56  L 716 81  L 746 113  L 757 148  L 757 148  L 898 165  L 990 182  L 1041 194  L 1064 205  L 1070 208  L 1070 208  L 3792 923  L 3792 923  L 3841 964  L 3882 1008  L 3917 1057  L 3946 1108  L 3971 1161  L 3990 1214  L 4006 1267  L 4019 1318  L 4028 1368  L 4034 1413  L 4040 1455  L 4043 1491  L 4043 1491  L 4062 1567  L 4090 1634  L 4124 1694  L 4155 1751  L 4179 1805  L 4179 1805  L 4186 1835  L 4191 1875  L 4193 1924  L 4192 1979  L 4188 2039  L 4180 2103  L 4170 2168  L 4157 2235  L 4139 2298  L 4116 2360  L 4090 2416  L 4090 2416  L 4080 2479  L 4069 2544  L 4058 2610  L 4047 2675  L 4033 2740  L 4020 2803  L 4005 2863  L 3990 2921  L 3973 2974  L 3955 3024  L 3937 3067  L 3917 3105  L 3896 3137  L 3875 3161  L 3851 3177  L 3851 3177  L 3822 3191  L 3792 3206  L 3764 3223  L 3736 3242  L 3710 3267  L 3685 3298  L 3662 3337  L 3641 3385  L 3623 3444  L 3607 3515  L 3593 3599  L 3584 3698  L 3584 3698  L 3574 3795  L 3560 3884  L 3541 3965  L 3521 4039  L 3497 4105  L 3473 4164  L 3449 4214  L 3427 4257  L 3405 4293  L 3387 4320  L 3374 4340  L 3365 4351  L 3361 4356  L 3361 4356  L 3361 4471  L 3357 4574  L 3346 4665  L 3333 4744  L 3317 4813  L 3299 4872  L 3280 4922  L 3259 4963  L 3239 4995  L 3220 5021  L 3203 5042  L 3188 5055  L 3177 5064  L 3169 5070  L 3167 5071  L 3167 5071  L 3156 5146  L 3139 5216  L 3115 5283  L 3084 5346  L 3049 5405  L 3009 5459  L 2967 5509  L 2924 5556  L 2881 5598  L 2838 5634  L 2799 5667  L 2762 5694  L 2728 5717  L 2700 5734  L 2679 5748  L 2665 5756  L 2661 5758  L 2661 5758  L 2629 5848  L 2590 5922  L 2545 5985  L 2499 6033  L 2453 6071  L 2407 6100  L 2366 6119  L 2329 6133  L 2301 6141  L 2282 6144  L 2275 6145  L 2275 6145  L 149 3773  L 149 3773  Z N"/>
            </draw:custom-shape>
            <draw:custom-shape draw:style-name="gr37" draw:text-style-name="P2" draw:layer="layout" svg:width="3.471cm" svg:height="5.097cm" svg:x="23.27cm" svg:y="10.996cm">
              <text:p/>
              <draw:enhanced-geometry svg:viewBox="0 0 4185 6145" draw:type="non-primitive" draw:enhanced-path="M 505 1663  L 426 1618  L 358 1566  L 301 1514  L 254 1465  L 220 1425  L 200 1397  L 192 1387  L 192 1387  L 0 1416  L 0 1416  L 34 1330  L 58 1258  L 78 1199  L 94 1147  L 109 1096  L 126 1044  L 149 984  L 149 984  L 146 916  L 144 847  L 146 778  L 150 709  L 156 641  L 164 574  L 173 508  L 184 443  L 196 382  L 210 323  L 225 268  L 241 217  L 258 170  L 276 128  L 293 90  L 312 59  L 330 34  L 348 14  L 367 3  L 385 0  L 385 0  L 435 2  L 494 9  L 555 19  L 616 35  L 671 56  L 716 81  L 746 113  L 757 148  L 757 148  L 789 155  L 867 171  L 960 190  L 1037 209  L 1070 223  L 1070 223  L 1080 232  L 1102 245  L 1120 263  L 1123 289  L 1096 326  L 1026 372  L 1026 372  L 1004 386  L 982 406  L 958 432  L 934 462  L 909 497  L 884 535  L 860 577  L 834 623  L 809 672  L 784 723  L 759 777  L 735 833  L 711 890  L 688 949  L 665 1008  L 643 1069  L 623 1129  L 604 1189  L 587 1249  L 570 1307  L 555 1365  L 542 1421  L 530 1474  L 521 1527  L 513 1575  L 508 1622  L 505 1663  L 505 1663  L 505 1663  Z M 1128 4863  L 2275 6145  L 2275 6145  L 2282 6144  L 2301 6141  L 2329 6133  L 2366 6119  L 2407 6100  L 2453 6071  L 2499 6033  L 2545 5985  L 2590 5922  L 2629 5848  L 2661 5758  L 2661 5758  L 2665 5756  L 2679 5748  L 2700 5734  L 2728 5717  L 2762 5694  L 2799 5667  L 2838 5634  L 2881 5598  L 2924 5556  L 2967 5509  L 3009 5459  L 3049 5405  L 3084 5346  L 3115 5283  L 3139 5216  L 3156 5146  L 3167 5071  L 3167 5071  L 3169 5070  L 3177 5064  L 3188 5055  L 3203 5042  L 3220 5021  L 3239 4995  L 3259 4963  L 3280 4922  L 3299 4872  L 3317 4813  L 3333 4744  L 3346 4665  L 3357 4574  L 3361 4471  L 3361 4356  L 3361 4356  L 3365 4351  L 3374 4340  L 3387 4320  L 3405 4293  L 3427 4257  L 3449 4214  L 3473 4164  L 3497 4105  L 3521 4039  L 3541 3965  L 3560 3884  L 3574 3795  L 3584 3698  L 3584 3698  L 3593 3599  L 3607 3515  L 3623 3444  L 3641 3385  L 3662 3336  L 3686 3298  L 3711 3266  L 3737 3242  L 3765 3222  L 3793 3206  L 3822 3191  L 3851 3177  L 3851 3177  L 3875 3161  L 3896 3137  L 3917 3105  L 3937 3067  L 3955 3024  L 3973 2974  L 3990 2921  L 4005 2863  L 4020 2803  L 4033 2740  L 4047 2675  L 4058 2610  L 4069 2544  L 4080 2479  L 4090 2416  L 4090 2416  L 4115 2362  L 4137 2303  L 4155 2240  L 4171 2172  L 4185 2100  L 4185 2100  L 4161 2135  L 4137 2170  L 4114 2209  L 4089 2247  L 4064 2287  L 4039 2328  L 4013 2369  L 3988 2410  L 3962 2452  L 3935 2494  L 3908 2536  L 3881 2578  L 3853 2619  L 3825 2658  L 3797 2697  L 3769 2735  L 3739 2771  L 3709 2805  L 3679 2838  L 3649 2869  L 3617 2897  L 3585 2923  L 3554 2947  L 3521 2967  L 3487 2984  L 3453 2998  L 3419 3008  L 3384 3015  L 3349 3017  L 3313 3016  L 3275 3010  L 3238 3000  L 3201 2984  L 3162 2964  L 3122 2939  L 3122 2939  L 3102 2894  L 3081 2843  L 3058 2787  L 3035 2728  L 3013 2667  L 2989 2605  L 2965 2544  L 2940 2485  L 2915 2430  L 2889 2379  L 2863 2333  L 2836 2296  L 2810 2267  L 2810 2267  L 2781 2233  L 2752 2184  L 2725 2125  L 2699 2057  L 2676 1987  L 2654 1915  L 2635 1845  L 2618 1780  L 2604 1723  L 2595 1680  L 2588 1651  L 2586 1641  L 2586 1641  L 2582 1673  L 2574 1704  L 2562 1738  L 2550 1773  L 2534 1809  L 2515 1846  L 2494 1884  L 2472 1923  L 2447 1962  L 2420 2003  L 2390 2045  L 2359 2087  L 2326 2129  L 2292 2172  L 2256 2216  L 2218 2260  L 2179 2304  L 2138 2348  L 2096 2393  L 2053 2439  L 2009 2484  L 1964 2529  L 1919 2575  L 1871 2620  L 1824 2665  L 1776 2709  L 1727 2754  L 1679 2799  L 1629 2843  L 1579 2886  L 1529 2929  L 1480 2972  L 1429 3014  L 1379 3054  L 1330 3095  L 1280 3135  L 1232 3173  L 1183 3211  L 1134 3248  L 1087 3284  L 1041 3318  L 995 3352  L 950 3384  L 906 3415  L 863 3445  L 822 3473  L 781 3499  L 743 3525  L 706 3549  L 669 3569  L 635 3590  L 603 3608  L 572 3625  L 543 3640  L 517 3652  L 492 3662  L 469 3671  L 449 3678  L 431 3681  L 416 3684  L 416 3684  L 461 3695  L 513 3702  L 571 3707  L 633 3709  L 699 3707  L 767 3705  L 837 3701  L 908 3694  L 979 3686  L 1051 3677  L 1120 3668  L 1187 3658  L 1249 3647  L 1309 3637  L 1362 3627  L 1411 3618  L 1451 3610  L 1485 3603  L 1510 3599  L 1526 3595  L 1532 3594  L 1532 3594  L 1499 3617  L 1457 3642  L 1406 3668  L 1348 3694  L 1286 3721  L 1219 3747  L 1150 3773  L 1079 3799  L 1009 3824  L 939 3848  L 873 3869  L 811 3890  L 755 3908  L 706 3922  L 665 3936  L 634 3945  L 615 3951  L 608 3953  L 608 3953  L 668 3949  L 731 3942  L 796 3933  L 863 3921  L 931 3909  L 1001 3895  L 1071 3881  L 1141 3865  L 1211 3849  L 1282 3831  L 1349 3813  L 1417 3796  L 1483 3778  L 1546 3760  L 1606 3741  L 1664 3724  L 1718 3709  L 1768 3693  L 1813 3678  L 1855 3666  L 1890 3653  L 1921 3644  L 1946 3635  L 1963 3629  L 1974 3626  L 1977 3625  L 1977 3625  L 1922 3667  L 1862 3707  L 1800 3748  L 1736 3787  L 1672 3824  L 1605 3860  L 1540 3895  L 1474 3928  L 1409 3960  L 1346 3989  L 1284 4018  L 1225 4044  L 1170 4067  L 1117 4089  L 1069 4109  L 1026 4126  L 987 4141  L 955 4153  L 929 4164  L 908 4170  L 897 4175  L 892 4176  L 892 4176  L 935 4212  L 981 4246  L 1028 4279  L 1077 4310  L 1128 4339  L 1180 4365  L 1232 4390  L 1285 4411  L 1339 4432  L 1394 4449  L 1447 4463  L 1501 4475  L 1554 4484  L 1606 4490  L 1657 4493  L 1707 4493  L 1755 4490  L 1755 4490  L 1818 4484  L 1862 4482  L 1893 4485  L 1911 4492  L 1922 4502  L 1928 4518  L 1932 4537  L 1940 4560  L 1953 4587  L 1973 4619  L 2007 4654  L 2007 4654  L 2068 4694  L 2137 4719  L 2208 4732  L 2278 4734  L 2341 4731  L 2392 4724  L 2425 4717  L 2438 4715  L 2438 4715  L 2405 4728  L 2364 4740  L 2316 4748  L 2263 4753  L 2203 4757  L 2139 4757  L 2071 4755  L 2002 4753  L 1931 4749  L 1859 4742  L 1787 4735  L 1717 4728  L 1649 4720  L 1585 4712  L 1524 4703  L 1468 4695  L 1418 4689  L 1375 4682  L 1342 4676  L 1316 4672  L 1299 4669  L 1293 4668  L 1293 4668  L 1346 4689  L 1404 4710  L 1465 4732  L 1528 4753  L 1595 4775  L 1663 4795  L 1732 4817  L 1801 4837  L 1870 4857  L 1939 4878  L 2005 4896  L 2069 4914  L 2130 4931  L 2188 4947  L 2241 4960  L 2289 4974  L 2332 4984  L 2368 4994  L 2397 5002  L 2420 5007  L 2433 5011  L 2438 5012  L 2438 5012  L 2371 5011  L 2302 5009  L 2232 5006  L 2160 5001  L 2087 4995  L 2014 4989  L 1940 4982  L 1867 4973  L 1794 4965  L 1724 4956  L 1655 4947  L 1588 4938  L 1524 4929  L 1463 4920  L 1405 4911  L 1352 4901  L 1303 4894  L 1259 4887  L 1222 4880  L 1189 4874  L 1163 4870  L 1144 4866  L 1131 4864  L 1128 4863  L 1128 4863  L 1128 4863  Z N"/>
            </draw:custom-shape>
            <draw:custom-shape draw:style-name="gr27" draw:text-style-name="P2" draw:layer="layout" svg:width="0.364cm" svg:height="0.542cm" svg:x="25.654cm" svg:y="12.419cm">
              <text:p/>
              <draw:enhanced-geometry svg:viewBox="0 0 440 651" draw:type="non-primitive" draw:enhanced-path="M 440 625  L 399 644  L 345 651  L 281 650  L 216 642  L 152 625  L 96 602  L 52 571  L 25 536  L 25 536  L 12 490  L 4 426  L 1 350  L 0 270  L 1 189  L 3 115  L 6 55  L 9 14  L 9 0  L 9 0  L 16 9  L 35 32  L 63 71  L 99 119  L 141 177  L 187 239  L 235 305  L 281 371  L 327 434  L 366 493  L 400 544  L 425 585  L 439 613  L 440 625  L 440 625  L 440 625  Z N"/>
            </draw:custom-shape>
            <draw:custom-shape draw:style-name="gr38" draw:text-style-name="P2" draw:layer="layout" svg:width="0.456cm" svg:height="0.141cm" svg:x="25.144cm" svg:y="15.512cm">
              <text:p/>
              <draw:enhanced-geometry svg:viewBox="0 0 550 167" draw:type="non-primitive" draw:enhanced-path="M 0 149  L 44 157  L 94 163  L 148 166  L 205 167  L 263 163  L 320 154  L 376 139  L 428 116  L 475 87  L 516 48  L 550 0  N"/>
            </draw:custom-shape>
            <draw:custom-shape draw:style-name="gr38" draw:text-style-name="P2" draw:layer="layout" svg:width="0.306cm" svg:height="0.249cm" svg:x="25.294cm" svg:y="15.512cm">
              <text:p/>
              <draw:enhanced-geometry svg:viewBox="0 0 372 300" draw:type="non-primitive" draw:enhanced-path="M 372 0  L 322 93  L 279 164  L 241 218  L 207 257  L 175 280  L 144 294  L 112 300  L 78 297  L 42 291  L 0 283  N"/>
            </draw:custom-shape>
            <draw:custom-shape draw:style-name="gr38" draw:text-style-name="P2" draw:layer="layout" svg:width="0.207cm" svg:height="0.087cm" svg:x="25.086cm" svg:y="15.661cm">
              <text:p/>
              <draw:enhanced-geometry svg:viewBox="0 0 252 103" draw:type="non-primitive" draw:enhanced-path="M 252 103  L 150 74  L 70 40  L 19 12  L 0 0  N"/>
            </draw:custom-shape>
            <draw:custom-shape draw:style-name="gr38" draw:text-style-name="P2" draw:layer="layout" svg:width="0.887cm" svg:height="0.133cm" svg:x="24.862cm" svg:y="15.23cm">
              <text:p/>
              <draw:enhanced-geometry svg:viewBox="0 0 1072 161" draw:type="non-primitive" draw:enhanced-path="M 1072 0  L 1047 28  L 1013 53  L 972 76  L 924 94  L 871 110  L 812 123  L 749 134  L 684 144  L 617 149  L 548 155  L 480 158  L 412 159  L 347 161  L 284 161  L 226 159  L 171 157  L 123 156  L 81 154  L 47 151  L 22 150  L 5 149  L 0 148  N"/>
            </draw:custom-shape>
            <draw:custom-shape draw:style-name="gr38" draw:text-style-name="P2" draw:layer="layout" svg:width="0.555cm" svg:height="0.19cm" svg:x="24.862cm" svg:y="15.35cm">
              <text:p/>
              <draw:enhanced-geometry svg:viewBox="0 0 669 228" draw:type="non-primitive" draw:enhanced-path="M 0 0  L 71 28  L 138 57  L 204 84  L 266 110  L 325 135  L 381 157  L 433 178  L 481 196  L 527 209  L 568 220  L 606 226  L 640 228  L 669 224  N"/>
            </draw:custom-shape>
            <draw:custom-shape draw:style-name="gr38" draw:text-style-name="P2" draw:layer="layout" svg:width="0.282cm" svg:height="0.187cm" svg:x="25.418cm" svg:y="15.35cm">
              <text:p/>
              <draw:enhanced-geometry svg:viewBox="0 0 344 224" draw:type="non-primitive" draw:enhanced-path="M 0 224  L 58 203  L 121 166  L 186 123  L 247 79  L 297 40  L 332 11  L 344 0  N"/>
            </draw:custom-shape>
            <draw:custom-shape draw:style-name="gr38" draw:text-style-name="P2" draw:layer="layout" svg:width="0.256cm" svg:height="0.679cm" svg:x="24.087cm" svg:y="12.655cm">
              <text:p/>
              <draw:enhanced-geometry svg:viewBox="0 0 312 821" draw:type="non-primitive" draw:enhanced-path="M 0 821  L 29 760  L 55 699  L 79 638  L 100 578  L 121 519  L 139 461  L 157 404  L 173 349  L 189 297  L 204 246  L 220 197  L 236 152  L 253 109  L 271 69  L 290 33  L 312 0  N"/>
            </draw:custom-shape>
            <draw:custom-shape draw:style-name="gr38" draw:text-style-name="P2" draw:layer="layout" svg:width="0.194cm" svg:height="0.547cm" svg:x="24.344cm" svg:y="12.107cm">
              <text:p/>
              <draw:enhanced-geometry svg:viewBox="0 0 237 656" draw:type="non-primitive" draw:enhanced-path="M 0 656  L 26 618  L 54 574  L 82 524  L 111 471  L 138 414  L 164 358  L 187 301  L 207 244  L 222 191  L 233 141  L 237 95  L 235 56  L 226 24  L 208 0  N"/>
            </draw:custom-shape>
            <draw:custom-shape draw:style-name="gr38" draw:text-style-name="P2" draw:layer="layout" svg:width="0.318cm" svg:height="0.361cm" svg:x="24.738cm" svg:y="12.232cm">
              <text:p/>
              <draw:enhanced-geometry svg:viewBox="0 0 385 433" draw:type="non-primitive" draw:enhanced-path="M 385 0  L 332 52  L 278 109  L 224 167  L 173 223  L 126 278  L 84 328  L 50 371  L 23 403  L 6 425  L 0 433  N"/>
            </draw:custom-shape>
            <draw:custom-shape draw:style-name="gr38" draw:text-style-name="P2" draw:layer="layout" svg:width="0.282cm" svg:height="0.418cm" svg:x="24.456cm" svg:y="12.593cm">
              <text:p/>
              <draw:enhanced-geometry svg:viewBox="0 0 344 507" draw:type="non-primitive" draw:enhanced-path="M 344 0  L 312 84  L 279 158  L 246 224  L 214 282  L 181 331  L 150 374  L 119 411  L 89 442  L 58 467  L 29 489  L 0 507  N"/>
            </draw:custom-shape>
            <draw:custom-shape draw:style-name="gr38" draw:text-style-name="P2" draw:layer="layout" svg:width="0.688cm" svg:height="0.941cm" svg:x="24.493cm" svg:y="12.294cm">
              <text:p/>
              <draw:enhanced-geometry svg:viewBox="0 0 831 1134" draw:type="non-primitive" draw:enhanced-path="M 831 0  L 792 35  L 751 73  L 709 113  L 668 156  L 627 202  L 585 249  L 543 299  L 501 349  L 460 401  L 420 453  L 380 506  L 341 559  L 304 611  L 268 663  L 234 715  L 201 765  L 169 814  L 140 861  L 113 906  L 89 949  L 67 988  L 47 1024  L 30 1057  L 17 1088  L 7 1113  L 0 1134  N"/>
            </draw:custom-shape>
            <draw:custom-shape draw:style-name="gr38" draw:text-style-name="P2" draw:layer="layout" svg:width="0.937cm" svg:height="0.767cm" svg:x="23.556cm" svg:y="13.235cm">
              <text:p/>
              <draw:enhanced-geometry svg:viewBox="0 0 1132 925" draw:type="non-primitive" draw:enhanced-path="M 1132 0  L 1125 18  L 1114 41  L 1100 66  L 1082 93  L 1060 124  L 1037 156  L 1010 190  L 979 227  L 946 264  L 911 302  L 874 342  L 834 383  L 792 423  L 749 464  L 704 505  L 658 546  L 610 586  L 560 625  L 511 663  L 461 700  L 410 735  L 358 768  L 306 799  L 255 827  L 203 852  L 151 875  L 100 895  L 50 911  L 0 925  N"/>
            </draw:custom-shape>
            <draw:custom-shape draw:style-name="gr38" draw:text-style-name="P2" draw:layer="layout" svg:width="0.062cm" svg:height="0.779cm" svg:x="23.676cm" svg:y="11.477cm">
              <text:p/>
              <draw:enhanced-geometry svg:viewBox="0 0 74 942" draw:type="non-primitive" draw:enhanced-path="M 0 942  L 3 894  L 5 845  L 9 790  L 11 734  L 14 675  L 18 614  L 21 553  L 24 490  L 29 429  L 32 367  L 37 307  L 43 249  L 48 193  L 54 139  L 60 89  L 67 42  L 74 0  N"/>
            </draw:custom-shape>
            <draw:custom-shape draw:style-name="gr38" draw:text-style-name="P2" draw:layer="layout" svg:width="0.062cm" svg:height="0.469cm" svg:x="23.688cm" svg:y="11.008cm">
              <text:p/>
              <draw:enhanced-geometry svg:viewBox="0 0 71 566" draw:type="non-primitive" draw:enhanced-path="M 59 566  L 68 496  L 71 422  L 66 346  L 57 271  L 47 200  L 33 135  L 21 80  L 11 38  L 3 9  L 0 0  N"/>
            </draw:custom-shape>
            <draw:custom-shape draw:style-name="gr38" draw:text-style-name="P2" draw:layer="layout" svg:width="0.232cm" svg:height="1.087cm" svg:x="23.456cm" svg:y="11.008cm">
              <text:p/>
              <draw:enhanced-geometry svg:viewBox="0 0 282 1313" draw:type="non-primitive" draw:enhanced-path="M 282 0  L 280 64  L 278 125  L 276 185  L 273 243  L 270 299  L 267 353  L 262 407  L 257 459  L 252 511  L 245 561  L 237 610  L 229 660  L 220 709  L 210 757  L 198 805  L 185 854  L 170 902  L 156 951  L 138 1000  L 119 1049  L 99 1100  L 78 1151  L 53 1205  L 28 1258  L 0 1313  N"/>
            </draw:custom-shape>
            <draw:custom-shape draw:style-name="gr38" draw:text-style-name="P2" draw:layer="layout" svg:width="0.124cm" svg:height="0.419cm" svg:x="23.938cm" svg:y="11.332cm">
              <text:p/>
              <draw:enhanced-geometry svg:viewBox="0 0 148 507" draw:type="non-primitive" draw:enhanced-path="M 148 0  L 141 56  L 129 117  L 113 181  L 95 244  L 76 306  L 55 366  L 35 421  L 17 468  L 0 507  N"/>
            </draw:custom-shape>
            <draw:custom-shape draw:style-name="gr38" draw:text-style-name="P2" draw:layer="layout" svg:width="0.261cm" svg:height="0.592cm" svg:x="23.676cm" svg:y="11.751cm">
              <text:p/>
              <draw:enhanced-geometry svg:viewBox="0 0 313 715" draw:type="non-primitive" draw:enhanced-path="M 313 0  L 301 26  L 282 59  L 260 98  L 234 142  L 205 192  L 175 245  L 145 301  L 115 360  L 87 420  L 61 481  L 38 542  L 20 602  L 6 660  L 0 715  N"/>
            </draw:custom-shape>
            <draw:custom-shape draw:style-name="gr38" draw:text-style-name="P2" draw:layer="layout" svg:width="0.149cm" svg:height="0.816cm" svg:x="23.676cm" svg:y="11.527cm">
              <text:p/>
              <draw:enhanced-geometry svg:viewBox="0 0 179 985" draw:type="non-primitive" draw:enhanced-path="M 0 985  L 3 914  L 9 841  L 14 770  L 22 701  L 30 632  L 40 564  L 50 499  L 62 436  L 73 376  L 86 318  L 98 264  L 110 213  L 123 167  L 134 124  L 147 85  L 158 52  L 169 24  L 179 0  N"/>
            </draw:custom-shape>
            <draw:custom-shape draw:style-name="gr38" draw:text-style-name="P2" draw:layer="layout" svg:width="0.049cm" svg:height="0.381cm" svg:x="23.826cm" svg:y="11.145cm">
              <text:p/>
              <draw:enhanced-geometry svg:viewBox="0 0 59 463" draw:type="non-primitive" draw:enhanced-path="M 0 463  L 20 409  L 34 341  L 45 264  L 52 187  L 56 115  L 58 56  L 59 15  L 59 0  N"/>
            </draw:custom-shape>
            <draw:custom-shape draw:style-name="gr38" draw:text-style-name="P2" draw:layer="layout" svg:width="0.344cm" svg:height="0.368cm" svg:x="24.024cm" svg:y="11.963cm">
              <text:p/>
              <draw:enhanced-geometry svg:viewBox="0 0 417 448" draw:type="non-primitive" draw:enhanced-path="M 417 0  L 347 44  L 283 94  L 225 147  L 173 202  L 128 255  L 89 306  L 58 352  L 33 391  L 15 421  L 3 441  L 0 448  N"/>
            </draw:custom-shape>
            <draw:custom-shape draw:style-name="gr38" draw:text-style-name="P2" draw:layer="layout" svg:width="0.248cm" svg:height="0.211cm" svg:x="23.776cm" svg:y="12.331cm">
              <text:p/>
              <draw:enhanced-geometry svg:viewBox="0 0 298 254" draw:type="non-primitive" draw:enhanced-path="M 298 0  L 226 33  L 161 76  L 107 125  L 61 172  L 29 214  L 7 244  L 0 254  N"/>
            </draw:custom-shape>
            <draw:custom-shape draw:style-name="gr38" draw:text-style-name="P2" draw:layer="layout" svg:width="0.347cm" svg:height="0.742cm" svg:x="23.776cm" svg:y="11.801cm">
              <text:p/>
              <draw:enhanced-geometry svg:viewBox="0 0 418 895" draw:type="non-primitive" draw:enhanced-path="M 0 895  L 6 809  L 16 727  L 27 650  L 42 580  L 59 513  L 78 452  L 100 396  L 123 344  L 146 295  L 170 252  L 196 211  L 222 175  L 248 142  L 274 113  L 300 88  L 326 64  L 351 45  L 375 27  L 397 12  L 418 0  N"/>
            </draw:custom-shape>
            <draw:custom-shape draw:style-name="gr38" draw:text-style-name="P2" draw:layer="layout" svg:width="0.464cm" svg:height="0.48cm" svg:x="25.136cm" svg:y="14.413cm">
              <text:p/>
              <draw:enhanced-geometry svg:viewBox="0 0 564 582" draw:type="non-primitive" draw:enhanced-path="M 0 582  L 39 551  L 82 517  L 127 483  L 174 446  L 221 408  L 268 369  L 314 328  L 358 288  L 400 246  L 440 204  L 475 162  L 505 121  L 531 79  L 551 40  L 564 0  N"/>
            </draw:custom-shape>
            <draw:custom-shape draw:style-name="gr38" draw:text-style-name="P2" draw:layer="layout" svg:width="0.116cm" svg:height="1.228cm" svg:x="25.6cm" svg:y="13.185cm">
              <text:p/>
              <draw:enhanced-geometry svg:viewBox="0 0 139 1476" draw:type="non-primitive" draw:enhanced-path="M 0 1476  L 5 1451  L 11 1422  L 18 1386  L 25 1344  L 33 1297  L 42 1246  L 50 1192  L 59 1134  L 68 1074  L 76 1011  L 85 945  L 93 880  L 101 812  L 109 744  L 116 676  L 121 608  L 127 541  L 131 476  L 135 412  L 138 350  L 139 292  L 139 237  L 137 185  L 134 137  L 129 95  L 123 57  L 114 25  L 104 0  N"/>
            </draw:custom-shape>
            <draw:custom-shape draw:style-name="gr38" draw:text-style-name="P2" draw:layer="layout" svg:width="0.137cm" svg:height="1.139cm" svg:x="25.55cm" svg:y="12.045cm">
              <text:p/>
              <draw:enhanced-geometry svg:viewBox="0 0 167 1375" draw:type="non-primitive" draw:enhanced-path="M 167 1375  L 156 1347  L 144 1313  L 131 1273  L 119 1228  L 106 1180  L 94 1125  L 81 1067  L 70 1007  L 60 944  L 50 878  L 39 812  L 31 745  L 24 676  L 17 608  L 10 541  L 5 476  L 3 411  L 1 349  L 0 290  L 2 234  L 4 182  L 9 135  L 16 93  L 24 56  L 35 25  L 47 0  N"/>
            </draw:custom-shape>
            <draw:custom-shape draw:style-name="gr38" draw:text-style-name="P2" draw:layer="layout" svg:width="0.182cm" svg:height="0.273cm" svg:x="25.43cm" svg:y="12.008cm">
              <text:p/>
              <draw:enhanced-geometry svg:viewBox="0 0 221 331" draw:type="non-primitive" draw:enhanced-path="M 192 46  L 212 17  L 221 1  L 219 0  L 209 9  L 193 28  L 172 55  L 147 88  L 120 125  L 93 164  L 66 205  L 42 242  L 21 278  L 7 308  L 0 331  N"/>
            </draw:custom-shape>
            <draw:custom-shape draw:style-name="gr38" draw:text-style-name="P2" draw:layer="layout" svg:width="0.008cm" svg:height="0.46cm" svg:x="25.422cm" svg:y="12.281cm">
              <text:p/>
              <draw:enhanced-geometry svg:viewBox="0 0 7 552" draw:type="non-primitive" draw:enhanced-path="M 7 0  L 2 42  L 0 106  L 0 183  L 0 268  L 1 351  L 4 428  L 5 493  L 6 536  L 7 552  N"/>
            </draw:custom-shape>
            <draw:custom-shape draw:style-name="gr38" draw:text-style-name="P2" draw:layer="layout" svg:width="0.128cm" svg:height="0.742cm" svg:x="25.376cm" svg:y="11.999cm">
              <text:p/>
              <draw:enhanced-geometry svg:viewBox="0 0 151 896" draw:type="non-primitive" draw:enhanced-path="M 62 896  L 50 865  L 38 830  L 28 789  L 19 744  L 11 695  L 5 643  L 2 590  L 0 533  L 1 476  L 4 418  L 10 360  L 19 303  L 31 246  L 47 190  L 68 138  L 91 89  L 119 42  L 151 0  N"/>
            </draw:custom-shape>
            <draw:custom-shape draw:style-name="gr38" draw:text-style-name="P2" draw:layer="layout" svg:width="0.232cm" svg:height="1.028cm" svg:x="25.273cm" svg:y="11.999cm">
              <text:p/>
              <draw:enhanced-geometry svg:viewBox="0 0 279 1240" draw:type="non-primitive" draw:enhanced-path="M 279 0  L 250 41  L 223 80  L 198 117  L 174 153  L 152 189  L 131 226  L 112 262  L 95 298  L 79 336  L 64 375  L 51 415  L 39 458  L 30 502  L 21 549  L 15 599  L 9 652  L 4 710  L 2 771  L 1 836  L 0 906  L 1 980  L 3 1061  L 8 1147  L 12 1240  N"/>
            </draw:custom-shape>
            <draw:custom-shape draw:style-name="gr38" draw:text-style-name="P2" draw:layer="layout" svg:width="0.058cm" svg:height="0.721cm" svg:x="25.223cm" svg:y="12.307cm">
              <text:p/>
              <draw:enhanced-geometry svg:viewBox="0 0 73 867" draw:type="non-primitive" draw:enhanced-path="M 73 867  L 62 768  L 51 675  L 41 589  L 31 509  L 24 435  L 17 368  L 11 304  L 7 248  L 3 197  L 1 150  L 0 109  L 1 74  L 3 45  L 7 20  L 12 0  N"/>
            </draw:custom-shape>
            <draw:custom-shape draw:style-name="gr38" draw:text-style-name="P2" draw:layer="layout" svg:width="0.273cm" svg:height="0.381cm" svg:x="25.232cm" svg:y="11.925cm">
              <text:p/>
              <draw:enhanced-geometry svg:viewBox="0 0 328 462" draw:type="non-primitive" draw:enhanced-path="M 0 462  L 17 428  L 47 380  L 85 324  L 129 261  L 176 198  L 222 137  L 264 83  L 297 40  L 320 10  L 328 0  N"/>
            </draw:custom-shape>
            <draw:custom-shape draw:style-name="gr38" draw:text-style-name="P2" draw:layer="layout" svg:width="0.903cm" svg:height="0.327cm" svg:x="24.564cm" svg:y="11.863cm">
              <text:p/>
              <draw:enhanced-geometry svg:viewBox="0 0 1086 396" draw:type="non-primitive" draw:enhanced-path="M 0 0  L 7 26  L 15 52  L 24 79  L 34 107  L 46 134  L 60 161  L 75 188  L 92 214  L 110 239  L 130 263  L 153 285  L 178 307  L 204 326  L 233 344  L 265 359  L 299 373  L 335 383  L 374 390  L 416 394  L 460 396  L 509 394  L 559 387  L 613 377  L 670 364  L 731 345  L 794 322  L 862 295  L 932 262  L 1007 223  L 1086 180  N"/>
            </draw:custom-shape>
            <draw:custom-shape draw:style-name="gr38" draw:text-style-name="P2" draw:layer="layout" svg:width="0.173cm" svg:height="0.223cm" svg:x="26.194cm" svg:y="13.037cm">
              <text:p/>
              <draw:enhanced-geometry svg:viewBox="0 0 210 274" draw:type="non-primitive" draw:enhanced-path="M 210 274  L 176 196  L 149 130  L 127 77  L 104 37  L 78 11  L 44 0  L 0 4  N"/>
            </draw:custom-shape>
            <draw:custom-shape draw:style-name="gr38" draw:text-style-name="P2" draw:layer="layout" svg:width="0.195cm" svg:height="0.087cm" svg:x="25.998cm" svg:y="12.949cm">
              <text:p/>
              <draw:enhanced-geometry svg:viewBox="0 0 236 105" draw:type="non-primitive" draw:enhanced-path="M 236 105  L 149 101  L 73 63  L 20 20  L 0 0  N"/>
            </draw:custom-shape>
            <draw:custom-shape draw:style-name="gr38" draw:text-style-name="P2" draw:layer="layout" svg:width="0.369cm" svg:height="0.928cm" svg:x="25.724cm" svg:y="13.136cm">
              <text:p/>
              <draw:enhanced-geometry svg:viewBox="0 0 447 1118" draw:type="non-primitive" draw:enhanced-path="M 447 1118  L 437 1086  L 424 1046  L 407 998  L 386 945  L 364 888  L 340 824  L 314 758  L 287 691  L 258 622  L 230 551  L 202 481  L 174 413  L 146 347  L 119 283  L 95 224  L 73 170  L 52 122  L 34 81  L 21 47  L 9 21  L 3 5  L 0 0  N"/>
            </draw:custom-shape>
            <draw:custom-shape draw:style-name="gr38" draw:text-style-name="P2" draw:layer="layout" svg:width="0.223cm" svg:height="0.372cm" svg:x="25.724cm" svg:y="13.136cm">
              <text:p/>
              <draw:enhanced-geometry svg:viewBox="0 0 270 448" draw:type="non-primitive" draw:enhanced-path="M 0 0  L 48 68  L 86 130  L 116 188  L 138 239  L 158 285  L 176 327  L 193 364  L 213 396  L 238 423  L 270 448  N"/>
            </draw:custom-shape>
            <draw:custom-shape draw:style-name="gr38" draw:text-style-name="P2" draw:layer="layout" svg:width="0.245cm" svg:height="0.443cm" svg:x="25.948cm" svg:y="13.509cm">
              <text:p/>
              <draw:enhanced-geometry svg:viewBox="0 0 295 536" draw:type="non-primitive" draw:enhanced-path="M 0 0  L 31 25  L 62 59  L 92 101  L 122 149  L 150 202  L 177 257  L 203 315  L 228 373  L 252 430  L 275 485  L 295 536  N"/>
            </draw:custom-shape>
            <draw:custom-shape draw:style-name="gr39" draw:text-style-name="P2" draw:layer="layout" svg:width="4.47cm" svg:height="3.297cm" svg:x="22.088cm" svg:y="9.64cm">
              <text:p/>
              <draw:enhanced-geometry svg:viewBox="0 0 5391 3976" draw:type="non-primitive" draw:enhanced-path="M 5188 2558  L 5172 2606  L 5158 2659  L 5147 2717  L 5138 2777  L 5132 2839  L 5129 2901  L 5129 2962  L 5133 3021  L 5141 3077  L 5155 3126  L 5172 3171  L 5172 3171  L 5204 3236  L 5219 3289  L 5221 3337  L 5205 3386  L 5170 3442  L 5113 3515  L 5113 3515  L 5084 3555  L 5058 3600  L 5034 3647  L 5011 3697  L 4989 3747  L 4967 3794  L 4943 3839  L 4918 3881  L 4891 3916  L 4861 3946  L 4826 3966  L 4786 3976  L 4741 3976  L 4741 3976  L 4703 3966  L 4664 3948  L 4622 3921  L 4580 3888  L 4538 3849  L 4495 3804  L 4455 3756  L 4414 3706  L 4375 3653  L 4339 3600  L 4305 3546  L 4275 3495  L 4249 3446  L 4227 3399  L 4209 3357  L 4198 3321  L 4192 3291  L 4192 3291  L 4183 3238  L 4167 3174  L 4147 3102  L 4122 3026  L 4096 2950  L 4071 2879  L 4048 2816  L 4030 2767  L 4017 2734  L 4012 2722  L 4012 2722  L 3962 2757  L 3907 2789  L 3847 2819  L 3785 2846  L 3719 2870  L 3655 2891  L 3590 2909  L 3527 2924  L 3466 2935  L 3409 2944  L 3358 2949  L 3313 2950  L 3274 2948  L 3245 2942  L 3225 2932  L 3225 2932  L 3177 2865  L 3145 2776  L 3127 2696  L 3122 2664  L 3122 2664  L 3072 2683  L 3013 2699  L 2950 2709  L 2883 2714  L 2817 2714  L 2754 2709  L 2699 2699  L 2652 2683  L 2619 2660  L 2601 2633  L 2601 2633  L 2583 2533  L 2583 2455  L 2585 2425  L 2585 2425  L 2504 2214  L 2540 2178  L 2479 2147  L 2485 2016  L 2485 2016  L 2435 1998  L 2405 1971  L 2395 1913  L 2395 1913  L 2396 1877  L 2401 1825  L 2408 1762  L 2416 1691  L 2421 1618  L 2427 1548  L 2429 1484  L 2427 1432  L 2419 1396  L 2419 1396  L 2383 1328  L 2345 1285  L 2329 1270  L 2329 1270  L 2272 1279  L 2209 1288  L 2140 1299  L 2067 1309  L 1994 1320  L 1919 1330  L 1845 1340  L 1775 1351  L 1708 1360  L 1647 1369  L 1594 1376  L 1551 1381  L 1517 1387  L 1496 1389  L 1489 1390  L 1489 1390  L 1581 1423  L 1658 1462  L 1722 1502  L 1773 1543  L 1813 1579  L 1840 1609  L 1856 1629  L 1860 1636  L 1860 1636  L 1865 1687  L 1865 1742  L 1859 1802  L 1849 1866  L 1835 1932  L 1819 1999  L 1800 2068  L 1780 2137  L 1757 2205  L 1735 2271  L 1711 2335  L 1688 2396  L 1665 2453  L 1644 2505  L 1625 2550  L 1607 2590  L 1593 2623  L 1582 2647  L 1575 2661  L 1573 2667  L 1573 2667  L 1501 2641  L 1435 2611  L 1370 2581  L 1310 2548  L 1254 2513  L 1200 2478  L 1150 2441  L 1102 2403  L 1058 2365  L 1016 2325  L 978 2287  L 940 2248  L 906 2210  L 876 2172  L 846 2135  L 819 2100  L 793 2066  L 770 2034  L 749 2004  L 729 1975  L 711 1951  L 694 1927  L 678 1908  L 678 1908  L 652 1876  L 620 1838  L 585 1795  L 544 1748  L 502 1698  L 457 1645  L 412 1592  L 365 1539  L 320 1485  L 276 1434  L 234 1387  L 196 1343  L 161 1303  L 131 1270  L 107 1245  L 107 1245  L 84 1211  L 62 1168  L 45 1116  L 31 1058  L 18 994  L 10 929  L 3 863  L 0 800  L 0 740  L 1 685  L 6 640  L 12 604  L 12 604  L 32 543  L 58 500  L 98 472  L 161 459  L 250 455  L 250 455  L 272 455  L 299 455  L 331 455  L 370 455  L 413 457  L 460 458  L 511 458  L 567 459  L 626 460  L 687 461  L 751 462  L 817 464  L 884 466  L 953 468  L 1022 470  L 1092 472  L 1161 475  L 1231 478  L 1299 480  L 1366 484  L 1431 487  L 1494 491  L 1555 495  L 1612 500  L 1667 503  L 1716 509  L 1763 513  L 1805 519  L 1841 523  L 1873 529  L 1873 529  L 1957 547  L 2041 564  L 2121 581  L 2198 597  L 2267 610  L 2330 623  L 2381 633  L 2419 641  L 2444 646  L 2452 648  L 2452 648  L 2474 606  L 2497 560  L 2521 511  L 2547 461  L 2576 409  L 2607 358  L 2643 307  L 2683 259  L 2728 213  L 2778 170  L 2778 170  L 2805 153  L 2838 135  L 2875 118  L 2916 102  L 2961 86  L 3009 72  L 3061 58  L 3114 46  L 3169 36  L 3227 25  L 3286 17  L 3346 11  L 3406 5  L 3466 2  L 3526 0  L 3584 2  L 3642 4  L 3698 8  L 3751 16  L 3802 25  L 3849 38  L 3894 53  L 3894 53  L 3942 74  L 3991 102  L 4042 136  L 4091 176  L 4142 219  L 4193 265  L 4243 315  L 4292 366  L 4338 418  L 4383 470  L 4426 521  L 4467 570  L 4503 616  L 4537 660  L 4565 699  L 4590 733  L 4611 760  L 4625 781  L 4636 794  L 4638 798  L 4638 798  L 4735 824  L 4802 862  L 4844 905  L 4865 948  L 4874 985  L 4875 1012  L 4874 1022  L 4874 1022  L 4958 1107  L 5020 1175  L 5064 1228  L 5096 1271  L 5116 1308  L 5132 1340  L 5145 1373  L 5159 1410  L 5159 1410  L 5181 1472  L 5196 1515  L 5221 1558  L 5277 1619  L 5277 1619  L 5308 1653  L 5334 1691  L 5356 1734  L 5373 1782  L 5386 1834  L 5391 1889  L 5390 1948  L 5380 2009  L 5363 2074  L 5336 2141  L 5336 2141  L 5295 2235  L 5261 2322  L 5234 2400  L 5213 2464  L 5199 2515  L 5190 2547  L 5188 2558  L 5188 2558  L 5188 2558  Z N"/>
            </draw:custom-shape>
            <draw:custom-shape draw:style-name="gr40" draw:text-style-name="P2" draw:layer="layout" svg:width="0.742cm" svg:height="0.746cm" svg:x="24.68cm" svg:y="11.34cm">
              <text:p/>
              <draw:enhanced-geometry svg:viewBox="0 0 899 900" draw:type="non-primitive" draw:enhanced-path="M 0 614  L 5 646  L 23 726  L 55 815  L 103 882  L 103 882  L 121 892  L 148 898  L 183 900  L 224 900  L 271 895  L 322 889  L 379 878  L 436 866  L 498 850  L 559 831  L 621 810  L 681 786  L 741 760  L 797 730  L 849 698  L 898 664  L 898 664  L 899 643  L 891 589  L 874 507  L 847 405  L 847 405  L 832 357  L 821 319  L 813 286  L 806 254  L 802 214  L 797 163  L 793 94  L 787 0  L 787 0  L 774 23  L 753 48  L 727 76  L 696 107  L 658 140  L 616 176  L 571 213  L 522 250  L 471 290  L 418 329  L 364 369  L 310 408  L 254 446  L 200 483  L 147 518  L 95 552  L 46 584  L 0 614  L 0 614  L 0 614  Z N"/>
            </draw:custom-shape>
            <draw:custom-shape draw:style-name="gr41" draw:text-style-name="P2" draw:layer="layout" svg:width="0.65cm" svg:height="0.51cm" svg:x="24.68cm" svg:y="11.34cm">
              <text:p/>
              <draw:enhanced-geometry svg:viewBox="0 0 787 614" draw:type="non-primitive" draw:enhanced-path="M 787 0  L 774 23  L 753 48  L 727 76  L 696 107  L 658 140  L 616 176  L 571 213  L 522 250  L 471 290  L 418 329  L 364 369  L 310 408  L 254 446  L 200 483  L 147 518  L 95 552  L 46 584  L 0 614  N"/>
            </draw:custom-shape>
            <draw:custom-shape draw:style-name="gr40" draw:text-style-name="P2" draw:layer="layout" svg:width="1.074cm" svg:height="1.115cm" svg:x="22.561cm" svg:y="10.639cm">
              <text:p/>
              <draw:enhanced-geometry svg:viewBox="0 0 1298 1344" draw:type="non-primitive" draw:enhanced-path="M 917 184  L 1010 217  L 1089 256  L 1154 296  L 1206 337  L 1246 373  L 1273 403  L 1289 423  L 1293 430  L 1293 430  L 1298 480  L 1296 535  L 1291 595  L 1281 659  L 1266 725  L 1248 795  L 1248 795  L 1235 795  L 1204 794  L 1156 789  L 1096 777  L 1028 761  L 956 738  L 882 707  L 813 668  L 813 668  L 744 627  L 691 606  L 655 605  L 632 621  L 624 653  L 631 698  L 650 757  L 650 757  L 670 793  L 697 834  L 730 877  L 768 922  L 810 969  L 854 1015  L 897 1063  L 939 1109  L 979 1154  L 1011 1197  L 1039 1238  L 1058 1275  L 1067 1308  L 1067 1308  L 1066 1330  L 1057 1341  L 1041 1344  L 1019 1339  L 991 1325  L 958 1306  L 921 1280  L 880 1249  L 837 1215  L 791 1177  L 742 1136  L 693 1094  L 644 1051  L 594 1007  L 546 965  L 546 965  L 519 939  L 490 907  L 460 872  L 431 834  L 399 791  L 369 746  L 337 698  L 306 648  L 275 597  L 245 545  L 215 493  L 187 441  L 159 389  L 133 339  L 108 290  L 86 243  L 65 199  L 47 158  L 33 121  L 19 87  L 9 59  L 3 35  L 0 17  L 0 4  L 4 0  L 12 1  L 25 11  L 25 11  L 52 32  L 86 51  L 124 69  L 168 87  L 217 103  L 270 118  L 326 131  L 383 142  L 443 154  L 506 163  L 568 171  L 629 176  L 691 182  L 751 184  L 810 187  L 865 187  L 917 184  L 917 184  L 917 184  Z N"/>
            </draw:custom-shape>
            <draw:custom-shape draw:style-name="gr42" draw:text-style-name="P2" draw:layer="layout" svg:width="0.543cm" svg:height="0.211cm" svg:x="25.6cm" svg:y="10.295cm">
              <text:p/>
              <draw:enhanced-geometry svg:viewBox="0 0 657 255" draw:type="non-primitive" draw:enhanced-path="M 382 0  L 477 25  L 545 59  L 593 98  L 623 139  L 640 178  L 648 213  L 653 239  L 657 255  L 657 255  L 620 248  L 572 240  L 519 234  L 459 227  L 395 221  L 329 217  L 263 213  L 199 213  L 138 215  L 82 222  L 34 232  L 34 232  L 7 237  L 0 231  L 10 218  L 35 197  L 70 172  L 114 144  L 163 115  L 212 85  L 261 58  L 305 34  L 343 16  L 370 4  L 382 0  L 382 0  L 382 0  Z N"/>
            </draw:custom-shape>
            <draw:custom-shape draw:style-name="gr40" draw:text-style-name="P2" draw:layer="layout" svg:width="1.779cm" svg:height="0.6cm" svg:x="22.332cm" svg:y="10.125cm">
              <text:p/>
              <draw:enhanced-geometry svg:viewBox="0 0 2145 728" draw:type="non-primitive" draw:enhanced-path="M 2145 65  L 2132 147  L 2119 232  L 2106 316  L 2094 396  L 2084 472  L 2074 539  L 2066 596  L 2060 640  L 2057 668  L 2055 677  L 2055 677  L 2049 678  L 2032 679  L 2006 682  L 1970 684  L 1926 687  L 1875 691  L 1817 695  L 1755 700  L 1688 704  L 1617 708  L 1544 712  L 1471 716  L 1396 720  L 1321 722  L 1249 725  L 1178 727  L 1111 728  L 1049 728  L 991 727  L 939 725  L 895 721  L 895 721  L 845 714  L 800 703  L 761 691  L 729 675  L 703 658  L 683 641  L 671 623  L 666 606  L 670 589  L 681 575  L 700 563  L 730 553  L 767 547  L 815 546  L 872 549  L 939 557  L 939 557  L 1009 565  L 1067 566  L 1111 561  L 1144 550  L 1166 536  L 1179 518  L 1183 497  L 1180 476  L 1169 454  L 1153 434  L 1131 415  L 1105 399  L 1077 387  L 1045 381  L 1014 379  L 1014 379  L 987 381  L 953 377  L 910 373  L 861 365  L 808 355  L 749 342  L 688 329  L 623 314  L 558 297  L 491 280  L 425 261  L 361 241  L 299 222  L 240 203  L 184 183  L 136 163  L 92 144  L 55 126  L 28 109  L 9 93  L 0 78  L 2 65  L 2 65  L 12 57  L 29 49  L 53 42  L 85 37  L 121 31  L 164 25  L 213 21  L 265 16  L 321 13  L 382 9  L 447 7  L 512 5  L 581 3  L 653 1  L 725 1  L 798 0  L 871 0  L 945 0  L 1017 1  L 1088 3  L 1159 4  L 1225 5  L 1291 7  L 1353 9  L 1412 12  L 1466 15  L 1517 18  L 1561 21  L 1602 24  L 1635 29  L 1663 32  L 1684 37  L 1684 37  L 1755 50  L 1831 59  L 1908 65  L 1981 67  L 2046 67  L 2098 67  L 2133 66  L 2145 65  L 2145 65  L 2145 65  Z N"/>
            </draw:custom-shape>
            <draw:custom-shape draw:style-name="gr40" draw:text-style-name="P2" draw:layer="layout" svg:width="0.705cm" svg:height="0.812cm" svg:x="25.318cm" svg:y="10.519cm">
              <text:p/>
              <draw:enhanced-geometry svg:viewBox="0 0 851 977" draw:type="non-primitive" draw:enhanced-path="M 0 977  L 0 901  L 4 826  L 7 755  L 13 686  L 21 620  L 29 557  L 40 496  L 51 438  L 66 382  L 81 332  L 98 284  L 116 239  L 136 198  L 159 161  L 182 128  L 208 100  L 234 75  L 262 54  L 292 38  L 324 27  L 357 20  L 357 20  L 418 14  L 482 8  L 547 4  L 610 1  L 669 0  L 725 1  L 771 2  L 809 6  L 837 10  L 851 17  L 851 25  L 834 35  L 834 35  L 780 58  L 729 79  L 687 102  L 664 123  L 665 146  L 699 169  L 699 169  L 744 195  L 773 223  L 783 250  L 769 270  L 727 279  L 654 274  L 654 274  L 602 265  L 553 255  L 506 248  L 463 246  L 424 249  L 387 261  L 355 285  L 326 320  L 303 371  L 282 438  L 282 438  L 263 508  L 236 577  L 205 646  L 171 712  L 136 773  L 102 830  L 71 878  L 42 919  L 20 950  L 5 970  L 0 977  L 0 977  L 0 977  Z N"/>
            </draw:custom-shape>
            <draw:custom-shape draw:style-name="gr41" draw:text-style-name="P2" draw:layer="layout" svg:width="0.046cm" svg:height="0.472cm" svg:x="25.318cm" svg:y="10.859cm">
              <text:p/>
              <draw:enhanced-geometry svg:viewBox="0 0 57 567" draw:type="non-primitive" draw:enhanced-path="M 0 567  L 0 502  L 3 439  L 5 377  L 10 317  L 14 259  L 21 202  L 29 148  L 37 96  L 47 46  L 57 0  N"/>
            </draw:custom-shape>
            <draw:custom-shape draw:style-name="gr40" draw:text-style-name="P2" draw:layer="layout" svg:width="0.813cm" svg:height="1.679cm" svg:x="25.492cm" svg:y="11.049cm">
              <text:p/>
              <draw:enhanced-geometry svg:viewBox="0 0 982 2025" draw:type="non-primitive" draw:enhanced-path="M 551 2025  L 521 1978  L 492 1929  L 464 1878  L 436 1823  L 409 1767  L 382 1709  L 357 1649  L 332 1588  L 307 1526  L 285 1462  L 262 1399  L 240 1334  L 219 1270  L 199 1207  L 180 1142  L 160 1079  L 143 1016  L 126 955  L 111 895  L 96 838  L 82 781  L 69 727  L 57 675  L 46 626  L 37 580  L 28 535  L 20 496  L 14 460  L 9 427  L 4 397  L 2 374  L 0 354  L 0 340  L 0 340  L 3 323  L 15 310  L 36 300  L 62 293  L 94 288  L 130 284  L 172 283  L 216 281  L 262 281  L 311 279  L 361 277  L 410 274  L 459 268  L 507 262  L 553 253  L 595 239  L 633 223  L 668 203  L 697 178  L 719 147  L 735 112  L 743 70  L 743 70  L 746 39  L 750 17  L 753 5  L 757 0  L 760 5  L 765 16  L 768 34  L 772 58  L 776 88  L 780 122  L 785 162  L 789 205  L 794 251  L 798 300  L 803 351  L 808 403  L 812 457  L 817 511  L 821 564  L 827 616  L 831 667  L 836 715  L 841 761  L 846 804  L 852 842  L 856 877  L 862 906  L 862 906  L 873 962  L 887 1019  L 901 1076  L 917 1134  L 932 1192  L 947 1250  L 959 1305  L 970 1359  L 978 1413  L 982 1462  L 982 1510  L 977 1553  L 966 1593  L 966 1593  L 940 1645  L 900 1701  L 851 1759  L 794 1816  L 736 1870  L 680 1920  L 629 1963  L 588 1995  L 561 2017  L 551 2025  L 551 2025  L 551 2025  Z N"/>
            </draw:custom-shape>
            <draw:custom-shape draw:style-name="gr41" draw:text-style-name="P2" draw:layer="layout" svg:width="0.103cm" svg:height="0.319cm" svg:x="24.087cm" svg:y="10.805cm">
              <text:p/>
              <draw:enhanced-geometry svg:viewBox="0 0 125 386" draw:type="non-primitive" draw:enhanced-path="M 0 386  L 29 309  L 59 235  L 86 166  L 107 105  L 122 54  L 125 19  L 115 0  N"/>
            </draw:custom-shape>
            <draw:custom-shape draw:style-name="gr43" draw:text-style-name="P2" draw:layer="layout" svg:width="0.153cm" svg:height="0.107cm" svg:x="24.029cm" svg:y="10.698cm">
              <text:p/>
              <draw:enhanced-geometry svg:viewBox="0 0 185 128" draw:type="non-primitive" draw:enhanced-path="M 185 128  L 151 74  L 89 34  L 27 9  L 0 0  N"/>
            </draw:custom-shape>
            <draw:custom-shape draw:style-name="gr43" draw:text-style-name="P2" draw:layer="layout" svg:width="0.452cm" svg:height="0.062cm" svg:x="24.365cm" svg:y="10.743cm">
              <text:p/>
              <draw:enhanced-geometry svg:viewBox="0 0 547 73" draw:type="non-primitive" draw:enhanced-path="M 0 31  L 75 15  L 148 5  L 217 0  L 280 1  L 340 6  L 394 15  L 443 26  L 485 40  L 520 56  L 547 73  N"/>
            </draw:custom-shape>
            <draw:custom-shape draw:style-name="gr44" draw:text-style-name="P2" draw:layer="layout" svg:width="0.347cm" svg:height="0.104cm" svg:x="24.385cm" svg:y="10.817cm">
              <text:p/>
              <draw:enhanced-geometry svg:viewBox="0 0 420 128" draw:type="non-primitive" draw:enhanced-path="M 420 85  L 361 56  L 299 32  L 234 16  L 170 6  L 107 0  L 50 2  L 0 6  L 0 6  L 50 57  L 60 106  L 56 128  L 56 128  L 161 110  L 249 98  L 321 91  L 374 88  L 407 86  L 420 85  L 420 85  L 420 85  Z N"/>
            </draw:custom-shape>
            <draw:custom-shape draw:style-name="gr10" draw:text-style-name="P2" draw:layer="layout" svg:width="0.347cm" svg:height="0.104cm" svg:x="24.385cm" svg:y="10.817cm">
              <text:p/>
              <draw:enhanced-geometry svg:viewBox="0 0 420 128" draw:type="non-primitive" draw:enhanced-path="M 420 85  L 361 56  L 299 32  L 234 16  L 170 6  L 107 0  L 50 2  L 0 6  L 0 6  L 50 57  L 60 106  L 56 128  L 56 128  L 161 110  L 249 98  L 321 91  L 374 88  L 407 86  L 420 85  L 420 85  L 420 85  N"/>
            </draw:custom-shape>
            <draw:custom-shape draw:style-name="gr41" draw:text-style-name="P2" draw:layer="layout" svg:width="0.144cm" svg:height="0.007cm" svg:x="24.191cm" svg:y="11.569cm">
              <text:p/>
              <draw:enhanced-geometry svg:viewBox="0 0 172 14" draw:type="non-primitive" draw:enhanced-path="M 172 14  L 92 11  L 27 3  L 0 0  N"/>
            </draw:custom-shape>
            <draw:custom-shape draw:style-name="gr41" draw:text-style-name="P2" draw:layer="layout" svg:width="0.24cm" svg:height="0.008cm" svg:x="24.186cm" svg:y="11.46cm">
              <text:p/>
              <draw:enhanced-geometry svg:viewBox="0 0 291 11" draw:type="non-primitive" draw:enhanced-path="M 0 0  L 81 10  L 176 11  L 257 9  L 291 8  N"/>
            </draw:custom-shape>
            <draw:custom-shape draw:style-name="gr41" draw:text-style-name="P2" draw:layer="layout" svg:width="0.094cm" svg:height="0.016cm" svg:x="24.182cm" svg:y="11.278cm">
              <text:p/>
              <draw:enhanced-geometry svg:viewBox="0 0 114 21" draw:type="non-primitive" draw:enhanced-path="M 114 21  L 68 0  L 22 7  L 0 15  N"/>
            </draw:custom-shape>
            <draw:custom-shape draw:style-name="gr41" draw:text-style-name="P2" draw:layer="layout" svg:width="0.078cm" svg:height="0.108cm" svg:x="24.286cm" svg:y="11.199cm">
              <text:p/>
              <draw:enhanced-geometry svg:viewBox="0 0 94 128" draw:type="non-primitive" draw:enhanced-path="M 0 0  L 69 33  L 94 76  L 58 128  N"/>
            </draw:custom-shape>
            <draw:custom-shape draw:style-name="gr41" draw:text-style-name="P2" draw:layer="layout" svg:width="0.165cm" svg:height="0.206cm" svg:x="24.385cm" svg:y="11.195cm">
              <text:p/>
              <draw:enhanced-geometry svg:viewBox="0 0 200 249" draw:type="non-primitive" draw:enhanced-path="M 0 0  L 63 39  L 121 92  L 166 151  L 196 207  L 200 249  N"/>
            </draw:custom-shape>
            <draw:custom-shape draw:style-name="gr41" draw:text-style-name="P2" draw:layer="layout" svg:width="0.086cm" svg:height="0.216cm" svg:x="24.464cm" svg:y="11.402cm">
              <text:p/>
              <draw:enhanced-geometry svg:viewBox="0 0 107 263" draw:type="non-primitive" draw:enhanced-path="M 107 0  L 83 64  L 47 152  L 14 230  L 0 263  N"/>
            </draw:custom-shape>
            <draw:custom-shape draw:style-name="gr45" draw:text-style-name="P2" draw:layer="layout" svg:width="1.969cm" svg:height="1.347cm" svg:x="23.987cm" svg:y="9.549cm">
              <text:p/>
              <draw:enhanced-geometry svg:viewBox="0 0 2374 1625" draw:type="non-primitive" draw:enhanced-path="M 2374 890  L 2332 948  L 2300 1025  L 2277 1101  L 2265 1159  L 2260 1182  L 2260 1182  L 2185 1198  L 2108 1214  L 2034 1230  L 1965 1246  L 1905 1264  L 1857 1282  L 1823 1302  L 1804 1326  L 1804 1326  L 1781 1397  L 1747 1493  L 1718 1576  L 1705 1611  L 1705 1611  L 1507 1625  L 1507 1625  L 1506 1538  L 1490 1459  L 1464 1388  L 1431 1326  L 1394 1274  L 1356 1231  L 1321 1197  L 1292 1173  L 1272 1159  L 1265 1154  L 1265 1154  L 1293 1087  L 1320 1019  L 1345 952  L 1368 885  L 1388 820  L 1406 758  L 1421 703  L 1431 652  L 1438 607  L 1440 571  L 1437 544  L 1429 528  L 1429 528  L 1419 524  L 1399 523  L 1371 525  L 1336 529  L 1294 536  L 1247 545  L 1193 555  L 1136 568  L 1074 580  L 1009 595  L 942 609  L 873 623  L 803 637  L 733 652  L 663 664  L 594 676  L 527 687  L 463 696  L 401 703  L 345 707  L 293 709  L 246 709  L 206 705  L 206 705  L 179 665  L 147 607  L 112 540  L 79 469  L 48 401  L 24 345  L 7 305  L 0 292  L 0 292  L 5 291  L 20 287  L 45 282  L 78 275  L 120 267  L 167 257  L 222 245  L 282 233  L 346 220  L 415 206  L 486 191  L 561 176  L 638 160  L 715 146  L 793 130  L 870 114  L 946 99  L 1019 85  L 1091 70  L 1158 57  L 1222 45  L 1281 34  L 1333 23  L 1379 16  L 1419 9  L 1449 3  L 1472 1  L 1484 0  L 1484 0  L 1506 4  L 1542 18  L 1589 39  L 1645 66  L 1708 99  L 1776 134  L 1846 173  L 1916 211  L 1984 249  L 2049 285  L 2105 317  L 2154 345  L 2191 366  L 2216 380  L 2224 384  L 2224 384  L 2374 890  L 2374 890  Z N"/>
            </draw:custom-shape>
            <draw:custom-shape draw:style-name="gr44" draw:text-style-name="P2" draw:layer="layout" svg:width="0.091cm" svg:height="0.115cm" svg:x="24.091cm" svg:y="10.793cm">
              <text:p/>
              <draw:enhanced-geometry svg:viewBox="0 0 107 141" draw:type="non-primitive" draw:enhanced-path="M 13 141  L 99 128  L 107 63  L 0 0  L 13 141  L 13 141  Z N"/>
            </draw:custom-shape>
            <draw:custom-shape draw:style-name="gr10" draw:text-style-name="P2" draw:layer="layout" svg:width="0.091cm" svg:height="0.115cm" svg:x="24.091cm" svg:y="10.793cm">
              <text:p/>
              <draw:enhanced-geometry svg:viewBox="0 0 107 141" draw:type="non-primitive" draw:enhanced-path="M 13 141  L 99 128  L 107 63  L 0 0  L 13 141  L 13 141  N"/>
            </draw:custom-shape>
            <draw:custom-shape draw:style-name="gr35" draw:text-style-name="P2" draw:layer="layout" svg:width="0.991cm" svg:height="1.521cm" svg:x="24.277cm" svg:y="15.06cm">
              <text:p/>
              <draw:enhanced-geometry svg:viewBox="0 0 1196 1834" draw:type="non-primitive" draw:enhanced-path="M 124 0  L 162 20  L 204 45  L 249 74  L 298 108  L 349 145  L 402 185  L 455 227  L 511 270  L 565 314  L 618 358  L 670 401  L 720 443  L 768 483  L 812 519  L 852 553  L 889 582  L 919 606  L 943 625  L 961 638  L 961 638  L 1001 656  L 1038 664  L 1072 668  L 1100 678  L 1124 702  L 1141 745  L 1150 815  L 1150 815  L 1153 869  L 1157 929  L 1160 991  L 1165 1056  L 1168 1123  L 1173 1190  L 1177 1254  L 1181 1317  L 1185 1373  L 1188 1424  L 1193 1467  L 1196 1502  L 1196 1502  L 1194 1544  L 1182 1592  L 1159 1640  L 1128 1689  L 1089 1734  L 1044 1774  L 993 1806  L 937 1827  L 880 1834  L 880 1834  L 855 1829  L 829 1815  L 801 1791  L 773 1759  L 744 1721  L 714 1675  L 685 1626  L 656 1571  L 626 1514  L 597 1454  L 567 1391  L 539 1329  L 512 1266  L 486 1204  L 461 1145  L 437 1087  L 415 1034  L 394 984  L 376 941  L 360 904  L 347 873  L 335 852  L 335 852  L 273 756  L 218 669  L 170 589  L 129 514  L 95 448  L 67 386  L 45 331  L 26 281  L 14 236  L 5 196  L 2 162  L 0 132  L 3 105  L 7 82  L 14 63  L 23 47  L 34 34  L 46 24  L 57 15  L 69 10  L 82 5  L 93 3  L 103 0  L 111 0  L 118 0  L 123 0  L 124 0  L 124 0  L 124 0  Z N"/>
            </draw:custom-shape>
            <draw:custom-shape draw:style-name="gr46" draw:text-style-name="P2" draw:layer="layout" svg:width="5.992cm" svg:height="4.598cm" svg:x="19.189cm" svg:y="12.534cm">
              <text:p/>
              <draw:enhanced-geometry svg:viewBox="0 0 7225 5543" draw:type="non-primitive" draw:enhanced-path="M 4513 1096  L 4537 1119  L 4563 1145  L 4591 1173  L 4622 1205  L 4654 1239  L 4688 1276  L 4725 1315  L 4762 1355  L 4800 1398  L 4840 1444  L 4882 1490  L 4924 1538  L 4967 1586  L 5010 1636  L 5054 1687  L 5099 1738  L 5144 1790  L 5190 1843  L 5234 1895  L 5279 1949  L 5324 2001  L 5368 2054  L 5413 2106  L 5457 2157  L 5499 2208  L 5540 2256  L 5581 2305  L 5621 2353  L 5659 2398  L 5695 2441  L 5730 2484  L 5764 2523  L 5796 2561  L 5826 2597  L 5853 2630  L 5879 2659  L 5901 2686  L 5922 2711  L 5940 2732  L 5955 2750  L 5967 2763  L 5976 2775  L 5976 2775  L 6007 2810  L 6043 2852  L 6081 2897  L 6122 2946  L 6164 2997  L 6203 3049  L 6241 3100  L 6275 3148  L 6304 3193  L 6326 3235  L 6340 3270  L 6340 3270  L 6355 3307  L 6379 3345  L 6409 3385  L 6443 3425  L 6481 3470  L 6519 3515  L 6556 3562  L 6592 3613  L 6622 3665  L 6647 3721  L 6647 3721  L 6659 3757  L 6672 3800  L 6684 3849  L 6697 3901  L 6710 3957  L 6724 4015  L 6739 4074  L 6753 4134  L 6769 4193  L 6787 4251  L 6805 4305  L 6826 4357  L 6848 4403  L 6871 4445  L 6897 4480  L 6924 4507  L 6955 4527  L 6955 4527  L 7035 4573  L 7103 4627  L 7156 4681  L 7193 4728  L 7217 4762  L 7225 4775  L 7225 4775  L 7135 4874  L 7072 4931  L 7036 4957  L 7025 4964  L 7025 4964  L 6984 5035  L 6940 5099  L 6896 5156  L 6849 5206  L 6802 5250  L 6756 5288  L 6709 5322  L 6663 5352  L 6618 5377  L 6575 5398  L 6534 5417  L 6495 5433  L 6459 5448  L 6427 5460  L 6399 5473  L 6399 5473  L 6387 5477  L 6369 5483  L 6346 5488  L 6319 5493  L 6287 5498  L 6252 5503  L 6212 5508  L 6169 5514  L 6123 5518  L 6074 5523  L 6022 5527  L 5968 5531  L 5912 5534  L 5853 5537  L 5792 5540  L 5730 5541  L 5667 5543  L 5603 5543  L 5537 5543  L 5471 5542  L 5406 5541  L 5340 5537  L 5274 5534  L 5209 5529  L 5146 5524  L 5082 5517  L 5020 5509  L 4959 5500  L 4900 5490  L 4843 5477  L 4788 5465  L 4736 5450  L 4687 5434  L 4641 5416  L 4597 5397  L 4557 5377  L 4522 5354  L 4489 5330  L 4489 5330  L 4462 5304  L 4435 5271  L 4407 5234  L 4377 5191  L 4348 5144  L 4320 5091  L 4290 5037  L 4261 4979  L 4231 4919  L 4203 4858  L 4175 4796  L 4146 4733  L 4120 4670  L 4094 4608  L 4069 4547  L 4045 4488  L 4022 4432  L 4000 4378  L 3981 4328  L 3963 4282  L 3946 4241  L 3931 4205  L 3919 4175  L 3909 4152  L 3900 4135  L 3900 4135  L 3888 4114  L 3873 4081  L 3853 4038  L 3830 3987  L 3804 3929  L 3775 3866  L 3745 3798  L 3713 3727  L 3680 3654  L 3649 3581  L 3616 3508  L 3585 3438  L 3556 3371  L 3529 3309  L 3504 3252  L 3482 3204  L 3465 3163  L 3453 3132  L 3445 3113  L 3442 3106  L 3442 3106  L 3403 3164  L 3363 3221  L 3322 3276  L 3279 3330  L 3236 3382  L 3191 3433  L 3146 3482  L 3102 3530  L 3058 3575  L 3014 3618  L 2971 3659  L 2929 3696  L 2889 3732  L 2851 3765  L 2815 3794  L 2781 3822  L 2749 3845  L 2721 3867  L 2696 3884  L 2674 3899  L 2674 3899  L 2629 3926  L 2591 3951  L 2557 3976  L 2528 4006  L 2506 4046  L 2488 4099  L 2473 4171  L 2463 4265  L 2463 4265  L 2455 4326  L 2440 4387  L 2420 4447  L 2394 4506  L 2366 4563  L 2333 4617  L 2299 4668  L 2264 4715  L 2229 4756  L 2192 4793  L 2158 4822  L 2127 4845  L 2098 4861  L 2074 4867  L 2074 4867  L 1963 4880  L 1867 4889  L 1826 4892  L 1826 4892  L 1752 4926  L 1674 4938  L 1600 4933  L 1532 4919  L 1476 4902  L 1439 4888  L 1425 4881  L 1425 4881  L 1312 4848  L 1245 4811  L 1213 4775  L 1202 4749  L 1202 4738  L 1202 4738  L 1125 4718  L 1055 4685  L 993 4644  L 940 4601  L 896 4560  L 863 4524  L 843 4500  L 836 4490  L 836 4490  L 770 4459  L 726 4404  L 700 4344  L 686 4296  L 683 4277  L 683 4277  L 625 4272  L 569 4261  L 513 4240  L 460 4211  L 407 4172  L 353 4124  L 353 4124  L 302 4062  L 267 4006  L 238 3962  L 204 3933  L 152 3921  L 152 3921  L 83 3910  L 37 3877  L 9 3822  L 0 3744  L 0 3744  L 5 3710  L 19 3663  L 40 3608  L 66 3544  L 97 3478  L 130 3409  L 164 3341  L 196 3275  L 228 3216  L 254 3166  L 276 3128  L 289 3102  L 294 3093  L 294 3093  L 293 3045  L 297 2993  L 307 2938  L 322 2879  L 340 2818  L 362 2755  L 385 2694  L 409 2633  L 435 2574  L 460 2518  L 484 2466  L 505 2417  L 526 2375  L 542 2340  L 553 2313  L 553 2313  L 562 2291  L 576 2262  L 593 2225  L 612 2182  L 634 2133  L 659 2079  L 685 2021  L 714 1960  L 743 1896  L 772 1831  L 803 1766  L 832 1701  L 861 1637  L 889 1575  L 915 1515  L 939 1458  L 960 1408  L 978 1360  L 994 1319  L 1005 1286  L 1013 1260  L 1013 1260  L 1028 1216  L 1052 1163  L 1084 1103  L 1121 1039  L 1162 973  L 1203 907  L 1244 845  L 1283 788  L 1316 740  L 1343 701  L 1360 678  L 1366 668  L 1366 668  L 1411 607  L 1456 547  L 1501 490  L 1547 434  L 1593 381  L 1637 330  L 1680 281  L 1723 236  L 1764 194  L 1802 157  L 1839 123  L 1873 92  L 1905 66  L 1933 45  L 1958 29  L 1981 18  L 1981 18  L 2011 9  L 2052 2  L 2102 0  L 2156 1  L 2216 5  L 2281 12  L 2346 21  L 2412 34  L 2478 47  L 2540 64  L 2599 82  L 2652 101  L 2652 101  L 2700 126  L 2751 159  L 2806 201  L 2860 247  L 2914 297  L 2966 349  L 3016 400  L 3061 449  L 3102 493  L 3135 532  L 3161 561  L 3177 579  L 3182 587  L 3182 587  L 3249 559  L 3314 537  L 3377 521  L 3439 512  L 3498 507  L 3556 506  L 3612 506  L 3667 509  L 3720 512  L 3771 516  L 3771 516  L 3831 522  L 3888 534  L 3943 549  L 3995 569  L 4043 593  L 4092 622  L 4137 656  L 4183 693  L 4183 693  L 4225 735  L 4272 787  L 4321 845  L 4369 905  L 4413 963  L 4453 1015  L 4485 1058  L 4505 1086  L 4513 1096  L 4513 1096  L 4513 1096  Z N"/>
            </draw:custom-shape>
            <draw:custom-shape draw:style-name="gr47" draw:text-style-name="P2" draw:layer="layout" svg:width="0.128cm" svg:height="0.203cm" svg:x="24.318cm" svg:y="15.044cm">
              <text:p/>
              <draw:enhanced-geometry svg:viewBox="0 0 156 247" draw:type="non-primitive" draw:enhanced-path="M 0 0  L 53 71  L 100 138  L 135 198  L 156 247  N"/>
            </draw:custom-shape>
            <draw:custom-shape draw:style-name="gr47" draw:text-style-name="P2" draw:layer="layout" svg:width="0.252cm" svg:height="0.373cm" svg:x="24.447cm" svg:y="15.247cm">
              <text:p/>
              <draw:enhanced-geometry svg:viewBox="0 0 307 451" draw:type="non-primitive" draw:enhanced-path="M 0 0  L 15 37  L 39 75  L 68 115  L 102 155  L 140 200  L 178 245  L 216 292  L 252 343  L 282 395  L 307 451  N"/>
            </draw:custom-shape>
            <draw:custom-shape draw:style-name="gr47" draw:text-style-name="P2" draw:layer="layout" svg:width="0.257cm" svg:height="0.667cm" svg:x="24.7cm" svg:y="15.62cm">
              <text:p/>
              <draw:enhanced-geometry svg:viewBox="0 0 308 806" draw:type="non-primitive" draw:enhanced-path="M 0 0  L 12 36  L 25 79  L 37 127  L 50 180  L 63 235  L 77 293  L 92 353  L 106 412  L 122 472  L 140 528  L 158 584  L 179 636  L 201 682  L 224 724  L 250 759  L 277 786  L 308 806  N"/>
            </draw:custom-shape>
            <draw:custom-shape draw:style-name="gr47" draw:text-style-name="P2" draw:layer="layout" svg:width="0.223cm" svg:height="0.206cm" svg:x="24.958cm" svg:y="16.288cm">
              <text:p/>
              <draw:enhanced-geometry svg:viewBox="0 0 270 248" draw:type="non-primitive" draw:enhanced-path="M 0 0  L 80 46  L 148 100  L 201 154  L 238 201  L 262 235  L 270 248  N"/>
            </draw:custom-shape>
            <draw:custom-shape draw:style-name="gr47" draw:text-style-name="P2" draw:layer="layout" svg:width="0.489cm" svg:height="0.991cm" svg:x="22.423cm" svg:y="15.964cm">
              <text:p/>
              <draw:enhanced-geometry svg:viewBox="0 0 589 1195" draw:type="non-primitive" draw:enhanced-path="M 589 1195  L 562 1169  L 535 1136  L 507 1099  L 477 1056  L 448 1009  L 420 956  L 390 902  L 361 844  L 331 784  L 303 723  L 275 661  L 246 598  L 220 535  L 194 473  L 169 412  L 145 353  L 122 297  L 100 243  L 81 193  L 63 147  L 46 106  L 31 70  L 19 40  L 9 17  L 0 0  N"/>
            </draw:custom-shape>
            <draw:custom-shape draw:style-name="gr47" draw:text-style-name="P2" draw:layer="layout" svg:width="0.38cm" svg:height="0.853cm" svg:x="22.043cm" svg:y="15.11cm">
              <text:p/>
              <draw:enhanced-geometry svg:viewBox="0 0 458 1029" draw:type="non-primitive" draw:enhanced-path="M 458 1029  L 446 1008  L 431 975  L 411 932  L 388 881  L 362 823  L 333 760  L 303 692  L 271 621  L 238 548  L 207 475  L 174 402  L 143 332  L 114 265  L 87 203  L 62 146  L 40 98  L 23 57  L 11 26  L 3 7  L 0 0  N"/>
            </draw:custom-shape>
            <draw:custom-shape draw:style-name="gr47" draw:text-style-name="P2" draw:layer="layout" svg:width="0.634cm" svg:height="0.659cm" svg:x="21.408cm" svg:y="15.11cm">
              <text:p/>
              <draw:enhanced-geometry svg:viewBox="0 0 768 793" draw:type="non-primitive" draw:enhanced-path="M 768 0  L 729 58  L 689 115  L 648 170  L 605 224  L 562 276  L 517 327  L 472 376  L 428 424  L 384 469  L 340 512  L 297 553  L 255 590  L 215 626  L 177 659  L 141 688  L 107 716  L 75 739  L 47 761  L 22 778  L 0 793  N"/>
            </draw:custom-shape>
            <draw:custom-shape draw:style-name="gr35" draw:text-style-name="P2" draw:layer="layout" svg:width="2.218cm" svg:height="3.073cm" svg:x="19.608cm" svg:y="13.02cm">
              <text:p/>
              <draw:enhanced-geometry svg:viewBox="0 0 2677 3703" draw:type="non-primitive" draw:enhanced-path="M 2677 0  L 2627 41  L 2574 83  L 2521 127  L 2468 171  L 2415 215  L 2362 259  L 2311 303  L 2262 346  L 2216 387  L 2173 427  L 2134 463  L 2099 498  L 2070 529  L 2046 556  L 2029 579  L 2029 579  L 2014 602  L 1995 634  L 1973 673  L 1945 721  L 1916 773  L 1884 830  L 1850 888  L 1815 951  L 1779 1014  L 1743 1076  L 1708 1136  L 1674 1195  L 1641 1251  L 1610 1300  L 1582 1345  L 1557 1382  L 1537 1410  L 1521 1429  L 1521 1429  L 1505 1448  L 1486 1475  L 1462 1509  L 1434 1551  L 1403 1598  L 1371 1650  L 1336 1706  L 1299 1764  L 1263 1826  L 1225 1887  L 1187 1949  L 1151 2009  L 1115 2067  L 1081 2122  L 1050 2173  L 1021 2219  L 996 2259  L 973 2292  L 956 2317  L 956 2317  L 934 2351  L 908 2391  L 882 2438  L 854 2489  L 825 2543  L 798 2600  L 770 2657  L 743 2716  L 718 2773  L 694 2828  L 672 2879  L 653 2927  L 637 2968  L 637 2968  L 608 3033  L 573 3086  L 532 3132  L 489 3171  L 446 3206  L 404 3240  L 367 3275  L 367 3275  L 335 3317  L 301 3377  L 267 3447  L 236 3520  L 209 3590  L 186 3648  L 172 3687  L 167 3703  L 167 3703  L 120 3674  L 95 3640  L 85 3602  L 85 3563  L 91 3519  L 95 3472  L 95 3422  L 84 3370  L 84 3370  L 74 3347  L 60 3329  L 47 3316  L 33 3308  L 21 3301  L 9 3297  L 3 3292  L 0 3286  L 4 3275  L 14 3262  L 31 3241  L 58 3214  L 94 3178  L 142 3133  L 201 3075  L 201 3075  L 252 3024  L 299 2973  L 343 2921  L 385 2869  L 425 2817  L 461 2765  L 494 2714  L 525 2663  L 554 2613  L 581 2563  L 605 2516  L 627 2470  L 648 2424  L 666 2381  L 682 2339  L 696 2301  L 710 2265  L 721 2230  L 731 2199  L 731 2199  L 740 2171  L 754 2137  L 770 2097  L 788 2053  L 809 2004  L 832 1951  L 858 1896  L 884 1837  L 912 1777  L 942 1715  L 971 1652  L 1001 1589  L 1031 1527  L 1062 1466  L 1091 1406  L 1119 1348  L 1148 1292  L 1174 1240  L 1199 1193  L 1221 1150  L 1242 1111  L 1260 1080  L 1276 1053  L 1276 1053  L 1296 1013  L 1315 967  L 1336 914  L 1354 858  L 1372 797  L 1389 735  L 1405 670  L 1420 607  L 1434 543  L 1448 483  L 1460 427  L 1471 375  L 1481 328  L 1491 290  L 1498 259  L 1498 259  L 1512 225  L 1532 195  L 1560 166  L 1593 141  L 1635 121  L 1684 103  L 1741 89  L 1804 78  L 1875 71  L 1953 69  L 2040 70  L 2040 70  L 2129 71  L 2216 68  L 2300 62  L 2378 54  L 2449 44  L 2513 34  L 2569 24  L 2614 15  L 2648 7  L 2670 1  L 2677 0  L 2677 0  L 2677 0  Z N"/>
            </draw:custom-shape>
            <draw:custom-shape draw:style-name="gr47" draw:text-style-name="P2" draw:layer="layout" svg:width="0.535cm" svg:height="0.481cm" svg:x="21.291cm" svg:y="13.02cm">
              <text:p/>
              <draw:enhanced-geometry svg:viewBox="0 0 648 579" draw:type="non-primitive" draw:enhanced-path="M 648 0  L 598 41  L 545 83  L 492 127  L 439 171  L 386 215  L 333 259  L 282 303  L 233 346  L 187 387  L 144 427  L 105 463  L 70 498  L 41 529  L 17 556  L 0 579  N"/>
            </draw:custom-shape>
            <draw:custom-shape draw:style-name="gr47" draw:text-style-name="P2" draw:layer="layout" svg:width="0.422cm" svg:height="0.704cm" svg:x="20.869cm" svg:y="13.501cm">
              <text:p/>
              <draw:enhanced-geometry svg:viewBox="0 0 508 850" draw:type="non-primitive" draw:enhanced-path="M 508 0  L 493 23  L 474 55  L 452 94  L 424 142  L 395 194  L 363 251  L 329 309  L 294 372  L 258 435  L 222 497  L 187 557  L 153 616  L 120 672  L 89 721  L 61 766  L 36 803  L 16 831  L 0 850  N"/>
            </draw:custom-shape>
            <draw:custom-shape draw:style-name="gr47" draw:text-style-name="P2" draw:layer="layout" svg:width="0.469cm" svg:height="0.738cm" svg:x="20.4cm" svg:y="14.206cm">
              <text:p/>
              <draw:enhanced-geometry svg:viewBox="0 0 565 888" draw:type="non-primitive" draw:enhanced-path="M 565 0  L 549 19  L 530 46  L 506 80  L 478 122  L 447 169  L 415 221  L 380 277  L 343 335  L 307 397  L 269 458  L 231 520  L 195 580  L 159 638  L 125 693  L 94 744  L 65 790  L 40 830  L 17 863  L 0 888  N"/>
            </draw:custom-shape>
            <draw:custom-shape draw:style-name="gr47" draw:text-style-name="P2" draw:layer="layout" svg:width="0.265cm" svg:height="0.538cm" svg:x="20.134cm" svg:y="14.944cm">
              <text:p/>
              <draw:enhanced-geometry svg:viewBox="0 0 319 651" draw:type="non-primitive" draw:enhanced-path="M 319 0  L 297 34  L 271 74  L 245 121  L 217 172  L 188 226  L 161 283  L 133 340  L 106 399  L 81 456  L 57 511  L 35 562  L 16 610  L 0 651  N"/>
            </draw:custom-shape>
            <draw:custom-shape draw:style-name="gr47" draw:text-style-name="P2" draw:layer="layout" svg:width="0.223cm" svg:height="0.252cm" svg:x="19.911cm" svg:y="15.483cm">
              <text:p/>
              <draw:enhanced-geometry svg:viewBox="0 0 270 307" draw:type="non-primitive" draw:enhanced-path="M 270 0  L 241 65  L 206 118  L 165 164  L 122 203  L 79 238  L 37 272  L 0 307  N"/>
            </draw:custom-shape>
            <draw:custom-shape draw:style-name="gr47" draw:text-style-name="P2" draw:layer="layout" svg:width="0.165cm" svg:height="0.357cm" svg:x="19.745cm" svg:y="15.736cm">
              <text:p/>
              <draw:enhanced-geometry svg:viewBox="0 0 200 428" draw:type="non-primitive" draw:enhanced-path="M 200 0  L 168 42  L 134 102  L 100 172  L 69 245  L 42 315  L 19 373  L 5 412  L 0 428  N"/>
            </draw:custom-shape>
            <draw:custom-shape draw:style-name="gr48" draw:text-style-name="P2" draw:layer="layout" svg:width="3.354cm" svg:height="2.101cm" svg:x="21.387cm" svg:y="13.655cm">
              <text:p/>
              <draw:enhanced-geometry svg:viewBox="0 0 4042 2535" draw:type="non-primitive" draw:enhanced-path="M 3866 2144  L 3898 2184  L 3932 2247  L 3964 2322  L 3995 2399  L 4020 2467  L 4037 2516  L 4042 2535  L 4042 2535  L 3997 2510  L 3951 2482  L 3902 2453  L 3855 2420  L 3805 2385  L 3756 2347  L 3706 2309  L 3657 2269  L 3607 2229  L 3557 2187  L 3507 2144  L 3459 2101  L 3410 2057  L 3362 2013  L 3315 1970  L 3270 1927  L 3226 1886  L 3183 1845  L 3141 1805  L 3101 1767  L 3063 1731  L 3026 1697  L 2992 1664  L 2960 1634  L 2930 1606  L 2903 1582  L 2879 1561  L 2858 1544  L 2840 1529  L 2840 1529  L 2806 1503  L 2766 1471  L 2723 1433  L 2676 1391  L 2627 1345  L 2576 1297  L 2525 1246  L 2475 1196  L 2428 1145  L 2383 1097  L 2341 1050  L 2305 1007  L 2274 969  L 2250 936  L 2233 909  L 2226 890  L 2226 890  L 2216 855  L 2194 813  L 2161 766  L 2120 719  L 2073 675  L 2021 634  L 1965 603  L 1909 583  L 1909 583  L 1871 572  L 1827 552  L 1776 530  L 1721 501  L 1662 472  L 1602 440  L 1542 409  L 1483 379  L 1427 351  L 1374 328  L 1327 310  L 1289 298  L 1258 294  L 1236 299  L 1236 299  L 1206 323  L 1164 357  L 1113 401  L 1058 451  L 999 501  L 942 550  L 890 594  L 845 630  L 811 653  L 811 653  L 774 680  L 730 719  L 681 765  L 631 816  L 579 870  L 529 924  L 483 972  L 483 972  L 443 1008  L 392 1053  L 332 1101  L 267 1152  L 202 1202  L 139 1248  L 85 1290  L 39 1322  L 10 1343  L 0 1351  L 0 1351  L 130 912  L 130 912  L 177 887  L 226 858  L 276 825  L 326 790  L 375 752  L 425 712  L 475 670  L 525 627  L 573 584  L 620 540  L 666 496  L 710 453  L 752 410  L 793 369  L 829 331  L 864 294  L 896 259  L 925 229  L 950 202  L 972 178  L 989 159  L 989 159  L 1044 93  L 1088 43  L 1128 10  L 1171 0  L 1225 15  L 1225 15  L 1261 31  L 1309 50  L 1365 73  L 1429 97  L 1496 122  L 1565 148  L 1631 171  L 1694 192  L 1748 209  L 1793 222  L 1826 229  L 1826 229  L 1871 243  L 1922 275  L 1976 317  L 2031 366  L 2082 415  L 2125 462  L 2156 498  L 2156 498  L 2167 511  L 2183 529  L 2206 554  L 2233 582  L 2265 616  L 2302 654  L 2342 696  L 2385 741  L 2431 789  L 2479 839  L 2529 890  L 2578 942  L 2629 995  L 2680 1048  L 2730 1100  L 2780 1152  L 2827 1202  L 2873 1250  L 2916 1295  L 2955 1337  L 2991 1375  L 3023 1409  L 3049 1439  L 3072 1462  L 3088 1482  L 3088 1482  L 3114 1512  L 3149 1549  L 3190 1594  L 3238 1643  L 3290 1695  L 3344 1750  L 3400 1804  L 3455 1858  L 3507 1909  L 3556 1957  L 3599 1999  L 3636 2034  L 3663 2061  L 3682 2078  L 3688 2085  L 3688 2085  L 3866 2144  L 3866 2144  Z N"/>
            </draw:custom-shape>
            <draw:custom-shape draw:style-name="gr49" draw:text-style-name="P2" draw:layer="layout" svg:width="0.381cm" svg:height="0.285cm" svg:x="24.75cm" svg:y="15.541cm">
              <text:p/>
              <draw:enhanced-geometry svg:viewBox="0 0 459 343" draw:type="non-primitive" draw:enhanced-path="M 0 177  L 11 343  L 11 343  L 83 340  L 150 334  L 213 322  L 270 305  L 321 283  L 367 254  L 404 221  L 436 179  L 459 131  L 459 131  L 369 71  L 312 20  L 293 0  L 293 0  L 223 82  L 154 136  L 94 164  L 44 176  L 11 177  L 0 177  L 0 177  L 0 177  Z N"/>
            </draw:custom-shape>
            <draw:custom-shape draw:style-name="gr47" draw:text-style-name="P2" draw:layer="layout" svg:width="0.402cm" svg:height="0.311cm" svg:x="24.427cm" svg:y="15.209cm">
              <text:p/>
              <draw:enhanced-geometry svg:viewBox="0 0 483 377" draw:type="non-primitive" draw:enhanced-path="M 0 0  L 86 44  L 164 87  L 234 130  L 296 171  L 349 210  L 395 246  L 430 280  L 457 309  L 475 336  L 483 359  L 482 377  N"/>
            </draw:custom-shape>
            <draw:custom-shape draw:style-name="gr47" draw:text-style-name="P2" draw:layer="layout" svg:width="0.157cm" svg:height="0.12cm" svg:x="24.671cm" svg:y="15.417cm">
              <text:p/>
              <draw:enhanced-geometry svg:viewBox="0 0 189 148" draw:type="non-primitive" draw:enhanced-path="M 189 129  L 169 148  L 139 137  L 100 104  L 53 55  L 0 0  N"/>
            </draw:custom-shape>
            <draw:custom-shape draw:style-name="gr47" draw:text-style-name="P2" draw:layer="layout" svg:width="0.203cm" svg:height="0.141cm" svg:x="24.468cm" svg:y="15.276cm">
              <text:p/>
              <draw:enhanced-geometry svg:viewBox="0 0 246 166" draw:type="non-primitive" draw:enhanced-path="M 246 166  L 168 99  L 87 47  L 25 12  L 0 0  N"/>
            </draw:custom-shape>
            <draw:custom-shape draw:style-name="gr47" draw:text-style-name="P2" draw:layer="layout" svg:width="0.273cm" svg:height="0.364cm" svg:x="24.721cm" svg:y="16.031cm">
              <text:p/>
              <draw:enhanced-geometry svg:viewBox="0 0 330 439" draw:type="non-primitive" draw:enhanced-path="M 330 439  L 295 399  L 253 353  L 208 301  L 161 246  L 116 191  L 75 137  L 40 86  L 14 39  L 0 0  N"/>
            </draw:custom-shape>
            <draw:custom-shape draw:style-name="gr47" draw:text-style-name="P2" draw:layer="layout" svg:width="0.07cm" svg:height="0.108cm" svg:x="24.65cm" svg:y="15.935cm">
              <text:p/>
              <draw:enhanced-geometry svg:viewBox="0 0 83 130" draw:type="non-primitive" draw:enhanced-path="M 83 117  L 71 78  L 55 43  L 38 16  L 21 1  L 8 0  L 0 19  L 1 61  L 12 130  N"/>
            </draw:custom-shape>
            <draw:custom-shape draw:style-name="gr47" draw:text-style-name="P2" draw:layer="layout" svg:width="0.245cm" svg:height="0.401cm" svg:x="24.663cm" svg:y="16.043cm">
              <text:p/>
              <draw:enhanced-geometry svg:viewBox="0 0 296 486" draw:type="non-primitive" draw:enhanced-path="M 0 0  L 14 61  L 30 119  L 49 176  L 69 230  L 92 281  L 118 327  L 146 370  L 179 408  L 214 439  L 254 465  L 296 486  N"/>
            </draw:custom-shape>
            <draw:custom-shape draw:style-name="gr47" draw:text-style-name="P2" draw:layer="layout" svg:width="0.364cm" svg:height="0.045cm" svg:x="24.7cm" svg:y="16.561cm">
              <text:p/>
              <draw:enhanced-geometry svg:viewBox="0 0 437 54" draw:type="non-primitive" draw:enhanced-path="M 437 0  L 367 23  L 296 40  L 230 50  L 165 54  L 104 51  L 50 42  L 0 25  N"/>
            </draw:custom-shape>
            <draw:custom-shape draw:style-name="gr47" draw:text-style-name="P2" draw:layer="layout" svg:width="0.177cm" svg:height="0.232cm" svg:x="24.937cm" svg:y="15.582cm">
              <text:p/>
              <draw:enhanced-geometry svg:viewBox="0 0 214 284" draw:type="non-primitive" draw:enhanced-path="M 0 0  L 68 59  L 119 110  L 156 155  L 182 197  L 200 239  L 214 284  N"/>
            </draw:custom-shape>
            <draw:custom-shape draw:style-name="gr47" draw:text-style-name="P2" draw:layer="layout" svg:width="0.025cm" svg:height="0.394cm" svg:x="25.115cm" svg:y="15.815cm">
              <text:p/>
              <draw:enhanced-geometry svg:viewBox="0 0 34 473" draw:type="non-primitive" draw:enhanced-path="M 0 0  L 8 48  L 14 115  L 20 192  L 25 273  L 29 349  L 31 414  L 32 458  L 34 473  N"/>
            </draw:custom-shape>
            <draw:custom-shape draw:style-name="gr47" draw:text-style-name="P2" draw:layer="layout" svg:width="0.099cm" svg:height="0.542cm" svg:x="22.706cm" svg:y="14.098cm">
              <text:p/>
              <draw:enhanced-geometry svg:viewBox="0 0 119 651" draw:type="non-primitive" draw:enhanced-path="M 0 0  L 23 33  L 45 74  L 63 120  L 79 171  L 92 227  L 103 286  L 111 346  L 117 408  L 119 470  L 119 532  L 115 592  L 108 651  N"/>
            </draw:custom-shape>
            <draw:custom-shape draw:style-name="gr47" draw:text-style-name="P2" draw:layer="layout" svg:width="0.099cm" svg:height="1.294cm" svg:x="22.697cm" svg:y="14.641cm">
              <text:p/>
              <draw:enhanced-geometry svg:viewBox="0 0 120 1561" draw:type="non-primitive" draw:enhanced-path="M 120 0  L 115 25  L 110 56  L 104 90  L 98 127  L 92 169  L 84 213  L 77 262  L 69 311  L 61 365  L 53 420  L 46 478  L 38 538  L 32 598  L 25 660  L 19 723  L 14 787  L 9 851  L 5 915  L 2 979  L 0 1044  L 0 1107  L 0 1169  L 2 1230  L 6 1290  L 11 1349  L 18 1406  L 26 1460  L 36 1511  L 49 1561  N"/>
            </draw:custom-shape>
            <draw:custom-shape draw:style-name="gr47" draw:text-style-name="P2" draw:layer="layout" svg:width="0.244cm" svg:height="1.028cm" svg:x="21.387cm" svg:y="13.729cm">
              <text:p/>
              <draw:enhanced-geometry svg:viewBox="0 0 294 1241" draw:type="non-primitive" draw:enhanced-path="M 294 0  L 284 71  L 272 143  L 261 213  L 248 283  L 234 352  L 219 421  L 205 489  L 189 556  L 173 621  L 157 684  L 141 745  L 126 804  L 111 860  L 96 915  L 81 965  L 68 1013  L 54 1057  L 42 1098  L 31 1135  L 21 1168  L 12 1198  L 5 1221  L 0 1241  N"/>
            </draw:custom-shape>
            <draw:custom-shape draw:style-name="gr47" draw:text-style-name="P2" draw:layer="layout" svg:width="0.087cm" svg:height="0.439cm" svg:x="21.3cm" svg:y="14.758cm">
              <text:p/>
              <draw:enhanced-geometry svg:viewBox="0 0 107 533" draw:type="non-primitive" draw:enhanced-path="M 107 0  L 93 53  L 78 121  L 63 196  L 47 276  L 32 354  L 20 424  L 9 481  L 3 518  L 0 533  N"/>
            </draw:custom-shape>
            <draw:custom-shape draw:style-name="gr47" draw:text-style-name="P2" draw:layer="layout" svg:width="0.058cm" svg:height="0.519cm" svg:x="20.549cm" svg:y="15.856cm">
              <text:p/>
              <draw:enhanced-geometry svg:viewBox="0 0 73 626" draw:type="non-primitive" draw:enhanced-path="M 0 626  L 10 571  L 22 517  L 33 462  L 44 406  L 54 351  L 62 294  L 69 238  L 73 180  L 71 121  L 67 61  L 57 0  N"/>
            </draw:custom-shape>
            <draw:custom-shape draw:style-name="gr47" draw:text-style-name="P2" draw:layer="layout" svg:width="0.348cm" svg:height="1.136cm" svg:x="20.591cm" svg:y="14.72cm">
              <text:p/>
              <draw:enhanced-geometry svg:viewBox="0 0 418 1372" draw:type="non-primitive" draw:enhanced-path="M 4 1372  L 0 1344  L 0 1311  L 4 1271  L 9 1227  L 17 1180  L 29 1127  L 41 1072  L 56 1014  L 73 953  L 91 891  L 110 826  L 130 762  L 152 696  L 175 632  L 196 566  L 219 503  L 241 441  L 264 379  L 285 322  L 307 266  L 327 214  L 347 167  L 365 122  L 380 84  L 395 50  L 408 22  L 418 0  N"/>
            </draw:custom-shape>
            <draw:custom-shape draw:style-name="gr47" draw:text-style-name="P2" draw:layer="layout" svg:width="0.215cm" svg:height="0.505cm" svg:x="21.122cm" svg:y="13.543cm">
              <text:p/>
              <draw:enhanced-geometry svg:viewBox="0 0 260 613" draw:type="non-primitive" draw:enhanced-path="M 260 0  L 252 32  L 242 61  L 228 92  L 211 122  L 192 157  L 171 197  L 146 242  L 120 295  L 92 358  L 63 430  L 33 515  L 0 613  N"/>
            </draw:custom-shape>
            <draw:custom-shape draw:style-name="gr47" draw:text-style-name="P2" draw:layer="layout" svg:width="0.663cm" svg:height="1.471cm" svg:x="20.458cm" svg:y="14.049cm">
              <text:p/>
              <draw:enhanced-geometry svg:viewBox="0 0 801 1775" draw:type="non-primitive" draw:enhanced-path="M 801 0  L 789 38  L 776 77  L 760 120  L 743 167  L 724 214  L 703 265  L 682 317  L 659 372  L 634 427  L 609 485  L 583 544  L 557 603  L 530 663  L 502 724  L 474 785  L 445 846  L 416 907  L 388 968  L 359 1028  L 331 1088  L 303 1146  L 275 1203  L 247 1260  L 221 1316  L 195 1368  L 170 1419  L 147 1468  L 124 1515  L 104 1559  L 83 1600  L 65 1638  L 48 1672  L 34 1704  L 20 1732  L 9 1756  L 0 1775  N"/>
            </draw:custom-shape>
            <draw:custom-shape draw:style-name="gr47" draw:text-style-name="P2" draw:layer="layout" svg:width="0.215cm" svg:height="0.572cm" svg:x="20.243cm" svg:y="15.52cm">
              <text:p/>
              <draw:enhanced-geometry svg:viewBox="0 0 262 688" draw:type="non-primitive" draw:enhanced-path="M 262 0  L 240 45  L 216 89  L 191 132  L 164 174  L 138 217  L 112 260  L 87 304  L 65 351  L 44 398  L 27 449  L 14 504  L 5 560  L 0 621  L 3 688  N"/>
            </draw:custom-shape>
            <draw:custom-shape draw:style-name="gr47" draw:text-style-name="P2" draw:layer="layout" svg:width="0.099cm" svg:height="0.351cm" svg:x="20.147cm" svg:y="16.093cm">
              <text:p/>
              <draw:enhanced-geometry svg:viewBox="0 0 123 426" draw:type="non-primitive" draw:enhanced-path="M 118 0  L 123 107  L 122 193  L 115 258  L 102 310  L 84 349  L 61 378  L 33 403  L 0 426  N"/>
            </draw:custom-shape>
            <draw:custom-shape draw:style-name="gr47" draw:text-style-name="P2" draw:layer="layout" svg:width="0.049cm" svg:height="0.294cm" svg:x="20.147cm" svg:y="16.15cm">
              <text:p/>
              <draw:enhanced-geometry svg:viewBox="0 0 63 356" draw:type="non-primitive" draw:enhanced-path="M 0 356  L 22 300  L 43 237  L 58 169  L 63 102  L 56 44  L 36 0  N"/>
            </draw:custom-shape>
            <draw:custom-shape draw:style-name="gr47" draw:text-style-name="P2" draw:layer="layout" svg:width="0.116cm" svg:height="0.194cm" svg:x="20.897cm" svg:y="16.367cm">
              <text:p/>
              <draw:enhanced-geometry svg:viewBox="0 0 141 236" draw:type="non-primitive" draw:enhanced-path="M 0 236  L 64 167  L 110 119  L 136 83  L 141 47  L 119 0  N"/>
            </draw:custom-shape>
            <draw:custom-shape draw:style-name="gr47" draw:text-style-name="P2" draw:layer="layout" svg:width="0.091cm" svg:height="0.302cm" svg:x="20.985cm" svg:y="16.064cm">
              <text:p/>
              <draw:enhanced-geometry svg:viewBox="0 0 106 367" draw:type="non-primitive" draw:enhanced-path="M 13 367  L 0 317  L 5 253  L 24 183  L 50 115  L 78 56  L 98 16  L 106 0  N"/>
            </draw:custom-shape>
            <draw:custom-shape draw:style-name="gr47" draw:text-style-name="P2" draw:layer="layout" svg:width="0.182cm" svg:height="0.302cm" svg:x="20.893cm" svg:y="16.064cm">
              <text:p/>
              <draw:enhanced-geometry svg:viewBox="0 0 220 367" draw:type="non-primitive" draw:enhanced-path="M 220 0  L 159 69  L 108 125  L 66 173  L 34 215  L 13 252  L 1 287  L 0 326  L 8 367  N"/>
            </draw:custom-shape>
            <draw:custom-shape draw:style-name="gr47" draw:text-style-name="P2" draw:layer="layout" svg:width="0.203cm" svg:height="0.215cm" svg:x="20.694cm" svg:y="16.367cm">
              <text:p/>
              <draw:enhanced-geometry svg:viewBox="0 0 248 261" draw:type="non-primitive" draw:enhanced-path="M 248 0  L 246 52  L 215 104  L 166 152  L 109 195  L 56 230  L 16 253  L 0 261  N"/>
            </draw:custom-shape>
            <draw:custom-shape draw:style-name="gr47" draw:text-style-name="P2" draw:layer="layout" svg:width="0.107cm" svg:height="0.521cm" svg:x="20.272cm" svg:y="16.023cm">
              <text:p/>
              <draw:enhanced-geometry svg:viewBox="0 0 131 628" draw:type="non-primitive" draw:enhanced-path="M 0 628  L 28 576  L 51 513  L 71 442  L 88 367  L 100 290  L 110 215  L 118 147  L 124 89  L 128 42  L 131 12  L 131 0  N"/>
            </draw:custom-shape>
            <draw:custom-shape draw:style-name="gr47" draw:text-style-name="P2" draw:layer="layout" svg:width="0.087cm" svg:height="0.538cm" svg:x="20.35cm" svg:y="16.023cm">
              <text:p/>
              <draw:enhanced-geometry svg:viewBox="0 0 105 651" draw:type="non-primitive" draw:enhanced-path="M 34 0  L 60 57  L 80 115  L 94 173  L 101 233  L 105 292  L 104 351  L 97 407  L 88 460  L 74 508  L 58 554  L 40 592  L 21 625  L 0 651  N"/>
            </draw:custom-shape>
            <draw:custom-shape draw:style-name="gr47" draw:text-style-name="P2" draw:layer="layout" svg:width="0.12cm" svg:height="0.265cm" svg:x="20.014cm" svg:y="16.093cm">
              <text:p/>
              <draw:enhanced-geometry svg:viewBox="0 0 146 318" draw:type="non-primitive" draw:enhanced-path="M 146 0  L 81 23  L 37 58  L 11 103  L 0 152  L 0 200  L 7 246  L 16 283  L 25 309  L 29 318  N"/>
            </draw:custom-shape>
            <draw:custom-shape draw:style-name="gr47" draw:text-style-name="P2" draw:layer="layout" svg:width="0.094cm" svg:height="0.265cm" svg:x="20.039cm" svg:y="16.093cm">
              <text:p/>
              <draw:enhanced-geometry svg:viewBox="0 0 117 318" draw:type="non-primitive" draw:enhanced-path="M 0 318  L 21 231  L 52 145  L 83 71  L 108 19  L 117 0  N"/>
            </draw:custom-shape>
            <draw:custom-shape draw:style-name="gr47" draw:text-style-name="P2" draw:layer="layout" svg:width="0.075cm" svg:height="0.215cm" svg:x="19.885cm" svg:y="16.052cm">
              <text:p/>
              <draw:enhanced-geometry svg:viewBox="0 0 88 261" draw:type="non-primitive" draw:enhanced-path="M 52 261  L 28 221  L 11 195  L 1 178  L 0 162  L 6 143  L 22 114  L 49 68  L 88 0  N"/>
            </draw:custom-shape>
            <draw:custom-shape draw:style-name="gr47" draw:text-style-name="P2" draw:layer="layout" svg:width="0.273cm" svg:height="0.519cm" svg:x="19.96cm" svg:y="15.533cm">
              <text:p/>
              <draw:enhanced-geometry svg:viewBox="0 0 330 627" draw:type="non-primitive" draw:enhanced-path="M 0 627  L 30 574  L 62 520  L 94 465  L 125 409  L 157 355  L 188 300  L 217 247  L 244 194  L 270 143  L 293 93  L 313 46  L 330 0  N"/>
            </draw:custom-shape>
            <draw:custom-shape draw:style-name="gr47" draw:text-style-name="P2" draw:layer="layout" svg:width="0.186cm" svg:height="0.43cm" svg:x="20.234cm" svg:y="15.102cm">
              <text:p/>
              <draw:enhanced-geometry svg:viewBox="0 0 223 521" draw:type="non-primitive" draw:enhanced-path="M 0 521  L 23 456  L 52 383  L 84 308  L 118 231  L 150 159  L 179 96  L 202 45  L 217 12  L 223 0  N"/>
            </draw:custom-shape>
            <draw:custom-shape draw:style-name="gr47" draw:text-style-name="P2" draw:layer="layout" svg:width="0.049cm" svg:height="0.236cm" svg:x="21.366cm" svg:y="13.119cm">
              <text:p/>
              <draw:enhanced-geometry svg:viewBox="0 0 60 284" draw:type="non-primitive" draw:enhanced-path="M 60 284  L 20 199  L 3 106  L 0 30  L 1 0  N"/>
            </draw:custom-shape>
            <draw:custom-shape draw:style-name="gr47" draw:text-style-name="P2" draw:layer="layout" svg:width="0.032cm" svg:height="0.245cm" svg:x="21.229cm" svg:y="13.276cm">
              <text:p/>
              <draw:enhanced-geometry svg:viewBox="0 0 36 295" draw:type="non-primitive" draw:enhanced-path="M 36 295  L 16 205  L 4 107  L 1 31  L 0 0  N"/>
            </draw:custom-shape>
            <draw:custom-shape draw:style-name="gr47" draw:text-style-name="P2" draw:layer="layout" svg:width="0.037cm" svg:height="0.701cm" svg:x="21.055cm" svg:y="13.185cm">
              <text:p/>
              <draw:enhanced-geometry svg:viewBox="0 0 44 841" draw:type="non-primitive" draw:enhanced-path="M 23 0  L 33 83  L 40 166  L 43 246  L 44 325  L 43 402  L 41 475  L 36 544  L 31 607  L 25 665  L 19 716  L 14 759  L 8 794  L 4 820  L 1 836  L 0 841  N"/>
            </draw:custom-shape>
            <draw:custom-shape draw:style-name="gr47" draw:text-style-name="P2" draw:layer="layout" svg:width="0.066cm" svg:height="0.588cm" svg:x="20.715cm" svg:y="13.679cm">
              <text:p/>
              <draw:enhanced-geometry svg:viewBox="0 0 79 710" draw:type="non-primitive" draw:enhanced-path="M 31 710  L 14 655  L 4 594  L 0 526  L 1 455  L 6 383  L 15 311  L 26 241  L 38 177  L 51 119  L 61 70  L 71 33  L 77 9  L 79 0  N"/>
            </draw:custom-shape>
            <draw:custom-shape draw:style-name="gr47" draw:text-style-name="P2" draw:layer="layout" svg:width="0.215cm" svg:height="0.841cm" svg:x="20.342cm" svg:y="14.131cm">
              <text:p/>
              <draw:enhanced-geometry svg:viewBox="0 0 259 1016" draw:type="non-primitive" draw:enhanced-path="M 0 1016  L 4 931  L 10 847  L 21 766  L 34 685  L 49 609  L 66 535  L 84 464  L 104 397  L 124 333  L 144 275  L 163 220  L 182 172  L 201 128  L 216 90  L 231 58  L 242 32  L 252 14  L 257 3  L 259 0  N"/>
            </draw:custom-shape>
            <draw:custom-shape draw:style-name="gr47" draw:text-style-name="P2" draw:layer="layout" svg:width="0.049cm" svg:height="0.394cm" svg:x="20.105cm" svg:y="15.031cm">
              <text:p/>
              <draw:enhanced-geometry svg:viewBox="0 0 60 473" draw:type="non-primitive" draw:enhanced-path="M 60 0  L 44 116  L 31 214  L 21 296  L 13 361  L 7 411  L 4 446  L 1 467  L 0 473  N"/>
            </draw:custom-shape>
            <draw:custom-shape draw:style-name="gr47" draw:text-style-name="P2" draw:layer="layout" svg:width="0.282cm" svg:height="0.282cm" svg:x="19.823cm" svg:y="15.425cm">
              <text:p/>
              <draw:enhanced-geometry svg:viewBox="0 0 340 343" draw:type="non-primitive" draw:enhanced-path="M 340 0  L 269 73  L 203 138  L 144 197  L 95 247  L 54 288  L 25 318  L 5 338  L 0 343  N"/>
            </draw:custom-shape>
            <draw:custom-shape draw:style-name="gr47" draw:text-style-name="P2" draw:layer="layout" svg:width="0.144cm" svg:height="0.256cm" svg:x="19.678cm" svg:y="15.708cm">
              <text:p/>
              <draw:enhanced-geometry svg:viewBox="0 0 177 308" draw:type="non-primitive" draw:enhanced-path="M 177 0  L 149 73  L 126 135  L 102 189  L 76 236  L 43 275  L 0 308  N"/>
            </draw:custom-shape>
            <draw:custom-shape draw:style-name="gr47" draw:text-style-name="P2" draw:layer="layout" svg:width="0.286cm" svg:height="0.659cm" svg:x="20.047cm" svg:y="13.128cm">
              <text:p/>
              <draw:enhanced-geometry svg:viewBox="0 0 343 795" draw:type="non-primitive" draw:enhanced-path="M 343 0  L 309 60  L 276 115  L 246 168  L 216 216  L 189 263  L 164 307  L 140 351  L 118 394  L 97 437  L 79 480  L 62 525  L 46 573  L 33 622  L 20 676  L 9 732  L 0 795  N"/>
            </draw:custom-shape>
            <draw:custom-shape draw:style-name="gr47" draw:text-style-name="P2" draw:layer="layout" svg:width="0.418cm" svg:height="0.949cm" svg:x="19.628cm" svg:y="13.787cm">
              <text:p/>
              <draw:enhanced-geometry svg:viewBox="0 0 506 1145" draw:type="non-primitive" draw:enhanced-path="M 506 0  L 498 46  L 488 96  L 473 149  L 457 203  L 438 260  L 418 320  L 394 380  L 370 441  L 344 503  L 317 564  L 290 625  L 262 685  L 233 743  L 206 800  L 178 854  L 151 905  L 125 952  L 100 997  L 76 1036  L 53 1071  L 33 1102  L 16 1127  L 0 1145  N"/>
            </draw:custom-shape>
            <draw:custom-shape draw:style-name="gr47" draw:text-style-name="P2" draw:layer="layout" svg:width="0.153cm" svg:height="0.149cm" svg:x="22.034cm" svg:y="14.973cm">
              <text:p/>
              <draw:enhanced-geometry svg:viewBox="0 0 188 178" draw:type="non-primitive" draw:enhanced-path="M 0 178  L 34 127  L 56 93  L 69 70  L 83 54  L 102 42  L 135 25  L 188 0  N"/>
            </draw:custom-shape>
            <draw:custom-shape draw:style-name="gr47" draw:text-style-name="P2" draw:layer="layout" svg:width="0.273cm" svg:height="0.302cm" svg:x="22.187cm" svg:y="14.67cm">
              <text:p/>
              <draw:enhanced-geometry svg:viewBox="0 0 330 366" draw:type="non-primitive" draw:enhanced-path="M 0 366  L 58 331  L 115 279  L 171 219  L 222 157  L 266 98  L 300 47  L 323 13  L 330 0  N"/>
            </draw:custom-shape>
            <draw:custom-shape draw:style-name="gr47" draw:text-style-name="P2" draw:layer="layout" svg:width="0.108cm" svg:height="1.027cm" svg:x="22.365cm" svg:y="13.642cm">
              <text:p/>
              <draw:enhanced-geometry svg:viewBox="0 0 133 1241" draw:type="non-primitive" draw:enhanced-path="M 118 1241  L 125 1186  L 131 1127  L 133 1064  L 133 998  L 132 929  L 129 859  L 123 788  L 116 716  L 108 644  L 99 573  L 90 503  L 80 436  L 70 370  L 60 309  L 49 251  L 39 197  L 30 148  L 22 105  L 14 69  L 9 39  L 4 18  L 1 4  L 0 0  N"/>
            </draw:custom-shape>
          </draw:g>
          <draw:custom-shape draw:style-name="gr47" draw:text-style-name="P2" draw:layer="layout" svg:width="0.082cm" svg:height="0.394cm" svg:x="22.445cm" svg:y="14.501cm">
            <text:p/>
            <draw:enhanced-geometry svg:viewBox="0 0 100 473" draw:type="non-primitive" draw:enhanced-path="M 83 0  L 96 84  L 100 157  L 98 222  L 89 280  L 74 334  L 53 382  L 28 429  L 0 473  N"/>
          </draw:custom-shape>
          <draw:custom-shape draw:style-name="gr47" draw:text-style-name="P2" draw:layer="layout" svg:width="0.12cm" svg:height="0.294cm" svg:x="22.324cm" svg:y="14.895cm">
            <text:p/>
            <draw:enhanced-geometry svg:viewBox="0 0 142 355" draw:type="non-primitive" draw:enhanced-path="M 142 0  L 112 53  L 94 110  L 80 167  L 69 223  L 54 274  L 33 319  L 0 355  N"/>
          </draw:custom-shape>
          <draw:custom-shape draw:style-name="gr47" draw:text-style-name="P2" draw:layer="layout" svg:width="0.273cm" svg:height="0.053cm" svg:x="22.05cm" svg:y="15.152cm">
            <text:p/>
            <draw:enhanced-geometry svg:viewBox="0 0 329 68" draw:type="non-primitive" draw:enhanced-path="M 329 47  L 273 68  L 202 65  L 129 50  L 63 27  L 17 8  L 0 0  N"/>
          </draw:custom-shape>
          <draw:custom-shape draw:style-name="gr47" draw:text-style-name="P2" draw:layer="layout" svg:width="0.041cm" svg:height="0.518cm" svg:x="22.864cm" svg:y="14.485cm">
            <text:p/>
            <draw:enhanced-geometry svg:viewBox="0 0 51 626" draw:type="non-primitive" draw:enhanced-path="M 0 0  L 13 83  L 24 154  L 34 214  L 42 267  L 49 316  L 51 361  L 51 405  L 48 452  L 41 503  L 29 559  L 12 626  N"/>
          </draw:custom-shape>
          <draw:custom-shape draw:style-name="gr47" draw:text-style-name="P2" draw:layer="layout" svg:width="0.136cm" svg:height="0.874cm" svg:x="22.735cm" svg:y="15.003cm">
            <text:p/>
            <draw:enhanced-geometry svg:viewBox="0 0 164 1053" draw:type="non-primitive" draw:enhanced-path="M 164 0  L 152 45  L 141 99  L 130 158  L 117 223  L 106 292  L 94 364  L 82 438  L 71 514  L 61 587  L 51 661  L 40 731  L 32 797  L 25 858  L 17 912  L 11 960  L 6 999  L 3 1029  L 1 1047  L 0 1053  N"/>
          </draw:custom-shape>
          <draw:custom-shape draw:style-name="gr48" draw:text-style-name="P2" draw:layer="layout" svg:width="0.879cm" svg:height="1.459cm" svg:x="20.421cm" svg:y="15.182cm">
            <text:p/>
            <draw:enhanced-geometry svg:viewBox="0 0 1061 1763" draw:type="non-primitive" draw:enhanced-path="M 1061 0  L 1051 70  L 1042 141  L 1032 213  L 1023 283  L 1013 351  L 1004 418  L 994 482  L 983 544  L 973 603  L 963 659  L 953 711  L 941 758  L 929 800  L 917 837  L 904 868  L 891 893  L 876 912  L 861 923  L 861 923  L 828 942  L 784 970  L 732 1007  L 673 1050  L 612 1097  L 552 1145  L 495 1193  L 442 1238  L 401 1279  L 370 1313  L 355 1338  L 355 1338  L 344 1408  L 350 1466  L 355 1490  L 355 1490  L 295 1546  L 247 1616  L 209 1687  L 186 1742  L 178 1763  L 178 1763  L 0 1738  L 0 1738  L 37 1667  L 85 1598  L 137 1535  L 187 1479  L 230 1435  L 260 1407  L 272 1397  L 272 1397  L 278 1373  L 290 1343  L 304 1308  L 324 1268  L 346 1222  L 371 1174  L 400 1120  L 430 1064  L 463 1005  L 497 944  L 533 882  L 570 817  L 608 753  L 646 687  L 684 622  L 722 558  L 759 495  L 797 433  L 833 373  L 867 317  L 900 263  L 930 213  L 958 166  L 983 126  L 1006 89  L 1025 58  L 1040 33  L 1051 15  L 1058 3  L 1061 0  L 1061 0  L 1061 0  Z N"/>
          </draw:custom-shape>
          <draw:custom-shape draw:style-name="gr47" draw:text-style-name="P2" draw:layer="layout" svg:width="0.489cm" svg:height="1.459cm" svg:x="20.155cm" svg:y="13.249cm">
            <text:p/>
            <draw:enhanced-geometry svg:viewBox="0 0 590 1760" draw:type="non-primitive" draw:enhanced-path="M 590 0  L 582 24  L 572 53  L 561 87  L 549 127  L 535 170  L 521 217  L 505 268  L 488 321  L 470 379  L 450 439  L 431 500  L 411 565  L 391 629  L 370 696  L 349 764  L 327 830  L 306 898  L 284 966  L 262 1033  L 240 1100  L 219 1165  L 198 1229  L 178 1290  L 157 1350  L 138 1408  L 119 1461  L 102 1512  L 85 1559  L 69 1602  L 54 1642  L 40 1676  L 28 1705  L 17 1729  L 8 1747  L 0 1760  N"/>
          </draw:custom-shape>
          <draw:custom-shape draw:style-name="gr47" draw:text-style-name="P2" draw:layer="layout" svg:width="0.568cm" svg:height="0.795cm" svg:x="19.587cm" svg:y="14.708cm">
            <text:p/>
            <draw:enhanced-geometry svg:viewBox="0 0 683 959" draw:type="non-primitive" draw:enhanced-path="M 683 0  L 668 19  L 650 46  L 628 80  L 602 120  L 572 165  L 541 214  L 507 267  L 469 323  L 432 381  L 392 441  L 353 501  L 312 561  L 272 620  L 233 676  L 193 731  L 156 783  L 120 829  L 86 871  L 54 907  L 26 937  L 0 959  N"/>
          </draw:custom-shape>
          <draw:custom-shape draw:style-name="gr47" draw:text-style-name="P2" draw:layer="layout" svg:width="0.137cm" svg:height="0.423cm" svg:x="19.45cm" svg:y="15.504cm">
            <text:p/>
            <draw:enhanced-geometry svg:viewBox="0 0 167 509" draw:type="non-primitive" draw:enhanced-path="M 167 0  L 121 47  L 85 103  L 58 168  L 37 236  L 22 304  L 12 367  L 5 424  L 3 468  L 2 497  L 0 509  N"/>
          </draw:custom-shape>
          <draw:custom-shape draw:style-name="gr47" draw:text-style-name="P2" draw:layer="layout" svg:width="0.099cm" svg:height="0.571cm" svg:x="19.45cm" svg:y="15.356cm">
            <text:p/>
            <draw:enhanced-geometry svg:viewBox="0 0 120 686" draw:type="non-primitive" draw:enhanced-path="M 1 686  L 0 623  L 0 562  L 3 500  L 6 440  L 13 380  L 21 321  L 32 263  L 44 208  L 60 153  L 77 100  L 98 50  L 120 0  N"/>
          </draw:custom-shape>
          <draw:custom-shape draw:style-name="gr47" draw:text-style-name="P2" draw:layer="layout" svg:width="0.51cm" svg:height="0.92cm" svg:x="19.55cm" svg:y="14.435cm">
            <text:p/>
            <draw:enhanced-geometry svg:viewBox="0 0 615 1113" draw:type="non-primitive" draw:enhanced-path="M 0 1113  L 14 1087  L 32 1057  L 52 1023  L 76 986  L 103 945  L 131 902  L 162 856  L 194 808  L 228 758  L 262 706  L 296 654  L 331 600  L 365 547  L 397 491  L 430 437  L 461 383  L 490 330  L 517 277  L 542 227  L 564 177  L 582 129  L 597 83  L 608 41  L 615 0  N"/>
          </draw:custom-shape>
          <draw:custom-shape draw:style-name="gr47" draw:text-style-name="P2" draw:layer="layout" svg:width="0.302cm" svg:height="0.87cm" svg:x="20.06cm" svg:y="13.564cm">
            <text:p/>
            <draw:enhanced-geometry svg:viewBox="0 0 364 1051" draw:type="non-primitive" draw:enhanced-path="M 0 1051  L 6 1003  L 18 947  L 32 888  L 51 824  L 71 757  L 94 689  L 117 619  L 142 548  L 168 479  L 194 411  L 220 345  L 245 282  L 269 223  L 292 168  L 312 121  L 329 79  L 344 45  L 355 20  L 362 4  L 364 0  N"/>
          </draw:custom-shape>
          <draw:custom-shape draw:style-name="gr47" draw:text-style-name="P2" draw:layer="layout" svg:width="0.41cm" svg:height="0.957cm" svg:x="19.952cm" svg:y="13.564cm">
            <text:p/>
            <draw:enhanced-geometry svg:viewBox="0 0 495 1159" draw:type="non-primitive" draw:enhanced-path="M 495 0  L 477 30  L 458 68  L 437 111  L 416 158  L 393 209  L 370 265  L 347 323  L 322 385  L 297 447  L 272 509  L 247 574  L 222 637  L 197 700  L 174 763  L 150 823  L 127 880  L 106 935  L 84 986  L 65 1031  L 46 1072  L 29 1108  L 14 1136  L 0 1159  N"/>
          </draw:custom-shape>
          <draw:custom-shape draw:style-name="gr47" draw:text-style-name="P2" draw:layer="layout" svg:width="0.452cm" svg:height="0.775cm" svg:x="19.5cm" svg:y="14.521cm">
            <text:p/>
            <draw:enhanced-geometry svg:viewBox="0 0 543 932" draw:type="non-primitive" draw:enhanced-path="M 543 0  L 527 26  L 505 59  L 481 97  L 454 141  L 424 191  L 392 243  L 359 300  L 324 357  L 289 417  L 254 477  L 218 538  L 184 598  L 150 656  L 118 713  L 89 766  L 61 815  L 38 860  L 17 899  L 0 932  N"/>
          </draw:custom-shape>
          <draw:custom-shape draw:style-name="gr47" draw:text-style-name="P2" draw:layer="layout" svg:width="0.124cm" svg:height="0.489cm" svg:x="19.376cm" svg:y="15.297cm">
            <text:p/>
            <draw:enhanced-geometry svg:viewBox="0 0 152 592" draw:type="non-primitive" draw:enhanced-path="M 152 0  L 128 53  L 105 107  L 83 160  L 65 214  L 48 270  L 34 324  L 21 378  L 12 433  L 5 487  L 1 540  L 0 592  N"/>
          </draw:custom-shape>
          <draw:custom-shape draw:style-name="gr45" draw:text-style-name="P2" draw:layer="layout" svg:width="0.115cm" svg:height="0.099cm" svg:x="24.432cm" svg:y="10.818cm">
            <text:p/>
            <draw:enhanced-geometry svg:viewBox="0 0 139 122" draw:type="non-primitive" draw:enhanced-path="M 108 5  L 127 38  L 139 74  L 124 107  L 124 107  L 76 113  L 47 120  L 38 122  L 38 122  L 8 81  L 0 39  L 14 0  L 14 0  L 64 1  L 96 4  L 108 5  L 108 5  L 108 5  Z N"/>
          </draw:custom-shape>
          <draw:custom-shape draw:style-name="gr45" draw:text-style-name="P2" draw:layer="layout" svg:width="0.062cm" svg:height="0.098cm" svg:x="24.083cm" svg:y="10.81cm">
            <text:p/>
            <draw:enhanced-geometry svg:viewBox="0 0 75 120" draw:type="non-primitive" draw:enhanced-path="M 63 14  L 74 46  L 75 86  L 64 117  L 64 117  L 43 119  L 28 120  L 22 120  L 22 120  L 0 67  L 5 21  L 13 0  L 13 0  L 41 4  L 57 10  L 63 14  L 63 14  L 63 14  Z N"/>
          </draw:custom-shape>
        </draw:g>
        <draw:custom-shape draw:style-name="gr2" draw:text-style-name="P2" draw:layer="layout" svg:width="18.605cm" svg:height="1.277cm" svg:x="5.556cm" svg:y="12.726cm">
          <text:p text:style-name="P5"><text:span text:style-name="T28">(10, m = 1, 20) + (30, m = 2, 40);</text:span></text:p>
          <draw:enhanced-geometry svg:viewBox="0 0 21600 21600" draw:type="mso-spt202" draw:enhanced-path="M 0 0 L 21600 0 21600 21600 0 21600 0 0 Z N"/>
        </draw:custom-shape>
        <presentation:notes draw:style-name="dp2">
          <draw:page-thumbnail draw:layer="layout" svg:width="13.477cm" svg:height="9.327cm" svg:x="3.126cm" svg:y="1.896cm" draw:page-number="18" presentation:class="page"/>
          <draw:frame presentation:style-name="pr4" draw:text-style-name="P2" draw:layer="layout" svg:width="14.394cm" svg:height="11.242cm" svg:x="2.963cm" svg:y="11.861cm" presentation:class="notes" presentation:user-transformed="true">
            <draw:text-box>
              <text:p text:style-name="P15"><text:span text:style-name="T4">The answer is yes, it is undefined. The comma operator creates a sequence point and the statement contains four uses of the comma operator. These four comma operators guarantee </text:span></text:p>
              <text:list text:style-name="L17">
                <text:list-item text:start-value="1">
                  <text:p text:style-name="P6"><text:span text:style-name="T4"><text:s/></text:span><text:span text:style-name="T4">the expression 10 occurs before the expression m=1 </text:span></text:p>
                </text:list-item>
                <text:list-item>
                  <text:p text:style-name="P6"><text:span text:style-name="T4"><text:s/></text:span><text:span text:style-name="T4">the expression m=1 occurs before the expression 20</text:span></text:p>
                </text:list-item>
                <text:list-item>
                  <text:p text:style-name="P6"><text:span text:style-name="T4"><text:s/></text:span><text:span text:style-name="T4">the expression 30 occurs before the expression m=2</text:span></text:p>
                </text:list-item>
                <text:list-item>
                  <text:p text:style-name="P6"><text:span text:style-name="T4"><text:s/></text:span><text:span text:style-name="T4">the expression m=2 occurs before the expression 40</text:span></text:p>
                </text:list-item>
              </text:list>
              <text:p text:style-name="P15"><text:span text:style-name="T4">However, the comma operator does not guarantee that the expression m=1 occurs before the expression m=2.</text:span></text:p>
              <text:p text:style-name="P15"><text:span text:style-name="T4">One way to visualize this is to imagine the compiler reordering the subexpressions into the following three groups with a sequence point between the first and second group and between the second and third group, but no sequence points inside any individual group:</text:span></text:p>
              <text:p text:style-name="P15"><text:span text:style-name="T4">(10 and 30)</text:span></text:p>
              <text:p text:style-name="P15"><text:span text:style-name="T4">(m=1 and m=2)</text:span></text:p>
              <text:p text:style-name="P15"><text:span text:style-name="T4">(20 and 40)</text:span></text:p>
              <text:p text:style-name="P15"><text:span text:style-name="T4"/></text:p>
            </draw:text-box>
          </draw:frame>
        </presentation:notes>
      </draw:page>
      <draw:page draw:name="page19" draw:style-name="dp1" draw:master-page-name="Default" presentation:presentation-page-layout-name="AL2T4" presentation:use-footer-name="ftr1">
        <draw:frame presentation:style-name="pr3" draw:text-style-name="P2" draw:layer="layout" svg:width="11.113cm" svg:height="16.934cm" svg:x="3.597cm" svg:y="1.058cm" presentation:class="outline" presentation:user-transformed="true">
          <draw:text-box>
            <text:list text:style-name="L3">
              <text:list-item>
                <text:p text:style-name="P7"><text:span text:style-name="T29">what does this print?</text:span></text:p>
              </text:list-item>
            </text:list>
          </draw:text-box>
        </draw:frame>
        <draw:custom-shape draw:style-name="gr2" draw:text-style-name="P2" draw:layer="layout" svg:width="15.002cm" svg:height="11.601cm" svg:x="4.758cm" svg:y="3.523cm">
          <text:p text:style-name="P9"><text:span text:style-name="T30">#include &lt;stdio.h&gt;</text:span></text:p>
          <text:p text:style-name="P9"><text:span text:style-name="T30"/></text:p>
          <text:p text:style-name="P9"><text:span text:style-name="T31">int</text:span><text:span text:style-name="T32"> glob = 0;</text:span></text:p>
          <text:p text:style-name="P9"><text:span text:style-name="T32"/></text:p>
          <text:p text:style-name="P9"><text:span text:style-name="T31">int</text:span><text:span text:style-name="T32"> f(</text:span><text:span text:style-name="T31">int</text:span><text:span text:style-name="T32"> value, </text:span><text:span text:style-name="T31">int</text:span><text:span text:style-name="T32"> * ptr)</text:span></text:p>
          <text:p text:style-name="P9"><text:span text:style-name="T32">{</text:span></text:p>
          <text:p text:style-name="P9"><text:span text:style-name="T32"><text:s text:c="4"/></text:span><text:span text:style-name="T31">if</text:span><text:span text:style-name="T32"> (value == *ptr)</text:span></text:p>
          <text:p text:style-name="P9"><text:span text:style-name="T32"><text:s text:c="4"/></text:span><text:span text:style-name="T32">{</text:span></text:p>
          <text:p text:style-name="P9"><text:span text:style-name="T32"><text:s text:c="8"/></text:span><text:span text:style-name="T32">printf(</text:span><text:span text:style-name="T30">"value == *ptr\n"</text:span><text:span text:style-name="T32">);</text:span></text:p>
          <text:p text:style-name="P9"><text:span text:style-name="T32"><text:s text:c="4"/></text:span><text:span text:style-name="T32">}</text:span></text:p>
          <text:p text:style-name="P9"><text:span text:style-name="T31"><text:s text:c="4"/></text:span><text:span text:style-name="T31">if</text:span><text:span text:style-name="T32"> (value != *ptr)</text:span></text:p>
          <text:p text:style-name="P9"><text:span text:style-name="T32"><text:s text:c="4"/></text:span><text:span text:style-name="T32">{</text:span></text:p>
          <text:p text:style-name="P9"><text:span text:style-name="T32"><text:s text:c="8"/></text:span><text:span text:style-name="T32">printf(</text:span><text:span text:style-name="T30">"value != *ptr\n"</text:span><text:span text:style-name="T32">);</text:span></text:p>
          <text:p text:style-name="P9"><text:span text:style-name="T32"><text:s text:c="4"/></text:span><text:span text:style-name="T32">}</text:span></text:p>
          <text:p text:style-name="P9"><text:span text:style-name="T32"><text:s text:c="4"/></text:span><text:span text:style-name="T31">return</text:span><text:span text:style-name="T32"> 1;</text:span></text:p>
          <text:p text:style-name="P9"><text:span text:style-name="T32">}</text:span></text:p>
          <text:p text:style-name="P9"><text:span text:style-name="T32"/></text:p>
          <text:p text:style-name="P9"><text:span text:style-name="T31">int</text:span><text:span text:style-name="T32"> main(</text:span><text:span text:style-name="T31">void</text:span><text:span text:style-name="T32">)</text:span></text:p>
          <text:p text:style-name="P9"><text:span text:style-name="T32">{</text:span></text:p>
          <text:p text:style-name="P9"><text:span text:style-name="T32"><text:s text:c="4"/></text:span><text:span text:style-name="T31">return</text:span><text:span text:style-name="T32"> (glob = 1) + f(glob, &amp;glob);</text:span></text:p>
          <text:p text:style-name="P9"><text:span text:style-name="T32">}</text:span></text:p>
          <draw:enhanced-geometry svg:viewBox="0 0 21600 21600" draw:type="mso-spt202" draw:enhanced-path="M 0 0 L 21600 0 21600 21600 0 21600 0 0 Z N"/>
        </draw:custom-shape>
        <draw:frame presentation:style-name="pr1" draw:text-style-name="P2" draw:layer="layout" svg:width="14.817cm" svg:height="2.329cm" draw:transform="rotate (1.5707963267946) translate (0.847cm 17.992cm)" presentation:class="title" presentation:user-transformed="true">
          <draw:text-box>
            <text:p text:style-name="P3">another exercise</text:p>
          </draw:text-box>
        </draw:frame>
        <draw:g>
          <draw:rect draw:style-name="gr26" draw:text-style-name="P8" draw:layer="layout" svg:width="9.401cm" svg:height="8.833cm" svg:x="17.357cm" svg:y="9.525cm">
            <text:p/>
          </draw:rect>
          <draw:g>
            <draw:custom-shape draw:style-name="gr27" draw:text-style-name="P2" draw:layer="layout" svg:width="0.335cm" svg:height="0.419cm" svg:x="23.237cm" svg:y="11.696cm">
              <text:p/>
              <draw:enhanced-geometry svg:viewBox="0 0 402 505" draw:type="non-primitive" draw:enhanced-path="M 0 0  L 2 63  L 5 133  L 8 206  L 12 280  L 17 350  L 24 411  L 32 461  L 42 493  L 55 505  L 55 505  L 87 495  L 140 470  L 205 434  L 273 391  L 335 346  L 381 304  L 402 270  L 402 270  L 328 240  L 256 201  L 188 157  L 127 111  L 75 69  L 35 34  L 9 9  L 0 0  L 0 0  L 0 0  Z N"/>
            </draw:custom-shape>
            <draw:custom-shape draw:style-name="gr28" draw:text-style-name="P2" draw:layer="layout" svg:width="0.249cm" svg:height="0.211cm" svg:x="19.081cm" svg:y="15.815cm">
              <text:p/>
              <draw:enhanced-geometry svg:viewBox="0 0 301 254" draw:type="non-primitive" draw:enhanced-path="M 4 175  L 6 80  L 0 25  L 5 1  L 38 0  L 38 0  L 109 14  L 196 37  L 270 60  L 301 70  L 301 70  L 289 93  L 258 145  L 217 204  L 170 248  L 125 254  L 125 254  L 63 218  L 20 188  L 4 175  L 4 175  L 4 175  Z N"/>
            </draw:custom-shape>
            <draw:custom-shape draw:style-name="gr29" draw:text-style-name="P2" draw:layer="layout" svg:width="1.335cm" svg:height="1.073cm" svg:x="19.126cm" svg:y="15.732cm">
              <text:p/>
              <draw:enhanced-geometry svg:viewBox="0 0 1608 1291" draw:type="non-primitive" draw:enhanced-path="M 1 375  L 19 330  L 53 274  L 97 212  L 145 149  L 191 91  L 232 44  L 260 11  L 270 0  L 270 0  L 283 4  L 316 19  L 366 42  L 429 70  L 500 102  L 578 137  L 656 172  L 732 206  L 800 237  L 858 265  L 901 286  L 924 298  L 924 298  L 940 311  L 966 336  L 1000 370  L 1042 412  L 1091 460  L 1144 515  L 1199 572  L 1257 632  L 1315 693  L 1371 752  L 1426 809  L 1475 861  L 1520 907  L 1556 946  L 1584 975  L 1601 995  L 1608 1001  L 1608 1001  L 1543 1090  L 1489 1161  L 1445 1215  L 1410 1255  L 1380 1280  L 1357 1291  L 1337 1290  L 1337 1290  L 1326 1285  L 1306 1279  L 1276 1268  L 1239 1256  L 1194 1241  L 1143 1223  L 1086 1204  L 1024 1184  L 958 1160  L 889 1136  L 818 1111  L 746 1085  L 672 1059  L 600 1033  L 527 1006  L 458 980  L 392 954  L 328 928  L 269 904  L 216 880  L 170 859  L 129 838  L 97 819  L 75 803  L 61 790  L 61 790  L 35 734  L 18 664  L 7 586  L 2 510  L 0 444  L 0 397  L 1 375  L 1 375  L 1 375  Z N"/>
            </draw:custom-shape>
            <draw:custom-shape draw:style-name="gr30" draw:text-style-name="P2" draw:layer="layout" svg:width="1.335cm" svg:height="1.073cm" svg:x="19.126cm" svg:y="15.732cm">
              <text:p/>
              <draw:enhanced-geometry svg:viewBox="0 0 1608 1291" draw:type="non-primitive" draw:enhanced-path="M 1 375  L 19 330  L 53 274  L 97 212  L 145 149  L 191 91  L 232 44  L 260 11  L 270 0  L 270 0  L 283 4  L 316 19  L 366 42  L 429 70  L 500 102  L 578 137  L 656 172  L 732 206  L 800 237  L 858 265  L 901 286  L 924 298  L 924 298  L 940 311  L 966 336  L 1000 370  L 1042 412  L 1091 460  L 1144 515  L 1199 572  L 1257 632  L 1315 693  L 1371 752  L 1426 809  L 1475 861  L 1520 907  L 1556 946  L 1584 975  L 1601 995  L 1608 1001  L 1608 1001  L 1543 1090  L 1489 1161  L 1445 1215  L 1410 1255  L 1380 1280  L 1357 1291  L 1337 1290  L 1337 1290  L 1326 1285  L 1306 1279  L 1276 1268  L 1239 1256  L 1194 1241  L 1143 1223  L 1086 1204  L 1024 1184  L 958 1160  L 889 1136  L 818 1111  L 746 1085  L 672 1059  L 600 1033  L 527 1006  L 458 980  L 392 954  L 328 928  L 269 904  L 216 880  L 170 859  L 129 838  L 97 819  L 75 803  L 61 790  L 61 790  L 35 734  L 18 664  L 7 586  L 2 510  L 0 444  L 0 397  L 1 375  L 1 375  L 1 375  N"/>
            </draw:custom-shape>
            <draw:line draw:style-name="gr31" draw:text-style-name="P8" draw:layer="layout" svg:x1="19.631cm" svg:y1="16.009cm" svg:x2="19.524cm" svg:y2="16.117cm">
              <text:p/>
            </draw:line>
            <draw:custom-shape draw:style-name="gr32" draw:text-style-name="P2" draw:layer="layout" svg:width="3.035cm" svg:height="2.5cm" svg:x="17.369cm" svg:y="15.844cm">
              <text:p/>
              <draw:enhanced-geometry svg:viewBox="0 0 3659 3016" draw:type="non-primitive" draw:enhanced-path="M 3578 1968  L 3586 2030  L 3589 2106  L 3588 2188  L 3586 2267  L 3582 2334  L 3579 2380  L 3578 2397  L 3578 2397  L 3508 2443  L 3441 2485  L 3377 2523  L 3317 2554  L 3260 2584  L 3205 2609  L 3153 2630  L 3105 2649  L 3058 2665  L 3014 2680  L 2972 2692  L 2933 2703  L 2895 2713  L 2859 2722  L 2825 2731  L 2825 2731  L 2781 2743  L 2730 2760  L 2675 2778  L 2616 2800  L 2555 2821  L 2493 2844  L 2429 2868  L 2368 2889  L 2308 2911  L 2252 2929  L 2200 2945  L 2152 2958  L 2152 2958  L 2120 2965  L 2081 2972  L 2034 2978  L 1981 2984  L 1923 2990  L 1862 2995  L 1798 3000  L 1730 3004  L 1662 3008  L 1593 3010  L 1524 3014  L 1457 3015  L 1393 3016  L 1331 3016  L 1274 3015  L 1221 3014  L 1174 3010  L 1135 3007  L 1103 3003  L 1103 3003  L 1066 2994  L 1021 2980  L 969 2962  L 911 2941  L 850 2918  L 786 2892  L 722 2864  L 658 2836  L 596 2808  L 537 2778  L 483 2751  L 436 2724  L 395 2699  L 363 2678  L 342 2659  L 333 2644  L 333 2644  L 329 2567  L 341 2498  L 350 2467  L 350 2467  L 256 2453  L 178 2425  L 113 2391  L 63 2356  L 28 2324  L 7 2301  L 0 2292  L 0 2292  L 1 2217  L 7 2146  L 17 2081  L 34 2028  L 61 1993  L 61 1993  L 80 1981  L 114 1961  L 160 1936  L 216 1908  L 279 1875  L 348 1841  L 421 1806  L 493 1770  L 563 1736  L 630 1704  L 689 1676  L 740 1651  L 778 1633  L 804 1621  L 812 1616  L 812 1616  L 826 1603  L 861 1565  L 911 1512  L 971 1451  L 1034 1390  L 1094 1334  L 1145 1292  L 1181 1273  L 1181 1273  L 1208 1222  L 1248 1166  L 1294 1107  L 1344 1048  L 1395 993  L 1440 944  L 1478 905  L 1504 879  L 1513 870  L 1513 870  L 1558 832  L 1601 793  L 1642 753  L 1682 712  L 1720 670  L 1756 627  L 1791 584  L 1824 539  L 1856 493  L 1885 448  L 1912 401  L 1938 353  L 1962 304  L 1983 256  L 2004 206  L 2022 155  L 2038 104  L 2052 52  L 2065 0  L 2065 0  L 2088 35  L 2128 70  L 2183 104  L 2246 136  L 2314 166  L 2383 192  L 2447 215  L 2505 232  L 2551 242  L 2581 247  L 2581 247  L 2634 268  L 2659 325  L 2660 405  L 2660 405  L 2725 383  L 2763 401  L 2799 448  L 2799 448  L 2823 475  L 2863 514  L 2915 558  L 2973 608  L 3036 656  L 3096 702  L 3151 740  L 3196 768  L 3228 782  L 3228 782  L 3272 797  L 3315 819  L 3343 852  L 3345 899  L 3306 959  L 3306 959  L 3368 994  L 3435 1016  L 3501 1026  L 3562 1024  L 3612 1010  L 3612 1010  L 3630 1108  L 3643 1202  L 3652 1291  L 3657 1375  L 3659 1454  L 3658 1528  L 3653 1596  L 3648 1659  L 3641 1716  L 3632 1768  L 3623 1814  L 3614 1854  L 3605 1889  L 3596 1917  L 3588 1939  L 3582 1955  L 3579 1965  L 3578 1968  L 3578 1968  L 3578 1968  Z N"/>
            </draw:custom-shape>
            <draw:custom-shape draw:style-name="gr30" draw:text-style-name="P2" draw:layer="layout" svg:width="3.035cm" svg:height="2.5cm" svg:x="17.369cm" svg:y="15.844cm">
              <text:p/>
              <draw:enhanced-geometry svg:viewBox="0 0 3659 3016" draw:type="non-primitive" draw:enhanced-path="M 3578 1968  L 3586 2030  L 3589 2106  L 3588 2188  L 3586 2267  L 3582 2334  L 3579 2380  L 3578 2397  L 3578 2397  L 3508 2443  L 3441 2485  L 3377 2523  L 3317 2554  L 3260 2584  L 3205 2609  L 3153 2630  L 3105 2649  L 3058 2665  L 3014 2680  L 2972 2692  L 2933 2703  L 2895 2713  L 2859 2722  L 2825 2731  L 2825 2731  L 2781 2743  L 2730 2760  L 2675 2778  L 2616 2800  L 2555 2821  L 2493 2844  L 2429 2868  L 2368 2889  L 2308 2911  L 2252 2929  L 2200 2945  L 2152 2958  L 2152 2958  L 2120 2965  L 2081 2972  L 2034 2978  L 1981 2984  L 1923 2990  L 1862 2995  L 1798 3000  L 1730 3004  L 1662 3008  L 1593 3010  L 1524 3014  L 1457 3015  L 1393 3016  L 1331 3016  L 1274 3015  L 1221 3014  L 1174 3010  L 1135 3007  L 1103 3003  L 1103 3003  L 1066 2994  L 1021 2980  L 969 2962  L 911 2941  L 850 2918  L 786 2892  L 722 2864  L 658 2836  L 596 2808  L 537 2778  L 483 2751  L 436 2724  L 395 2699  L 363 2678  L 342 2659  L 333 2644  L 333 2644  L 329 2567  L 341 2498  L 350 2467  L 350 2467  L 256 2453  L 178 2425  L 113 2391  L 63 2356  L 28 2324  L 7 2301  L 0 2292  L 0 2292  L 1 2217  L 7 2146  L 17 2081  L 34 2028  L 61 1993  L 61 1993  L 80 1981  L 114 1961  L 160 1936  L 216 1908  L 279 1875  L 348 1841  L 421 1806  L 493 1770  L 563 1736  L 630 1704  L 689 1676  L 740 1651  L 778 1633  L 804 1621  L 812 1616  L 812 1616  L 826 1603  L 861 1565  L 911 1512  L 971 1451  L 1034 1390  L 1094 1334  L 1145 1292  L 1181 1273  L 1181 1273  L 1208 1222  L 1248 1166  L 1294 1107  L 1344 1048  L 1395 993  L 1440 944  L 1478 905  L 1504 879  L 1513 870  L 1513 870  L 1558 832  L 1601 793  L 1642 753  L 1682 712  L 1720 670  L 1756 627  L 1791 584  L 1824 539  L 1856 493  L 1885 448  L 1912 401  L 1938 353  L 1962 304  L 1983 256  L 2004 206  L 2022 155  L 2038 104  L 2052 52  L 2065 0  L 2065 0  L 2088 35  L 2128 70  L 2183 104  L 2246 136  L 2314 166  L 2383 192  L 2447 215  L 2505 232  L 2551 242  L 2581 247  L 2581 247  L 2634 268  L 2659 325  L 2660 405  L 2660 405  L 2725 383  L 2763 401  L 2799 448  L 2799 448  L 2823 475  L 2863 514  L 2915 558  L 2973 608  L 3036 656  L 3096 702  L 3151 740  L 3196 768  L 3228 782  L 3228 782  L 3272 797  L 3315 819  L 3343 852  L 3345 899  L 3306 959  L 3306 959  L 3368 994  L 3435 1016  L 3501 1026  L 3562 1024  L 3612 1010  L 3612 1010  L 3630 1108  L 3643 1202  L 3652 1291  L 3657 1375  L 3659 1454  L 3658 1528  L 3653 1596  L 3648 1659  L 3641 1716  L 3632 1768  L 3623 1814  L 3614 1854  L 3605 1889  L 3596 1917  L 3588 1939  L 3582 1955  L 3579 1965  L 3578 1968  L 3578 1968  L 3578 1968  N"/>
            </draw:custom-shape>
            <draw:custom-shape draw:style-name="gr33" draw:text-style-name="P2" draw:layer="layout" svg:width="1.932cm" svg:height="1.716cm" svg:x="17.651cm" svg:y="16.164cm">
              <text:p/>
              <draw:enhanced-geometry svg:viewBox="0 0 2328 2071" draw:type="non-primitive" draw:enhanced-path="M 2328 0  L 2304 66  L 2285 149  L 2270 238  L 2259 317  L 2252 374  L 2250 395  L 2250 395  L 2205 432  L 2156 473  L 2103 517  L 2048 565  L 1993 613  L 1936 663  L 1881 714  L 1827 763  L 1773 812  L 1725 857  L 1678 899  L 1638 937  L 1603 970  L 1573 997  L 1552 1018  L 1537 1030  L 1532 1034  L 1532 1034  L 1450 1072  L 1406 1113  L 1393 1132  L 1393 1132  L 1308 1167  L 1270 1203  L 1262 1220  L 1262 1220  L 1195 1278  L 1143 1345  L 1108 1399  L 1096 1423  L 1096 1423  L 1026 1449  L 986 1478  L 973 1493  L 973 1493  L 893 1514  L 839 1542  L 792 1573  L 737 1606  L 737 1606  L 683 1638  L 626 1678  L 568 1719  L 511 1753  L 456 1774  L 456 1774  L 382 1804  L 334 1843  L 317 1861  L 317 1861  L 235 1889  L 163 1920  L 105 1952  L 57 1990  L 23 2028  L 3 2071  L 3 2071  L 0 1982  L 19 1912  L 64 1869  L 64 1869  L 145 1840  L 232 1812  L 273 1801  L 273 1801  L 353 1740  L 421 1710  L 450 1703  L 450 1703  L 544 1631  L 627 1574  L 702 1529  L 765 1495  L 817 1471  L 859 1456  L 889 1445  L 907 1441  L 912 1440  L 912 1440  L 963 1394  L 1013 1374  L 1035 1368  L 1035 1368  L 1106 1262  L 1156 1219  L 1174 1210  L 1174 1210  L 1259 1128  L 1323 1094  L 1349 1089  L 1349 1089  L 1425 1015  L 1483 982  L 1506 973  L 1506 973  L 1561 919  L 1615 866  L 1668 813  L 1721 761  L 1772 711  L 1822 663  L 1870 618  L 1914 576  L 1954 538  L 1992 503  L 2025 473  L 2053 447  L 2076 427  L 2094 413  L 2094 413  L 2147 370  L 2173 349  L 2180 342  L 2180 342  L 2201 230  L 2228 144  L 2257 83  L 2284 41  L 2306 16  L 2322 3  L 2328 0  L 2328 0  L 2328 0  Z N"/>
            </draw:custom-shape>
            <draw:custom-shape draw:style-name="gr30" draw:text-style-name="P2" draw:layer="layout" svg:width="0.402cm" svg:height="0.289cm" svg:x="19.94cm" svg:y="17.511cm">
              <text:p/>
              <draw:enhanced-geometry svg:viewBox="0 0 486 353" draw:type="non-primitive" draw:enhanced-path="M 486 0  L 459 30  L 424 62  L 380 97  L 331 135  L 277 173  L 220 212  L 163 250  L 105 288  L 51 322  L 0 353  N"/>
            </draw:custom-shape>
            <draw:custom-shape draw:style-name="gr30" draw:text-style-name="P2" draw:layer="layout" svg:width="0.92cm" svg:height="0.378cm" svg:x="19.019cm" svg:y="17.801cm">
              <text:p/>
              <draw:enhanced-geometry svg:viewBox="0 0 1111 453" draw:type="non-primitive" draw:enhanced-path="M 1111 0  L 1085 15  L 1052 33  L 1013 52  L 969 74  L 921 96  L 869 120  L 812 145  L 753 171  L 691 197  L 629 224  L 565 250  L 502 276  L 439 301  L 376 326  L 316 349  L 259 370  L 203 391  L 152 409  L 106 424  L 65 436  L 29 446  L 0 453  N"/>
            </draw:custom-shape>
            <draw:custom-shape draw:style-name="gr30" draw:text-style-name="P2" draw:layer="layout" svg:width="0.817cm" svg:height="0.036cm" svg:x="18.202cm" svg:y="18.158cm">
              <text:p/>
              <draw:enhanced-geometry svg:viewBox="0 0 982 46" draw:type="non-primitive" draw:enhanced-path="M 982 27  L 947 33  L 905 37  L 856 41  L 803 44  L 745 45  L 684 46  L 620 46  L 554 46  L 488 44  L 422 42  L 356 39  L 293 36  L 233 31  L 175 26  L 122 20  L 75 15  L 34 8  L 0 0  N"/>
            </draw:custom-shape>
            <draw:custom-shape draw:style-name="gr30" draw:text-style-name="P2" draw:layer="layout" svg:width="0.53cm" svg:height="0.257cm" svg:x="17.671cm" svg:y="17.901cm">
              <text:p/>
              <draw:enhanced-geometry svg:viewBox="0 0 641 307" draw:type="non-primitive" draw:enhanced-path="M 641 307  L 595 295  L 546 281  L 492 264  L 436 245  L 377 223  L 318 200  L 260 176  L 205 148  L 153 121  L 104 92  L 62 62  L 27 32  L 0 0  N"/>
            </draw:custom-shape>
            <draw:custom-shape draw:style-name="gr30" draw:text-style-name="P2" draw:layer="layout" svg:width="0.447cm" svg:height="0.439cm" svg:x="19.923cm" svg:y="16.773cm">
              <text:p/>
              <draw:enhanced-geometry svg:viewBox="0 0 541 528" draw:type="non-primitive" draw:enhanced-path="M 541 0  L 502 59  L 465 116  L 427 172  L 390 225  L 353 276  L 315 322  L 279 365  L 243 405  L 207 439  L 172 468  L 135 493  L 102 511  L 68 523  L 34 528  L 0 526  N"/>
            </draw:custom-shape>
            <draw:custom-shape draw:style-name="gr30" draw:text-style-name="P2" draw:layer="layout" svg:width="0.435cm" svg:height="0.215cm" svg:x="19.487cm" svg:y="16.993cm">
              <text:p/>
              <draw:enhanced-geometry svg:viewBox="0 0 524 264" draw:type="non-primitive" draw:enhanced-path="M 524 264  L 469 249  L 407 225  L 338 195  L 269 159  L 200 121  L 137 85  L 82 52  L 38 25  L 10 7  L 0 0  N"/>
            </draw:custom-shape>
            <draw:custom-shape draw:style-name="gr30" draw:text-style-name="P2" draw:layer="layout" svg:width="0.124cm" svg:height="0.659cm" svg:x="19.487cm" svg:y="16.993cm">
              <text:p/>
              <draw:enhanced-geometry svg:viewBox="0 0 148 798" draw:type="non-primitive" draw:enhanced-path="M 0 0  L 30 36  L 59 78  L 82 125  L 103 176  L 119 229  L 132 283  L 141 341  L 147 398  L 148 454  L 147 510  L 141 562  L 132 611  L 119 658  L 103 699  L 82 735  L 59 763  L 30 785  L 0 798  N"/>
            </draw:custom-shape>
            <draw:custom-shape draw:style-name="gr30" draw:text-style-name="P2" draw:layer="layout" svg:width="0.559cm" svg:height="0.157cm" svg:x="18.928cm" svg:y="17.515cm">
              <text:p/>
              <draw:enhanced-geometry svg:viewBox="0 0 678 190" draw:type="non-primitive" draw:enhanced-path="M 678 164  L 631 175  L 583 183  L 533 188  L 481 190  L 429 188  L 376 181  L 323 171  L 268 156  L 214 136  L 160 110  L 106 79  L 53 43  L 0 0  N"/>
            </draw:custom-shape>
            <draw:custom-shape draw:style-name="gr30" draw:text-style-name="P2" draw:layer="layout" svg:width="0.12cm" svg:height="0.377cm" svg:x="18.907cm" svg:y="17.515cm">
              <text:p/>
              <draw:enhanced-geometry svg:viewBox="0 0 145 454" draw:type="non-primitive" draw:enhanced-path="M 26 0  L 63 45  L 94 93  L 118 142  L 135 191  L 144 240  L 145 286  L 140 329  L 127 368  L 106 401  L 78 427  L 43 445  L 0 454  N"/>
            </draw:custom-shape>
            <draw:custom-shape draw:style-name="gr30" draw:text-style-name="P2" draw:layer="layout" svg:width="0.758cm" svg:height="0.029cm" svg:x="18.148cm" svg:y="17.885cm">
              <text:p/>
              <draw:enhanced-geometry svg:viewBox="0 0 912 32" draw:type="non-primitive" draw:enhanced-path="M 912 9  L 871 12  L 824 16  L 768 19  L 707 22  L 642 26  L 574 28  L 504 30  L 432 32  L 362 32  L 294 30  L 229 29  L 169 26  L 114 22  L 67 17  L 28 9  L 0 0  N"/>
            </draw:custom-shape>
            <draw:custom-shape draw:style-name="gr30" draw:text-style-name="P2" draw:layer="layout" svg:width="0.199cm" svg:height="0.19cm" svg:x="17.949cm" svg:y="17.694cm">
              <text:p/>
              <draw:enhanced-geometry svg:viewBox="0 0 242 234" draw:type="non-primitive" draw:enhanced-path="M 242 234  L 181 204  L 128 172  L 80 134  L 43 94  L 16 48  L 0 0  N"/>
            </draw:custom-shape>
            <draw:custom-shape draw:style-name="gr30" draw:text-style-name="P2" draw:layer="layout" svg:width="0.199cm" svg:height="0.299cm" svg:x="18.546cm" svg:y="17.457cm">
              <text:p/>
              <draw:enhanced-geometry svg:viewBox="0 0 242 362" draw:type="non-primitive" draw:enhanced-path="M 0 0  L 46 42  L 92 82  L 137 123  L 175 163  L 208 202  L 231 238  L 242 274  L 241 306  L 225 336  L 191 362  N"/>
            </draw:custom-shape>
            <draw:custom-shape draw:style-name="gr30" draw:text-style-name="P2" draw:layer="layout" svg:width="0.584cm" svg:height="0.111cm" svg:x="18.119cm" svg:y="17.756cm">
              <text:p/>
              <draw:enhanced-geometry svg:viewBox="0 0 705 131" draw:type="non-primitive" draw:enhanced-path="M 705 0  L 669 19  L 628 37  L 584 53  L 536 69  L 485 84  L 431 96  L 375 107  L 316 116  L 255 124  L 192 129  L 129 131  L 66 131  L 0 128  N"/>
            </draw:custom-shape>
            <draw:custom-shape draw:style-name="gr30" draw:text-style-name="P2" draw:layer="layout" svg:width="0.356cm" svg:height="0.125cm" svg:x="19.766cm" svg:y="16.495cm">
              <text:p/>
              <draw:enhanced-geometry svg:viewBox="0 0 430 154" draw:type="non-primitive" draw:enhanced-path="M 430 154  L 373 124  L 313 94  L 252 65  L 193 40  L 136 20  L 84 6  L 38 0  L 0 5  N"/>
            </draw:custom-shape>
            <draw:custom-shape draw:style-name="gr30" draw:text-style-name="P2" draw:layer="layout" svg:width="0.166cm" svg:height="0.086cm" svg:x="19.599cm" svg:y="16.499cm">
              <text:p/>
              <draw:enhanced-geometry svg:viewBox="0 0 200 105" draw:type="non-primitive" draw:enhanced-path="M 200 0  L 110 40  L 33 84  L 0 105  N"/>
            </draw:custom-shape>
            <draw:custom-shape draw:style-name="gr30" draw:text-style-name="P2" draw:layer="layout" svg:width="0.074cm" svg:height="0.153cm" svg:x="19.525cm" svg:y="16.433cm">
              <text:p/>
              <draw:enhanced-geometry svg:viewBox="0 0 86 183" draw:type="non-primitive" draw:enhanced-path="M 86 183  L 41 86  L 10 22  L 0 0  N"/>
            </draw:custom-shape>
            <draw:custom-shape draw:style-name="gr30" draw:text-style-name="P2" draw:layer="layout" svg:width="0.194cm" svg:height="0.497cm" svg:x="19.737cm" svg:y="16.532cm">
              <text:p/>
              <draw:enhanced-geometry svg:viewBox="0 0 235 600" draw:type="non-primitive" draw:enhanced-path="M 0 0  L 4 38  L 17 93  L 40 157  L 67 228  L 99 303  L 131 378  L 162 447  L 190 508  L 214 556  L 229 588  L 235 600  N"/>
            </draw:custom-shape>
            <draw:custom-shape draw:style-name="gr30" draw:text-style-name="P2" draw:layer="layout" svg:width="0.543cm" svg:height="0.111cm" svg:x="19.388cm" svg:y="16.918cm">
              <text:p/>
              <draw:enhanced-geometry svg:viewBox="0 0 653 136" draw:type="non-primitive" draw:enhanced-path="M 653 136  L 572 106  L 496 80  L 425 58  L 358 39  L 297 24  L 242 12  L 191 4  L 146 0  L 107 0  L 73 3  L 46 11  L 25 24  L 10 41  L 1 61  L 0 86  L 4 116  N"/>
            </draw:custom-shape>
            <draw:custom-shape draw:style-name="gr30" draw:text-style-name="P2" draw:layer="layout" svg:width="0.062cm" svg:height="0.534cm" svg:x="19.392cm" svg:y="17.014cm">
              <text:p/>
              <draw:enhanced-geometry svg:viewBox="0 0 73 643" draw:type="non-primitive" draw:enhanced-path="M 0 0  L 12 54  L 23 119  L 32 192  L 41 270  L 49 348  L 56 424  L 63 494  L 67 554  L 70 601  L 72 632  L 73 643  N"/>
            </draw:custom-shape>
            <draw:custom-shape draw:style-name="gr30" draw:text-style-name="P2" draw:layer="layout" svg:width="0.663cm" svg:height="0.153cm" svg:x="18.79cm" svg:y="17.403cm">
              <text:p/>
              <draw:enhanced-geometry svg:viewBox="0 0 798 181" draw:type="non-primitive" draw:enhanced-path="M 798 171  L 714 141  L 635 114  L 560 89  L 490 66  L 425 48  L 364 32  L 309 20  L 258 11  L 212 4  L 170 0  L 132 0  L 101 4  L 72 11  L 49 20  L 31 33  L 16 49  L 6 68  L 1 92  L 0 118  L 3 148  L 11 181  N"/>
            </draw:custom-shape>
            <draw:custom-shape draw:style-name="gr30" draw:text-style-name="P2" draw:layer="layout" svg:width="0.252cm" svg:height="0.203cm" svg:x="18.546cm" svg:y="17.353cm">
              <text:p/>
              <draw:enhanced-geometry svg:viewBox="0 0 306 244" draw:type="non-primitive" draw:enhanced-path="M 306 244  L 231 160  L 159 96  L 96 50  L 45 20  L 12 5  L 0 0  N"/>
            </draw:custom-shape>
            <draw:custom-shape draw:style-name="gr30" draw:text-style-name="P2" draw:layer="layout" svg:width="0.564cm" svg:height="0.302cm" svg:x="19.84cm" svg:y="17.042cm">
              <text:p/>
              <draw:enhanced-geometry svg:viewBox="0 0 676 364" draw:type="non-primitive" draw:enhanced-path="M 676 0  L 658 40  L 634 81  L 604 121  L 572 159  L 534 195  L 494 231  L 449 262  L 403 289  L 354 314  L 305 335  L 253 349  L 202 360  L 150 364  L 99 361  L 49 352  L 0 336  N"/>
            </draw:custom-shape>
            <draw:custom-shape draw:style-name="gr30" draw:text-style-name="P2" draw:layer="layout" svg:width="0.161cm" svg:height="0.115cm" svg:x="19.678cm" svg:y="17.208cm">
              <text:p/>
              <draw:enhanced-geometry svg:viewBox="0 0 197 136" draw:type="non-primitive" draw:enhanced-path="M 197 136  L 80 79  L 21 41  L 0 16  L 2 3  L 6 0  N"/>
            </draw:custom-shape>
            <draw:custom-shape draw:style-name="gr30" draw:text-style-name="P2" draw:layer="layout" svg:width="0.063cm" svg:height="0.385cm" svg:x="19.682cm" svg:y="17.208cm">
              <text:p/>
              <draw:enhanced-geometry svg:viewBox="0 0 75 462" draw:type="non-primitive" draw:enhanced-path="M 0 0  L 28 74  L 50 140  L 65 201  L 72 258  L 75 311  L 69 362  L 57 412  L 36 462  N"/>
            </draw:custom-shape>
            <draw:custom-shape draw:style-name="gr30" draw:text-style-name="P2" draw:layer="layout" svg:width="0.361cm" svg:height="0.12cm" svg:x="19.711cm" svg:y="17.594cm">
              <text:p/>
              <draw:enhanced-geometry svg:viewBox="0 0 434 145" draw:type="non-primitive" draw:enhanced-path="M 0 0  L 76 0  L 142 1  L 199 5  L 251 14  L 299 31  L 343 57  L 387 95  L 434 145  N"/>
            </draw:custom-shape>
            <draw:custom-shape draw:style-name="gr30" draw:text-style-name="P2" draw:layer="layout" svg:width="0.44cm" svg:height="0.136cm" svg:x="17.605cm" svg:y="17.412cm">
              <text:p/>
              <draw:enhanced-geometry svg:viewBox="0 0 531 165" draw:type="non-primitive" draw:enhanced-path="M 531 162  L 452 165  L 375 162  L 303 155  L 236 145  L 175 131  L 122 114  L 77 94  L 40 73  L 15 49  L 1 25  L 0 0  N"/>
            </draw:custom-shape>
            <draw:custom-shape draw:style-name="gr30" draw:text-style-name="P2" draw:layer="layout" svg:width="0.223cm" svg:height="0.157cm" svg:x="18.127cm" svg:y="17.204cm">
              <text:p/>
              <draw:enhanced-geometry svg:viewBox="0 0 271 190" draw:type="non-primitive" draw:enhanced-path="M 0 0  L 55 33  L 119 67  L 179 102  L 231 136  L 264 165  L 271 190  N"/>
            </draw:custom-shape>
            <draw:custom-shape draw:style-name="gr30" draw:text-style-name="P2" draw:layer="layout" svg:width="0.667cm" svg:height="0.227cm" svg:x="18.89cm" svg:y="17.682cm">
              <text:p/>
              <draw:enhanced-geometry svg:viewBox="0 0 802 272" draw:type="non-primitive" draw:enhanced-path="M 0 272  L 34 264  L 77 254  L 126 241  L 179 226  L 238 208  L 299 188  L 362 168  L 426 146  L 490 124  L 552 101  L 612 80  L 668 58  L 719 38  L 765 18  L 802 0  N"/>
            </draw:custom-shape>
            <draw:custom-shape draw:style-name="gr30" draw:text-style-name="P2" draw:layer="layout" svg:width="0.423cm" svg:height="0.127cm" svg:x="19.558cm" svg:y="17.661cm">
              <text:p/>
              <draw:enhanced-geometry svg:viewBox="0 0 514 155" draw:type="non-primitive" draw:enhanced-path="M 0 29  L 50 11  L 106 2  L 163 0  L 222 3  L 280 14  L 335 29  L 387 49  L 433 72  L 470 98  L 497 127  L 514 155  N"/>
            </draw:custom-shape>
            <draw:custom-shape draw:style-name="gr30" draw:text-style-name="P2" draw:layer="layout" svg:width="0.41cm" svg:height="0.062cm" svg:x="19.148cm" svg:y="16.126cm">
              <text:p/>
              <draw:enhanced-geometry svg:viewBox="0 0 495 73" draw:type="non-primitive" draw:enhanced-path="M 495 73  L 439 53  L 378 34  L 313 18  L 249 6  L 186 0  L 129 0  L 77 9  L 33 26  L 0 54  N"/>
            </draw:custom-shape>
            <draw:custom-shape draw:style-name="gr30" draw:text-style-name="P2" draw:layer="layout" svg:width="0.116cm" svg:height="0.148cm" svg:x="19.031cm" svg:y="16.023cm">
              <text:p/>
              <draw:enhanced-geometry svg:viewBox="0 0 136 180" draw:type="non-primitive" draw:enhanced-path="M 136 180  L 71 90  L 21 25  L 0 0  N"/>
            </draw:custom-shape>
            <draw:custom-shape draw:style-name="gr30" draw:text-style-name="P2" draw:layer="layout" svg:width="0.302cm" svg:height="0.154cm" svg:x="17.381cm" svg:y="17.639cm">
              <text:p/>
              <draw:enhanced-geometry svg:viewBox="0 0 365 187" draw:type="non-primitive" draw:enhanced-path="M 365 187  L 304 174  L 237 152  L 170 122  L 108 88  L 56 55  L 18 24  L 0 0  N"/>
            </draw:custom-shape>
            <draw:custom-shape draw:style-name="gr34" draw:text-style-name="P2" draw:layer="layout" svg:width="0.286cm" svg:height="0.12cm" svg:x="18.185cm" svg:y="17.042cm">
              <text:p/>
              <draw:enhanced-geometry svg:viewBox="0 0 344 145" draw:type="non-primitive" draw:enhanced-path="M 344 145  L 297 91  L 237 53  L 171 27  L 108 11  L 54 3  L 15 0  L 0 0  N"/>
            </draw:custom-shape>
            <draw:custom-shape draw:style-name="gr34" draw:text-style-name="P2" draw:layer="layout" svg:width="0.211cm" svg:height="0.153cm" svg:x="18.322cm" svg:y="16.923cm">
              <text:p/>
              <draw:enhanced-geometry svg:viewBox="0 0 254 181" draw:type="non-primitive" draw:enhanced-path="M 254 181  L 203 128  L 137 78  L 70 37  L 21 10  L 0 0  N"/>
            </draw:custom-shape>
            <draw:custom-shape draw:style-name="gr34" draw:text-style-name="P2" draw:layer="layout" svg:width="0.248cm" svg:height="0.108cm" svg:x="18.38cm" svg:y="16.847cm">
              <text:p/>
              <draw:enhanced-geometry svg:viewBox="0 0 297 126" draw:type="non-primitive" draw:enhanced-path="M 297 126  L 238 82  L 160 47  L 83 21  L 23 5  L 0 0  N"/>
            </draw:custom-shape>
            <draw:custom-shape draw:style-name="gr34" draw:text-style-name="P2" draw:layer="layout" svg:width="0.232cm" svg:height="0.137cm" svg:x="18.48cm" svg:y="16.735cm">
              <text:p/>
              <draw:enhanced-geometry svg:viewBox="0 0 279 161" draw:type="non-primitive" draw:enhanced-path="M 279 161  L 222 113  L 150 69  L 77 32  L 23 9  L 0 0  N"/>
            </draw:custom-shape>
            <draw:custom-shape draw:style-name="gr34" draw:text-style-name="P2" draw:layer="layout" svg:width="0.269cm" svg:height="0.111cm" svg:x="18.546cm" svg:y="16.649cm">
              <text:p/>
              <draw:enhanced-geometry svg:viewBox="0 0 324 135" draw:type="non-primitive" draw:enhanced-path="M 324 135  L 278 100  L 212 68  L 138 41  L 70 19  L 19 4  L 0 0  N"/>
            </draw:custom-shape>
            <draw:custom-shape draw:style-name="gr34" draw:text-style-name="P2" draw:layer="layout" svg:width="0.249cm" svg:height="0.12cm" svg:x="18.62cm" svg:y="16.57cm">
              <text:p/>
              <draw:enhanced-geometry svg:viewBox="0 0 300 145" draw:type="non-primitive" draw:enhanced-path="M 300 145  L 248 95  L 171 56  L 89 25  L 26 6  L 0 0  N"/>
            </draw:custom-shape>
            <draw:custom-shape draw:style-name="gr34" draw:text-style-name="P2" draw:layer="layout" svg:width="0.236cm" svg:height="0.115cm" svg:x="18.72cm" svg:y="16.47cm">
              <text:p/>
              <draw:enhanced-geometry svg:viewBox="0 0 287 138" draw:type="non-primitive" draw:enhanced-path="M 287 138  L 233 95  L 159 58  L 82 28  L 24 8  L 0 0  N"/>
            </draw:custom-shape>
            <draw:custom-shape draw:style-name="gr34" draw:text-style-name="P2" draw:layer="layout" svg:width="0.215cm" svg:height="0.107cm" svg:x="18.816cm" svg:y="16.375cm">
              <text:p/>
              <draw:enhanced-geometry svg:viewBox="0 0 263 127" draw:type="non-primitive" draw:enhanced-path="M 263 127  L 187 80  L 101 39  L 30 11  L 0 0  N"/>
            </draw:custom-shape>
            <draw:custom-shape draw:style-name="gr34" draw:text-style-name="P2" draw:layer="layout" svg:width="0.232cm" svg:height="0.099cm" svg:x="18.873cm" svg:y="16.283cm">
              <text:p/>
              <draw:enhanced-geometry svg:viewBox="0 0 279 117" draw:type="non-primitive" draw:enhanced-path="M 279 117  L 226 74  L 154 41  L 80 18  L 22 5  L 0 0  N"/>
            </draw:custom-shape>
            <draw:custom-shape draw:style-name="gr34" draw:text-style-name="P2" draw:layer="layout" svg:width="0.232cm" svg:height="0.111cm" svg:x="18.936cm" svg:y="16.188cm">
              <text:p/>
              <draw:enhanced-geometry svg:viewBox="0 0 281 135" draw:type="non-primitive" draw:enhanced-path="M 281 135  L 223 90  L 151 53  L 78 24  L 22 6  L 0 0  N"/>
            </draw:custom-shape>
            <draw:custom-shape draw:style-name="gr34" draw:text-style-name="P2" draw:layer="layout" svg:width="0.041cm" svg:height="0.654cm" svg:x="19.098cm" svg:y="16.134cm">
              <text:p/>
              <draw:enhanced-geometry svg:viewBox="0 0 49 788" draw:type="non-primitive" draw:enhanced-path="M 0 0  L 10 28  L 21 67  L 29 116  L 35 172  L 41 234  L 46 301  L 48 369  L 49 439  L 48 507  L 44 572  L 40 632  L 33 685  L 25 730  L 14 765  L 0 788  N"/>
            </draw:custom-shape>
            <draw:custom-shape draw:style-name="gr34" draw:text-style-name="P2" draw:layer="layout" svg:width="0.17cm" svg:height="0.261cm" svg:x="18.928cm" svg:y="16.549cm">
              <text:p/>
              <draw:enhanced-geometry svg:viewBox="0 0 208 317" draw:type="non-primitive" draw:enhanced-path="M 208 290  L 182 310  L 155 317  L 126 310  L 97 290  L 70 257  L 45 211  L 25 153  L 9 83  L 0 0  N"/>
            </draw:custom-shape>
            <draw:custom-shape draw:style-name="gr34" draw:text-style-name="P2" draw:layer="layout" svg:width="0.12cm" svg:height="0.398cm" svg:x="18.928cm" svg:y="16.15cm">
              <text:p/>
              <draw:enhanced-geometry svg:viewBox="0 0 145 481" draw:type="non-primitive" draw:enhanced-path="M 0 481  L 1 395  L 11 315  L 31 240  L 53 172  L 79 114  L 104 67  L 126 31  L 140 8  L 145 0  N"/>
            </draw:custom-shape>
            <draw:custom-shape draw:style-name="gr34" draw:text-style-name="P2" draw:layer="layout" svg:width="0.323cm" svg:height="0.407cm" svg:x="18.725cm" svg:y="16.15cm">
              <text:p/>
              <draw:enhanced-geometry svg:viewBox="0 0 387 491" draw:type="non-primitive" draw:enhanced-path="M 387 0  L 355 61  L 324 121  L 292 179  L 259 234  L 227 286  L 195 334  L 162 377  L 129 414  L 97 445  L 64 469  L 32 484  L 0 491  N"/>
            </draw:custom-shape>
            <draw:custom-shape draw:style-name="gr34" draw:text-style-name="P2" draw:layer="layout" svg:width="0.104cm" svg:height="0.228cm" svg:x="18.62cm" svg:y="16.329cm">
              <text:p/>
              <draw:enhanced-geometry svg:viewBox="0 0 128 274" draw:type="non-primitive" draw:enhanced-path="M 128 274  L 78 269  L 41 247  L 14 212  L 0 168  L 1 116  L 16 59  L 46 0  N"/>
            </draw:custom-shape>
            <draw:custom-shape draw:style-name="gr34" draw:text-style-name="P2" draw:layer="layout" svg:width="0.381cm" svg:height="0.24cm" svg:x="18.658cm" svg:y="16.088cm">
              <text:p/>
              <draw:enhanced-geometry svg:viewBox="0 0 460 289" draw:type="non-primitive" draw:enhanced-path="M 0 289  L 39 244  L 94 199  L 159 155  L 229 113  L 298 77  L 360 45  L 412 21  L 447 5  L 460 0  N"/>
            </draw:custom-shape>
            <draw:custom-shape draw:style-name="gr34" draw:text-style-name="P2" draw:layer="layout" svg:width="0.244cm" svg:height="0.133cm" svg:x="18.666cm" svg:y="17.204cm">
              <text:p/>
              <draw:enhanced-geometry svg:viewBox="0 0 297 162" draw:type="non-primitive" draw:enhanced-path="M 297 162  L 253 112  L 192 71  L 125 40  L 63 17  L 18 4  L 0 0  N"/>
            </draw:custom-shape>
            <draw:custom-shape draw:style-name="gr34" draw:text-style-name="P2" draw:layer="layout" svg:width="0.215cm" svg:height="0.161cm" svg:x="18.816cm" svg:y="17.08cm">
              <text:p/>
              <draw:enhanced-geometry svg:viewBox="0 0 263 191" draw:type="non-primitive" draw:enhanced-path="M 263 191  L 184 119  L 112 64  L 54 28  L 14 7  L 0 0  N"/>
            </draw:custom-shape>
            <draw:custom-shape draw:style-name="gr34" draw:text-style-name="P2" draw:layer="layout" svg:width="0.248cm" svg:height="0.132cm" svg:x="18.928cm" svg:y="17.009cm">
              <text:p/>
              <draw:enhanced-geometry svg:viewBox="0 0 300 161" draw:type="non-primitive" draw:enhanced-path="M 300 161  L 243 107  L 166 62  L 87 28  L 25 7  L 0 0  N"/>
            </draw:custom-shape>
            <draw:custom-shape draw:style-name="gr34" draw:text-style-name="P2" draw:layer="layout" svg:width="0.244cm" svg:height="0.111cm" svg:x="19.027cm" svg:y="16.909cm">
              <text:p/>
              <draw:enhanced-geometry svg:viewBox="0 0 297 134" draw:type="non-primitive" draw:enhanced-path="M 297 134  L 228 82  L 149 44  L 76 19  L 21 4  L 0 0  N"/>
            </draw:custom-shape>
            <draw:custom-shape draw:style-name="gr34" draw:text-style-name="P2" draw:layer="layout" svg:width="0.194cm" svg:height="0.104cm" svg:x="19.152cm" svg:y="16.818cm">
              <text:p/>
              <draw:enhanced-geometry svg:viewBox="0 0 234 126" draw:type="non-primitive" draw:enhanced-path="M 234 126  L 170 75  L 94 35  L 27 9  L 0 0  N"/>
            </draw:custom-shape>
            <draw:custom-shape draw:style-name="gr34" draw:text-style-name="P2" draw:layer="layout" svg:width="0.194cm" svg:height="0.094cm" svg:x="19.251cm" svg:y="16.744cm">
              <text:p/>
              <draw:enhanced-geometry svg:viewBox="0 0 236 118" draw:type="non-primitive" draw:enhanced-path="M 236 118  L 176 70  L 98 32  L 30 8  L 0 0  N"/>
            </draw:custom-shape>
            <draw:custom-shape draw:style-name="gr34" draw:text-style-name="P2" draw:layer="layout" svg:width="0.215cm" svg:height="0.111cm" svg:x="19.334cm" svg:y="16.661cm">
              <text:p/>
              <draw:enhanced-geometry svg:viewBox="0 0 261 136" draw:type="non-primitive" draw:enhanced-path="M 261 136  L 185 84  L 99 41  L 29 11  L 0 0  N"/>
            </draw:custom-shape>
            <draw:custom-shape draw:style-name="gr34" draw:text-style-name="P2" draw:layer="layout" svg:width="0.244cm" svg:height="0.127cm" svg:x="19.401cm" svg:y="16.57cm">
              <text:p/>
              <draw:enhanced-geometry svg:viewBox="0 0 299 154" draw:type="non-primitive" draw:enhanced-path="M 299 154  L 237 103  L 159 60  L 82 29  L 23 7  L 0 0  N"/>
            </draw:custom-shape>
            <draw:custom-shape draw:style-name="gr34" draw:text-style-name="P2" draw:layer="layout" svg:width="0.049cm" svg:height="0.311cm" svg:x="19.243cm" svg:y="17.121cm">
              <text:p/>
              <draw:enhanced-geometry svg:viewBox="0 0 62 379" draw:type="non-primitive" draw:enhanced-path="M 0 379  L 23 333  L 40 271  L 51 201  L 59 127  L 62 58  L 62 0  N"/>
            </draw:custom-shape>
            <draw:custom-shape draw:style-name="gr34" draw:text-style-name="P2" draw:layer="layout" svg:width="0.256cm" svg:height="0.58cm" svg:x="19.293cm" svg:y="16.541cm">
              <text:p/>
              <draw:enhanced-geometry svg:viewBox="0 0 308 698" draw:type="non-primitive" draw:enhanced-path="M 0 698  L 4 675  L 12 647  L 24 616  L 41 579  L 62 540  L 85 496  L 111 448  L 139 396  L 167 340  L 196 280  L 226 215  L 254 147  L 282 76  L 308 0  N"/>
            </draw:custom-shape>
            <draw:custom-shape draw:style-name="gr34" draw:text-style-name="P2" draw:layer="layout" svg:width="0.036cm" svg:height="0.63cm" svg:x="19.513cm" svg:y="16.541cm">
              <text:p/>
              <draw:enhanced-geometry svg:viewBox="0 0 45 762" draw:type="non-primitive" draw:enhanced-path="M 45 0  L 44 9  L 41 36  L 35 78  L 29 131  L 23 195  L 16 265  L 9 340  L 4 415  L 1 491  L 0 563  L 1 628  L 6 685  L 15 730  L 28 762  N"/>
            </draw:custom-shape>
            <draw:custom-shape draw:style-name="gr34" draw:text-style-name="P2" draw:layer="layout" svg:width="0.148cm" svg:height="0.128cm" svg:x="19.533cm" svg:y="17.08cm">
              <text:p/>
              <draw:enhanced-geometry svg:viewBox="0 0 179 154" draw:type="non-primitive" draw:enhanced-path="M 0 110  L 32 146  L 59 154  L 83 137  L 109 101  L 139 54  L 179 0  N"/>
            </draw:custom-shape>
            <draw:custom-shape draw:style-name="gr34" draw:text-style-name="P2" draw:layer="layout" svg:width="0.091cm" svg:height="0.559cm" svg:x="19.616cm" svg:y="16.52cm">
              <text:p/>
              <draw:enhanced-geometry svg:viewBox="0 0 111 679" draw:type="non-primitive" draw:enhanced-path="M 80 679  L 97 648  L 107 606  L 111 556  L 109 498  L 103 434  L 94 369  L 81 303  L 66 238  L 52 176  L 37 119  L 22 70  L 10 29  L 0 0  N"/>
            </draw:custom-shape>
            <draw:custom-shape draw:style-name="gr34" draw:text-style-name="P2" draw:layer="layout" svg:width="0.215cm" svg:height="0.075cm" svg:x="19.401cm" svg:y="16.445cm">
              <text:p/>
              <draw:enhanced-geometry svg:viewBox="0 0 263 86" draw:type="non-primitive" draw:enhanced-path="M 263 86  L 217 45  L 168 15  L 114 0  L 58 7  L 0 41  N"/>
            </draw:custom-shape>
            <draw:custom-shape draw:style-name="gr34" draw:text-style-name="P2" draw:layer="layout" svg:width="0.477cm" svg:height="0.493cm" svg:x="18.923cm" svg:y="16.482cm">
              <text:p/>
              <draw:enhanced-geometry svg:viewBox="0 0 571 598" draw:type="non-primitive" draw:enhanced-path="M 571 0  L 547 19  L 516 46  L 477 80  L 434 120  L 386 164  L 336 211  L 284 260  L 232 310  L 183 359  L 136 407  L 94 452  L 58 494  L 29 530  L 10 561  L 0 584  L 2 598  N"/>
            </draw:custom-shape>
            <draw:custom-shape draw:style-name="gr34" draw:text-style-name="P2" draw:layer="layout" svg:width="0.248cm" svg:height="0.095cm" svg:x="18.928cm" svg:y="16.918cm">
              <text:p/>
              <draw:enhanced-geometry svg:viewBox="0 0 300 114" draw:type="non-primitive" draw:enhanced-path="M 0 72  L 31 96  L 75 112  L 127 114  L 184 99  L 243 63  L 300 0  N"/>
            </draw:custom-shape>
            <draw:custom-shape draw:style-name="gr34" draw:text-style-name="P2" draw:layer="layout" svg:width="0.311cm" svg:height="0.423cm" svg:x="19.176cm" svg:y="16.495cm">
              <text:p/>
              <draw:enhanced-geometry svg:viewBox="0 0 378 507" draw:type="non-primitive" draw:enhanced-path="M 0 507  L 33 460  L 72 406  L 115 347  L 161 286  L 207 225  L 251 166  L 291 113  L 326 67  L 353 32  L 371 8  L 378 0  N"/>
            </draw:custom-shape>
            <draw:custom-shape draw:style-name="gr34" draw:text-style-name="P2" draw:layer="layout" svg:width="0.298cm" svg:height="0.617cm" svg:x="19.189cm" svg:y="16.495cm">
              <text:p/>
              <draw:enhanced-geometry svg:viewBox="0 0 361 741" draw:type="non-primitive" draw:enhanced-path="M 361 0  L 352 41  L 335 90  L 313 146  L 286 207  L 256 273  L 222 339  L 188 406  L 153 471  L 120 533  L 88 589  L 59 639  L 35 682  L 17 714  L 4 734  L 0 741  N"/>
            </draw:custom-shape>
            <draw:custom-shape draw:style-name="gr35" draw:text-style-name="P2" draw:layer="layout" svg:width="1.621cm" svg:height="2.048cm" svg:x="21.487cm" svg:y="14.961cm">
              <text:p/>
              <draw:enhanced-geometry svg:viewBox="0 0 1954 2472" draw:type="non-primitive" draw:enhanced-path="M 1954 2472  L 1898 2449  L 1842 2428  L 1782 2408  L 1722 2390  L 1660 2373  L 1596 2355  L 1533 2337  L 1469 2317  L 1469 2317  L 1428 2302  L 1379 2281  L 1326 2256  L 1269 2226  L 1210 2194  L 1152 2161  L 1093 2124  L 1037 2087  L 984 2051  L 935 2013  L 892 1978  L 857 1944  L 830 1913  L 830 1913  L 819 1895  L 803 1871  L 785 1841  L 763 1805  L 740 1764  L 713 1719  L 685 1670  L 655 1617  L 623 1562  L 589 1504  L 555 1444  L 519 1383  L 483 1321  L 445 1259  L 409 1196  L 372 1134  L 335 1074  L 298 1015  L 263 960  L 228 905  L 195 856  L 164 809  L 133 767  L 105 730  L 79 698  L 56 673  L 35 654  L 17 642  L 17 642  L 3 628  L 0 609  L 8 584  L 26 557  L 52 524  L 86 490  L 125 453  L 171 413  L 220 373  L 272 332  L 327 291  L 383 250  L 439 210  L 492 173  L 544 137  L 593 104  L 637 75  L 675 50  L 706 28  L 729 14  L 745 3  L 751 0  L 751 0  L 1954 2472  L 1954 2472  Z N"/>
            </draw:custom-shape>
            <draw:custom-shape draw:style-name="gr36" draw:text-style-name="P2" draw:layer="layout" svg:width="3.479cm" svg:height="5.097cm" svg:x="23.27cm" svg:y="10.996cm">
              <text:p/>
              <draw:enhanced-geometry svg:viewBox="0 0 4193 6145" draw:type="non-primitive" draw:enhanced-path="M 149 3773  L 146 3689  L 142 3611  L 139 3539  L 135 3470  L 133 3405  L 131 3345  L 130 3289  L 130 3235  L 131 3186  L 133 3138  L 138 3094  L 144 3053  L 152 3013  L 164 2975  L 177 2939  L 177 2939  L 190 2907  L 204 2869  L 221 2824  L 239 2773  L 260 2716  L 281 2656  L 303 2593  L 324 2527  L 347 2460  L 370 2392  L 391 2326  L 411 2259  L 431 2195  L 449 2134  L 465 2077  L 478 2024  L 490 1977  L 499 1937  L 503 1905  L 505 1880  L 505 1880  L 453 1852  L 439 1808  L 450 1756  L 473 1708  L 495 1670  L 505 1656  L 505 1656  L 426 1613  L 358 1564  L 301 1513  L 254 1464  L 220 1425  L 200 1397  L 192 1387  L 192 1387  L 0 1416  L 0 1416  L 34 1330  L 58 1258  L 78 1199  L 94 1147  L 109 1096  L 126 1044  L 149 984  L 149 984  L 146 916  L 144 847  L 146 778  L 150 709  L 156 641  L 164 574  L 173 508  L 184 443  L 196 382  L 210 323  L 225 268  L 241 217  L 258 170  L 276 128  L 293 90  L 312 59  L 330 34  L 348 14  L 367 3  L 385 0  L 385 0  L 435 2  L 494 9  L 555 19  L 616 35  L 671 56  L 716 81  L 746 113  L 757 148  L 757 148  L 898 165  L 990 182  L 1041 194  L 1064 205  L 1070 208  L 1070 208  L 3792 923  L 3792 923  L 3841 964  L 3882 1008  L 3917 1057  L 3946 1108  L 3971 1161  L 3990 1214  L 4006 1267  L 4019 1318  L 4028 1368  L 4034 1413  L 4040 1455  L 4043 1491  L 4043 1491  L 4062 1567  L 4090 1634  L 4124 1694  L 4155 1751  L 4179 1805  L 4179 1805  L 4186 1835  L 4191 1875  L 4193 1924  L 4192 1979  L 4188 2039  L 4180 2103  L 4170 2168  L 4157 2235  L 4139 2298  L 4116 2360  L 4090 2416  L 4090 2416  L 4080 2479  L 4069 2544  L 4058 2610  L 4047 2675  L 4033 2740  L 4020 2803  L 4005 2863  L 3990 2921  L 3973 2974  L 3955 3024  L 3937 3067  L 3917 3105  L 3896 3137  L 3875 3161  L 3851 3177  L 3851 3177  L 3822 3191  L 3792 3206  L 3764 3223  L 3736 3242  L 3710 3267  L 3685 3298  L 3662 3337  L 3641 3385  L 3623 3444  L 3607 3515  L 3593 3599  L 3584 3698  L 3584 3698  L 3574 3795  L 3560 3884  L 3541 3965  L 3521 4039  L 3497 4105  L 3473 4164  L 3449 4214  L 3427 4257  L 3405 4293  L 3387 4320  L 3374 4340  L 3365 4351  L 3361 4356  L 3361 4356  L 3361 4471  L 3357 4574  L 3346 4665  L 3333 4744  L 3317 4813  L 3299 4872  L 3280 4922  L 3259 4963  L 3239 4995  L 3220 5021  L 3203 5042  L 3188 5055  L 3177 5064  L 3169 5070  L 3167 5071  L 3167 5071  L 3156 5146  L 3139 5216  L 3115 5283  L 3084 5346  L 3049 5405  L 3009 5459  L 2967 5509  L 2924 5556  L 2881 5598  L 2838 5634  L 2799 5667  L 2762 5694  L 2728 5717  L 2700 5734  L 2679 5748  L 2665 5756  L 2661 5758  L 2661 5758  L 2629 5848  L 2590 5922  L 2545 5985  L 2499 6033  L 2453 6071  L 2407 6100  L 2366 6119  L 2329 6133  L 2301 6141  L 2282 6144  L 2275 6145  L 2275 6145  L 149 3773  L 149 3773  Z N"/>
            </draw:custom-shape>
            <draw:custom-shape draw:style-name="gr37" draw:text-style-name="P2" draw:layer="layout" svg:width="3.471cm" svg:height="5.097cm" svg:x="23.27cm" svg:y="10.996cm">
              <text:p/>
              <draw:enhanced-geometry svg:viewBox="0 0 4185 6145" draw:type="non-primitive" draw:enhanced-path="M 505 1663  L 426 1618  L 358 1566  L 301 1514  L 254 1465  L 220 1425  L 200 1397  L 192 1387  L 192 1387  L 0 1416  L 0 1416  L 34 1330  L 58 1258  L 78 1199  L 94 1147  L 109 1096  L 126 1044  L 149 984  L 149 984  L 146 916  L 144 847  L 146 778  L 150 709  L 156 641  L 164 574  L 173 508  L 184 443  L 196 382  L 210 323  L 225 268  L 241 217  L 258 170  L 276 128  L 293 90  L 312 59  L 330 34  L 348 14  L 367 3  L 385 0  L 385 0  L 435 2  L 494 9  L 555 19  L 616 35  L 671 56  L 716 81  L 746 113  L 757 148  L 757 148  L 789 155  L 867 171  L 960 190  L 1037 209  L 1070 223  L 1070 223  L 1080 232  L 1102 245  L 1120 263  L 1123 289  L 1096 326  L 1026 372  L 1026 372  L 1004 386  L 982 406  L 958 432  L 934 462  L 909 497  L 884 535  L 860 577  L 834 623  L 809 672  L 784 723  L 759 777  L 735 833  L 711 890  L 688 949  L 665 1008  L 643 1069  L 623 1129  L 604 1189  L 587 1249  L 570 1307  L 555 1365  L 542 1421  L 530 1474  L 521 1527  L 513 1575  L 508 1622  L 505 1663  L 505 1663  L 505 1663  Z M 1128 4863  L 2275 6145  L 2275 6145  L 2282 6144  L 2301 6141  L 2329 6133  L 2366 6119  L 2407 6100  L 2453 6071  L 2499 6033  L 2545 5985  L 2590 5922  L 2629 5848  L 2661 5758  L 2661 5758  L 2665 5756  L 2679 5748  L 2700 5734  L 2728 5717  L 2762 5694  L 2799 5667  L 2838 5634  L 2881 5598  L 2924 5556  L 2967 5509  L 3009 5459  L 3049 5405  L 3084 5346  L 3115 5283  L 3139 5216  L 3156 5146  L 3167 5071  L 3167 5071  L 3169 5070  L 3177 5064  L 3188 5055  L 3203 5042  L 3220 5021  L 3239 4995  L 3259 4963  L 3280 4922  L 3299 4872  L 3317 4813  L 3333 4744  L 3346 4665  L 3357 4574  L 3361 4471  L 3361 4356  L 3361 4356  L 3365 4351  L 3374 4340  L 3387 4320  L 3405 4293  L 3427 4257  L 3449 4214  L 3473 4164  L 3497 4105  L 3521 4039  L 3541 3965  L 3560 3884  L 3574 3795  L 3584 3698  L 3584 3698  L 3593 3599  L 3607 3515  L 3623 3444  L 3641 3385  L 3662 3336  L 3686 3298  L 3711 3266  L 3737 3242  L 3765 3222  L 3793 3206  L 3822 3191  L 3851 3177  L 3851 3177  L 3875 3161  L 3896 3137  L 3917 3105  L 3937 3067  L 3955 3024  L 3973 2974  L 3990 2921  L 4005 2863  L 4020 2803  L 4033 2740  L 4047 2675  L 4058 2610  L 4069 2544  L 4080 2479  L 4090 2416  L 4090 2416  L 4115 2362  L 4137 2303  L 4155 2240  L 4171 2172  L 4185 2100  L 4185 2100  L 4161 2135  L 4137 2170  L 4114 2209  L 4089 2247  L 4064 2287  L 4039 2328  L 4013 2369  L 3988 2410  L 3962 2452  L 3935 2494  L 3908 2536  L 3881 2578  L 3853 2619  L 3825 2658  L 3797 2697  L 3769 2735  L 3739 2771  L 3709 2805  L 3679 2838  L 3649 2869  L 3617 2897  L 3585 2923  L 3554 2947  L 3521 2967  L 3487 2984  L 3453 2998  L 3419 3008  L 3384 3015  L 3349 3017  L 3313 3016  L 3275 3010  L 3238 3000  L 3201 2984  L 3162 2964  L 3122 2939  L 3122 2939  L 3102 2894  L 3081 2843  L 3058 2787  L 3035 2728  L 3013 2667  L 2989 2605  L 2965 2544  L 2940 2485  L 2915 2430  L 2889 2379  L 2863 2333  L 2836 2296  L 2810 2267  L 2810 2267  L 2781 2233  L 2752 2184  L 2725 2125  L 2699 2057  L 2676 1987  L 2654 1915  L 2635 1845  L 2618 1780  L 2604 1723  L 2595 1680  L 2588 1651  L 2586 1641  L 2586 1641  L 2582 1673  L 2574 1704  L 2562 1738  L 2550 1773  L 2534 1809  L 2515 1846  L 2494 1884  L 2472 1923  L 2447 1962  L 2420 2003  L 2390 2045  L 2359 2087  L 2326 2129  L 2292 2172  L 2256 2216  L 2218 2260  L 2179 2304  L 2138 2348  L 2096 2393  L 2053 2439  L 2009 2484  L 1964 2529  L 1919 2575  L 1871 2620  L 1824 2665  L 1776 2709  L 1727 2754  L 1679 2799  L 1629 2843  L 1579 2886  L 1529 2929  L 1480 2972  L 1429 3014  L 1379 3054  L 1330 3095  L 1280 3135  L 1232 3173  L 1183 3211  L 1134 3248  L 1087 3284  L 1041 3318  L 995 3352  L 950 3384  L 906 3415  L 863 3445  L 822 3473  L 781 3499  L 743 3525  L 706 3549  L 669 3569  L 635 3590  L 603 3608  L 572 3625  L 543 3640  L 517 3652  L 492 3662  L 469 3671  L 449 3678  L 431 3681  L 416 3684  L 416 3684  L 461 3695  L 513 3702  L 571 3707  L 633 3709  L 699 3707  L 767 3705  L 837 3701  L 908 3694  L 979 3686  L 1051 3677  L 1120 3668  L 1187 3658  L 1249 3647  L 1309 3637  L 1362 3627  L 1411 3618  L 1451 3610  L 1485 3603  L 1510 3599  L 1526 3595  L 1532 3594  L 1532 3594  L 1499 3617  L 1457 3642  L 1406 3668  L 1348 3694  L 1286 3721  L 1219 3747  L 1150 3773  L 1079 3799  L 1009 3824  L 939 3848  L 873 3869  L 811 3890  L 755 3908  L 706 3922  L 665 3936  L 634 3945  L 615 3951  L 608 3953  L 608 3953  L 668 3949  L 731 3942  L 796 3933  L 863 3921  L 931 3909  L 1001 3895  L 1071 3881  L 1141 3865  L 1211 3849  L 1282 3831  L 1349 3813  L 1417 3796  L 1483 3778  L 1546 3760  L 1606 3741  L 1664 3724  L 1718 3709  L 1768 3693  L 1813 3678  L 1855 3666  L 1890 3653  L 1921 3644  L 1946 3635  L 1963 3629  L 1974 3626  L 1977 3625  L 1977 3625  L 1922 3667  L 1862 3707  L 1800 3748  L 1736 3787  L 1672 3824  L 1605 3860  L 1540 3895  L 1474 3928  L 1409 3960  L 1346 3989  L 1284 4018  L 1225 4044  L 1170 4067  L 1117 4089  L 1069 4109  L 1026 4126  L 987 4141  L 955 4153  L 929 4164  L 908 4170  L 897 4175  L 892 4176  L 892 4176  L 935 4212  L 981 4246  L 1028 4279  L 1077 4310  L 1128 4339  L 1180 4365  L 1232 4390  L 1285 4411  L 1339 4432  L 1394 4449  L 1447 4463  L 1501 4475  L 1554 4484  L 1606 4490  L 1657 4493  L 1707 4493  L 1755 4490  L 1755 4490  L 1818 4484  L 1862 4482  L 1893 4485  L 1911 4492  L 1922 4502  L 1928 4518  L 1932 4537  L 1940 4560  L 1953 4587  L 1973 4619  L 2007 4654  L 2007 4654  L 2068 4694  L 2137 4719  L 2208 4732  L 2278 4734  L 2341 4731  L 2392 4724  L 2425 4717  L 2438 4715  L 2438 4715  L 2405 4728  L 2364 4740  L 2316 4748  L 2263 4753  L 2203 4757  L 2139 4757  L 2071 4755  L 2002 4753  L 1931 4749  L 1859 4742  L 1787 4735  L 1717 4728  L 1649 4720  L 1585 4712  L 1524 4703  L 1468 4695  L 1418 4689  L 1375 4682  L 1342 4676  L 1316 4672  L 1299 4669  L 1293 4668  L 1293 4668  L 1346 4689  L 1404 4710  L 1465 4732  L 1528 4753  L 1595 4775  L 1663 4795  L 1732 4817  L 1801 4837  L 1870 4857  L 1939 4878  L 2005 4896  L 2069 4914  L 2130 4931  L 2188 4947  L 2241 4960  L 2289 4974  L 2332 4984  L 2368 4994  L 2397 5002  L 2420 5007  L 2433 5011  L 2438 5012  L 2438 5012  L 2371 5011  L 2302 5009  L 2232 5006  L 2160 5001  L 2087 4995  L 2014 4989  L 1940 4982  L 1867 4973  L 1794 4965  L 1724 4956  L 1655 4947  L 1588 4938  L 1524 4929  L 1463 4920  L 1405 4911  L 1352 4901  L 1303 4894  L 1259 4887  L 1222 4880  L 1189 4874  L 1163 4870  L 1144 4866  L 1131 4864  L 1128 4863  L 1128 4863  L 1128 4863  Z N"/>
            </draw:custom-shape>
            <draw:custom-shape draw:style-name="gr27" draw:text-style-name="P2" draw:layer="layout" svg:width="0.364cm" svg:height="0.542cm" svg:x="25.654cm" svg:y="12.419cm">
              <text:p/>
              <draw:enhanced-geometry svg:viewBox="0 0 440 651" draw:type="non-primitive" draw:enhanced-path="M 440 625  L 399 644  L 345 651  L 281 650  L 216 642  L 152 625  L 96 602  L 52 571  L 25 536  L 25 536  L 12 490  L 4 426  L 1 350  L 0 270  L 1 189  L 3 115  L 6 55  L 9 14  L 9 0  L 9 0  L 16 9  L 35 32  L 63 71  L 99 119  L 141 177  L 187 239  L 235 305  L 281 371  L 327 434  L 366 493  L 400 544  L 425 585  L 439 613  L 440 625  L 440 625  L 440 625  Z N"/>
            </draw:custom-shape>
            <draw:custom-shape draw:style-name="gr38" draw:text-style-name="P2" draw:layer="layout" svg:width="0.456cm" svg:height="0.141cm" svg:x="25.144cm" svg:y="15.512cm">
              <text:p/>
              <draw:enhanced-geometry svg:viewBox="0 0 550 167" draw:type="non-primitive" draw:enhanced-path="M 0 149  L 44 157  L 94 163  L 148 166  L 205 167  L 263 163  L 320 154  L 376 139  L 428 116  L 475 87  L 516 48  L 550 0  N"/>
            </draw:custom-shape>
            <draw:custom-shape draw:style-name="gr38" draw:text-style-name="P2" draw:layer="layout" svg:width="0.306cm" svg:height="0.249cm" svg:x="25.294cm" svg:y="15.512cm">
              <text:p/>
              <draw:enhanced-geometry svg:viewBox="0 0 372 300" draw:type="non-primitive" draw:enhanced-path="M 372 0  L 322 93  L 279 164  L 241 218  L 207 257  L 175 280  L 144 294  L 112 300  L 78 297  L 42 291  L 0 283  N"/>
            </draw:custom-shape>
            <draw:custom-shape draw:style-name="gr38" draw:text-style-name="P2" draw:layer="layout" svg:width="0.207cm" svg:height="0.087cm" svg:x="25.086cm" svg:y="15.661cm">
              <text:p/>
              <draw:enhanced-geometry svg:viewBox="0 0 252 103" draw:type="non-primitive" draw:enhanced-path="M 252 103  L 150 74  L 70 40  L 19 12  L 0 0  N"/>
            </draw:custom-shape>
            <draw:custom-shape draw:style-name="gr38" draw:text-style-name="P2" draw:layer="layout" svg:width="0.887cm" svg:height="0.133cm" svg:x="24.862cm" svg:y="15.23cm">
              <text:p/>
              <draw:enhanced-geometry svg:viewBox="0 0 1072 161" draw:type="non-primitive" draw:enhanced-path="M 1072 0  L 1047 28  L 1013 53  L 972 76  L 924 94  L 871 110  L 812 123  L 749 134  L 684 144  L 617 149  L 548 155  L 480 158  L 412 159  L 347 161  L 284 161  L 226 159  L 171 157  L 123 156  L 81 154  L 47 151  L 22 150  L 5 149  L 0 148  N"/>
            </draw:custom-shape>
            <draw:custom-shape draw:style-name="gr38" draw:text-style-name="P2" draw:layer="layout" svg:width="0.555cm" svg:height="0.19cm" svg:x="24.862cm" svg:y="15.35cm">
              <text:p/>
              <draw:enhanced-geometry svg:viewBox="0 0 669 228" draw:type="non-primitive" draw:enhanced-path="M 0 0  L 71 28  L 138 57  L 204 84  L 266 110  L 325 135  L 381 157  L 433 178  L 481 196  L 527 209  L 568 220  L 606 226  L 640 228  L 669 224  N"/>
            </draw:custom-shape>
            <draw:custom-shape draw:style-name="gr38" draw:text-style-name="P2" draw:layer="layout" svg:width="0.282cm" svg:height="0.187cm" svg:x="25.418cm" svg:y="15.35cm">
              <text:p/>
              <draw:enhanced-geometry svg:viewBox="0 0 344 224" draw:type="non-primitive" draw:enhanced-path="M 0 224  L 58 203  L 121 166  L 186 123  L 247 79  L 297 40  L 332 11  L 344 0  N"/>
            </draw:custom-shape>
            <draw:custom-shape draw:style-name="gr38" draw:text-style-name="P2" draw:layer="layout" svg:width="0.256cm" svg:height="0.679cm" svg:x="24.087cm" svg:y="12.655cm">
              <text:p/>
              <draw:enhanced-geometry svg:viewBox="0 0 312 821" draw:type="non-primitive" draw:enhanced-path="M 0 821  L 29 760  L 55 699  L 79 638  L 100 578  L 121 519  L 139 461  L 157 404  L 173 349  L 189 297  L 204 246  L 220 197  L 236 152  L 253 109  L 271 69  L 290 33  L 312 0  N"/>
            </draw:custom-shape>
            <draw:custom-shape draw:style-name="gr38" draw:text-style-name="P2" draw:layer="layout" svg:width="0.194cm" svg:height="0.547cm" svg:x="24.344cm" svg:y="12.107cm">
              <text:p/>
              <draw:enhanced-geometry svg:viewBox="0 0 237 656" draw:type="non-primitive" draw:enhanced-path="M 0 656  L 26 618  L 54 574  L 82 524  L 111 471  L 138 414  L 164 358  L 187 301  L 207 244  L 222 191  L 233 141  L 237 95  L 235 56  L 226 24  L 208 0  N"/>
            </draw:custom-shape>
            <draw:custom-shape draw:style-name="gr38" draw:text-style-name="P2" draw:layer="layout" svg:width="0.318cm" svg:height="0.361cm" svg:x="24.738cm" svg:y="12.232cm">
              <text:p/>
              <draw:enhanced-geometry svg:viewBox="0 0 385 433" draw:type="non-primitive" draw:enhanced-path="M 385 0  L 332 52  L 278 109  L 224 167  L 173 223  L 126 278  L 84 328  L 50 371  L 23 403  L 6 425  L 0 433  N"/>
            </draw:custom-shape>
            <draw:custom-shape draw:style-name="gr38" draw:text-style-name="P2" draw:layer="layout" svg:width="0.282cm" svg:height="0.418cm" svg:x="24.456cm" svg:y="12.593cm">
              <text:p/>
              <draw:enhanced-geometry svg:viewBox="0 0 344 507" draw:type="non-primitive" draw:enhanced-path="M 344 0  L 312 84  L 279 158  L 246 224  L 214 282  L 181 331  L 150 374  L 119 411  L 89 442  L 58 467  L 29 489  L 0 507  N"/>
            </draw:custom-shape>
            <draw:custom-shape draw:style-name="gr38" draw:text-style-name="P2" draw:layer="layout" svg:width="0.688cm" svg:height="0.941cm" svg:x="24.493cm" svg:y="12.294cm">
              <text:p/>
              <draw:enhanced-geometry svg:viewBox="0 0 831 1134" draw:type="non-primitive" draw:enhanced-path="M 831 0  L 792 35  L 751 73  L 709 113  L 668 156  L 627 202  L 585 249  L 543 299  L 501 349  L 460 401  L 420 453  L 380 506  L 341 559  L 304 611  L 268 663  L 234 715  L 201 765  L 169 814  L 140 861  L 113 906  L 89 949  L 67 988  L 47 1024  L 30 1057  L 17 1088  L 7 1113  L 0 1134  N"/>
            </draw:custom-shape>
            <draw:custom-shape draw:style-name="gr38" draw:text-style-name="P2" draw:layer="layout" svg:width="0.937cm" svg:height="0.767cm" svg:x="23.556cm" svg:y="13.235cm">
              <text:p/>
              <draw:enhanced-geometry svg:viewBox="0 0 1132 925" draw:type="non-primitive" draw:enhanced-path="M 1132 0  L 1125 18  L 1114 41  L 1100 66  L 1082 93  L 1060 124  L 1037 156  L 1010 190  L 979 227  L 946 264  L 911 302  L 874 342  L 834 383  L 792 423  L 749 464  L 704 505  L 658 546  L 610 586  L 560 625  L 511 663  L 461 700  L 410 735  L 358 768  L 306 799  L 255 827  L 203 852  L 151 875  L 100 895  L 50 911  L 0 925  N"/>
            </draw:custom-shape>
            <draw:custom-shape draw:style-name="gr38" draw:text-style-name="P2" draw:layer="layout" svg:width="0.062cm" svg:height="0.779cm" svg:x="23.676cm" svg:y="11.477cm">
              <text:p/>
              <draw:enhanced-geometry svg:viewBox="0 0 74 942" draw:type="non-primitive" draw:enhanced-path="M 0 942  L 3 894  L 5 845  L 9 790  L 11 734  L 14 675  L 18 614  L 21 553  L 24 490  L 29 429  L 32 367  L 37 307  L 43 249  L 48 193  L 54 139  L 60 89  L 67 42  L 74 0  N"/>
            </draw:custom-shape>
            <draw:custom-shape draw:style-name="gr38" draw:text-style-name="P2" draw:layer="layout" svg:width="0.062cm" svg:height="0.469cm" svg:x="23.688cm" svg:y="11.008cm">
              <text:p/>
              <draw:enhanced-geometry svg:viewBox="0 0 71 566" draw:type="non-primitive" draw:enhanced-path="M 59 566  L 68 496  L 71 422  L 66 346  L 57 271  L 47 200  L 33 135  L 21 80  L 11 38  L 3 9  L 0 0  N"/>
            </draw:custom-shape>
            <draw:custom-shape draw:style-name="gr38" draw:text-style-name="P2" draw:layer="layout" svg:width="0.232cm" svg:height="1.087cm" svg:x="23.456cm" svg:y="11.008cm">
              <text:p/>
              <draw:enhanced-geometry svg:viewBox="0 0 282 1313" draw:type="non-primitive" draw:enhanced-path="M 282 0  L 280 64  L 278 125  L 276 185  L 273 243  L 270 299  L 267 353  L 262 407  L 257 459  L 252 511  L 245 561  L 237 610  L 229 660  L 220 709  L 210 757  L 198 805  L 185 854  L 170 902  L 156 951  L 138 1000  L 119 1049  L 99 1100  L 78 1151  L 53 1205  L 28 1258  L 0 1313  N"/>
            </draw:custom-shape>
            <draw:custom-shape draw:style-name="gr38" draw:text-style-name="P2" draw:layer="layout" svg:width="0.124cm" svg:height="0.419cm" svg:x="23.938cm" svg:y="11.332cm">
              <text:p/>
              <draw:enhanced-geometry svg:viewBox="0 0 148 507" draw:type="non-primitive" draw:enhanced-path="M 148 0  L 141 56  L 129 117  L 113 181  L 95 244  L 76 306  L 55 366  L 35 421  L 17 468  L 0 507  N"/>
            </draw:custom-shape>
            <draw:custom-shape draw:style-name="gr38" draw:text-style-name="P2" draw:layer="layout" svg:width="0.261cm" svg:height="0.592cm" svg:x="23.676cm" svg:y="11.751cm">
              <text:p/>
              <draw:enhanced-geometry svg:viewBox="0 0 313 715" draw:type="non-primitive" draw:enhanced-path="M 313 0  L 301 26  L 282 59  L 260 98  L 234 142  L 205 192  L 175 245  L 145 301  L 115 360  L 87 420  L 61 481  L 38 542  L 20 602  L 6 660  L 0 715  N"/>
            </draw:custom-shape>
            <draw:custom-shape draw:style-name="gr38" draw:text-style-name="P2" draw:layer="layout" svg:width="0.149cm" svg:height="0.816cm" svg:x="23.676cm" svg:y="11.527cm">
              <text:p/>
              <draw:enhanced-geometry svg:viewBox="0 0 179 985" draw:type="non-primitive" draw:enhanced-path="M 0 985  L 3 914  L 9 841  L 14 770  L 22 701  L 30 632  L 40 564  L 50 499  L 62 436  L 73 376  L 86 318  L 98 264  L 110 213  L 123 167  L 134 124  L 147 85  L 158 52  L 169 24  L 179 0  N"/>
            </draw:custom-shape>
            <draw:custom-shape draw:style-name="gr38" draw:text-style-name="P2" draw:layer="layout" svg:width="0.049cm" svg:height="0.381cm" svg:x="23.826cm" svg:y="11.145cm">
              <text:p/>
              <draw:enhanced-geometry svg:viewBox="0 0 59 463" draw:type="non-primitive" draw:enhanced-path="M 0 463  L 20 409  L 34 341  L 45 264  L 52 187  L 56 115  L 58 56  L 59 15  L 59 0  N"/>
            </draw:custom-shape>
            <draw:custom-shape draw:style-name="gr38" draw:text-style-name="P2" draw:layer="layout" svg:width="0.344cm" svg:height="0.368cm" svg:x="24.024cm" svg:y="11.963cm">
              <text:p/>
              <draw:enhanced-geometry svg:viewBox="0 0 417 448" draw:type="non-primitive" draw:enhanced-path="M 417 0  L 347 44  L 283 94  L 225 147  L 173 202  L 128 255  L 89 306  L 58 352  L 33 391  L 15 421  L 3 441  L 0 448  N"/>
            </draw:custom-shape>
            <draw:custom-shape draw:style-name="gr38" draw:text-style-name="P2" draw:layer="layout" svg:width="0.248cm" svg:height="0.211cm" svg:x="23.776cm" svg:y="12.331cm">
              <text:p/>
              <draw:enhanced-geometry svg:viewBox="0 0 298 254" draw:type="non-primitive" draw:enhanced-path="M 298 0  L 226 33  L 161 76  L 107 125  L 61 172  L 29 214  L 7 244  L 0 254  N"/>
            </draw:custom-shape>
            <draw:custom-shape draw:style-name="gr38" draw:text-style-name="P2" draw:layer="layout" svg:width="0.347cm" svg:height="0.742cm" svg:x="23.776cm" svg:y="11.801cm">
              <text:p/>
              <draw:enhanced-geometry svg:viewBox="0 0 418 895" draw:type="non-primitive" draw:enhanced-path="M 0 895  L 6 809  L 16 727  L 27 650  L 42 580  L 59 513  L 78 452  L 100 396  L 123 344  L 146 295  L 170 252  L 196 211  L 222 175  L 248 142  L 274 113  L 300 88  L 326 64  L 351 45  L 375 27  L 397 12  L 418 0  N"/>
            </draw:custom-shape>
            <draw:custom-shape draw:style-name="gr38" draw:text-style-name="P2" draw:layer="layout" svg:width="0.464cm" svg:height="0.48cm" svg:x="25.136cm" svg:y="14.413cm">
              <text:p/>
              <draw:enhanced-geometry svg:viewBox="0 0 564 582" draw:type="non-primitive" draw:enhanced-path="M 0 582  L 39 551  L 82 517  L 127 483  L 174 446  L 221 408  L 268 369  L 314 328  L 358 288  L 400 246  L 440 204  L 475 162  L 505 121  L 531 79  L 551 40  L 564 0  N"/>
            </draw:custom-shape>
            <draw:custom-shape draw:style-name="gr38" draw:text-style-name="P2" draw:layer="layout" svg:width="0.116cm" svg:height="1.228cm" svg:x="25.6cm" svg:y="13.185cm">
              <text:p/>
              <draw:enhanced-geometry svg:viewBox="0 0 139 1476" draw:type="non-primitive" draw:enhanced-path="M 0 1476  L 5 1451  L 11 1422  L 18 1386  L 25 1344  L 33 1297  L 42 1246  L 50 1192  L 59 1134  L 68 1074  L 76 1011  L 85 945  L 93 880  L 101 812  L 109 744  L 116 676  L 121 608  L 127 541  L 131 476  L 135 412  L 138 350  L 139 292  L 139 237  L 137 185  L 134 137  L 129 95  L 123 57  L 114 25  L 104 0  N"/>
            </draw:custom-shape>
            <draw:custom-shape draw:style-name="gr38" draw:text-style-name="P2" draw:layer="layout" svg:width="0.137cm" svg:height="1.139cm" svg:x="25.55cm" svg:y="12.045cm">
              <text:p/>
              <draw:enhanced-geometry svg:viewBox="0 0 167 1375" draw:type="non-primitive" draw:enhanced-path="M 167 1375  L 156 1347  L 144 1313  L 131 1273  L 119 1228  L 106 1180  L 94 1125  L 81 1067  L 70 1007  L 60 944  L 50 878  L 39 812  L 31 745  L 24 676  L 17 608  L 10 541  L 5 476  L 3 411  L 1 349  L 0 290  L 2 234  L 4 182  L 9 135  L 16 93  L 24 56  L 35 25  L 47 0  N"/>
            </draw:custom-shape>
            <draw:custom-shape draw:style-name="gr38" draw:text-style-name="P2" draw:layer="layout" svg:width="0.182cm" svg:height="0.273cm" svg:x="25.43cm" svg:y="12.008cm">
              <text:p/>
              <draw:enhanced-geometry svg:viewBox="0 0 221 331" draw:type="non-primitive" draw:enhanced-path="M 192 46  L 212 17  L 221 1  L 219 0  L 209 9  L 193 28  L 172 55  L 147 88  L 120 125  L 93 164  L 66 205  L 42 242  L 21 278  L 7 308  L 0 331  N"/>
            </draw:custom-shape>
            <draw:custom-shape draw:style-name="gr38" draw:text-style-name="P2" draw:layer="layout" svg:width="0.008cm" svg:height="0.46cm" svg:x="25.422cm" svg:y="12.281cm">
              <text:p/>
              <draw:enhanced-geometry svg:viewBox="0 0 7 552" draw:type="non-primitive" draw:enhanced-path="M 7 0  L 2 42  L 0 106  L 0 183  L 0 268  L 1 351  L 4 428  L 5 493  L 6 536  L 7 552  N"/>
            </draw:custom-shape>
            <draw:custom-shape draw:style-name="gr38" draw:text-style-name="P2" draw:layer="layout" svg:width="0.128cm" svg:height="0.742cm" svg:x="25.376cm" svg:y="11.999cm">
              <text:p/>
              <draw:enhanced-geometry svg:viewBox="0 0 151 896" draw:type="non-primitive" draw:enhanced-path="M 62 896  L 50 865  L 38 830  L 28 789  L 19 744  L 11 695  L 5 643  L 2 590  L 0 533  L 1 476  L 4 418  L 10 360  L 19 303  L 31 246  L 47 190  L 68 138  L 91 89  L 119 42  L 151 0  N"/>
            </draw:custom-shape>
            <draw:custom-shape draw:style-name="gr38" draw:text-style-name="P2" draw:layer="layout" svg:width="0.232cm" svg:height="1.028cm" svg:x="25.273cm" svg:y="11.999cm">
              <text:p/>
              <draw:enhanced-geometry svg:viewBox="0 0 279 1240" draw:type="non-primitive" draw:enhanced-path="M 279 0  L 250 41  L 223 80  L 198 117  L 174 153  L 152 189  L 131 226  L 112 262  L 95 298  L 79 336  L 64 375  L 51 415  L 39 458  L 30 502  L 21 549  L 15 599  L 9 652  L 4 710  L 2 771  L 1 836  L 0 906  L 1 980  L 3 1061  L 8 1147  L 12 1240  N"/>
            </draw:custom-shape>
            <draw:custom-shape draw:style-name="gr38" draw:text-style-name="P2" draw:layer="layout" svg:width="0.058cm" svg:height="0.721cm" svg:x="25.223cm" svg:y="12.307cm">
              <text:p/>
              <draw:enhanced-geometry svg:viewBox="0 0 73 867" draw:type="non-primitive" draw:enhanced-path="M 73 867  L 62 768  L 51 675  L 41 589  L 31 509  L 24 435  L 17 368  L 11 304  L 7 248  L 3 197  L 1 150  L 0 109  L 1 74  L 3 45  L 7 20  L 12 0  N"/>
            </draw:custom-shape>
            <draw:custom-shape draw:style-name="gr38" draw:text-style-name="P2" draw:layer="layout" svg:width="0.273cm" svg:height="0.381cm" svg:x="25.232cm" svg:y="11.925cm">
              <text:p/>
              <draw:enhanced-geometry svg:viewBox="0 0 328 462" draw:type="non-primitive" draw:enhanced-path="M 0 462  L 17 428  L 47 380  L 85 324  L 129 261  L 176 198  L 222 137  L 264 83  L 297 40  L 320 10  L 328 0  N"/>
            </draw:custom-shape>
            <draw:custom-shape draw:style-name="gr38" draw:text-style-name="P2" draw:layer="layout" svg:width="0.903cm" svg:height="0.327cm" svg:x="24.564cm" svg:y="11.863cm">
              <text:p/>
              <draw:enhanced-geometry svg:viewBox="0 0 1086 396" draw:type="non-primitive" draw:enhanced-path="M 0 0  L 7 26  L 15 52  L 24 79  L 34 107  L 46 134  L 60 161  L 75 188  L 92 214  L 110 239  L 130 263  L 153 285  L 178 307  L 204 326  L 233 344  L 265 359  L 299 373  L 335 383  L 374 390  L 416 394  L 460 396  L 509 394  L 559 387  L 613 377  L 670 364  L 731 345  L 794 322  L 862 295  L 932 262  L 1007 223  L 1086 180  N"/>
            </draw:custom-shape>
            <draw:custom-shape draw:style-name="gr38" draw:text-style-name="P2" draw:layer="layout" svg:width="0.173cm" svg:height="0.223cm" svg:x="26.194cm" svg:y="13.037cm">
              <text:p/>
              <draw:enhanced-geometry svg:viewBox="0 0 210 274" draw:type="non-primitive" draw:enhanced-path="M 210 274  L 176 196  L 149 130  L 127 77  L 104 37  L 78 11  L 44 0  L 0 4  N"/>
            </draw:custom-shape>
            <draw:custom-shape draw:style-name="gr38" draw:text-style-name="P2" draw:layer="layout" svg:width="0.195cm" svg:height="0.087cm" svg:x="25.998cm" svg:y="12.949cm">
              <text:p/>
              <draw:enhanced-geometry svg:viewBox="0 0 236 105" draw:type="non-primitive" draw:enhanced-path="M 236 105  L 149 101  L 73 63  L 20 20  L 0 0  N"/>
            </draw:custom-shape>
            <draw:custom-shape draw:style-name="gr38" draw:text-style-name="P2" draw:layer="layout" svg:width="0.369cm" svg:height="0.928cm" svg:x="25.724cm" svg:y="13.136cm">
              <text:p/>
              <draw:enhanced-geometry svg:viewBox="0 0 447 1118" draw:type="non-primitive" draw:enhanced-path="M 447 1118  L 437 1086  L 424 1046  L 407 998  L 386 945  L 364 888  L 340 824  L 314 758  L 287 691  L 258 622  L 230 551  L 202 481  L 174 413  L 146 347  L 119 283  L 95 224  L 73 170  L 52 122  L 34 81  L 21 47  L 9 21  L 3 5  L 0 0  N"/>
            </draw:custom-shape>
            <draw:custom-shape draw:style-name="gr38" draw:text-style-name="P2" draw:layer="layout" svg:width="0.223cm" svg:height="0.372cm" svg:x="25.724cm" svg:y="13.136cm">
              <text:p/>
              <draw:enhanced-geometry svg:viewBox="0 0 270 448" draw:type="non-primitive" draw:enhanced-path="M 0 0  L 48 68  L 86 130  L 116 188  L 138 239  L 158 285  L 176 327  L 193 364  L 213 396  L 238 423  L 270 448  N"/>
            </draw:custom-shape>
            <draw:custom-shape draw:style-name="gr38" draw:text-style-name="P2" draw:layer="layout" svg:width="0.245cm" svg:height="0.443cm" svg:x="25.948cm" svg:y="13.509cm">
              <text:p/>
              <draw:enhanced-geometry svg:viewBox="0 0 295 536" draw:type="non-primitive" draw:enhanced-path="M 0 0  L 31 25  L 62 59  L 92 101  L 122 149  L 150 202  L 177 257  L 203 315  L 228 373  L 252 430  L 275 485  L 295 536  N"/>
            </draw:custom-shape>
            <draw:custom-shape draw:style-name="gr39" draw:text-style-name="P2" draw:layer="layout" svg:width="4.47cm" svg:height="3.297cm" svg:x="22.088cm" svg:y="9.64cm">
              <text:p/>
              <draw:enhanced-geometry svg:viewBox="0 0 5391 3976" draw:type="non-primitive" draw:enhanced-path="M 5188 2558  L 5172 2606  L 5158 2659  L 5147 2717  L 5138 2777  L 5132 2839  L 5129 2901  L 5129 2962  L 5133 3021  L 5141 3077  L 5155 3126  L 5172 3171  L 5172 3171  L 5204 3236  L 5219 3289  L 5221 3337  L 5205 3386  L 5170 3442  L 5113 3515  L 5113 3515  L 5084 3555  L 5058 3600  L 5034 3647  L 5011 3697  L 4989 3747  L 4967 3794  L 4943 3839  L 4918 3881  L 4891 3916  L 4861 3946  L 4826 3966  L 4786 3976  L 4741 3976  L 4741 3976  L 4703 3966  L 4664 3948  L 4622 3921  L 4580 3888  L 4538 3849  L 4495 3804  L 4455 3756  L 4414 3706  L 4375 3653  L 4339 3600  L 4305 3546  L 4275 3495  L 4249 3446  L 4227 3399  L 4209 3357  L 4198 3321  L 4192 3291  L 4192 3291  L 4183 3238  L 4167 3174  L 4147 3102  L 4122 3026  L 4096 2950  L 4071 2879  L 4048 2816  L 4030 2767  L 4017 2734  L 4012 2722  L 4012 2722  L 3962 2757  L 3907 2789  L 3847 2819  L 3785 2846  L 3719 2870  L 3655 2891  L 3590 2909  L 3527 2924  L 3466 2935  L 3409 2944  L 3358 2949  L 3313 2950  L 3274 2948  L 3245 2942  L 3225 2932  L 3225 2932  L 3177 2865  L 3145 2776  L 3127 2696  L 3122 2664  L 3122 2664  L 3072 2683  L 3013 2699  L 2950 2709  L 2883 2714  L 2817 2714  L 2754 2709  L 2699 2699  L 2652 2683  L 2619 2660  L 2601 2633  L 2601 2633  L 2583 2533  L 2583 2455  L 2585 2425  L 2585 2425  L 2504 2214  L 2540 2178  L 2479 2147  L 2485 2016  L 2485 2016  L 2435 1998  L 2405 1971  L 2395 1913  L 2395 1913  L 2396 1877  L 2401 1825  L 2408 1762  L 2416 1691  L 2421 1618  L 2427 1548  L 2429 1484  L 2427 1432  L 2419 1396  L 2419 1396  L 2383 1328  L 2345 1285  L 2329 1270  L 2329 1270  L 2272 1279  L 2209 1288  L 2140 1299  L 2067 1309  L 1994 1320  L 1919 1330  L 1845 1340  L 1775 1351  L 1708 1360  L 1647 1369  L 1594 1376  L 1551 1381  L 1517 1387  L 1496 1389  L 1489 1390  L 1489 1390  L 1581 1423  L 1658 1462  L 1722 1502  L 1773 1543  L 1813 1579  L 1840 1609  L 1856 1629  L 1860 1636  L 1860 1636  L 1865 1687  L 1865 1742  L 1859 1802  L 1849 1866  L 1835 1932  L 1819 1999  L 1800 2068  L 1780 2137  L 1757 2205  L 1735 2271  L 1711 2335  L 1688 2396  L 1665 2453  L 1644 2505  L 1625 2550  L 1607 2590  L 1593 2623  L 1582 2647  L 1575 2661  L 1573 2667  L 1573 2667  L 1501 2641  L 1435 2611  L 1370 2581  L 1310 2548  L 1254 2513  L 1200 2478  L 1150 2441  L 1102 2403  L 1058 2365  L 1016 2325  L 978 2287  L 940 2248  L 906 2210  L 876 2172  L 846 2135  L 819 2100  L 793 2066  L 770 2034  L 749 2004  L 729 1975  L 711 1951  L 694 1927  L 678 1908  L 678 1908  L 652 1876  L 620 1838  L 585 1795  L 544 1748  L 502 1698  L 457 1645  L 412 1592  L 365 1539  L 320 1485  L 276 1434  L 234 1387  L 196 1343  L 161 1303  L 131 1270  L 107 1245  L 107 1245  L 84 1211  L 62 1168  L 45 1116  L 31 1058  L 18 994  L 10 929  L 3 863  L 0 800  L 0 740  L 1 685  L 6 640  L 12 604  L 12 604  L 32 543  L 58 500  L 98 472  L 161 459  L 250 455  L 250 455  L 272 455  L 299 455  L 331 455  L 370 455  L 413 457  L 460 458  L 511 458  L 567 459  L 626 460  L 687 461  L 751 462  L 817 464  L 884 466  L 953 468  L 1022 470  L 1092 472  L 1161 475  L 1231 478  L 1299 480  L 1366 484  L 1431 487  L 1494 491  L 1555 495  L 1612 500  L 1667 503  L 1716 509  L 1763 513  L 1805 519  L 1841 523  L 1873 529  L 1873 529  L 1957 547  L 2041 564  L 2121 581  L 2198 597  L 2267 610  L 2330 623  L 2381 633  L 2419 641  L 2444 646  L 2452 648  L 2452 648  L 2474 606  L 2497 560  L 2521 511  L 2547 461  L 2576 409  L 2607 358  L 2643 307  L 2683 259  L 2728 213  L 2778 170  L 2778 170  L 2805 153  L 2838 135  L 2875 118  L 2916 102  L 2961 86  L 3009 72  L 3061 58  L 3114 46  L 3169 36  L 3227 25  L 3286 17  L 3346 11  L 3406 5  L 3466 2  L 3526 0  L 3584 2  L 3642 4  L 3698 8  L 3751 16  L 3802 25  L 3849 38  L 3894 53  L 3894 53  L 3942 74  L 3991 102  L 4042 136  L 4091 176  L 4142 219  L 4193 265  L 4243 315  L 4292 366  L 4338 418  L 4383 470  L 4426 521  L 4467 570  L 4503 616  L 4537 660  L 4565 699  L 4590 733  L 4611 760  L 4625 781  L 4636 794  L 4638 798  L 4638 798  L 4735 824  L 4802 862  L 4844 905  L 4865 948  L 4874 985  L 4875 1012  L 4874 1022  L 4874 1022  L 4958 1107  L 5020 1175  L 5064 1228  L 5096 1271  L 5116 1308  L 5132 1340  L 5145 1373  L 5159 1410  L 5159 1410  L 5181 1472  L 5196 1515  L 5221 1558  L 5277 1619  L 5277 1619  L 5308 1653  L 5334 1691  L 5356 1734  L 5373 1782  L 5386 1834  L 5391 1889  L 5390 1948  L 5380 2009  L 5363 2074  L 5336 2141  L 5336 2141  L 5295 2235  L 5261 2322  L 5234 2400  L 5213 2464  L 5199 2515  L 5190 2547  L 5188 2558  L 5188 2558  L 5188 2558  Z N"/>
            </draw:custom-shape>
            <draw:custom-shape draw:style-name="gr40" draw:text-style-name="P2" draw:layer="layout" svg:width="0.742cm" svg:height="0.746cm" svg:x="24.68cm" svg:y="11.34cm">
              <text:p/>
              <draw:enhanced-geometry svg:viewBox="0 0 899 900" draw:type="non-primitive" draw:enhanced-path="M 0 614  L 5 646  L 23 726  L 55 815  L 103 882  L 103 882  L 121 892  L 148 898  L 183 900  L 224 900  L 271 895  L 322 889  L 379 878  L 436 866  L 498 850  L 559 831  L 621 810  L 681 786  L 741 760  L 797 730  L 849 698  L 898 664  L 898 664  L 899 643  L 891 589  L 874 507  L 847 405  L 847 405  L 832 357  L 821 319  L 813 286  L 806 254  L 802 214  L 797 163  L 793 94  L 787 0  L 787 0  L 774 23  L 753 48  L 727 76  L 696 107  L 658 140  L 616 176  L 571 213  L 522 250  L 471 290  L 418 329  L 364 369  L 310 408  L 254 446  L 200 483  L 147 518  L 95 552  L 46 584  L 0 614  L 0 614  L 0 614  Z N"/>
            </draw:custom-shape>
            <draw:custom-shape draw:style-name="gr41" draw:text-style-name="P2" draw:layer="layout" svg:width="0.65cm" svg:height="0.51cm" svg:x="24.68cm" svg:y="11.34cm">
              <text:p/>
              <draw:enhanced-geometry svg:viewBox="0 0 787 614" draw:type="non-primitive" draw:enhanced-path="M 787 0  L 774 23  L 753 48  L 727 76  L 696 107  L 658 140  L 616 176  L 571 213  L 522 250  L 471 290  L 418 329  L 364 369  L 310 408  L 254 446  L 200 483  L 147 518  L 95 552  L 46 584  L 0 614  N"/>
            </draw:custom-shape>
            <draw:custom-shape draw:style-name="gr40" draw:text-style-name="P2" draw:layer="layout" svg:width="1.074cm" svg:height="1.115cm" svg:x="22.561cm" svg:y="10.639cm">
              <text:p/>
              <draw:enhanced-geometry svg:viewBox="0 0 1298 1344" draw:type="non-primitive" draw:enhanced-path="M 917 184  L 1010 217  L 1089 256  L 1154 296  L 1206 337  L 1246 373  L 1273 403  L 1289 423  L 1293 430  L 1293 430  L 1298 480  L 1296 535  L 1291 595  L 1281 659  L 1266 725  L 1248 795  L 1248 795  L 1235 795  L 1204 794  L 1156 789  L 1096 777  L 1028 761  L 956 738  L 882 707  L 813 668  L 813 668  L 744 627  L 691 606  L 655 605  L 632 621  L 624 653  L 631 698  L 650 757  L 650 757  L 670 793  L 697 834  L 730 877  L 768 922  L 810 969  L 854 1015  L 897 1063  L 939 1109  L 979 1154  L 1011 1197  L 1039 1238  L 1058 1275  L 1067 1308  L 1067 1308  L 1066 1330  L 1057 1341  L 1041 1344  L 1019 1339  L 991 1325  L 958 1306  L 921 1280  L 880 1249  L 837 1215  L 791 1177  L 742 1136  L 693 1094  L 644 1051  L 594 1007  L 546 965  L 546 965  L 519 939  L 490 907  L 460 872  L 431 834  L 399 791  L 369 746  L 337 698  L 306 648  L 275 597  L 245 545  L 215 493  L 187 441  L 159 389  L 133 339  L 108 290  L 86 243  L 65 199  L 47 158  L 33 121  L 19 87  L 9 59  L 3 35  L 0 17  L 0 4  L 4 0  L 12 1  L 25 11  L 25 11  L 52 32  L 86 51  L 124 69  L 168 87  L 217 103  L 270 118  L 326 131  L 383 142  L 443 154  L 506 163  L 568 171  L 629 176  L 691 182  L 751 184  L 810 187  L 865 187  L 917 184  L 917 184  L 917 184  Z N"/>
            </draw:custom-shape>
            <draw:custom-shape draw:style-name="gr42" draw:text-style-name="P2" draw:layer="layout" svg:width="0.543cm" svg:height="0.211cm" svg:x="25.6cm" svg:y="10.295cm">
              <text:p/>
              <draw:enhanced-geometry svg:viewBox="0 0 657 255" draw:type="non-primitive" draw:enhanced-path="M 382 0  L 477 25  L 545 59  L 593 98  L 623 139  L 640 178  L 648 213  L 653 239  L 657 255  L 657 255  L 620 248  L 572 240  L 519 234  L 459 227  L 395 221  L 329 217  L 263 213  L 199 213  L 138 215  L 82 222  L 34 232  L 34 232  L 7 237  L 0 231  L 10 218  L 35 197  L 70 172  L 114 144  L 163 115  L 212 85  L 261 58  L 305 34  L 343 16  L 370 4  L 382 0  L 382 0  L 382 0  Z N"/>
            </draw:custom-shape>
            <draw:custom-shape draw:style-name="gr40" draw:text-style-name="P2" draw:layer="layout" svg:width="1.779cm" svg:height="0.6cm" svg:x="22.332cm" svg:y="10.125cm">
              <text:p/>
              <draw:enhanced-geometry svg:viewBox="0 0 2145 728" draw:type="non-primitive" draw:enhanced-path="M 2145 65  L 2132 147  L 2119 232  L 2106 316  L 2094 396  L 2084 472  L 2074 539  L 2066 596  L 2060 640  L 2057 668  L 2055 677  L 2055 677  L 2049 678  L 2032 679  L 2006 682  L 1970 684  L 1926 687  L 1875 691  L 1817 695  L 1755 700  L 1688 704  L 1617 708  L 1544 712  L 1471 716  L 1396 720  L 1321 722  L 1249 725  L 1178 727  L 1111 728  L 1049 728  L 991 727  L 939 725  L 895 721  L 895 721  L 845 714  L 800 703  L 761 691  L 729 675  L 703 658  L 683 641  L 671 623  L 666 606  L 670 589  L 681 575  L 700 563  L 730 553  L 767 547  L 815 546  L 872 549  L 939 557  L 939 557  L 1009 565  L 1067 566  L 1111 561  L 1144 550  L 1166 536  L 1179 518  L 1183 497  L 1180 476  L 1169 454  L 1153 434  L 1131 415  L 1105 399  L 1077 387  L 1045 381  L 1014 379  L 1014 379  L 987 381  L 953 377  L 910 373  L 861 365  L 808 355  L 749 342  L 688 329  L 623 314  L 558 297  L 491 280  L 425 261  L 361 241  L 299 222  L 240 203  L 184 183  L 136 163  L 92 144  L 55 126  L 28 109  L 9 93  L 0 78  L 2 65  L 2 65  L 12 57  L 29 49  L 53 42  L 85 37  L 121 31  L 164 25  L 213 21  L 265 16  L 321 13  L 382 9  L 447 7  L 512 5  L 581 3  L 653 1  L 725 1  L 798 0  L 871 0  L 945 0  L 1017 1  L 1088 3  L 1159 4  L 1225 5  L 1291 7  L 1353 9  L 1412 12  L 1466 15  L 1517 18  L 1561 21  L 1602 24  L 1635 29  L 1663 32  L 1684 37  L 1684 37  L 1755 50  L 1831 59  L 1908 65  L 1981 67  L 2046 67  L 2098 67  L 2133 66  L 2145 65  L 2145 65  L 2145 65  Z N"/>
            </draw:custom-shape>
            <draw:custom-shape draw:style-name="gr40" draw:text-style-name="P2" draw:layer="layout" svg:width="0.705cm" svg:height="0.812cm" svg:x="25.318cm" svg:y="10.519cm">
              <text:p/>
              <draw:enhanced-geometry svg:viewBox="0 0 851 977" draw:type="non-primitive" draw:enhanced-path="M 0 977  L 0 901  L 4 826  L 7 755  L 13 686  L 21 620  L 29 557  L 40 496  L 51 438  L 66 382  L 81 332  L 98 284  L 116 239  L 136 198  L 159 161  L 182 128  L 208 100  L 234 75  L 262 54  L 292 38  L 324 27  L 357 20  L 357 20  L 418 14  L 482 8  L 547 4  L 610 1  L 669 0  L 725 1  L 771 2  L 809 6  L 837 10  L 851 17  L 851 25  L 834 35  L 834 35  L 780 58  L 729 79  L 687 102  L 664 123  L 665 146  L 699 169  L 699 169  L 744 195  L 773 223  L 783 250  L 769 270  L 727 279  L 654 274  L 654 274  L 602 265  L 553 255  L 506 248  L 463 246  L 424 249  L 387 261  L 355 285  L 326 320  L 303 371  L 282 438  L 282 438  L 263 508  L 236 577  L 205 646  L 171 712  L 136 773  L 102 830  L 71 878  L 42 919  L 20 950  L 5 970  L 0 977  L 0 977  L 0 977  Z N"/>
            </draw:custom-shape>
            <draw:custom-shape draw:style-name="gr41" draw:text-style-name="P2" draw:layer="layout" svg:width="0.046cm" svg:height="0.472cm" svg:x="25.318cm" svg:y="10.859cm">
              <text:p/>
              <draw:enhanced-geometry svg:viewBox="0 0 57 567" draw:type="non-primitive" draw:enhanced-path="M 0 567  L 0 502  L 3 439  L 5 377  L 10 317  L 14 259  L 21 202  L 29 148  L 37 96  L 47 46  L 57 0  N"/>
            </draw:custom-shape>
            <draw:custom-shape draw:style-name="gr40" draw:text-style-name="P2" draw:layer="layout" svg:width="0.813cm" svg:height="1.679cm" svg:x="25.492cm" svg:y="11.049cm">
              <text:p/>
              <draw:enhanced-geometry svg:viewBox="0 0 982 2025" draw:type="non-primitive" draw:enhanced-path="M 551 2025  L 521 1978  L 492 1929  L 464 1878  L 436 1823  L 409 1767  L 382 1709  L 357 1649  L 332 1588  L 307 1526  L 285 1462  L 262 1399  L 240 1334  L 219 1270  L 199 1207  L 180 1142  L 160 1079  L 143 1016  L 126 955  L 111 895  L 96 838  L 82 781  L 69 727  L 57 675  L 46 626  L 37 580  L 28 535  L 20 496  L 14 460  L 9 427  L 4 397  L 2 374  L 0 354  L 0 340  L 0 340  L 3 323  L 15 310  L 36 300  L 62 293  L 94 288  L 130 284  L 172 283  L 216 281  L 262 281  L 311 279  L 361 277  L 410 274  L 459 268  L 507 262  L 553 253  L 595 239  L 633 223  L 668 203  L 697 178  L 719 147  L 735 112  L 743 70  L 743 70  L 746 39  L 750 17  L 753 5  L 757 0  L 760 5  L 765 16  L 768 34  L 772 58  L 776 88  L 780 122  L 785 162  L 789 205  L 794 251  L 798 300  L 803 351  L 808 403  L 812 457  L 817 511  L 821 564  L 827 616  L 831 667  L 836 715  L 841 761  L 846 804  L 852 842  L 856 877  L 862 906  L 862 906  L 873 962  L 887 1019  L 901 1076  L 917 1134  L 932 1192  L 947 1250  L 959 1305  L 970 1359  L 978 1413  L 982 1462  L 982 1510  L 977 1553  L 966 1593  L 966 1593  L 940 1645  L 900 1701  L 851 1759  L 794 1816  L 736 1870  L 680 1920  L 629 1963  L 588 1995  L 561 2017  L 551 2025  L 551 2025  L 551 2025  Z N"/>
            </draw:custom-shape>
            <draw:custom-shape draw:style-name="gr41" draw:text-style-name="P2" draw:layer="layout" svg:width="0.103cm" svg:height="0.319cm" svg:x="24.087cm" svg:y="10.805cm">
              <text:p/>
              <draw:enhanced-geometry svg:viewBox="0 0 125 386" draw:type="non-primitive" draw:enhanced-path="M 0 386  L 29 309  L 59 235  L 86 166  L 107 105  L 122 54  L 125 19  L 115 0  N"/>
            </draw:custom-shape>
            <draw:custom-shape draw:style-name="gr43" draw:text-style-name="P2" draw:layer="layout" svg:width="0.153cm" svg:height="0.107cm" svg:x="24.029cm" svg:y="10.698cm">
              <text:p/>
              <draw:enhanced-geometry svg:viewBox="0 0 185 128" draw:type="non-primitive" draw:enhanced-path="M 185 128  L 151 74  L 89 34  L 27 9  L 0 0  N"/>
            </draw:custom-shape>
            <draw:custom-shape draw:style-name="gr43" draw:text-style-name="P2" draw:layer="layout" svg:width="0.452cm" svg:height="0.062cm" svg:x="24.365cm" svg:y="10.743cm">
              <text:p/>
              <draw:enhanced-geometry svg:viewBox="0 0 547 73" draw:type="non-primitive" draw:enhanced-path="M 0 31  L 75 15  L 148 5  L 217 0  L 280 1  L 340 6  L 394 15  L 443 26  L 485 40  L 520 56  L 547 73  N"/>
            </draw:custom-shape>
            <draw:custom-shape draw:style-name="gr44" draw:text-style-name="P2" draw:layer="layout" svg:width="0.347cm" svg:height="0.104cm" svg:x="24.385cm" svg:y="10.817cm">
              <text:p/>
              <draw:enhanced-geometry svg:viewBox="0 0 420 128" draw:type="non-primitive" draw:enhanced-path="M 420 85  L 361 56  L 299 32  L 234 16  L 170 6  L 107 0  L 50 2  L 0 6  L 0 6  L 50 57  L 60 106  L 56 128  L 56 128  L 161 110  L 249 98  L 321 91  L 374 88  L 407 86  L 420 85  L 420 85  L 420 85  Z N"/>
            </draw:custom-shape>
            <draw:custom-shape draw:style-name="gr10" draw:text-style-name="P2" draw:layer="layout" svg:width="0.347cm" svg:height="0.104cm" svg:x="24.385cm" svg:y="10.817cm">
              <text:p/>
              <draw:enhanced-geometry svg:viewBox="0 0 420 128" draw:type="non-primitive" draw:enhanced-path="M 420 85  L 361 56  L 299 32  L 234 16  L 170 6  L 107 0  L 50 2  L 0 6  L 0 6  L 50 57  L 60 106  L 56 128  L 56 128  L 161 110  L 249 98  L 321 91  L 374 88  L 407 86  L 420 85  L 420 85  L 420 85  N"/>
            </draw:custom-shape>
            <draw:custom-shape draw:style-name="gr41" draw:text-style-name="P2" draw:layer="layout" svg:width="0.144cm" svg:height="0.007cm" svg:x="24.191cm" svg:y="11.569cm">
              <text:p/>
              <draw:enhanced-geometry svg:viewBox="0 0 172 14" draw:type="non-primitive" draw:enhanced-path="M 172 14  L 92 11  L 27 3  L 0 0  N"/>
            </draw:custom-shape>
            <draw:custom-shape draw:style-name="gr41" draw:text-style-name="P2" draw:layer="layout" svg:width="0.24cm" svg:height="0.008cm" svg:x="24.186cm" svg:y="11.46cm">
              <text:p/>
              <draw:enhanced-geometry svg:viewBox="0 0 291 11" draw:type="non-primitive" draw:enhanced-path="M 0 0  L 81 10  L 176 11  L 257 9  L 291 8  N"/>
            </draw:custom-shape>
            <draw:custom-shape draw:style-name="gr41" draw:text-style-name="P2" draw:layer="layout" svg:width="0.094cm" svg:height="0.016cm" svg:x="24.182cm" svg:y="11.278cm">
              <text:p/>
              <draw:enhanced-geometry svg:viewBox="0 0 114 21" draw:type="non-primitive" draw:enhanced-path="M 114 21  L 68 0  L 22 7  L 0 15  N"/>
            </draw:custom-shape>
            <draw:custom-shape draw:style-name="gr41" draw:text-style-name="P2" draw:layer="layout" svg:width="0.078cm" svg:height="0.108cm" svg:x="24.286cm" svg:y="11.199cm">
              <text:p/>
              <draw:enhanced-geometry svg:viewBox="0 0 94 128" draw:type="non-primitive" draw:enhanced-path="M 0 0  L 69 33  L 94 76  L 58 128  N"/>
            </draw:custom-shape>
            <draw:custom-shape draw:style-name="gr41" draw:text-style-name="P2" draw:layer="layout" svg:width="0.165cm" svg:height="0.206cm" svg:x="24.385cm" svg:y="11.195cm">
              <text:p/>
              <draw:enhanced-geometry svg:viewBox="0 0 200 249" draw:type="non-primitive" draw:enhanced-path="M 0 0  L 63 39  L 121 92  L 166 151  L 196 207  L 200 249  N"/>
            </draw:custom-shape>
            <draw:custom-shape draw:style-name="gr41" draw:text-style-name="P2" draw:layer="layout" svg:width="0.086cm" svg:height="0.216cm" svg:x="24.464cm" svg:y="11.402cm">
              <text:p/>
              <draw:enhanced-geometry svg:viewBox="0 0 107 263" draw:type="non-primitive" draw:enhanced-path="M 107 0  L 83 64  L 47 152  L 14 230  L 0 263  N"/>
            </draw:custom-shape>
            <draw:custom-shape draw:style-name="gr45" draw:text-style-name="P2" draw:layer="layout" svg:width="1.969cm" svg:height="1.347cm" svg:x="23.987cm" svg:y="9.549cm">
              <text:p/>
              <draw:enhanced-geometry svg:viewBox="0 0 2374 1625" draw:type="non-primitive" draw:enhanced-path="M 2374 890  L 2332 948  L 2300 1025  L 2277 1101  L 2265 1159  L 2260 1182  L 2260 1182  L 2185 1198  L 2108 1214  L 2034 1230  L 1965 1246  L 1905 1264  L 1857 1282  L 1823 1302  L 1804 1326  L 1804 1326  L 1781 1397  L 1747 1493  L 1718 1576  L 1705 1611  L 1705 1611  L 1507 1625  L 1507 1625  L 1506 1538  L 1490 1459  L 1464 1388  L 1431 1326  L 1394 1274  L 1356 1231  L 1321 1197  L 1292 1173  L 1272 1159  L 1265 1154  L 1265 1154  L 1293 1087  L 1320 1019  L 1345 952  L 1368 885  L 1388 820  L 1406 758  L 1421 703  L 1431 652  L 1438 607  L 1440 571  L 1437 544  L 1429 528  L 1429 528  L 1419 524  L 1399 523  L 1371 525  L 1336 529  L 1294 536  L 1247 545  L 1193 555  L 1136 568  L 1074 580  L 1009 595  L 942 609  L 873 623  L 803 637  L 733 652  L 663 664  L 594 676  L 527 687  L 463 696  L 401 703  L 345 707  L 293 709  L 246 709  L 206 705  L 206 705  L 179 665  L 147 607  L 112 540  L 79 469  L 48 401  L 24 345  L 7 305  L 0 292  L 0 292  L 5 291  L 20 287  L 45 282  L 78 275  L 120 267  L 167 257  L 222 245  L 282 233  L 346 220  L 415 206  L 486 191  L 561 176  L 638 160  L 715 146  L 793 130  L 870 114  L 946 99  L 1019 85  L 1091 70  L 1158 57  L 1222 45  L 1281 34  L 1333 23  L 1379 16  L 1419 9  L 1449 3  L 1472 1  L 1484 0  L 1484 0  L 1506 4  L 1542 18  L 1589 39  L 1645 66  L 1708 99  L 1776 134  L 1846 173  L 1916 211  L 1984 249  L 2049 285  L 2105 317  L 2154 345  L 2191 366  L 2216 380  L 2224 384  L 2224 384  L 2374 890  L 2374 890  Z N"/>
            </draw:custom-shape>
            <draw:custom-shape draw:style-name="gr44" draw:text-style-name="P2" draw:layer="layout" svg:width="0.091cm" svg:height="0.115cm" svg:x="24.091cm" svg:y="10.793cm">
              <text:p/>
              <draw:enhanced-geometry svg:viewBox="0 0 107 141" draw:type="non-primitive" draw:enhanced-path="M 13 141  L 99 128  L 107 63  L 0 0  L 13 141  L 13 141  Z N"/>
            </draw:custom-shape>
            <draw:custom-shape draw:style-name="gr10" draw:text-style-name="P2" draw:layer="layout" svg:width="0.091cm" svg:height="0.115cm" svg:x="24.091cm" svg:y="10.793cm">
              <text:p/>
              <draw:enhanced-geometry svg:viewBox="0 0 107 141" draw:type="non-primitive" draw:enhanced-path="M 13 141  L 99 128  L 107 63  L 0 0  L 13 141  L 13 141  N"/>
            </draw:custom-shape>
            <draw:custom-shape draw:style-name="gr35" draw:text-style-name="P2" draw:layer="layout" svg:width="0.991cm" svg:height="1.521cm" svg:x="24.277cm" svg:y="15.06cm">
              <text:p/>
              <draw:enhanced-geometry svg:viewBox="0 0 1196 1834" draw:type="non-primitive" draw:enhanced-path="M 124 0  L 162 20  L 204 45  L 249 74  L 298 108  L 349 145  L 402 185  L 455 227  L 511 270  L 565 314  L 618 358  L 670 401  L 720 443  L 768 483  L 812 519  L 852 553  L 889 582  L 919 606  L 943 625  L 961 638  L 961 638  L 1001 656  L 1038 664  L 1072 668  L 1100 678  L 1124 702  L 1141 745  L 1150 815  L 1150 815  L 1153 869  L 1157 929  L 1160 991  L 1165 1056  L 1168 1123  L 1173 1190  L 1177 1254  L 1181 1317  L 1185 1373  L 1188 1424  L 1193 1467  L 1196 1502  L 1196 1502  L 1194 1544  L 1182 1592  L 1159 1640  L 1128 1689  L 1089 1734  L 1044 1774  L 993 1806  L 937 1827  L 880 1834  L 880 1834  L 855 1829  L 829 1815  L 801 1791  L 773 1759  L 744 1721  L 714 1675  L 685 1626  L 656 1571  L 626 1514  L 597 1454  L 567 1391  L 539 1329  L 512 1266  L 486 1204  L 461 1145  L 437 1087  L 415 1034  L 394 984  L 376 941  L 360 904  L 347 873  L 335 852  L 335 852  L 273 756  L 218 669  L 170 589  L 129 514  L 95 448  L 67 386  L 45 331  L 26 281  L 14 236  L 5 196  L 2 162  L 0 132  L 3 105  L 7 82  L 14 63  L 23 47  L 34 34  L 46 24  L 57 15  L 69 10  L 82 5  L 93 3  L 103 0  L 111 0  L 118 0  L 123 0  L 124 0  L 124 0  L 124 0  Z N"/>
            </draw:custom-shape>
            <draw:custom-shape draw:style-name="gr46" draw:text-style-name="P2" draw:layer="layout" svg:width="5.992cm" svg:height="4.598cm" svg:x="19.189cm" svg:y="12.534cm">
              <text:p/>
              <draw:enhanced-geometry svg:viewBox="0 0 7225 5543" draw:type="non-primitive" draw:enhanced-path="M 4513 1096  L 4537 1119  L 4563 1145  L 4591 1173  L 4622 1205  L 4654 1239  L 4688 1276  L 4725 1315  L 4762 1355  L 4800 1398  L 4840 1444  L 4882 1490  L 4924 1538  L 4967 1586  L 5010 1636  L 5054 1687  L 5099 1738  L 5144 1790  L 5190 1843  L 5234 1895  L 5279 1949  L 5324 2001  L 5368 2054  L 5413 2106  L 5457 2157  L 5499 2208  L 5540 2256  L 5581 2305  L 5621 2353  L 5659 2398  L 5695 2441  L 5730 2484  L 5764 2523  L 5796 2561  L 5826 2597  L 5853 2630  L 5879 2659  L 5901 2686  L 5922 2711  L 5940 2732  L 5955 2750  L 5967 2763  L 5976 2775  L 5976 2775  L 6007 2810  L 6043 2852  L 6081 2897  L 6122 2946  L 6164 2997  L 6203 3049  L 6241 3100  L 6275 3148  L 6304 3193  L 6326 3235  L 6340 3270  L 6340 3270  L 6355 3307  L 6379 3345  L 6409 3385  L 6443 3425  L 6481 3470  L 6519 3515  L 6556 3562  L 6592 3613  L 6622 3665  L 6647 3721  L 6647 3721  L 6659 3757  L 6672 3800  L 6684 3849  L 6697 3901  L 6710 3957  L 6724 4015  L 6739 4074  L 6753 4134  L 6769 4193  L 6787 4251  L 6805 4305  L 6826 4357  L 6848 4403  L 6871 4445  L 6897 4480  L 6924 4507  L 6955 4527  L 6955 4527  L 7035 4573  L 7103 4627  L 7156 4681  L 7193 4728  L 7217 4762  L 7225 4775  L 7225 4775  L 7135 4874  L 7072 4931  L 7036 4957  L 7025 4964  L 7025 4964  L 6984 5035  L 6940 5099  L 6896 5156  L 6849 5206  L 6802 5250  L 6756 5288  L 6709 5322  L 6663 5352  L 6618 5377  L 6575 5398  L 6534 5417  L 6495 5433  L 6459 5448  L 6427 5460  L 6399 5473  L 6399 5473  L 6387 5477  L 6369 5483  L 6346 5488  L 6319 5493  L 6287 5498  L 6252 5503  L 6212 5508  L 6169 5514  L 6123 5518  L 6074 5523  L 6022 5527  L 5968 5531  L 5912 5534  L 5853 5537  L 5792 5540  L 5730 5541  L 5667 5543  L 5603 5543  L 5537 5543  L 5471 5542  L 5406 5541  L 5340 5537  L 5274 5534  L 5209 5529  L 5146 5524  L 5082 5517  L 5020 5509  L 4959 5500  L 4900 5490  L 4843 5477  L 4788 5465  L 4736 5450  L 4687 5434  L 4641 5416  L 4597 5397  L 4557 5377  L 4522 5354  L 4489 5330  L 4489 5330  L 4462 5304  L 4435 5271  L 4407 5234  L 4377 5191  L 4348 5144  L 4320 5091  L 4290 5037  L 4261 4979  L 4231 4919  L 4203 4858  L 4175 4796  L 4146 4733  L 4120 4670  L 4094 4608  L 4069 4547  L 4045 4488  L 4022 4432  L 4000 4378  L 3981 4328  L 3963 4282  L 3946 4241  L 3931 4205  L 3919 4175  L 3909 4152  L 3900 4135  L 3900 4135  L 3888 4114  L 3873 4081  L 3853 4038  L 3830 3987  L 3804 3929  L 3775 3866  L 3745 3798  L 3713 3727  L 3680 3654  L 3649 3581  L 3616 3508  L 3585 3438  L 3556 3371  L 3529 3309  L 3504 3252  L 3482 3204  L 3465 3163  L 3453 3132  L 3445 3113  L 3442 3106  L 3442 3106  L 3403 3164  L 3363 3221  L 3322 3276  L 3279 3330  L 3236 3382  L 3191 3433  L 3146 3482  L 3102 3530  L 3058 3575  L 3014 3618  L 2971 3659  L 2929 3696  L 2889 3732  L 2851 3765  L 2815 3794  L 2781 3822  L 2749 3845  L 2721 3867  L 2696 3884  L 2674 3899  L 2674 3899  L 2629 3926  L 2591 3951  L 2557 3976  L 2528 4006  L 2506 4046  L 2488 4099  L 2473 4171  L 2463 4265  L 2463 4265  L 2455 4326  L 2440 4387  L 2420 4447  L 2394 4506  L 2366 4563  L 2333 4617  L 2299 4668  L 2264 4715  L 2229 4756  L 2192 4793  L 2158 4822  L 2127 4845  L 2098 4861  L 2074 4867  L 2074 4867  L 1963 4880  L 1867 4889  L 1826 4892  L 1826 4892  L 1752 4926  L 1674 4938  L 1600 4933  L 1532 4919  L 1476 4902  L 1439 4888  L 1425 4881  L 1425 4881  L 1312 4848  L 1245 4811  L 1213 4775  L 1202 4749  L 1202 4738  L 1202 4738  L 1125 4718  L 1055 4685  L 993 4644  L 940 4601  L 896 4560  L 863 4524  L 843 4500  L 836 4490  L 836 4490  L 770 4459  L 726 4404  L 700 4344  L 686 4296  L 683 4277  L 683 4277  L 625 4272  L 569 4261  L 513 4240  L 460 4211  L 407 4172  L 353 4124  L 353 4124  L 302 4062  L 267 4006  L 238 3962  L 204 3933  L 152 3921  L 152 3921  L 83 3910  L 37 3877  L 9 3822  L 0 3744  L 0 3744  L 5 3710  L 19 3663  L 40 3608  L 66 3544  L 97 3478  L 130 3409  L 164 3341  L 196 3275  L 228 3216  L 254 3166  L 276 3128  L 289 3102  L 294 3093  L 294 3093  L 293 3045  L 297 2993  L 307 2938  L 322 2879  L 340 2818  L 362 2755  L 385 2694  L 409 2633  L 435 2574  L 460 2518  L 484 2466  L 505 2417  L 526 2375  L 542 2340  L 553 2313  L 553 2313  L 562 2291  L 576 2262  L 593 2225  L 612 2182  L 634 2133  L 659 2079  L 685 2021  L 714 1960  L 743 1896  L 772 1831  L 803 1766  L 832 1701  L 861 1637  L 889 1575  L 915 1515  L 939 1458  L 960 1408  L 978 1360  L 994 1319  L 1005 1286  L 1013 1260  L 1013 1260  L 1028 1216  L 1052 1163  L 1084 1103  L 1121 1039  L 1162 973  L 1203 907  L 1244 845  L 1283 788  L 1316 740  L 1343 701  L 1360 678  L 1366 668  L 1366 668  L 1411 607  L 1456 547  L 1501 490  L 1547 434  L 1593 381  L 1637 330  L 1680 281  L 1723 236  L 1764 194  L 1802 157  L 1839 123  L 1873 92  L 1905 66  L 1933 45  L 1958 29  L 1981 18  L 1981 18  L 2011 9  L 2052 2  L 2102 0  L 2156 1  L 2216 5  L 2281 12  L 2346 21  L 2412 34  L 2478 47  L 2540 64  L 2599 82  L 2652 101  L 2652 101  L 2700 126  L 2751 159  L 2806 201  L 2860 247  L 2914 297  L 2966 349  L 3016 400  L 3061 449  L 3102 493  L 3135 532  L 3161 561  L 3177 579  L 3182 587  L 3182 587  L 3249 559  L 3314 537  L 3377 521  L 3439 512  L 3498 507  L 3556 506  L 3612 506  L 3667 509  L 3720 512  L 3771 516  L 3771 516  L 3831 522  L 3888 534  L 3943 549  L 3995 569  L 4043 593  L 4092 622  L 4137 656  L 4183 693  L 4183 693  L 4225 735  L 4272 787  L 4321 845  L 4369 905  L 4413 963  L 4453 1015  L 4485 1058  L 4505 1086  L 4513 1096  L 4513 1096  L 4513 1096  Z N"/>
            </draw:custom-shape>
            <draw:custom-shape draw:style-name="gr47" draw:text-style-name="P2" draw:layer="layout" svg:width="0.128cm" svg:height="0.203cm" svg:x="24.318cm" svg:y="15.044cm">
              <text:p/>
              <draw:enhanced-geometry svg:viewBox="0 0 156 247" draw:type="non-primitive" draw:enhanced-path="M 0 0  L 53 71  L 100 138  L 135 198  L 156 247  N"/>
            </draw:custom-shape>
            <draw:custom-shape draw:style-name="gr47" draw:text-style-name="P2" draw:layer="layout" svg:width="0.252cm" svg:height="0.373cm" svg:x="24.447cm" svg:y="15.247cm">
              <text:p/>
              <draw:enhanced-geometry svg:viewBox="0 0 307 451" draw:type="non-primitive" draw:enhanced-path="M 0 0  L 15 37  L 39 75  L 68 115  L 102 155  L 140 200  L 178 245  L 216 292  L 252 343  L 282 395  L 307 451  N"/>
            </draw:custom-shape>
            <draw:custom-shape draw:style-name="gr47" draw:text-style-name="P2" draw:layer="layout" svg:width="0.257cm" svg:height="0.667cm" svg:x="24.7cm" svg:y="15.62cm">
              <text:p/>
              <draw:enhanced-geometry svg:viewBox="0 0 308 806" draw:type="non-primitive" draw:enhanced-path="M 0 0  L 12 36  L 25 79  L 37 127  L 50 180  L 63 235  L 77 293  L 92 353  L 106 412  L 122 472  L 140 528  L 158 584  L 179 636  L 201 682  L 224 724  L 250 759  L 277 786  L 308 806  N"/>
            </draw:custom-shape>
            <draw:custom-shape draw:style-name="gr47" draw:text-style-name="P2" draw:layer="layout" svg:width="0.223cm" svg:height="0.206cm" svg:x="24.958cm" svg:y="16.288cm">
              <text:p/>
              <draw:enhanced-geometry svg:viewBox="0 0 270 248" draw:type="non-primitive" draw:enhanced-path="M 0 0  L 80 46  L 148 100  L 201 154  L 238 201  L 262 235  L 270 248  N"/>
            </draw:custom-shape>
            <draw:custom-shape draw:style-name="gr47" draw:text-style-name="P2" draw:layer="layout" svg:width="0.489cm" svg:height="0.991cm" svg:x="22.423cm" svg:y="15.964cm">
              <text:p/>
              <draw:enhanced-geometry svg:viewBox="0 0 589 1195" draw:type="non-primitive" draw:enhanced-path="M 589 1195  L 562 1169  L 535 1136  L 507 1099  L 477 1056  L 448 1009  L 420 956  L 390 902  L 361 844  L 331 784  L 303 723  L 275 661  L 246 598  L 220 535  L 194 473  L 169 412  L 145 353  L 122 297  L 100 243  L 81 193  L 63 147  L 46 106  L 31 70  L 19 40  L 9 17  L 0 0  N"/>
            </draw:custom-shape>
            <draw:custom-shape draw:style-name="gr47" draw:text-style-name="P2" draw:layer="layout" svg:width="0.38cm" svg:height="0.853cm" svg:x="22.043cm" svg:y="15.11cm">
              <text:p/>
              <draw:enhanced-geometry svg:viewBox="0 0 458 1029" draw:type="non-primitive" draw:enhanced-path="M 458 1029  L 446 1008  L 431 975  L 411 932  L 388 881  L 362 823  L 333 760  L 303 692  L 271 621  L 238 548  L 207 475  L 174 402  L 143 332  L 114 265  L 87 203  L 62 146  L 40 98  L 23 57  L 11 26  L 3 7  L 0 0  N"/>
            </draw:custom-shape>
            <draw:custom-shape draw:style-name="gr47" draw:text-style-name="P2" draw:layer="layout" svg:width="0.634cm" svg:height="0.659cm" svg:x="21.408cm" svg:y="15.11cm">
              <text:p/>
              <draw:enhanced-geometry svg:viewBox="0 0 768 793" draw:type="non-primitive" draw:enhanced-path="M 768 0  L 729 58  L 689 115  L 648 170  L 605 224  L 562 276  L 517 327  L 472 376  L 428 424  L 384 469  L 340 512  L 297 553  L 255 590  L 215 626  L 177 659  L 141 688  L 107 716  L 75 739  L 47 761  L 22 778  L 0 793  N"/>
            </draw:custom-shape>
            <draw:custom-shape draw:style-name="gr35" draw:text-style-name="P2" draw:layer="layout" svg:width="2.218cm" svg:height="3.073cm" svg:x="19.608cm" svg:y="13.02cm">
              <text:p/>
              <draw:enhanced-geometry svg:viewBox="0 0 2677 3703" draw:type="non-primitive" draw:enhanced-path="M 2677 0  L 2627 41  L 2574 83  L 2521 127  L 2468 171  L 2415 215  L 2362 259  L 2311 303  L 2262 346  L 2216 387  L 2173 427  L 2134 463  L 2099 498  L 2070 529  L 2046 556  L 2029 579  L 2029 579  L 2014 602  L 1995 634  L 1973 673  L 1945 721  L 1916 773  L 1884 830  L 1850 888  L 1815 951  L 1779 1014  L 1743 1076  L 1708 1136  L 1674 1195  L 1641 1251  L 1610 1300  L 1582 1345  L 1557 1382  L 1537 1410  L 1521 1429  L 1521 1429  L 1505 1448  L 1486 1475  L 1462 1509  L 1434 1551  L 1403 1598  L 1371 1650  L 1336 1706  L 1299 1764  L 1263 1826  L 1225 1887  L 1187 1949  L 1151 2009  L 1115 2067  L 1081 2122  L 1050 2173  L 1021 2219  L 996 2259  L 973 2292  L 956 2317  L 956 2317  L 934 2351  L 908 2391  L 882 2438  L 854 2489  L 825 2543  L 798 2600  L 770 2657  L 743 2716  L 718 2773  L 694 2828  L 672 2879  L 653 2927  L 637 2968  L 637 2968  L 608 3033  L 573 3086  L 532 3132  L 489 3171  L 446 3206  L 404 3240  L 367 3275  L 367 3275  L 335 3317  L 301 3377  L 267 3447  L 236 3520  L 209 3590  L 186 3648  L 172 3687  L 167 3703  L 167 3703  L 120 3674  L 95 3640  L 85 3602  L 85 3563  L 91 3519  L 95 3472  L 95 3422  L 84 3370  L 84 3370  L 74 3347  L 60 3329  L 47 3316  L 33 3308  L 21 3301  L 9 3297  L 3 3292  L 0 3286  L 4 3275  L 14 3262  L 31 3241  L 58 3214  L 94 3178  L 142 3133  L 201 3075  L 201 3075  L 252 3024  L 299 2973  L 343 2921  L 385 2869  L 425 2817  L 461 2765  L 494 2714  L 525 2663  L 554 2613  L 581 2563  L 605 2516  L 627 2470  L 648 2424  L 666 2381  L 682 2339  L 696 2301  L 710 2265  L 721 2230  L 731 2199  L 731 2199  L 740 2171  L 754 2137  L 770 2097  L 788 2053  L 809 2004  L 832 1951  L 858 1896  L 884 1837  L 912 1777  L 942 1715  L 971 1652  L 1001 1589  L 1031 1527  L 1062 1466  L 1091 1406  L 1119 1348  L 1148 1292  L 1174 1240  L 1199 1193  L 1221 1150  L 1242 1111  L 1260 1080  L 1276 1053  L 1276 1053  L 1296 1013  L 1315 967  L 1336 914  L 1354 858  L 1372 797  L 1389 735  L 1405 670  L 1420 607  L 1434 543  L 1448 483  L 1460 427  L 1471 375  L 1481 328  L 1491 290  L 1498 259  L 1498 259  L 1512 225  L 1532 195  L 1560 166  L 1593 141  L 1635 121  L 1684 103  L 1741 89  L 1804 78  L 1875 71  L 1953 69  L 2040 70  L 2040 70  L 2129 71  L 2216 68  L 2300 62  L 2378 54  L 2449 44  L 2513 34  L 2569 24  L 2614 15  L 2648 7  L 2670 1  L 2677 0  L 2677 0  L 2677 0  Z N"/>
            </draw:custom-shape>
            <draw:custom-shape draw:style-name="gr47" draw:text-style-name="P2" draw:layer="layout" svg:width="0.535cm" svg:height="0.481cm" svg:x="21.291cm" svg:y="13.02cm">
              <text:p/>
              <draw:enhanced-geometry svg:viewBox="0 0 648 579" draw:type="non-primitive" draw:enhanced-path="M 648 0  L 598 41  L 545 83  L 492 127  L 439 171  L 386 215  L 333 259  L 282 303  L 233 346  L 187 387  L 144 427  L 105 463  L 70 498  L 41 529  L 17 556  L 0 579  N"/>
            </draw:custom-shape>
            <draw:custom-shape draw:style-name="gr47" draw:text-style-name="P2" draw:layer="layout" svg:width="0.422cm" svg:height="0.704cm" svg:x="20.869cm" svg:y="13.501cm">
              <text:p/>
              <draw:enhanced-geometry svg:viewBox="0 0 508 850" draw:type="non-primitive" draw:enhanced-path="M 508 0  L 493 23  L 474 55  L 452 94  L 424 142  L 395 194  L 363 251  L 329 309  L 294 372  L 258 435  L 222 497  L 187 557  L 153 616  L 120 672  L 89 721  L 61 766  L 36 803  L 16 831  L 0 850  N"/>
            </draw:custom-shape>
            <draw:custom-shape draw:style-name="gr47" draw:text-style-name="P2" draw:layer="layout" svg:width="0.469cm" svg:height="0.738cm" svg:x="20.4cm" svg:y="14.206cm">
              <text:p/>
              <draw:enhanced-geometry svg:viewBox="0 0 565 888" draw:type="non-primitive" draw:enhanced-path="M 565 0  L 549 19  L 530 46  L 506 80  L 478 122  L 447 169  L 415 221  L 380 277  L 343 335  L 307 397  L 269 458  L 231 520  L 195 580  L 159 638  L 125 693  L 94 744  L 65 790  L 40 830  L 17 863  L 0 888  N"/>
            </draw:custom-shape>
            <draw:custom-shape draw:style-name="gr47" draw:text-style-name="P2" draw:layer="layout" svg:width="0.265cm" svg:height="0.538cm" svg:x="20.134cm" svg:y="14.944cm">
              <text:p/>
              <draw:enhanced-geometry svg:viewBox="0 0 319 651" draw:type="non-primitive" draw:enhanced-path="M 319 0  L 297 34  L 271 74  L 245 121  L 217 172  L 188 226  L 161 283  L 133 340  L 106 399  L 81 456  L 57 511  L 35 562  L 16 610  L 0 651  N"/>
            </draw:custom-shape>
            <draw:custom-shape draw:style-name="gr47" draw:text-style-name="P2" draw:layer="layout" svg:width="0.223cm" svg:height="0.252cm" svg:x="19.911cm" svg:y="15.483cm">
              <text:p/>
              <draw:enhanced-geometry svg:viewBox="0 0 270 307" draw:type="non-primitive" draw:enhanced-path="M 270 0  L 241 65  L 206 118  L 165 164  L 122 203  L 79 238  L 37 272  L 0 307  N"/>
            </draw:custom-shape>
            <draw:custom-shape draw:style-name="gr47" draw:text-style-name="P2" draw:layer="layout" svg:width="0.165cm" svg:height="0.357cm" svg:x="19.745cm" svg:y="15.736cm">
              <text:p/>
              <draw:enhanced-geometry svg:viewBox="0 0 200 428" draw:type="non-primitive" draw:enhanced-path="M 200 0  L 168 42  L 134 102  L 100 172  L 69 245  L 42 315  L 19 373  L 5 412  L 0 428  N"/>
            </draw:custom-shape>
            <draw:custom-shape draw:style-name="gr48" draw:text-style-name="P2" draw:layer="layout" svg:width="3.354cm" svg:height="2.101cm" svg:x="21.387cm" svg:y="13.655cm">
              <text:p/>
              <draw:enhanced-geometry svg:viewBox="0 0 4042 2535" draw:type="non-primitive" draw:enhanced-path="M 3866 2144  L 3898 2184  L 3932 2247  L 3964 2322  L 3995 2399  L 4020 2467  L 4037 2516  L 4042 2535  L 4042 2535  L 3997 2510  L 3951 2482  L 3902 2453  L 3855 2420  L 3805 2385  L 3756 2347  L 3706 2309  L 3657 2269  L 3607 2229  L 3557 2187  L 3507 2144  L 3459 2101  L 3410 2057  L 3362 2013  L 3315 1970  L 3270 1927  L 3226 1886  L 3183 1845  L 3141 1805  L 3101 1767  L 3063 1731  L 3026 1697  L 2992 1664  L 2960 1634  L 2930 1606  L 2903 1582  L 2879 1561  L 2858 1544  L 2840 1529  L 2840 1529  L 2806 1503  L 2766 1471  L 2723 1433  L 2676 1391  L 2627 1345  L 2576 1297  L 2525 1246  L 2475 1196  L 2428 1145  L 2383 1097  L 2341 1050  L 2305 1007  L 2274 969  L 2250 936  L 2233 909  L 2226 890  L 2226 890  L 2216 855  L 2194 813  L 2161 766  L 2120 719  L 2073 675  L 2021 634  L 1965 603  L 1909 583  L 1909 583  L 1871 572  L 1827 552  L 1776 530  L 1721 501  L 1662 472  L 1602 440  L 1542 409  L 1483 379  L 1427 351  L 1374 328  L 1327 310  L 1289 298  L 1258 294  L 1236 299  L 1236 299  L 1206 323  L 1164 357  L 1113 401  L 1058 451  L 999 501  L 942 550  L 890 594  L 845 630  L 811 653  L 811 653  L 774 680  L 730 719  L 681 765  L 631 816  L 579 870  L 529 924  L 483 972  L 483 972  L 443 1008  L 392 1053  L 332 1101  L 267 1152  L 202 1202  L 139 1248  L 85 1290  L 39 1322  L 10 1343  L 0 1351  L 0 1351  L 130 912  L 130 912  L 177 887  L 226 858  L 276 825  L 326 790  L 375 752  L 425 712  L 475 670  L 525 627  L 573 584  L 620 540  L 666 496  L 710 453  L 752 410  L 793 369  L 829 331  L 864 294  L 896 259  L 925 229  L 950 202  L 972 178  L 989 159  L 989 159  L 1044 93  L 1088 43  L 1128 10  L 1171 0  L 1225 15  L 1225 15  L 1261 31  L 1309 50  L 1365 73  L 1429 97  L 1496 122  L 1565 148  L 1631 171  L 1694 192  L 1748 209  L 1793 222  L 1826 229  L 1826 229  L 1871 243  L 1922 275  L 1976 317  L 2031 366  L 2082 415  L 2125 462  L 2156 498  L 2156 498  L 2167 511  L 2183 529  L 2206 554  L 2233 582  L 2265 616  L 2302 654  L 2342 696  L 2385 741  L 2431 789  L 2479 839  L 2529 890  L 2578 942  L 2629 995  L 2680 1048  L 2730 1100  L 2780 1152  L 2827 1202  L 2873 1250  L 2916 1295  L 2955 1337  L 2991 1375  L 3023 1409  L 3049 1439  L 3072 1462  L 3088 1482  L 3088 1482  L 3114 1512  L 3149 1549  L 3190 1594  L 3238 1643  L 3290 1695  L 3344 1750  L 3400 1804  L 3455 1858  L 3507 1909  L 3556 1957  L 3599 1999  L 3636 2034  L 3663 2061  L 3682 2078  L 3688 2085  L 3688 2085  L 3866 2144  L 3866 2144  Z N"/>
            </draw:custom-shape>
            <draw:custom-shape draw:style-name="gr49" draw:text-style-name="P2" draw:layer="layout" svg:width="0.381cm" svg:height="0.285cm" svg:x="24.75cm" svg:y="15.541cm">
              <text:p/>
              <draw:enhanced-geometry svg:viewBox="0 0 459 343" draw:type="non-primitive" draw:enhanced-path="M 0 177  L 11 343  L 11 343  L 83 340  L 150 334  L 213 322  L 270 305  L 321 283  L 367 254  L 404 221  L 436 179  L 459 131  L 459 131  L 369 71  L 312 20  L 293 0  L 293 0  L 223 82  L 154 136  L 94 164  L 44 176  L 11 177  L 0 177  L 0 177  L 0 177  Z N"/>
            </draw:custom-shape>
            <draw:custom-shape draw:style-name="gr47" draw:text-style-name="P2" draw:layer="layout" svg:width="0.402cm" svg:height="0.311cm" svg:x="24.427cm" svg:y="15.209cm">
              <text:p/>
              <draw:enhanced-geometry svg:viewBox="0 0 483 377" draw:type="non-primitive" draw:enhanced-path="M 0 0  L 86 44  L 164 87  L 234 130  L 296 171  L 349 210  L 395 246  L 430 280  L 457 309  L 475 336  L 483 359  L 482 377  N"/>
            </draw:custom-shape>
            <draw:custom-shape draw:style-name="gr47" draw:text-style-name="P2" draw:layer="layout" svg:width="0.157cm" svg:height="0.12cm" svg:x="24.671cm" svg:y="15.417cm">
              <text:p/>
              <draw:enhanced-geometry svg:viewBox="0 0 189 148" draw:type="non-primitive" draw:enhanced-path="M 189 129  L 169 148  L 139 137  L 100 104  L 53 55  L 0 0  N"/>
            </draw:custom-shape>
            <draw:custom-shape draw:style-name="gr47" draw:text-style-name="P2" draw:layer="layout" svg:width="0.203cm" svg:height="0.141cm" svg:x="24.468cm" svg:y="15.276cm">
              <text:p/>
              <draw:enhanced-geometry svg:viewBox="0 0 246 166" draw:type="non-primitive" draw:enhanced-path="M 246 166  L 168 99  L 87 47  L 25 12  L 0 0  N"/>
            </draw:custom-shape>
            <draw:custom-shape draw:style-name="gr47" draw:text-style-name="P2" draw:layer="layout" svg:width="0.273cm" svg:height="0.364cm" svg:x="24.721cm" svg:y="16.031cm">
              <text:p/>
              <draw:enhanced-geometry svg:viewBox="0 0 330 439" draw:type="non-primitive" draw:enhanced-path="M 330 439  L 295 399  L 253 353  L 208 301  L 161 246  L 116 191  L 75 137  L 40 86  L 14 39  L 0 0  N"/>
            </draw:custom-shape>
            <draw:custom-shape draw:style-name="gr47" draw:text-style-name="P2" draw:layer="layout" svg:width="0.07cm" svg:height="0.108cm" svg:x="24.65cm" svg:y="15.935cm">
              <text:p/>
              <draw:enhanced-geometry svg:viewBox="0 0 83 130" draw:type="non-primitive" draw:enhanced-path="M 83 117  L 71 78  L 55 43  L 38 16  L 21 1  L 8 0  L 0 19  L 1 61  L 12 130  N"/>
            </draw:custom-shape>
            <draw:custom-shape draw:style-name="gr47" draw:text-style-name="P2" draw:layer="layout" svg:width="0.245cm" svg:height="0.401cm" svg:x="24.663cm" svg:y="16.043cm">
              <text:p/>
              <draw:enhanced-geometry svg:viewBox="0 0 296 486" draw:type="non-primitive" draw:enhanced-path="M 0 0  L 14 61  L 30 119  L 49 176  L 69 230  L 92 281  L 118 327  L 146 370  L 179 408  L 214 439  L 254 465  L 296 486  N"/>
            </draw:custom-shape>
            <draw:custom-shape draw:style-name="gr47" draw:text-style-name="P2" draw:layer="layout" svg:width="0.364cm" svg:height="0.045cm" svg:x="24.7cm" svg:y="16.561cm">
              <text:p/>
              <draw:enhanced-geometry svg:viewBox="0 0 437 54" draw:type="non-primitive" draw:enhanced-path="M 437 0  L 367 23  L 296 40  L 230 50  L 165 54  L 104 51  L 50 42  L 0 25  N"/>
            </draw:custom-shape>
            <draw:custom-shape draw:style-name="gr47" draw:text-style-name="P2" draw:layer="layout" svg:width="0.177cm" svg:height="0.232cm" svg:x="24.937cm" svg:y="15.582cm">
              <text:p/>
              <draw:enhanced-geometry svg:viewBox="0 0 214 284" draw:type="non-primitive" draw:enhanced-path="M 0 0  L 68 59  L 119 110  L 156 155  L 182 197  L 200 239  L 214 284  N"/>
            </draw:custom-shape>
            <draw:custom-shape draw:style-name="gr47" draw:text-style-name="P2" draw:layer="layout" svg:width="0.025cm" svg:height="0.394cm" svg:x="25.115cm" svg:y="15.815cm">
              <text:p/>
              <draw:enhanced-geometry svg:viewBox="0 0 34 473" draw:type="non-primitive" draw:enhanced-path="M 0 0  L 8 48  L 14 115  L 20 192  L 25 273  L 29 349  L 31 414  L 32 458  L 34 473  N"/>
            </draw:custom-shape>
            <draw:custom-shape draw:style-name="gr47" draw:text-style-name="P2" draw:layer="layout" svg:width="0.099cm" svg:height="0.542cm" svg:x="22.706cm" svg:y="14.098cm">
              <text:p/>
              <draw:enhanced-geometry svg:viewBox="0 0 119 651" draw:type="non-primitive" draw:enhanced-path="M 0 0  L 23 33  L 45 74  L 63 120  L 79 171  L 92 227  L 103 286  L 111 346  L 117 408  L 119 470  L 119 532  L 115 592  L 108 651  N"/>
            </draw:custom-shape>
            <draw:custom-shape draw:style-name="gr47" draw:text-style-name="P2" draw:layer="layout" svg:width="0.099cm" svg:height="1.294cm" svg:x="22.697cm" svg:y="14.641cm">
              <text:p/>
              <draw:enhanced-geometry svg:viewBox="0 0 120 1561" draw:type="non-primitive" draw:enhanced-path="M 120 0  L 115 25  L 110 56  L 104 90  L 98 127  L 92 169  L 84 213  L 77 262  L 69 311  L 61 365  L 53 420  L 46 478  L 38 538  L 32 598  L 25 660  L 19 723  L 14 787  L 9 851  L 5 915  L 2 979  L 0 1044  L 0 1107  L 0 1169  L 2 1230  L 6 1290  L 11 1349  L 18 1406  L 26 1460  L 36 1511  L 49 1561  N"/>
            </draw:custom-shape>
            <draw:custom-shape draw:style-name="gr47" draw:text-style-name="P2" draw:layer="layout" svg:width="0.244cm" svg:height="1.028cm" svg:x="21.387cm" svg:y="13.729cm">
              <text:p/>
              <draw:enhanced-geometry svg:viewBox="0 0 294 1241" draw:type="non-primitive" draw:enhanced-path="M 294 0  L 284 71  L 272 143  L 261 213  L 248 283  L 234 352  L 219 421  L 205 489  L 189 556  L 173 621  L 157 684  L 141 745  L 126 804  L 111 860  L 96 915  L 81 965  L 68 1013  L 54 1057  L 42 1098  L 31 1135  L 21 1168  L 12 1198  L 5 1221  L 0 1241  N"/>
            </draw:custom-shape>
            <draw:custom-shape draw:style-name="gr47" draw:text-style-name="P2" draw:layer="layout" svg:width="0.087cm" svg:height="0.439cm" svg:x="21.3cm" svg:y="14.758cm">
              <text:p/>
              <draw:enhanced-geometry svg:viewBox="0 0 107 533" draw:type="non-primitive" draw:enhanced-path="M 107 0  L 93 53  L 78 121  L 63 196  L 47 276  L 32 354  L 20 424  L 9 481  L 3 518  L 0 533  N"/>
            </draw:custom-shape>
            <draw:custom-shape draw:style-name="gr47" draw:text-style-name="P2" draw:layer="layout" svg:width="0.058cm" svg:height="0.519cm" svg:x="20.549cm" svg:y="15.856cm">
              <text:p/>
              <draw:enhanced-geometry svg:viewBox="0 0 73 626" draw:type="non-primitive" draw:enhanced-path="M 0 626  L 10 571  L 22 517  L 33 462  L 44 406  L 54 351  L 62 294  L 69 238  L 73 180  L 71 121  L 67 61  L 57 0  N"/>
            </draw:custom-shape>
            <draw:custom-shape draw:style-name="gr47" draw:text-style-name="P2" draw:layer="layout" svg:width="0.348cm" svg:height="1.136cm" svg:x="20.591cm" svg:y="14.72cm">
              <text:p/>
              <draw:enhanced-geometry svg:viewBox="0 0 418 1372" draw:type="non-primitive" draw:enhanced-path="M 4 1372  L 0 1344  L 0 1311  L 4 1271  L 9 1227  L 17 1180  L 29 1127  L 41 1072  L 56 1014  L 73 953  L 91 891  L 110 826  L 130 762  L 152 696  L 175 632  L 196 566  L 219 503  L 241 441  L 264 379  L 285 322  L 307 266  L 327 214  L 347 167  L 365 122  L 380 84  L 395 50  L 408 22  L 418 0  N"/>
            </draw:custom-shape>
            <draw:custom-shape draw:style-name="gr47" draw:text-style-name="P2" draw:layer="layout" svg:width="0.215cm" svg:height="0.505cm" svg:x="21.122cm" svg:y="13.543cm">
              <text:p/>
              <draw:enhanced-geometry svg:viewBox="0 0 260 613" draw:type="non-primitive" draw:enhanced-path="M 260 0  L 252 32  L 242 61  L 228 92  L 211 122  L 192 157  L 171 197  L 146 242  L 120 295  L 92 358  L 63 430  L 33 515  L 0 613  N"/>
            </draw:custom-shape>
            <draw:custom-shape draw:style-name="gr47" draw:text-style-name="P2" draw:layer="layout" svg:width="0.663cm" svg:height="1.471cm" svg:x="20.458cm" svg:y="14.049cm">
              <text:p/>
              <draw:enhanced-geometry svg:viewBox="0 0 801 1775" draw:type="non-primitive" draw:enhanced-path="M 801 0  L 789 38  L 776 77  L 760 120  L 743 167  L 724 214  L 703 265  L 682 317  L 659 372  L 634 427  L 609 485  L 583 544  L 557 603  L 530 663  L 502 724  L 474 785  L 445 846  L 416 907  L 388 968  L 359 1028  L 331 1088  L 303 1146  L 275 1203  L 247 1260  L 221 1316  L 195 1368  L 170 1419  L 147 1468  L 124 1515  L 104 1559  L 83 1600  L 65 1638  L 48 1672  L 34 1704  L 20 1732  L 9 1756  L 0 1775  N"/>
            </draw:custom-shape>
            <draw:custom-shape draw:style-name="gr47" draw:text-style-name="P2" draw:layer="layout" svg:width="0.215cm" svg:height="0.572cm" svg:x="20.243cm" svg:y="15.52cm">
              <text:p/>
              <draw:enhanced-geometry svg:viewBox="0 0 262 688" draw:type="non-primitive" draw:enhanced-path="M 262 0  L 240 45  L 216 89  L 191 132  L 164 174  L 138 217  L 112 260  L 87 304  L 65 351  L 44 398  L 27 449  L 14 504  L 5 560  L 0 621  L 3 688  N"/>
            </draw:custom-shape>
            <draw:custom-shape draw:style-name="gr47" draw:text-style-name="P2" draw:layer="layout" svg:width="0.099cm" svg:height="0.351cm" svg:x="20.147cm" svg:y="16.093cm">
              <text:p/>
              <draw:enhanced-geometry svg:viewBox="0 0 123 426" draw:type="non-primitive" draw:enhanced-path="M 118 0  L 123 107  L 122 193  L 115 258  L 102 310  L 84 349  L 61 378  L 33 403  L 0 426  N"/>
            </draw:custom-shape>
            <draw:custom-shape draw:style-name="gr47" draw:text-style-name="P2" draw:layer="layout" svg:width="0.049cm" svg:height="0.294cm" svg:x="20.147cm" svg:y="16.15cm">
              <text:p/>
              <draw:enhanced-geometry svg:viewBox="0 0 63 356" draw:type="non-primitive" draw:enhanced-path="M 0 356  L 22 300  L 43 237  L 58 169  L 63 102  L 56 44  L 36 0  N"/>
            </draw:custom-shape>
            <draw:custom-shape draw:style-name="gr47" draw:text-style-name="P2" draw:layer="layout" svg:width="0.116cm" svg:height="0.194cm" svg:x="20.897cm" svg:y="16.367cm">
              <text:p/>
              <draw:enhanced-geometry svg:viewBox="0 0 141 236" draw:type="non-primitive" draw:enhanced-path="M 0 236  L 64 167  L 110 119  L 136 83  L 141 47  L 119 0  N"/>
            </draw:custom-shape>
            <draw:custom-shape draw:style-name="gr47" draw:text-style-name="P2" draw:layer="layout" svg:width="0.091cm" svg:height="0.302cm" svg:x="20.985cm" svg:y="16.064cm">
              <text:p/>
              <draw:enhanced-geometry svg:viewBox="0 0 106 367" draw:type="non-primitive" draw:enhanced-path="M 13 367  L 0 317  L 5 253  L 24 183  L 50 115  L 78 56  L 98 16  L 106 0  N"/>
            </draw:custom-shape>
            <draw:custom-shape draw:style-name="gr47" draw:text-style-name="P2" draw:layer="layout" svg:width="0.182cm" svg:height="0.302cm" svg:x="20.893cm" svg:y="16.064cm">
              <text:p/>
              <draw:enhanced-geometry svg:viewBox="0 0 220 367" draw:type="non-primitive" draw:enhanced-path="M 220 0  L 159 69  L 108 125  L 66 173  L 34 215  L 13 252  L 1 287  L 0 326  L 8 367  N"/>
            </draw:custom-shape>
            <draw:custom-shape draw:style-name="gr47" draw:text-style-name="P2" draw:layer="layout" svg:width="0.203cm" svg:height="0.215cm" svg:x="20.694cm" svg:y="16.367cm">
              <text:p/>
              <draw:enhanced-geometry svg:viewBox="0 0 248 261" draw:type="non-primitive" draw:enhanced-path="M 248 0  L 246 52  L 215 104  L 166 152  L 109 195  L 56 230  L 16 253  L 0 261  N"/>
            </draw:custom-shape>
            <draw:custom-shape draw:style-name="gr47" draw:text-style-name="P2" draw:layer="layout" svg:width="0.107cm" svg:height="0.521cm" svg:x="20.272cm" svg:y="16.023cm">
              <text:p/>
              <draw:enhanced-geometry svg:viewBox="0 0 131 628" draw:type="non-primitive" draw:enhanced-path="M 0 628  L 28 576  L 51 513  L 71 442  L 88 367  L 100 290  L 110 215  L 118 147  L 124 89  L 128 42  L 131 12  L 131 0  N"/>
            </draw:custom-shape>
            <draw:custom-shape draw:style-name="gr47" draw:text-style-name="P2" draw:layer="layout" svg:width="0.087cm" svg:height="0.538cm" svg:x="20.35cm" svg:y="16.023cm">
              <text:p/>
              <draw:enhanced-geometry svg:viewBox="0 0 105 651" draw:type="non-primitive" draw:enhanced-path="M 34 0  L 60 57  L 80 115  L 94 173  L 101 233  L 105 292  L 104 351  L 97 407  L 88 460  L 74 508  L 58 554  L 40 592  L 21 625  L 0 651  N"/>
            </draw:custom-shape>
            <draw:custom-shape draw:style-name="gr47" draw:text-style-name="P2" draw:layer="layout" svg:width="0.12cm" svg:height="0.265cm" svg:x="20.014cm" svg:y="16.093cm">
              <text:p/>
              <draw:enhanced-geometry svg:viewBox="0 0 146 318" draw:type="non-primitive" draw:enhanced-path="M 146 0  L 81 23  L 37 58  L 11 103  L 0 152  L 0 200  L 7 246  L 16 283  L 25 309  L 29 318  N"/>
            </draw:custom-shape>
            <draw:custom-shape draw:style-name="gr47" draw:text-style-name="P2" draw:layer="layout" svg:width="0.094cm" svg:height="0.265cm" svg:x="20.039cm" svg:y="16.093cm">
              <text:p/>
              <draw:enhanced-geometry svg:viewBox="0 0 117 318" draw:type="non-primitive" draw:enhanced-path="M 0 318  L 21 231  L 52 145  L 83 71  L 108 19  L 117 0  N"/>
            </draw:custom-shape>
            <draw:custom-shape draw:style-name="gr47" draw:text-style-name="P2" draw:layer="layout" svg:width="0.075cm" svg:height="0.215cm" svg:x="19.885cm" svg:y="16.052cm">
              <text:p/>
              <draw:enhanced-geometry svg:viewBox="0 0 88 261" draw:type="non-primitive" draw:enhanced-path="M 52 261  L 28 221  L 11 195  L 1 178  L 0 162  L 6 143  L 22 114  L 49 68  L 88 0  N"/>
            </draw:custom-shape>
            <draw:custom-shape draw:style-name="gr47" draw:text-style-name="P2" draw:layer="layout" svg:width="0.273cm" svg:height="0.519cm" svg:x="19.96cm" svg:y="15.533cm">
              <text:p/>
              <draw:enhanced-geometry svg:viewBox="0 0 330 627" draw:type="non-primitive" draw:enhanced-path="M 0 627  L 30 574  L 62 520  L 94 465  L 125 409  L 157 355  L 188 300  L 217 247  L 244 194  L 270 143  L 293 93  L 313 46  L 330 0  N"/>
            </draw:custom-shape>
            <draw:custom-shape draw:style-name="gr47" draw:text-style-name="P2" draw:layer="layout" svg:width="0.186cm" svg:height="0.43cm" svg:x="20.234cm" svg:y="15.102cm">
              <text:p/>
              <draw:enhanced-geometry svg:viewBox="0 0 223 521" draw:type="non-primitive" draw:enhanced-path="M 0 521  L 23 456  L 52 383  L 84 308  L 118 231  L 150 159  L 179 96  L 202 45  L 217 12  L 223 0  N"/>
            </draw:custom-shape>
            <draw:custom-shape draw:style-name="gr47" draw:text-style-name="P2" draw:layer="layout" svg:width="0.049cm" svg:height="0.236cm" svg:x="21.366cm" svg:y="13.119cm">
              <text:p/>
              <draw:enhanced-geometry svg:viewBox="0 0 60 284" draw:type="non-primitive" draw:enhanced-path="M 60 284  L 20 199  L 3 106  L 0 30  L 1 0  N"/>
            </draw:custom-shape>
            <draw:custom-shape draw:style-name="gr47" draw:text-style-name="P2" draw:layer="layout" svg:width="0.032cm" svg:height="0.245cm" svg:x="21.229cm" svg:y="13.276cm">
              <text:p/>
              <draw:enhanced-geometry svg:viewBox="0 0 36 295" draw:type="non-primitive" draw:enhanced-path="M 36 295  L 16 205  L 4 107  L 1 31  L 0 0  N"/>
            </draw:custom-shape>
            <draw:custom-shape draw:style-name="gr47" draw:text-style-name="P2" draw:layer="layout" svg:width="0.037cm" svg:height="0.701cm" svg:x="21.055cm" svg:y="13.185cm">
              <text:p/>
              <draw:enhanced-geometry svg:viewBox="0 0 44 841" draw:type="non-primitive" draw:enhanced-path="M 23 0  L 33 83  L 40 166  L 43 246  L 44 325  L 43 402  L 41 475  L 36 544  L 31 607  L 25 665  L 19 716  L 14 759  L 8 794  L 4 820  L 1 836  L 0 841  N"/>
            </draw:custom-shape>
            <draw:custom-shape draw:style-name="gr47" draw:text-style-name="P2" draw:layer="layout" svg:width="0.066cm" svg:height="0.588cm" svg:x="20.715cm" svg:y="13.679cm">
              <text:p/>
              <draw:enhanced-geometry svg:viewBox="0 0 79 710" draw:type="non-primitive" draw:enhanced-path="M 31 710  L 14 655  L 4 594  L 0 526  L 1 455  L 6 383  L 15 311  L 26 241  L 38 177  L 51 119  L 61 70  L 71 33  L 77 9  L 79 0  N"/>
            </draw:custom-shape>
            <draw:custom-shape draw:style-name="gr47" draw:text-style-name="P2" draw:layer="layout" svg:width="0.215cm" svg:height="0.841cm" svg:x="20.342cm" svg:y="14.131cm">
              <text:p/>
              <draw:enhanced-geometry svg:viewBox="0 0 259 1016" draw:type="non-primitive" draw:enhanced-path="M 0 1016  L 4 931  L 10 847  L 21 766  L 34 685  L 49 609  L 66 535  L 84 464  L 104 397  L 124 333  L 144 275  L 163 220  L 182 172  L 201 128  L 216 90  L 231 58  L 242 32  L 252 14  L 257 3  L 259 0  N"/>
            </draw:custom-shape>
            <draw:custom-shape draw:style-name="gr47" draw:text-style-name="P2" draw:layer="layout" svg:width="0.049cm" svg:height="0.394cm" svg:x="20.105cm" svg:y="15.031cm">
              <text:p/>
              <draw:enhanced-geometry svg:viewBox="0 0 60 473" draw:type="non-primitive" draw:enhanced-path="M 60 0  L 44 116  L 31 214  L 21 296  L 13 361  L 7 411  L 4 446  L 1 467  L 0 473  N"/>
            </draw:custom-shape>
            <draw:custom-shape draw:style-name="gr47" draw:text-style-name="P2" draw:layer="layout" svg:width="0.282cm" svg:height="0.282cm" svg:x="19.823cm" svg:y="15.425cm">
              <text:p/>
              <draw:enhanced-geometry svg:viewBox="0 0 340 343" draw:type="non-primitive" draw:enhanced-path="M 340 0  L 269 73  L 203 138  L 144 197  L 95 247  L 54 288  L 25 318  L 5 338  L 0 343  N"/>
            </draw:custom-shape>
            <draw:custom-shape draw:style-name="gr47" draw:text-style-name="P2" draw:layer="layout" svg:width="0.144cm" svg:height="0.256cm" svg:x="19.678cm" svg:y="15.708cm">
              <text:p/>
              <draw:enhanced-geometry svg:viewBox="0 0 177 308" draw:type="non-primitive" draw:enhanced-path="M 177 0  L 149 73  L 126 135  L 102 189  L 76 236  L 43 275  L 0 308  N"/>
            </draw:custom-shape>
            <draw:custom-shape draw:style-name="gr47" draw:text-style-name="P2" draw:layer="layout" svg:width="0.286cm" svg:height="0.659cm" svg:x="20.047cm" svg:y="13.128cm">
              <text:p/>
              <draw:enhanced-geometry svg:viewBox="0 0 343 795" draw:type="non-primitive" draw:enhanced-path="M 343 0  L 309 60  L 276 115  L 246 168  L 216 216  L 189 263  L 164 307  L 140 351  L 118 394  L 97 437  L 79 480  L 62 525  L 46 573  L 33 622  L 20 676  L 9 732  L 0 795  N"/>
            </draw:custom-shape>
            <draw:custom-shape draw:style-name="gr47" draw:text-style-name="P2" draw:layer="layout" svg:width="0.418cm" svg:height="0.949cm" svg:x="19.628cm" svg:y="13.787cm">
              <text:p/>
              <draw:enhanced-geometry svg:viewBox="0 0 506 1145" draw:type="non-primitive" draw:enhanced-path="M 506 0  L 498 46  L 488 96  L 473 149  L 457 203  L 438 260  L 418 320  L 394 380  L 370 441  L 344 503  L 317 564  L 290 625  L 262 685  L 233 743  L 206 800  L 178 854  L 151 905  L 125 952  L 100 997  L 76 1036  L 53 1071  L 33 1102  L 16 1127  L 0 1145  N"/>
            </draw:custom-shape>
            <draw:custom-shape draw:style-name="gr47" draw:text-style-name="P2" draw:layer="layout" svg:width="0.153cm" svg:height="0.149cm" svg:x="22.034cm" svg:y="14.973cm">
              <text:p/>
              <draw:enhanced-geometry svg:viewBox="0 0 188 178" draw:type="non-primitive" draw:enhanced-path="M 0 178  L 34 127  L 56 93  L 69 70  L 83 54  L 102 42  L 135 25  L 188 0  N"/>
            </draw:custom-shape>
            <draw:custom-shape draw:style-name="gr47" draw:text-style-name="P2" draw:layer="layout" svg:width="0.273cm" svg:height="0.302cm" svg:x="22.187cm" svg:y="14.67cm">
              <text:p/>
              <draw:enhanced-geometry svg:viewBox="0 0 330 366" draw:type="non-primitive" draw:enhanced-path="M 0 366  L 58 331  L 115 279  L 171 219  L 222 157  L 266 98  L 300 47  L 323 13  L 330 0  N"/>
            </draw:custom-shape>
            <draw:custom-shape draw:style-name="gr47" draw:text-style-name="P2" draw:layer="layout" svg:width="0.108cm" svg:height="1.027cm" svg:x="22.365cm" svg:y="13.642cm">
              <text:p/>
              <draw:enhanced-geometry svg:viewBox="0 0 133 1241" draw:type="non-primitive" draw:enhanced-path="M 118 1241  L 125 1186  L 131 1127  L 133 1064  L 133 998  L 132 929  L 129 859  L 123 788  L 116 716  L 108 644  L 99 573  L 90 503  L 80 436  L 70 370  L 60 309  L 49 251  L 39 197  L 30 148  L 22 105  L 14 69  L 9 39  L 4 18  L 1 4  L 0 0  N"/>
            </draw:custom-shape>
          </draw:g>
          <draw:custom-shape draw:style-name="gr47" draw:text-style-name="P2" draw:layer="layout" svg:width="0.082cm" svg:height="0.394cm" svg:x="22.445cm" svg:y="14.501cm">
            <text:p/>
            <draw:enhanced-geometry svg:viewBox="0 0 100 473" draw:type="non-primitive" draw:enhanced-path="M 83 0  L 96 84  L 100 157  L 98 222  L 89 280  L 74 334  L 53 382  L 28 429  L 0 473  N"/>
          </draw:custom-shape>
          <draw:custom-shape draw:style-name="gr47" draw:text-style-name="P2" draw:layer="layout" svg:width="0.12cm" svg:height="0.294cm" svg:x="22.324cm" svg:y="14.895cm">
            <text:p/>
            <draw:enhanced-geometry svg:viewBox="0 0 142 355" draw:type="non-primitive" draw:enhanced-path="M 142 0  L 112 53  L 94 110  L 80 167  L 69 223  L 54 274  L 33 319  L 0 355  N"/>
          </draw:custom-shape>
          <draw:custom-shape draw:style-name="gr47" draw:text-style-name="P2" draw:layer="layout" svg:width="0.273cm" svg:height="0.053cm" svg:x="22.05cm" svg:y="15.152cm">
            <text:p/>
            <draw:enhanced-geometry svg:viewBox="0 0 329 68" draw:type="non-primitive" draw:enhanced-path="M 329 47  L 273 68  L 202 65  L 129 50  L 63 27  L 17 8  L 0 0  N"/>
          </draw:custom-shape>
          <draw:custom-shape draw:style-name="gr47" draw:text-style-name="P2" draw:layer="layout" svg:width="0.041cm" svg:height="0.518cm" svg:x="22.864cm" svg:y="14.485cm">
            <text:p/>
            <draw:enhanced-geometry svg:viewBox="0 0 51 626" draw:type="non-primitive" draw:enhanced-path="M 0 0  L 13 83  L 24 154  L 34 214  L 42 267  L 49 316  L 51 361  L 51 405  L 48 452  L 41 503  L 29 559  L 12 626  N"/>
          </draw:custom-shape>
          <draw:custom-shape draw:style-name="gr47" draw:text-style-name="P2" draw:layer="layout" svg:width="0.136cm" svg:height="0.874cm" svg:x="22.735cm" svg:y="15.003cm">
            <text:p/>
            <draw:enhanced-geometry svg:viewBox="0 0 164 1053" draw:type="non-primitive" draw:enhanced-path="M 164 0  L 152 45  L 141 99  L 130 158  L 117 223  L 106 292  L 94 364  L 82 438  L 71 514  L 61 587  L 51 661  L 40 731  L 32 797  L 25 858  L 17 912  L 11 960  L 6 999  L 3 1029  L 1 1047  L 0 1053  N"/>
          </draw:custom-shape>
          <draw:custom-shape draw:style-name="gr48" draw:text-style-name="P2" draw:layer="layout" svg:width="0.879cm" svg:height="1.459cm" svg:x="20.421cm" svg:y="15.182cm">
            <text:p/>
            <draw:enhanced-geometry svg:viewBox="0 0 1061 1763" draw:type="non-primitive" draw:enhanced-path="M 1061 0  L 1051 70  L 1042 141  L 1032 213  L 1023 283  L 1013 351  L 1004 418  L 994 482  L 983 544  L 973 603  L 963 659  L 953 711  L 941 758  L 929 800  L 917 837  L 904 868  L 891 893  L 876 912  L 861 923  L 861 923  L 828 942  L 784 970  L 732 1007  L 673 1050  L 612 1097  L 552 1145  L 495 1193  L 442 1238  L 401 1279  L 370 1313  L 355 1338  L 355 1338  L 344 1408  L 350 1466  L 355 1490  L 355 1490  L 295 1546  L 247 1616  L 209 1687  L 186 1742  L 178 1763  L 178 1763  L 0 1738  L 0 1738  L 37 1667  L 85 1598  L 137 1535  L 187 1479  L 230 1435  L 260 1407  L 272 1397  L 272 1397  L 278 1373  L 290 1343  L 304 1308  L 324 1268  L 346 1222  L 371 1174  L 400 1120  L 430 1064  L 463 1005  L 497 944  L 533 882  L 570 817  L 608 753  L 646 687  L 684 622  L 722 558  L 759 495  L 797 433  L 833 373  L 867 317  L 900 263  L 930 213  L 958 166  L 983 126  L 1006 89  L 1025 58  L 1040 33  L 1051 15  L 1058 3  L 1061 0  L 1061 0  L 1061 0  Z N"/>
          </draw:custom-shape>
          <draw:custom-shape draw:style-name="gr47" draw:text-style-name="P2" draw:layer="layout" svg:width="0.489cm" svg:height="1.459cm" svg:x="20.155cm" svg:y="13.249cm">
            <text:p/>
            <draw:enhanced-geometry svg:viewBox="0 0 590 1760" draw:type="non-primitive" draw:enhanced-path="M 590 0  L 582 24  L 572 53  L 561 87  L 549 127  L 535 170  L 521 217  L 505 268  L 488 321  L 470 379  L 450 439  L 431 500  L 411 565  L 391 629  L 370 696  L 349 764  L 327 830  L 306 898  L 284 966  L 262 1033  L 240 1100  L 219 1165  L 198 1229  L 178 1290  L 157 1350  L 138 1408  L 119 1461  L 102 1512  L 85 1559  L 69 1602  L 54 1642  L 40 1676  L 28 1705  L 17 1729  L 8 1747  L 0 1760  N"/>
          </draw:custom-shape>
          <draw:custom-shape draw:style-name="gr47" draw:text-style-name="P2" draw:layer="layout" svg:width="0.568cm" svg:height="0.795cm" svg:x="19.587cm" svg:y="14.708cm">
            <text:p/>
            <draw:enhanced-geometry svg:viewBox="0 0 683 959" draw:type="non-primitive" draw:enhanced-path="M 683 0  L 668 19  L 650 46  L 628 80  L 602 120  L 572 165  L 541 214  L 507 267  L 469 323  L 432 381  L 392 441  L 353 501  L 312 561  L 272 620  L 233 676  L 193 731  L 156 783  L 120 829  L 86 871  L 54 907  L 26 937  L 0 959  N"/>
          </draw:custom-shape>
          <draw:custom-shape draw:style-name="gr47" draw:text-style-name="P2" draw:layer="layout" svg:width="0.137cm" svg:height="0.423cm" svg:x="19.45cm" svg:y="15.504cm">
            <text:p/>
            <draw:enhanced-geometry svg:viewBox="0 0 167 509" draw:type="non-primitive" draw:enhanced-path="M 167 0  L 121 47  L 85 103  L 58 168  L 37 236  L 22 304  L 12 367  L 5 424  L 3 468  L 2 497  L 0 509  N"/>
          </draw:custom-shape>
          <draw:custom-shape draw:style-name="gr47" draw:text-style-name="P2" draw:layer="layout" svg:width="0.099cm" svg:height="0.571cm" svg:x="19.45cm" svg:y="15.356cm">
            <text:p/>
            <draw:enhanced-geometry svg:viewBox="0 0 120 686" draw:type="non-primitive" draw:enhanced-path="M 1 686  L 0 623  L 0 562  L 3 500  L 6 440  L 13 380  L 21 321  L 32 263  L 44 208  L 60 153  L 77 100  L 98 50  L 120 0  N"/>
          </draw:custom-shape>
          <draw:custom-shape draw:style-name="gr47" draw:text-style-name="P2" draw:layer="layout" svg:width="0.51cm" svg:height="0.92cm" svg:x="19.55cm" svg:y="14.435cm">
            <text:p/>
            <draw:enhanced-geometry svg:viewBox="0 0 615 1113" draw:type="non-primitive" draw:enhanced-path="M 0 1113  L 14 1087  L 32 1057  L 52 1023  L 76 986  L 103 945  L 131 902  L 162 856  L 194 808  L 228 758  L 262 706  L 296 654  L 331 600  L 365 547  L 397 491  L 430 437  L 461 383  L 490 330  L 517 277  L 542 227  L 564 177  L 582 129  L 597 83  L 608 41  L 615 0  N"/>
          </draw:custom-shape>
          <draw:custom-shape draw:style-name="gr47" draw:text-style-name="P2" draw:layer="layout" svg:width="0.302cm" svg:height="0.87cm" svg:x="20.06cm" svg:y="13.564cm">
            <text:p/>
            <draw:enhanced-geometry svg:viewBox="0 0 364 1051" draw:type="non-primitive" draw:enhanced-path="M 0 1051  L 6 1003  L 18 947  L 32 888  L 51 824  L 71 757  L 94 689  L 117 619  L 142 548  L 168 479  L 194 411  L 220 345  L 245 282  L 269 223  L 292 168  L 312 121  L 329 79  L 344 45  L 355 20  L 362 4  L 364 0  N"/>
          </draw:custom-shape>
          <draw:custom-shape draw:style-name="gr47" draw:text-style-name="P2" draw:layer="layout" svg:width="0.41cm" svg:height="0.957cm" svg:x="19.952cm" svg:y="13.564cm">
            <text:p/>
            <draw:enhanced-geometry svg:viewBox="0 0 495 1159" draw:type="non-primitive" draw:enhanced-path="M 495 0  L 477 30  L 458 68  L 437 111  L 416 158  L 393 209  L 370 265  L 347 323  L 322 385  L 297 447  L 272 509  L 247 574  L 222 637  L 197 700  L 174 763  L 150 823  L 127 880  L 106 935  L 84 986  L 65 1031  L 46 1072  L 29 1108  L 14 1136  L 0 1159  N"/>
          </draw:custom-shape>
          <draw:custom-shape draw:style-name="gr47" draw:text-style-name="P2" draw:layer="layout" svg:width="0.452cm" svg:height="0.775cm" svg:x="19.5cm" svg:y="14.521cm">
            <text:p/>
            <draw:enhanced-geometry svg:viewBox="0 0 543 932" draw:type="non-primitive" draw:enhanced-path="M 543 0  L 527 26  L 505 59  L 481 97  L 454 141  L 424 191  L 392 243  L 359 300  L 324 357  L 289 417  L 254 477  L 218 538  L 184 598  L 150 656  L 118 713  L 89 766  L 61 815  L 38 860  L 17 899  L 0 932  N"/>
          </draw:custom-shape>
          <draw:custom-shape draw:style-name="gr47" draw:text-style-name="P2" draw:layer="layout" svg:width="0.124cm" svg:height="0.489cm" svg:x="19.376cm" svg:y="15.297cm">
            <text:p/>
            <draw:enhanced-geometry svg:viewBox="0 0 152 592" draw:type="non-primitive" draw:enhanced-path="M 152 0  L 128 53  L 105 107  L 83 160  L 65 214  L 48 270  L 34 324  L 21 378  L 12 433  L 5 487  L 1 540  L 0 592  N"/>
          </draw:custom-shape>
          <draw:custom-shape draw:style-name="gr45" draw:text-style-name="P2" draw:layer="layout" svg:width="0.115cm" svg:height="0.099cm" svg:x="24.432cm" svg:y="10.818cm">
            <text:p/>
            <draw:enhanced-geometry svg:viewBox="0 0 139 122" draw:type="non-primitive" draw:enhanced-path="M 108 5  L 127 38  L 139 74  L 124 107  L 124 107  L 76 113  L 47 120  L 38 122  L 38 122  L 8 81  L 0 39  L 14 0  L 14 0  L 64 1  L 96 4  L 108 5  L 108 5  L 108 5  Z N"/>
          </draw:custom-shape>
          <draw:custom-shape draw:style-name="gr45" draw:text-style-name="P2" draw:layer="layout" svg:width="0.062cm" svg:height="0.098cm" svg:x="24.083cm" svg:y="10.81cm">
            <text:p/>
            <draw:enhanced-geometry svg:viewBox="0 0 75 120" draw:type="non-primitive" draw:enhanced-path="M 63 14  L 74 46  L 75 86  L 64 117  L 64 117  L 43 119  L 28 120  L 22 120  L 22 120  L 0 67  L 5 21  L 13 0  L 13 0  L 41 4  L 57 10  L 63 14  L 63 14  L 63 14  Z N"/>
          </draw:custom-shape>
        </draw:g>
        <presentation:notes draw:style-name="dp2">
          <draw:page-thumbnail draw:layer="layout" svg:width="13.477cm" svg:height="9.327cm" svg:x="3.126cm" svg:y="1.896cm" draw:page-number="19" presentation:class="page"/>
          <draw:frame presentation:style-name="pr6" draw:layer="layout" svg:width="14.394cm" svg:height="11.499cm" svg:x="2.963cm" svg:y="11.861cm" presentation:class="notes" presentation:placeholder="true">
            <draw:text-box/>
          </draw:frame>
        </presentation:notes>
      </draw:page>
      <draw:page draw:name="representation?"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representation?</text:p>
          </draw:text-box>
        </draw:frame>
        <draw:frame presentation:style-name="pr3" draw:text-style-name="P2" draw:layer="layout" svg:width="23.363cm" svg:height="16.934cm" svg:x="3.597cm" svg:y="1.058cm" presentation:class="outline" presentation:user-transformed="true">
          <draw:text-box>
            <text:list text:style-name="L3">
              <text:list-header>
                <text:p text:style-name="P4"/>
                <text:p text:style-name="P4"/>
              </text:list-header>
            </text:list>
          </draw:text-box>
        </draw:frame>
        <draw:custom-shape draw:style-name="gr2" draw:text-style-name="P2" draw:layer="layout" svg:width="22.004cm" svg:height="1.954cm" svg:x="4.357cm" svg:y="2.725cm">
          <text:p text:style-name="P5"><text:span text:style-name="T33">A general principle of coding</text:span></text:p>
          <draw:enhanced-geometry svg:viewBox="0 0 21600 21600" draw:type="mso-spt202" draw:enhanced-path="M 0 0 L 21600 0 21600 21600 0 21600 0 0 Z N"/>
        </draw:custom-shape>
        <draw:custom-shape draw:style-name="gr2" draw:text-style-name="P2" draw:layer="layout" svg:width="22.004cm" svg:height="3.647cm" svg:x="4.357cm" svg:y="10.191cm">
          <text:p text:style-name="P5"><text:span text:style-name="T33">Use as little representation information as you can.</text:span></text:p>
          <draw:enhanced-geometry svg:viewBox="0 0 21600 21600" draw:type="mso-spt202" draw:enhanced-path="M 0 0 L 21600 0 21600 21600 0 21600 0 0 Z N"/>
        </draw:custom-shape>
        <draw:custom-shape draw:style-name="gr2" draw:text-style-name="P2" draw:layer="layout" svg:width="22.004cm" svg:height="3.647cm" svg:x="4.357cm" svg:y="5.684cm">
          <text:p text:style-name="P5"><text:span text:style-name="T33">Use as little representation information as you can.</text:span></text:p>
          <draw:enhanced-geometry svg:viewBox="0 0 21600 21600" draw:type="mso-spt202" draw:enhanced-path="M 0 0 L 21600 0 21600 21600 0 21600 0 0 Z N"/>
        </draw:custom-shape>
        <presentation:notes draw:style-name="dp2">
          <draw:page-thumbnail draw:layer="layout" svg:width="13.477cm" svg:height="9.327cm" svg:x="3.126cm" svg:y="1.896cm" draw:page-number="20" presentation:class="page"/>
          <draw:frame presentation:style-name="pr6" draw:layer="layout" svg:width="14.394cm" svg:height="11.499cm" svg:x="2.963cm" svg:y="11.861cm" presentation:class="notes" presentation:placeholder="true">
            <draw:text-box/>
          </draw:frame>
        </presentation:notes>
      </draw:page>
      <draw:page draw:name="representation"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representation</text:p>
          </draw:text-box>
        </draw:frame>
        <draw:frame presentation:style-name="pr3" draw:text-style-name="P2" draw:layer="layout" svg:width="23.363cm" svg:height="16.934cm" svg:x="3.597cm" svg:y="1.058cm" presentation:class="outline" presentation:user-transformed="true">
          <draw:text-box>
            <text:list text:style-name="L3">
              <text:list-header>
                <text:p text:style-name="P4"/>
              </text:list-header>
            </text:list>
          </draw:text-box>
        </draw:frame>
        <draw:custom-shape draw:style-name="gr50" draw:text-style-name="P2" draw:layer="layout" svg:width="18.798cm" svg:height="7.037cm" svg:x="5.958cm" svg:y="2.328cm">
          <text:p text:style-name="P5"><text:span text:style-name="T34">6.2.6 Representations of types</text:span></text:p>
          <text:p text:style-name="P5"><text:span text:style-name="T34">6.2.6.1 General</text:span></text:p>
          <text:p text:style-name="P5"><text:span text:style-name="T34">para 4 – Values stored in non-bit-field objects of any other object type consist of n x </text:span><text:span text:style-name="T35">CHAR_BIT</text:span><text:span text:style-name="T34"> bits, where n is the size of that type, in bytes. The value may be copied into an object of type </text:span><text:span text:style-name="T35">unsigned</text:span><text:span text:style-name="T34"> </text:span><text:span text:style-name="T35">char</text:span><text:span text:style-name="T34"> </text:span><text:span text:style-name="T35">[n]</text:span><text:span text:style-name="T34"> (e.g., by </text:span><text:span text:style-name="T35">memcpy</text:span><text:span text:style-name="T34">); the resulting set of bytes is called the </text:span><text:span text:style-name="T36">object</text:span><text:span text:style-name="T34"> </text:span><text:span text:style-name="T36">representation</text:span><text:span text:style-name="T34"> of the value.</text:span></text:p>
          <draw:enhanced-geometry svg:viewBox="0 0 21600 21600" draw:type="mso-spt202" draw:enhanced-path="M 0 0 L 21600 0 21600 21600 0 21600 0 0 Z N"/>
        </draw:custom-shape>
        <draw:custom-shape draw:style-name="gr2" draw:text-style-name="P2" draw:layer="layout" svg:width="18.798cm" svg:height="3.649cm" svg:x="5.755cm" svg:y="10.53cm">
          <text:p text:style-name="P5"><text:span text:style-name="T15">To gain access to the bits comprising the representation of an object you must use the address of the object as a pointer to an unsigned char. This type alone guarantees access to </text:span><text:span text:style-name="T37">all</text:span><text:span text:style-name="T15"> bits in </text:span><text:span text:style-name="T37">all</text:span><text:span text:style-name="T15"> bytes.</text:span></text:p>
          <draw:enhanced-geometry svg:viewBox="0 0 21600 21600" draw:type="mso-spt202" draw:enhanced-path="M 0 0 L 21600 0 21600 21600 0 21600 0 0 Z N"/>
        </draw:custom-shape>
        <draw:custom-shape draw:style-name="gr16" draw:text-style-name="P2" draw:layer="layout" svg:width="1.367cm" svg:height="1.998cm" svg:x="4.158cm" svg:y="11.527cm">
          <text:p/>
          <draw:enhanced-geometry svg:viewBox="0 0 3099 4329" draw:type="non-primitive" draw:enhanced-path="M 560 4145  L 531 4097  L 510 4048  L 495 3998  L 487 3947  L 486 3896  L 490 3845  L 501 3792  L 516 3741  L 0 3741  L 0 3641  L 559 3641  L 584 3599  L 610 3557  L 641 3516  L 673 3476  L 746 3399  L 826 3326  L 913 3260  L 1005 3202  L 1101 3152  L 1198 3110  L 1296 3080  L 1393 3060  L 1441 3055  L 1488 3053  L 1534 3054  L 1578 3059  L 1623 3067  L 1665 3080  L 1705 3095  L 1743 3116  L 1778 3139  L 1812 3168  L 1844 3201  L 1873 3238  L 1873 0  L 1947 0  L 1974 59  L 2004 115  L 2075 224  L 2155 329  L 2242 430  L 2432 632  L 2529 735  L 2626 842  L 2719 955  L 2806 1075  L 2848 1138  L 2887 1204  L 2924 1271  L 2958 1343  L 2989 1417  L 3016 1494  L 3041 1575  L 3062 1659  L 3078 1748  L 3089 1840  L 3097 1937  L 3099 2038  L 3097 2112  L 3092 2187  L 3072 2336  L 3038 2483  L 2992 2627  L 2964 2698  L 2934 2766  L 2902 2834  L 2867 2900  L 2789 3026  L 2703 3144  L 2754 3034  L 2799 2929  L 2838 2826  L 2872 2727  L 2899 2632  L 2922 2538  L 2939 2449  L 2951 2362  L 2958 2278  L 2959 2196  L 2956 2116  L 2949 2038  L 2935 1963  L 2918 1889  L 2896 1818  L 2871 1748  L 2840 1679  L 2805 1612  L 2767 1547  L 2724 1481  L 2628 1353  L 2517 1228  L 2393 1104  L 2255 980  L 2107 853  L 1947 726  L 1947 3475  L 1945 3517  L 1939 3558  L 1917 3641  L 2433 3641  L 2433 3741  L 1874 3741  L 1823 3825  L 1792 3866  L 1760 3906  L 1687 3983  L 1607 4055  L 1520 4121  L 1428 4179  L 1332 4230  L 1235 4272  L 1136 4303  L 1040 4322  L 992 4327  L 945 4329  L 898 4328  L 854 4324  L 810 4315  L 768 4304  L 728 4287  L 690 4268  L 654 4243  L 621 4214  L 589 4182  L 560 4145  Z N"/>
        </draw:custom-shape>
        <presentation:notes draw:style-name="dp2">
          <draw:page-thumbnail draw:layer="layout" svg:width="13.477cm" svg:height="9.327cm" svg:x="3.126cm" svg:y="1.896cm" draw:page-number="21" presentation:class="page"/>
          <draw:frame presentation:style-name="pr4" draw:text-style-name="P2" draw:layer="layout" svg:width="14.394cm" svg:height="11.242cm" svg:x="2.963cm" svg:y="11.861cm" presentation:class="notes" presentation:user-transformed="true">
            <draw:text-box>
              <text:p text:style-name="P6"><text:span text:style-name="T4">Is the only type that guarantees you the ability to read the object-representation of an object. Important when copying data from one location to another. Worth mentioning.</text:span></text:p>
              <text:p text:style-name="P6"><text:span text:style-name="T4">This could be mentioned on the &lt;limits.h&gt; slide.</text:span></text:p>
              <text:p text:style-name="P6"><text:span text:style-name="T4">If you wish to gain access to the bits comprising the representation of an object you must use the address of the object as a pointer to an unsigned char. This type alone in C guarantees access to all bits in all bytes.</text:span></text:p>
            </draw:text-box>
          </draw:frame>
        </presentation:notes>
      </draw:page>
      <draw:page draw:name="page22"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representation</text:p>
          </draw:text-box>
        </draw:frame>
        <draw:frame presentation:style-name="pr3" draw:text-style-name="P2" draw:layer="layout" svg:width="23.363cm" svg:height="16.934cm" svg:x="3.597cm" svg:y="1.058cm" presentation:class="outline" presentation:user-transformed="true">
          <draw:text-box>
            <text:list text:style-name="L3">
              <text:list-header>
                <text:p text:style-name="P4"/>
              </text:list-header>
            </text:list>
          </draw:text-box>
        </draw:frame>
        <draw:custom-shape draw:style-name="gr50" draw:text-style-name="P2" draw:layer="layout" svg:width="18.799cm" svg:height="8.731cm" svg:x="5.556cm" svg:y="1.323cm">
          <text:p text:style-name="P5"><text:span text:style-name="T34">6.2.6 Representations of types</text:span></text:p>
          <text:p text:style-name="P5"><text:span text:style-name="T34">6.2.6.2 Integer types</text:span></text:p>
          <text:p text:style-name="P5"><text:span text:style-name="T34">para 1 – For unsigned integer types other than </text:span><text:span text:style-name="T35">unsigned char</text:span><text:span text:style-name="T34">, the bits of the object representation shall be divided into two groups; value bits and padding bits...If there are N value bits, each bit shall represent a different power of 2 ... using a pure binary representation; this shall be known as the </text:span><text:span text:style-name="T36">value</text:span><text:span text:style-name="T34"> </text:span><text:span text:style-name="T36">representation</text:span><text:span text:style-name="T34">. The value of any padding bits are unspecified. </text:span></text:p>
          <draw:enhanced-geometry svg:viewBox="0 0 21600 21600" draw:type="mso-spt202" draw:enhanced-path="M 0 0 L 21600 0 21600 21600 0 21600 0 0 Z N"/>
        </draw:custom-shape>
        <draw:custom-shape draw:style-name="gr2" draw:text-style-name="P2" draw:layer="layout" svg:width="18.798cm" svg:height="3.649cm" svg:x="5.552cm" svg:y="10.927cm">
          <text:p text:style-name="P5"><text:span text:style-name="T24">Suppose CHAR_BIT == 8 and sizeof(int) == 4</text:span></text:p>
          <text:p text:style-name="P5"><text:span text:style-name="T24">This does </text:span><text:span text:style-name="T38">not</text:span><text:span text:style-name="T24"> guarantee that int is a 32 bit integer type! Use INT_MAX to determine if int is a 32 bit integer.</text:span></text:p>
          <draw:enhanced-geometry svg:viewBox="0 0 21600 21600" draw:type="mso-spt202" draw:enhanced-path="M 0 0 L 21600 0 21600 21600 0 21600 0 0 Z N"/>
        </draw:custom-shape>
        <draw:custom-shape draw:style-name="gr16" draw:text-style-name="P2" draw:layer="layout" svg:width="1.367cm" svg:height="1.997cm" svg:x="3.956cm" svg:y="11.924cm">
          <text:p/>
          <draw:enhanced-geometry svg:viewBox="0 0 3099 4329" draw:type="non-primitive" draw:enhanced-path="M 560 4145  L 531 4097  L 510 4048  L 495 3998  L 487 3947  L 486 3896  L 490 3845  L 501 3792  L 516 3741  L 0 3741  L 0 3641  L 559 3641  L 584 3599  L 610 3557  L 641 3516  L 673 3476  L 746 3399  L 826 3326  L 913 3260  L 1005 3202  L 1101 3152  L 1198 3110  L 1296 3080  L 1393 3060  L 1441 3055  L 1488 3053  L 1534 3054  L 1578 3059  L 1623 3067  L 1665 3080  L 1705 3095  L 1743 3116  L 1778 3139  L 1812 3168  L 1844 3201  L 1873 3238  L 1873 0  L 1947 0  L 1974 59  L 2004 115  L 2075 224  L 2155 329  L 2242 430  L 2432 632  L 2529 735  L 2626 842  L 2719 955  L 2806 1075  L 2848 1138  L 2887 1204  L 2924 1271  L 2958 1343  L 2989 1417  L 3016 1494  L 3041 1575  L 3062 1659  L 3078 1748  L 3089 1840  L 3097 1937  L 3099 2038  L 3097 2112  L 3092 2187  L 3072 2336  L 3038 2483  L 2992 2627  L 2964 2698  L 2934 2766  L 2902 2834  L 2867 2900  L 2789 3026  L 2703 3144  L 2754 3034  L 2799 2929  L 2838 2826  L 2872 2727  L 2899 2632  L 2922 2538  L 2939 2449  L 2951 2362  L 2958 2278  L 2959 2196  L 2956 2116  L 2949 2038  L 2935 1963  L 2918 1889  L 2896 1818  L 2871 1748  L 2840 1679  L 2805 1612  L 2767 1547  L 2724 1481  L 2628 1353  L 2517 1228  L 2393 1104  L 2255 980  L 2107 853  L 1947 726  L 1947 3475  L 1945 3517  L 1939 3558  L 1917 3641  L 2433 3641  L 2433 3741  L 1874 3741  L 1823 3825  L 1792 3866  L 1760 3906  L 1687 3983  L 1607 4055  L 1520 4121  L 1428 4179  L 1332 4230  L 1235 4272  L 1136 4303  L 1040 4322  L 992 4327  L 945 4329  L 898 4328  L 854 4324  L 810 4315  L 768 4304  L 728 4287  L 690 4268  L 654 4243  L 621 4214  L 589 4182  L 560 4145  Z N"/>
        </draw:custom-shape>
        <draw:custom-shape draw:style-name="gr2" draw:text-style-name="P2" draw:layer="layout" svg:width="18.799cm" svg:height="1.955cm" svg:x="5.556cm" svg:y="15.624cm">
          <text:p text:style-name="P5"><text:span text:style-name="T39">x == y; <text:s/></text:span><text:span text:style-name="T40"></text:span><text:span text:style-name="T39"> memcmp(&amp;x, &amp;y, sizeof(x))==0 </text:span></text:p>
          <text:p text:style-name="P5"><text:span text:style-name="T39">true or false?</text:span></text:p>
          <draw:enhanced-geometry svg:viewBox="0 0 21600 21600" draw:type="mso-spt202" draw:enhanced-path="M 0 0 L 21600 0 21600 21600 0 21600 0 0 Z N"/>
        </draw:custom-shape>
        <draw:custom-shape draw:style-name="gr16" draw:text-style-name="P2" draw:layer="layout" svg:width="1.367cm" svg:height="1.997cm" svg:x="3.956cm" svg:y="15.13cm">
          <text:p/>
          <draw:enhanced-geometry svg:viewBox="0 0 3099 4329" draw:type="non-primitive" draw:enhanced-path="M 560 4145  L 531 4097  L 510 4048  L 495 3998  L 487 3947  L 486 3896  L 490 3845  L 501 3792  L 516 3741  L 0 3741  L 0 3641  L 559 3641  L 584 3599  L 610 3557  L 641 3516  L 673 3476  L 746 3399  L 826 3326  L 913 3260  L 1005 3202  L 1101 3152  L 1198 3110  L 1296 3080  L 1393 3060  L 1441 3055  L 1488 3053  L 1534 3054  L 1578 3059  L 1623 3067  L 1665 3080  L 1705 3095  L 1743 3116  L 1778 3139  L 1812 3168  L 1844 3201  L 1873 3238  L 1873 0  L 1947 0  L 1974 59  L 2004 115  L 2075 224  L 2155 329  L 2242 430  L 2432 632  L 2529 735  L 2626 842  L 2719 955  L 2806 1075  L 2848 1138  L 2887 1204  L 2924 1271  L 2958 1343  L 2989 1417  L 3016 1494  L 3041 1575  L 3062 1659  L 3078 1748  L 3089 1840  L 3097 1937  L 3099 2038  L 3097 2112  L 3092 2187  L 3072 2336  L 3038 2483  L 2992 2627  L 2964 2698  L 2934 2766  L 2902 2834  L 2867 2900  L 2789 3026  L 2703 3144  L 2754 3034  L 2799 2929  L 2838 2826  L 2872 2727  L 2899 2632  L 2922 2538  L 2939 2449  L 2951 2362  L 2958 2278  L 2959 2196  L 2956 2116  L 2949 2038  L 2935 1963  L 2918 1889  L 2896 1818  L 2871 1748  L 2840 1679  L 2805 1612  L 2767 1547  L 2724 1481  L 2628 1353  L 2517 1228  L 2393 1104  L 2255 980  L 2107 853  L 1947 726  L 1947 3475  L 1945 3517  L 1939 3558  L 1917 3641  L 2433 3641  L 2433 3741  L 1874 3741  L 1823 3825  L 1792 3866  L 1760 3906  L 1687 3983  L 1607 4055  L 1520 4121  L 1428 4179  L 1332 4230  L 1235 4272  L 1136 4303  L 1040 4322  L 992 4327  L 945 4329  L 898 4328  L 854 4324  L 810 4315  L 768 4304  L 728 4287  L 690 4268  L 654 4243  L 621 4214  L 589 4182  L 560 4145  Z N"/>
        </draw:custom-shape>
        <draw:line draw:style-name="gr8" draw:text-style-name="P8" draw:layer="layout" svg:x1="25.359cm" svg:y1="17.127cm" svg:x2="10.556cm" svg:y2="17.127cm">
          <text:p/>
        </draw:line>
        <draw:custom-shape draw:style-name="gr51" draw:text-style-name="P2" draw:layer="layout" svg:width="1.375cm" svg:height="1.95cm" svg:x="25.359cm" svg:y="15.628cm">
          <text:p text:style-name="P5"><text:span text:style-name="T41">?</text:span></text:p>
          <draw:enhanced-geometry svg:viewBox="0 0 21600 21600" draw:type="mso-spt202" draw:enhanced-path="M 0 0 L 21600 0 21600 21600 0 21600 0 0 Z N"/>
        </draw:custom-shape>
        <presentation:notes draw:style-name="dp2">
          <draw:page-thumbnail draw:layer="layout" svg:width="13.477cm" svg:height="9.327cm" svg:x="3.126cm" svg:y="1.896cm" draw:page-number="22" presentation:class="page"/>
          <draw:frame presentation:style-name="pr4" draw:text-style-name="P2" draw:layer="layout" svg:width="14.394cm" svg:height="11.242cm" svg:x="2.963cm" svg:y="11.861cm" presentation:class="notes" presentation:user-transformed="true">
            <draw:text-box>
              <text:p text:style-name="P6"><text:span text:style-name="T4">It's false.</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axial" draw:start-color="#3333cc" draw:end-color="#191965" draw:start-intensity="100%" draw:end-intensity="100%" draw:angle="0" draw:border="0%"/>
    <draw:marker draw:name="Arrow" svg:viewBox="0 0 20 30" svg:d="m10 0-10 30h20z"/>
    <draw:marker draw:name="msArrowEnd_20_8" draw:display-name="msArrowEnd 8" svg:viewBox="0 0 355 213" svg:d="m178 0 177 213h-355z"/>
    <draw:marker draw:name="msArrowOpenEnd_20_8" draw:display-name="msArrowOpenEnd 8" svg:viewBox="0 0 426 320" svg:d="m213 0 213 291-64 29-149-205-149 205-64-29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color="#3333cc" draw:fill-gradient-name="Gradient_20_7" draw:textarea-horizontal-align="center" draw:textarea-vertical-align="middle" draw:shadow="hidden"/>
      <style:paragraph-properties fo:text-align="center"/>
    </style:style>
    <style:style style:name="Default-backgroundobjects" style:family="presentation">
      <style:graphic-properties fo:padding-top="0cm" fo:padding-bottom="0cm" fo:padding-left="0.053cm" fo:padding-right="0.053cm" draw:shadow="hidden" draw:shadow-offset-x="0.3cm" draw:shadow-offset-y="0.3cm" draw:shadow-color="#808080">
        <text:list-style style:name="Defaul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fo:padding-top="0.128cm" fo:padding-bottom="0.128cm" fo:padding-left="0.256cm" fo:padding-right="0.256cm">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61cm"/>
            <style:text-properties fo:font-family="'Times New Roman'" style:font-family-generic="roman" style:font-pitch="variable" fo:color="#000000" fo:font-size="100%"/>
          </text:list-level-style-bullet>
          <text:list-level-style-bullet text:level="3" text:bullet-char="•">
            <style:list-level-properties text:space-before="2.526cm"/>
            <style:text-properties fo:font-family="'Times New Roman'" style:font-family-generic="roman" style:font-pitch="variable" fo:color="#000000" fo:font-size="100%"/>
          </text:list-level-style-bullet>
          <text:list-level-style-bullet text:level="4" text:bullet-char="•">
            <style:list-level-properties text:space-before="3.787cm"/>
            <style:text-properties fo:font-family="'Times New Roman'" style:font-family-generic="roman" style:font-pitch="variable" fo:color="#000000" fo:font-size="100%"/>
          </text:list-level-style-bullet>
          <text:list-level-style-bullet text:level="5" text:bullet-char="•">
            <style:list-level-properties text:space-before="5.049cm"/>
            <style:text-properties fo:font-family="'Times New Roman'" style:font-family-generic="roman" style:font-pitch="variable" fo:color="#000000" fo:font-size="100%"/>
          </text:list-level-style-bullet>
          <text:list-level-style-bullet text:level="6" text:bullet-char="•">
            <style:list-level-properties text:space-before="5.049cm"/>
            <style:text-properties fo:font-family="'Times New Roman'" style:font-family-generic="roman" style:font-pitch="variable" fo:color="#000000" fo:font-size="100%"/>
          </text:list-level-style-bullet>
          <text:list-level-style-bullet text:level="7" text:bullet-char="•">
            <style:list-level-properties text:space-before="5.049cm"/>
            <style:text-properties fo:font-family="'Times New Roman'" style:font-family-generic="roman" style:font-pitch="variable" fo:color="#000000" fo:font-size="100%"/>
          </text:list-level-style-bullet>
          <text:list-level-style-bullet text:level="8" text:bullet-char="•">
            <style:list-level-properties text:space-before="5.049cm"/>
            <style:text-properties fo:font-family="'Times New Roman'" style:font-family-generic="roman" style:font-pitch="variable" fo:color="#000000" fo:font-size="100%"/>
          </text:list-level-style-bullet>
          <text:list-level-style-bullet text:level="9" text:bullet-char="•">
            <style:list-level-properties text:space-before="5.049cm"/>
            <style:text-properties fo:font-family="'Times New Roman'" style:font-family-generic="roman" style:font-pitch="variable" fo:color="#000000" fo:font-size="100%"/>
          </text:list-level-style-bullet>
          <text:list-level-style-bullet text:level="10" text:bullet-char="•">
            <style:list-level-properties text:space-before="5.049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09cm"/>
          <style:tab-stop style:position="4.18cm"/>
          <style:tab-stop style:position="6.27cm"/>
          <style:tab-stop style:position="8.36cm"/>
          <style:tab-stop style:position="10.451cm"/>
          <style:tab-stop style:position="12.541cm"/>
          <style:tab-stop style:position="14.631cm"/>
          <style:tab-stop style:position="16.721cm"/>
          <style:tab-stop style:position="18.811cm"/>
          <style:tab-stop style:position="20.902cm"/>
          <style:tab-stop style:position="22.992cm"/>
          <style:tab-stop style:position="25.082cm"/>
          <style:tab-stop style:position="27.172cm"/>
          <style:tab-stop style:position="29.262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padding-top="0.128cm" fo:padding-bottom="0.128cm" fo:padding-left="0.256cm" fo:padding-right="0.256cm">
        <text:list-style style:name="Default-outline1">
          <text:list-level-style-bullet text:level="1" text:bullet-char="">
            <style:list-level-properties text:min-label-width="0.952cm"/>
            <style:text-properties fo:font-family="Symbol" style:font-family-generic="roman" style:font-pitch="variable" style:font-charset="x-symbol" fo:color="#cc9900" fo:font-size="100%"/>
          </text:list-level-style-bullet>
          <text:list-level-style-bullet text:level="2" text:bullet-char="">
            <style:list-level-properties text:space-before="1.27cm" text:min-label-width="0.793cm"/>
            <style:text-properties fo:font-family="Wingdings" style:font-pitch="variable" style:font-charset="x-symbol" fo:color="#cc9900" fo:font-size="100%"/>
          </text:list-level-style-bullet>
          <text:list-level-style-bullet text:level="3" text:bullet-char="">
            <style:list-level-properties text:space-before="2.54cm" text:min-label-width="0.635cm"/>
            <style:text-properties fo:font-family="Wingdings" style:font-pitch="variable" style:font-charset="x-symbol" fo:color="#cc9900" fo:font-size="100%"/>
          </text:list-level-style-bullet>
          <text:list-level-style-bullet text:level="4" text:bullet-char="–">
            <style:list-level-properties text:space-before="3.81cm" text:min-label-width="0.635cm"/>
            <style:text-properties fo:font-family="Arial" style:font-family-generic="swiss" style:font-pitch="variable" fo:color="#cc9900" fo:font-size="100%"/>
          </text:list-level-style-bullet>
          <text:list-level-style-bullet text:level="5" text:bullet-char="•">
            <style:list-level-properties text:space-before="5.08cm" text:min-label-width="0.635cm"/>
            <style:text-properties fo:font-family="Arial" style:font-family-generic="swiss" style:font-pitch="variable" fo:color="#cc9900" fo:font-size="100%"/>
          </text:list-level-style-bullet>
          <text:list-level-style-bullet text:level="6" text:bullet-char="•">
            <style:list-level-properties text:space-before="5.08cm" text:min-label-width="0.635cm"/>
            <style:text-properties fo:font-family="Arial" style:font-family-generic="swiss" style:font-pitch="variable" fo:color="#cc9900" fo:font-size="100%"/>
          </text:list-level-style-bullet>
          <text:list-level-style-bullet text:level="7" text:bullet-char="•">
            <style:list-level-properties text:space-before="5.08cm" text:min-label-width="0.635cm"/>
            <style:text-properties fo:font-family="Arial" style:font-family-generic="swiss" style:font-pitch="variable" fo:color="#cc9900" fo:font-size="100%"/>
          </text:list-level-style-bullet>
          <text:list-level-style-bullet text:level="8" text:bullet-char="•">
            <style:list-level-properties text:space-before="5.08cm" text:min-label-width="0.635cm"/>
            <style:text-properties fo:font-family="Arial" style:font-family-generic="swiss" style:font-pitch="variable" fo:color="#cc9900" fo:font-size="100%"/>
          </text:list-level-style-bullet>
          <text:list-level-style-bullet text:level="9" text:bullet-char="•">
            <style:list-level-properties text:space-before="5.08cm" text:min-label-width="0.635cm"/>
            <style:text-properties fo:font-family="Arial" style:font-family-generic="swiss" style:font-pitch="variable" fo:color="#cc9900" fo:font-size="100%"/>
          </text:list-level-style-bullet>
          <text:list-level-style-bullet text:level="10" text:bullet-char="•">
            <style:list-level-properties text:space-before="5.08cm" text:min-label-width="0.635cm"/>
            <style:text-properties fo:font-family="Arial" style:font-family-generic="swiss" style:font-pitch="variable" fo:color="#cc99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1.164cm"/>
          <style:tab-stop style:position="3.28cm"/>
          <style:tab-stop style:position="5.397cm"/>
          <style:tab-stop style:position="7.514cm"/>
          <style:tab-stop style:position="9.63cm"/>
          <style:tab-stop style:position="11.747cm"/>
          <style:tab-stop style:position="13.864cm"/>
          <style:tab-stop style:position="15.98cm"/>
          <style:tab-stop style:position="18.097cm"/>
          <style:tab-stop style:position="20.214cm"/>
          <style:tab-stop style:position="22.33cm"/>
          <style:tab-stop style:position="24.447cm"/>
          <style:tab-stop style:position="26.564cm"/>
          <style:tab-stop style:position="28.68cm"/>
        </style:tab-stops>
      </style:paragraph-properties>
      <style:text-properties fo:color="#f8f8f8" style:text-outline="false" style:text-line-through-style="none" style:text-position="0% 100%" fo:font-family="Arial" style:font-pitch="variable" fo:font-size="28pt" fo:font-style="normal" fo:text-shadow="1pt 1pt" style:text-underline-style="none" fo:font-weight="bold" style:font-family-asian="Arial"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Arial" style:font-family-generic="swiss" style:font-pitch="variable" fo:color="#cc9900" fo:font-size="100%"/>
          </text:list-level-style-bullet>
          <text:list-level-style-bullet text:level="2" text:bullet-char="">
            <style:list-level-properties text:space-before="1.27cm" text:min-label-width="0.793cm"/>
            <style:text-properties fo:font-family="Wingdings" style:font-pitch="variable" style:font-charset="x-symbol" fo:color="#cc9900" fo:font-size="100%"/>
          </text:list-level-style-bullet>
          <text:list-level-style-bullet text:level="3" text:bullet-char="">
            <style:list-level-properties text:space-before="2.54cm" text:min-label-width="0.635cm"/>
            <style:text-properties fo:font-family="Wingdings" style:font-pitch="variable" style:font-charset="x-symbol" fo:color="#cc9900" fo:font-size="100%"/>
          </text:list-level-style-bullet>
          <text:list-level-style-bullet text:level="4" text:bullet-char="–">
            <style:list-level-properties text:space-before="3.81cm" text:min-label-width="0.635cm"/>
            <style:text-properties fo:font-family="Arial" style:font-family-generic="swiss" style:font-pitch="variable" fo:color="#cc9900" fo:font-size="100%"/>
          </text:list-level-style-bullet>
          <text:list-level-style-bullet text:level="5" text:bullet-char="•">
            <style:list-level-properties text:space-before="5.08cm" text:min-label-width="0.635cm"/>
            <style:text-properties fo:font-family="Arial" style:font-family-generic="swiss" style:font-pitch="variable" fo:color="#cc9900" fo:font-size="100%"/>
          </text:list-level-style-bullet>
          <text:list-level-style-bullet text:level="6" text:bullet-char="•">
            <style:list-level-properties text:space-before="5.08cm" text:min-label-width="0.635cm"/>
            <style:text-properties fo:font-family="Arial" style:font-family-generic="swiss" style:font-pitch="variable" fo:color="#cc9900" fo:font-size="100%"/>
          </text:list-level-style-bullet>
          <text:list-level-style-bullet text:level="7" text:bullet-char="•">
            <style:list-level-properties text:space-before="5.08cm" text:min-label-width="0.635cm"/>
            <style:text-properties fo:font-family="Arial" style:font-family-generic="swiss" style:font-pitch="variable" fo:color="#cc9900" fo:font-size="100%"/>
          </text:list-level-style-bullet>
          <text:list-level-style-bullet text:level="8" text:bullet-char="•">
            <style:list-level-properties text:space-before="5.08cm" text:min-label-width="0.635cm"/>
            <style:text-properties fo:font-family="Arial" style:font-family-generic="swiss" style:font-pitch="variable" fo:color="#cc9900" fo:font-size="100%"/>
          </text:list-level-style-bullet>
          <text:list-level-style-bullet text:level="9" text:bullet-char="•">
            <style:list-level-properties text:space-before="5.08cm" text:min-label-width="0.635cm"/>
            <style:text-properties fo:font-family="Arial" style:font-family-generic="swiss" style:font-pitch="variable" fo:color="#cc9900" fo:font-size="100%"/>
          </text:list-level-style-bullet>
          <text:list-level-style-bullet text:level="10" text:bullet-char="•">
            <style:list-level-properties text:space-before="5.08cm" text:min-label-width="0.635cm"/>
            <style:text-properties fo:font-family="Arial" style:font-family-generic="swiss" style:font-pitch="variable" fo:color="#cc9900"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052cm"/>
          <style:tab-stop style:position="2.169cm"/>
          <style:tab-stop style:position="4.286cm"/>
          <style:tab-stop style:position="6.402cm"/>
          <style:tab-stop style:position="8.519cm"/>
          <style:tab-stop style:position="10.636cm"/>
          <style:tab-stop style:position="12.752cm"/>
          <style:tab-stop style:position="14.869cm"/>
          <style:tab-stop style:position="16.986cm"/>
          <style:tab-stop style:position="19.102cm"/>
          <style:tab-stop style:position="21.219cm"/>
          <style:tab-stop style:position="23.336cm"/>
          <style:tab-stop style:position="25.452cm"/>
          <style:tab-stop style:position="27.569cm"/>
        </style:tab-stops>
      </style:paragraph-properties>
      <style:text-properties fo:color="#f8f8f8" style:text-line-through-style="none" style:text-position="0% 100%" fo:font-family="Arial" style:font-pitch="variable" fo:font-size="24pt" fo:font-style="normal" fo:text-shadow="1pt 1pt" style:text-underline-style="none" fo:font-weight="bold" style:font-size-asian="24pt" style:font-style-asian="normal" style:font-weight-asian="bold" style:font-size-complex="24pt" style:font-style-complex="normal" style:font-weight-complex="bold"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058cm"/>
          <style:tab-stop style:position="3.175cm"/>
          <style:tab-stop style:position="5.291cm"/>
          <style:tab-stop style:position="7.408cm"/>
          <style:tab-stop style:position="9.525cm"/>
          <style:tab-stop style:position="11.641cm"/>
          <style:tab-stop style:position="13.758cm"/>
          <style:tab-stop style:position="15.875cm"/>
          <style:tab-stop style:position="17.991cm"/>
          <style:tab-stop style:position="20.108cm"/>
          <style:tab-stop style:position="22.225cm"/>
          <style:tab-stop style:position="24.341cm"/>
          <style:tab-stop style:position="26.458cm"/>
        </style:tab-stops>
      </style:paragraph-properties>
      <style:text-properties fo:color="#f8f8f8" style:text-line-through-style="none" style:text-position="0% 100%" fo:font-family="Arial" style:font-pitch="variable" fo:font-size="24pt" fo:font-style="normal" fo:text-shadow="1pt 1pt" style:text-underline-style="none" fo:font-weight="bold" style:font-size-asian="24pt" style:font-style-asian="normal" style:font-weight-asian="bold" style:font-size-complex="24pt" style:font-style-complex="normal" style:font-weight-complex="bold"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021cm"/>
          <style:tab-stop style:position="6.138cm"/>
          <style:tab-stop style:position="8.255cm"/>
          <style:tab-stop style:position="10.371cm"/>
          <style:tab-stop style:position="12.488cm"/>
          <style:tab-stop style:position="14.605cm"/>
          <style:tab-stop style:position="16.721cm"/>
          <style:tab-stop style:position="18.838cm"/>
          <style:tab-stop style:position="20.955cm"/>
          <style:tab-stop style:position="23.071cm"/>
          <style:tab-stop style:position="25.188cm"/>
        </style:tab-stops>
      </style:paragraph-properties>
      <style:text-properties fo:color="#f8f8f8"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ymbol" style:font-family-generic="roman" style:font-pitch="variable" style:font-charset="x-symbol" fo:color="#cc9900" fo:font-size="100%"/>
          </text:list-level-style-bullet>
          <text:list-level-style-bullet text:level="2" text:bullet-char="">
            <style:list-level-properties text:space-before="1.27cm"/>
            <style:text-properties fo:font-family="Wingdings" style:font-pitch="variable" style:font-charset="x-symbol" fo:color="#cc9900" fo:font-size="100%"/>
          </text:list-level-style-bullet>
          <text:list-level-style-bullet text:level="3" text:bullet-char="">
            <style:list-level-properties text:space-before="2.54cm"/>
            <style:text-properties fo:font-family="Wingdings" style:font-pitch="variable" style:font-charset="x-symbol" fo:color="#cc9900" fo:font-size="100%"/>
          </text:list-level-style-bullet>
          <text:list-level-style-bullet text:level="4" text:bullet-char="–">
            <style:list-level-properties text:space-before="3.81cm"/>
            <style:text-properties fo:font-family="Arial" style:font-family-generic="swiss" style:font-pitch="variable" fo:color="#cc9900" fo:font-size="100%"/>
          </text:list-level-style-bullet>
          <text:list-level-style-bullet text:level="5" text:bullet-char="•">
            <style:list-level-properties text:space-before="5.08cm"/>
            <style:text-properties fo:font-family="Arial" style:font-family-generic="swiss" style:font-pitch="variable" fo:color="#cc9900" fo:font-size="100%"/>
          </text:list-level-style-bullet>
          <text:list-level-style-bullet text:level="6" text:bullet-char="•">
            <style:list-level-properties text:space-before="5.08cm"/>
            <style:text-properties fo:font-family="Arial" style:font-family-generic="swiss" style:font-pitch="variable" fo:color="#cc9900" fo:font-size="100%"/>
          </text:list-level-style-bullet>
          <text:list-level-style-bullet text:level="7" text:bullet-char="•">
            <style:list-level-properties text:space-before="5.08cm"/>
            <style:text-properties fo:font-family="Arial" style:font-family-generic="swiss" style:font-pitch="variable" fo:color="#cc9900" fo:font-size="100%"/>
          </text:list-level-style-bullet>
          <text:list-level-style-bullet text:level="8" text:bullet-char="•">
            <style:list-level-properties text:space-before="5.08cm"/>
            <style:text-properties fo:font-family="Arial" style:font-family-generic="swiss" style:font-pitch="variable" fo:color="#cc9900" fo:font-size="100%"/>
          </text:list-level-style-bullet>
          <text:list-level-style-bullet text:level="9" text:bullet-char="•">
            <style:list-level-properties text:space-before="5.08cm"/>
            <style:text-properties fo:font-family="Arial" style:font-family-generic="swiss" style:font-pitch="variable" fo:color="#cc9900" fo:font-size="100%"/>
          </text:list-level-style-bullet>
          <text:list-level-style-bullet text:level="10" text:bullet-char="•">
            <style:list-level-properties text:space-before="5.08cm"/>
            <style:text-properties fo:font-family="Arial" style:font-family-generic="swiss" style:font-pitch="variable" fo:color="#cc9900" fo:font-size="100%"/>
          </text:list-level-style-bullet>
        </text:list-style>
      </style:graphic-properties>
      <style:paragraph-properties fo:margin-left="0cm" fo:margin-right="0cm" fo:margin-top="0.246cm" fo:margin-bottom="0cm" fo:line-height="100%" fo:text-align="center" fo:text-indent="0cm" style:punctuation-wrap="simple" style:line-break="normal" style:writing-mode="lr-tb" style:font-independent-line-spacing="true">
        <style:tab-stops>
          <style:tab-stop style:position="0cm"/>
          <style:tab-stop style:position="2.116cm"/>
          <style:tab-stop style:position="4.233cm"/>
          <style:tab-stop style:position="6.35cm"/>
          <style:tab-stop style:position="8.466cm"/>
          <style:tab-stop style:position="10.583cm"/>
          <style:tab-stop style:position="12.7cm"/>
          <style:tab-stop style:position="14.816cm"/>
          <style:tab-stop style:position="16.933cm"/>
          <style:tab-stop style:position="19.05cm"/>
          <style:tab-stop style:position="21.166cm"/>
          <style:tab-stop style:position="23.283cm"/>
          <style:tab-stop style:position="25.4cm"/>
          <style:tab-stop style:position="27.516cm"/>
          <style:tab-stop style:position="29.633cm"/>
        </style:tab-stops>
      </style:paragraph-properties>
      <style:text-properties fo:color="#f8f8f8" style:text-outline="false" style:text-line-through-style="none" style:text-position="0% 100%" fo:font-family="Arial" style:font-pitch="variable" fo:font-size="28pt" fo:font-style="normal" fo:text-shadow="1pt 1pt" style:text-underline-style="none" fo:font-weight="bold" style:font-family-asian="Arial"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Arial" style:font-family-generic="swiss" style:font-pitch="variable" fo:color="#ffff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116cm"/>
          <style:tab-stop style:position="4.233cm"/>
          <style:tab-stop style:position="6.35cm"/>
          <style:tab-stop style:position="8.466cm"/>
          <style:tab-stop style:position="10.583cm"/>
          <style:tab-stop style:position="12.7cm"/>
          <style:tab-stop style:position="14.816cm"/>
          <style:tab-stop style:position="16.933cm"/>
          <style:tab-stop style:position="19.05cm"/>
          <style:tab-stop style:position="21.166cm"/>
          <style:tab-stop style:position="23.283cm"/>
          <style:tab-stop style:position="25.4cm"/>
          <style:tab-stop style:position="27.516cm"/>
          <style:tab-stop style:position="29.633cm"/>
        </style:tab-stops>
      </style:paragraph-properties>
      <style:text-properties fo:color="#ffff00" style:text-outline="false" style:text-line-through-style="none" style:text-position="0% 100%" fo:font-family="Arial" style:font-pitch="variable" fo:font-size="44pt" fo:font-style="normal" fo:text-shadow="1pt 1pt" style:text-underline-style="none" fo:font-weight="bold" style:font-family-asian="Arial" style:font-family-generic-asian="system" style:font-pitch-asian="variable" style:font-size-asian="44pt" style:font-style-asian="normal" style:font-weight-asian="bold" style:font-family-complex="Tahoma"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4">
      <presentation:placeholder presentation:object="title" svg:x="2.058cm" svg:y="1.743cm" svg:width="23.912cm" svg:height="3.507cm"/>
      <presentation:placeholder presentation:object="outline" svg:x="2.058cm" svg:y="5.838cm" svg:width="11.67cm" svg:height="13.23cm"/>
      <presentation:placeholder presentation:object="chart" svg:x="14.311cm" svg:y="5.838cm" svg:width="-0.585cm" svg:height="13.23cm"/>
    </style:presentation-page-layout>
  </office:styles>
  <office:automatic-styles>
    <style:page-layout style:name="PM0">
      <style:page-layout-properties fo:margin-top="0cm" fo:margin-bottom="0cm" fo:margin-left="0cm" fo:margin-right="0cm" fo:page-width="19.73cm" fo:page-height="24.98cm" style:print-orientation="portrait"/>
    </style:page-layout>
    <style:page-layout style:name="PM1">
      <style:page-layout-properties fo:margin-top="0cm" fo:margin-bottom="0cm" fo:margin-left="0cm" fo:margin-right="0cm" fo:page-width="27.52cm" fo:page-height="19.05cm" style:print-orientation="landscape"/>
    </style:page-layout>
    <style:style style:name="Mdp1" style:family="drawing-page">
      <style:drawing-page-properties draw:background-size="border" draw:fill="gradient" draw:fill-color="#3333cc" draw:fill-gradient-name="Gradient_20_7"/>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49cm"/>
    </style:style>
    <style:style style:name="Mgr2" style:family="graphic" style:parent-style-name="standard">
      <style:graphic-properties draw:stroke="none" draw:fill="none" draw:fill-color="#ffffff" draw:textarea-vertical-align="bottom" draw:auto-grow-height="false" fo:min-height="1.249cm"/>
    </style:style>
    <style:style style:name="Mgr3" style:family="graphic">
      <style:graphic-properties draw:stroke="solid" svg:stroke-width="0.026cm" svg:stroke-color="#969696"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Mgr4" style:family="graphic">
      <style:graphic-properties draw:stroke="none" draw:fill="solid" draw:fill-color="#ffffff" draw:textarea-horizontal-align="center" draw:textarea-vertical-align="middle" draw:shadow="hidden" style:protect="position size"/>
    </style:style>
    <style:style style:name="Mpr1" style:family="presentation" style:parent-style-name="Default-backgroundobjects" style:list-style-name="ML2">
      <style:graphic-properties draw:stroke="none" draw:fill="none" draw:fill-color="#00cc99" draw:textarea-horizontal-align="justify" draw:textarea-vertical-align="middle" draw:auto-grow-height="false" draw:auto-grow-width="false" fo:min-height="1.272cm" fo:min-width="0cm" fo:padding-top="0.128cm" fo:padding-bottom="0.128cm" fo:padding-left="0.256cm" fo:padding-right="0.256cm" fo:wrap-option="no-wrap" draw:shadow="hidden" draw:shadow-color="#969696"/>
    </style:style>
    <style:style style:name="Mpr2" style:family="presentation" style:parent-style-name="Default-backgroundobjects">
      <style:graphic-properties draw:stroke="none" draw:fill="none" draw:fill-color="#00cc99" draw:textarea-horizontal-align="justify" draw:textarea-vertical-align="top" draw:auto-grow-height="false" draw:auto-grow-width="false" fo:min-height="1.25cm" fo:min-width="0cm" fo:padding-top="0cm" fo:padding-bottom="0cm" fo:padding-left="0.053cm" fo:padding-right="0.053cm" fo:wrap-option="wrap" draw:shadow="hidden" draw:shadow-color="#969696"/>
    </style:style>
    <style:style style:name="Mpr3" style:family="presentation" style:parent-style-name="Default-backgroundobjects">
      <style:graphic-properties draw:stroke="none" draw:fill="none" draw:fill-color="#00cc99" draw:textarea-horizontal-align="justify" draw:textarea-vertical-align="bottom" draw:auto-grow-height="false" draw:auto-grow-width="false" fo:min-height="1.166cm" fo:min-width="0cm" fo:padding-top="0cm" fo:padding-bottom="0cm" fo:padding-left="0.053cm" fo:padding-right="0.053cm" fo:wrap-option="wrap" draw:shadow="hidden" draw:shadow-color="#969696"/>
    </style:style>
    <style:style style:name="Mpr4" style:family="presentation" style:parent-style-name="Default-backgroundobjects">
      <style:graphic-properties draw:stroke="none" draw:fill="none" draw:fill-color="#00cc99" draw:textarea-horizontal-align="justify" draw:textarea-vertical-align="bottom" draw:auto-grow-height="false" draw:auto-grow-width="false" fo:min-height="0.91cm" fo:min-width="0cm" fo:padding-top="0cm" fo:padding-bottom="0cm" fo:padding-left="0.053cm" fo:padding-right="0.053cm" fo:wrap-option="wrap" draw:shadow="hidden" draw:shadow-color="#969696"/>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100%" fo:text-indent="0cm"/>
    </style:style>
    <style:style style:name="MP4" style:family="paragraph">
      <style:paragraph-properties fo:margin-left="0cm" fo:margin-right="0cm" fo:line-height="100%" fo:text-indent="0cm" style:writing-mode="lr-tb" style:font-independent-line-spacing="true"/>
    </style:style>
    <style:style style:name="MP5" style:family="paragraph">
      <style:paragraph-properties fo:text-align="center" style:writing-mode="lr-tb"/>
      <style:text-properties fo:font-size="24pt"/>
    </style:style>
    <style:style style:name="MP6" style:family="paragraph">
      <style:paragraph-properties fo:text-align="center"/>
    </style:style>
    <style:style style:name="MP7" style:family="paragraph">
      <style:paragraph-properties fo:margin-left="0cm" fo:margin-right="0cm" fo:text-indent="0cm"/>
    </style:style>
    <style:style style:name="MP8" style:family="paragraph">
      <style:paragraph-properties fo:margin-left="0cm" fo:margin-right="0cm" fo:text-indent="0cm" style:writing-mode="lr-tb" style:font-independent-line-spacing="true"/>
    </style:style>
    <style:style style:name="MP9" style:family="paragraph">
      <style:paragraph-properties fo:margin-left="0cm" fo:margin-right="0cm" fo:text-align="end" fo:text-indent="0cm"/>
    </style:style>
    <style:style style:name="MP10" style:family="paragraph">
      <style:paragraph-properties fo:margin-left="0cm" fo:margin-right="0cm" fo:text-align="end" fo:text-indent="0cm" style:writing-mode="lr-tb" style:font-independent-line-spacing="true"/>
    </style:style>
    <style:style style:name="MT1" style:family="text">
      <style:text-properties fo:color="#000000" fo:font-family="Arial" style:font-pitch="variable" fo:font-size="16pt" fo:text-shadow="1pt 1pt" fo:font-weight="bold" style:font-size-asian="16pt" style:font-weight-asian="bold" style:font-size-complex="16pt" style:font-weight-complex="bold"/>
    </style:style>
    <style:style style:name="MT2" style:family="text">
      <style:text-properties fo:font-size="10pt" fo:language="en" fo:country="GB" fo:font-style="italic" style:font-size-asian="10pt" style:font-style-asian="italic" style:font-size-complex="10pt" style:font-style-complex="italic"/>
    </style:style>
    <style:style style:name="MT3" style:family="text">
      <style:text-properties fo:font-size="8pt" fo:language="en" fo:country="GB" fo:font-style="italic" style:font-size-asian="8pt" style:font-style-asian="italic" style:font-size-complex="8pt" style:font-style-complex="italic"/>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64cm" svg:height="5.789cm" svg:x="1cm" svg:y="2.434cm" draw:page-number="1"/>
      <draw:page-thumbnail draw:layer="backgroundobjects" svg:width="8.364cm" svg:height="5.789cm" svg:x="1cm" svg:y="9.594cm" draw:page-number="2"/>
      <draw:page-thumbnail draw:layer="backgroundobjects" svg:width="8.364cm" svg:height="5.789cm" svg:x="1cm" svg:y="16.754cm" draw:page-number="3"/>
      <draw:page-thumbnail draw:layer="backgroundobjects" svg:width="8.364cm" svg:height="5.789cm" svg:x="10.365cm" svg:y="2.434cm" draw:page-number="4"/>
      <draw:page-thumbnail draw:layer="backgroundobjects" svg:width="8.364cm" svg:height="5.789cm" svg:x="10.365cm" svg:y="9.594cm" draw:page-number="5"/>
      <draw:page-thumbnail draw:layer="backgroundobjects" svg:width="8.364cm" svg:height="5.789cm" svg:x="10.365cm" svg:y="16.754cm" draw:page-number="6"/>
      <draw:frame draw:style-name="Mgr1" draw:text-style-name="MP1" draw:layer="backgroundobjects" svg:width="8.561cm" svg:height="1.248cm" svg:x="0cm" svg:y="0cm" presentation:class="header">
        <draw:text-box>
          <text:p text:style-name="MP1"><presentation:header/></text:p>
        </draw:text-box>
      </draw:frame>
      <draw:frame draw:style-name="Mgr1" draw:text-style-name="MP2" draw:layer="backgroundobjects" svg:width="8.561cm" svg:height="1.248cm" svg:x="11.168cm" svg:y="0cm" presentation:class="date-time">
        <draw:text-box>
          <text:p text:style-name="MP2"><presentation:date-time/></text:p>
        </draw:text-box>
      </draw:frame>
      <draw:frame draw:style-name="Mgr2" draw:text-style-name="MP1" draw:layer="backgroundobjects" svg:width="8.561cm" svg:height="1.248cm" svg:x="0cm" svg:y="23.731cm" presentation:class="footer">
        <draw:text-box>
          <text:p text:style-name="MP1"><presentation:footer/></text:p>
        </draw:text-box>
      </draw:frame>
      <draw:frame draw:style-name="Mgr2" draw:text-style-name="MP2" draw:layer="backgroundobjects" svg:width="8.561cm" svg:height="1.248cm" svg:x="11.168cm" svg:y="23.731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4.977cm" svg:height="2.329cm" svg:x="1.057cm" svg:y="2.752cm" presentation:class="title" presentation:placeholder="true">
        <draw:text-box/>
      </draw:frame>
      <draw:frame presentation:style-name="Default-outline1" draw:layer="backgroundobjects" svg:width="22.649cm" svg:height="16.934cm" svg:x="3.597cm" svg:y="1.058cm" presentation:class="outline" presentation:placeholder="true">
        <draw:text-box/>
      </draw:frame>
      <draw:frame presentation:style-name="Mpr1" draw:text-style-name="MP4" draw:layer="backgroundobjects" svg:width="2.117cm" svg:height="1.271cm" svg:x="1.057cm" svg:y="1.058cm" presentation:class="page-number">
        <draw:text-box>
          <text:p text:style-name="MP3"><text:span text:style-name="MT1"><text:page-number>&lt;number&gt;</text:page-number></text:span></text:p>
        </draw:text-box>
      </draw:frame>
      <draw:line draw:style-name="Mgr3" draw:text-style-name="MP5" draw:layer="backgroundobjects" svg:x1="3.387cm" svg:y1="17.992cm" svg:x2="3.387cm" svg:y2="1.058cm">
        <text:p/>
      </draw:line>
      <presentation:notes style:page-layout-name="PM0">
        <draw:rect draw:style-name="Mgr4" draw:text-style-name="MP6" draw:layer="backgroundobjects" svg:width="19.73cm" svg:height="24.98cm" svg:x="0cm" svg:y="0cm">
          <text:p/>
        </draw:rect>
        <draw:frame presentation:style-name="Mpr2" draw:text-style-name="MP8" draw:layer="backgroundobjects" svg:width="8.546cm" svg:height="1.249cm" svg:x="0cm" svg:y="0cm" presentation:class="header">
          <draw:text-box>
            <text:p text:style-name="MP7"><text:span text:style-name="MT2"><presentation:header/></text:span></text:p>
          </draw:text-box>
        </draw:frame>
        <draw:frame presentation:style-name="Mpr2" draw:text-style-name="MP10" draw:layer="backgroundobjects" svg:width="8.546cm" svg:height="1.249cm" svg:x="11.183cm" svg:y="0cm" presentation:class="date-time">
          <draw:text-box>
            <text:p text:style-name="MP9"><text:span text:style-name="MT2"><presentation:date-time/></text:span></text:p>
          </draw:text-box>
        </draw:frame>
        <draw:page-thumbnail presentation:style-name="Default-title" draw:layer="backgroundobjects" svg:width="13.472cm" svg:height="9.328cm" svg:x="3.126cm" svg:y="1.895cm" presentation:class="page"/>
        <draw:frame presentation:style-name="Default-notes" draw:layer="backgroundobjects" svg:width="14.394cm" svg:height="11.242cm" svg:x="2.963cm" svg:y="11.861cm" presentation:class="notes" presentation:placeholder="true">
          <draw:text-box/>
        </draw:frame>
        <draw:frame presentation:style-name="Mpr3" draw:text-style-name="MP8" draw:layer="backgroundobjects" svg:width="8.551cm" svg:height="1.165cm" svg:x="0.528cm" svg:y="23.472cm" presentation:class="footer">
          <draw:text-box>
            <text:p text:style-name="MP7"><text:span text:style-name="MT2"><presentation:footer/></text:span></text:p>
          </draw:text-box>
        </draw:frame>
        <draw:frame presentation:style-name="Mpr4" draw:text-style-name="MP10" draw:layer="backgroundobjects" svg:width="8.335cm" svg:height="0.909cm" svg:x="11.12cm" svg:y="23.728cm" presentation:class="page-number">
          <draw:text-box>
            <text:p text:style-name="MP9"><text:span text:style-name="MT3">Page </text:span><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C# Programming - Namespaces</dc:title>
    <meta:initial-creator>Jon Jagger</meta:initial-creator>
    <meta:creation-date>1996-09-18T10:28:26</meta:creation-date>
    <dc:creator>Jon Jagger</dc:creator>
    <dc:date>2009-11-16T10:58:00</dc:date>
    <meta:print-date>1999-08-14T10:11:44</meta:print-date>
    <meta:editing-cycles>2627</meta:editing-cycles>
    <meta:editing-duration>PT554H50M39S</meta:editing-duration>
    <meta:document-statistic meta:object-count="1328"/>
    <meta:generator>NeoOffice/3.1.2$Unix OpenOffice.org_project/Patch 0</meta:generator>
  </office:meta>
</office:document-meta>
</file>